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amyanka, Petro-Ivanivka, Dvorichna, Kutkivka, Zap...</text:span>
</text:h>
      <text:p text:style-name="P4">
Authors: liveuamap (Language: en)</text:p>
      <text:p text:style-name="P4">
Time: 2023-04-03T-59:17:00</text:p>
      <text:p text:style-name="P4">
Location: Kharkiv (Latitude:49.52075 Longtitude:37.9533)</text:p>
      <text:p text:style-name="P4">
Videos: []</text:p>
      <text:p text:style-name="P4">
Images: []</text:p>
      <text:p text:style-name="P4">
Tags: ["Russia"]</text:p>
      <text:p text:style-name="P4">
ID: 22553343</text:p>
      <!--METADATA-->
      <text:p text:style-name="P4">
At Kupiansk direction Russian army shelled Kamyanka, Petro-Ivanivka,Dvorichna, Kutkivka, Zapadne, Masutivka and Krokhmalne of Kharkiv region andNovoselivske of Luhansk region, - General Staff of Armed Forces of Ukrainesays in the morning report</text:p>
      <text:p text:style-name="P4">
News Collection Link: <text:a xlink:type="simple" xlink:href="https://liveuamap.com/en/2023/3-april-at-kupiansk-direction-russian-army-shelled-kamyanka" text:style-name="Internet_20_link" text:visited-style-name="Visited_20_Internet_20_Link">
https://liveuamap.com/en/2023/3-april-at-kupiansk-direction-russian-army-shelled-kamyanka</text:a>
</text:p>
      <text:p text:style-name="P4">
Source: <text:a xlink:type="simple" xlink:href="https://t.me/lumsrc/4399" text:style-name="Internet_20_link" text:visited-style-name="Visited_20_Internet_20_Link">
https://t.me/lumsrc/4399</text:a>
</text:p>
      <!--NEWS-->
      <text:h text:style-name="P10" text:outline-level="1">
<text:span text:style-name="T4">
At Lyman direction Russian army shelled Nevske and Bilohorivka of Luhansk region and Torske, ...</text:span>
</text:h>
      <text:p text:style-name="P4">
Authors: liveuamap (Language: en)</text:p>
      <text:p text:style-name="P4">
Time: 2023-04-03T-61:17:00</text:p>
      <text:p text:style-name="P4">
Location: Donetsk (Latitude:48.74736 Longtitude:38.08479)</text:p>
      <text:p text:style-name="P4">
Videos: []</text:p>
      <text:p text:style-name="P4">
Images: []</text:p>
      <text:p text:style-name="P4">
Tags: ["Russia"]</text:p>
      <text:p text:style-name="P4">
ID: 22553342</text:p>
      <!--METADATA-->
      <text:p text:style-name="P4">
At Lyman direction Russian army shelled Nevske and Bilohorivka of Luhanskregion and Torske, Spirne and Rozdolivka of Donetsk region, - General Staff ofArmed Forces of Ukraine says in the morning report</text:p>
      <text:p text:style-name="P4">
News Collection Link: <text:a xlink:type="simple" xlink:href="https://liveuamap.com/en/2023/3-april-at-lyman-direction-russian-army-shelled-nevske-and" text:style-name="Internet_20_link" text:visited-style-name="Visited_20_Internet_20_Link">
https://liveuamap.com/en/2023/3-april-at-lyman-direction-russian-army-shelled-nevske-and</text:a>
</text:p>
      <text:p text:style-name="P4">
Source: <text:a xlink:type="simple" xlink:href="https://t.me/lumsrc/4400" text:style-name="Internet_20_link" text:visited-style-name="Visited_20_Internet_20_Link">
https://t.me/lumsrc/4400</text:a>
</text:p>
      <!--NEWS-->
      <text:h text:style-name="P10" text:outline-level="1">
<text:span text:style-name="T4">
At Bakhmut direction Russian army shelled Vasukivka, Orikhovo-Vasylivka, Novomarkove, Kostyan...</text:span>
</text:h>
      <text:p text:style-name="P4">
Authors: liveuamap (Language: en)</text:p>
      <text:p text:style-name="P4">
Time: 2023-04-03T-63:17:00</text:p>
      <text:p text:style-name="P4">
Location: Novhorods'ke, Donetsk Oblast (Latitude:48.33185 Longtitude:37.85059)</text:p>
      <text:p text:style-name="P4">
Videos: []</text:p>
      <text:p text:style-name="P4">
Images: []</text:p>
      <text:p text:style-name="P4">
Tags: ["Russia"]</text:p>
      <text:p text:style-name="P4">
ID: 22553341</text:p>
      <!--METADATA-->
      <text:p text:style-name="P4">
At Bakhmut direction Russian army shelled Vasukivka, Orikhovo-Vasylivka,Novomarkove, Kostyantynivka, Hryhorivka, Bohdanivka, Bakhmut, Ivanivske,Chasiv Yar, Zalizne and New York of Donetsk region, - General Staff of ArmedForces of Ukraine says in the morning report</text:p>
      <text:p text:style-name="P4">
News Collection Link: <text:a xlink:type="simple" xlink:href="https://liveuamap.com/en/2023/3-april-at-bakhmut-direction-russian-army-shelled-vasukivka" text:style-name="Internet_20_link" text:visited-style-name="Visited_20_Internet_20_Link">
https://liveuamap.com/en/2023/3-april-at-bakhmut-direction-russian-army-shelled-vasukivka</text:a>
</text:p>
      <text:p text:style-name="P4">
Source: <text:a xlink:type="simple" xlink:href="https://t.me/lumsrc/4401" text:style-name="Internet_20_link" text:visited-style-name="Visited_20_Internet_20_Link">
https://t.me/lumsrc/4401</text:a>
</text:p>
      <!--NEWS-->
      <text:h text:style-name="P10" text:outline-level="1">
<text:span text:style-name="T4">
At Avdiyivka and Maryinka directions Russian army shelled Orlivka, Tonenke, Syeverne, Netaylo...</text:span>
</text:h>
      <text:p text:style-name="P4">
Authors: liveuamap (Language: en)</text:p>
      <text:p text:style-name="P4">
Time: 2023-04-03T-65:17:00</text:p>
      <text:p text:style-name="P4">
Location: Marinka, Donetsk Oblast (Latitude:47.9597 Longtitude:37.44295)</text:p>
      <text:p text:style-name="P4">
Videos: []</text:p>
      <text:p text:style-name="P4">
Images: []</text:p>
      <text:p text:style-name="P4">
Tags: ["Russia"]</text:p>
      <text:p text:style-name="P4">
ID: 22553339</text:p>
      <!--METADATA-->
      <text:p text:style-name="P4">
At Avdiyivka and Maryinka directions Russian army shelled Orlivka, Tonenke,Syeverne, Netaylove, Krasnohorivka and Heorhiyivka of Donetsk region, -General Staff of Armed Forces of Ukraine says in the morning report</text:p>
      <text:p text:style-name="P4">
News Collection Link: <text:a xlink:type="simple" xlink:href="https://liveuamap.com/en/2023/3-april-at-avdiyivka-and-maryinka-directions-russian-army" text:style-name="Internet_20_link" text:visited-style-name="Visited_20_Internet_20_Link">
https://liveuamap.com/en/2023/3-april-at-avdiyivka-and-maryinka-directions-russian-army</text:a>
</text:p>
      <text:p text:style-name="P4">
Source: <text:a xlink:type="simple" xlink:href="https://t.me/lumsrc/4402" text:style-name="Internet_20_link" text:visited-style-name="Visited_20_Internet_20_Link">
https://t.me/lumsrc/4402</text:a>
</text:p>
      <!--NEWS-->
      <text:h text:style-name="P10" text:outline-level="1">
<text:span text:style-name="T4">
At Shaktarske direction Russian army shelled Pobyeda, Novomykhaylivka, Vuhledar, Prechystivka...</text:span>
</text:h>
      <text:p text:style-name="P4">
Authors: liveuamap (Language: en)</text:p>
      <text:p text:style-name="P4">
Time: 2023-04-03T-67:17:00</text:p>
      <text:p text:style-name="P4">
Location: Velyka Novosilka (Latitude:47.81638 Longtitude:36.80866)</text:p>
      <text:p text:style-name="P4">
Videos: []</text:p>
      <text:p text:style-name="P4">
Images: []</text:p>
      <text:p text:style-name="P4">
Tags: ["Russia"]</text:p>
      <text:p text:style-name="P4">
ID: 22553338</text:p>
      <!--METADATA-->
      <text:p text:style-name="P4">
At Shaktarske direction Russian army shelled Pobyeda, Novomykhaylivka,Vuhledar, Prechystivka, Velyka Novosilka, Vremivka and Neskuchne, - GeneralStaff of Armed Forces of Ukraine says in the morning report</text:p>
      <text:p text:style-name="P4">
News Collection Link: <text:a xlink:type="simple" xlink:href="https://liveuamap.com/en/2023/3-april-at-shaktarske-direction-russian-army-shelled-pobyeda" text:style-name="Internet_20_link" text:visited-style-name="Visited_20_Internet_20_Link">
https://liveuamap.com/en/2023/3-april-at-shaktarske-direction-russian-army-shelled-pobyeda</text:a>
</text:p>
      <text:p text:style-name="P4">
Source: <text:a xlink:type="simple" xlink:href="https://t.me/lumsrc/4403" text:style-name="Internet_20_link" text:visited-style-name="Visited_20_Internet_20_Link">
https://t.me/lumsrc/4403</text:a>
</text:p>
      <!--NEWS-->
      <text:h text:style-name="P10" text:outline-level="1">
<text:span text:style-name="T4">
At Zaporizhzhia and Kherson directions Russian army shelled Olhivske, Huliaipole, Bilohirya, ...</text:span>
</text:h>
      <text:p text:style-name="P4">
Authors: liveuamap (Language: en)</text:p>
      <text:p text:style-name="P4">
Time: 2023-04-03T-69:17:00</text:p>
      <text:p text:style-name="P4">
Location: Kherson (Latitude:46.63294 Longtitude:32.60811)</text:p>
      <text:p text:style-name="P4">
Videos: []</text:p>
      <text:p text:style-name="P4">
Images: []</text:p>
      <text:p text:style-name="P4">
Tags: ["Russia"]</text:p>
      <text:p text:style-name="P4">
ID: 22553337</text:p>
      <!--METADATA-->
      <text:p text:style-name="P4">
At Zaporizhzhia and Kherson directions Russian army shelled Olhivske,Huliaipole, Bilohirya, Mala Tokmachka, Novoandriyivka, Kamyanske, ofZaporizhzhia region oblasti, also Zolota Balka, Tomaryne, Kozatske, Ivanivka,Zelenivka, Komyshany, Bilozerka and Kherson, - General Staff of Armed Forcesof Ukraine says in the morning report</text:p>
      <text:p text:style-name="P4">
News Collection Link: <text:a xlink:type="simple" xlink:href="https://liveuamap.com/en/2023/3-april-at-zaporizhzhia-and-kherson-directions-russian-army" text:style-name="Internet_20_link" text:visited-style-name="Visited_20_Internet_20_Link">
https://liveuamap.com/en/2023/3-april-at-zaporizhzhia-and-kherson-directions-russian-army</text:a>
</text:p>
      <text:p text:style-name="P4">
Source: <text:a xlink:type="simple" xlink:href="https://t.me/lumsrc/4404" text:style-name="Internet_20_link" text:visited-style-name="Visited_20_Internet_20_Link">
https://t.me/lumsrc/4404</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3T-71:17:00</text:p>
      <text:p text:style-name="P4">
Location: Marinka, Donetsk Oblast (Latitude:47.94067 Longtitude:37.50097)</text:p>
      <text:p text:style-name="P4">
Videos: []</text:p>
      <text:p text:style-name="P4">
Images: []</text:p>
      <text:p text:style-name="P4">
Tags: ["Russia"]</text:p>
      <text:p text:style-name="P4">
ID: 22553336</text:p>
      <!--METADATA-->
      <text:p text:style-name="P4">
Russian forces conducting offensive actions at Lyman, Bakhmut, Avdiivka andMaryinka directions. Ukrainian military repelled over 70 Russian attacks.Russian forces attempting to advance near Bilohorivka and Verkhnokamyanske,Ivanivske, Bakhmut, Avdiyivka, Pervomayske and Maryinka, - General Staff ofArmed Forces of Ukraine says in the morning report</text:p>
      <text:p text:style-name="P4">
News Collection Link: <text:a xlink:type="simple" xlink:href="https://liveuamap.com/en/2023/3-april-russian-forces-conducting-offensive-actions-at-lyman" text:style-name="Internet_20_link" text:visited-style-name="Visited_20_Internet_20_Link">
https://liveuamap.com/en/2023/3-april-russian-forces-conducting-offensive-actions-at-lyman</text:a>
</text:p>
      <text:p text:style-name="P4">
Source: <text:a xlink:type="simple" xlink:href="https://t.me/lumsrc/4405" text:style-name="Internet_20_link" text:visited-style-name="Visited_20_Internet_20_Link">
https://t.me/lumsrc/4405</text:a>
</text:p>
      <!--NEWS-->
      <text:h text:style-name="P10" text:outline-level="1">
<text:span text:style-name="T4">
Zaporizka Oblast, Kharkiv, Kharkivska Oblast, Dnipro, Dnipropetrovska Oblast(03:38). Red Aler...</text:span>
</text:h>
      <text:p text:style-name="P4">
Authors: liveuamap (Language: en)</text:p>
      <text:p text:style-name="P4">
Time: 2023-04-03T21:39:00</text:p>
      <text:p text:style-name="P4">
Location: Zaporizka Oblast (Latitude:47.612381 Longtitude:35.765941)</text:p>
      <text:p text:style-name="P4">
Videos: []</text:p>
      <text:p text:style-name="P4">
Images: []</text:p>
      <text:p text:style-name="P4">
Tags: ["Europe", "Central and Eastern Europe"]</text:p>
      <text:p text:style-name="P4">
ID: 22553492</text:p>
      <!--METADATA-->
      <text:p text:style-name="P4">
Zaporizka Oblast, Kharkiv, Kharkivska Oblast, Dnipro, DnipropetrovskaOblast(03:38). Red Alert: aerial threat. Sirens sounding. Take cover now!</text:p>
      <text:p text:style-name="P4">
News Collection Link: <text:a xlink:type="simple" xlink:href="https://liveuamap.com/en/2023/04-april-zaporizka-oblast-kharkiv-kharkivska-g" text:style-name="Internet_20_link" text:visited-style-name="Visited_20_Internet_20_Link">
https://liveuamap.com/en/2023/04-april-zaporizka-oblast-kharkiv-kharkivska-g</text:a>
</text:p>
      <text:p text:style-name="P4">
Source: <text:a xlink:type="simple" xlink:href="https://t.me/air_alert_ua/42528" text:style-name="Internet_20_link" text:visited-style-name="Visited_20_Internet_20_Link">
https://t.me/air_alert_ua/42528</text:a>
</text:p>
      <!--NEWS-->
      <text:h text:style-name="P10" text:outline-level="1">
<text:span text:style-name="T4">
Donetsk Oblast(03:40). Red Alert: aerial threat. Sirens sounding. Take cover now!</text:span>
</text:h>
      <text:p text:style-name="P4">
Authors: liveuamap (Language: en)</text:p>
      <text:p text:style-name="P4">
Time: 2023-04-03T21:42:00</text:p>
      <text:p text:style-name="P4">
Location: Donetsk Oblast (Latitude:48.72675 Longtitude:37.57838)</text:p>
      <text:p text:style-name="P4">
Videos: []</text:p>
      <text:p text:style-name="P4">
Images: []</text:p>
      <text:p text:style-name="P4">
Tags: ["Europe", "Central and Eastern Europe"]</text:p>
      <text:p text:style-name="P4">
ID: 22553493</text:p>
      <!--METADATA-->
      <text:p text:style-name="P4">
Donetsk Oblast(03:40). Red Alert: aerial threat. Sirens sounding. Take covernow!</text:p>
      <text:p text:style-name="P4">
News Collection Link: <text:a xlink:type="simple" xlink:href="https://liveuamap.com/en/2023/04-april-donetsk-oblast0340-red-alert-aerial-g" text:style-name="Internet_20_link" text:visited-style-name="Visited_20_Internet_20_Link">
https://liveuamap.com/en/2023/04-april-donetsk-oblast0340-red-alert-aerial-g</text:a>
</text:p>
      <text:p text:style-name="P4">
Source: <text:a xlink:type="simple" xlink:href="https://t.me/air_alert_ua/42529" text:style-name="Internet_20_link" text:visited-style-name="Visited_20_Internet_20_Link">
https://t.me/air_alert_ua/42529</text:a>
</text:p>
      <!--NEWS-->
      <text:h text:style-name="P10" text:outline-level="1">
<text:span text:style-name="T4">
Ukrainian air defense shot down 14 of 17 Shahed drones launched by Russian army overnight</text:span>
</text:h>
      <text:p text:style-name="P4">
Authors: liveuamap (Language: en)</text:p>
      <text:p text:style-name="P4">
Time: 2023-04-03T21:53:00</text:p>
      <text:p text:style-name="P4">
Location: Mykolaiv (Latitude:46.62586 Longtitude:31.17783)</text:p>
      <text:p text:style-name="P4">
Videos: []</text:p>
      <text:p text:style-name="P4">
Images: ["<text:a xlink:type="simple" xlink:href="https://liveuamap.com/pics/2023/04/04/22553497_0.jpg" text:style-name="Internet_20_link" text:visited-style-name="Visited_20_Internet_20_Link">
22553497_0.jpg</text:a>
"]</text:p>
      <text:p text:style-name="P4">
Tags: ["Avia"]</text:p>
      <text:p text:style-name="P4">
ID: 22553497</text:p>
      <!--METADATA-->
      <text:p text:style-name="P4">
Ukrainian air defense shot down 14 of 17 Shahed drones launched by Russianarmy overnight</text:p>
      <text:p text:style-name="P4">
<draw:frame draw:style-name="fr1" draw:name="Image2" text:anchor-type="as-char" svg:width="6.9236in" svg:height="6.9236in" draw:z-index="0">
<draw:image xlink:href="../Images/liveuamap/2023-04-03T21-53-00/22553497_0.jpg" xlink:type="simple" xlink:show="embed" xlink:actuate="onLoad" draw:mime-type="image/jpeg"/>
</draw:frame>
</text:p>
      <text:p text:style-name="P4">
News Collection Link: <text:a xlink:type="simple" xlink:href="https://liveuamap.com/en/2023/4-april-ukrainian-air-defense-shot-down-14-of-17-shahed-drones" text:style-name="Internet_20_link" text:visited-style-name="Visited_20_Internet_20_Link">
https://liveuamap.com/en/2023/4-april-ukrainian-air-defense-shot-down-14-of-17-shahed-drones</text:a>
</text:p>
      <text:p text:style-name="P4">
Source: <text:a xlink:type="simple" xlink:href="https://t.me/kpszsu/2440" text:style-name="Internet_20_link" text:visited-style-name="Visited_20_Internet_20_Link">
https://t.me/kpszsu/2440</text:a>
</text:p>
      <!--NEWS-->
      <text:h text:style-name="P10" text:outline-level="1">
<text:span text:style-name="T4">
Санкції проти російської федерації станом на 02 квітня</text:span>
</text:h>
      <text:p text:style-name="P4">
Author: ['АРМІЯINFORM']</text:p>
      <text:p text:style-name="P4">
Time: 2023-04-03T42:00:00-04:00</text:p>
      <text:p text:style-name="P4">
Description: — Естонія, Латвія та Литва спільно виступили проти російського головування в Раді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2d7a4d0-6b37-48a9-8197-f2e672b34828_w1200_r11_large.jpg" text:style-name="Internet_20_link" text:visited-style-name="Visited_20_Internet_20_Link">
82d7a4d0-6b37-48a9-8197-f2e672b34828_w1200_r11_large.jpg</text:a>
']</text:p>
      <text:p text:style-name="P4">
Tags: ['ЕКОНОМІКА РФ', 'КРАХ РОСІЙСЬКОЇ ЕКОНОМІКИ', 'СЛУЖБА ЗОВНІШНЬОЇ РОЗВІДКИ УКРАЇНИ']</text:p>
      <text:p text:style-name="P4">
Category: News</text:p>
      <!--METADATA-->
      <text:p text:style-name="P4">
<draw:frame draw:style-name="fr1" draw:name="Image3" text:anchor-type="as-char" svg:width="6.9236in" svg:height="3.63489in" draw:z-index="0">
<draw:image xlink:href="../Images/AРМІЯINFORM/2023-04-03T42-00-00-04-00/82d7a4d0-6b37-48a9-8197-f2e672b34828_w1200_r11_large.jpg" xlink:type="simple" xlink:show="embed" xlink:actuate="onLoad" draw:mime-type="image/jpeg"/>
</draw:frame>
</text:p>
      <text:p text:style-name="P4">
— Естонія, Латвія та Литва спільно виступили проти російського головування вРаді Безпеки ООН.</text:p>
      <text:p text:style-name="P4">
— Україна придбає у Польщі 100 бронетранспортерів Rosomak польськоговиробництва.</text:p>
      <text:p text:style-name="P4">
— США вже наступного тижня можуть оголосити про новий пакет військовоїдопомоги Україні вартістю $ 2,6 мільярда, до якого увійдуть радари повітряногоспостереження, протитанкові ракети та паливозаправники.</text:p>
      <text:p text:style-name="P4">
— Прем’єр Хорватії Андрей Пленкович розповів, що бачить ключовими компонентамидля майбутньої перемоги України готовність українців далі захищатися, єдністьзахідних партнерів та постійну фінансову і військову підтримку Заходу дляУкраїни.</text:p>
      <text:p text:style-name="P4">
— Україна та Словенія підписали спільну декларацію, в якій Любляна підтрималамайбутній вступ України до НАТО.</text:p>
      <text:p text:style-name="P4">
— Виконавча рада МВФ схвалила чотирирічний пакет фінансування для України насуму 15,6 мільярдів доларів.</text:p>
      <text:p text:style-name="P4">
— До держбюджету України надійшов пільговий кредит від Канади в розмірі 2,4млрд канадських доларів (1,8 млрд доларів США в еквіваленті).</text:p>
      <text:p text:style-name="P4">
<text:span text:style-name="T4">
рф</text:span>
</text:p>
      <text:p text:style-name="P4">
— Аргентина почала масово відмовляти росіянам у продовженні дозволу наперебування в країні під виглядом туристів та оформленні посвідки напроживання, — повідомив консульський відділ посольства рф в Аргентині.</text:p>
      <text:p text:style-name="P4">
— Через запроваджені ЄС санкції російській холдинг segezha group мусив продатисвою дочірню компанію segezha packaging, що об’єднує сім заводів ізвиробництва паперової упаковки в Туреччині, Данії, Нідерландах, Німеччині,Італії та Чехії.</text:p>
      <text:p text:style-name="P4">
— центробанк рф продовжив до 30 вересня 2023 року обмеження щодо переказугрошей за кордон: щомісяця росіяни та громадяни «дружніх країн» можутьпереказувати на рахунки в закордонних банках до $ 1 млн, за системами грошовихпереказів — не більше ніж $ 10 тис.</text:p>
      <text:p text:style-name="P4">
— центробанк визначив, що основні «тіньові фінансові послуги» у 2022 році булив російському будівельному секторі (43 %), торгівлі (26 %), а також сферіпослуг (19 %).</text:p>
      <text:p text:style-name="P4">
— У першому кварталі 2023 року на росії закрились 5,2 тис. організаційгромадського харчування. Витрати на відкриття нових закладів зросли на 20–30 %залежно від концепції ресторану чи кафе.</text:p>
      <text:p text:style-name="P4">
— російські розробники комп’ютерних ігор закликають уряд рф пролобіювати їхнійнамір вийти на ринок КНР поза загальною чергою та чинними правиламипроходження перевірок китайських регуляторів. Інакше, як зазначають вони узверненні, такого схвалення доведеться чекати три—п’ять років.</text:p>
      <text:p text:style-name="P4">
— російський туроператор «солвєкс», який успішно працював на ринку рф 30років, заявив про ліквідацію компанії через неможливість продовжуватидіяльність та розплатитись із клієнтами. Причиною зупинення діяльності названо«міжнародну обстановку, що склалась». Остаточно рішення було ухвалено післятого, як мінекономразвітія заявило, що субсидій і відстрочення поверненнякоштів за нездійснені тури не буде. «За таких умов продовжуватитуроператорську діяльність за виїзними напрямками недоцільно», — заявивгендиректор «солвєкса» цоньов.</text:p>
      <text:p text:style-name="P4">
— Міністерство закордонних справ Литви передало мзс білорусі ноту з вимогоюнегайно зупинити проєкт бєлАЕС до вирішення всіх питань, виявлених під часміжнародних перевірок і місій з ядерної безпеки. Глава МЗС Литви ГабріелюсЛандсбергіс наголосив, що білорусь готується до запуску другого несправногоенергоблоку АЕС, приховуючи від громадськості інциденти та дефекти.</text:p>
      <text:p text:style-name="P4">
— Політичні партії білорусії мають щороку до 31 березня надсилати до мін’юстуінформацію про свою діяльність, а також надходження та витрачання коштів таіншого майна. Крім великої кількості іншої інформації, до звіту необхідновключати відомості про членів виборних органів політичної партії, іззазначенням прізвища, власного імені, по батькові, дати народження,громадянства, місця проживання, місця роботи (навчання), контактного телефону,посади в цих виборних органах та дати обрання кожного з членів із додаткомвідповідних протоколів. Також необхідно надавати відомості про заходи,проведені політичною партією за рік, із зазначенням їхніх завдань і змісту,учасників, зокрема й журналістів, блогерів, модераторів спільнот у соціальнихмережах.</text:p>
      <text:p text:style-name="P4">
— Франція відмовилася приймати етап Кубка світу з фехтування на шпагах,запланований на 19–21 травня 2023 року в Сен-Мор-де-Фоссе, через допуск назмагання білоруських і російських спортсменів. Міжнародна федерація фехтування(FIE) дозволила спортсменам з білорусі та росії брати участь у змаганнях підсвоєю егідою. Рішення було ухвалено 10 березня на позачерговому конгресіфедерації.</text:p>
      <text:p text:style-name="P4">
— Кількість виявлених у білорусі у 2022 році випадків туберкульозу виявиласяна 12,4 % вищою, ніж у 2021-му. Лікарі пов’язують це з пандемією Covid тажахливими умовами у білоруських в’язницях, де кількість ув’язнених перевищуєвсі норми. Координатор фонду медичної солідарності білорусі лідія тарасєнковважає, що до офіційних білоруських даних треба ставитися з обережністю. Булисерйозні маніпуляції з Covid, є приклади можливих маніпуляцій зі статистикоющодо онкології.</text:p>
      <text:p text:style-name="P4">
— 31 березня слухати послання самопроголошеного президента білорусі лукашенкамали не лише звезені до палацу республіки перевірені кадри, а й представникитрудових колективів, студенти та школярі. На підприємствах за це відповідалита здійснювали фотозвіт заступники з ідеології. Працівникам мозирськогомашинобудівного заводу для гарних фотографій із лукашенківського послання ще йвидали новий спецодяг, який після заходу довелося повернути на склад.</text:p>
      <text:p text:style-name="P4">
<text:span text:style-name="T4">
Джерело</text:span>
 <text:a xlink:type="simple" xlink:href="https://szru.gov.ua/news-media/publications/020423-ukraina-i-svit--proty-rosiiskoi-ahresii-sanktsii-v-dii" text:style-name="Internet_20_link" text:visited-style-name="Visited_20_Internet_20_Link">
<text:span text:style-name="T5">
Служба зовнішньої розвідки України</text:span>
</text:a>
</text:p>
      <text:p text:style-name="P4">
Source: <text:a xlink:type="simple" xlink:href="https://armyinform.com.ua/2023/04/03/sankcziyi-proty-rosijskoyi-federacziyi-stanom-na-02-kvitnya/" text:style-name="Internet_20_link" text:visited-style-name="Visited_20_Internet_20_Link">
https://armyinform.com.ua/2023/04/03/sankcziyi-proty-rosijskoyi-federacziyi-stanom-na-02-kvitnya/</text:a>
</text:p>
      <!--NEWS-->
      <text:h text:style-name="P10" text:outline-level="1">
<text:span text:style-name="T4">
Хто цього тижня просував наративи кремля в іноземних медіа — ЦПД</text:span>
</text:h>
      <text:p text:style-name="P4">
Author: ['АРМІЯINFORM']</text:p>
      <text:p text:style-name="P4">
Time: 2023-04-03T43:00:00-04:00</text:p>
      <text:p text:style-name="P4">
Description: Цього тижня за допомогою іноземних спікерів та медіа кремлівська пропаганда намага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335536_207318661999807_3042700952364332723_n.jpg" text:style-name="Internet_20_link" text:visited-style-name="Visited_20_Internet_20_Link">
339335536_207318661999807_3042700952364332723_n.jpg</text:a>
']</text:p>
      <text:p text:style-name="P4">
Tags: ['РОСІЙСЬКІ ФЕЙКИ', 'ЦЕНТР ПРОТИДІЇ ДЕЗІНФОРМАЦІЇ ПРИ РНБО УКРАЇНИ']</text:p>
      <text:p text:style-name="P4">
Category: News</text:p>
      <!--METADATA-->
      <text:p text:style-name="P4">
<draw:frame draw:style-name="fr1" draw:name="Image4" text:anchor-type="as-char" svg:width="6.9236in" svg:height="5.53888in" draw:z-index="0">
<draw:image xlink:href="../Images/AРМІЯINFORM/2023-04-03T43-00-00-04-00/339335536_207318661999807_3042700952364332723_n.jpg" xlink:type="simple" xlink:show="embed" xlink:actuate="onLoad" draw:mime-type="image/jpeg"/>
</draw:frame>
</text:p>
      <text:p text:style-name="P4">
Цього тижня за допомогою іноземних спікерів та медіа кремлівська пропаганданамагалася просувати наратив про те, що «росія перемагає у війні протиУкраїни».</text:p>
      <text:p text:style-name="P4">
Про це<text:a xlink:type="simple" xlink:href="https://www.facebook.com/protydiyadezinformatsiyi.cpd/posts/pfbid0Ddviy2V45e6RK9vSRn4XAVU9oTVGthEe6iMvJ7EuSgZMndzfWB3At4Z9x7gy72Fvl" text:style-name="Internet_20_link" text:visited-style-name="Visited_20_Internet_20_Link">
інформує</text:a>
Центр протидії дезінформації при РНБО України у Facebook.</text:p>
      <text:p text:style-name="P4">
— Американський аналітик Брайан Берлетік на YouTube-каналі The New Atlasзаявляв, що «провідні експерти із зовнішньої політики США» у відчаї черезневтішні прогнози щодо розв’язання конфлікту в Україні.</text:p>
      <text:p text:style-name="P4">
— Німецький політичний активіст Кім Дотком на своїй сторінці у Twitterстверджував, нібито Захід остаточно змирився з тим, що Україна програла війну,тому відчайдушно намагається знайти вихід.</text:p>
      <text:p text:style-name="P4">
— YouTube-канал Hindustan Times випустив відео про те, що світ повільновідходить від бурхливого конфлікту з росією через можливу втому США від війниабо через нездатність України до контрнаступу.</text:p>
      <text:p text:style-name="P4">
Source: <text:a xlink:type="simple" xlink:href="https://armyinform.com.ua/2023/04/03/hto-czogo-tyzhnya-prosuvav-naratyvy-kremlya-v-inozemnyh-media-czpd/" text:style-name="Internet_20_link" text:visited-style-name="Visited_20_Internet_20_Link">
https://armyinform.com.ua/2023/04/03/hto-czogo-tyzhnya-prosuvav-naratyvy-kremlya-v-inozemnyh-media-czpd/</text:a>
</text:p>
      <!--NEWS-->
      <text:h text:style-name="P10" text:outline-level="1">
<text:span text:style-name="T4">
Безоплатна правова допомога звільненим з полону та сім’ям тих, хто ще в неволі</text:span>
</text:h>
      <text:p text:style-name="P4">
Author: ['АРМІЯINFORM']</text:p>
      <text:p text:style-name="P4">
Time: 2023-04-03T44:00:00-04:00</text:p>
      <text:p text:style-name="P4">
Description: Усі звільнені з ворожого полону та родини осіб, незаконно позбавлених свободи російсь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ree-legal-aid442-3.jpg" text:style-name="Internet_20_link" text:visited-style-name="Visited_20_Internet_20_Link">
free-legal-aid442-3.jpg</text:a>
']</text:p>
      <text:p text:style-name="P4">
Tags: ['МІНРЕІНТЕГРАЦІЇ', 'СОЦЗАХИСТ ПІД ЧАС ВІЙНИ']</text:p>
      <text:p text:style-name="P4">
Category: News</text:p>
      <!--METADATA-->
      <text:p text:style-name="P4">
<draw:frame draw:style-name="fr1" draw:name="Image5" text:anchor-type="as-char" svg:width="6.9236in" svg:height="4.527695in" draw:z-index="0">
<draw:image xlink:href="../Images/AРМІЯINFORM/2023-04-03T44-00-00-04-00/free-legal-aid442-3.jpg" xlink:type="simple" xlink:show="embed" xlink:actuate="onLoad" draw:mime-type="image/jpeg"/>
</draw:frame>
 Ілюстративне фото</text:p>
      <text:p text:style-name="P4">
Усі звільнені з ворожого полону та родини осіб, незаконно позбавлених свободиросійською федерацію, мають право на первинну правову допомогу. Зокрема, наотримання юридичних консультацій, допомогу у написанні заяв або скарг.</text:p>
      <text:p text:style-name="P4">
Про це <text:a xlink:type="simple" xlink:href="https://minre.gov.ua/2023/04/02/bezoplatna-pravova-dopomoga-zvilnenym-z-polonu-ta-simyam-tyh-hto-shhe-v-nevoli/" text:style-name="Internet_20_link" text:visited-style-name="Visited_20_Internet_20_Link">
повідомляє</text:a>
 Міністерство зпитань реінтеграції тимчасово окупованих територій України.</text:p>
      <text:p text:style-name="P4">
Якщо Комісія при Мінреінтеграції встановить факт позбавлення цих осіб свободивнаслідок збройної агресії проти України, то вони можуть безоплатно отримати йвторинну правову допомогу. Вона передбачає захист, представництво інтересівосіб у судах, органах державної влади та місцевого самоврядування, а такожскладення документів процесуального характеру.</text:p>
      <text:p text:style-name="P4">
У повідомленні мінстерства йдеться, що в межах підписаного меморандуму проспівпрацю між Національним інформаційним бюро при Мінреінтеграції таКоординаційним центром з надання правової допомоги звільнені з полону та сім’їполонених можуть отримати безоплатну юридичну допомогу:</text:p>
      <ul>
        <li>
зателефонувавши до контактного центру системи безоплатної правової допомоги за номером: 0 800 213 103 (у будні з 08:00 до 19:00, у вихідні — з 09:00 до 18:00);  * за допомогою чат-бота у <text:a xlink:type="simple" xlink:href="https://t.me/LegalAidUkraineBot" text:style-name="Internet_20_link" text:visited-style-name="Visited_20_Internet_20_Link">
Telegram</text:a>
 (кнопка «Отримати консультацію»);  * відвідавши бюро правової допомоги. Знайти найближче бюро можна на онлайн-мапі <text:a xlink:type="simple" xlink:href="https://www.google.com/maps/d/viewer" text:style-name="Internet_20_link" text:visited-style-name="Visited_20_Internet_20_Link">
за</text:a>
 <text:a xlink:type="simple" xlink:href="https://www.google.com/maps/d/viewer" text:style-name="Internet_20_link" text:visited-style-name="Visited_20_Internet_20_Link">
посиланням</text:a>
.</li>
      </ul>
      <text:p text:style-name="P4">
Source: <text:a xlink:type="simple" xlink:href="https://armyinform.com.ua/2023/04/03/bezoplatna-pravova-dopomoga-zvilnenym-z-polonu-ta-simyam-tyh-hto-shhe-v-nevoli/" text:style-name="Internet_20_link" text:visited-style-name="Visited_20_Internet_20_Link">
https://armyinform.com.ua/2023/04/03/bezoplatna-pravova-dopomoga-zvilnenym-z-polonu-ta-simyam-tyh-hto-shhe-v-nevoli/</text:a>
</text:p>
      <!--NEWS-->
      <text:h text:style-name="P10" text:outline-level="1">
<text:span text:style-name="T4">
Правоохоронці задокументували наслідки чергових ворожих обстрілів Харківщини</text:span>
</text:h>
      <text:p text:style-name="P4">
Author: ['АРМІЯINFORM']</text:p>
      <text:p text:style-name="P4">
Time: 2023-04-03T45:00:00-04:00</text:p>
      <text:p text:style-name="P4">
Description: За процесуального керівництва Куп’янської окружної прокуратури Харків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2_16-16-44.jpg" text:style-name="Internet_20_link" text:visited-style-name="Visited_20_Internet_20_Link">
photo_2023-04-02_16-16-44.jpg</text:a>
']</text:p>
      <text:p text:style-name="P4">
Tags: ['STOPRUSSIA']</text:p>
      <text:p text:style-name="P4">
Category: News</text:p>
      <!--METADATA-->
      <text:p text:style-name="P4">
<draw:frame draw:style-name="fr1" draw:name="Image6" text:anchor-type="as-char" svg:width="6.9236in" svg:height="5.1927in" draw:z-index="0">
<draw:image xlink:href="../Images/AРМІЯINFORM/2023-04-03T45-00-00-04-00/photo_2023-04-02_16-16-44.jpg" xlink:type="simple" xlink:show="embed" xlink:actuate="onLoad" draw:mime-type="image/jpeg"/>
</draw:frame>
</text:p>
      <text:p text:style-name="P4">
За процесуального керівництва Куп’янської окружної прокуратури Харківськоїобласті розпочато досудові розслідування за фактами порушення законів тазвичаїв війни (ст. 438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За даними слідства, в ніч на 2 квітня окупанти нанесли ракетний удар по смтВеликий Бурлук Куп’янського району. Внаслідок обстрілу пошкоджено будівлюагропідприємства. За попередніми даними, ворог обстріляв селище із комплексуЗРК-300.</text:p>
      <text:p text:style-name="P4">
1 квітня російські військові обстріляли з РСЗВ с. Кутьківка Куп‘янськогорайону. Загинув 43-річний чоловік.</text:p>
      <text:p text:style-name="P4">
Наслідки збройної агресії РФ документували прокурори спільно зі слідчимиКуп‘янського РВП ГУНП в Харківській області.</text:p>
      <text:p text:style-name="P4">
Source: <text:a xlink:type="simple" xlink:href="https://armyinform.com.ua/2023/04/03/pravoohoronczi-zadokumentuvaly-naslidky-chergovyh-vorozhyh-obstriliv-harkivshhyny/" text:style-name="Internet_20_link" text:visited-style-name="Visited_20_Internet_20_Link">
https://armyinform.com.ua/2023/04/03/pravoohoronczi-zadokumentuvaly-naslidky-chergovyh-vorozhyh-obstriliv-harkivshhyny/</text:a>
</text:p>
      <!--NEWS-->
      <text:h text:style-name="P10" text:outline-level="1">
<text:span text:style-name="T4">
Радбез ООН потребує реформи — глава МЗС Чехії</text:span>
</text:h>
      <text:p text:style-name="P4">
Author: ['АРМІЯINFORM']</text:p>
      <text:p text:style-name="P4">
Time: 2023-04-03T46:00:00-04:00</text:p>
      <text:p text:style-name="P4">
Description: Міністр закордонних справ Чехії Ян Ліпавський у неділю підтримав заклики украї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111e1c-jan-lipavsk-253-.jpg" text:style-name="Internet_20_link" text:visited-style-name="Visited_20_Internet_20_Link">
d111e1c-jan-lipavsk-253-.jpg</text:a>
']</text:p>
      <text:p text:style-name="P4">
Tags: ['МІНІСТР ЗАКОРДОННИХ СПРАВ ЧЕХІЇ', 'ЧЕХІЯ']</text:p>
      <text:p text:style-name="P4">
Category: News</text:p>
      <!--METADATA-->
      <text:p text:style-name="P4">
<draw:frame draw:style-name="fr1" draw:name="Image7" text:anchor-type="as-char" svg:width="6.9236in" svg:height="4.609956in" draw:z-index="0">
<draw:image xlink:href="../Images/AРМІЯINFORM/2023-04-03T46-00-00-04-00/d111e1c-jan-lipavsk-253-.jpg" xlink:type="simple" xlink:show="embed" xlink:actuate="onLoad" draw:mime-type="image/jpeg"/>
</draw:frame>
 Міністр закордонних справ Чехії Ян Ліпавський</text:p>
      <text:p text:style-name="P4">
Міністр закордонних справ Чехії Ян Ліпавський у неділю підтримав закликиукраїнської сторони до реформування Організації Об’єднаних Націй з огляду наголовування в Раді Безпеки росії.</text:p>
      <text:p text:style-name="P4">
Про це очільник МЗС Чехії<text:a xlink:type="simple" xlink:href="https://twitter.com/JanLipavsky" text:style-name="Internet_20_link" text:visited-style-name="Visited_20_Internet_20_Link">
написав</text:a>
у Twitter.</text:p>
      <text:p text:style-name="P4">
«Погоджуюсь із Володимиром Зеленським: Рада Безпеки ООН потребуєреформування», — Ян Ліпавський.</text:p>
      <text:p text:style-name="P4">
«Останнім доказом цього є те, що в інституції, яка мала б забезпечувати мир,головує держава, яка порушує Статут ООН і загрожує безпеці всього світу», —додав Ліпавський.</text:p>
      <text:p text:style-name="Quotations">

<text:p text:style-name="P4">
Souhlasím s&gt;
 <text:a xlink:type="simple" xlink:href="https://twitter.com/ZelenskyyUa" text:style-name="Internet_20_link" text:visited-style-name="Visited_20_Internet_20_Link">
@ZelenskyyUa</text:a>
, že Radu&gt;
 bezpečnosti OSN je potřeba reformovat. Posledním důkazem je skutečnost, že&gt;
 instituci, která má zajišťovat mír, začal předsedat stát, který porušuje&gt;
 Chartu OSN 🇺🇳 a svým barbarským chováním ohrožuje bezpečnost celého světa.&gt;
&gt;
 — Jan Lipavský (@JanLipavsky) <text:a xlink:type="simple" xlink:href="https://twitter.com/JanLipavsky/status/1642478852810129408" text:style-name="Internet_20_link" text:visited-style-name="Visited_20_Internet_20_Link">
April 2,&gt;
 2023</text:a>
</text:p>

</text:p>
      <text:p text:style-name="P4">
Source: <text:a xlink:type="simple" xlink:href="https://armyinform.com.ua/2023/04/03/radbez-oon-potrebuye-reformy-glava-mzs-chehiyi/" text:style-name="Internet_20_link" text:visited-style-name="Visited_20_Internet_20_Link">
https://armyinform.com.ua/2023/04/03/radbez-oon-potrebuye-reformy-glava-mzs-chehiyi/</text:a>
</text:p>
      <!--NEWS-->
      <text:h text:style-name="P10" text:outline-level="1">
<text:span text:style-name="T4">
Ціна невдалого «заморожування України» — ЦПД</text:span>
</text:h>
      <text:p text:style-name="P4">
Author: ['АРМІЯINFORM']</text:p>
      <text:p text:style-name="P4">
Time: 2023-04-03T47:00:00-04:00</text:p>
      <text:p text:style-name="P4">
Description: За останні пів року окупанти випустили по Україні тисячі ракет та безпілотників.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02-1.jpg" text:style-name="Internet_20_link" text:visited-style-name="Visited_20_Internet_20_Link">
2023.04.02-1.jpg</text:a>
', '<text:a xlink:type="simple" xlink:href="https://armyinform.com.ua/wp-content/uploads/2023/04/2023.04.02-2-150x150.jpg" text:style-name="Internet_20_link" text:visited-style-name="Visited_20_Internet_20_Link">
2023.04.02-2-150x150.jpg</text:a>
', '<text:a xlink:type="simple" xlink:href="https://armyinform.com.ua/wp-content/uploads/2023/04/2023.04.02-3-150x150.jpg" text:style-name="Internet_20_link" text:visited-style-name="Visited_20_Internet_20_Link">
2023.04.02-3-150x150.jpg</text:a>
', '<text:a xlink:type="simple" xlink:href="https://armyinform.com.ua/wp-content/uploads/2023/04/2023.04.02-4-150x150.jpg" text:style-name="Internet_20_link" text:visited-style-name="Visited_20_Internet_20_Link">
2023.04.02-4-150x150.jpg</text:a>
', '<text:a xlink:type="simple" xlink:href="https://armyinform.com.ua/wp-content/uploads/2023/04/2023.04.02-5-150x150.jpg" text:style-name="Internet_20_link" text:visited-style-name="Visited_20_Internet_20_Link">
2023.04.02-5-150x150.jpg</text:a>
', '<text:a xlink:type="simple" xlink:href="https://armyinform.com.ua/wp-content/uploads/2023/04/2023.04.02-6-150x150.jpg" text:style-name="Internet_20_link" text:visited-style-name="Visited_20_Internet_20_Link">
2023.04.02-6-150x150.jpg</text:a>
', '<text:a xlink:type="simple" xlink:href="https://armyinform.com.ua/wp-content/uploads/2023/04/2023.04.02-7-150x150.jpg" text:style-name="Internet_20_link" text:visited-style-name="Visited_20_Internet_20_Link">
2023.04.02-7-150x150.jpg</text:a>
', '<text:a xlink:type="simple" xlink:href="https://armyinform.com.ua/wp-content/uploads/2023/04/2023.04.02-8-150x150.jpg" text:style-name="Internet_20_link" text:visited-style-name="Visited_20_Internet_20_Link">
2023.04.02-8-150x150.jpg</text:a>
', '<text:a xlink:type="simple" xlink:href="https://armyinform.com.ua/wp-content/uploads/2023/04/2023.04.02-9-150x150.jpg" text:style-name="Internet_20_link" text:visited-style-name="Visited_20_Internet_20_Link">
2023.04.02-9-150x150.jpg</text:a>
']</text:p>
      <text:p text:style-name="P4">
Tags: ['STOPRUSSIA', 'АГРЕСІЯ РФ', 'ВІЙНА', 'ВТОРГНЕННЯ РФ', 'КРАХ РОСІЙСЬКОЇ ЕКОНОМІКИ', 'ЦЕНТР ПРОТИДІЇ ДЕЗІНФОРМАЦІЇ ПРИ РНБО УКРАЇНИ']</text:p>
      <text:p text:style-name="P4">
Category: News</text:p>
      <!--METADATA-->
      <text:p text:style-name="P4">
<draw:frame draw:style-name="fr1" draw:name="Image8" text:anchor-type="as-char" svg:width="6.9236in" svg:height="5.53888in" draw:z-index="0">
<draw:image xlink:href="../Images/AРМІЯINFORM/2023-04-03T47-00-00-04-00/2023.04.02-1.jpg" xlink:type="simple" xlink:show="embed" xlink:actuate="onLoad" draw:mime-type="image/jpeg"/>
</draw:frame>
</text:p>
      <text:p text:style-name="P4">
За останні пів року окупанти випустили по Україні тисячі ракет табезпілотників. За приблизними розрахунками, лише вартість перехоплених ворожихоб’єктів становить <text:span text:style-name="T4">
приблизно 5,5 мільярдів доларів!</text:span>
</text:p>
      <text:p text:style-name="P4">
Про це <text:a xlink:type="simple" xlink:href="https://t.me/CenterCounteringDisinformation/4757" text:style-name="Internet_20_link" text:visited-style-name="Visited_20_Internet_20_Link">
повідомляє</text:a>
 Центрпротидії дезінформації при РНБО України у Telegram.</text:p>
      <text:p text:style-name="P4">
«Водночас річні бюджети цілих регіонів росії часто в десятки чи навіть сотніразів нижчі вартості ракетного терору. У зв’язку з цим не завжди із першогопогляду вдається зрозуміти — «калібрувалася» росія чи ні.</text:p>
      <text:p text:style-name="P4">
Порівняння вартості ракет, якими ворог намагався зруйнувати українськуенергосистему, із сумами бюджетів цілих російських регіонів — читайте вінфографіці Центру протидії дезінформації», — йдеться у повідомленні.</text:p>
      <text:p text:style-name="P4">
<text:a xlink:type="simple" xlink:href="https://armyinform.com.ua/wp-content/uploads/2023/04/2023.04.02-2.jpg" text:style-name="Internet_20_link" text:visited-style-name="Visited_20_Internet_20_Link">
<draw:frame draw:style-name="fr1" draw:name="Image9" text:anchor-type="as-char" svg:width="6.9236in" svg:height="6.9236in" draw:z-index="0">
<draw:image xlink:href="../Images/AРМІЯINFORM/2023-04-03T47-00-00-04-00/2023.04.02-2-150x150.jpg" xlink:type="simple" xlink:show="embed" xlink:actuate="onLoad" draw:mime-type="image/jpeg"/>
</draw:frame>
</text:a>
</text:p>
      <text:p text:style-name="P4">
<text:a xlink:type="simple" xlink:href="https://armyinform.com.ua/wp-content/uploads/2023/04/2023.04.02-3.jpg" text:style-name="Internet_20_link" text:visited-style-name="Visited_20_Internet_20_Link">
<draw:frame draw:style-name="fr1" draw:name="Image10" text:anchor-type="as-char" svg:width="6.9236in" svg:height="6.9236in" draw:z-index="0">
<draw:image xlink:href="../Images/AРМІЯINFORM/2023-04-03T47-00-00-04-00/2023.04.02-3-150x150.jpg" xlink:type="simple" xlink:show="embed" xlink:actuate="onLoad" draw:mime-type="image/jpeg"/>
</draw:frame>
</text:a>
</text:p>
      <text:p text:style-name="P4">
<text:a xlink:type="simple" xlink:href="https://armyinform.com.ua/wp-content/uploads/2023/04/2023.04.02-4.jpg" text:style-name="Internet_20_link" text:visited-style-name="Visited_20_Internet_20_Link">
<draw:frame draw:style-name="fr1" draw:name="Image11" text:anchor-type="as-char" svg:width="6.9236in" svg:height="6.9236in" draw:z-index="0">
<draw:image xlink:href="../Images/AРМІЯINFORM/2023-04-03T47-00-00-04-00/2023.04.02-4-150x150.jpg" xlink:type="simple" xlink:show="embed" xlink:actuate="onLoad" draw:mime-type="image/jpeg"/>
</draw:frame>
</text:a>
</text:p>
      <text:p text:style-name="P4">
<text:a xlink:type="simple" xlink:href="https://armyinform.com.ua/wp-content/uploads/2023/04/2023.04.02-5.jpg" text:style-name="Internet_20_link" text:visited-style-name="Visited_20_Internet_20_Link">
<draw:frame draw:style-name="fr1" draw:name="Image12" text:anchor-type="as-char" svg:width="6.9236in" svg:height="6.9236in" draw:z-index="0">
<draw:image xlink:href="../Images/AРМІЯINFORM/2023-04-03T47-00-00-04-00/2023.04.02-5-150x150.jpg" xlink:type="simple" xlink:show="embed" xlink:actuate="onLoad" draw:mime-type="image/jpeg"/>
</draw:frame>
</text:a>
</text:p>
      <text:p text:style-name="P4">
<text:a xlink:type="simple" xlink:href="https://armyinform.com.ua/wp-content/uploads/2023/04/2023.04.02-6.jpg" text:style-name="Internet_20_link" text:visited-style-name="Visited_20_Internet_20_Link">
<draw:frame draw:style-name="fr1" draw:name="Image13" text:anchor-type="as-char" svg:width="6.9236in" svg:height="6.9236in" draw:z-index="0">
<draw:image xlink:href="../Images/AРМІЯINFORM/2023-04-03T47-00-00-04-00/2023.04.02-6-150x150.jpg" xlink:type="simple" xlink:show="embed" xlink:actuate="onLoad" draw:mime-type="image/jpeg"/>
</draw:frame>
</text:a>
</text:p>
      <text:p text:style-name="P4">
<text:a xlink:type="simple" xlink:href="https://armyinform.com.ua/wp-content/uploads/2023/04/2023.04.02-7.jpg" text:style-name="Internet_20_link" text:visited-style-name="Visited_20_Internet_20_Link">
<draw:frame draw:style-name="fr1" draw:name="Image14" text:anchor-type="as-char" svg:width="6.9236in" svg:height="6.9236in" draw:z-index="0">
<draw:image xlink:href="../Images/AРМІЯINFORM/2023-04-03T47-00-00-04-00/2023.04.02-7-150x150.jpg" xlink:type="simple" xlink:show="embed" xlink:actuate="onLoad" draw:mime-type="image/jpeg"/>
</draw:frame>
</text:a>
</text:p>
      <text:p text:style-name="P4">
<text:a xlink:type="simple" xlink:href="https://armyinform.com.ua/wp-content/uploads/2023/04/2023.04.02-8.jpg" text:style-name="Internet_20_link" text:visited-style-name="Visited_20_Internet_20_Link">
<draw:frame draw:style-name="fr1" draw:name="Image15" text:anchor-type="as-char" svg:width="6.9236in" svg:height="6.9236in" draw:z-index="0">
<draw:image xlink:href="../Images/AРМІЯINFORM/2023-04-03T47-00-00-04-00/2023.04.02-8-150x150.jpg" xlink:type="simple" xlink:show="embed" xlink:actuate="onLoad" draw:mime-type="image/jpeg"/>
</draw:frame>
</text:a>
</text:p>
      <text:p text:style-name="P4">
<text:a xlink:type="simple" xlink:href="https://armyinform.com.ua/wp-content/uploads/2023/04/2023.04.02-9.jpg" text:style-name="Internet_20_link" text:visited-style-name="Visited_20_Internet_20_Link">
<draw:frame draw:style-name="fr1" draw:name="Image16" text:anchor-type="as-char" svg:width="6.9236in" svg:height="6.9236in" draw:z-index="0">
<draw:image xlink:href="../Images/AРМІЯINFORM/2023-04-03T47-00-00-04-00/2023.04.02-9-150x150.jpg" xlink:type="simple" xlink:show="embed" xlink:actuate="onLoad" draw:mime-type="image/jpeg"/>
</draw:frame>
</text:a>
</text:p>
      <text:p text:style-name="P4">
Source: <text:a xlink:type="simple" xlink:href="https://armyinform.com.ua/2023/04/03/czina-nevdalogo-zamorozhuvannya-ukrayiny-czpd/" text:style-name="Internet_20_link" text:visited-style-name="Visited_20_Internet_20_Link">
https://armyinform.com.ua/2023/04/03/czina-nevdalogo-zamorozhuvannya-ukrayiny-czpd/</text:a>
</text:p>
      <!--NEWS-->
      <text:h text:style-name="P10" text:outline-level="1">
<text:span text:style-name="T4">
Військовослужбовець рф розповідає батькові про вдалу операцію ЗСУ на сусідніх позиціях</text:span>
</text:h>
      <text:p text:style-name="P4">
Author: ['АРМІЯINFORM']</text:p>
      <text:p text:style-name="P4">
Time: 2023-04-03T48:00:00-04:00</text:p>
      <text:p text:style-name="P4">
Description: Головне управління розвідки Міністерства оборони України опублікувало аудіо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text:p>
      <text:p text:style-name="P4">
Category: News</text:p>
      <!--METADATA-->
      <text:p text:style-name="P4">
<draw:frame draw:style-name="fr1" draw:name="Image17" text:anchor-type="as-char" svg:width="6.9236in" svg:height="3.894525in" draw:z-index="0">
<draw:image xlink:href="../Images/AРМІЯINFORM/2023-04-03T48-00-00-04-00/gurperehoplennya.jpg" xlink:type="simple" xlink:show="embed" xlink:actuate="onLoad" draw:mime-type="image/jpeg"/>
</draw:frame>
</text:p>
      <text:p text:style-name="P4">
Головне управління розвідки Міністерства оборони України<text:a xlink:type="simple" xlink:href="https://t.me/DIUkraine" text:style-name="Internet_20_link" text:visited-style-name="Visited_20_Internet_20_Link">
опублікувало</text:a>
 аудіоперехоплення розмови російськоговійськового, де він розповідає батьку, що українські військові знищили майжевсю роту.</text:p>
      <text:p text:style-name="P4">
Source: <text:a xlink:type="simple" xlink:href="https://armyinform.com.ua/2023/04/03/vijskovosluzhbovecz-rf-rozpovidaye-batkovi-pro-vdalu-operacziyu-zsu-na-susidnih-pozycziyah/" text:style-name="Internet_20_link" text:visited-style-name="Visited_20_Internet_20_Link">
https://armyinform.com.ua/2023/04/03/vijskovosluzhbovecz-rf-rozpovidaye-batkovi-pro-vdalu-operacziyu-zsu-na-susidnih-pozycziyah/</text:a>
</text:p>
      <!--NEWS-->
      <text:h text:style-name="P10" text:outline-level="1">
<text:span text:style-name="T4">
Наша авіація протягом доби завдала вісім ударів по ворогу</text:span>
</text:h>
      <text:p text:style-name="P4">
Author: ['АРМІЯINFORM']</text:p>
      <text:p text:style-name="P4">
Time: 2023-04-03T49:00:00-04:00</text:p>
      <text:p text:style-name="P4">
Description: Українська авіація за добу завдала 8 ударів по районах зосередження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ХРОНІКА ОБОРОНИ']</text:p>
      <text:p text:style-name="P4">
Category: News</text:p>
      <!--METADATA-->
      <text:p text:style-name="P4">
<draw:frame draw:style-name="fr1" draw:name="Image18" text:anchor-type="as-char" svg:width="6.9236in" svg:height="4.658699in" draw:z-index="0">
<draw:image xlink:href="../Images/AРМІЯINFORM/2023-04-03T49-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Українська авіація за добу завдала 8 ударів по районах зосередження окупантів,<text:a xlink:type="simple" xlink:href="https://www.facebook.com/GeneralStaff.ua/posts/pfbid02utHwpJKkEBmj3LkBMNK23pJ6dcbfECjbY5wpJeG2SEtRox9TgKsfetL4Rv5kvXRbl" text:style-name="Internet_20_link" text:visited-style-name="Visited_20_Internet_20_Link">
повідомляє</text:a>
Генеральний штаб ЗС України.</text:p>
      <text:p text:style-name="P4">
«Підрозділи ракетних військ і артилерії уразили 1 пункт управління, 3 районизосередження живої сили, 3 позиції засобів протиповітряної оборони та 6 іншихважливих об’єктів ворога», — йдеться у повідомленні.</text:p>
      <text:p text:style-name="P4">
У Генштабі ЗС України зазначають, що інформація щодо втрат ворога постійноуточнюється.</text:p>
      <text:p text:style-name="P4">
Source: <text:a xlink:type="simple" xlink:href="https://armyinform.com.ua/2023/04/03/nasha-aviacziya-protyagom-doby-zavdala-visim-udariv-po-vorogu/" text:style-name="Internet_20_link" text:visited-style-name="Visited_20_Internet_20_Link">
https://armyinform.com.ua/2023/04/03/nasha-aviacziya-protyagom-doby-zavdala-visim-udariv-po-vorogu/</text:a>
</text:p>
      <!--NEWS-->
      <text:h text:style-name="P10" text:outline-level="1">
<text:span text:style-name="T4">
Протягом минулої доби противник завдав 5 ракетних і 32 авіаційні удари, здійснив більш ніж 50 обстрілів з РСЗВ</text:span>
</text:h>
      <text:p text:style-name="P4">
Author: ['АРМІЯINFORM']</text:p>
      <text:p text:style-name="P4">
Time: 2023-04-03T50:00:00-04:00</text:p>
      <text:p text:style-name="P4">
Description: Про це повідомляє Генеральний штаб ЗС України в оперативній інформації станом на ра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630_360_1650977494-848.jpg" text:style-name="Internet_20_link" text:visited-style-name="Visited_20_Internet_20_Link">
630_360_1650977494-848.jpg</text:a>
']</text:p>
      <text:p text:style-name="P4">
Tags: ['STOPRUSSIA', 'АГРЕСІЯ РФ', 'ГШ ЗСУ']</text:p>
      <text:p text:style-name="P4">
Category: News</text:p>
      <!--METADATA-->
      <text:p text:style-name="P4">
<draw:frame draw:style-name="fr1" draw:name="Image19" text:anchor-type="as-char" svg:width="6.9236in" svg:height="3.956343in" draw:z-index="0">
<draw:image xlink:href="../Images/AРМІЯINFORM/2023-04-03T50-00-00-04-00/630_360_1650977494-848.jpg" xlink:type="simple" xlink:show="embed" xlink:actuate="onLoad" draw:mime-type="image/jpeg"/>
</draw:frame>
 Ілюстративне фото</text:p>
      <text:p text:style-name="P4">
Про це<text:a xlink:type="simple" xlink:href="https://www.facebook.com/GeneralStaff.ua/posts/pfbid02utHwpJKkEBmj3LkBMNK23pJ6dcbfECjbY5wpJeG2SEtRox9TgKsfetL4Rv5kvXRbl" text:style-name="Internet_20_link" text:visited-style-name="Visited_20_Internet_20_Link">
повідомляє</text:a>
Генеральний штаб ЗС України в оперативній інформації станом на ранок03.04.2023 щодо російського вторгнення.</text:p>
      <text:p text:style-name="P4">
«Протягом минулої доби противник завдав 5 ракетних та 32 авіаційних удари,здійснив більш як 50 обстрілів з реактивних систем залпового вогню.</text:p>
      <text:p text:style-name="P4">
Високою залишається ймовірність завдання ракетних та авіаційних ударів по всійтериторії України, адже противник і надалі використовує тактику терору», —йдеться у повідомленні.</text:p>
      <text:p text:style-name="P4">
Source: <text:a xlink:type="simple" xlink:href="https://armyinform.com.ua/2023/04/03/protyagom-mynuloyi-doby-protyvnyk-zavdav-5-raketnyh-32-aviaczijnyh-udary-zdijsnyv-bilshe-50-obstriliv-z-rszv/" text:style-name="Internet_20_link" text:visited-style-name="Visited_20_Internet_20_Link">
https://armyinform.com.ua/2023/04/03/protyagom-mynuloyi-doby-protyvnyk-zavdav-5-raketnyh-32-aviaczijnyh-udary-zdijsnyv-bilshe-50-obstriliv-z-rszv/</text:a>
</text:p>
      <!--NEWS-->
      <text:h text:style-name="P10" text:outline-level="1">
<text:span text:style-name="T4">
Серед естонців підтримка України сягає 98 відсотків</text:span>
</text:h>
      <text:p text:style-name="P4">
Author: ['Ольга Мосьондз']</text:p>
      <text:p text:style-name="P4">
Time: 2023-04-03T51:00:00-04:00</text:p>
      <text:p text:style-name="P4">
Description: Про це під час презентації аналітичного звіту «Міжсекторальна співпраця: уроки на шлях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07890h46edt47.jpg" text:style-name="Internet_20_link" text:visited-style-name="Visited_20_Internet_20_Link">
1607890h46edt47.jpg</text:a>
']</text:p>
      <text:p text:style-name="P4">
Tags: ['ЕСТОНІЯ', 'ІНДРЕК КАННІК', 'СВІТ ПІДТРИМУЄ УКРАЇНУ']</text:p>
      <text:p text:style-name="P4">
Category: News</text:p>
      <!--METADATA-->
      <text:p text:style-name="P4">
<draw:frame draw:style-name="fr1" draw:name="Image20" text:anchor-type="as-char" svg:width="6.9236in" svg:height="5.1927in" draw:z-index="0">
<draw:image xlink:href="../Images/AРМІЯINFORM/2023-04-03T51-00-00-04-00/1607890h46edt47.jpg" xlink:type="simple" xlink:show="embed" xlink:actuate="onLoad" draw:mime-type="image/jpeg"/>
</draw:frame>
Індрек Каннік</text:p>
      <text:p text:style-name="P4">
Про це під час презентації аналітичного звіту «Міжсекторальна співпраця: урокина шляху до стійкого суспільства», що відбувся нещодавно в Києві, розповівдиректор Міжнародного центру оборони та безпеки (ICDS) в Таллінні, міністроборони Естонії (1994) Індрек Каннік.</text:p>
      <text:p text:style-name="P4">
Під час спільної роботи Естонії та України за програмою «Стійка Україна» відМіжнародного центру оборони та безпеки було досліджено, як саме українськанація показала свою стійкість за умов широкомасштабного вторгнення рф танаскільки це важливо для нашої країни, а також для всієї Європи.</text:p>
      <text:p text:style-name="P4">
читайте також:</text:p>
      <text:p text:style-name="P4">
<text:a xlink:type="simple" xlink:href="https://armyinform.com.ua/2023/04/02/kompromis-z-rf-nemozhlyvyj-dlya-nyh-cze-pokaznyk-slabkosti-i-zelene-svitlo-jty-dali-indrek-kannik/" text:style-name="Internet_20_link" text:visited-style-name="Visited_20_Internet_20_Link">
Компроміс з рф неможливий, для них це показник слабкості і зелене світло йтидалі — Індрек Каннік</text:a>
</text:p>
      <text:p text:style-name="P4">
На запитання, наскільки суспільство Естонії підтримує Україну у відсотковомуспіввідношенні, Індрек Каннік відповів:</text:p>
      <text:p text:style-name="P4">
— Серед естонців підтримка України напевно перевищує 95 відсотків або навіть98. Питання є щодо російськомовного населення Естонії. Там приблизно 40–50відсотків однозначно проти цієї війни і за Україну. 35–40% — таких, яким важковизначитися. Вони, напевно, розуміють, що росія все таки чинить неправильнощодо України, але не хочуть втручатися і відкрито висловлюватися проти агресіїрф, бо в них там коріння. Тих, хто не підтримує Україну та, на жаль, євідкритими путіністами, — десь 15–20% російськомовного населення. Причинирізні — від пропаганди рф до настальгії за радянським союзом. Я хочу сказати,що в Естонії досить великий розрив між поколіннями. І якщо серед старшогонаселення російськомовного є ті, хто підтримує політику рф і путіна, то середмолодого покоління російськомовного населення путіністів уже майже немає, —сказав Індрек Каннік.</text:p>
      <text:p text:style-name="P4">
Source: <text:a xlink:type="simple" xlink:href="https://armyinform.com.ua/2023/04/03/sered-estoncziv-pidtrymka-ukrayiny-syagaye-98-vidsotkiv/" text:style-name="Internet_20_link" text:visited-style-name="Visited_20_Internet_20_Link">
https://armyinform.com.ua/2023/04/03/sered-estoncziv-pidtrymka-ukrayiny-syagaye-98-vidsotkiv/</text:a>
</text:p>
      <!--NEWS-->
      <text:h text:style-name="P10" text:outline-level="1">
<text:span text:style-name="T4">
окупанти змушують мелітопольських вчителів відмовитися від українського громадянства</text:span>
</text:h>
      <text:p text:style-name="P4">
Author: ['АРМІЯINFORM']</text:p>
      <text:p text:style-name="P4">
Time: 2023-04-03T52:00:00-04:00</text:p>
      <text:p text:style-name="P4">
Description: Про це повідомляє Генеральний штаб ЗС України в оперативній інформації станом на ра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6e4a09-914552b-tajikistan-705.jpg" text:style-name="Internet_20_link" text:visited-style-name="Visited_20_Internet_20_Link">
d6e4a09-914552b-tajikistan-705.jpg</text:a>
']</text:p>
      <text:p text:style-name="P4">
Tags: ['STOPRUSSIA', 'ГШ ЗСУ']</text:p>
      <text:p text:style-name="P4">
Category: News</text:p>
      <!--METADATA-->
      <text:p text:style-name="P4">
<draw:frame draw:style-name="fr1" draw:name="Image21" text:anchor-type="as-char" svg:width="6.9236in" svg:height="3.87918in" draw:z-index="0">
<draw:image xlink:href="../Images/AРМІЯINFORM/2023-04-03T52-00-00-04-00/d6e4a09-914552b-tajikistan-705.jpg" xlink:type="simple" xlink:show="embed" xlink:actuate="onLoad" draw:mime-type="image/jpeg"/>
</draw:frame>
 Ілюстративне фото</text:p>
      <text:p text:style-name="P4">
Про це<text:a xlink:type="simple" xlink:href="https://www.facebook.com/GeneralStaff.ua/posts/pfbid02utHwpJKkEBmj3LkBMNK23pJ6dcbfECjbY5wpJeG2SEtRox9TgKsfetL4Rv5kvXRbl" text:style-name="Internet_20_link" text:visited-style-name="Visited_20_Internet_20_Link">
повідомляє</text:a>
Генеральний штаб ЗС України в оперативній інформації станом на ранок03.04.2023 щодо російського вторгнення.</text:p>
      <text:p text:style-name="P4">
«Російські окупанти продовжують примусову паспортизацію населення тимчасовозайнятої території Запорізької області. Зокрема, у Мелітополі загарбникипримушують вчителів шкіл, в термін до 01 червня поточного року, написативідмову від українського громадянства та отримати російські паспорти», —йдеться у повідомленні.</text:p>
      <text:p text:style-name="P4">
Source: <text:a xlink:type="simple" xlink:href="https://armyinform.com.ua/2023/04/03/okupanty-zmushuyut-melitopolskyh-vchyteliv-vidmovytysya-vid-ukrayinskogo-gromadyanstva/" text:style-name="Internet_20_link" text:visited-style-name="Visited_20_Internet_20_Link">
https://armyinform.com.ua/2023/04/03/okupanty-zmushuyut-melitopolskyh-vchyteliv-vidmovytysya-vid-ukrayinskogo-gromadyanstva/</text:a>
</text:p>
      <!--NEWS-->
      <text:h text:style-name="P10" text:outline-level="1">
<text:span text:style-name="T4">
Втрати ворога за добу: мінус 610 окупантів, 7 ББМ та 13 безпілотників — Генштаб ЗСУ</text:span>
</text:h>
      <text:p text:style-name="P4">
Author: ['АРМІЯINFORM']</text:p>
      <text:p text:style-name="P4">
Time: 2023-04-03T53:00:00-04:00</text:p>
      <text:p text:style-name="P4">
Description: Загальні бойові втрати противника з 24.02.22 по 03.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_04-03-2023-scaled.jpg" text:style-name="Internet_20_link" text:visited-style-name="Visited_20_Internet_20_Link">
vtraty_04-03-2023-scaled.jpg</text:a>
']</text:p>
      <text:p text:style-name="P4">
Tags: ['STOPRUSSIA', 'ВІЙНА', 'ВТРАТИ ВОРОГА']</text:p>
      <text:p text:style-name="P4">
Category: News</text:p>
      <!--METADATA-->
      <text:p text:style-name="P4">
<draw:frame draw:style-name="fr1" draw:name="Image22" text:anchor-type="as-char" svg:width="6.9236in" svg:height="6.975527in" draw:z-index="0">
<draw:image xlink:href="../Images/AРМІЯINFORM/2023-04-03T53-00-00-04-00/vtraty_04-03-2023-scaled.jpg" xlink:type="simple" xlink:show="embed" xlink:actuate="onLoad" draw:mime-type="image/jpeg"/>
</draw:frame>
</text:p>
      <text:p text:style-name="P4">
Загальні бойові втрати противника з 24.02.22 по 03.04.23 орієнтовностановлять:</text:p>
      <ul>
        <li>
<text:span text:style-name="T4">
особового складу ‒</text:span>
 175160 (+610) осіб ліквідовано  * <text:span text:style-name="T4">
танків ‒</text:span>
 3619 (+1)  * <text:span text:style-name="T4">
бойових броньованих машин ‒</text:span>
 6993 (+7)  * <text:span text:style-name="T4">
артилерійських систем ‒</text:span>
 2694 (+7)  * <text:span text:style-name="T4">
РСЗВ ‒</text:span>
 527 (0)  * <text:span text:style-name="T4">
засоби ППО ‒</text:span>
 280 (+1)  * <text:span text:style-name="T4">
літаків ‒</text:span>
 306 (0)  * <text:span text:style-name="T4">
гелікоптерів ‒</text:span>
 291 (0)  * <text:span text:style-name="T4">
БПЛА оперативно-тактичного рівня ‒</text:span>
 2262 (+13)  * <text:span text:style-name="T4">
крилаті ракети ‒</text:span>
 911 (0)  * <text:span text:style-name="T4">
кораблі / катери ‒</text:span>
 18 (0)  * <text:span text:style-name="T4">
автомобільної техніки та автоцистерн ‒</text:span>
 5553 (+16)  * <text:span text:style-name="T4">
спеціальна техніка ‒</text:span>
 298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3.04.23.</text:p>
      <text:p text:style-name="P4">
Source: <text:a xlink:type="simple" xlink:href="https://armyinform.com.ua/2023/04/03/vtraty-voroga-za-dobu-minus-610-okupantiv-7-bbm-ta-13-bezpilotnykiv-genshtab-zsu/" text:style-name="Internet_20_link" text:visited-style-name="Visited_20_Internet_20_Link">
https://armyinform.com.ua/2023/04/03/vtraty-voroga-za-dobu-minus-610-okupantiv-7-bbm-ta-13-bezpilotnykiv-genshtab-zsu/</text:a>
</text:p>
      <!--NEWS-->
      <text:h text:style-name="P10" text:outline-level="1">
<text:span text:style-name="T4">
Посол США в Україні: Звільнення Київщини рік тому показало світові, що Україна даватиме відсіч і не підкориться</text:span>
</text:h>
      <text:p text:style-name="P4">
Author: ['АРМІЯINFORM']</text:p>
      <text:p text:style-name="P4">
Time: 2023-04-03T54:00:00-04:00</text:p>
      <text:p text:style-name="P4">
Description: Посол Сполучених Штатів Америки в Україні Бріджит Брінк до річниці звільнення Київщ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rodyanka.jpg" text:style-name="Internet_20_link" text:visited-style-name="Visited_20_Internet_20_Link">
borodyanka.jpg</text:a>
']</text:p>
      <text:p text:style-name="P4">
Tags: ['БОРОДЯНКА', 'БРІДЖИТ БРІНК', 'ПОСОЛ СПОЛУЧЕНИХ ШТАТІВ АМЕРИКИ']</text:p>
      <text:p text:style-name="P4">
Category: News</text:p>
      <!--METADATA-->
      <text:p text:style-name="P4">
<draw:frame draw:style-name="fr1" draw:name="Image23" text:anchor-type="as-char" svg:width="6.9236in" svg:height="3.894525in" draw:z-index="0">
<draw:image xlink:href="../Images/AРМІЯINFORM/2023-04-03T54-00-00-04-00/borodyanka.jpg" xlink:type="simple" xlink:show="embed" xlink:actuate="onLoad" draw:mime-type="image/jpeg"/>
</draw:frame>
</text:p>
      <text:p text:style-name="P4">
Посол Сполучених Штатів Америки в Україні Бріджит Брінк до річниці звільненняКиївщини від російських загарбників зазначила, що Україна даватиме відсіч і непідкориться окупантам.</text:p>
      <text:p text:style-name="P4">
Про це Бріджит Брінк<text:a xlink:type="simple" xlink:href="https://twitter.com/USAmbKyiv/status/1642553054946795529/photo/1" text:style-name="Internet_20_link" text:visited-style-name="Visited_20_Internet_20_Link">
повідомила</text:a>
у Тwitter.</text:p>
      <text:p text:style-name="P4">
«Цю світлину з моєї першої поїздки до Бородянки я щодня ношу з собою якнагадування не лише про жахи російської агресії та окупації, а й про прагненняхоробрих мешканців Бородянки — і всієї України — жити вільно. ЗвільненняКиївщини рік тому показало світові, що Україна даватиме відсіч і непідкориться. Я була зворушена, побачивши у Бородянці відкриття скульптури«<text:a xlink:type="simple" xlink:href="https://armyinform.com.ua/2023/04/02/na-chest-vyzvolennya-kyyivshhyny-v-borodyanczi-vidkryly-skulpturu-divchynka-pid-sonczem/" text:style-name="Internet_20_link" text:visited-style-name="Visited_20_Internet_20_Link">
Дівчинка під сонцем</text:a>
» Євгена Примаченка — символу вашої рішучості у протистоянні,відновленні та відбудові», — повідомила Бріджит Брінк.</text:p>
      <text:p text:style-name="P4">
Source: <text:a xlink:type="simple" xlink:href="https://armyinform.com.ua/2023/04/03/posol-ssha-v-ukrayini-zvilnennya-kyyivshhyny-rik-tomu-pokazalo-svitovi-shho-ukrayina-davatyme-vidsich-i-ne-pidkorytsya/" text:style-name="Internet_20_link" text:visited-style-name="Visited_20_Internet_20_Link">
https://armyinform.com.ua/2023/04/03/posol-ssha-v-ukrayini-zvilnennya-kyyivshhyny-rik-tomu-pokazalo-svitovi-shho-ukrayina-davatyme-vidsich-i-ne-pidkorytsya/</text:a>
</text:p>
      <!--NEWS-->
      <text:h text:style-name="P10" text:outline-level="1">
<text:span text:style-name="T4">
На бойовому чергуванні в Чорному морі залишається 9 бойових кораблів загарбників, зокрема два ракетоносії</text:span>
</text:h>
      <text:p text:style-name="P4">
Author: ['Олександр Кіндсфатер']</text:p>
      <text:p text:style-name="P4">
Time: 2023-04-03T55:00:00-04:00</text:p>
      <text:p text:style-name="P4">
Description: Про це заявила керівник об'єднаного координаційного пресцентру Сил оборони півдн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НАТАЛІЯ ГУМЕНЮК']</text:p>
      <text:p text:style-name="P4">
Category: News</text:p>
      <!--METADATA-->
      <text:p text:style-name="P4">
<draw:frame draw:style-name="fr1" draw:name="Image24" text:anchor-type="as-char" svg:width="6.9236in" svg:height="4.615733in" draw:z-index="0">
<draw:image xlink:href="../Images/AРМІЯINFORM/2023-04-03T55-00-00-04-00/raketa-kalibr-pusk-chorne-more.jpg" xlink:type="simple" xlink:show="embed" xlink:actuate="onLoad" draw:mime-type="image/jpeg"/>
</draw:frame>
 Ілюстративне фото</text:p>
      <text:p text:style-name="P4">
<text:span text:style-name="T5">
Про це заявила керівник об 'єднаного координаційного пресцентру Сил оборонипівдня України Наталія Гуменюк в ефірі національного телемарафону «Єдиніновини».</text:span>
</text:p>
      <text:p text:style-name="P4">
— Виходячи з кількості ракет, зокрема «Калібрів», які у них зараз залишилися,імовірність нанесення масованих ракетних ударів маловірогідна. Але точковіракетні удари виключати не можна. Зокрема, не можна виключати можливу участь утак званих хвильових атаках. Коли вони спочатку використовують «Шахеди», потімракети повітряного і морського базування. Треба бути пильними і обережними.Пам’ятати, що у ворога залишаються в пріоритеті об’єкти критичної і військовоїінфраструктури, — додала керівник пресцентру.</text:p>
      <text:p text:style-name="P4">
На лівому березі Херсонщини окупанти продовжують вести оборонні дії. Ворогукріплює свої позиції і постійно маневрує, щоб уникнути вогневого ураження силоборони південного напрямку. Наші підрозділи продовжують знищувати живу силу,авто і бронетехніку ворога, а також його розвідувальні безпілотники, які вінчасто використовує для скидання гранат. І навіть місцева влада з правогоберега Дніпра попереджує цивільне населення, щоб вони не скупчувалися, тому щоворог може застосовувати таки безпілотники і проти мирних людей.</text:p>
      <text:p text:style-name="P4">
Триває зачистка 30-кілометрової смуги безпеки, що вже відчувається назменшенні кількості ворожих обстрілів. Зі слів Наталії Гуменюк, за минулийтиждень їх вдалося звести до 21 за добу. Хоча в деякі дні вона, на жаль, якраніше, доходить до 50–60 обстрілів. Але це вже не 90 і 100, як було впопередні тижні. Також минулої доби ворог відмовився від використаннякерованих авіаційних ракет, що може бути пов’язано з погіршенням погоднихумов.</text:p>
      <text:p text:style-name="P4">
Сили оборони продовжують завдавати вогневого ураження по спостережних пунктахокупантів, які перебувають на островах між правим і лівим берегом, знищуючиворога і його плавзасоби у вигляді викрадених в цивільного населеннямаломірних рибацьких човнів.</text:p>
      <text:p text:style-name="P4">
Source: <text:a xlink:type="simple" xlink:href="https://armyinform.com.ua/2023/04/03/na-bojovomu-cherguvanni-v-chornomu-mori-zalyshayetsya-9-bojovyh-korabliv-zagarbnykiv-zokrema-dva-raketonosiyi/" text:style-name="Internet_20_link" text:visited-style-name="Visited_20_Internet_20_Link">
https://armyinform.com.ua/2023/04/03/na-bojovomu-cherguvanni-v-chornomu-mori-zalyshayetsya-9-bojovyh-korabliv-zagarbnykiv-zokrema-dva-raketonosiyi/</text:a>
</text:p>
      <!--NEWS-->
      <text:h text:style-name="P10" text:outline-level="1">
<text:span text:style-name="T4">
Командувач Об’єднаних Сил ЗСУ зустрівся з волонтерами та подякував за допомогу воїнам</text:span>
</text:h>
      <text:p text:style-name="P4">
Author: ['АРМІЯINFORM']</text:p>
      <text:p text:style-name="P4">
Time: 2023-04-03T56:00:00-04:00</text:p>
      <text:p text:style-name="P4">
Description: Командувач Об’єднаних Сил Збройних Сил України генерал-лейтенант Сергій Наєв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yev-volontery2.png" text:style-name="Internet_20_link" text:visited-style-name="Visited_20_Internet_20_Link">
nayev-volontery2.png</text:a>
']</text:p>
      <text:p text:style-name="P4">
Tags: ['STOPRUSSIA', 'КОМАНДУВАННЯ ОБ’ЄДНАНИХ СИЛ ЗСУ', 'СЕРГІЙ НАЄВ']</text:p>
      <text:p text:style-name="P4">
Category: News</text:p>
      <!--METADATA-->
      <text:p text:style-name="P4">
<draw:frame draw:style-name="fr1" draw:name="Image25" text:anchor-type="as-char" svg:width="6.9236in" svg:height="3.57731in" draw:z-index="0">
<draw:image xlink:href="../Images/AРМІЯINFORM/2023-04-03T56-00-00-04-00/nayev-volontery2.png" xlink:type="simple" xlink:show="embed" xlink:actuate="onLoad" draw:mime-type="image/png"/>
</draw:frame>
</text:p>
      <text:p text:style-name="P4">
Командувач Об’єднаних Сил Збройних Сил України генерал-лейтенант Сергій Наєввідвідав Благодійний фонд «Руєвит»та подякував волонтерам за їхню активнудіяльність та плідну співпрацю з військовими.</text:p>
      <text:p text:style-name="P4">
Про це <text:a xlink:type="simple" xlink:href="https://fb.watch/jG8-S2-1r_/" text:style-name="Internet_20_link" text:visited-style-name="Visited_20_Internet_20_Link">
повідомляє</text:a>
 Командування Об’єднаних СилЗбройних Сил України.</text:p>
      <text:p text:style-name="P4">
«Вже дев’ять років поспіль члени Благодійного фонду «Руєвит» невтомнодопомагають військовим частинам і підрозділам, які виконують бойові завданняна півночі та сході нашої держави. Їх єднає з воїнами омріяна мета – здолативорога й здобути перемогу», — йдеться у повідомленні.</text:p>
      <text:p text:style-name="P4">
Командувач подякував волонтерам за працю, за старання зробити все необхіднедля того, щоб наблизити нашу перемогу.</text:p>
      <text:p text:style-name="P4">
За його словами, маскувальні комплекти, які виготовляють члени фонду,принесуть користь українським воїнам під час виконання завдань запризначенням. Збережуть не одне солдатське життя.</text:p>
      <text:p text:style-name="P4">
«Дуже важливо, щоб ми зараз були разом, відстоюючи нашу незалежність. А колипереможемо ворога — будемо разом відновлювати, розбудовувати нашу Україну, щобвона розквітла й стала ще кращою, ніж до війни», — підкреслив командувач.</text:p>
      <text:p text:style-name="P4">
<text:span text:style-name="T4">
Благодійний фонд «Руєвит»</text:span>
 був створений з початком антитерористичноїоперації у 2014 році. Близько двохсот осіб із Рівненщини працюють у різнихнапрямках, визначаючи актуальні потреби військовослужбовців та активнокомунікуючи з ними: плетуть маскувальні сітки, готують бліндажні свічки,збирають кошти, на які закуповують необхідне обладнання длявійськовослужбовців, зокрема безпілотні літальні апарати, прилади нічногобачення тощо. До своєї діяльності активно долучають інші громадськіорганізації.</text:p>
      <text:p text:style-name="P4">
Source: <text:a xlink:type="simple" xlink:href="https://armyinform.com.ua/2023/04/03/komanduvach-obyednanyh-syl-zsu-zustrivsya-z-volonteramy-ta-podyakuvav-za-dopomogu-voyinam/" text:style-name="Internet_20_link" text:visited-style-name="Visited_20_Internet_20_Link">
https://armyinform.com.ua/2023/04/03/komanduvach-obyednanyh-syl-zsu-zustrivsya-z-volonteramy-ta-podyakuvav-za-dopomogu-voyinam/</text:a>
</text:p>
      <!--NEWS-->
      <text:h text:style-name="P10" text:outline-level="1">
<text:span text:style-name="T4">
Піротехніки ДСНС знешкодили 116 вибухонебезпечних предметів впродовж доби</text:span>
</text:h>
      <text:p text:style-name="P4">
Author: ['АРМІЯINFORM']</text:p>
      <text:p text:style-name="P4">
Time: 2023-04-03T57:00:00-04:00</text:p>
      <text:p text:style-name="P4">
Description: Протягом минулої доби, 2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51f0000-0aff-0242-be2f-08da173df50a_w1080_h608.png" text:style-name="Internet_20_link" text:visited-style-name="Visited_20_Internet_20_Link">
051f0000-0aff-0242-be2f-08da173df50a_w1080_h608.png</text:a>
', '<text:a xlink:type="simple" xlink:href="https://armyinform.com.ua/wp-content/uploads/2023/04/photo_5285276279765059007_y.jpg" text:style-name="Internet_20_link" text:visited-style-name="Visited_20_Internet_20_Link">
photo_5285276279765059007_y.jpg</text:a>
']</text:p>
      <text:p text:style-name="P4">
Tags: ['STOPRUSSIA', 'ДСНС УКРАЇНИ', 'ПІРОТЕХНІКИ']</text:p>
      <text:p text:style-name="P4">
Category: News</text:p>
      <!--METADATA-->
      <text:p text:style-name="P4">
<draw:frame draw:style-name="fr1" draw:name="Image26" text:anchor-type="as-char" svg:width="6.9236in" svg:height="3.89773in" draw:z-index="0">
<draw:image xlink:href="../Images/AРМІЯINFORM/2023-04-03T57-00-00-04-00/051f0000-0aff-0242-be2f-08da173df50a_w1080_h608.png" xlink:type="simple" xlink:show="embed" xlink:actuate="onLoad" draw:mime-type="image/png"/>
</draw:frame>
</text:p>
      <text:p text:style-name="P4">
<text:span text:style-name="T4">
Протягом минулої доби, 2</text:span>
 <text:span text:style-name="T4">
квітня</text:span>
 <text:span text:style-name="T4">
,</text:span>
 піротехнічні підрозділиДержавної служби України з надзвичайних ситуацій <text:span text:style-name="T4">
72 рази</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25" text:style-name="Internet_20_link" text:visited-style-name="Visited_20_Internet_20_Link">
повідомляє</text:a>
</text:span>
 ДСНС України.</text:p>
      <text:p text:style-name="P4">
Піротехнічні підрозділи виявили, вилучили і знешкодили <text:span text:style-name="T4">
116</text:span>
вибухонебезпечних предметів. Обстежено (очищено) територію площею понад<text:span text:style-name="T4">
8,67</text:span>
 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295рази</text:span>
 до виконання завдань з розмінування. Знешкоджено <text:span text:style-name="T4">
339 745вибухонебезпечний предмет</text:span>
 , зокрема <text:span text:style-name="T4">
2 200 авіаційних бомб</text:span>
. Обстежено(очищено) територію площею <text:span text:style-name="T4">
81 563гектари</text:span>
.</text:p>
      <text:p text:style-name="P4">
<draw:frame draw:style-name="fr1" draw:name="Image27" text:anchor-type="as-char" svg:width="6.9236in" svg:height="5.804039in" draw:z-index="0">
<draw:image xlink:href="../Images/AРМІЯINFORM/2023-04-03T57-00-00-04-00/photo_5285276279765059007_y.jpg" xlink:type="simple" xlink:show="embed" xlink:actuate="onLoad" draw:mime-type="image/jpeg"/>
</draw:frame>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4/03/pirotehniky-dsns-zneshkodyly-116-vybuhonebezpechnyh-predmetiv-vprodovzh-doby/" text:style-name="Internet_20_link" text:visited-style-name="Visited_20_Internet_20_Link">
https://armyinform.com.ua/2023/04/03/pirotehniky-dsns-zneshkodyly-116-vybuhonebezpechnyh-predmetiv-vprodovzh-doby/</text:a>
</text:p>
      <!--NEWS-->
      <text:h text:style-name="P10" text:outline-level="1">
<text:span text:style-name="T4">
На Донеччині нам вдалося покращити своє тактичне положення — Олексій Дмитрашківський</text:span>
</text:h>
      <text:p text:style-name="P4">
Author: ['Дмитро Горбунов']</text:p>
      <text:p text:style-name="P4">
Time: 2023-04-03T58:00:00-04:00</text:p>
      <text:p text:style-name="P4">
Description: Про дії ворога на Донеччині та півдні України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g6a4484.jpg" text:style-name="Internet_20_link" text:visited-style-name="Visited_20_Internet_20_Link">
0g6a4484.jpg</text:a>
']</text:p>
      <text:p text:style-name="P4">
Tags: ['ОЛЕКСІЙ ДМИТРАШКІВСЬКИЙ']</text:p>
      <text:p text:style-name="P4">
Category: News</text:p>
      <!--METADATA-->
      <text:p text:style-name="P4">
<draw:frame draw:style-name="fr1" draw:name="Image28" text:anchor-type="as-char" svg:width="6.9236in" svg:height="4.615733in" draw:z-index="0">
<draw:image xlink:href="../Images/AРМІЯINFORM/2023-04-03T58-00-00-04-00/0g6a4484.jpg" xlink:type="simple" xlink:show="embed" xlink:actuate="onLoad" draw:mime-type="image/jpeg"/>
</draw:frame>
</text:p>
      <text:p text:style-name="P4">
Про дії ворога на Донеччині та півдні України в ефірі телемарафону <text:a xlink:type="simple" xlink:href="https://www.youtube.com/watch" text:style-name="Internet_20_link" text:visited-style-name="Visited_20_Internet_20_Link">
«Єдиніновини»</text:a>
 розповів речникоб’єднаного пресцентру Сил оборони Таврійського напрямку полковник ОлексійДмитрашківський.</text:p>
      <text:p text:style-name="P4">
— Окупанти продовжують атакувати на Авдіївському та Мар’їнському напрямках.Там вони намагаються зосередити сили, але їм нічого не вдається. На Донеччинінам вдалося покращити своє тактичне положення. Тобто ми зайняли деякістратегічно важливі позиції, — повідомив офіцер ЗСУ.</text:p>
      <text:p text:style-name="P4">
Він уточнив, що біля Авдіївки ворог проводить певну ротацію.</text:p>
      <text:p text:style-name="P4">
— На сьогоднішній день відомо про виведення звідти 200-ї мотострілецькоїбригади росармії. Їх відвели, щоб вони змогли відновити сили. Натомість єінформація, що туди зайшли «вагнерівці». Та поки що підтвердження цьому немає.Загалом вороги дуже бояться нашого контрнаступу і розуміють, що їхнійДонецький напрямок виснажений. Вони поступово втрачають свою бойову здатність,— поінформував полковник Олексій Дмитрашківський.</text:p>
      <text:p text:style-name="P4">
За його словами, на Запорізькому напрямку суттєвих змін не відбулося.</text:p>
      <text:p text:style-name="P4">
— Ворог проводить активну розвідку та покращує свої оборонні рубежі. Не маючиуспіху на фронті, росіяни в Запорізькій області застосовують ствольну тареактивну артилерію, — підсумував речник об’єднаного пресцентру Сил оборониТаврійського напрямку.</text:p>
      <text:p text:style-name="P4">
Source: <text:a xlink:type="simple" xlink:href="https://armyinform.com.ua/2023/04/03/na-donechchyni-nam-vdalosya-pokrashhyty-svoye-taktychne-polozhennya-oleksij-dmytrashkivskyj/" text:style-name="Internet_20_link" text:visited-style-name="Visited_20_Internet_20_Link">
https://armyinform.com.ua/2023/04/03/na-donechchyni-nam-vdalosya-pokrashhyty-svoye-taktychne-polozhennya-oleksij-dmytrashkivskyj/</text:a>
</text:p>
      <!--NEWS-->
      <text:h text:style-name="P10" text:outline-level="1">
<text:span text:style-name="T4">
За добу ворог обстріляв 7 областей України, 12 цивільних загинуло, 32 — поранено</text:span>
</text:h>
      <text:p text:style-name="P4">
Author: ['АРМІЯINFORM']</text:p>
      <text:p text:style-name="P4">
Time: 2023-04-03T59:00:00-04:00</text:p>
      <text:p text:style-name="P4">
Description: Протягом минулої доби російські війська обстріляли територію 7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3120940621875580_y-1.jpg" text:style-name="Internet_20_link" text:visited-style-name="Visited_20_Internet_20_Link">
photo_5283120940621875580_y-1.jpg</text:a>
']</text:p>
      <text:p text:style-name="P4">
Tags: ['MILITARY MEDIA CENTER', 'STOPRUSSIA', 'ВОРОЖІ ОБСТРІЛИ']</text:p>
      <text:p text:style-name="P4">
Category: News</text:p>
      <!--METADATA-->
      <text:p text:style-name="P4">
<draw:frame draw:style-name="fr1" draw:name="Image29" text:anchor-type="as-char" svg:width="6.9236in" svg:height="4.882379in" draw:z-index="0">
<draw:image xlink:href="../Images/AРМІЯINFORM/2023-04-03T59-00-00-04-00/photo_5283120940621875580_y-1.jpg" xlink:type="simple" xlink:show="embed" xlink:actuate="onLoad" draw:mime-type="image/jpeg"/>
</draw:frame>
</text:p>
      <text:p text:style-name="P4">
Протягом минулої доби російські війська обстріляли територію 7 областейУкраїни.</text:p>
      <text:p text:style-name="P4">
Про це у Telegram <text:a xlink:type="simple" xlink:href="https://t.me/militarymediacenter/1603" text:style-name="Internet_20_link" text:visited-style-name="Visited_20_Internet_20_Link">
інформує</text:a>
 MilitaryMedia Center.</text:p>
      <text:p text:style-name="P4">
«Загалом із різних видів озброєння (міномети, танки, САУ, артилерія, РСЗВ, ЗРК«С-300», БПЛА, тактична авіація) здійснено обстріли 92 населених пунктів,підтверджено ураження 74 об’єктів інфраструктури», — йдеться у повідомленні.</text:p>
      <text:p text:style-name="P4">
За попередньою інформацією, загинуло 12 цивільних осіб та 32 — поранено.</text:p>
      <text:p text:style-name="P4">
Source: <text:a xlink:type="simple" xlink:href="https://armyinform.com.ua/2023/04/03/za-dobu-vorog-obstrilyav-7-oblastej-ukrayiny-12-czyvilnyh-zagyblyh-32-poraneno/" text:style-name="Internet_20_link" text:visited-style-name="Visited_20_Internet_20_Link">
https://armyinform.com.ua/2023/04/03/za-dobu-vorog-obstrilyav-7-oblastej-ukrayiny-12-czyvilnyh-zagyblyh-32-poraneno/</text:a>
</text:p>
      <!--NEWS-->
      <text:h text:style-name="P10" text:outline-level="1">
<text:span text:style-name="T4">
В Україну з візитом прибула Генсек Ради Європи</text:span>
</text:h>
      <text:p text:style-name="P4">
Author: ['АРМІЯINFORM']</text:p>
      <text:p text:style-name="P4">
Time: 2023-04-03T60:00:00-04:00</text:p>
      <text:p text:style-name="P4">
Description: Перша заступниця міністра закордонних справ України Еміне Джапарова провела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sxclusxgaikkjn.jpg" text:style-name="Internet_20_link" text:visited-style-name="Visited_20_Internet_20_Link">
fsxclusxgaikkjn.jpg</text:a>
']</text:p>
      <text:p text:style-name="P4">
Tags: ['STOPRUSSIA', 'АГРЕСІЯ РФ', 'ГЕНСЕК РАДИ ЄВРОПИ', 'ЕМІНЕ ДЖАПАРОВА', 'МАРІЯ ПЕЙЧИНОВИЧ-БУРИЧ', 'МЗС']</text:p>
      <text:p text:style-name="P4">
Category: News</text:p>
      <!--METADATA-->
      <text:p text:style-name="P4">
<draw:frame draw:style-name="fr1" draw:name="Image30" text:anchor-type="as-char" svg:width="6.9236in" svg:height="4.603105in" draw:z-index="0">
<draw:image xlink:href="../Images/AРМІЯINFORM/2023-04-03T60-00-00-04-00/fsxclusxgaikkjn.jpg" xlink:type="simple" xlink:show="embed" xlink:actuate="onLoad" draw:mime-type="image/jpeg"/>
</draw:frame>
</text:p>
      <text:p text:style-name="P4">
Перша заступниця міністра закордонних справ України Еміне Джапарова провелазустріч з Генеральною секретаркою Ради Європи Марією Пейчинович-Бурич, якавдруге відвідує нашу державу після початку широкомасштабної війни рф протиУкраїни.</text:p>
      <text:p text:style-name="P4">
Про це <text:a xlink:type="simple" xlink:href="https://mfa.gov.ua/news/emine-dzhaparova-ta-mariya-pejchinovich-burich-obgovorili-podalshi-kroki-dlya-prityagnennya-rosiyi-do-vidpovidalnosti" text:style-name="Internet_20_link" text:visited-style-name="Visited_20_Internet_20_Link">
повідомляє</text:a>
 Міністерство закордонних справ України.</text:p>
      <text:p text:style-name="P4">
Ключовими темами розмови стали питання ролі та місця Ради Європи у подоланнінаслідків російської агресії, а також перебіг підготовки до Четвертого самітуглав держав та урядів країн-членів Ради Європи.</text:p>
      <text:p text:style-name="P4">
Еміне Джапарова наголосила, що важливе місце у рішеннях саміту мали б посістипитання відповідальності рф за скоєні в Україні злочини, зокрема створенняСпеціального трибуналу та компенсаційного механізму з відшкодування збитків,завданих агресією.</text:p>
      <text:p text:style-name="P4">
«Важливо забезпечити невідворотність покарання для винних у скоєнні воєннихзлочинів. Це наш спільний обов’язок перед тими, хто загинув від рукросійського агресора, починаючи з 2014 року. Рада Європи має відігратипровідну роль у створенні Спеціального трибуналу для притягнення росії довідповідальності за злочин агресії», — наголосила перша заступниця міністразакордонних справ України.</text:p>
      <text:p text:style-name="P4">
Окрему увагу сторони приділили перспективі створення реєстру збитків, завданихагресією рф проти України, який стане важливим кроком на шляху до створеннявсеохопного компенсаційного механізму.</text:p>
      <text:p text:style-name="P4">
Еміне Джапарова подякувала Марії Пейчинович-Бурич за її чітку позицію танепохитну підтримку України у боротьбі проти російського агресора.</text:p>
      <text:p text:style-name="P4">
Source: <text:a xlink:type="simple" xlink:href="https://armyinform.com.ua/2023/04/03/v-ukrayinu-z-vizytom-prybula-gensek-rady-yevropy/" text:style-name="Internet_20_link" text:visited-style-name="Visited_20_Internet_20_Link">
https://armyinform.com.ua/2023/04/03/v-ukrayinu-z-vizytom-prybula-gensek-rady-yevropy/</text:a>
</text:p>
      <!--NEWS-->
      <text:h text:style-name="P10" text:outline-level="1">
<text:span text:style-name="T4">
Зафіксовано майже 17 тисяч злочинів проти нацбезпеки України — Офіс Генпрокурора</text:span>
</text:h>
      <text:p text:style-name="P4">
Author: ['АРМІЯINFORM']</text:p>
      <text:p text:style-name="P4">
Time: 2023-04-03T6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3129779664572015_y.jpg" text:style-name="Internet_20_link" text:visited-style-name="Visited_20_Internet_20_Link">
photo_5283129779664572015_y.jpg</text:a>
', '<text:a xlink:type="simple" xlink:href="https://armyinform.com.ua/wp-content/uploads/2023/04/photo_5283129779664572016_y.jpg" text:style-name="Internet_20_link" text:visited-style-name="Visited_20_Internet_20_Link">
photo_5283129779664572016_y.jpg</text:a>
']</text:p>
      <text:p text:style-name="P4">
Tags: ['ОФІС ГЕНЕРАЛЬНОГО ПРОКУРОРА УКРАЇНИ']</text:p>
      <text:p text:style-name="P4">
Category: News</text:p>
      <!--METADATA-->
      <text:p text:style-name="P4">
<draw:frame draw:style-name="fr1" draw:name="Image31" text:anchor-type="as-char" svg:width="6.9236in" svg:height="4.447316in" draw:z-index="0">
<draw:image xlink:href="../Images/AРМІЯINFORM/2023-04-03T61-00-00-04-00/photo_5283129779664572015_y.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3 квітня</text:span>
 зареєстровано:</text:p>
      <ul>
        <li>
77 952 воєнних злочини,  * 16 934 злочини проти національної безпеки України.</li>
      </ul>
      <text:p text:style-name="P4">
Крім того, за офіційними даними ювенальних прокурорів, <text:span text:style-name="T4">
1411 дітейпостраждали</text:span>
 внаслідок агресії рф, з них:</text:p>
      <ul>
        <li>
467 — дітей загинули,  * 944 — дитини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2" text:anchor-type="as-char" svg:width="6.9236in" svg:height="4.447316in" draw:z-index="0">
<draw:image xlink:href="../Images/AРМІЯINFORM/2023-04-03T61-00-00-04-00/photo_5283129779664572016_y.jpg" xlink:type="simple" xlink:show="embed" xlink:actuate="onLoad" draw:mime-type="image/jpeg"/>
</draw:frame>
</text:p>
      <text:p text:style-name="P4">
Source: <text:a xlink:type="simple" xlink:href="https://armyinform.com.ua/2023/04/03/zafiksovano-majzhe-17-tysyach-zlochyniv-proty-naczbezpeky-ukrayiny-ofis-genprokurora-2/" text:style-name="Internet_20_link" text:visited-style-name="Visited_20_Internet_20_Link">
https://armyinform.com.ua/2023/04/03/zafiksovano-majzhe-17-tysyach-zlochyniv-proty-naczbezpeky-ukrayiny-ofis-genprokurora-2/</text:a>
</text:p>
      <!--NEWS-->
      <text:h text:style-name="P10" text:outline-level="1">
<text:span text:style-name="T4">
У Краматорську затримано поплічницю російських спецслужб</text:span>
</text:h>
      <text:p text:style-name="P4">
Author: ['АРМІЯINFORM']</text:p>
      <text:p text:style-name="P4">
Time: 2023-04-03T62:00:00-04:00</text:p>
      <text:p text:style-name="P4">
Description: Під час контрдиверсійних заходів у прифронтових районах Донеччини викрито ще од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2763182731020484_y.jpg" text:style-name="Internet_20_link" text:visited-style-name="Visited_20_Internet_20_Link">
photo_5282763182731020484_y.jpg</text:a>
']</text:p>
      <text:p text:style-name="P4">
Tags: ['КОЛАБОРАНТКА', 'КРАМАТОРСЬК', 'СБУ']</text:p>
      <text:p text:style-name="P4">
Category: News</text:p>
      <!--METADATA-->
      <text:p text:style-name="P4">
<draw:frame draw:style-name="fr1" draw:name="Image33" text:anchor-type="as-char" svg:width="6.9236in" svg:height="4.620071in" draw:z-index="0">
<draw:image xlink:href="../Images/AРМІЯINFORM/2023-04-03T62-00-00-04-00/photo_5282763182731020484_y.jpg" xlink:type="simple" xlink:show="embed" xlink:actuate="onLoad" draw:mime-type="image/jpeg"/>
</draw:frame>
</text:p>
      <text:p text:style-name="P4">
Під час контрдиверсійних заходів у прифронтових районах Донеччини викрито щеодну інформаторку агресора. Зловмисницею виявилась мешканка Краматорська, якудистанційно завербував співробітник фсб рф.</text:p>
      <text:p text:style-name="P4">
Про це <text:a xlink:type="simple" xlink:href="https://ssu.gov.ua/novyny/sbu-zatrymala-vorozhu-informatorku-yaka-navodyla-rosiiski-rakety-na-likarni-ta-hurtozhytky-u-kramatorsku" text:style-name="Internet_20_link" text:visited-style-name="Visited_20_Internet_20_Link">
повідомляє</text:a>
 Служба безпеки України.</text:p>
      <text:p text:style-name="P4">
За вказівкою агресора фігурантка намагалась виявити військові аеродроми ЗСУ імісця базування підрозділів Держприкордонслужби на території регіону.</text:p>
      <text:p text:style-name="P4">
Крім того, вона обходила місто і позначала в електронних картах координатимісцевих лікарень та гуртожитків. Розвіддані потрібні були російськимокупантам для підготовки і проведення прицільних ракетних ударів поукраїнських об’єктах.</text:p>
      <text:p text:style-name="P4">
Співробітники СБУ затримали зловмисницю під час виконання нею ворожогорозвідувального завдання.</text:p>
      <text:p text:style-name="P4">
У затриманої вилучено мобільний телефон, який вона використовувала длявиконання ворожих вказівок та комунікації з представником російськоїспецслужби.</text:p>
      <text:p text:style-name="P4">
Наразі слідчі Служби безпеки повідомили фігурантці про підозру за вчиненийзлочин.</text:p>
      <text:p text:style-name="P4">
Суд обрав затриманій запобіжний захід – тримання під вартою. Триваєрозслідування для встановлення всіх обставин злочину.</text:p>
      <text:p text:style-name="P4">
Source: <text:a xlink:type="simple" xlink:href="https://armyinform.com.ua/2023/04/03/u-kramatorsku-zatrymano-poplichnyczyu-rosijskyh-speczsluzhb/" text:style-name="Internet_20_link" text:visited-style-name="Visited_20_Internet_20_Link">
https://armyinform.com.ua/2023/04/03/u-kramatorsku-zatrymano-poplichnyczyu-rosijskyh-speczsluzhb/</text:a>
</text:p>
      <!--NEWS-->
      <text:h text:style-name="P10" text:outline-level="1">
<text:span text:style-name="T4">
Польща вже передала Україні кілька винищувачів МіГ-29</text:span>
</text:h>
      <text:p text:style-name="P4">
Author: ['АРМІЯINFORM']</text:p>
      <text:p text:style-name="P4">
Time: 2023-04-03T63:00:00-04:00</text:p>
      <text:p text:style-name="P4">
Description: До України вже прибуло кілька польських винищувачів МіГ-29.    Про це повідомив Держав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olska_mig.jpg" text:style-name="Internet_20_link" text:visited-style-name="Visited_20_Internet_20_Link">
polska_mig.jpg</text:a>
']</text:p>
      <text:p text:style-name="P4">
Tags: ['ВИНИЩУВАЧІ МІГ-29', 'ПОЛЬЩА', 'СВІТ ПІДТРИМУЄ УКРАЇНУ']</text:p>
      <text:p text:style-name="P4">
Category: News</text:p>
      <!--METADATA-->
      <text:p text:style-name="P4">
<draw:frame draw:style-name="fr1" draw:name="Image34" text:anchor-type="as-char" svg:width="6.9236in" svg:height="3.894525in" draw:z-index="0">
<draw:image xlink:href="../Images/AРМІЯINFORM/2023-04-03T63-00-00-04-00/polska_mig.jpg" xlink:type="simple" xlink:show="embed" xlink:actuate="onLoad" draw:mime-type="image/jpeg"/>
</draw:frame>
</text:p>
      <text:p text:style-name="P4">
До України вже прибуло кілька польських винищувачів МіГ-29.</text:p>
      <text:p text:style-name="P4">
Про це<text:a xlink:type="simple" xlink:href="https://twitter.com/marcin_przydacz/status/1642763478061522947" text:style-name="Internet_20_link" text:visited-style-name="Visited_20_Internet_20_Link">
повідомив</text:a>
Державний секретар Польщі, керівник Управління міжнародної політики президентаПольщі Марчін Пшидач.</text:p>
      <text:p text:style-name="P4">
«За моєю інформацією, цей процес уже завершено, тобто передача першої частинивинищувачів», — <text:a xlink:type="simple" xlink:href="https://www.rmf24.pl/tylko-w-rmf24/poranna-rozmowa/news-marcin-przydacz-wolodymyr-zelenski-w-srode-przyjedzie-do-pol,nId,6693491#crp_state=1" text:style-name="Internet_20_link" text:visited-style-name="Visited_20_Internet_20_Link">
зазначив</text:a>
 Марчін Пшидач.</text:p>
      <text:p text:style-name="P4">
Він також розповів про запланований Україною контрнаступ та необхідні поставкитехніки із Заходу.</text:p>
      <text:p text:style-name="P4">
«Україна набирається сил. І чим швидше надійде це озброєння із Західної Європита США, тим швидше Україна досягне цієї готовності. Ця техніка має бутидоставлена в набагато більшій кількості і набагато швидше, аби Україна могладати відсіч росії, бо воюючи сьогодні на фронті, Україна захищає стабільністьусіх нас», — наголосив польський чиновник.</text:p>
      <text:p text:style-name="P4">
Source: <text:a xlink:type="simple" xlink:href="https://armyinform.com.ua/2023/04/03/polshha-vzhe-peredala-ukrayini-kilka-vynyshhuvachiv-mig-29/" text:style-name="Internet_20_link" text:visited-style-name="Visited_20_Internet_20_Link">
https://armyinform.com.ua/2023/04/03/polshha-vzhe-peredala-ukrayini-kilka-vynyshhuvachiv-mig-29/</text:a>
</text:p>
      <!--NEWS-->
      <text:h text:style-name="P10" text:outline-level="1">
<text:span text:style-name="T4">
Ми щоденно та публічно надаємо офіційну позицію по Бахмуту — Ганна Маляр</text:span>
</text:h>
      <text:p text:style-name="P4">
Author: ['АРМІЯINFORM']</text:p>
      <text:p text:style-name="P4">
Time: 2023-04-03T64:00:00-04:00</text:p>
      <text:p text:style-name="P4">
Description: Заступник Міністра оборони України Ганна Маляр заявила, що Україна щоденно та публі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hoto_2022-10-27_11-29-46-e1668072464945.jpg" text:style-name="Internet_20_link" text:visited-style-name="Visited_20_Internet_20_Link">
photo_2022-10-27_11-29-46-e1668072464945.jpg</text:a>
', '<text:a xlink:type="simple" xlink:href="https://armyinform.com.ua/wp-content/uploads/2023/04/photo_5282988874672490073_y-e1680511683359.jpg" text:style-name="Internet_20_link" text:visited-style-name="Visited_20_Internet_20_Link">
photo_5282988874672490073_y-e1680511683359.jpg</text:a>
']</text:p>
      <text:p text:style-name="P4">
Tags: ['STOPRUSSIA', 'БАХМУТ', 'ГАННА МАЛЯР']</text:p>
      <text:p text:style-name="P4">
Category: News</text:p>
      <!--METADATA-->
      <text:p text:style-name="P4">
<draw:frame draw:style-name="fr1" draw:name="Image35" text:anchor-type="as-char" svg:width="6.9236in" svg:height="4.119542in" draw:z-index="0">
<draw:image xlink:href="../Images/AРМІЯINFORM/2023-04-03T64-00-00-04-00/photo_2022-10-27_11-29-46-e1668072464945.jpg" xlink:type="simple" xlink:show="embed" xlink:actuate="onLoad" draw:mime-type="image/jpeg"/>
</draw:frame>
 ГаннаМаляр. Фото: Дмитро Юрченко / АрміяInform</text:p>
      <text:p text:style-name="P4">
Заступник Міністра оборони України Ганна Маляр заявила, що Україна щоденно тапублічно надає офіційну позицію по Бахмуту. І в цьому наша сила.</text:p>
      <text:p text:style-name="P4">
Про це Ганна Маляр <text:a xlink:type="simple" xlink:href="https://t.me/annamaliar/611" text:style-name="Internet_20_link" text:visited-style-name="Visited_20_Internet_20_Link">
зазначила</text:a>
 у відповідь напоширений окупантами фейк.</text:p>
      <text:p text:style-name="P4">
<draw:frame draw:style-name="fr1" draw:name="Image36" text:anchor-type="as-char" svg:width="6.9236in" svg:height="7.528196in" draw:z-index="0">
<draw:image xlink:href="../Images/AРМІЯINFORM/2023-04-03T64-00-00-04-00/photo_5282988874672490073_y-e1680511683359.jpg" xlink:type="simple" xlink:show="embed" xlink:actuate="onLoad" draw:mime-type="image/jpeg"/>
</draw:frame>
</text:p>
      <text:p text:style-name="P4">
«У чому наша сила публічної позиції по Бахмуту? Розкриваю секрети роботи. Втому, що ми публічно транслюємо нашу офіційну позицію. Її не треба папірцямипередавати — вона публічна», — заявила вона.</text:p>
      <text:p text:style-name="P4">
Ганна Маляр акцентувала на тому, що є щоденна публічна позиція щодо поточнихподій Президента України у вечірніх зверненнях, а також щодня є позиціяМіноборони і Генштабу ЗСУ.</text:p>
      <text:p text:style-name="P4">
«І наші пресофіцери-спікери, яких ви вже всі добре знаєте — Ігнат, Череватий,Гуменюк, Юсов, Дмитрашківський — також щодня повідомляють офіційну позицію», —резюмувала Ганна Маляр.</text:p>
      <text:p text:style-name="P4">
Source: <text:a xlink:type="simple" xlink:href="https://armyinform.com.ua/2023/04/03/my-shhodenno-ta-publichno-nadayemo-oficzijnu-pozycziyu-po-bahmutu-ganna-malyar/" text:style-name="Internet_20_link" text:visited-style-name="Visited_20_Internet_20_Link">
https://armyinform.com.ua/2023/04/03/my-shhodenno-ta-publichno-nadayemo-oficzijnu-pozycziyu-po-bahmutu-ganna-malyar/</text:a>
</text:p>
      <!--NEWS-->
      <text:h text:style-name="P10" text:outline-level="1">
<text:span text:style-name="T4">
Три носії ракет «Калібр» тримає росія в Середземному морі — ВМС ЗСУ</text:span>
</text:h>
      <text:p text:style-name="P4">
Author: ['АРМІЯINFORM']</text:p>
      <text:p text:style-name="P4">
Time: 2023-04-03T65:00:00-04:00</text:p>
      <text:p text:style-name="P4">
Description: Станом на 4 квітня російські війська вивели в Середземне море сім кораблів, се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7-u-chornomu-ta-seredzemnomu-moryah.jpg" text:style-name="Internet_20_link" text:visited-style-name="Visited_20_Internet_20_Link">
2022-10-17-u-chornomu-ta-seredzemnomu-moryah.jpg</text:a>
']</text:p>
      <text:p text:style-name="P4">
Tags: ['STOPRUSSIA', 'ВМС ЗС УКРАЇНИ']</text:p>
      <text:p text:style-name="P4">
Category: News</text:p>
      <!--METADATA-->
      <text:p text:style-name="P4">
<draw:frame draw:style-name="fr1" draw:name="Image37" text:anchor-type="as-char" svg:width="6.9236in" svg:height="4.448227in" draw:z-index="0">
<draw:image xlink:href="../Images/AРМІЯINFORM/2023-04-03T65-00-00-04-00/2022-10-17-u-chornomu-ta-seredzemnomu-moryah.jpg" xlink:type="simple" xlink:show="embed" xlink:actuate="onLoad" draw:mime-type="image/jpeg"/>
</draw:frame>
Ілюстративне фото</text:p>
      <text:p text:style-name="P4">
Станом на 4 квітня російські війська вивели в Середземне море сім кораблів,серед яких є три ракетоносії, споряджені 20-ма «Калібрами».</text:p>
      <text:p text:style-name="P4">
Про це <text:a xlink:type="simple" xlink:href="https://t.me/ukrainian_navy/2638" text:style-name="Internet_20_link" text:visited-style-name="Visited_20_Internet_20_Link">
йдеться</text:a>
 у повідомленні КомандуванняВійськово-Морських Сил ЗС України.</text:p>
      <text:p text:style-name="P4">
В Азовському морі перебуває один ворожий корабель.</text:p>
      <text:p text:style-name="P4">
За добу в інтересах рф прохід Керч-Єнікальською протокою здійснили:</text:p>
      <text:p text:style-name="P4">
· до Азовського моря — 14 суден, з них 6 суден продовжило рух у напрямкупротоки Босфор;</text:p>
      <text:p text:style-name="P4">
· до Чорного моря — 24 судна, з них 7 суден продовжили рух у напрямку протокиБосфор.</text:p>
      <text:p text:style-name="P4">
Зазначені судна здійснювали рух на цивільних суднах в акваторії Азовськогоморя із порушенням Міжнародної конвенції з охорони людського життя на морі(SOLAS), вимикаючи системи автоматичної ідентифікації (AIS).</text:p>
      <text:p text:style-name="P4">
Source: <text:a xlink:type="simple" xlink:href="https://armyinform.com.ua/2023/04/03/try-nosiyi-raket-kalibr-trymaye-rosiya-u-seredzemnomu-mori-vms-zsu-3/" text:style-name="Internet_20_link" text:visited-style-name="Visited_20_Internet_20_Link">
https://armyinform.com.ua/2023/04/03/try-nosiyi-raket-kalibr-trymaye-rosiya-u-seredzemnomu-mori-vms-zsu-3/</text:a>
</text:p>
      <!--NEWS-->
      <text:h text:style-name="P10" text:outline-level="1">
<text:span text:style-name="T4">
Армієць Віктор Петров виграв «золото» на боксерському турнірі в Литві</text:span>
</text:h>
      <text:p text:style-name="P4">
Author: ['АРМІЯINFORM']</text:p>
      <text:p text:style-name="P4">
Time: 2023-04-03T66:00:00-04:00</text:p>
      <text:p text:style-name="P4">
Description: На Міжнародному турнірі з боксу класу «А» імені Альгірдаса Шоцикаса, який відбувс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069868_882641669514895_1528539755276040598_n-e1680509263478.jpg" text:style-name="Internet_20_link" text:visited-style-name="Visited_20_Internet_20_Link">
339069868_882641669514895_1528539755276040598_n-e1680509263478.jpg</text:a>
']</text:p>
      <text:p text:style-name="P4">
Tags: ['STOPRUSSIA', 'АРМІЙСЬКИЙ СПОРТ', 'БОКС', 'ЦСК ЗСУ']</text:p>
      <text:p text:style-name="P4">
Category: News</text:p>
      <!--METADATA-->
      <text:p text:style-name="P4">
<draw:frame draw:style-name="fr1" draw:name="Image38" text:anchor-type="as-char" svg:width="6.9236in" svg:height="6.781929in" draw:z-index="0">
<draw:image xlink:href="../Images/AРМІЯINFORM/2023-04-03T66-00-00-04-00/339069868_882641669514895_1528539755276040598_n-e1680509263478.jpg" xlink:type="simple" xlink:show="embed" xlink:actuate="onLoad" draw:mime-type="image/jpeg"/>
</draw:frame>
</text:p>
      <text:p text:style-name="P4">
На Міжнародному турнірі з боксу класу «А» імені Альгірдаса Шоцикаса, якийвідбувся у Каунасі (Литва), представник Центрального спортивного клубу ЗСУкраїни здобув «золото».</text:p>
      <text:p text:style-name="P4">
Про це<text:a xlink:type="simple" xlink:href="https%3A%2F%2Fwww.facebook.com%2FCSKA1992%2Fposts%2Fpfbid021uDjM3bqoUuangaHqwWdfeAFJSqWxpQAf7QBQqHWtdMtm6xyRGG66UxsAphzXPGal&amp;show_text=true&amp;width=500" text:style-name="Internet_20_link" text:visited-style-name="Visited_20_Internet_20_Link">
повідомляє</text:a>
Центральний спортивний клуб ЗСУ.</text:p>
      <text:p text:style-name="P4">
Віктор Петров став чемпіоном у ваговій категорії до 67 кг.</text:p>
      <text:p text:style-name="P4">
У результаті збірна України здобула 13 нагород і посіла перше місце узагальнокомандному заліку серед 17 країн-учасниць.</text:p>
      <text:p text:style-name="P4">
Source: <text:a xlink:type="simple" xlink:href="https://armyinform.com.ua/2023/04/03/armiyecz-viktor-petrov-vygrav-zoloto-na-bokserskomu-turniri-u-lytvi/" text:style-name="Internet_20_link" text:visited-style-name="Visited_20_Internet_20_Link">
https://armyinform.com.ua/2023/04/03/armiyecz-viktor-petrov-vygrav-zoloto-na-bokserskomu-turniri-u-lytvi/</text:a>
</text:p>
      <!--NEWS-->
      <text:h text:style-name="P10" text:outline-level="1">
<text:span text:style-name="T4">
Південна Корея, Японія і США розпочали масштабні морські навчання</text:span>
</text:h>
      <text:p text:style-name="P4">
Author: ['АРМІЯINFORM']</text:p>
      <text:p text:style-name="P4">
Time: 2023-04-03T67:00:00-04:00</text:p>
      <text:p text:style-name="P4">
Description: Японія приєдналася до США та Південної Кореї для дводенних військово-морських навчань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imitz.jpg" text:style-name="Internet_20_link" text:visited-style-name="Visited_20_Internet_20_Link">
nimitz.jpg</text:a>
']</text:p>
      <text:p text:style-name="P4">
Tags: ['МОРСЬКІ НАВЧАННЯ', 'ПІВДЕННА КОРЕЯ', 'США', 'ЯПОНІЯ']</text:p>
      <text:p text:style-name="P4">
Category: News</text:p>
      <!--METADATA-->
      <text:p text:style-name="P4">
<draw:frame draw:style-name="fr1" draw:name="Image39" text:anchor-type="as-char" svg:width="6.9236in" svg:height="3.894525in" draw:z-index="0">
<draw:image xlink:href="../Images/AРМІЯINFORM/2023-04-03T67-00-00-04-00/nimitz.jpg" xlink:type="simple" xlink:show="embed" xlink:actuate="onLoad" draw:mime-type="image/jpeg"/>
</draw:frame>
</text:p>
      <text:p text:style-name="P4">
Японія приєдналася до США та Південної Кореї для дводенних військово-морськихнавчань із залученням американського авіаносця USS Nimitz.</text:p>
      <text:p text:style-name="P4">
Про це йдеться у<text:a xlink:type="simple" xlink:href="https://www.korea.kr/news/pressReleaseView.do" text:style-name="Internet_20_link" text:visited-style-name="Visited_20_Internet_20_Link">
повідомленні</text:a>
Південнокорейського уряду.</text:p>
      <text:p text:style-name="P4">
Ці навчання є найбільшими за участю США та Південної Кореї за останні п'ятьроків. Вони включають бойові вправи армії США та її південнокорейськихпартнерів, обльоти винищувачів і бомбардувальників, а також десантуванняпівденнокорейських і американських морських піхотинців.</text:p>
      <text:p text:style-name="P4">
Протичовнові та пошуково-рятувальні навчання, які розпочалися в понеділокпоблизу південнокорейського острова Чеджу, покращать «здатність військреагувати на прогресуючий потенціал підводних човнів Північної Кореї та ядерніі ракетні загрози», — йдеться в офіційному пресрелізі Міністерстванаціональної оборони Південної Кореї.</text:p>
      <text:p text:style-name="P4">
«Ми рішуче відповімо на будь-які форми провокацій Північної Кореї і, такимчином, виведемо їх з ладу», — заявив південнокорейський контр-адмірал КімІнхо.</text:p>
      <text:p text:style-name="P4">
Уперше за сім років три країни розглядатимуть сценарії, пов’язані згуманітарною допомогою та морськими аваріями.</text:p>
      <text:p text:style-name="P4">
Source: <text:a xlink:type="simple" xlink:href="https://armyinform.com.ua/2023/04/03/pivdenna-koreya-yaponiya-i-ssha-rozpochaly-masshtabni-morski-navchannya/" text:style-name="Internet_20_link" text:visited-style-name="Visited_20_Internet_20_Link">
https://armyinform.com.ua/2023/04/03/pivdenna-koreya-yaponiya-i-ssha-rozpochaly-masshtabni-morski-navchannya/</text:a>
</text:p>
      <!--NEWS-->
      <text:h text:style-name="P10" text:outline-level="1">
<text:span text:style-name="T4">
На Херсонщині армія рф обстріляла два села керованими авіабомбами</text:span>
</text:h>
      <text:p text:style-name="P4">
Author: ['АРМІЯINFORM']</text:p>
      <text:p text:style-name="P4">
Time: 2023-04-03T68:00:00-04:00</text:p>
      <text:p text:style-name="P4">
Description: російська армія вкотре атакувала мирні населені пункти Херсонського та Берислав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496345_3364935507094560_4157134186698527274_n.jpg" text:style-name="Internet_20_link" text:visited-style-name="Visited_20_Internet_20_Link">
339496345_3364935507094560_4157134186698527274_n.jpg</text:a>
']</text:p>
      <text:p text:style-name="P4">
Tags: ['STOPRUSSIA', 'АГРЕСІЯ РФ', 'ВОРОЖІ ОБСТРІЛИ', 'ХАРКІВСЬКИЙ ТРИБУНАЛ', 'ХЕРСОНЩИНА']</text:p>
      <text:p text:style-name="P4">
Category: News</text:p>
      <!--METADATA-->
      <text:p text:style-name="P4">
<draw:frame draw:style-name="fr1" draw:name="Image40" text:anchor-type="as-char" svg:width="6.9236in" svg:height="4.762476in" draw:z-index="0">
<draw:image xlink:href="../Images/AРМІЯINFORM/2023-04-03T68-00-00-04-00/339496345_3364935507094560_4157134186698527274_n.jpg" xlink:type="simple" xlink:show="embed" xlink:actuate="onLoad" draw:mime-type="image/jpeg"/>
</draw:frame>
</text:p>
      <text:p text:style-name="P4">
російська армія вкотре атакувала мирні населені пункти Херсонського таБериславського районів з РСЗВ, артилерії, мінометів, БПЛА та авіації. Звинищувачів армія рф обстріляла керованими авіаційними бомбами населені пуктиКізомис та Дніпровське Білозерської громади. Внаслідок бомбардуванняпошкоджено територію оздоровчого комплексу та заводу.</text:p>
      <text:p text:style-name="P4">
Про це<text:a xlink:type="simple" xlink:href="https://www.facebook.com/khersonpolice.official/posts/pfbid07WEJcAxCDs5dexQMviYn7yG44wbpvsNZnownYXiVCA6zfEeCUfb8SY4GRqPn9yNWl" text:style-name="Internet_20_link" text:visited-style-name="Visited_20_Internet_20_Link">
повідомляє</text:a>
поліція Херсонської області.</text:p>
      <text:p text:style-name="P4">
У місті Херсон під вогнем ворога опинилися об’єкти цивільної інфраструктури.Внаслідок влучання ворожих снарядів постраждали приватні та багатоквартирнібудинки, дачні ділянки, магазини.</text:p>
      <text:p text:style-name="P4">
Під час мінометного обстрілу мікрорайону Корабел на подвір’ї власного будинкузагинув 47-річний чоловік. Під мінометним вогнем окупантів опинилося і с.Іванівка Дар'ївської сільської громади, там у дачному кооперативі загинула75-річна жінка.</text:p>
      <text:p text:style-name="P4">
У місті Берислав російські військові скинули з безпілотного летального апаратупостріли ВОГ на службовий автомобіль поліції. Транспортний засіб отримавмеханічні пошкодження, люди не постраждали. Також окупанти обстріляли Бериславз артилерії, пошкоджено об’єкт критичної інфраструктури та приватні будинки.</text:p>
      <text:p text:style-name="P4">
На місцях обстрілів працювали слідчі, вибухотехніки та криміналісти.Поліцейські проводили огляд місць подій, збирали речові докази та фіксувалинаслідки ударів військ рф.</text:p>
      <text:p text:style-name="P4">
Source: <text:a xlink:type="simple" xlink:href="https://armyinform.com.ua/2023/04/03/na-hersonshhyni-armiya-rf-obstrilyala-dva-sela-kerovanymy-aviabombamy/" text:style-name="Internet_20_link" text:visited-style-name="Visited_20_Internet_20_Link">
https://armyinform.com.ua/2023/04/03/na-hersonshhyni-armiya-rf-obstrilyala-dva-sela-kerovanymy-aviabombamy/</text:a>
</text:p>
      <!--NEWS-->
      <text:h text:style-name="P10" text:outline-level="1">
<text:span text:style-name="T4">
Норвезькі інструктори навчають наших захисників вести вогонь в оборонному бою</text:span>
</text:h>
      <text:p text:style-name="P4">
Author: ['АРМІЯINFORM']</text:p>
      <text:p text:style-name="P4">
Time: 2023-04-03T69:00:00-04:00</text:p>
      <text:p text:style-name="P4">
Description: Інструктори Норвезької національної гвардії Heimevernet у Великій Британії навч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684420_899026614705330_2537261056981397840_n.jpg" text:style-name="Internet_20_link" text:visited-style-name="Visited_20_Internet_20_Link">
339684420_899026614705330_2537261056981397840_n.jpg</text:a>
', '<text:a xlink:type="simple" xlink:href="https://armyinform.com.ua/wp-content/uploads/2023/04/339682845_769007557952002_5745209259042619156_n.jpg" text:style-name="Internet_20_link" text:visited-style-name="Visited_20_Internet_20_Link">
339682845_769007557952002_5745209259042619156_n.jpg</text:a>
', '<text:a xlink:type="simple" xlink:href="https://armyinform.com.ua/wp-content/uploads/2023/04/339699807_1571304420057784_7787887683407212819_n-150x150.jpg" text:style-name="Internet_20_link" text:visited-style-name="Visited_20_Internet_20_Link">
339699807_1571304420057784_7787887683407212819_n-150x150.jpg</text:a>
', '<text:a xlink:type="simple" xlink:href="https://armyinform.com.ua/wp-content/uploads/2023/04/339732969_1207736526512486_3511849641356995636_n-150x150.jpg" text:style-name="Internet_20_link" text:visited-style-name="Visited_20_Internet_20_Link">
339732969_1207736526512486_3511849641356995636_n-150x150.jpg</text:a>
']</text:p>
      <text:p text:style-name="P4">
Tags: ['STOPRUSSIA', 'ВЕЛИКА БРИТАНІЯ', 'ГЕНШТАБ ЗС УКРАЇНИ', 'НОРВЕГІЯ']</text:p>
      <text:p text:style-name="P4">
Category: News</text:p>
      <!--METADATA-->
      <text:p text:style-name="P4">
<draw:frame draw:style-name="fr1" draw:name="Image41" text:anchor-type="as-char" svg:width="6.9236in" svg:height="4.708048in" draw:z-index="0">
<draw:image xlink:href="../Images/AРМІЯINFORM/2023-04-03T69-00-00-04-00/339684420_899026614705330_2537261056981397840_n.jpg" xlink:type="simple" xlink:show="embed" xlink:actuate="onLoad" draw:mime-type="image/jpeg"/>
</draw:frame>
</text:p>
      <text:p text:style-name="P4">
Інструктори Норвезької національної гвардії Heimevernet у Великій Британіїнавчають українських новобранців, як вести вогонь відділенням зі стрілецькоїзброї в оборонному бою.</text:p>
      <text:p text:style-name="P4">
Про це у Facebook<text:a xlink:type="simple" xlink:href="https%3A%2F%2Fwww.facebook.com%2FGeneralStaff.ua%2Fposts%2Fpfbid0QBHYn2mcmnv5TCCZ3QSmBcvWw5tJNd29WG3LWr2gWp9GwJLusY87k95ErHSiWZVol&amp;show_text=true&amp;width=500" text:style-name="Internet_20_link" text:visited-style-name="Visited_20_Internet_20_Link">
повідомляє</text:a>
Генеральний штаб ЗСУ.</text:p>
      <text:p text:style-name="P4">
«Ця підготовка дає змогу оволодіти бойовими навичками, щоб солдати-добровольці, які не мають практично жодного або мінімальний військовий досвід,могли захищати Україну», — йдеться у повідомленні.</text:p>
      <text:p text:style-name="P4">
<draw:frame draw:style-name="fr1" draw:name="Image42" text:anchor-type="as-char" svg:width="6.9236in" svg:height="4.096463in" draw:z-index="0">
<draw:image xlink:href="../Images/AРМІЯINFORM/2023-04-03T69-00-00-04-00/339682845_769007557952002_5745209259042619156_n.jpg" xlink:type="simple" xlink:show="embed" xlink:actuate="onLoad" draw:mime-type="image/jpeg"/>
</draw:frame>
</text:p>
      <text:p text:style-name="P4">
Королівство Норвегія продовжує підтримувати народ України та надає постійнупідтримку у відповідь на триваючі порушення росією міжнародного права.</text:p>
      <text:p text:style-name="P4">
У Генштабі ЗСУ додали, що Україна вдячна за підтримку та допомогу ВеликійБританії.</text:p>
      <text:p text:style-name="P4">
<text:a xlink:type="simple" xlink:href="https://armyinform.com.ua/wp-content/uploads/2023/04/339699807_1571304420057784_7787887683407212819_n.jpg" text:style-name="Internet_20_link" text:visited-style-name="Visited_20_Internet_20_Link">
<draw:frame draw:style-name="fr1" draw:name="Image43" text:anchor-type="as-char" svg:width="6.9236in" svg:height="6.9236in" draw:z-index="0">
<draw:image xlink:href="../Images/AРМІЯINFORM/2023-04-03T69-00-00-04-00/339699807_1571304420057784_7787887683407212819_n-150x150.jpg" xlink:type="simple" xlink:show="embed" xlink:actuate="onLoad" draw:mime-type="image/jpeg"/>
</draw:frame>
</text:a>
</text:p>
      <text:p text:style-name="P4">
<text:a xlink:type="simple" xlink:href="https://armyinform.com.ua/wp-content/uploads/2023/04/339732969_1207736526512486_3511849641356995636_n.jpg" text:style-name="Internet_20_link" text:visited-style-name="Visited_20_Internet_20_Link">
<draw:frame draw:style-name="fr1" draw:name="Image44" text:anchor-type="as-char" svg:width="6.9236in" svg:height="6.9236in" draw:z-index="0">
<draw:image xlink:href="../Images/AРМІЯINFORM/2023-04-03T69-00-00-04-00/339732969_1207736526512486_3511849641356995636_n-150x150.jpg" xlink:type="simple" xlink:show="embed" xlink:actuate="onLoad" draw:mime-type="image/jpeg"/>
</draw:frame>
</text:a>
</text:p>
      <text:p text:style-name="P4">
Source: <text:a xlink:type="simple" xlink:href="https://armyinform.com.ua/2023/04/03/norvezki-instruktory-navchayut-nashyh-zahysnykiv-vesty-vogon-v-oboronnomu-boyu/" text:style-name="Internet_20_link" text:visited-style-name="Visited_20_Internet_20_Link">
https://armyinform.com.ua/2023/04/03/norvezki-instruktory-navchayut-nashyh-zahysnykiv-vesty-vogon-v-oboronnomu-boyu/</text:a>
</text:p>
      <!--NEWS-->
      <text:h text:style-name="P10" text:outline-level="1">
<text:span text:style-name="T4">
Всюди, куди заходив російський триколор, було принесене зло і страждання — Президент України</text:span>
</text:h>
      <text:p text:style-name="P4">
Author: ['АРМІЯINFORM']</text:p>
      <text:p text:style-name="P4">
Time: 2023-04-03T70:00:00-04:00</text:p>
      <text:p text:style-name="P4">
Description: Наш Чернігів. Чернігівщина. Всюди, куди заходив російський триколор, було принесене з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5164408751900111_y-e1680520792263.jpg" text:style-name="Internet_20_link" text:visited-style-name="Visited_20_Internet_20_Link">
photo_5285164408751900111_y-e1680520792263.jpg</text:a>
', '<text:a xlink:type="simple" xlink:href="https://armyinform.com.ua/wp-content/uploads/2023/04/photo_5285164408751900106_y-150x150.jpg" text:style-name="Internet_20_link" text:visited-style-name="Visited_20_Internet_20_Link">
photo_5285164408751900106_y-150x150.jpg</text:a>
', '<text:a xlink:type="simple" xlink:href="https://armyinform.com.ua/wp-content/uploads/2023/04/photo_5285164408751900108_y-150x150.jpg" text:style-name="Internet_20_link" text:visited-style-name="Visited_20_Internet_20_Link">
photo_5285164408751900108_y-150x150.jpg</text:a>
', '<text:a xlink:type="simple" xlink:href="https://armyinform.com.ua/wp-content/uploads/2023/04/photo_5285164408751900109_y-150x150.jpg" text:style-name="Internet_20_link" text:visited-style-name="Visited_20_Internet_20_Link">
photo_5285164408751900109_y-150x150.jpg</text:a>
', '<text:a xlink:type="simple" xlink:href="https://armyinform.com.ua/wp-content/uploads/2023/04/photo_5285164408751900112_y-150x150.jpg" text:style-name="Internet_20_link" text:visited-style-name="Visited_20_Internet_20_Link">
photo_5285164408751900112_y-150x150.jpg</text:a>
', '<text:a xlink:type="simple" xlink:href="https://armyinform.com.ua/wp-content/uploads/2023/04/photo_5285164408751900113_y-150x150.jpg" text:style-name="Internet_20_link" text:visited-style-name="Visited_20_Internet_20_Link">
photo_5285164408751900113_y-150x150.jpg</text:a>
', '<text:a xlink:type="simple" xlink:href="https://armyinform.com.ua/wp-content/uploads/2023/04/photo_5285164408751900114_y-150x150.jpg" text:style-name="Internet_20_link" text:visited-style-name="Visited_20_Internet_20_Link">
photo_5285164408751900114_y-150x150.jpg</text:a>
', '<text:a xlink:type="simple" xlink:href="https://armyinform.com.ua/wp-content/uploads/2023/04/photo_5285164408751900115_y-150x150.jpg" text:style-name="Internet_20_link" text:visited-style-name="Visited_20_Internet_20_Link">
photo_5285164408751900115_y-150x150.jpg</text:a>
', '<text:a xlink:type="simple" xlink:href="https://armyinform.com.ua/wp-content/uploads/2023/04/photo_5285164408751900116_y-150x150.jpg" text:style-name="Internet_20_link" text:visited-style-name="Visited_20_Internet_20_Link">
photo_5285164408751900116_y-150x150.jpg</text:a>
', '<text:a xlink:type="simple" xlink:href="https://armyinform.com.ua/wp-content/uploads/2023/04/photo_5285164408751900117_y-150x150.jpg" text:style-name="Internet_20_link" text:visited-style-name="Visited_20_Internet_20_Link">
photo_5285164408751900117_y-150x150.jpg</text:a>
']</text:p>
      <text:p text:style-name="P4">
Tags: ['STOPRUSSIA', 'ВОЛОДИМИР ЗЕЛЕНСЬКИЙ', 'ПРЕЗИДЕНТ УКРАЇНИ', 'ЧЕРНІГІВ']</text:p>
      <text:p text:style-name="P4">
Category: News</text:p>
      <!--METADATA-->
      <text:p text:style-name="P4">
<draw:frame draw:style-name="fr1" draw:name="Image45" text:anchor-type="as-char" svg:width="6.9236in" svg:height="4.186214in" draw:z-index="0">
<draw:image xlink:href="../Images/AРМІЯINFORM/2023-04-03T70-00-00-04-00/photo_5285164408751900111_y-e1680520792263.jpg" xlink:type="simple" xlink:show="embed" xlink:actuate="onLoad" draw:mime-type="image/jpeg"/>
</draw:frame>
</text:p>
      <text:p text:style-name="P4">
Наш Чернігів. Чернігівщина. Всюди, куди заходив російський триколор, булопринесене зло і страждання. Всюди, де була окупація, людей калічили ірозстрілювали. Міста і села — знищували.</text:p>
      <text:p text:style-name="P4">
Про це Президент України Володимир Зеленський<text:a xlink:type="simple" xlink:href="https://t.me/V_Zelenskiy_official/5729" text:style-name="Internet_20_link" text:visited-style-name="Visited_20_Internet_20_Link">
написав</text:a>
 у своєму Телеграмі.</text:p>
      <text:p text:style-name="P4">
«Відповідальність окупанта за все це повинна бути повноцінною. Лише коли мирбудується на справедливих засадах засудження агресії і коли відповідальністьтого, хто його зруйнував, забезпечується повністю — мир може триматися довго»,— наголосив глава держави.</text:p>
      <text:p text:style-name="P4">
<text:a xlink:type="simple" xlink:href="https://armyinform.com.ua/wp-content/uploads/2023/04/photo_5285164408751900106_y.jpg" text:style-name="Internet_20_link" text:visited-style-name="Visited_20_Internet_20_Link">
<draw:frame draw:style-name="fr1" draw:name="Image46" text:anchor-type="as-char" svg:width="6.9236in" svg:height="6.9236in" draw:z-index="0">
<draw:image xlink:href="../Images/AРМІЯINFORM/2023-04-03T70-00-00-04-00/photo_5285164408751900106_y-150x150.jpg" xlink:type="simple" xlink:show="embed" xlink:actuate="onLoad" draw:mime-type="image/jpeg"/>
</draw:frame>
</text:a>
</text:p>
      <text:p text:style-name="P4">
<text:a xlink:type="simple" xlink:href="https://armyinform.com.ua/wp-content/uploads/2023/04/photo_5285164408751900108_y.jpg" text:style-name="Internet_20_link" text:visited-style-name="Visited_20_Internet_20_Link">
<draw:frame draw:style-name="fr1" draw:name="Image47" text:anchor-type="as-char" svg:width="6.9236in" svg:height="6.9236in" draw:z-index="0">
<draw:image xlink:href="../Images/AРМІЯINFORM/2023-04-03T70-00-00-04-00/photo_5285164408751900108_y-150x150.jpg" xlink:type="simple" xlink:show="embed" xlink:actuate="onLoad" draw:mime-type="image/jpeg"/>
</draw:frame>
</text:a>
</text:p>
      <text:p text:style-name="P4">
<text:a xlink:type="simple" xlink:href="https://armyinform.com.ua/wp-content/uploads/2023/04/photo_5285164408751900109_y.jpg" text:style-name="Internet_20_link" text:visited-style-name="Visited_20_Internet_20_Link">
<draw:frame draw:style-name="fr1" draw:name="Image48" text:anchor-type="as-char" svg:width="6.9236in" svg:height="6.9236in" draw:z-index="0">
<draw:image xlink:href="../Images/AРМІЯINFORM/2023-04-03T70-00-00-04-00/photo_5285164408751900109_y-150x150.jpg" xlink:type="simple" xlink:show="embed" xlink:actuate="onLoad" draw:mime-type="image/jpeg"/>
</draw:frame>
</text:a>
</text:p>
      <text:p text:style-name="P4">
<text:a xlink:type="simple" xlink:href="https://armyinform.com.ua/wp-content/uploads/2023/04/photo_5285164408751900112_y.jpg" text:style-name="Internet_20_link" text:visited-style-name="Visited_20_Internet_20_Link">
<draw:frame draw:style-name="fr1" draw:name="Image49" text:anchor-type="as-char" svg:width="6.9236in" svg:height="6.9236in" draw:z-index="0">
<draw:image xlink:href="../Images/AРМІЯINFORM/2023-04-03T70-00-00-04-00/photo_5285164408751900112_y-150x150.jpg" xlink:type="simple" xlink:show="embed" xlink:actuate="onLoad" draw:mime-type="image/jpeg"/>
</draw:frame>
</text:a>
</text:p>
      <text:p text:style-name="P4">
<text:a xlink:type="simple" xlink:href="https://armyinform.com.ua/wp-content/uploads/2023/04/photo_5285164408751900113_y.jpg" text:style-name="Internet_20_link" text:visited-style-name="Visited_20_Internet_20_Link">
<draw:frame draw:style-name="fr1" draw:name="Image50" text:anchor-type="as-char" svg:width="6.9236in" svg:height="6.9236in" draw:z-index="0">
<draw:image xlink:href="../Images/AРМІЯINFORM/2023-04-03T70-00-00-04-00/photo_5285164408751900113_y-150x150.jpg" xlink:type="simple" xlink:show="embed" xlink:actuate="onLoad" draw:mime-type="image/jpeg"/>
</draw:frame>
</text:a>
</text:p>
      <text:p text:style-name="P4">
<text:a xlink:type="simple" xlink:href="https://armyinform.com.ua/wp-content/uploads/2023/04/photo_5285164408751900114_y.jpg" text:style-name="Internet_20_link" text:visited-style-name="Visited_20_Internet_20_Link">
<draw:frame draw:style-name="fr1" draw:name="Image51" text:anchor-type="as-char" svg:width="6.9236in" svg:height="6.9236in" draw:z-index="0">
<draw:image xlink:href="../Images/AРМІЯINFORM/2023-04-03T70-00-00-04-00/photo_5285164408751900114_y-150x150.jpg" xlink:type="simple" xlink:show="embed" xlink:actuate="onLoad" draw:mime-type="image/jpeg"/>
</draw:frame>
</text:a>
</text:p>
      <text:p text:style-name="P4">
<text:a xlink:type="simple" xlink:href="https://armyinform.com.ua/wp-content/uploads/2023/04/photo_5285164408751900115_y.jpg" text:style-name="Internet_20_link" text:visited-style-name="Visited_20_Internet_20_Link">
<draw:frame draw:style-name="fr1" draw:name="Image52" text:anchor-type="as-char" svg:width="6.9236in" svg:height="6.9236in" draw:z-index="0">
<draw:image xlink:href="../Images/AРМІЯINFORM/2023-04-03T70-00-00-04-00/photo_5285164408751900115_y-150x150.jpg" xlink:type="simple" xlink:show="embed" xlink:actuate="onLoad" draw:mime-type="image/jpeg"/>
</draw:frame>
</text:a>
</text:p>
      <text:p text:style-name="P4">
<text:a xlink:type="simple" xlink:href="https://armyinform.com.ua/wp-content/uploads/2023/04/photo_5285164408751900116_y.jpg" text:style-name="Internet_20_link" text:visited-style-name="Visited_20_Internet_20_Link">
<draw:frame draw:style-name="fr1" draw:name="Image53" text:anchor-type="as-char" svg:width="6.9236in" svg:height="6.9236in" draw:z-index="0">
<draw:image xlink:href="../Images/AРМІЯINFORM/2023-04-03T70-00-00-04-00/photo_5285164408751900116_y-150x150.jpg" xlink:type="simple" xlink:show="embed" xlink:actuate="onLoad" draw:mime-type="image/jpeg"/>
</draw:frame>
</text:a>
</text:p>
      <text:p text:style-name="P4">
<text:a xlink:type="simple" xlink:href="https://armyinform.com.ua/wp-content/uploads/2023/04/photo_5285164408751900117_y.jpg" text:style-name="Internet_20_link" text:visited-style-name="Visited_20_Internet_20_Link">
<draw:frame draw:style-name="fr1" draw:name="Image54" text:anchor-type="as-char" svg:width="6.9236in" svg:height="6.9236in" draw:z-index="0">
<draw:image xlink:href="../Images/AРМІЯINFORM/2023-04-03T70-00-00-04-00/photo_5285164408751900117_y-150x150.jpg" xlink:type="simple" xlink:show="embed" xlink:actuate="onLoad" draw:mime-type="image/jpeg"/>
</draw:frame>
</text:a>
</text:p>
      <text:p text:style-name="P4">
Source: <text:a xlink:type="simple" xlink:href="https://armyinform.com.ua/2023/04/03/vsyudy-kudy-zahodyv-rosijskyj-trykolor-bulo-prynesene-zlo-i-strazhdannya-prezydent-ukrayiny/" text:style-name="Internet_20_link" text:visited-style-name="Visited_20_Internet_20_Link">
https://armyinform.com.ua/2023/04/03/vsyudy-kudy-zahodyv-rosijskyj-trykolor-bulo-prynesene-zlo-i-strazhdannya-prezydent-ukrayiny/</text:a>
</text:p>
      <!--NEWS-->
      <text:h text:style-name="P10" text:outline-level="1">
<text:span text:style-name="T4">
За проведення незаконного референдуму засуджено двох жительок Херсонщини</text:span>
</text:h>
      <text:p text:style-name="P4">
Author: ['АРМІЯINFORM']</text:p>
      <text:p text:style-name="P4">
Time: 2023-04-03T71:00:00-04:00</text:p>
      <text:p text:style-name="P4">
Description: За публічного обвинувачення прокурорів Олешківської окружної прокуратури двох житель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54582_zasedanie_izbiratelynoy_komissii_kurgan_byulleteni_gerb_rossii_golosovanie_izbirateli_urna_golosovaniya_250x0_5494.3672.0.0.webp" text:style-name="Internet_20_link" text:visited-style-name="Visited_20_Internet_20_Link">
654582_zasedanie_izbiratelynoy_komissii_kurgan_byulleteni_gerb_rossii_golosovanie_izbirateli_urna_golosovaniya_250x0_5494.3672.0.0.webp</text:a>
']</text:p>
      <text:p text:style-name="P4">
Tags: ['STOPRUSSIA', 'АГРЕСІЯ РФ', 'ВТОРГНЕННЯ РФ', 'ОФІС ГЕНЕРАЛЬНОГО ПРОКУРОРА УКРАЇНИ', 'ХЕРСОНСЬКА ОБЛАСТЬ']</text:p>
      <text:p text:style-name="P4">
Category: News</text:p>
      <!--METADATA-->
      <text:p text:style-name="P4">
<draw:frame draw:style-name="fr1" draw:name="Image55" text:anchor-type="as-char" svg:width="6.9236in" svg:height="4.62788in" draw:z-index="0">
<draw:image xlink:href="../ConvertedIMGs/AРМІЯINFORM/2023-04-03T71-00-00-04-00/654582_zasedanie_izbiratelynoy_komissii_kurgan_byulleteni_gerb_rossii_golosovanie_izbirateli_urna_golosovaniya_250x0_5494.3672.0.0.png" xlink:type="simple" xlink:show="embed" xlink:actuate="onLoad" draw:mime-type="image/png"/>
</draw:frame>
Ілюстративне фото</text:p>
      <text:p text:style-name="P4">
За публічного обвинувачення прокурорів Олешківської окружної прокуратури двохжительок Херсонщини визнано винними у колабораційній діяльності (ч. 5 ст.111-1 КК України).</text:p>
      <text:p text:style-name="P4">
Прокурор у суді довів, що жінки добровільно брали участь у проведенніорганізованого окупаційною владою так званого «референдуму» щодо виходу зіскладу України та приєднання до рф тимчасово окупованої території Херсонськоїобласті.</text:p>
      <text:p text:style-name="P4">
З 23 по 27 вересня 2022 року вони ходили по домівках мешканців Чорнобаївськоїгромади з бюлетенями та урною, закликаючи їх брати участь у незаконномуголосуванні.</text:p>
      <text:p text:style-name="P4">
Їх затримали під час стабілізаційних заходів у звільненому Білозерськомурайоні Херсонської області.</text:p>
      <text:p text:style-name="P4">
Ураховуючи співпрацю зі слідством, суд призначив їм покарання - 5 роківпозбавлення волі.</text:p>
      <text:p text:style-name="P4">
До набрання вироків законої сили жінки утримуватимуться під вартою.</text:p>
      <text:p text:style-name="P4">
<text:span text:style-name="T4">
Джерело:</text:span>
 <text:span text:style-name="T5">
<text:a xlink:type="simple" xlink:href="script%20async%20src=%22https:/telegram.org/js/telegram-widget.js" text:style-name="Internet_20_link" text:visited-style-name="Visited_20_Internet_20_Link">
Офіс Генеральногопрокурора</text:a>
</text:span>
</text:p>
      <text:p text:style-name="P4">
<text:a xlink:type="simple" xlink:href="https://www.facebook.com/photo/" text:style-name="Internet_20_link" text:visited-style-name="Visited_20_Internet_20_Link">
</text:a>
</text:p>
      <text:p text:style-name="P4">
Source: <text:a xlink:type="simple" xlink:href="https://armyinform.com.ua/2023/04/03/za-provedennya-nezakonnogo-referendumu-zasudzheno-dvoh-zhytelok-hersonshhyny/" text:style-name="Internet_20_link" text:visited-style-name="Visited_20_Internet_20_Link">
https://armyinform.com.ua/2023/04/03/za-provedennya-nezakonnogo-referendumu-zasudzheno-dvoh-zhytelok-hersonshhyny/</text:a>
</text:p>
      <!--NEWS-->
      <text:h text:style-name="P10" text:outline-level="1">
<text:span text:style-name="T4">
4 квітня відбудеться зустріч-презентація до Дня просвіти з питань мінної небезпеки</text:span>
</text:h>
      <text:p text:style-name="P4">
Author: ['АРМІЯINFORM']</text:p>
      <text:p text:style-name="P4">
Time: 2023-04-03T72:00:00-04:00</text:p>
      <text:p text:style-name="P4">
Description: 04 квітня об 11:00 у Military Media Center відбудеться інформаційна зустріч-презент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ilitary-media-center.jpg" text:style-name="Internet_20_link" text:visited-style-name="Visited_20_Internet_20_Link">
military-media-center.jpg</text:a>
']</text:p>
      <text:p text:style-name="P4">
Tags: ['MILITARY MEDIA CENTER', 'ЗУСТРІЧ-ПРЕЗЕНТАЦІЯ', 'МІЖНАРОДНИЙ ДЕНЬ ПРОСВІТИ З ПИТАНЬ МІННОЇ НЕБЕЗПЕКИ ТА ДОПОМОГИ У РОЗМІНУВАННІ', 'РОЗМІНУВАННЯ']</text:p>
      <text:p text:style-name="P4">
Category: News</text:p>
      <!--METADATA-->
      <text:p text:style-name="P4">
<draw:frame draw:style-name="fr1" draw:name="Image56" text:anchor-type="as-char" svg:width="6.9236in" svg:height="3.894525in" draw:z-index="0">
<draw:image xlink:href="../Images/AРМІЯINFORM/2023-04-03T72-00-00-04-00/military-media-center.jpg" xlink:type="simple" xlink:show="embed" xlink:actuate="onLoad" draw:mime-type="image/jpeg"/>
</draw:frame>
</text:p>
      <text:p text:style-name="P4">
04 квітня об 11:00 у Military Media Center<text:a xlink:type="simple" xlink:href="https://t.me/militarymediacenter/1612" text:style-name="Internet_20_link" text:visited-style-name="Visited_20_Internet_20_Link">
відбудеться</text:a>
 інформаційна зустріч-презентація до «Міжнародного дня просвіти з питань мінної небезпеки тадопомоги у розмінуванні».</text:p>
      <text:p text:style-name="P4">
Участь у заході візьмуть представники Міністерства оборони України,Національного військово-історичного музею МО України, ГО «Асоціація саперівУкраїни».</text:p>
      <text:p text:style-name="P4">
Захід відбудеться за підтримки секретаріату Національного органу з питаньпротимінної діяльності.</text:p>
      <text:p text:style-name="P4">
Під час зустрічі-презентації учасники обговорять наступні питання:</text:p>
      <ul>
        <li>
інформування про мінну небезпеку;  * навчання з попередження ризиків від вибухонебезпечних предметів;  * діяльність Національного військово-історичного музею України та відкриття інтерактивної виставки, присвяченої мінній безпеці.</li>
      </ul>
      <text:p text:style-name="P4">
Акредитація представників ЗМІ обов’язкова і триватиме до 10:00 04 квітня!</text:p>
      <text:p text:style-name="P4">
Заявки на акредитацію надсилати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 прескарти акредитації ЗСУ,контактного телефону.</text:p>
      <text:p text:style-name="P4">
Представники ЗМІ також мають бути акредитовані Збройними Силами України.</text:p>
      <text:p text:style-name="P4">
Source: <text:a xlink:type="simple" xlink:href="https://armyinform.com.ua/2023/04/03/4-kvitnya-vidbudetsya-zustrich-prezentacziya-do-dnya-prosvity-z-pytan-minnoyi-nebezpeky/" text:style-name="Internet_20_link" text:visited-style-name="Visited_20_Internet_20_Link">
https://armyinform.com.ua/2023/04/03/4-kvitnya-vidbudetsya-zustrich-prezentacziya-do-dnya-prosvity-z-pytan-minnoyi-nebezpeky/</text:a>
</text:p>
      <!--NEWS-->
      <text:h text:style-name="P10" text:outline-level="1">
<text:span text:style-name="T4">
Повідомлено про підозру окупаційному «міністру зв’язку днр», який допоміг фсб прослуховувати жителів Донецька</text:span>
</text:h>
      <text:p text:style-name="P4">
Author: ['АРМІЯINFORM']</text:p>
      <text:p text:style-name="P4">
Time: 2023-04-03T73:00:00-04:00</text:p>
      <text:p text:style-name="P4">
Description: Зібрано беззаперечні докази вини двох керівників окупаційних органів у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131065_982056282678829_5485080184056389908_n.jpg" text:style-name="Internet_20_link" text:visited-style-name="Visited_20_Internet_20_Link">
339131065_982056282678829_5485080184056389908_n.jpg</text:a>
']</text:p>
      <text:p text:style-name="P4">
Tags: ['STOPRUSSIA', 'АГРЕСІЯ РФ', 'ВТОРГНЕННЯ РФ', 'МІНІСТРУ ЗВ’ЯЗКУ ДНР', 'ПОВІДОМИЛИ ПРО ПІДОЗРУ', 'СБУ']</text:p>
      <text:p text:style-name="P4">
Category: News</text:p>
      <!--METADATA-->
      <text:p text:style-name="P4">
<draw:frame draw:style-name="fr1" draw:name="Image57" text:anchor-type="as-char" svg:width="6.9236in" svg:height="4.431104in" draw:z-index="0">
<draw:image xlink:href="../Images/AРМІЯINFORM/2023-04-03T73-00-00-04-00/339131065_982056282678829_5485080184056389908_n.jpg" xlink:type="simple" xlink:show="embed" xlink:actuate="onLoad" draw:mime-type="image/jpeg"/>
</draw:frame>
</text:p>
      <text:p text:style-name="P4">
Зібрано беззаперечні докази вини двох керівників окупаційних органів утимчасово захопленій частині Донеччини. Одним із зловмисників є очільникствореного агресором «міністерства зв’язку днр». На цій «посаді» він виконуєзавдання москви щодо перелаштування місцевої телекомунікаційної галузі заросійськими «стандартами».</text:p>
      <text:p text:style-name="P4">
Про це <text:a xlink:type="simple" xlink:href="https://ssu.gov.ua/novyny/sbu-povidomyla-pro-pidozru-okupatsiinomu-ministru-zviazku-dnr-yakyi-dopomih-fsb-postavyty-na-proslushku-zhyteliv-donetska" text:style-name="Internet_20_link" text:visited-style-name="Visited_20_Internet_20_Link">
повідомляє</text:a>
 Служба безпеки України.</text:p>
      <text:p text:style-name="P4">
Для цього він організував запуск підконтрольної фсб мобільної мережі «Фенікс»на базі захопленого обладнання українських операторів зв’язку в окупованихрайонах області.</text:p>
      <text:p text:style-name="P4">
У подальшому він сприяв окупантам у примусовому «переведенні» місцевих жителівна російську телефонну мережу. Таким чином спецслужба країни-агресора отрималадоступ до персональних даних абонентів та інформації про їхній контент.</text:p>
      <text:p text:style-name="P4">
Крім того, фсб використовує підконтрольного телефонного оператора дляпоширення СМС-розсилок з дезінформацією про ситуацію на фронті та внутрішньо-політичну обстановку в регіоні.</text:p>
      <text:p text:style-name="P4">
Ще одним зловмисником є «заступник директора» так званого «унітарногопідприємства «днр» оператора зв’язку «Фенікс». Саме він допоміг співробітникамфсб отримати повний технологічний доступ до телекомунікаційного обладнання«мобільної» компанії.</text:p>
      <text:p text:style-name="P4">
На підставі зібраних доказів слідчі Служби безпеки повідомили обом фігурантампро підозру у створенні терористичної групи чи терористичної організації.Наразі вони перебувають на тимчасово окупованій території сходу України.Тривають комплексні заходи для притягнення їх до відповідальності.</text:p>
      <text:p text:style-name="P4">
Source: <text:a xlink:type="simple" xlink:href="https://armyinform.com.ua/2023/04/03/povidomleno-pro-pidozru-okupaczijnomu-ministru-zvyazku-dnr-yakyj-dopomig-fsb-prosluhovuvaty-zhyteliv-doneczka/" text:style-name="Internet_20_link" text:visited-style-name="Visited_20_Internet_20_Link">
https://armyinform.com.ua/2023/04/03/povidomleno-pro-pidozru-okupaczijnomu-ministru-zvyazku-dnr-yakyj-dopomig-fsb-prosluhovuvaty-zhyteliv-doneczka/</text:a>
</text:p>
      <!--NEWS-->
      <text:h text:style-name="P10" text:outline-level="1">
<text:span text:style-name="T4">
Данія і Норвегія передають Україні тисячі артилерійських снарядів</text:span>
</text:h>
      <text:p text:style-name="P4">
Author: ['АРМІЯINFORM']</text:p>
      <text:p text:style-name="P4">
Time: 2023-04-03T74:00:00-04:00</text:p>
      <text:p text:style-name="P4">
Description: Міністерство оборони Данії уклало з Норвегією угоду про спільну передачу Україні тися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5.jpg" text:style-name="Internet_20_link" text:visited-style-name="Visited_20_Internet_20_Link">
155.jpg</text:a>
']</text:p>
      <text:p text:style-name="P4">
Tags: ['STOPRUSSIA', 'АГРЕСІЯ РФ', 'ВТОРГНЕННЯ РФ', 'ДАНІЯ', 'МІНІСТР ОБОРОНИ НОРВЕГІЇ', 'СВІТ ПІДТРИМУЄ УКРАЇНУ']</text:p>
      <text:p text:style-name="P4">
Category: News</text:p>
      <!--METADATA-->
      <text:p text:style-name="P4">
<draw:frame draw:style-name="fr1" draw:name="Image58" text:anchor-type="as-char" svg:width="6.9236in" svg:height="3.894525in" draw:z-index="0">
<draw:image xlink:href="../Images/AРМІЯINFORM/2023-04-03T74-00-00-04-00/155.jpg" xlink:type="simple" xlink:show="embed" xlink:actuate="onLoad" draw:mime-type="image/jpeg"/>
</draw:frame>
 Ілюстративнефото</text:p>
      <text:p text:style-name="P4">
Міністерство оборони Данії уклало з Норвегією угоду про спільну передачуУкраїні тисяч артилерійських снарядів.</text:p>
      <text:p text:style-name="P4">
Про це <text:a xlink:type="simple" xlink:href="https://www.fmn.dk/da/nyheder/2023/dansk-norsk-samarbejde-sikrer-ammunition-til-ukraine/" text:style-name="Internet_20_link" text:visited-style-name="Visited_20_Internet_20_Link">
повідомляє</text:a>
 пресслужба данського оборонного відомства.</text:p>
      <text:p text:style-name="P4">
Завдяки новій дансько-норвезькій співпраці Данія ще більше збільшить свійвійськовий внесок в Україну.</text:p>
      <text:p text:style-name="P4">
«Українці й надалі мають велику та нагальну потребу в амуніції для боротьби засвободу проти росії. Разом з іншими країнами ЄС і НАТО Данія готує різнувійськову допомогу. Наша співпраця з Норвегією є важливим прикладом цього», —сказав в.о. міністра оборони Данії Троелс Лунд Поульсен.</text:p>
      <text:p text:style-name="P4">
Співпраця країн означає, що данська промисловість збере корпуси норвезьких 155мм артилерійських снарядів з сумісними данськими метальними зарядами,розрядниками та запальними трубами в повноцінні артилерійські снаряди. Післяїх передають на оборону України.</text:p>
      <text:p text:style-name="P4">
«Україна дуже потребує артилерійських боєприпасів, і ми тим, чим можемо,сприяємо. Для безпеки Європи та Норвегії важливо, щоб Україні вдалосяпротистояти нападу росії», — наголосив міністр оборони Норвегії Бйорн АрільдГрам.</text:p>
      <text:p text:style-name="P4">
У Міноборони Данії вважають, що боєприпаси зможуть використовувати данськіартилерійські установки CAESAR, які парламент Данії вирішив передати Україніна початку року.</text:p>
      <text:p text:style-name="P4">
Як <text:a xlink:type="simple" xlink:href="https://armyinform.com.ua/2023/02/13/daniya-peredala-ukrayini-vsi-svoyi-samohidni-gaubyczi-caesar/" text:style-name="Internet_20_link" text:visited-style-name="Visited_20_Internet_20_Link">
повідомлялося</text:a>
 раніше, Данія передала Українівсі свої самохідні гаубиці CAESAR.</text:p>
      <text:p text:style-name="P4">
Source: <text:a xlink:type="simple" xlink:href="https://armyinform.com.ua/2023/04/03/daniya-i-norvegiya-peredayut-ukrayini-tysyachi-artylerijskyh-snaryadiv/" text:style-name="Internet_20_link" text:visited-style-name="Visited_20_Internet_20_Link">
https://armyinform.com.ua/2023/04/03/daniya-i-norvegiya-peredayut-ukrayini-tysyachi-artylerijskyh-snaryadiv/</text:a>
</text:p>
      <!--NEWS-->
      <text:h text:style-name="P10" text:outline-level="1">
<text:span text:style-name="T4">
Загроза використання окупантами іранських дронів лишається — Юрій Ігнат</text:span>
</text:h>
      <text:p text:style-name="P4">
Author: ['Дмитро Горбунов']</text:p>
      <text:p text:style-name="P4">
Time: 2023-04-03T75:00:00-04:00</text:p>
      <text:p text:style-name="P4">
Description: Про причини виникнення повітряної тривоги в студії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ВТОРГНЕННЯ РФ', 'ЄДИНІ НОВИНИ', 'ІРАНСЬКІ ДРОНИ', 'ПС ЗСУ', 'ЮРІЙ ІГНАТ']</text:p>
      <text:p text:style-name="P4">
Category: News</text:p>
      <!--METADATA-->
      <text:p text:style-name="P4">
<draw:frame draw:style-name="fr1" draw:name="Image59" text:anchor-type="as-char" svg:width="6.9236in" svg:height="4.361868in" draw:z-index="0">
<draw:image xlink:href="../Images/AРМІЯINFORM/2023-04-03T75-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Про причини виникнення повітряної тривоги в студії телемарафону <text:a xlink:type="simple" xlink:href="https://www.youtube.com/watch" text:style-name="Internet_20_link" text:visited-style-name="Visited_20_Internet_20_Link">
«Єдиніновини»</text:a>
 із журналістамипоговорив речник Командування Повітряних Сил ЗСУ полковник Юрій Ігнат.</text:p>
      <text:p text:style-name="P4">
— Тривоги — це наша буденність. Якщо виникає хоч маленька загроза використанняракет чи дронів окупантами, то, безумовно, оголошується тривога. Інформаціюпро небезпеку з повітря ми отримуємо з різних джерел: від наших партнерів,української агентури тощо. Все це збирається до єдиної інформаційної«бульбашки». Коли виникає інформація про застосування противником будь-якоговиду озброєння, то лунає тривога, ­— зауважив офіцер ЗСУ.</text:p>
      <text:p text:style-name="P4">
Він уточнив, що не завжди вдається поінформувати про застосування противникомреактивної артилерії, бо снаряди летять лічені секунди.</text:p>
      <text:p text:style-name="P4">
­— На жаль, загроза використання окупантами іранських дронів лишається. Всечастіше вони летять з північного напрямку, здебільшого з брянської області.Вони потрапляють до зони відповідальності повітряного командування «Центр» івартові неба успішно з ними борються, — повідомив полковник Ігнат.</text:p>
      <text:p text:style-name="P4">
Source: <text:a xlink:type="simple" xlink:href="https://armyinform.com.ua/2023/04/03/zagroza-vykorystannya-okupantamy-iranskyh-droniv-lyshayetsya-yurij-ignat/" text:style-name="Internet_20_link" text:visited-style-name="Visited_20_Internet_20_Link">
https://armyinform.com.ua/2023/04/03/zagroza-vykorystannya-okupantamy-iranskyh-droniv-lyshayetsya-yurij-ignat/</text:a>
</text:p>
      <!--NEWS-->
      <text:h text:style-name="P10" text:outline-level="1">
<text:span text:style-name="T4">
Україна та Румунія проведуть у Бухаресті Першу Чорноморську безпекову конференцію Міжнародної Кримської платформи</text:span>
</text:h>
      <text:p text:style-name="P4">
Author: ['АРМІЯINFORM']</text:p>
      <text:p text:style-name="P4">
Time: 2023-04-03T76:00:00-04:00</text:p>
      <text:p text:style-name="P4">
Description: Неспровокована і невиправдана військова агресія росії проти України зруйнувала сис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04821large-642bc25fdeda73c5af7b7c0b44fa1a9d.jpg" text:style-name="Internet_20_link" text:visited-style-name="Visited_20_Internet_20_Link">
1204821large-642bc25fdeda73c5af7b7c0b44fa1a9d.jpg</text:a>
']</text:p>
      <text:p text:style-name="P4">
Tags: ['МІНІСТЕРСТВА ОБОРОНИ УКРАЇНИ', 'ПЕРША ЧОРНОМОРСЬКА БЕЗПЕКОВА КОНФЕРЕНЦІЯ']</text:p>
      <text:p text:style-name="P4">
Category: News</text:p>
      <!--METADATA-->
      <text:p text:style-name="P4">
<draw:frame draw:style-name="fr1" draw:name="Image60" text:anchor-type="as-char" svg:width="6.9236in" svg:height="3.819917in" draw:z-index="0">
<draw:image xlink:href="../Images/AРМІЯINFORM/2023-04-03T76-00-00-04-00/1204821large-642bc25fdeda73c5af7b7c0b44fa1a9d.jpg" xlink:type="simple" xlink:show="embed" xlink:actuate="onLoad" draw:mime-type="image/jpeg"/>
</draw:frame>
</text:p>
      <text:p text:style-name="P4">
Неспровокована і невиправдана військова агресія росії проти України зруйнуваласистему безпеки в Чорноморсько-Азовському регіоні. Для того, щоб знайти дієвийінструментарій відповіді на ці виклики та забезпечити можливості сталогорозвитку всім мирним країнам регіону, Україна ініціювала Першу Чорноморськубезпекову конференцію, яка буде проведена спільно з Румунією 12—13 квітня вБухаресті.</text:p>
      <text:p text:style-name="P4">
Захід відбудеться в межах діяльності Міжнародної Кримської платформи —механізму, що спрямований на деокупацію Криму, відновлення чорноморської,європейської та глобальної безпеки.</text:p>
      <text:p text:style-name="P4">
Організатори конференції: Міністерство закордонних справ України, Міністерствооборони України, Міністерство закордонних справ Румунії, Міністерствонаціональної оборони Румунії, у партнерстві з Центром оборонних стратегій(Україна).</text:p>
      <text:p text:style-name="P4">
У заході візьмуть участь міністри закордонних справ та міністри оборони,очільники міжнародних інституцій, державні посадовці та незалежні експерти,які представляють учасників Міжнародної Кримської платформи. Вонипроаналізують багатовимірний вплив широкомасштабної війни росії проти Українина безпекову ситуацію в Чорноморсько-Азовському регіоні та світі, обговорятьможливу стратегію відповіді на виклики і загрози, а також основи майбутньоїконфігурації системи безпеки в регіоні.</text:p>
      <text:p text:style-name="P4">
У центрі уваги також будуть питання інформаційної війни та кібератак.</text:p>
      <text:p text:style-name="P4">
<text:span text:style-name="T4">
Програма конференції</text:span>
</text:p>
      <text:p text:style-name="P4">
<text:span text:style-name="T5">
Перший день (експертний):</text:span>
</text:p>
      <ul>
        <li>
          <text:p text:style-name="P4">
Презентація дослідження «Майбутня конфігурація безпеки регіону Чорного та Азовського морів» від Експертної мережі Кримської платформи, експертна дискусія.</text:p>
        </li>
        <li>
          <text:p text:style-name="P4">
Експертна дискусія «Перша кібервійна».</text:p>
        </li>
        <li>
          <text:p text:style-name="P4">
Експертна дискусія «Як ведеться російська інформаційна війна, і чому вона кидає виклик системі міжнародної безпеки».</text:p>
        </li>
      </ul>
      <text:p text:style-name="P4">
<text:span text:style-name="T5">
Другий день (офіційні представники):</text:span>
</text:p>
      <ul>
        <li>
          <text:p text:style-name="P4">
Панельна дискусія «Здобуті уроки: повномасштабне вторгнення російської Федерації в Україну, його багатовимірний вплив і уроки для демократичного світу».</text:p>
        </li>
        <li>
          <text:p text:style-name="P4">
Панельна дискусія «План на сьогодні: Негайна відповідь на поточні загрози та виклики в Чорноморському регіоні».</text:p>
        </li>
        <li>
          <text:p text:style-name="P4">
Панельна дискусія «Майбутня конфігурація: Яке майбутнє регіональної безпеки в регіоні Чорного та Азовського морів? На шляху до євроатлантичної стратегії для стабільного, безпечного та процвітаючого регіону».</text:p>
        </li>
      </ul>
      <text:p text:style-name="P4">
<text:span text:style-name="T4">
Джерело:</text:span>
 <text:a xlink:type="simple" xlink:href="https://www.mil.gov.ua/news/2023/04/03/ukraina-ta-rumuniya-provedut-v-buharesti-pershu-chornomorsku-bezpekovu-konferencziyu-mizhnarodnoi-krimskoi-platformi/" text:style-name="Internet_20_link" text:visited-style-name="Visited_20_Internet_20_Link">
<text:span text:style-name="T5">
Міністерство оборониУкраїни</text:span>
</text:a>
</text:p>
      <text:p text:style-name="P4">
Source: <text:a xlink:type="simple" xlink:href="https://armyinform.com.ua/2023/04/03/ukrayina-ta-rumuniya-provedut-u-buharesti-pershu-chornomorsku-bezpekovu-konferencziyu-mizhnarodnoyi-krymskoyi-platformy/" text:style-name="Internet_20_link" text:visited-style-name="Visited_20_Internet_20_Link">
https://armyinform.com.ua/2023/04/03/ukrayina-ta-rumuniya-provedut-u-buharesti-pershu-chornomorsku-bezpekovu-konferencziyu-mizhnarodnoyi-krymskoyi-platformy/</text:a>
</text:p>
      <!--NEWS-->
      <text:h text:style-name="P10" text:outline-level="1">
<text:span text:style-name="T4">
4 квітня відбудеться круглий стіл «Офіцери без зброї. Інститут військового капеланства в Україні»</text:span>
</text:h>
      <text:p text:style-name="P4">
Author: ['АРМІЯINFORM']</text:p>
      <text:p text:style-name="P4">
Time: 2023-04-03T77:00:00-04:00</text:p>
      <text:p text:style-name="P4">
Description: 04 квітня о 12.30 у Military Media Center відбудеться круглий стіл «Офіцери без збр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military-media-center-2-1.jpg" text:style-name="Internet_20_link" text:visited-style-name="Visited_20_Internet_20_Link">
military-media-center-2-1.jpg</text:a>
']</text:p>
      <text:p text:style-name="P4">
Tags: ['MILITARY MEDIA CENTER', 'ВІЙСЬКОВІ КАПЕЛАНИ', 'ВІКНУ', 'КРУГЛИЙ СТІЛ', 'СЛУЖБА ВІЙСЬКОВОГО КАПЕЛАНСТВА']</text:p>
      <text:p text:style-name="P4">
Category: News</text:p>
      <!--METADATA-->
      <text:p text:style-name="P4">
<draw:frame draw:style-name="fr1" draw:name="Image61" text:anchor-type="as-char" svg:width="6.9236in" svg:height="3.894525in" draw:z-index="0">
<draw:image xlink:href="../Images/AРМІЯINFORM/2023-04-03T77-00-00-04-00/military-media-center-2-1.jpg" xlink:type="simple" xlink:show="embed" xlink:actuate="onLoad" draw:mime-type="image/jpeg"/>
</draw:frame>
</text:p>
      <text:p text:style-name="P4">
04 квітня о 12.30 у Military Media Center<text:a xlink:type="simple" xlink:href="https://t.me/militarymediacenter/1613" text:style-name="Internet_20_link" text:visited-style-name="Visited_20_Internet_20_Link">
відбудеться</text:a>
 круглий стіл «Офіцери беззброї. Інститут військового капеланства в Україні: становлення, місія,екуменізм» за участі представників Служби військового капеланства апаратуГоловнокомандувача ЗСУ, представників Військового інституту Київськогонаціонального університету ім. Тараса Шевченка, науковців, діючих капеланів.</text:p>
      <text:p text:style-name="P4">
Питання до обговорення:</text:p>
      <ul>
        <li>
становлення інституту військового капеланства;  * перший випуск військових капеланів у ВІКНУ та міжнародний досвід з підготовки капеланів;  * місія, мотивація та виклики капеланського служіння на фронті і в тилу.</li>
      </ul>
      <text:p text:style-name="P4">
Модератор заходу: Георгій Коваленко, протоієрей ПЦУ, ректор Відкритогоправославного університету Св. Софії-Премудрості.</text:p>
      <text:p text:style-name="P4">
Акредитація представників ЗМІ обов’язкова і триватиме до 11.00 4 квітня.</text:p>
      <text:p text:style-name="P4">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 прескарти акредитації ЗСУ,контактного телефону.</text:p>
      <text:p text:style-name="P4">
Source: <text:a xlink:type="simple" xlink:href="https://armyinform.com.ua/2023/04/03/4-kvitnya-vidbudetsya-kruglyj-stil-oficzery-bez-zbroyi-instytut-vijskovogo-kapelanstva-v-ukrayini/" text:style-name="Internet_20_link" text:visited-style-name="Visited_20_Internet_20_Link">
https://armyinform.com.ua/2023/04/03/4-kvitnya-vidbudetsya-kruglyj-stil-oficzery-bez-zbroyi-instytut-vijskovogo-kapelanstva-v-ukrayini/</text:a>
</text:p>
      <!--NEWS-->
      <text:h text:style-name="P10" text:outline-level="1">
<text:span text:style-name="T4">
На порталі Дія.Бізнес з’явився розділ для ветеранів-підприємців та їхніх родин</text:span>
</text:h>
      <text:p text:style-name="P4">
Author: ['АРМІЯINFORM']</text:p>
      <text:p text:style-name="P4">
Time: 2023-04-03T78:00:00-04:00</text:p>
      <text:p text:style-name="P4">
Description: На порталі національного проєкту з розвитку підприємництва та експорту Дія.Бізн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740789_174032332162892_25073962156487632_n.png" text:style-name="Internet_20_link" text:visited-style-name="Visited_20_Internet_20_Link">
339740789_174032332162892_25073962156487632_n.png</text:a>
']</text:p>
      <text:p text:style-name="P4">
Tags: ['ВЕТЕРАНСЬКИЙ БІЗНЕС', 'ВОЄННИЙ СТАН', 'ДІЯ.БІЗНЕС', 'МІНВЕТЕРАНІВ', 'МІНІСТЕРСТВО ЦИФРОВОЇ ТРАНСФОРМАЦІЇ УКРАЇНИ', 'СОЦЗАХИСТ', 'СОЦЗАХИСТ ПІД ЧАС ВІЙНИ']</text:p>
      <text:p text:style-name="P4">
Category: News</text:p>
      <!--METADATA-->
      <text:p text:style-name="P4">
<draw:frame draw:style-name="fr1" draw:name="Image62" text:anchor-type="as-char" svg:width="6.9236in" svg:height="4.056076in" draw:z-index="0">
<draw:image xlink:href="../Images/AРМІЯINFORM/2023-04-03T78-00-00-04-00/339740789_174032332162892_25073962156487632_n.png" xlink:type="simple" xlink:show="embed" xlink:actuate="onLoad" draw:mime-type="image/png"/>
</draw:frame>
</text:p>
      <text:p text:style-name="P4">
На порталі національного проєкту з розвитку підприємництва та експортуДія.Бізнес з’явився новий розділ «Ветеранський бізнес». Його створено успівпраці Міністерства у справах ветеранів України з Міністерством цифровоїтрансформації, Офісом з розвитку підприємництва та експорту та Українськимветеранським фондом Мінветеранів (УВФ).</text:p>
      <text:p text:style-name="P4">
Про це <text:a xlink:type="simple" xlink:href="https://www.kmu.gov.ua/news/za-initsiatyvy-minveteraniv-na-portali-diiabiznes-ziavyvsia-rozdil-dlia-veteraniv-pidpryiemtsiv-ta-ikhnikh-rodyn" text:style-name="Internet_20_link" text:visited-style-name="Visited_20_Internet_20_Link">
повідомляє</text:a>
 Урядовий портал.</text:p>
      <text:p text:style-name="P4">
У розділі «Ветеранський бізнес» ветерани, члени їхніх сімей та родини полеглихзахисників і захисниць України можуть знайти всю необхідну інформацію щодорозвитку та підтримки власної справи: як заснувати власне підприємство,правильно вести бухгалтерську звітність, складати фінансовий план, отриматифінансування на розвиток своєї бізнес-ідеї, просувати продукт і управлятикомандою.</text:p>
      <text:p text:style-name="P4">
«Наразі більшість наших ветеранів й ветеранок знову захищають Україну нафронті. Переважна більшість з них — молоді люди. І ми маємо створити всінеобхідні умови, надати сучасні інструменти для того, щоб зі здобуттямУкраїною перемоги наші захисники та захисниці змогли долучитись до відновленнякраїни, стати в стрій на економічному фронті. Одним з таких інструментів єсприяння розвитку ветеранського підприємництва, підтримка ветеранськихпідприємницьких ініціатив. Така підтримка зі сторони держави допоможе нашимвоїнам започаткувати власну справу, отримати більше можливостей длясамореалізації у цивільному житті», — наголосила міністр у справах ветеранівУкраїни Юлія Лапутіна під час підписання меморандуму про співпрацю з Офісом зрозвитку підприємництва та експорту.</text:p>
      <text:p text:style-name="P4">
У розділі «Ветеранський бізнес» також можна ознайомитися з історіями тихпідприємців, які вже отримали фінансування від Українського ветеранськогофонду Мінветеранів та реалізували свої проєкти.</text:p>
      <text:p text:style-name="P4">
«Створивши новий розділ на порталі Дія.Бізнес ми плануємо не лише стимулюватирозвиток ветеранського підприємництва, а й допомогти розв'язати наявнупроблему працевлаштування ветеранів війни та створити підґрунтя для їхпобратимів, які невдовзі повернуться до цивільного життя після перемоги», —заявив директор Офісу з розвитку підприємництва та експорту Андрій Ремізов.</text:p>
      <text:p text:style-name="P4">
Інформаційний розділ «Ветеранського бізнесу» також містить перелік державнихта міжнародних інституцій, що підтримують ветеранів та ветеранський бізнес.Крім того, ветерани мають можливість відразу перейти на послугу з реєстраціїФОП чи ТОВ, якщо вже готові запускати власну справу.</text:p>
      <text:p text:style-name="P4">
Source: <text:a xlink:type="simple" xlink:href="https://armyinform.com.ua/2023/04/03/na-portali-diya-biznes-zyavyvsya-rozdil-dlya-veteraniv-pidpryyemcziv-ta-yihnih-rodyn/" text:style-name="Internet_20_link" text:visited-style-name="Visited_20_Internet_20_Link">
https://armyinform.com.ua/2023/04/03/na-portali-diya-biznes-zyavyvsya-rozdil-dlya-veteraniv-pidpryyemcziv-ta-yihnih-rodyn/</text:a>
</text:p>
      <!--NEWS-->
      <text:h text:style-name="P10" text:outline-level="1">
<text:span text:style-name="T4">
Дякую, що вижили, дочекалися ЗСУ і розповіли світові про трагедію в Ягідному — глава держави</text:span>
</text:h>
      <text:p text:style-name="P4">
Author: ['АРМІЯINFORM']</text:p>
      <text:p text:style-name="P4">
Time: 2023-04-03T79:00:00-04:00</text:p>
      <text:p text:style-name="P4">
Description: Під час робочої поїздки в Чернігівську область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92b8031a2cbad44697f4838f8b475dc_1680523500_extra_large.jpeg" text:style-name="Internet_20_link" text:visited-style-name="Visited_20_Internet_20_Link">
992b8031a2cbad44697f4838f8b475dc_1680523500_extra_large.jpeg</text:a>
', '<text:a xlink:type="simple" xlink:href="https://armyinform.com.ua/wp-content/uploads/2023/04/2b6568a1d8dc0a4650fd072d2c7a9ffc_1680523496_extra_large-150x150.jpeg" text:style-name="Internet_20_link" text:visited-style-name="Visited_20_Internet_20_Link">
2b6568a1d8dc0a4650fd072d2c7a9ffc_1680523496_extra_large-150x150.jpeg</text:a>
']</text:p>
      <text:p text:style-name="P4">
Tags: ['STOPRUSSIA', 'АГРЕСІЯ РФ', 'ВОЛОДИМИР ЗЕЛЕНСЬКИЙ', 'ВТОРГНЕННЯ РФ', 'МАРІЯ ПЕЙЧИНОВИЧ-БУРИЧ', 'ПРЕЗИДЕНТ УКРАЇНИ', 'РОБЕРТ ГАБЕК', 'ЧЕРНІГІВЩИНА', 'ЯГІДНЕ']</text:p>
      <text:p text:style-name="P4">
Category: News</text:p>
      <!--METADATA-->
      <text:p text:style-name="P4">
<draw:frame draw:style-name="fr1" draw:name="Image63" text:anchor-type="as-char" svg:width="6.9236in" svg:height="4.617948in" draw:z-index="0">
<draw:image xlink:href="../Images/AРМІЯINFORM/2023-04-03T79-00-00-04-00/992b8031a2cbad44697f4838f8b475dc_1680523500_extra_large.jpeg" xlink:type="simple" xlink:show="embed" xlink:actuate="onLoad" draw:mime-type="image/jpeg"/>
</draw:frame>
</text:p>
      <text:p text:style-name="P4">
Під час робочої поїздки в Чернігівську область Президент України ВолодимирЗеленський разом із віце-канцлером, міністром економіки та захисту кліматуНімеччини Робертом Габеком і Генеральним секретарем Ради Європи МарієюПейчинович-Бурич оглянули наслідки окупації російськими військами селаЯгідного та скоєних ними воєнних злочинів.</text:p>
      <text:p text:style-name="P4">
Про це <text:a xlink:type="simple" xlink:href="https://www.president.gov.ua/news/na-chernigivshini-prezident-oglyanuv-naslidki-zlochiniv-rosi-82049" text:style-name="Internet_20_link" text:visited-style-name="Visited_20_Internet_20_Link">
повідомляє</text:a>
 Офіс Президента України.</text:p>
      <text:p text:style-name="P4">
Глава держави разом з іноземними гостями відвідав школу, у підвалі якої зтретього до 30 березня 2022 року окупанти утримували в антисанітарних умовах,без води та їжі 367 цивільних. Серед заручників було 50 дітей, зокрема кільканемовлят – найменшому було півтора місяця. 11 осіб померли, не витримавшинелюдських умов. Десятьох розстріляли російські окупанти.</text:p>
      <text:p text:style-name="P4">
Президент України та європейські гості поспілкувалися з жителями села, якихутримували в підвалі школи.</text:p>
      <text:p text:style-name="P4">
«Дякую за те, що вижили, змогли дочекатися наших воїнів і розповісти всьомусвітові про ту трагедію, яку принесла російська федерація, російські військовіразом з їхнім керівництвом, їхнім Президентом, на нашу землю», — наголосивВолодимир Зеленський.</text:p>
      <text:p text:style-name="P4">
Глава держави зазначив, що жителі Ягідного пережили страшні випробування. Зайого словами, у цьому селі до окупації проживало близько 400 людей, і майже370 осіб утримували у шкільному підвалі площею менш як 200 квадратних метрів.</text:p>
      <text:p text:style-name="P4">
«27 днів були у підвалі. Вижили – стоячи й сидячи. 11 людей, на жаль,загинули. І всі ці люди якимось чином у пітьмі жили й чекали поверненняУкраїни», — сказав він.</text:p>
      <text:p text:style-name="P4">
<text:a xlink:type="simple" xlink:href="https://armyinform.com.ua/wp-content/uploads/2023/04/2b6568a1d8dc0a4650fd072d2c7a9ffc_1680523496_extra_large.jpeg" text:style-name="Internet_20_link" text:visited-style-name="Visited_20_Internet_20_Link">
<draw:frame draw:style-name="fr1" draw:name="Image64" text:anchor-type="as-char" svg:width="6.9236in" svg:height="6.9236in" draw:z-index="0">
<draw:image xlink:href="../Images/AРМІЯINFORM/2023-04-03T79-00-00-04-00/2b6568a1d8dc0a4650fd072d2c7a9ffc_1680523496_extra_large-150x150.jpeg" xlink:type="simple" xlink:show="embed" xlink:actuate="onLoad" draw:mime-type="image/jpeg"/>
</draw:frame>
</text:a>
</text:p>
      <text:p text:style-name="P4">
Президент розповів, що бранці в темряві писали на стінах прізвища й датисмерті односельців, щоб не забути. А діти писали рядки гімну України.</text:p>
      <text:p text:style-name="P4">
«Це надзвичайно важливо, що ці люди вижили. Надзвичайно важливо, що нашівійська деокуповують сьогодні щоденно такі населені пункти, де справжнігерої», — додав Володимир Зеленський.</text:p>
      <text:p text:style-name="P4">
Глава держави наголосив на важливості присутності на звільнених територіяхУкраїни представників наших партнерів, які можуть все побачити на власні очі.</text:p>
      <text:p text:style-name="P4">
«Важливо бути в таких підвалах, щоб зрозуміти, щоб допомагати Україні. Думати,як знайти спосіб говорити з російською федерацією», – зазначив Президент.</text:p>
      <text:p text:style-name="P4">
Володимир Зеленський також подякував місцевим жителям і владі, які щодня вросійській окупації боролися за своє життя.</text:p>
      <text:p text:style-name="P4">
У результаті військової агресії всі 173 обійстя в селі Ягідному зазналипошкоджень, 16 із них зруйновані. Крім того, було знищено об’єкти комунальноївласності – будинок культури та фельдшерський пункт. Зазнала значних руйнуваньбудівля школи.</text:p>
      <text:p text:style-name="P4">
Source: <text:a xlink:type="simple" xlink:href="https://armyinform.com.ua/2023/04/03/glava-derzhavy-dyakuyu-shho-vyzhyly-dochekalysya-zsu-i-rozpovily-svitovi-pro-tragediyu-v-yagidnomu/" text:style-name="Internet_20_link" text:visited-style-name="Visited_20_Internet_20_Link">
https://armyinform.com.ua/2023/04/03/glava-derzhavy-dyakuyu-shho-vyzhyly-dochekalysya-zsu-i-rozpovily-svitovi-pro-tragediyu-v-yagidnomu/</text:a>
</text:p>
      <!--NEWS-->
      <text:h text:style-name="P10" text:outline-level="1">
<text:span text:style-name="T4">
Президент України нагородив поранених воїнів-захисників</text:span>
</text:h>
      <text:p text:style-name="P4">
Author: ['АРМІЯINFORM']</text:p>
      <text:p text:style-name="P4">
Time: 2023-04-03T80:00:00-04:00</text:p>
      <text:p text:style-name="P4">
Description: Під час робочої поїздки в Чернігівську область Президент Володимир Зеленський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7793c62d037180f516b3ce5863aea3a_1680524998_extra_large.jpeg" text:style-name="Internet_20_link" text:visited-style-name="Visited_20_Internet_20_Link">
a7793c62d037180f516b3ce5863aea3a_1680524998_extra_large.jpeg</text:a>
', '<text:a xlink:type="simple" xlink:href="https://armyinform.com.ua/wp-content/uploads/2023/04/95147bfbe7b604f8b60958dd2337afd5_1680524996_extra_large.jpeg" text:style-name="Internet_20_link" text:visited-style-name="Visited_20_Internet_20_Link">
95147bfbe7b604f8b60958dd2337afd5_1680524996_extra_large.jpeg</text:a>
']</text:p>
      <text:p text:style-name="P4">
Tags: ['ВОЛОДИМИР ЗЕЛЕНСЬКИЙ', 'НАГОРОДЖЕННЯ ВІЙСЬКОВОСЛУЖБОВЦІВ', 'ЧЕРНІГІВЩИНА']</text:p>
      <text:p text:style-name="P4">
Category: News</text:p>
      <!--METADATA-->
      <text:p text:style-name="P4">
<draw:frame draw:style-name="fr1" draw:name="Image65" text:anchor-type="as-char" svg:width="6.9236in" svg:height="4.617948in" draw:z-index="0">
<draw:image xlink:href="../Images/AРМІЯINFORM/2023-04-03T80-00-00-04-00/a7793c62d037180f516b3ce5863aea3a_1680524998_extra_large.jpeg" xlink:type="simple" xlink:show="embed" xlink:actuate="onLoad" draw:mime-type="image/jpeg"/>
</draw:frame>
</text:p>
      <text:p text:style-name="P4">
Під час робочої поїздки в Чернігівську область Президент Володимир Зеленськийвідвідав військовий госпіталь і поспілкувався із захисниками України, котріпроходять лікування після поранень, яких вони зазнали під час бойових дій,зокрема на Донецькому напрямку.</text:p>
      <text:p text:style-name="P4">
Як <text:a xlink:type="simple" xlink:href="https://www.president.gov.ua/news/na-chernigivshini-glava-derzhavi-vidvidav-u-gospitali-porane-82053" text:style-name="Internet_20_link" text:visited-style-name="Visited_20_Internet_20_Link">
інформує</text:a>
 Офіс Президента України, разом ізглавою держави у військовому госпіталі побував віцеканцлер, міністр економікита захисту клімату Німеччини Роберт Габек.</text:p>
      <text:p text:style-name="P4">
Президент вручив військовослужбовцям Збройних Сил України державні нагороди.</text:p>
      <text:p text:style-name="P4">
«Дякую за вашу мужність. Бажаю вам якнайшвидшого одужання, а нам усім —перемоги», — зазначив Володимир Зеленський.</text:p>
      <text:p text:style-name="P4">
<draw:frame draw:style-name="fr1" draw:name="Image66" text:anchor-type="as-char" svg:width="6.9236in" svg:height="4.617948in" draw:z-index="0">
<draw:image xlink:href="../Images/AРМІЯINFORM/2023-04-03T80-00-00-04-00/95147bfbe7b604f8b60958dd2337afd5_1680524996_extra_large.jpeg" xlink:type="simple" xlink:show="embed" xlink:actuate="onLoad" draw:mime-type="image/jpeg"/>
</draw:frame>
</text:p>
      <text:p text:style-name="P4">
Глава держави також зустрівся з військовими медиками й відзначив їх державниминагородами.</text:p>
      <text:p text:style-name="P4">
«Дякую вам за важливу роботу й збереження життів наших воїнів», — сказав він.</text:p>
      <text:p text:style-name="P4">
Президент та іноземні гості оглянули оснащення закладу, зокрема сучаснийкомп'ютерний томограф, наданий урядом Німеччини.</text:p>
      <text:p text:style-name="P4">
Source: <text:a xlink:type="simple" xlink:href="https://armyinform.com.ua/2023/04/03/prezydent-ukrayiny-nagorodyv-poranenyh-voyiniv-zahysnykiv/" text:style-name="Internet_20_link" text:visited-style-name="Visited_20_Internet_20_Link">
https://armyinform.com.ua/2023/04/03/prezydent-ukrayiny-nagorodyv-poranenyh-voyiniv-zahysnykiv/</text:a>
</text:p>
      <!--NEWS-->
      <text:h text:style-name="P10" text:outline-level="1">
<text:span text:style-name="T4">
Лубінець привітав продовження мандату комісії ООН з розслідувань злочинів рф в Україні на рік</text:span>
</text:h>
      <text:p text:style-name="P4">
Authors: Ukrinform (Person)</text:p>
      <text:p text:style-name="P4">
Publisher: Укринформ (Organization)</text:p>
      <text:p text:style-name="P4">
Published Time: 2023-04-04T-11:55:00+03:00</text:p>
      <text:p text:style-name="P4">
Modified Time: 2023-04-04T23:55:00+03:00</text:p>
      <text:p text:style-name="P4">
Description: Уповноважений ВР із прав людини Дмитро Лубінець привітав ухвалення Радою ООН з прав людини резолюції «Ситуація з правами людини в Україні внаслідок російської агресії» щодо продовження мандату Незалежної міжнародної комісії ООН з розслідування порушень в Україні ще на рік. — Укрінформ.</text:p>
      <text:p text:style-name="P4">
Images: ["<text:a xlink:type="simple" xlink:href="https://static.ukrinform.com/photos/2022_02/thumb_files/630_360_1643894096-658.jpg" text:style-name="Internet_20_link" text:visited-style-name="Visited_20_Internet_20_Link">
630_360_16438...</text:a>
"]</text:p>
      <text:p text:style-name="P4">
Tags: ['ООН', 'Україна', 'Агресія РФ', 'Війна з росією', 'Дмитро Лубінець']</text:p>
      <text:p text:style-name="P4">
Type: Article</text:p>
      <!--METADATA-->
      <text:p text:style-name="P4">
<draw:frame draw:style-name="fr1" draw:name="Image67" text:anchor-type="as-char" svg:width="6.9236in" svg:height="3.956343in" draw:z-index="0">
<draw:image xlink:href="../Images/yкринформ/2023-04-04T-11-55-00-03-00/630_360_1643894096-658.jpg" xlink:type="simple" xlink:show="embed" xlink:actuate="onLoad" draw:mime-type="image/jpeg"/>
</draw:frame>
Уповноважений ВР із прав людини Дмитро Лубінець привітав ухвалення Радою ООН зправ людини резолюції «Ситуація з правами людини в Україні внаслідокросійської агресії» щодо продовження мандату Незалежної міжнародної комісіїООН з розслідування порушень в Україні ще на рік.</text:p>
      <text:p text:style-name="P4">
Про це він написав у <text:a xlink:type="simple" xlink:href="https://t.me/dmytro_lubinetzs/2058" text:style-name="Internet_20_link" text:visited-style-name="Visited_20_Internet_20_Link">
 </text:a>
 , передаєУкрінформ.</text:p>
      <text:p text:style-name="P4">
«У резолюції до росії йдеться про геноцид українського народу та закликприпинити депортацію цивільних та дітей на територію рф. Наголошується, щопорушення прав людини в Україні та норм міжнародного гуманітарного прававнаслідок збройної агресії росії можуть призвести до геноциду, а такожважливості Конвенції ООН про запобігання злочинові геноциду і покарання занього», - уточнив Лубінець.</text:p>
      <text:p text:style-name="P4">
<text:span text:style-name="T4">
Читайте також:</text:span>
 <text:span text:style-name="T4">
<text:a xlink:type="simple" xlink:href="https://www.ukrinform.ua/rubric-ato/3691646-lubinec-rf-zalucae-specsluzbi-sob-ukrainski-diti-ne-mogli-povernutisa-dodomu.html" text:style-name="Internet_20_link" text:visited-style-name="Visited_20_Internet_20_Link">
 </text:a>
 </text:span>
</text:p>
      <text:p text:style-name="P4">
Як повідомлялося, у Міністерстві закордонних справ України привіталипродовження на рік мандата Незалежної міжнародної комісії <text:span text:style-name="T4">
<text:a xlink:type="simple" xlink:href="https://www.ukrinform.ua/tag-oon" text:style-name="Internet_20_link" text:visited-style-name="Visited_20_Internet_20_Link">
</text:a>
 </text:span>
 з розслідування порушень у контекстіросійської збройної агресії проти України.</text:p>
      <text:p text:style-name="P4">
Source: <text:a xlink:type="simple" xlink:href="https://www.ukrinform.ua/rubric-ato/3691660-lubinec-privitav-prodovzenna-mandatu-komisii-oon-z-rozsliduvan-zlociniv-rf-v-ukraini-na-rik.html" text:style-name="Internet_20_link" text:visited-style-name="Visited_20_Internet_20_Link">
https://www.ukrinform.ua/rubric-ato/3691660-lubinec-privitav-prodovzenna-mandatu-komisii-oon-z-rozsliduvan-zlociniv-rf-v-ukraini-na-rik.html</text:a>
</text:p>
      <!--NEWS-->
      <text:h text:style-name="P10" text:outline-level="1">
<text:span text:style-name="T4">
Уряд призначив міністру освіти заступника з євроінтеграції</text:span>
</text:h>
      <text:p text:style-name="P4">
Authors: Ukrinform (Person)</text:p>
      <text:p text:style-name="P4">
Publisher: Укринформ (Organization)</text:p>
      <text:p text:style-name="P4">
Published Time: 2023-04-04T-130:01:47+03:00</text:p>
      <text:p text:style-name="P4">
Modified Time: 2023-04-04T17:01:47+03:00</text:p>
      <text:p text:style-name="P4">
Description: Кабінет Міністрів призначив Євгена Кудрявця на посаду заступника міністра освіти і науки з питань європейської інтеграції. — Укрінформ.</text:p>
      <text:p text:style-name="P4">
Images: ["<text:a xlink:type="simple" xlink:href="https://static.ukrinform.com/photos/2023_03/thumb_files/630_360_1680013213-921.jpg" text:style-name="Internet_20_link" text:visited-style-name="Visited_20_Internet_20_Link">
630_360_16800...</text:a>
"]</text:p>
      <text:p text:style-name="P4">
Tags: ['Євроінтеграція', 'Кабмін', 'Міносвіти', 'Мінстратегпром']</text:p>
      <text:p text:style-name="P4">
Type: Article</text:p>
      <!--METADATA-->
      <text:p text:style-name="P4">
<draw:frame draw:style-name="fr1" draw:name="Image68" text:anchor-type="as-char" svg:width="6.9236in" svg:height="3.956343in" draw:z-index="0">
<draw:image xlink:href="../Images/yкринформ/2023-04-04T-130-01-47-03-00/630_360_1680013213-921.jpg" xlink:type="simple" xlink:show="embed" xlink:actuate="onLoad" draw:mime-type="image/jpeg"/>
</draw:frame>
 КабінетМіністрів призначив Євгена Кудрявця на посаду заступника міністра освіти інауки з питань європейської інтеграції.</text:p>
      <text:p text:style-name="P4">
Про це повідомив у <text:a xlink:type="simple" xlink:href="https://t.me/tmelnychuk/2012" text:style-name="Internet_20_link" text:visited-style-name="Visited_20_Internet_20_Link">
 </text:a>
 постійний представникКабміну у Верховній Раді Тарас Мельничук, передає Укрінформ.</text:p>
      <text:p text:style-name="P4">
« <text:a xlink:type="simple" xlink:href="https://www.ukrinform.ua/tag-kabmin" text:style-name="Internet_20_link" text:visited-style-name="Visited_20_Internet_20_Link">
 </text:a>
 призначено: Кудрявця ЄвгенаВолодимировича заступником міністра освіти і науки України з питаньєвропейської інтеграції; Запольську Наталію Михайлівну - державним секретаремМіністерства з питань стратегічних галузей промисловості України», - зазначивМельничук.</text:p>
      <text:p text:style-name="P4">
<text:span text:style-name="T4">
Читайте також:</text:span>
 <text:a xlink:type="simple" xlink:href="https://www.ukrinform.ua/rubric-polytics/3689544-kabmin-proviv-kadrovi-rotacii-kogo-zvilnili-ta-priznacili.html" text:style-name="Internet_20_link" text:visited-style-name="Visited_20_Internet_20_Link">
 </text:a>
</text:p>
      <text:p text:style-name="P4">
Крім того, уряд призначив Сергія Захаріна заступником голови Державної службиз питань безпечності харчових продуктів та захисту споживачів з питаньцифрового розвитку, цифрових трансформацій і цифровізації, звільнивши його зпосади державного секретаря МОН.</text:p>
      <text:p text:style-name="P4">
Ігоря Яременка уряд призначив заступником державного секретаря КабінетуМіністрів, звільнивши його з посади заступника міністра у справах ветеранів зпитань європейської інтеграції.</text:p>
      <text:p text:style-name="P4">
<text:span text:style-name="T4">
Читайте також:</text:span>
 <text:a xlink:type="simple" xlink:href="https://www.ukrinform.ua/rubric-society/3662655-minosviti-cogoric-ocikue-na-224-tisaci-vstupnikiv-u-visi.html" text:style-name="Internet_20_link" text:visited-style-name="Visited_20_Internet_20_Link">
 </text:a>
</text:p>
      <text:p text:style-name="P4">
Водночас уряд звільнив Віру Рогову з посади заступника міністра освіти інауки, Олену Спіріну - з посади держсекретаря Міністерства з питаньстратегічних галузей промисловості, Анатолія Куцевола - з посади заступникадержсекретаря КМУ.</text:p>
      <text:p text:style-name="P4">
Кабмін також тимчасово поклав виконання обов’язків заступника головиНаціональної служби здоров’я з питань цифрового розвитку, цифровихтрансформацій і цифровізації на Олександра Рябця.</text:p>
      <text:p text:style-name="P4">
<text:span text:style-name="T5">
Фото: КМУ</text:span>
</text:p>
      <text:p text:style-name="P4">
Source: <text:a xlink:type="simple" xlink:href="https://www.ukrinform.ua/rubric-polytics/3691512-urad-priznaciv-ministru-osviti-zastupnika-z-evrointegracii.html" text:style-name="Internet_20_link" text:visited-style-name="Visited_20_Internet_20_Link">
https://www.ukrinform.ua/rubric-polytics/3691512-urad-priznaciv-ministru-osviti-zastupnika-z-evrointegracii.html</text:a>
</text:p>
      <!--NEWS-->
      <text:h text:style-name="P10" text:outline-level="1">
<text:span text:style-name="T4">
Біля штаб-квартири НАТО у Брюсселі підняли прапор Фінляндії</text:span>
</text:h>
      <text:p text:style-name="P4">
Authors: Ukrinform (Person)</text:p>
      <text:p text:style-name="P4">
Publisher: Укринформ (Organization)</text:p>
      <text:p text:style-name="P4">
Published Time: 2023-04-04T-132:01:00+03:00</text:p>
      <text:p text:style-name="P4">
Modified Time: 2023-04-04T17:01:00+03:00</text:p>
      <text:p text:style-name="P4">
Description: Біля штаб-квартири НАТО у Брюсселі відбулася церемонія підняття національного прапора Фінляндії як нового члена НАТО. — Укрінформ.</text:p>
      <text:p text:style-name="P4">
Images: ["<text:a xlink:type="simple" xlink:href="https://static.ukrinform.com/photos/2023_04/thumb_files/630_360_1680615426-949.jpg" text:style-name="Internet_20_link" text:visited-style-name="Visited_20_Internet_20_Link">
630_360_16806...</text:a>
"]</text:p>
      <text:p text:style-name="P4">
Tags: ['Фінляндія', 'НАТО', 'Прапор']</text:p>
      <text:p text:style-name="P4">
Type: Article</text:p>
      <!--METADATA-->
      <text:p text:style-name="P4">
<draw:frame draw:style-name="fr1" draw:name="Image69" text:anchor-type="as-char" svg:width="6.9236in" svg:height="3.956343in" draw:z-index="0">
<draw:image xlink:href="../Images/yкринформ/2023-04-04T-132-01-00-03-00/630_360_1680615426-949.jpg" xlink:type="simple" xlink:show="embed" xlink:actuate="onLoad" draw:mime-type="image/jpeg"/>
</draw:frame>
 Біляштаб-квартири НАТО у Брюсселі відбулася церемонія підняття національногопрапора Фінляндії як нового члена НАТО.</text:p>
      <text:p text:style-name="P4">
Прапори Фінляндії також одночасно були підняті у штабах двох стратегічнихкомандувань НАТО: у бельгійському місті Монс та американському Норфолку,повідомляє власний кореспондент Укрінформу.</text:p>
      <text:p text:style-name="Quotations">

<text:p text:style-name="P4">
🇫🇮Finland’s flag has been raised outside NATO HQ in Brussels as the country&gt;
 becomes the military alliance’s 31st member. Russia's invasion of Ukraine&gt;
 last year prompted Finland, which has a 1,300km border with Russia, &amp;&gt;
 neighbour Sweden to drop decades of military non-alignment. <text:a xlink:type="simple" xlink:href="https://t.co/8EHySpMeCg" text:style-name="Internet_20_link" text:visited-style-name="Visited_20_Internet_20_Link">
&gt;
 </text:a>
&gt;
&gt;
 — DW Europe (@dw_europe) <text:a xlink:type="simple" xlink:href="https://twitter.com/dw_europe/status/1643250117355397120" text:style-name="Internet_20_link" text:visited-style-name="Visited_20_Internet_20_Link">
&gt;
 </text:a>
</text:p>

</text:p>
      <text:p text:style-name="P4">
"Це історичний день. Вітаю Фіндяндію як нового члена нашого Альянсу. Ми впершепіднімаємо прапор Фіндяндії біля штаб-квартири НАТО", – заявив з цього приводугенсек НАТО Єнс <text:a xlink:type="simple" xlink:href="https://www.ukrinform.ua/tag-stoltenberg" text:style-name="Internet_20_link" text:visited-style-name="Visited_20_Internet_20_Link">
 </text:a>
 .</text:p>
      <text:p text:style-name="P4">
Він зазначив, що цього дня, 4 квітня 1949 року, було створено організаціюВашингтонського договору, яка стала щитом від можливої зовнішньої агресії.Відтак, 75 років цей Альянс захищав її членів і продовжує це робити й донині.</text:p>
      <text:p text:style-name="P4">
"Проте війна повернулася до Європи, і Фінляндія вирішила приєднатися до НАТО",– підкреслив генсек НАТО.</text:p>
      <text:p text:style-name="P4">
Він зауважив, що вступ <text:a xlink:type="simple" xlink:href="https://www.ukrinform.ua/tag-finlandia" text:style-name="Internet_20_link" text:visited-style-name="Visited_20_Internet_20_Link">
 </text:a>
 до Альянсубув найбільш швидким в історії існування організації. За його словами, втравні минулого року Фінляндія і Швеція висловили бажання стати членами НАТО,і зараз Гельсінкі стали членом Альянсу. Він також висловив сподівання, щоШвеція стане повноправним членом НАТО "так швидко, як це можливо".</text:p>
      <text:p text:style-name="P4">
"Фінляндія стала безпечнішою, а НАТО сильнішим з новим членом – Фінляндією", –наголосив генсек НАТО.</text:p>
      <text:p text:style-name="P4">
Столтенберг зазначив, що сьогоднішня подія є чітким меседжем для інших країн,що двері до НАТО для інших країн залишаються відчиненими, і ніхто не можезмусити їх зачинити.</text:p>
      <text:p text:style-name="P4">
Своєю чергою президент Фінляндії Саулі Нііністьо зазначив, що для країнизавершується ера нейтралітету і розпочинається нова ера. Він підкреслив, щозавдяки членству в Альянсу Фінляндія посилює свою безпеку.</text:p>
      <text:p text:style-name="P4">
Фінський лідер наголосив, що членство Фінляндії в НАТО не спрямоване протибудь-кого, а країна є стабільною і передбачуваною.</text:p>
      <text:p text:style-name="P4">
Він наголосив, що одним із мотивів приєднання країни до НАТО стали спробипрезидента рф заперечити подальше розширення Альянсу, що знайшли прояв ще угрудні 2021 року.</text:p>
      <text:p text:style-name="P4">
«Це була одна з причин, чому ця дискусія виникла у Фінляндії. Ми не хочемо,щоб хтось говорив нам, що ми можемо робити, а що ні», - заявив Нііністьо.</text:p>
      <text:p text:style-name="P4">
Він також зауважив, що членство його країни в НАТО без Швеції є "неповним". Уцьому контексті він висловив сподівання, що під час саміту НАТО в липні цьогороку у Вільнюсі Швеція стане 32-м членом Альянсу.</text:p>
      <text:p text:style-name="P4">
<text:span text:style-name="T4">
Читайте також:</text:span>
 <text:a xlink:type="simple" xlink:href="https://www.ukrinform.ua/rubric-polytics/3691526-zelenskij-privitav-finlandiu-zi-vstupom-u-nato.html" text:style-name="Internet_20_link" text:visited-style-name="Visited_20_Internet_20_Link">
 </text:a>
</text:p>
      <text:p text:style-name="P4">
Як повідомляло агентство, у Брюсселі відбулася офіційна <text:a xlink:type="simple" xlink:href="https://www.ukrinform.ua/rubric-world/3691469-finlandia-oficijno-stala-clenom-nato.html" text:style-name="Internet_20_link" text:visited-style-name="Visited_20_Internet_20_Link">
</text:a>
 , після чого генеральний секретар організації ЄнсСтолтенберг привітав країну із тим, що вона стала 31-м членом Альянсу.</text:p>
      <text:p text:style-name="P4">
Source: <text:a xlink:type="simple" xlink:href="https://www.ukrinform.ua/rubric-world/3691521-bila-stabkvartiri-nato-u-brusseli-pidnali-prapor-novogo-clena-finlandii.html" text:style-name="Internet_20_link" text:visited-style-name="Visited_20_Internet_20_Link">
https://www.ukrinform.ua/rubric-world/3691521-bila-stabkvartiri-nato-u-brusseli-pidnali-prapor-novogo-clena-finlandii.html</text:a>
</text:p>
      <!--NEWS-->
      <text:h text:style-name="P10" text:outline-level="1">
<text:span text:style-name="T4">
Фінляндія посилить забезпечення принципів НАТО - Столтенберг</text:span>
</text:h>
      <text:p text:style-name="P4">
Authors: Ukrinform (Person)</text:p>
      <text:p text:style-name="P4">
Publisher: Укринформ (Organization)</text:p>
      <text:p text:style-name="P4">
Published Time: 2023-04-04T-13:40:00+03:00</text:p>
      <text:p text:style-name="P4">
Modified Time: 2023-04-04T23:40:00+03:00</text:p>
      <text:p text:style-name="P4">
Description: Основне завдання НАТО - запобігати війнам і конфліктам, але при цьому у разі нападу на одного, всі члени Альянсу стануть на його захист. Вступ Фінляндії в НАТО стане безперечним посиленням Альянсу. — Укрінформ.</text:p>
      <text:p text:style-name="P4">
Images: ["<text:a xlink:type="simple" xlink:href="https://static.ukrinform.com/photos/2022_12/thumb_files/630_360_1669912772-560.jpg" text:style-name="Internet_20_link" text:visited-style-name="Visited_20_Internet_20_Link">
630_360_16699...</text:a>
"]</text:p>
      <text:p text:style-name="P4">
Tags: ['Фінляндія', 'НАТО', 'Столтенберг']</text:p>
      <text:p text:style-name="P4">
Type: Article</text:p>
      <!--METADATA-->
      <text:p text:style-name="P4">
<draw:frame draw:style-name="fr1" draw:name="Image70" text:anchor-type="as-char" svg:width="6.9236in" svg:height="3.956343in" draw:z-index="0">
<draw:image xlink:href="../Images/yкринформ/2023-04-04T-13-40-00-03-00/630_360_1669912772-560.jpg" xlink:type="simple" xlink:show="embed" xlink:actuate="onLoad" draw:mime-type="image/jpeg"/>
</draw:frame>
 Основнезавдання НАТО - запобігати війнам і конфліктам, але при цьому у разі нападу наодного, всі члени Альянсу стануть на його захист. Вступ Фінляндії в НАТО станебезперечним посиленням Альянсу.</text:p>
      <text:p text:style-name="P4">
Про це сьогодні в Брюсселі, на пресконференції, відповідаючи на питанняжурналістів, сказав Генеральний секретар НАТО Єнс Столтенберг, передає власкорУкрінформу.</text:p>
      <text:p text:style-name="P4">
“Основним завданням <text:a xlink:type="simple" xlink:href="https://www.ukrinform.ua/tag-nato" text:style-name="Internet_20_link" text:visited-style-name="Visited_20_Internet_20_Link">
 </text:a>
 є запобіганнявійні, збереження миру, запобігання конфлікту. І те, як ми це робимо, полягаєв тому, щоб абсолютно чітко дати зрозуміти, якщо хтось з Альянсу зазнаєнападу, увесь Альянс прийде та підтримає, тому що ми розцінюємо атаку наодного як атаку на Альянс. Це засновано на принципі один за всіх і всі заодного”, - сказав Столтенберг.</text:p>
      <text:p text:style-name="P4">
Генсек НАТО переконаний, якщо будь-який потенційний нападник знає, що весьАльянс відреагує на напад, військового нападу на НАТО не станеться.</text:p>
      <text:p text:style-name="P4">
“Коли Фінляндія є повноправним членом НАТО, це посилює можливості забезпеченняпринципів НАТО по протидії … Фінляндія має значні збройні сили, високуспроможність, включаючи зараз понад 60 винищувачів F-35, системипротиповітряної оборони та добре навчені, добре оснащені війська, такожповітряні та військово-морські сили.</text:p>
      <text:p text:style-name="P4">
За словами Столтенберга, вищевказані переваги Фінляндії поєднуються здосвідом, знаннями та стійкістю, сильними демократичними інституціями, а такожоборонною промисловістю, що все разом робить безперечний вклад у посиленняНАТО.</text:p>
      <text:p text:style-name="P4">
<text:span text:style-name="T4">
Читайте також:</text:span>
 <text:a xlink:type="simple" xlink:href="https://www.ukrinform.ua/rubric-world/3691381-stoltenberg-privitav-finlandiu-iz-vstupom-do-nato.html" text:style-name="Internet_20_link" text:visited-style-name="Visited_20_Internet_20_Link">
 </text:a>
</text:p>
      <text:p text:style-name="P4">
«Якщо подивитися на карту, то ми також усвідомимо той факт, що Фінляндія,окрім вищезазначеного, неймовірно важлива для крайньої півночі, для північнихкраїн та для країн Балтії”, - сказав Столтенберг.</text:p>
      <text:p text:style-name="P4">
Як повідомляв <text:a xlink:type="simple" xlink:href="https://www.ukrinform.ua/rubric-polytics/3691356-ministri-nato-obgovorat-negajnu-dopomogu-ukraini-ta-podalsu-pidtrimku-stoltenberg.html" text:style-name="Internet_20_link" text:visited-style-name="Visited_20_Internet_20_Link">
 </text:a>
, 4 квітня в Брюсселі розпочалася дводенна зустріч міністрів закордонних справкраїн НАТО.</text:p>
      <text:p text:style-name="P4">
Source: <text:a xlink:type="simple" xlink:href="https://www.ukrinform.ua/rubric-world/3691657-finlandia-posilit-zabezpecenna-principiv-nato-stoltenberg.html" text:style-name="Internet_20_link" text:visited-style-name="Visited_20_Internet_20_Link">
https://www.ukrinform.ua/rubric-world/3691657-finlandia-posilit-zabezpecenna-principiv-nato-stoltenberg.html</text:a>
</text:p>
      <!--NEWS-->
      <text:h text:style-name="P10" text:outline-level="1">
<text:span text:style-name="T4">
Торік кількість клієнтів банків зросла майже на 10%</text:span>
</text:h>
      <text:p text:style-name="P4">
Authors: Ukrinform (Person)</text:p>
      <text:p text:style-name="P4">
Publisher: Укринформ (Organization)</text:p>
      <text:p text:style-name="P4">
Published Time: 2023-04-04T-152:20:00+03:00</text:p>
      <text:p text:style-name="P4">
Modified Time: 2023-04-04T16:20:00+03:00</text:p>
      <text:p text:style-name="P4">
Description: В Україні кількість клієнтів банків у 2022 році зросла майже на 10% і становила понад 79 млн осіб. — Укрінформ.</text:p>
      <text:p text:style-name="P4">
Images: ["<text:a xlink:type="simple" xlink:href="https://static.ukrinform.com/photos/2019_06/thumb_files/630_360_1560852576-790.jpg" text:style-name="Internet_20_link" text:visited-style-name="Visited_20_Internet_20_Link">
630_360_15608...</text:a>
", "<text:a xlink:type="simple" xlink:href="https://static.ukrinform.com/photos/2023_04/1680614301-400.jpg" text:style-name="Internet_20_link" text:visited-style-name="Visited_20_Internet_20_Link">
1680614301-40...</text:a>
"]</text:p>
      <text:p text:style-name="P4">
Tags: ['Банк', 'Економіка', 'Нацбанк', 'Гроші']</text:p>
      <text:p text:style-name="P4">
Type: Article</text:p>
      <!--METADATA-->
      <text:p text:style-name="P4">
<draw:frame draw:style-name="fr1" draw:name="Image71" text:anchor-type="as-char" svg:width="6.9236in" svg:height="3.956343in" draw:z-index="0">
<draw:image xlink:href="../Images/yкринформ/2023-04-04T-152-20-00-03-00/630_360_1560852576-790.jpg" xlink:type="simple" xlink:show="embed" xlink:actuate="onLoad" draw:mime-type="image/jpeg"/>
</draw:frame>
 ВУкраїні кількість клієнтів банків у 2022 році зросла майже на 10% і становилапонад 79 млн осіб.</text:p>
      <text:p text:style-name="P4">
Як передає Укрінформ, про це повідомляє пресслужба НБУ у <text:a xlink:type="simple" xlink:href="https://t.me/nbu_ua/1448" text:style-name="Internet_20_link" text:visited-style-name="Visited_20_Internet_20_Link">
</text:a>
.</text:p>
      <text:p text:style-name="P4">
"Українці почали активніше користуватися послугами різних <text:a xlink:type="simple" xlink:href="https://www.ukrinform.ua/tag-bank" text:style-name="Internet_20_link" text:visited-style-name="Visited_20_Internet_20_Link">
</text:a>
 . Як наслідок: кількість клієнтів банківзросла за рік майже на 10% і становила понад 79 млн осіб (2021 році – 72 млносіб). Кількість відкритих ними рахунків зросла на 12,8% порівняно зпопереднім роком і становила 160,2 млн шт. (у 2021 році – 142 млн шт.)", -йдеться в повідомленні.</text:p>
      <text:p text:style-name="P4">
<draw:frame draw:style-name="fr1" draw:name="Image72" text:anchor-type="as-char" svg:width="6.9236in" svg:height="4.897806in" draw:z-index="0">
<draw:image xlink:href="../Images/yкринформ/2023-04-04T-152-20-00-03-00/1680614301-400.jpg" xlink:type="simple" xlink:show="embed" xlink:actuate="onLoad" draw:mime-type="image/jpeg"/>
</draw:frame>
</text:p>
      <text:p text:style-name="P4">
Крім того, в Україні суттєво збільшилася кількість клієнтів банків, якіобслуговуються дистанційно. Дистанційно обслуговуються понад дві третини усіхклієнтів банків: 78% суб’єктів господарювання та 68% фізичних осіб (2,4 млн та51,4 млн клієнтів відповідно).</text:p>
      <text:p text:style-name="P4">
У 2022 році загальна кількість рахунків, які банки обслуговували дистанційно,збільшилася на 18,8% порівняно з 2021 роком. А порівняно з 2020 роком – на73%.</text:p>
      <text:p text:style-name="P4">
<text:span text:style-name="T4">
Читайте також:</text:span>
 <text:a xlink:type="simple" xlink:href="https://www.ukrinform.ua/rubric-economy/3691027-banki-minulogo-tizna-vidali-ponad-514-miljoniv-dostupnih-kreditiv.html" text:style-name="Internet_20_link" text:visited-style-name="Visited_20_Internet_20_Link">
 </text:a>
</text:p>
      <text:p text:style-name="P4">
Як повідомлялося, у 2022 році кількість банківських відділень скоротилася на 1349 - до 5 336 одиниць. Минулого року НБУ вивів з ринку 4 банки, у якихналічувалося 301 відділення. Згідно з даними Національного банку України, запідсумками 2022 року державні банки скоротили кількість відділень: ПриватБанк(- 287) - до 1,21 тис., Ощадбанк (- 420) - до 1,182 тис., Укргазбанк (-51) -до 217), Укрексімбанк (-5) - до 48.</text:p>
      <text:p text:style-name="P4">
Source: <text:a xlink:type="simple" xlink:href="https://www.ukrinform.ua/rubric-economy/3691482-torik-kilkist-klientiv-bankiv-zrosla-majze-na-10.html" text:style-name="Internet_20_link" text:visited-style-name="Visited_20_Internet_20_Link">
https://www.ukrinform.ua/rubric-economy/3691482-torik-kilkist-klientiv-bankiv-zrosla-majze-na-10.html</text:a>
</text:p>
      <!--NEWS-->
      <text:h text:style-name="P10" text:outline-level="1">
<text:span text:style-name="T4">
Прорив дамби у Краматорську: евакуацію завершили, рівень води знизився</text:span>
</text:h>
      <text:p text:style-name="P4">
Authors: Ukrinform (Person)</text:p>
      <text:p text:style-name="P4">
Publisher: Укринформ (Organization)</text:p>
      <text:p text:style-name="P4">
Published Time: 2023-04-04T-15:36:00+03:00</text:p>
      <text:p text:style-name="P4">
Modified Time: 2023-04-04T23:36:00+03:00</text:p>
      <text:p text:style-name="P4">
Description: Станом на вечір у Краматорську всі евакуаційні заходи завершені, рівень води знизився. — Укрінформ.</text:p>
      <text:p text:style-name="P4">
Images: ["<text:a xlink:type="simple" xlink:href="https://static.ukrinform.com/photos/2023_04/thumb_files/630_360_1680628552-8924.jpeg" text:style-name="Internet_20_link" text:visited-style-name="Visited_20_Internet_20_Link">
630_360_16806...</text:a>
"]</text:p>
      <text:p text:style-name="P4">
Tags: ['Краматорськ', 'Повінь', 'Вода', 'Дамба']</text:p>
      <text:p text:style-name="P4">
Type: Article</text:p>
      <!--METADATA-->
      <text:p text:style-name="P4">
<draw:frame draw:style-name="fr1" draw:name="Image73" text:anchor-type="as-char" svg:width="6.9236in" svg:height="3.956343in" draw:z-index="0">
<draw:image xlink:href="../Images/yкринформ/2023-04-04T-15-36-00-03-00/630_360_1680628552-8924.jpeg" xlink:type="simple" xlink:show="embed" xlink:actuate="onLoad" draw:mime-type="image/jpeg"/>
</draw:frame>
 Станомна вечір у Краматорську всі евакуаційні заходи завершені, рівень водизнизився.</text:p>
      <text:p text:style-name="P4">
Про це повідомляє <text:a xlink:type="simple" xlink:href="https://hromadske.ua/posts/u-kramatorsku-pidtopleni-blizko-260-budinkiv-evakuaciyu-zavershili-foto" text:style-name="Internet_20_link" text:visited-style-name="Visited_20_Internet_20_Link">
 </text:a>
 , передає Укрінформ.</text:p>
      <text:p text:style-name="P4">
Мер Краматорська Олександр Гончаренко розповів, що із зони підтоплення 7 людейпогодились <text:a xlink:type="simple" xlink:href="https://www.ukrinform.ua/tag-evakuacia" text:style-name="Internet_20_link" text:visited-style-name="Visited_20_Internet_20_Link">
 </text:a>
 до «Пунктунезламності». Всі інші житимуть у родичів.</text:p>
      <text:p text:style-name="P4">
Місцеві жителі скаржаться на затоплення будинків вище рівня поясу іпошкодження майна.</text:p>
      <text:p text:style-name="P4">
Конструкцію дамби укріплюють мішками з піском. Було ухвалене рішення неперекривати місце зливу, рівень води вже впав.</text:p>
      <text:p text:style-name="P4">
У ДСНС повідомили, станом на 22:00 рятувальники спільно з поліціянтамиврятували 3 людини, ще 14 людей були евакуйовані, з них 2 дітей. У визначеномумісці для тимчасового розміщення постраждалих психолог ДСНС продовжує надаватипсихологічну допомогу.</text:p>
      <text:p text:style-name="P4">
<text:span text:style-name="T4">
Читайте також:</text:span>
 <text:a xlink:type="simple" xlink:href="https://www.ukrinform.ua/rubric-regions/3691517-u-kramatorsku-cerez-proriv-castini-dambi-pidtopleni-blizko-260-budinkiv.html" text:style-name="Internet_20_link" text:visited-style-name="Visited_20_Internet_20_Link">
 </text:a>
</text:p>
      <text:p text:style-name="P4">
Наразі рятувальники проводять аварійні роботи щодо зниження пропускноїспроможності водоскидного шлюзу.</text:p>
      <text:p text:style-name="P4">
Як повідомляв Укрінформ, <text:a xlink:type="simple" xlink:href="https://www.ukrinform.ua/rubric-regions/3691348-u-kramatorsku-cerez-zbilsenna-rivna-vodi-prorvalo-castinu-dambi.html" text:style-name="Internet_20_link" text:visited-style-name="Visited_20_Internet_20_Link">
 </text:a>
 У місті вже розгорнуто штаб техногенно-екологічної безпеки танадзвичайних ситуацій (ТЕБ НС), евакуйовано із затоплених будинків шістьмешканців.</text:p>
      <text:p text:style-name="P4">
Source: <text:a xlink:type="simple" xlink:href="https://www.ukrinform.ua/rubric-regions/3691659-proriv-dambi-u-kramatorsku-evakuaciu-zaversili-nihto-ne-postrazdav.html" text:style-name="Internet_20_link" text:visited-style-name="Visited_20_Internet_20_Link">
https://www.ukrinform.ua/rubric-regions/3691659-proriv-dambi-u-kramatorsku-evakuaciu-zaversili-nihto-ne-postrazdav.html</text:a>
</text:p>
      <!--NEWS-->
      <text:h text:style-name="P10" text:outline-level="1">
<text:span text:style-name="T4">
Прем'єра альбому Джамали «QIRIM» відбудеться 5 травня у Києві</text:span>
</text:h>
      <text:p text:style-name="P4">
Authors: Ukrinform (Person)</text:p>
      <text:p text:style-name="P4">
Publisher: Укринформ (Organization)</text:p>
      <text:p text:style-name="P4">
Published Time: 2023-04-04T-162:54:00+03:00</text:p>
      <text:p text:style-name="P4">
Modified Time: 2023-04-04T15:54:00+03:00</text:p>
      <text:p text:style-name="P4">
Description: Співачка Jamala 5 травня спільно з Національним симфонічним оркестром презентує у Києві свій новий альбом "QIRIM". — Укрінформ.</text:p>
      <text:p text:style-name="P4">
Images: ["<text:a xlink:type="simple" xlink:href="https://static.ukrinform.com/photos/2019_10/thumb_files/630_360_1570790279-659.jpg" text:style-name="Internet_20_link" text:visited-style-name="Visited_20_Internet_20_Link">
630_360_15707...</text:a>
"]</text:p>
      <text:p text:style-name="P4">
Tags: ['Джамала', 'Музика', "прем'єра"]</text:p>
      <text:p text:style-name="P4">
Type: Article</text:p>
      <!--METADATA-->
      <text:p text:style-name="P4">
<draw:frame draw:style-name="fr1" draw:name="Image74" text:anchor-type="as-char" svg:width="6.9236in" svg:height="3.956343in" draw:z-index="0">
<draw:image xlink:href="../Images/yкринформ/2023-04-04T-162-54-00-03-00/630_360_1570790279-659.jpg" xlink:type="simple" xlink:show="embed" xlink:actuate="onLoad" draw:mime-type="image/jpeg"/>
</draw:frame>
 СпівачкаJamala 5 травня спільно з Національним симфонічним оркестром презентує у Києвісвій новий альбом "QIRIM".</text:p>
      <text:p text:style-name="P4">
Про це повідомляє пресслужба Міністерства культури та інформаційної політики у<text:a xlink:type="simple" xlink:href="https://t.me/mkipu/5461" text:style-name="Internet_20_link" text:visited-style-name="Visited_20_Internet_20_Link">
 </text:a>
 передає Укрінформ.</text:p>
      <text:p text:style-name="P4">
"Jamala представить новий альбом QIRIM, до якого увійшло 14 старовиннихкримськотатарських пісень. Усі твори артистка ретельно збирала в різнихкуточках дому протягом десятиліть", - ідеться у повідомленні.</text:p>
      <text:p text:style-name="P4">
Як зауважили у МКІП, співавтором цього дослідження став сам народ <text:a xlink:type="simple" xlink:href="https://www.ukrinform.ua/rubric-crimea" text:style-name="Internet_20_link" text:visited-style-name="Visited_20_Internet_20_Link">
</text:a>
 — до роботи над платівкою долучилосяпонад 80 музикантів. "Усе для того, щоби зберегти для історії минулепівострова", - наголосили у міністерстві.</text:p>
      <text:p text:style-name="P4">
<text:span text:style-name="T4">
Читайте також:</text:span>
 <text:a xlink:type="simple" xlink:href="https://www.ukrinform.ua/rubric-culture/3677425-dzamala-stala-persim-ukrainskim-ambasadorom-equal-vid-spotify.html" text:style-name="Internet_20_link" text:visited-style-name="Visited_20_Internet_20_Link">
 </text:a>
</text:p>
      <text:p text:style-name="P4">
Київська презентація відбудеться 5 травня спільно з Національним симфонічниморкестром України під керівництвом Володимира Сіренка.</text:p>
      <text:p text:style-name="P4">
"Презентація відбудеться напередодні світової прем’єри в Ліверпулі", -зауважили у МКІП.</text:p>
      <text:p text:style-name="P4">
Як повідомлялося, <text:a xlink:type="simple" xlink:href="https://www.ukrinform.ua/rubric-culture/3688662-dzamala-predstavit-novij-albom-qirim-na-eurofestival-u-liverpuli.html" text:style-name="Internet_20_link" text:visited-style-name="Visited_20_Internet_20_Link">
 </text:a>
</text:p>
      <text:p text:style-name="P4">
Source: <text:a xlink:type="simple" xlink:href="https://www.ukrinform.ua/rubric-culture/3691468-premera-albomu-dzamali-qirim-vidbudetsa-5-travna-u-kievi.html" text:style-name="Internet_20_link" text:visited-style-name="Visited_20_Internet_20_Link">
https://www.ukrinform.ua/rubric-culture/3691468-premera-albomu-dzamali-qirim-vidbudetsa-5-travna-u-kievi.html</text:a>
</text:p>
      <!--NEWS-->
      <text:h text:style-name="P10" text:outline-level="1">
<text:span text:style-name="T4">
Зеленський провів нараду з військовими керівниками у спецформаті</text:span>
</text:h>
      <text:p text:style-name="P4">
Authors: Ukrinform (Person)</text:p>
      <text:p text:style-name="P4">
Publisher: Укринформ (Organization)</text:p>
      <text:p text:style-name="P4">
Published Time: 2023-04-04T-17:17:00+03:00</text:p>
      <text:p text:style-name="P4">
Modified Time: 2023-04-04T23:17:00+03:00</text:p>
      <text:p text:style-name="P4">
Description: У вівторок пройшла військова нарада у спеціальному форматі, під час якої, зокрема, командувач Сухопутних військ Збройних сил України генерал-полковник Олександр Сирський розповідав про ситуацію щодо Бахмута. — Укрінформ.</text:p>
      <text:p text:style-name="P4">
Images: ["<text:a xlink:type="simple" xlink:href="https://static.ukrinform.com/photos/2023_02/thumb_files/630_360_1676049059-535.png" text:style-name="Internet_20_link" text:visited-style-name="Visited_20_Internet_20_Link">
630_360_16760...</text:a>
"]</text:p>
      <text:p text:style-name="P4">
Tags: ['Президент', 'Військові', 'Зеленський', 'Війна з росією']</text:p>
      <text:p text:style-name="P4">
Type: Article</text:p>
      <!--METADATA-->
      <text:p text:style-name="P4">
<draw:frame draw:style-name="fr1" draw:name="Image75" text:anchor-type="as-char" svg:width="6.9236in" svg:height="3.956343in" draw:z-index="0">
<draw:image xlink:href="../Images/yкринформ/2023-04-04T-17-17-00-03-00/630_360_1676049059-535.png" xlink:type="simple" xlink:show="embed" xlink:actuate="onLoad" draw:mime-type="image/png"/>
</draw:frame>
 Увівторок пройшла військова нарада у спеціальному форматі, під час якої,зокрема, командувач Сухопутних військ Збройних сил України генерал-полковникОлександр Сирський розповідав про ситуацію щодо Бахмута.</text:p>
      <text:p text:style-name="P4">
Про це у своєму <text:a xlink:type="simple" xlink:href="https://t.me/V_Zelenskiy_official/5756" text:style-name="Internet_20_link" text:visited-style-name="Visited_20_Internet_20_Link">
 </text:a>
 заявив ПрезидентУкраїни Володимир Зеленський, передає Укрінформ.</text:p>
      <text:p text:style-name="P4">
Зеленський уточнив, що він постійно перебуває на звʼязку із нашимикомандувачами, які протистоять державі-злу – <text:a xlink:type="simple" xlink:href="https://www.ukrinform.ua/tag-rosia" text:style-name="Internet_20_link" text:visited-style-name="Visited_20_Internet_20_Link">
 </text:a>
 на полі бою.</text:p>
      <text:p text:style-name="P4">
_Відео:<text:a xlink:type="simple" xlink:href="https://t.me/V_Zelenskiy_official/5756" text:style-name="Internet_20_link" text:visited-style-name="Visited_20_Internet_20_Link">
 </text:a>
 _</text:p>
      <text:p text:style-name="P4">
«Сьогодні відбувся спеціальний формат нашої військової наради. ГенералСирський – щодо Бахмута, Головком, керівник ГУР – щодо загальної воєнноїситуації. Міністерство оборони – щодо постачання боєприпасів та всього іншогоза потребами наших захисників. Рішення вже виконуються», - сказав Президент.</text:p>
      <text:p text:style-name="P4">
Він зазначив, що українська влада тримає під контролем і внутрішню ситуацію,зокрема, щодо духовної незалежності.</text:p>
      <text:p text:style-name="P4">
«Її (духовну незалежність – ред.) теж гарантуємо. Зламати Україну – аніззовні, ані зсередини – ні в кого не вийде», - уточнив глава українськоїдержави.</text:p>
      <text:p text:style-name="P4">
<text:span text:style-name="T4">
Читайте також:</text:span>
 <text:a xlink:type="simple" xlink:href="https://www.ukrinform.ua/rubric-polytics/3691627-ukraina-zvertaetsa-po-pidtrimku-do-ssa-bo-vorog-svobodi-mae-prograti-zelenskij.html" text:style-name="Internet_20_link" text:visited-style-name="Visited_20_Internet_20_Link">
 </text:a>
</text:p>
      <text:p text:style-name="P4">
Зеленський подякував усім, хто знаходиться у бою заради України.</text:p>
      <text:p text:style-name="P4">
«Авдіївка й Бахмут, Марʼїнка та Красногорівка, кожен гарячий напрямок... Ядякую вам, воїни! Дякую всім, хто допомагає Україні! Слава Україні», - заявивПрезидент.</text:p>
      <text:p text:style-name="P4">
Як повідомляв Укрінформ, 3 квітня <text:a xlink:type="simple" xlink:href="https://www.ukrinform.ua/rubric-ato/3691166-zelenskij-proviv-viizne-zasidanna-stavki-u-cernigovi.html" text:style-name="Internet_20_link" text:visited-style-name="Visited_20_Internet_20_Link">
 </text:a>
</text:p>
      <text:p text:style-name="P4">
<text:span text:style-name="T5">
Фото: ОП</text:span>
</text:p>
      <text:p text:style-name="P4">
Source: <text:a xlink:type="simple" xlink:href="https://www.ukrinform.ua/rubric-ato/3691655-zelenskij-proviv-naradu-z-vijskovimi-kerivnikami-u-specformati.html" text:style-name="Internet_20_link" text:visited-style-name="Visited_20_Internet_20_Link">
https://www.ukrinform.ua/rubric-ato/3691655-zelenskij-proviv-naradu-z-vijskovimi-kerivnikami-u-specformati.html</text:a>
</text:p>
      <!--NEWS-->
      <text:h text:style-name="P10" text:outline-level="1">
<text:span text:style-name="T4">
Воллес: Нехай Фінляндія стане уроком для путіна</text:span>
</text:h>
      <text:p text:style-name="P4">
Authors: Ukrinform (Person)</text:p>
      <text:p text:style-name="P4">
Publisher: Укринформ (Organization)</text:p>
      <text:p text:style-name="P4">
Published Time: 2023-04-04T-19:11:00+03:00</text:p>
      <text:p text:style-name="P4">
Modified Time: 2023-04-04T23:11:00+03:00</text:p>
      <text:p text:style-name="P4">
Description: Міністр оборони Великої Британії Бен Воллес висловив побажання, щоб Фінляндія стала уроком для путіна.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Фінляндія', 'НАТО', 'путін']</text:p>
      <text:p text:style-name="P4">
Type: Article</text:p>
      <!--METADATA-->
      <text:p text:style-name="P4">
<draw:frame draw:style-name="fr1" draw:name="Image76" text:anchor-type="as-char" svg:width="6.9236in" svg:height="3.956343in" draw:z-index="0">
<draw:image xlink:href="../Images/yкринформ/2023-04-04T-19-11-00-03-00/630_360_1522941676-5218.jpg" xlink:type="simple" xlink:show="embed" xlink:actuate="onLoad" draw:mime-type="image/jpeg"/>
</draw:frame>
 Міністроборони Великої Британії Бен Воллес висловив побажання, щоб Фінляндія сталауроком для путіна.</text:p>
      <text:p text:style-name="P4">
Як передає Укрінформ, про це повідомляє <text:a xlink:type="simple" xlink:href="https://news.sky.com/story/ukraine-war-latest-updates-putin-warning-finland-nato-wagner-12541713" text:style-name="Internet_20_link" text:visited-style-name="Visited_20_Internet_20_Link">
</text:a>
 .</text:p>
      <text:p text:style-name="P4">
«Я радий, що заявку Фінляндії на вступ до <text:a xlink:type="simple" xlink:href="https://www.ukrinform.ua/tag-nato" text:style-name="Internet_20_link" text:visited-style-name="Visited_20_Internet_20_Link">
 </text:a>
 схвалено, і я хочу привітати цю країну в організації.</text:p>
      <text:p text:style-name="P4">
Нехай Фінляндія стане уроком для президента путіна.</text:p>
      <text:p text:style-name="P4">
Фінляндія вирішила приєднатися з власної волі. Свобода вибору своїх альянсів,як право суверенної держави, є справою її громадян, і лише їх», — сказавурядовець.</text:p>
      <text:p text:style-name="P4">
<text:span text:style-name="T4">
Читайте також:</text:span>
 <text:a xlink:type="simple" xlink:href="https://www.ukrinform.ua/rubric-world/3691451-blinken-za-vstup-finlandii-do-nato-mozemo-podakuvati-putinu.html" text:style-name="Internet_20_link" text:visited-style-name="Visited_20_Internet_20_Link">
 </text:a>
</text:p>
      <text:p text:style-name="P4">
Як повідомлялося, у відповідь на агресію росії проти України Фінляндія таШвеція подали заявки на членство в НАТО. Під час Мадридського саміту НАТО учервні 2022 року обидві країни отримали запрошення приєднатися до Альянсу.Сьогодні Фінляндія завершила процедуру вступу, тоді як Швеція продовжуєпереговори з Туреччиною щодо ратифікації протоколу про входження.</text:p>
      <text:p text:style-name="P4">
Source: <text:a xlink:type="simple" xlink:href="https://www.ukrinform.ua/rubric-world/3691592-volles-nehaj-finlandia-stane-urokom-dla-putina.html" text:style-name="Internet_20_link" text:visited-style-name="Visited_20_Internet_20_Link">
https://www.ukrinform.ua/rubric-world/3691592-volles-nehaj-finlandia-stane-urokom-dla-putina.html</text:a>
</text:p>
      <!--NEWS-->
      <text:h text:style-name="P10" text:outline-level="1">
<text:span text:style-name="T4">
At Kupiansk direction Russian army shelled Kamyanka, Petro-Ivanivka, Novomlynsk, Dvorichna, K...</text:span>
</text:h>
      <text:p text:style-name="P4">
Authors: liveuamap (Language: en)</text:p>
      <text:p text:style-name="P4">
Time: 2023-04-04T-19:40:00</text:p>
      <text:p text:style-name="P4">
Location: Donetsk (Latitude:48.91641 Longtitude:38.13063)</text:p>
      <text:p text:style-name="P4">
Videos: []</text:p>
      <text:p text:style-name="P4">
Images: []</text:p>
      <text:p text:style-name="P4">
Tags: ["Russia"]</text:p>
      <text:p text:style-name="P4">
ID: 22553592</text:p>
      <!--METADATA-->
      <text:p text:style-name="P4">
At Kupiansk direction Russian army shelled Kamyanka, Petro-Ivanivka,Novomlynsk, Dvorichna, Kutkivka, Zapadne, Masutivka of Kharkiv region;Krokhmalne of Luhansk region and Terny and Serebryanka of Donetsk region, -General Staff of Armed Forces of Ukraine says in the morning report</text:p>
      <text:p text:style-name="P4">
News Collection Link: <text:a xlink:type="simple" xlink:href="https://liveuamap.com/en/2023/4-april-at-kupiansk-direction-russian-army-shelled-kamyanka" text:style-name="Internet_20_link" text:visited-style-name="Visited_20_Internet_20_Link">
https://liveuamap.com/en/2023/4-april-at-kupiansk-direction-russian-army-shelled-kamyanka</text:a>
</text:p>
      <text:p text:style-name="P4">
Source: <text:a xlink:type="simple" xlink:href="https://t.me/lumsrc/4407" text:style-name="Internet_20_link" text:visited-style-name="Visited_20_Internet_20_Link">
https://t.me/lumsrc/4407</text:a>
</text:p>
      <!--NEWS-->
      <text:h text:style-name="P10" text:outline-level="1">
<text:span text:style-name="T4">
Президент: Маємо позбавити рашизм навіть надії на підтримку у Латинській Америці</text:span>
</text:h>
      <text:p text:style-name="P4">
Authors: Ukrinform (Person)</text:p>
      <text:p text:style-name="P4">
Publisher: Укринформ (Organization)</text:p>
      <text:p text:style-name="P4">
Published Time: 2023-04-04T-21:10:00+03:00</text:p>
      <text:p text:style-name="P4">
Modified Time: 2023-04-04T23:10:00+03:00</text:p>
      <text:p text:style-name="P4">
Description: Необхідно позбавити рашизм навіть надії на підтримку у країнах Латинської Америки. — Укрінформ.</text:p>
      <text:p text:style-name="P4">
Images: ["<text:a xlink:type="simple" xlink:href="https://static.ukrinform.com/photos/2022_12/thumb_files/630_360_1670633925-606.jpeg" text:style-name="Internet_20_link" text:visited-style-name="Visited_20_Internet_20_Link">
630_360_16706...</text:a>
"]</text:p>
      <text:p text:style-name="P4">
Tags: ['Латинська Америка', 'Зеленський', 'Війна з росією']</text:p>
      <text:p text:style-name="P4">
Type: Article</text:p>
      <!--METADATA-->
      <text:p text:style-name="P4">
<draw:frame draw:style-name="fr1" draw:name="Image77" text:anchor-type="as-char" svg:width="6.9236in" svg:height="3.956343in" draw:z-index="0">
<draw:image xlink:href="../Images/yкринформ/2023-04-04T-21-10-00-03-00/630_360_1670633925-606.jpeg" xlink:type="simple" xlink:show="embed" xlink:actuate="onLoad" draw:mime-type="image/jpeg"/>
</draw:frame>
Необхідно позбавити рашизм навіть надії на підтримку у країнах ЛатинськоїАмерики.</text:p>
      <text:p text:style-name="P4">
Про це у своєму <text:a xlink:type="simple" xlink:href="https://t.me/V_Zelenskiy_official/5756" text:style-name="Internet_20_link" text:visited-style-name="Visited_20_Internet_20_Link">
 </text:a>
 заявив ПрезидентВолодимир Зеленський, передає Укрінформ.</text:p>
      <text:p text:style-name="P4">
«Звернувся до парламенту Чилі – ще однієї країни, яка почула <text:a xlink:type="simple" xlink:href="https://www.ukrinform.ua/tag-ukraina" text:style-name="Internet_20_link" text:visited-style-name="Visited_20_Internet_20_Link">
</text:a>
 , почула те, чого ми прагнемо.Неважливо, яка відстань між нашими народами, - ми однаково оцінюємо життя ізахищаємо міжнародний порядок. Маємо позбавити рашизм навіть надії напідтримку у Латинській Америці», - заявив він.</text:p>
      <text:p text:style-name="P4">
_Відео:<text:a xlink:type="simple" xlink:href="https://t.me/V_Zelenskiy_official/5756" text:style-name="Internet_20_link" text:visited-style-name="Visited_20_Internet_20_Link">
 </text:a>
 _</text:p>
      <text:p text:style-name="P4">
Президент уточнив, що він звернувся і до губернаторів США та сказав, що це -перше таке особливе звернення саме до обраних громадянами представниківкожного штату.</text:p>
      <text:p text:style-name="P4">
«Подякував їм за підтримку. Підкреслив, як ми разом із Америкою можемо не лишеперемогти у битві, що триває, а і довести, що свобода і співпраця завждивідновлюють нормальне життя після ударів агресії», - поінформував главаУкраїнської держави.</text:p>
      <text:p text:style-name="P4">
<text:span text:style-name="T4">
Читайте також:</text:span>
 <text:a xlink:type="simple" xlink:href="https://www.ukrinform.ua/rubric-polytics/3691627-ukraina-zvertaetsa-po-pidtrimku-do-ssa-bo-vorog-svobodi-mae-prograti-zelenskij.html" text:style-name="Internet_20_link" text:visited-style-name="Visited_20_Internet_20_Link">
 </text:a>
</text:p>
      <text:p text:style-name="P4">
Як повідомлялося, Президент Володимир Зеленський заявив під час зустрічі зчленами Національної асоціації губернаторів США, що <text:a xlink:type="simple" xlink:href="https://www.ukrinform.ua/rubric-vidbudova/3691628-v-ukraini-majze-1900-mist-i-sil-potrebuut-vidbudovi-prezident.html" text:style-name="Internet_20_link" text:visited-style-name="Visited_20_Internet_20_Link">
</text:a>
 .</text:p>
      <text:p text:style-name="P4">
<text:span text:style-name="T5">
Фото: ОП</text:span>
</text:p>
      <text:p text:style-name="P4">
Source: <text:a xlink:type="simple" xlink:href="https://www.ukrinform.ua/rubric-polytics/3691653-prezident-maemo-pozbaviti-rasizm-navit-nadii-na-pidtrimku-u-latinskij-americi.html" text:style-name="Internet_20_link" text:visited-style-name="Visited_20_Internet_20_Link">
https://www.ukrinform.ua/rubric-polytics/3691653-prezident-maemo-pozbaviti-rasizm-navit-nadii-na-pidtrimku-u-latinskij-americi.html</text:a>
</text:p>
      <!--NEWS-->
      <text:h text:style-name="P10" text:outline-level="1">
<text:span text:style-name="T4">
At Lyman direction Russian army shelled Makiyivka, Nevske, Kreminna, Dibrova, Bilohorivka of ...</text:span>
</text:h>
      <text:p text:style-name="P4">
Authors: liveuamap (Language: en)</text:p>
      <text:p text:style-name="P4">
Time: 2023-04-04T-21:40:00</text:p>
      <text:p text:style-name="P4">
Location: Donetsk (Latitude:48.75438 Longtitude:38.07518)</text:p>
      <text:p text:style-name="P4">
Videos: []</text:p>
      <text:p text:style-name="P4">
Images: []</text:p>
      <text:p text:style-name="P4">
Tags: ["Russia"]</text:p>
      <text:p text:style-name="P4">
ID: 22553591</text:p>
      <!--METADATA-->
      <text:p text:style-name="P4">
At Lyman direction Russian army shelled Makiyivka, Nevske, Kreminna, Dibrova,Bilohorivka of Luhansk region and Terny, Vesele, Zvanivka, Spirne andRozdolivka of Donetsk region, - General Staff of Armed Forces of Ukraine saysin the morning report</text:p>
      <text:p text:style-name="P4">
News Collection Link: <text:a xlink:type="simple" xlink:href="https://liveuamap.com/en/2023/4-april-at-lyman-direction-russian-army-shelled-makiyivka" text:style-name="Internet_20_link" text:visited-style-name="Visited_20_Internet_20_Link">
https://liveuamap.com/en/2023/4-april-at-lyman-direction-russian-army-shelled-makiyivka</text:a>
</text:p>
      <text:p text:style-name="P4">
Source: <text:a xlink:type="simple" xlink:href="https://t.me/lumsrc/4408" text:style-name="Internet_20_link" text:visited-style-name="Visited_20_Internet_20_Link">
https://t.me/lumsrc/4408</text:a>
</text:p>
      <!--NEWS-->
      <text:h text:style-name="P10" text:outline-level="1">
<text:span text:style-name="T4">
At Bakhmut direction Russian army shelled Vasukivka, Orikhovo-Vasylivka, Novomarkove, Bohdani...</text:span>
</text:h>
      <text:p text:style-name="P4">
Authors: liveuamap (Language: en)</text:p>
      <text:p text:style-name="P4">
Time: 2023-04-04T-23:40:00</text:p>
      <text:p text:style-name="P4">
Location: Bakhmut (Latitude:48.41512 Longtitude:37.87943)</text:p>
      <text:p text:style-name="P4">
Videos: []</text:p>
      <text:p text:style-name="P4">
Images: []</text:p>
      <text:p text:style-name="P4">
Tags: ["Russia"]</text:p>
      <text:p text:style-name="P4">
ID: 22553590</text:p>
      <!--METADATA-->
      <text:p text:style-name="P4">
At Bakhmut direction Russian army shelled Vasukivka, Orikhovo-Vasylivka,Novomarkove, Bohdanivka, Bakhmut, Ivanivske, Chasiv Yar, Ozaryanivka, Dachne,Oleksandro-Shulhyne, Zalizne and New York of Donetsk region, - General Staffof Armed Forces of Ukraine says in the morning report</text:p>
      <text:p text:style-name="P4">
News Collection Link: <text:a xlink:type="simple" xlink:href="https://liveuamap.com/en/2023/4-april-at-bakhmut-direction-russian-army-shelled-vasukivka" text:style-name="Internet_20_link" text:visited-style-name="Visited_20_Internet_20_Link">
https://liveuamap.com/en/2023/4-april-at-bakhmut-direction-russian-army-shelled-vasukivka</text:a>
</text:p>
      <text:p text:style-name="P4">
Source: <text:a xlink:type="simple" xlink:href="https://t.me/lumsrc/4409" text:style-name="Internet_20_link" text:visited-style-name="Visited_20_Internet_20_Link">
https://t.me/lumsrc/4409</text:a>
</text:p>
      <!--NEWS-->
      <text:h text:style-name="P10" text:outline-level="1">
<text:span text:style-name="T4">
Лише колективні гарантії безпеки від агресії рф можуть бути надійними - Зеленський</text:span>
</text:h>
      <text:p text:style-name="P4">
Authors: Ukrinform (Person)</text:p>
      <text:p text:style-name="P4">
Publisher: Укринформ (Organization)</text:p>
      <text:p text:style-name="P4">
Published Time: 2023-04-04T-24:48:00+03:00</text:p>
      <text:p text:style-name="P4">
Modified Time: 2023-04-04T22:48:00+03:00</text:p>
      <text:p text:style-name="P4">
Description: російська агресія однозначно доводить: лише колективні превентивні гарантії можуть бути надійними.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вернення', 'Зеленський', 'Війна з росією', 'Гарантії безпеки']</text:p>
      <text:p text:style-name="P4">
Type: Article</text:p>
      <!--METADATA-->
      <text:p text:style-name="P4">
<draw:frame draw:style-name="fr1" draw:name="Image78" text:anchor-type="as-char" svg:width="6.9236in" svg:height="3.956343in" draw:z-index="0">
<draw:image xlink:href="../Images/yкринформ/2023-04-04T-24-48-00-03-00/630_360_1679682020-565.jpeg" xlink:type="simple" xlink:show="embed" xlink:actuate="onLoad" draw:mime-type="image/jpeg"/>
</draw:frame>
російська агресія однозначно доводить: лише колективні превентивні гарантіїможуть бути надійними.</text:p>
      <text:p text:style-name="P4">
Про це у своєму <text:a xlink:type="simple" xlink:href="https://www.youtube.com/watch" text:style-name="Internet_20_link" text:visited-style-name="Visited_20_Internet_20_Link">
 </text:a>
 наприкінці405-го дня повномасштабної війни сказав Президент України ВолодимирЗеленський, передає Укрінформ.</text:p>
      <text:p text:style-name="P4">
Відео: <text:a xlink:type="simple" xlink:href="https://t.me/OP_UA/9174" text:style-name="Internet_20_link" text:visited-style-name="Visited_20_Internet_20_Link">
 </text:a>
</text:p>
      <text:p text:style-name="P4">
<text:span text:style-name="T4">
<text:span text:style-name="T5">
Бажаю здоровʼя, шановні українці!</text:span>
 </text:span>
</text:p>
      <text:p text:style-name="P4">
Щойно звернувся до парламенту Чилі – ще однієї країни, яка почула Україну,почула те, чого ми прагнемо. Не важливо, яка відстань між нашими народами. Миоднаково цінуємо життя й захищаємо міжнародний порядок. Маємо позбавити рашизмнавіть надії на підтримку в Латинській Америці.</text:p>
      <text:p text:style-name="P4">
Звернувся й до губернаторів штатів США – це вперше таке особливе зверненнясаме до обраних громадянами представників кожного штату. Подякував їм запідтримку, підкреслив, як ми разом з Америкою можемо не лише перемогти убитві, що триває, а й довести, що свобода й співпраця завжди відновлюютьнормальне життя після ударів агресії.</text:p>
      <text:p text:style-name="P4">
Провів сьогодні й кілька міжнародних розмов, розмов із нашими партнерами.</text:p>
      <text:p text:style-name="P4">
Подякував Канаді та особисто пану Премʼєр-міністру Трюдо за незміннупідтримку. За черговий її прояв – фінансову допомогу обсягом 2 мільярди 400мільйонів канадських доларів, які наш бюджет уже отримав. Докладно обговорилиситуацію на полі бою й безпекові потреби нашої держави.</text:p>
      <text:p text:style-name="P4">
Щоб швидше відкинути ворога з нашої землі й тим самим швидше завершити цювійну, ми маємо ще більше мобілізувати світ, наших партнерів, усі народи, якіне погоджуються з тим хаосом, який російська агресія несе світові.</text:p>
      <text:p text:style-name="P4">
Говорив з Урсулою фон дер Ляєн, пані Президенткою Єврокомісії. Наші кроки уєвроінтеграції, наші спільні заходи, які готуємо... Новий санкційний пакетЄвросоюзу, який неодмінно має продовжити лінію тиску на росію, тиску, щобзменшити її терористичний потенціал, її загрозу.</text:p>
      <text:p text:style-name="P4">
Сьогодні, до речі, відбулась історична подія для нашого регіону, для всієїЄвропи, всієї євроатлантичної спільноти. Фінляндія стає 31-м членом НАТО.Альянс міцнішає на східному фланзі.</text:p>
      <text:p text:style-name="P4">
Я вітаю весь народ Фінляндії та особисто пана Президента. З надійною гарантієюбезпеки – колективною гарантією.</text:p>
      <text:p text:style-name="P4">
російська агресія однозначно доводить: лише колективні гарантії, лишепревентивні гарантії можуть бути надійними. Саме про це ми завжди й говорили.Говорили й про швидкість – швидкість безпекових рішень має значення. Заразбачимо, якою може бути швидкість процедур.</text:p>
      <text:p text:style-name="P4">
До речі, саміт НАТО цього року у Вільнюсі заслуговує бути достатньо амбітним.Що амбітніший той, хто береже свободу, то менше можливостей для агресії втого, хто хоче зла.</text:p>
      <text:p text:style-name="P4">
Буде день, коли й для нашої країни безпека буде гарантована.</text:p>
      <text:p text:style-name="P4">
Постійно на звʼязку із нашими командувачами, які протистоять державі-злу наполі бою. Сьогодні відбувся спеціальний формат нашої військової наради.Генерал Сирський – щодо Бахмута, Головком, керівник ГУР – щодо загальноївоєнної ситуації. Міністерство оборони – щодо постачання боєприпасів та всьогоіншого за потребами наших захисників. Рішення вже виконуються.</text:p>
      <text:p text:style-name="P4">
Увесь день готуємось і до міжнародних заходів, що заплановані на цей тиждень.Вони важливі, сміливі, амбітні. Як це є правилом для України.</text:p>
      <text:p text:style-name="P4">
Тримаємо під контролем і внутрішню ситуацію, зокрема щодо духовноїнезалежності. Її теж гарантуємо. Зламати Україну – ані ззовні, ані зсередини –ні в кого не вийде.</text:p>
      <text:p text:style-name="P4">
Я дякую всім, хто в бою заради України! Авдіївка й Бахмут, Марʼїнка таКрасногорівка, кожен гарячий напрямок... Я дякую вам, воїни!</text:p>
      <text:p text:style-name="P4">
Дякую всім, хто допомагає Україні!</text:p>
      <text:p text:style-name="P4">
Окремо відзначу сьогодні два рішення.</text:p>
      <text:p text:style-name="P4">
США надають пакет оборонної підтримки на 2 мільярди 600 мільйонів доларів.Боєприпаси для HIMARS, для ППО, для артилерії – те, що треба. Дякую, панеПрезиденте Байдене, дякую, Конгресе, дякую кожному американцю!</text:p>
      <text:p text:style-name="P4">
І друге рішення. Сьогодні подовжено роботу Незалежної міжнародної комісії ООН,що розслідує російські злочини проти українців. Кожен такий міжнародно-правовий крок наближає рашистів до неминучої, справедливої відповідальності.</text:p>
      <text:p text:style-name="P4">
<text:span text:style-name="T4">
<text:span text:style-name="T5">
Слава Україні!</text:span>
 </text:span>
</text:p>
      <text:p text:style-name="P4">
Source: <text:a xlink:type="simple" xlink:href="https://www.ukrinform.ua/rubric-ato/3691650-lise-kolektivni-garantii-bezpeki-vid-agresii-rf-mozut-buti-nadijnimi-zelenskij.html" text:style-name="Internet_20_link" text:visited-style-name="Visited_20_Internet_20_Link">
https://www.ukrinform.ua/rubric-ato/3691650-lise-kolektivni-garantii-bezpeki-vid-agresii-rf-mozut-buti-nadijnimi-zelenskij.html</text:a>
</text:p>
      <!--NEWS-->
      <text:h text:style-name="P10" text:outline-level="1">
<text:span text:style-name="T4">
At Avdiyivka and Maryinka directions Russian army shelled Avdiyivka, Vodyane, Syeverne, Netay...</text:span>
</text:h>
      <text:p text:style-name="P4">
Authors: liveuamap (Language: en)</text:p>
      <text:p text:style-name="P4">
Time: 2023-04-04T-25:40:00</text:p>
      <text:p text:style-name="P4">
Location: Donetsk Oblast (Latitude:47.916 Longtitude:37.4608)</text:p>
      <text:p text:style-name="P4">
Videos: []</text:p>
      <text:p text:style-name="P4">
Images: []</text:p>
      <text:p text:style-name="P4">
Tags: ["Russia"]</text:p>
      <text:p text:style-name="P4">
ID: 22553589</text:p>
      <!--METADATA-->
      <text:p text:style-name="P4">
At Avdiyivka and Maryinka directions Russian army shelled Avdiyivka, Vodyane,Syeverne, Netaylove, Pervomayske, Krasnohorivka, Heorhiyivka, Maryinka andPobyeda of Donetsk region, - General Staff of Armed Forces of Ukraine says inthe morning report</text:p>
      <text:p text:style-name="P4">
News Collection Link: <text:a xlink:type="simple" xlink:href="https://liveuamap.com/en/2023/4-april-at-avdiyivka-and-maryinka-directions-russian-army" text:style-name="Internet_20_link" text:visited-style-name="Visited_20_Internet_20_Link">
https://liveuamap.com/en/2023/4-april-at-avdiyivka-and-maryinka-directions-russian-army</text:a>
</text:p>
      <text:p text:style-name="P4">
Source: <text:a xlink:type="simple" xlink:href="https://t.me/lumsrc/4410" text:style-name="Internet_20_link" text:visited-style-name="Visited_20_Internet_20_Link">
https://t.me/lumsrc/4410</text:a>
</text:p>
      <!--NEWS-->
      <text:h text:style-name="P10" text:outline-level="1">
<text:span text:style-name="T4">
Трампу офіційно оголосили обвинувачення, він свою вину заперечує</text:span>
</text:h>
      <text:p text:style-name="P4">
Authors: Ukrinform (Person)</text:p>
      <text:p text:style-name="P4">
Publisher: Укринформ (Organization)</text:p>
      <text:p text:style-name="P4">
Published Time: 2023-04-04T-26:34:00+03:00</text:p>
      <text:p text:style-name="P4">
Modified Time: 2023-04-04T22:34:00+03:00</text:p>
      <text:p text:style-name="P4">
Description: Експрезидент Дональд Трамп з‘явився в залі суду Мангеттену у Нью-Йорку, де йому оголосили обвинувачення. — Укрінформ.</text:p>
      <text:p text:style-name="P4">
Images: ["<text:a xlink:type="simple" xlink:href="https://static.ukrinform.com/photos/2020_04/thumb_files/630_360_1587533138-677.jpg" text:style-name="Internet_20_link" text:visited-style-name="Visited_20_Internet_20_Link">
630_360_15875...</text:a>
"]</text:p>
      <text:p text:style-name="P4">
Tags: ['Арешт', 'США', 'Трамп', 'Вибори у США']</text:p>
      <text:p text:style-name="P4">
Type: Article</text:p>
      <!--METADATA-->
      <text:p text:style-name="P4">
<draw:frame draw:style-name="fr1" draw:name="Image79" text:anchor-type="as-char" svg:width="6.9236in" svg:height="3.956343in" draw:z-index="0">
<draw:image xlink:href="../Images/yкринформ/2023-04-04T-26-34-00-03-00/630_360_1587533138-677.jpg" xlink:type="simple" xlink:show="embed" xlink:actuate="onLoad" draw:mime-type="image/jpeg"/>
</draw:frame>
Експрезидент Дональд Трамп з‘явився в залі суду Мангеттену у Нью-Йорку, дейому оголосили обвинувачення.</text:p>
      <text:p text:style-name="P4">
Про це передає Укрінформ із посиланням на <text:a xlink:type="simple" xlink:href="https://www.cnn.com/politics/live-news/trump-new-york-court-arraignment-04-04-23/h_b7a6d055b68abca4ee38d5df9d6e39b5" text:style-name="Internet_20_link" text:visited-style-name="Visited_20_Internet_20_Link">
</text:a>
 .</text:p>
      <text:p text:style-name="P4">
Деталі щодо 34 пунктів звинувачення, які йому висунуто, стануть відомі, колибуде оприлюднено обвинувальний висновок великого журі.</text:p>
      <text:p text:style-name="P4">
Цей висновок ґрунтується на розслідувані, пов'язаному з виплатою грошей замовчання порнозірці Стормі Деніелс під час президентської кампанії 2016 року.</text:p>
      <text:p text:style-name="P4">
Суд не дозволив ЗМІ вести трансляцію із суду.</text:p>
      <text:p text:style-name="P4">
<text:span text:style-name="T4">
Читайте також:</text:span>
 <text:span text:style-name="T4">
<text:a xlink:type="simple" xlink:href="https://www.ukrinform.ua/rubric-world/3691190-tramp-pribuv-do-nujorka-abi-postati-pered-sudom.html" text:style-name="Internet_20_link" text:visited-style-name="Visited_20_Internet_20_Link">
 </text:a>
 </text:span>
</text:p>
      <text:p text:style-name="P4">
Зазначається, що Трамп не визнає себе винним щодо жодного з пунктів. За данимиджерел видання, суд ухвалив рішення розсекретити обвинувальний висновоквеликого журі.</text:p>
      <text:p text:style-name="P4">
<text:span text:style-name="T4">
<text:a xlink:type="simple" xlink:href="https://www.ukrinform.ua/tag-tramp" text:style-name="Internet_20_link" text:visited-style-name="Visited_20_Internet_20_Link">
 </text:a>
 </text:span>
 має намір оскаржити звинувачення.</text:p>
      <text:p text:style-name="P4">
Сьогодні ввечері він повернеться до Флориди в маєток «Мар-а-Лаго» й виступитьзвідти по телебаченню.</text:p>
      <text:p text:style-name="P4">
<text:span text:style-name="T4">
Читайте також:</text:span>
 <text:span text:style-name="T4">
<text:a xlink:type="simple" xlink:href="https://www.ukrinform.ua/rubric-world/3691619-u-ssa-zaarestuvali-trampa.html" text:style-name="Internet_20_link" text:visited-style-name="Visited_20_Internet_20_Link">
 </text:a>
 </text:span>
</text:p>
      <text:p text:style-name="P4">
Повідомляється, що Трамп вийшов із зали суду й повернувся в офіс окружногопрокурора. Жодних коментарів пресі він не давав.</text:p>
      <text:p text:style-name="P4">
Арешт із нього знято.</text:p>
      <text:p text:style-name="P4">
Як повідомляв Укрінформ у вівторок експрезидент прибув до офісу окружногопрокурора Мангеттена, де, як і очікувалося, був _<text:span text:style-name="T4">
<text:a xlink:type="simple" xlink:href="https://www.ukrinform.ua/rubric-world/3691619-u-ssa-zaarestuvali-trampa.html" text:style-name="Internet_20_link" text:visited-style-name="Visited_20_Internet_20_Link">
</text:a>
 </text:span>
 _</text:p>
      <text:p text:style-name="P4">
Source: <text:a xlink:type="simple" xlink:href="https://www.ukrinform.ua/rubric-world/3691647-trampu-oficijno-ogolosili-obvinuvacenna-vin-svou-vinu-zaperecue.html" text:style-name="Internet_20_link" text:visited-style-name="Visited_20_Internet_20_Link">
https://www.ukrinform.ua/rubric-world/3691647-trampu-oficijno-ogolosili-obvinuvacenna-vin-svou-vinu-zaperecue.html</text:a>
</text:p>
      <!--NEWS-->
      <text:h text:style-name="P10" text:outline-level="1">
<text:span text:style-name="T4">
At Shaktarske direction Russian army shelled Novomykhaylivka, Vuhledar, Prechystivka, Zolota ...</text:span>
</text:h>
      <text:p text:style-name="P4">
Authors: liveuamap (Language: en)</text:p>
      <text:p text:style-name="P4">
Time: 2023-04-04T-27:40:00</text:p>
      <text:p text:style-name="P4">
Location: Velyka Novosilka (Latitude:47.8324 Longtitude:36.81467)</text:p>
      <text:p text:style-name="P4">
Videos: []</text:p>
      <text:p text:style-name="P4">
Images: []</text:p>
      <text:p text:style-name="P4">
Tags: ["Russia"]</text:p>
      <text:p text:style-name="P4">
ID: 22553588</text:p>
      <!--METADATA-->
      <text:p text:style-name="P4">
At Shaktarske direction Russian army shelled Novomykhaylivka, Vuhledar,Prechystivka, Zolota Nyva, Velyka Novosilka and Vremivka of Donetsk region, -General Staff of Armed Forces of Ukraine says in the morning report</text:p>
      <text:p text:style-name="P4">
News Collection Link: <text:a xlink:type="simple" xlink:href="https://liveuamap.com/en/2023/4-april-at-shaktarske-direction-russian-army-shelled-novomykhaylivka" text:style-name="Internet_20_link" text:visited-style-name="Visited_20_Internet_20_Link">
https://liveuamap.com/en/2023/4-april-at-shaktarske-direction-russian-army-shelled-novomykhaylivka</text:a>
</text:p>
      <text:p text:style-name="P4">
Source: <text:a xlink:type="simple" xlink:href="https://t.me/lumsrc/4411" text:style-name="Internet_20_link" text:visited-style-name="Visited_20_Internet_20_Link">
https://t.me/lumsrc/4411</text:a>
</text:p>
      <!--NEWS-->
      <text:h text:style-name="P10" text:outline-level="1">
<text:span text:style-name="T4">
Лубінець: рф залучає спецслужби, щоб українські діти не могли повернутися додому</text:span>
</text:h>
      <text:p text:style-name="P4">
Authors: Ukrinform (Person)</text:p>
      <text:p text:style-name="P4">
Publisher: Укринформ (Organization)</text:p>
      <text:p text:style-name="P4">
Published Time: 2023-04-04T-28:27:00+03:00</text:p>
      <text:p text:style-name="P4">
Modified Time: 2023-04-04T22:27:00+03:00</text:p>
      <text:p text:style-name="P4">
Description: Щоб українські діти не мали змоги повернутися додому, на росії залучають спецслужби.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Діти', 'Війна з росією', 'Спецслужби рф', 'Дмитро Лубінець']</text:p>
      <text:p text:style-name="P4">
Type: Article</text:p>
      <!--METADATA-->
      <text:p text:style-name="P4">
<draw:frame draw:style-name="fr1" draw:name="Image80" text:anchor-type="as-char" svg:width="6.9236in" svg:height="3.956343in" draw:z-index="0">
<draw:image xlink:href="../Images/yкринформ/2023-04-04T-28-27-00-03-00/630_360_1677395798-958.jpg" xlink:type="simple" xlink:show="embed" xlink:actuate="onLoad" draw:mime-type="image/jpeg"/>
</draw:frame>
 Щобукраїнські діти не мали змоги повернутися додому, на росії залучаютьспецслужби.</text:p>
      <text:p text:style-name="P4">
Про це у <text:a xlink:type="simple" xlink:href="https://t.me/dmytro_lubinetzs/2057" text:style-name="Internet_20_link" text:visited-style-name="Visited_20_Internet_20_Link">
 </text:a>
 поінформував Уповноважений ВРіз прав людини Дмитро Лубінець, передає Укрінформ.</text:p>
      <text:p text:style-name="P4">
«Для того, аби українські <text:a xlink:type="simple" xlink:href="https://www.ukrinform.ua/tag-diti" text:style-name="Internet_20_link" text:visited-style-name="Visited_20_Internet_20_Link">
 </text:a>
 не мали змогиповернутися додому, в росії залучають спецслужби», - уточнив він.</text:p>
      <text:p text:style-name="P4">
Зокрема, за його словами, російська уповноважена з прав дитини марія львова-бєлова, яка була «удостоєна» ордера МКС на арешт за воєнні злочини, під чассвоєї пресконференції для іноземних ЗМІ публічно заявила про те, що російськіспецслужби завадили повернутися додому українській дитині.</text:p>
      <text:p text:style-name="P4">
Як зазначив Лубінець, йдеться про громадянина України, 17-річного БогданаЄрмохіна, якого російські солдати спочатку вивезли з Маріуполя у Донецьк, апотім у рф у прийомну сім'ю. При тому Богдан має в Україні сестру,поінформував омбудсман.</text:p>
      <text:p text:style-name="P4">
Уповноважений ВР уточнив, що хлопець намагався самостійно повернутися наБатьківщину, - він фактично доїхав до Білорусі, але його затримали російськіспецслужби і повернули назад до рф.</text:p>
      <text:p text:style-name="P4">
«Варто зауважити, що цей юнак має громадянство України. А тому, примусовепереміщення його на територію країни-агресора не «порятунок», як це зауважуєльвова-бєлова, а злочин. Ця історія — чергове публічне зізнання у скоєнихвоєнних злочинах — викраденні українських дітей», - заявив очільник ОфісуОмбудсмана.</text:p>
      <text:p text:style-name="P4">
<text:span text:style-name="T4">
Читайте також:</text:span>
 <text:a xlink:type="simple" xlink:href="https://www.ukrinform.ua/rubric-ato/3686633-deportacia-ditej-do-rf-lubinec-kaze-so-kilkist-moze-sagati-soten-tisac.html" text:style-name="Internet_20_link" text:visited-style-name="Visited_20_Internet_20_Link">
 </text:a>
</text:p>
      <text:p text:style-name="P4">
Він висловив впевненість у тому, що за це неодмінно буде справедливепокарання. «Ми працюємо для цього, та з приводу вищезазначеного факту йподібних випадків будемо звертатися до компетентних органів», - зазначивЛубінець.</text:p>
      <text:p text:style-name="P4">
Окрім того, омбудсман поінформував, що львова-бєлова заявила, що на росіїнавіть підготували спецзвіт по роботі цієї так званої інституції щодо допомогидітям, яких «торкнулася» «спеціальна воєнна операція» - тобто цинічний нападросії на нашу державу.</text:p>
      <text:p text:style-name="P4">
«Укотре наголошую, що це наші українські діти і росія відповість за кожензлочин», - написав він.</text:p>
      <text:p text:style-name="P4">
Як повідомлялося, 24 березня Лубінець поінформував, що українська владаотримала від росіян сигнали щодо того, що рф може почати повертати українськихдітей до нашої країни на системній основі.</text:p>
      <text:p text:style-name="P4">
Source: <text:a xlink:type="simple" xlink:href="https://www.ukrinform.ua/rubric-ato/3691646-lubinec-rf-zalucae-specsluzbi-sob-ukrainski-diti-ne-mogli-povernutisa-dodomu.html" text:style-name="Internet_20_link" text:visited-style-name="Visited_20_Internet_20_Link">
https://www.ukrinform.ua/rubric-ato/3691646-lubinec-rf-zalucae-specsluzbi-sob-ukrainski-diti-ne-mogli-povernutisa-dodomu.html</text:a>
</text:p>
      <!--NEWS-->
      <text:h text:style-name="P10" text:outline-level="1">
<text:span text:style-name="T4">
At Zaporizhzhia and Kherson directions Russian army shelled Olhivske, Huliaipole, Charivne, B...</text:span>
</text:h>
      <text:p text:style-name="P4">
Authors: liveuamap (Language: en)</text:p>
      <text:p text:style-name="P4">
Time: 2023-04-04T-29:40:00</text:p>
      <text:p text:style-name="P4">
Location: Kherson, Khersons'ka oblast (Latitude:46.6122 Longtitude:32.59109)</text:p>
      <text:p text:style-name="P4">
Videos: []</text:p>
      <text:p text:style-name="P4">
Images: []</text:p>
      <text:p text:style-name="P4">
Tags: ["Russia"]</text:p>
      <text:p text:style-name="P4">
ID: 22553587</text:p>
      <!--METADATA-->
      <text:p text:style-name="P4">
At Zaporizhzhia and Kherson directions Russian army shelled Olhivske,Huliaipole, Charivne, Bilohirya, Mala Tokmachka, Novodanylivka, Kamyanske ofZaporizhzhia region, also Antonivka of Kherson region and Kherson city, -General Staff of Armed Forces of Ukraine says in the morning report</text:p>
      <text:p text:style-name="P4">
News Collection Link: <text:a xlink:type="simple" xlink:href="https://liveuamap.com/en/2023/4-april-at-zaporizhzhia-and-kherson-directions-russian-army" text:style-name="Internet_20_link" text:visited-style-name="Visited_20_Internet_20_Link">
https://liveuamap.com/en/2023/4-april-at-zaporizhzhia-and-kherson-directions-russian-army</text:a>
</text:p>
      <text:p text:style-name="P4">
Source: <text:a xlink:type="simple" xlink:href="https://t.me/lumsrc/4412" text:style-name="Internet_20_link" text:visited-style-name="Visited_20_Internet_20_Link">
https://t.me/lumsrc/4412</text:a>
</text:p>
      <!--NEWS-->
      <text:h text:style-name="P10" text:outline-level="1">
<text:span text:style-name="T4">
«Мотор» продовжив безвиграшу серію у гандбольній Бундеслізі-2</text:span>
</text:h>
      <text:p text:style-name="P4">
Authors: Ukrinform (Person)</text:p>
      <text:p text:style-name="P4">
Publisher: Укринформ (Organization)</text:p>
      <text:p text:style-name="P4">
Published Time: 2023-04-04T-30:25:10+03:00</text:p>
      <text:p text:style-name="P4">
Modified Time: 2023-04-04T22:25:10+03:00</text:p>
      <text:p text:style-name="P4">
Description: Український клуб близький до «зони вильоту». — Укрінформ.</text:p>
      <text:p text:style-name="P4">
Images: ["<text:a xlink:type="simple" xlink:href="https://static.ukrinform.com/photos/2023_04/thumb_files/630_360_1680636202-362.jpg" text:style-name="Internet_20_link" text:visited-style-name="Visited_20_Internet_20_Link">
630_360_16806...</text:a>
"]</text:p>
      <text:p text:style-name="P4">
Tags: ['гандбол', 'Мотор Запоріжжя']</text:p>
      <text:p text:style-name="P4">
Type: Article</text:p>
      <!--METADATA-->
      <text:p text:style-name="P4">
<draw:frame draw:style-name="fr1" draw:name="Image81" text:anchor-type="as-char" svg:width="6.9236in" svg:height="3.956343in" draw:z-index="0">
<draw:image xlink:href="../Images/yкринформ/2023-04-04T-30-25-10-03-00/630_360_1680636202-362.jpg" xlink:type="simple" xlink:show="embed" xlink:actuate="onLoad" draw:mime-type="image/jpeg"/>
</draw:frame>
Український клуб близький до «зони вильоту».</text:p>
      <text:p text:style-name="P4">
Гандболісти запорізького «Мотора» у матчі 28-го туру німецької Бундесліги-2програли «Людвісгафену» з рахунком 26:35, передає Укрінформ.</text:p>
      <text:p text:style-name="P4">
Після першої половини зустрічі «Людвісгафен» вигравав із різницею в 7 м'ячів,а після перерви збільшив перевагу.</text:p>
      <text:p text:style-name="P4">
<text:span text:style-name="T4">
Читайте також:</text:span>
 <text:a xlink:type="simple" xlink:href="https://www.ukrinform.ua/rubric-sports/3688717-motor-ne-zmig-probitisa-do-14-finalu-evropejskoi-ligi-z-gandbolu.html" text:style-name="Internet_20_link" text:visited-style-name="Visited_20_Internet_20_Link">
 </text:a>
</text:p>
      <text:p text:style-name="P4">
«Мотор» має в активі 18 очок і посідає 17-е місце серед 20-ти команд. Лідирує«Балінген-В» (47 очок).</text:p>
      <text:p text:style-name="P4">
Фото: ГК «Мотор».</text:p>
      <text:p text:style-name="P4">
Source: <text:a xlink:type="simple" xlink:href="https://www.ukrinform.ua/rubric-sports/3691643-motor-prodovziv-bezvigrasu-seriu-u-gandbolnij-bundeslizi2.html" text:style-name="Internet_20_link" text:visited-style-name="Visited_20_Internet_20_Link">
https://www.ukrinform.ua/rubric-sports/3691643-motor-prodovziv-bezvigrasu-seriu-u-gandbolnij-bundeslizi2.html</text:a>
</text:p>
      <!--NEWS-->
      <text:h text:style-name="P10" text:outline-level="1">
<text:span text:style-name="T4">
Навчання військових ЗСУ на танках Abrams: у Пентагоні назвали приблизні строки</text:span>
</text:h>
      <text:p text:style-name="P4">
Authors: Ukrinform (Person)</text:p>
      <text:p text:style-name="P4">
Publisher: Укринформ (Organization)</text:p>
      <text:p text:style-name="P4">
Published Time: 2023-04-04T-32:16:00+03:00</text:p>
      <text:p text:style-name="P4">
Modified Time: 2023-04-04T22:16:00+03:00</text:p>
      <text:p text:style-name="P4">
Description: Навчання українців на американських танках M1-A1 Abrams має розпочатися вже «відносно скоро». — Укрінформ.</text:p>
      <text:p text:style-name="P4">
Images: ["<text:a xlink:type="simple" xlink:href="https://static.ukrinform.com/photos/2023_01/thumb_files/630_360_1674607984-221.jpg" text:style-name="Internet_20_link" text:visited-style-name="Visited_20_Internet_20_Link">
630_360_16746...</text:a>
"]</text:p>
      <text:p text:style-name="P4">
Tags: ['США', 'Україна', 'ЗСУ', 'Abrams ', 'Війна з росією']</text:p>
      <text:p text:style-name="P4">
Type: Article</text:p>
      <!--METADATA-->
      <text:p text:style-name="P4">
<draw:frame draw:style-name="fr1" draw:name="Image82" text:anchor-type="as-char" svg:width="6.9236in" svg:height="3.956343in" draw:z-index="0">
<draw:image xlink:href="../Images/yкринформ/2023-04-04T-32-16-00-03-00/630_360_1674607984-221.jpg" xlink:type="simple" xlink:show="embed" xlink:actuate="onLoad" draw:mime-type="image/jpeg"/>
</draw:frame>
 Навчанняукраїнців на американських танках M1-A1 Abrams має розпочатися вже «відносноскоро».</text:p>
      <text:p text:style-name="P4">
Про це сказав журналістам у вівторок високопоставлений представник оборонноговідомства США, передає Укрінформ із посиланням на <text:a xlink:type="simple" xlink:href="https://edition.cnn.com/europe/live-news/russia-ukraine-war-news-04-04-23/h_c22ea40b53c048aaaf261128a86d5e42" text:style-name="Internet_20_link" text:visited-style-name="Visited_20_Internet_20_Link">
</text:a>
 .</text:p>
      <text:p text:style-name="P4">
«Ми все ще працюємо над закупівлею обладнання, тому ми поки не розпочиналинавчання, але я очікую, що це станеться відносно скоро»,- зауважив представникамериканського відомства.</text:p>
      <text:p text:style-name="P4">
Він також поінформував, що від початку повномасштабного вторгнення рфамериканські інструктори вже підготували понад сім тисяч українськихвійськових.</text:p>
      <text:p text:style-name="P4">
<text:span text:style-name="T4">
Читайте також:</text:span>
 <text:span text:style-name="T4">
<text:a xlink:type="simple" xlink:href="https://www.ukrinform.ua/rubric-ato/3685600-peredaca-starsih-versij-abrams-dla-zsu-uzgodzuvalasa-z-ukrainou-pentagon.html" text:style-name="Internet_20_link" text:visited-style-name="Visited_20_Internet_20_Link">
 </text:a>
 </text:span>
</text:p>
      <text:p text:style-name="P4">
Як повідомляв Укрінформ, у січні США заявили про те, що планують відправити вУкраїну 31 танк М1-А2 <text:span text:style-name="T4">
<text:a xlink:type="simple" xlink:href="https://www.ukrinform.ua/tag-abrams" text:style-name="Internet_20_link" text:visited-style-name="Visited_20_Internet_20_Link">
 </text:a>
 </text:span>
 , врозмірі українського танкового батальйону. За попередніми підрахунками, дляпридбання цих танків, навчання українських військових, а також розгортання намісці відповідної інфраструктури знадобився б понад рік.</text:p>
      <text:p text:style-name="P4">
<text:span text:style-name="T4">
Читайте також:</text:span>
 <text:span text:style-name="T4">
<text:a xlink:type="simple" xlink:href="https://www.ukrinform.ua/rubric-ato/3687392-reznikov-pro-ideu-rf-znati-z-postamentiv-tanki-t34-abrams-i-leopard-uze-nalakani.html" text:style-name="Internet_20_link" text:visited-style-name="Visited_20_Internet_20_Link">
 </text:a>
</text:span>
</text:p>
      <text:p text:style-name="P4">
В березні у Вашингтоні оголосили, що у взаємодії з Києвом було прийнятерішення поставити удосконалені танки попередньої версії М1-А1, щоби суттєвоскоротити час для їх розгортання в Україні.</text:p>
      <text:p text:style-name="P4">
Source: <text:a xlink:type="simple" xlink:href="https://www.ukrinform.ua/rubric-ato/3691644-navcanna-vijskovih-zsu-na-tankah-abrams-u-pentagoni-nazvali-priblizni-stroki.html" text:style-name="Internet_20_link" text:visited-style-name="Visited_20_Internet_20_Link">
https://www.ukrinform.ua/rubric-ato/3691644-navcanna-vijskovih-zsu-na-tankah-abrams-u-pentagoni-nazvali-priblizni-stroki.html</text:a>
</text:p>
      <!--NEWS-->
      <text:h text:style-name="P10" text:outline-level="1">
<text:span text:style-name="T4">
Кулеба заявив, що у Брюсселі була відверта розмова про членство України в НАТО</text:span>
</text:h>
      <text:p text:style-name="P4">
Authors: Ukrinform (Person)</text:p>
      <text:p text:style-name="P4">
Publisher: Укринформ (Organization)</text:p>
      <text:p text:style-name="P4">
Published Time: 2023-04-04T-34:04:00+03:00</text:p>
      <text:p text:style-name="P4">
Modified Time: 2023-04-04T22:04:00+03:00</text:p>
      <text:p text:style-name="P4">
Description: Міністр закордонних справ Дмитро Кулеба заявив, що під час засідання Комісії Україна-НАТО відбулася відверта розмова з приводу позиції деяких країн, що «членство України в Альянсі не на часі». — Укрінформ.</text:p>
      <text:p text:style-name="P4">
Images: ["<text:a xlink:type="simple" xlink:href="https://static.ukrinform.com/photos/2022_12/thumb_files/630_360_1670682428-944.jpg" text:style-name="Internet_20_link" text:visited-style-name="Visited_20_Internet_20_Link">
630_360_16706...</text:a>
"]</text:p>
      <text:p text:style-name="P4">
Tags: ['Брюссель', 'Кулеба', 'НАТО', 'Україна']</text:p>
      <text:p text:style-name="P4">
Type: Article</text:p>
      <!--METADATA-->
      <text:p text:style-name="P4">
<draw:frame draw:style-name="fr1" draw:name="Image83" text:anchor-type="as-char" svg:width="6.9236in" svg:height="3.956343in" draw:z-index="0">
<draw:image xlink:href="../Images/yкринформ/2023-04-04T-34-04-00-03-00/630_360_1670682428-944.jpg" xlink:type="simple" xlink:show="embed" xlink:actuate="onLoad" draw:mime-type="image/jpeg"/>
</draw:frame>
 Міністрзакордонних справ Дмитро Кулеба заявив, що під час засідання Комісії Україна-НАТО відбулася відверта розмова з приводу позиції деяких країн, що «членствоУкраїни в Альянсі не на часі».</text:p>
      <text:p text:style-name="P4">
Про це він сказав на брифінгу за підсумками засідання, повідомляє кореспондентУкрінформу.</text:p>
      <text:p text:style-name="P4">
«Тезисно скажу так: що я сказав усе, що Україна думає з приводу аргументудеяких країн про те, що членство України в <text:a xlink:type="simple" xlink:href="https://www.ukrinform.ua/tag-nato" text:style-name="Internet_20_link" text:visited-style-name="Visited_20_Internet_20_Link">
 </text:a>
 не на часі, натомість на часі максимальне зміцнення підтримки України.Ми мали відверту розмову на цю тему і в буквальному сенсі сказали все, щодумаємо. Тепер союзники мають між собою це обговорити і нарешті вийти начіткий результат, який буде досягнуто під час саміту у Вільнюсі», - сказавглава української дипломатії.</text:p>
      <text:p text:style-name="P4">
За словами Кулеби, його основним меседжем до членів Альянсу було те, щоВільнюс 2023 року буде нагодою виправити помилки Бухареста 2008 року. Напереконання міністра, сьогодні дискусія була виведена на новий рівень.</text:p>
      <text:p text:style-name="P4">
Кулеба підкреслив, що Київ однозначно прагнутиме членства в Альянсі, іпозиція, що єдиним шляхом гарантування євроатлантичної безпеки є повноціннечленство України в НАТО, пролунала на сьогоднішніх зустрічах.</text:p>
      <text:p text:style-name="P4">
<text:span text:style-name="T4">
Читайте також:</text:span>
 <text:a xlink:type="simple" xlink:href="https://www.ukrinform.ua/rubric-polytics/3691624-pitanna-pdc-v-nato-dla-ukraini-znate-z-poradku-dennogo-kuleba.html" text:style-name="Internet_20_link" text:visited-style-name="Visited_20_Internet_20_Link">
 </text:a>
</text:p>
      <text:p text:style-name="P4">
У контексті майбутнього саміту Альянсу у Вільнюсі міністр зазначив: «Ми нешукаємо рішення, які констатують поточний стан відносин. Коротше кажучи, бездипломатії, повторення вкотре, що двері в НАТО залишаються відкритими – цьогобуде недостатньо».</text:p>
      <text:p text:style-name="P4">
Як повідомляв Укрінформ, у 2008 році під час саміту у Бухаресті Альянсвирішив, що поки що не пропонуватиме членство Грузії та Україні.</text:p>
      <text:p text:style-name="P4">
Саміт НАТО у Вільнюсі відбудеться 11-12 липня.</text:p>
      <text:p text:style-name="P4">
<text:span text:style-name="T5">
Фото: МЗС України</text:span>
</text:p>
      <text:p text:style-name="P4">
Source: <text:a xlink:type="simple" xlink:href="https://www.ukrinform.ua/rubric-polytics/3691639-kuleba-zaaviv-so-u-brusseli-bula-vidverta-rozmova-pro-clenstvo-ukraini-v-nato.html" text:style-name="Internet_20_link" text:visited-style-name="Visited_20_Internet_20_Link">
https://www.ukrinform.ua/rubric-polytics/3691639-kuleba-zaaviv-so-u-brusseli-bula-vidverta-rozmova-pro-clenstvo-ukraini-v-nato.html</text:a>
</text:p>
      <!--NEWS-->
      <text:h text:style-name="P10" text:outline-level="1">
<text:span text:style-name="T4">
росіяни обстріляли три громади Сумщини, є поранений</text:span>
</text:h>
      <text:p text:style-name="P4">
Authors: Ukrinform (Person)</text:p>
      <text:p text:style-name="P4">
Publisher: Укринформ (Organization)</text:p>
      <text:p text:style-name="P4">
Published Time: 2023-04-04T-37:37:00+03:00</text:p>
      <text:p text:style-name="P4">
Modified Time: 2023-04-04T21:37:00+03:00</text:p>
      <text:p text:style-name="P4">
Description: Війська російської федерації протягом дня обстріляли три територіальні громади Сумської області, є поранений, пошкоджені цивільні будівлі й лінія електропередач.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84" text:anchor-type="as-char" svg:width="6.9236in" svg:height="3.956343in" draw:z-index="0">
<draw:image xlink:href="../Images/yкринформ/2023-04-04T-37-37-00-03-00/630_360_1640330796-210.jpeg" xlink:type="simple" xlink:show="embed" xlink:actuate="onLoad" draw:mime-type="image/jpeg"/>
</draw:frame>
 Військаросійської федерації протягом дня обстріляли три територіальні громадиСумської області, є поранений, пошкоджені цивільні будівлі й лініяелектропередач.</text:p>
      <text:p text:style-name="P4">
Як передає Укрінформ, про це Сумська обласна військова адміністраціяповідомила в <text:a xlink:type="simple" xlink:href="https://t.me/Sumy_news_ODA/15263" text:style-name="Internet_20_link" text:visited-style-name="Visited_20_Internet_20_Link">
 </text:a>
 .</text:p>
      <text:p text:style-name="P4">
Зокрема, на територію одного із сіл Краснопільської громади загарбники скинулиз безпілотників два гранатометні постріли (ВОГ). Унаслідок ворожої атакипоранення дістав цивільний, також пошкоджений торговельний заклад.</text:p>
      <text:p text:style-name="P4">
Білопільську громаду росіяни <text:a xlink:type="simple" xlink:href="https://www.ukrinform.ua/tag-obstril" text:style-name="Internet_20_link" text:visited-style-name="Visited_20_Internet_20_Link">
 </text:a>
практично протягом усього дня – загалом відбулися 49 влучань з мінометів і 58пострілів зі станкових гранатометів (АГС).</text:p>
      <text:p text:style-name="P4">
По Середино-Будській громаді з території росії відбувся мінометний обстріл –зафіксовані 15 влучань. Ворожим вогнем пошкоджені два приватні житлові будинкий лінія електропередач.</text:p>
      <text:p text:style-name="P4">
<text:span text:style-name="T4">
Читайте також:</text:span>
 <text:a xlink:type="simple" xlink:href="https://www.ukrinform.ua/rubric-ato/3691614-zagarbniki-trici-obstrilali-nikopolskij-rajon-na-dnipropetrovsini.html" text:style-name="Internet_20_link" text:visited-style-name="Visited_20_Internet_20_Link">
 </text:a>
</text:p>
      <text:p text:style-name="P4">
Як повідомляв Укрінформ, 3 квітня в Сумській області від ворожих ударівпотерпала Білопільська громада – по її території відбулися 14 мінометнихвлучань і сотня пострілів зі станкових гранатометів.</text:p>
      <text:p text:style-name="P4">
У ніч на 4 квітня росіяни <text:a xlink:type="simple" xlink:href="https://www.ukrinform.ua/rubric-ato/3691249-na-sumsini-vnaslidok-nicnih-obstriliv-e-poraneni-poskodzeni-budivli.html" text:style-name="Internet_20_link" text:visited-style-name="Visited_20_Internet_20_Link">
 </text:a>
Середино-Будську й Есманську громади Сумської області, унаслідок чогопоранення дістали троє мирних жителів.</text:p>
      <text:p text:style-name="P4">
Source: <text:a xlink:type="simple" xlink:href="https://www.ukrinform.ua/rubric-ato/3691635-rosiani-vdarili-po-troh-gromadah-sumsini-e-poranenij.html" text:style-name="Internet_20_link" text:visited-style-name="Visited_20_Internet_20_Link">
https://www.ukrinform.ua/rubric-ato/3691635-rosiani-vdarili-po-troh-gromadah-sumsini-e-poranenij.html</text:a>
</text:p>
      <!--NEWS-->
      <text:h text:style-name="P10" text:outline-level="1">
<text:span text:style-name="T4">
Україна і Німеччина посилюють співпрацю для «зеленого» відновлення</text:span>
</text:h>
      <text:p text:style-name="P4">
Authors: Ukrinform (Person)</text:p>
      <text:p text:style-name="P4">
Publisher: Укринформ (Organization)</text:p>
      <text:p text:style-name="P4">
Published Time: 2023-04-04T-39:33:00+03:00</text:p>
      <text:p text:style-name="P4">
Modified Time: 2023-04-04T21:33:00+03:00</text:p>
      <text:p text:style-name="P4">
Description: Україна і Німеччина підписали заяву про розширення енергетичного партнерства для “зеленого” відновлення та відбудови української енергетики. — Укрінформ.</text:p>
      <text:p text:style-name="P4">
Images: ["<text:a xlink:type="simple" xlink:href="https://static.ukrinform.com/photos/2023_04/thumb_files/630_360_1680633078-955.jpg" text:style-name="Internet_20_link" text:visited-style-name="Visited_20_Internet_20_Link">
630_360_16806...</text:a>
", "<text:a xlink:type="simple" xlink:href="https://static.ukrinform.com/photos/2023_04/1680633077-433.jpg" text:style-name="Internet_20_link" text:visited-style-name="Visited_20_Internet_20_Link">
1680633077-43...</text:a>
", "<text:a xlink:type="simple" xlink:href="https://static.ukrinform.com/photos/2023_04/1680633077-539.jpg" text:style-name="Internet_20_link" text:visited-style-name="Visited_20_Internet_20_Link">
1680633077-53...</text:a>
", "<text:a xlink:type="simple" xlink:href="https://static.ukrinform.com/photos/2023_04/1680633077-628.jpg" text:style-name="Internet_20_link" text:visited-style-name="Visited_20_Internet_20_Link">
1680633077-62...</text:a>
"]</text:p>
      <text:p text:style-name="P4">
Tags: ['Енергетика', 'Німеччина', 'Україна', 'Відбудова']</text:p>
      <text:p text:style-name="P4">
Type: Article</text:p>
      <!--METADATA-->
      <text:p text:style-name="P4">
<draw:frame draw:style-name="fr1" draw:name="Image85" text:anchor-type="as-char" svg:width="6.9236in" svg:height="3.956343in" draw:z-index="0">
<draw:image xlink:href="../Images/yкринформ/2023-04-04T-39-33-00-03-00/630_360_1680633078-955.jpg" xlink:type="simple" xlink:show="embed" xlink:actuate="onLoad" draw:mime-type="image/jpeg"/>
</draw:frame>
 Україна іНімеччина підписали заяву про розширення енергетичного партнерства для“зеленого” відновлення та відбудови української енергетики.</text:p>
      <text:p text:style-name="P4">
Про це повідомляє <text:a xlink:type="simple" xlink:href="https://mev.gov.ua/novyna/ukrayina-i-nimechchyna-rozshyryuyut-enerhetychne-partnerstvo-dlya-zelenoho-vidnovlennya-ta" text:style-name="Internet_20_link" text:visited-style-name="Visited_20_Internet_20_Link">
 </text:a>
 , передаєУкрінформ.</text:p>
      <text:p text:style-name="P4">
Як зазначається, міністр енергетики України Герман Галущенко та віцеканцлерФРН, федеральний міністр економіки й захисту клімату Німеччини Роберт Габекпідписали у Києві спільну Заяву про наміри, яка розширює напрямкидвостороннього <text:a xlink:type="simple" xlink:href="https://www.ukrinform.ua/tag-energetika" text:style-name="Internet_20_link" text:visited-style-name="Visited_20_Internet_20_Link">
 </text:a>
 партнерства закцентом на "зелене" відновлення та відбудову енергетики України.</text:p>
      <text:p text:style-name="P4">
<draw:frame draw:style-name="fr1" draw:name="Image86" text:anchor-type="as-char" svg:width="6.9236in" svg:height="4.617987in" draw:z-index="0">
<draw:image xlink:href="../Images/yкринформ/2023-04-04T-39-33-00-03-00/1680633077-433.jpg" xlink:type="simple" xlink:show="embed" xlink:actuate="onLoad" draw:mime-type="image/jpeg"/>
</draw:frame>
</text:p>
      <text:p text:style-name="P4">
“Німеччина є справжнім великим другом України, і сьогодні ми поглиблюємо нашепартнерство, відкриваючи широкі можливості для співробітництва, длявідновлення та відбудови енергетичного сектору. Це співпраця на рівні нетільки урядів, а й бізнесів. Дуже важливо, що німецькі компанії зацікавлені вінвестиціях і реалізації енергетичних проєктів в Україні. Я впевнений, щорезультатом цієї співпраці буде українська стійка і незалежна енергосистема істворення в Україні великого енергетичного хабу для всієї Європи”, - сказавГалущенко.</text:p>
      <text:p text:style-name="P4">
<draw:frame draw:style-name="fr1" draw:name="Image87" text:anchor-type="as-char" svg:width="6.9236in" svg:height="4.617987in" draw:z-index="0">
<draw:image xlink:href="../Images/yкринформ/2023-04-04T-39-33-00-03-00/1680633077-539.jpg" xlink:type="simple" xlink:show="embed" xlink:actuate="onLoad" draw:mime-type="image/jpeg"/>
</draw:frame>
</text:p>
      <text:p text:style-name="P4">
Зокрема, сторони домовилися про розширення партнерства за такими напрямками,як відновлення енергетичної інфраструктури, сприяння підвищенню стабільноїстійкості енергетичного сектору та розширеному використанню відновлюванихджерел енергії, включаючи вітер, сонце, біомасу, гідроенергію та "зелений"водень.</text:p>
      <text:p text:style-name="P4">
<draw:frame draw:style-name="fr1" draw:name="Image88" text:anchor-type="as-char" svg:width="6.9236in" svg:height="4.617987in" draw:z-index="0">
<draw:image xlink:href="../Images/yкринформ/2023-04-04T-39-33-00-03-00/1680633077-628.jpg" xlink:type="simple" xlink:show="embed" xlink:actuate="onLoad" draw:mime-type="image/jpeg"/>
</draw:frame>
</text:p>
      <text:p text:style-name="P4">
Партнерство також передбачає співпрацю у сфері енергозбереження черезенергоефективність; декарбонізацію та скорочення викидів вуглекислого газу зметою прискорення переходу до чистої енергії, а також підтримку структурнихзмін у вугільних регіонах України, зокрема реалізацію проєктів справедливогопереходу та "зелених" проєктів у цих регіонах.</text:p>
      <text:p text:style-name="P4">
<text:span text:style-name="T4">
Читайте також:</text:span>
 <text:a xlink:type="simple" xlink:href="https://www.ukrinform.ua/rubric-vidbudova/3691589-ukraina-obgovorue-budivnictvo-se-odniei-linii-elektroperedac-iz-polseu-energoatom.html" text:style-name="Internet_20_link" text:visited-style-name="Visited_20_Internet_20_Link">
 </text:a>
</text:p>
      <text:p text:style-name="P4">
«Німеччина буде підтримувати Україну в забезпеченні енергопостачання там, деце можливо. З цією метою ми розширили наше енергетичне партнерство, включившив нього управління кризами та стійкість. З одного боку, це стосуєтьсяпідтримки у відновленні функціонування енергетичної інфраструктури унадзвичайних ситуаціях. З іншого - у центрі уваги стоїть середньострокова тадовгострокова перспектива відновлення енергетичної системи України. Сонячнаенергія, енергія вітру та біомаса повинні відігравати тут важливу роль длязменшення викидів вуглекислого газу та посилення безпеки», - заявив Габек.</text:p>
      <text:p text:style-name="P4">
Як повідомлялося, наприкінці березня Міністерство енергетики України іНімецька східна бізнес-асоціація підписали меморандум про співпрацю в напрямкузабезпечення стабільної роботи енергетичного сектору України, а такожрозбудови сталої та стійкої енергетичної системи майбутнього.</text:p>
      <text:p text:style-name="P4">
<text:span text:style-name="T5">
Фото: mev.gov.ua</text:span>
</text:p>
      <text:p text:style-name="P4">
Source: <text:a xlink:type="simple" xlink:href="https://www.ukrinform.ua/rubric-vidbudova/3691634-ukraina-i-nimeccina-posiluut-spivpracu-dla-zelenogo-vidnovlenna.html" text:style-name="Internet_20_link" text:visited-style-name="Visited_20_Internet_20_Link">
https://www.ukrinform.ua/rubric-vidbudova/3691634-ukraina-i-nimeccina-posiluut-spivpracu-dla-zelenogo-vidnovlenna.html</text:a>
</text:p>
      <!--NEWS-->
      <text:h text:style-name="P10" text:outline-level="1">
<text:span text:style-name="T4">
В Україні прогнозують дощ та сніг, уночі до 5° морозу</text:span>
</text:h>
      <text:p text:style-name="P4">
Authors: Ukrinform (Person)</text:p>
      <text:p text:style-name="P4">
Publisher: Укринформ (Organization)</text:p>
      <text:p text:style-name="P4">
Published Time: 2023-04-04T-41:31:00+03:00</text:p>
      <text:p text:style-name="P4">
Modified Time: 2023-04-04T21:31:00+03:00</text:p>
      <text:p text:style-name="P4">
Description: В Україні 5 квітня мокрий сніг очікується у західних, Житомирській та Вінницькій областях, на решті території йтиме дощ, температура вночі 2-7° тепла, місцями до 5° морозу, вдень в окремих регіонах 0-5° тепла, у Київській, Черкаській, Одеській областях 7-12°.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Сніг', 'Прогноз']</text:p>
      <text:p text:style-name="P4">
Type: Article</text:p>
      <!--METADATA-->
      <text:p text:style-name="P4">
<draw:frame draw:style-name="fr1" draw:name="Image89" text:anchor-type="as-char" svg:width="6.9236in" svg:height="3.956343in" draw:z-index="0">
<draw:image xlink:href="../Images/yкринформ/2023-04-04T-41-31-00-03-00/630_360_1609397815-516.jpg" xlink:type="simple" xlink:show="embed" xlink:actuate="onLoad" draw:mime-type="image/jpeg"/>
</draw:frame>
 В Україні5 квітня мокрий сніг очікується у західних, Житомирській та Вінницькійобластях, на решті території йтиме дощ, температура вночі 2-7° тепла, місцямидо 5° морозу, вдень в окремих регіонах 0-5° тепла, у Київській, Черкаській,Одеській областях 7-12°.</text:p>
      <text:p text:style-name="P4">
Про це Укрінформу повідомили в Українському гідрометцентрі.</text:p>
      <text:p text:style-name="P4">
"У західних областях помірний, у Житомирській та Вінницькій областях значниймокрий <text:a xlink:type="simple" xlink:href="https://www.ukrinform.ua/tag-snig" text:style-name="Internet_20_link" text:visited-style-name="Visited_20_Internet_20_Link">
 </text:a>
 ; на дорогах місцями ожеледиця;температура вночі 0-5° морозу (на Вінниччині 0-5° тепла); вдень 0-5° тепла, наЗакарпатті до 9° (в Карпатах сніг, температура вночі 5-10° морозу, вдень 0-5°морозу). На решті території дощ, на північному сході без істотних опадів;температура вночі 2-7° тепла, у південній частині до 10°; вдень 13-18°, уКиївській, Черкаській, Одеській областях 7-12°. Вітер північний, північно-східний, 7-12 м/с, у східних та південних областях місцями пориви 15-20 м/с",- йдеться в повідомленні.</text:p>
      <text:p text:style-name="P4">
У Києві та області у середу дощитиме. Вітер північно-східний, 7-12 м/с. Устолиці температура вночі 3-5° тепла, вдень 8-10°; на Київщині вночі 2-7°тепла, вдень 7-12°.</text:p>
      <text:p text:style-name="P4">
Синоптики прогнозують 6-7 квітня в західних областях мокрий сніг та дощ, вКарпатах сніг, лише вдень 7 квітня без істотних опадів; температура вночі тавдень від 2° тепла до 3° морозу (в Карпатах вночі 5-10° морозу), вдень 7квітня 0-5° тепла; на дорогах місцями ожеледиця.</text:p>
      <text:p text:style-name="P4">
На решті території часом пройде невеликий дощ; температура вночі 4-9° тепла,вдень 7-12°, у східних областях до 16°. Вітер в Україні 6 квітня східний,північно-східний, 7-12 м/с, вночі місцями пориви 15-20 м/с, 7 квітня зміннихнапрямків, 3-8 м/с.</text:p>
      <text:p text:style-name="P4">
<text:span text:style-name="T4">
Читайте також:</text:span>
 <text:a xlink:type="simple" xlink:href="https://www.ukrinform.ua/rubric-regions/3691397-sinoptiki-poperedzaut-pro-mokrij-snig-ta-ozeledicu-na-zitomirsini-j-vinniccini.html" text:style-name="Internet_20_link" text:visited-style-name="Visited_20_Internet_20_Link">
 </text:a>
</text:p>
      <text:p text:style-name="P4">
У Києві та області часом ймовірний невеликий дощ. Вітер 6 квітня східний,північно-східний, 7-12 м/с, вночі місцями пориви 15-20 м/с; 7 квітня зміннихнапрямків, 3-8 м/с. У столиці температура вночі 6-8° тепла, вдень 10-12°; наКиївщині вночі 4-9° тепла, вдень 7-12°.</text:p>
      <text:p text:style-name="P4">
Згідно з прогнозом, в Україні 8-9 квітня часом ймовірний невеликий дощ, назаході країни вночі з мокрим снігом.</text:p>
      <text:p text:style-name="P4">
Температура вночі 1-7° тепла, у Карпатському регіоні 0-5° морозу; вдень 8-14°тепла.</text:p>
      <text:p text:style-name="P4">
У столичному регіоні на вихідні часом ймовірний невеликий дощ. У Києвітемпература вночі 4-6° тепла, вдень 10-12°; по області вночі 2-7° тепла, вдень8-13°.</text:p>
      <text:p text:style-name="P4">
Source: <text:a xlink:type="simple" xlink:href="https://www.ukrinform.ua/rubric-regions/3691406-v-ukraini-prognozuut-dos-ta-snig-unoci-do-5-morozu.html" text:style-name="Internet_20_link" text:visited-style-name="Visited_20_Internet_20_Link">
https://www.ukrinform.ua/rubric-regions/3691406-v-ukraini-prognozuut-dos-ta-snig-unoci-do-5-morozu.html</text:a>
</text:p>
      <!--NEWS-->
      <text:h text:style-name="P10" text:outline-level="1">
<text:span text:style-name="T4">
У Німеччині презентували повітряне таксі</text:span>
</text:h>
      <text:p text:style-name="P4">
Authors: Ukrinform (Person)</text:p>
      <text:p text:style-name="P4">
Publisher: Укринформ (Organization)</text:p>
      <text:p text:style-name="P4">
Published Time: 2023-04-04T-43:24:00+03:00</text:p>
      <text:p text:style-name="P4">
Modified Time: 2023-04-04T21:24:00+03:00</text:p>
      <text:p text:style-name="P4">
Description: Компанія Volocopter урочисто відкрила ангар-цех з виробництва повітряних таксі у Брухзалі, земля Баден-Вюртемберг. — Укрінформ.</text:p>
      <text:p text:style-name="P4">
Images: ["<text:a xlink:type="simple" xlink:href="https://static.ukrinform.com/photos/2023_04/thumb_files/630_360_1680632562-682.png" text:style-name="Internet_20_link" text:visited-style-name="Visited_20_Internet_20_Link">
630_360_16806...</text:a>
"]</text:p>
      <text:p text:style-name="P4">
Tags: ['Німеччина', 'Технології', 'Транспорт', 'Таксі']</text:p>
      <text:p text:style-name="P4">
Type: Article</text:p>
      <!--METADATA-->
      <text:p text:style-name="P4">
<draw:frame draw:style-name="fr1" draw:name="Image90" text:anchor-type="as-char" svg:width="6.9236in" svg:height="3.956343in" draw:z-index="0">
<draw:image xlink:href="../Images/yкринформ/2023-04-04T-43-24-00-03-00/630_360_1680632562-682.png" xlink:type="simple" xlink:show="embed" xlink:actuate="onLoad" draw:mime-type="image/png"/>
</draw:frame>
 КомпаніяVolocopter урочисто відкрила ангар-цех з виробництва повітряних таксі уБрухзалі, земля Баден-Вюртемберг.</text:p>
      <text:p text:style-name="P4">
Про це повідомляє Укрінформ.</text:p>
      <text:p text:style-name="P4">
Планується, що повністю електричні, так звані «повітряні таксі» від цьоговиробника, будуть використовуватися на Олімпійських іграх 2024 року в Парижі.</text:p>
      <text:p text:style-name="P4">
<text:a xlink:type="simple" xlink:href="https://www.volocopter.com/" text:style-name="Internet_20_link" text:visited-style-name="Visited_20_Internet_20_Link">
 </text:a>
 все ще чекає схвалення та сертифікації новоготипу літального апарату, який може злітати та приземлятися вертикально. Докомерційної «прем’єри» залишається менш як 500 днів.</text:p>
      <text:p text:style-name="P4">
«Я впевнений, що ми будемо першими у світі, хто буде здійснювати комерційніпольоти», — заявив журналістам керівник компанії Дірк Гоке. За його словами,компанія зможе в майбутньому виробляти 50 таких <text:a xlink:type="simple" xlink:href="https://www.ukrinform.ua/tag-transport" text:style-name="Internet_20_link" text:visited-style-name="Visited_20_Internet_20_Link">
</text:a>
 на рік.</text:p>
      <text:p text:style-name="P4">
Міністр транспорту Фолькер Візінґ, який побував на презентації, заявив про«початок нової ери», і що мрія мати дешевий, тихий, без викидів, транспорт умісті «стала ближчою для багатьох».</text:p>
      <text:p text:style-name="P4">
<text:span text:style-name="T4">
Читайте також:</text:span>
 <text:a xlink:type="simple" xlink:href="https://www.ukrinform.ua/rubric-technology/3677340-aerotaksi-vid-autoflight-vstanovilo-rekord-dalnosti-polotu.html" text:style-name="Internet_20_link" text:visited-style-name="Visited_20_Internet_20_Link">
 </text:a>
</text:p>
      <text:p text:style-name="P4">
Агентство Європейського Союзу з авіаційної безпеки зараз вивчає питання щодомоделі VoloCity та сподівається, що сертифікація буде завершена в першійполовині 2024 року. Наступним кроком має бути отримання так званогосертифіката авіаоператора та ліцензування пілотів.</text:p>
      <text:p text:style-name="P4">
Літальні апарати працюють від акумуляторів, отже є більш дружніми до природи,ніж багато інших видів транспорту.</text:p>
      <text:p text:style-name="P4">
<text:span text:style-name="T5">
Фото: www.volocopter.com</text:span>
</text:p>
      <text:p text:style-name="P4">
Source: <text:a xlink:type="simple" xlink:href="https://www.ukrinform.ua/rubric-technology/3691633-u-nimeccini-prezentuvali-povitrane-taksi.html" text:style-name="Internet_20_link" text:visited-style-name="Visited_20_Internet_20_Link">
https://www.ukrinform.ua/rubric-technology/3691633-u-nimeccini-prezentuvali-povitrane-taksi.html</text:a>
</text:p>
      <!--NEWS-->
      <text:h text:style-name="P10" text:outline-level="1">
<text:span text:style-name="T4">
Кулеба: На засіданні Комісії Україна-НАТО ніхто не підштовхував нас до перемовин з росією</text:span>
</text:h>
      <text:p text:style-name="P4">
Authors: Ukrinform (Person)</text:p>
      <text:p text:style-name="P4">
Publisher: Укринформ (Organization)</text:p>
      <text:p text:style-name="P4">
Published Time: 2023-04-04T-45:20:00+03:00</text:p>
      <text:p text:style-name="P4">
Modified Time: 2023-04-04T21:20:00+03:00</text:p>
      <text:p text:style-name="P4">
Description: На засіданні Комісії Україна-НАТО ніхто не підштовхував Україну до перемовин з росією у форматі, який не відповідає нашим інтересам. — Укрінформ.</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НАТО', 'Комісія Україна-НАТО', 'Війна з росією']</text:p>
      <text:p text:style-name="P4">
Type: Article</text:p>
      <!--METADATA-->
      <text:p text:style-name="P4">
<draw:frame draw:style-name="fr1" draw:name="Image91" text:anchor-type="as-char" svg:width="6.9236in" svg:height="3.956343in" draw:z-index="0">
<draw:image xlink:href="../Images/yкринформ/2023-04-04T-45-20-00-03-00/630_360_1668440631-706.jpeg" xlink:type="simple" xlink:show="embed" xlink:actuate="onLoad" draw:mime-type="image/jpeg"/>
</draw:frame>
 Назасіданні Комісії Україна-НАТО ніхто не підштовхував Україну до перемовин зросією у форматі, який не відповідає нашим інтересам.</text:p>
      <text:p text:style-name="P4">
Про це заявив міністр закордонних справ Дмитро Кулеба на брифінгу запідсумками засідання у відповідь на запитання кореспондента Укрінформу.</text:p>
      <text:p text:style-name="P4">
«Не було жодного голосу, який би підштовхував Україну до перемовин у форматі,який якимось чином не відповідає інтересам України. Більше того, навпаки,навіть країни, які, скажімо так, менш гучні у підтримці України, заявили, щобудь-які переговори мають відповідати двом базовим принципам – цетериторіальна цілісність і суверенітет України», - сказав <text:a xlink:type="simple" xlink:href="https://www.ukrinform.ua/tag-kuleba" text:style-name="Internet_20_link" text:visited-style-name="Visited_20_Internet_20_Link">
</text:a>
 .</text:p>
      <text:p text:style-name="P4">
Він ще наголосив, що «ні в рядках, ні між рядків» не було ніякої втоми відвійни проти України і натяків, мовляв, «давайте це все згортати».</text:p>
      <text:p text:style-name="P4">
<text:span text:style-name="T4">
Читайте також:</text:span>
 <text:a xlink:type="simple" xlink:href="https://www.ukrinform.ua/rubric-ato/3691620-zsu-svidse-otrimaut-use-so-treba-dla-kontrnastupu-kuleba-pro-rezultati-komisii-ukrainanato.html" text:style-name="Internet_20_link" text:visited-style-name="Visited_20_Internet_20_Link">
 </text:a>
</text:p>
      <text:p text:style-name="P4">
«Навпаки – конкретні речі: ми маємо зробити це, давайте ще подумаємо, може,зробити оце, і дуже багато чітких заяв про те, що ми будемо з Україною до тихпір, поки вона не переможе», - акцентував очільник МЗС.</text:p>
      <text:p text:style-name="P4">
Як повідомлялося, <text:a xlink:type="simple" xlink:href="https://www.ukrinform.ua/rubric-polytics/3691275-kuleba-obgovoriv-z-glavou-diplomatii-es-rozsirenna-bezpekovoi-pidtrimki-ukraini.html" text:style-name="Internet_20_link" text:visited-style-name="Visited_20_Internet_20_Link">
 </text:a>
, під час якої йшлося про розширення безпекової підтримки України.</text:p>
      <text:p text:style-name="P4">
Source: <text:a xlink:type="simple" xlink:href="https://www.ukrinform.ua/rubric-polytics/3691630-kuleba-na-zasidanni-komisii-ukrainanato-nihto-ne-pidstovhuvav-nas-do-peremovin-z-rosieu.html" text:style-name="Internet_20_link" text:visited-style-name="Visited_20_Internet_20_Link">
https://www.ukrinform.ua/rubric-polytics/3691630-kuleba-na-zasidanni-komisii-ukrainanato-nihto-ne-pidstovhuvav-nas-do-peremovin-z-rosieu.html</text:a>
</text:p>
      <!--NEWS-->
      <text:h text:style-name="P10" text:outline-level="1">
<text:span text:style-name="T4">
В Україні майже 1900 міст і сіл потребують відбудови - Президент</text:span>
</text:h>
      <text:p text:style-name="P4">
Authors: Ukrinform (Person)</text:p>
      <text:p text:style-name="P4">
Publisher: Укринформ (Organization)</text:p>
      <text:p text:style-name="P4">
Published Time: 2023-04-04T-47:12:00+03:00</text:p>
      <text:p text:style-name="P4">
Modified Time: 2023-04-04T21:12:00+03:00</text:p>
      <text:p text:style-name="P4">
Description: Близько 1900 міст і сіл України потребують відбудови внаслідок російської агресії.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Україна', 'Зеленський', 'Війна з росією', 'Відбудова']</text:p>
      <text:p text:style-name="P4">
Type: Article</text:p>
      <!--METADATA-->
      <text:p text:style-name="P4">
<draw:frame draw:style-name="fr1" draw:name="Image92" text:anchor-type="as-char" svg:width="6.9236in" svg:height="3.956343in" draw:z-index="0">
<draw:image xlink:href="../Images/yкринформ/2023-04-04T-47-12-00-03-00/630_360_1678962741-175.jpeg" xlink:type="simple" xlink:show="embed" xlink:actuate="onLoad" draw:mime-type="image/jpeg"/>
</draw:frame>
 Близько1900 міст і сіл України потребують відбудови внаслідок російської агресії.</text:p>
      <text:p text:style-name="P4">
Про це Президент Володимир Зеленський заявив під час зустрічі з членамиНаціональної асоціації губернаторів США, передає кореспондент Укрінформу.</text:p>
      <text:p text:style-name="P4">
«...Майже 1900 міст і сіл нашої країни потребують відбудови. Школи й церкви,житлові будинки й підприємства, транспорт та електростанції... Усі ви добрезнаєте, що таке після руйнівного торнадо відновити умови для життя. Ви церобите! Ми це робимо! Але після ударів людської стихії, людського зла, а неприродного катаклізму», - наголосив глава держави.</text:p>
      <text:p text:style-name="P4">
Він зазначив, що відновлення <text:a xlink:type="simple" xlink:href="https://www.ukrinform.ua/tag-ukraina" text:style-name="Internet_20_link" text:visited-style-name="Visited_20_Internet_20_Link">
 </text:a>
 буденайбільшим у Європі економічним проєктом за життя кількох поколінь.</text:p>
      <text:p text:style-name="P4">
«І я вірю, що Америка буде з нами в цій відбудові! Ваші компанії, ваші робочімісця... Так само, як ви зараз із нами в обороні. Кому, як не вам,губернаторам штатів, знати, що насправді стоїть за словами «відбудова» й«оборона», - зауважив Зеленський.</text:p>
      <text:p text:style-name="P4">
Президент підкреслив, що росія розв’язала війну не так проти України, як протисвободи у Європі та світі загалом.</text:p>
      <text:p text:style-name="P4">
За його словами, мільйони українських сімей розірвані війною, мільйони людейзмушені шукати в інших країнах захисту від російського терору, сотніукраїнських міст і сіл спалені російською артилерією, ракетами, авіацією таіранськими дронами.</text:p>
      <text:p text:style-name="P4">
«Було місто Вугледар. 15 тисяч жителів. Агресор його спалив. Маріуполь. Більшяк 400 тисяч жителів. росія залишила від нього самі лише руїни», - констатувавглава держави.</text:p>
      <text:p text:style-name="P4">
<text:span text:style-name="T4">
Читайте також:</text:span>
 <text:a xlink:type="simple" xlink:href="https://www.ukrinform.ua/rubric-world/3691467-zahidni-partneri-stali-planuvati-dopomogu-ukraini-na-trivalisi-termini.html" text:style-name="Internet_20_link" text:visited-style-name="Visited_20_Internet_20_Link">
 </text:a>
</text:p>
      <text:p text:style-name="P4">
Він наголосив, що в Україні заміновані тисячі полів, розбита частинаекономіки, тисячі людей примусово депортовані в росію.</text:p>
      <text:p text:style-name="P4">
Як повідомляв Укрінформ, Президент України Володимир Зеленський повідомив, щоУкраїна потребує грошей партнерів на швидке відновлення, тому що зараз усікошти йдуть на армію та зарплати працівникам.</text:p>
      <text:p text:style-name="P4">
<text:span text:style-name="T5">
Фото: ОП</text:span>
</text:p>
      <text:p text:style-name="P4">
Source: <text:a xlink:type="simple" xlink:href="https://www.ukrinform.ua/rubric-vidbudova/3691628-v-ukraini-majze-1900-mist-i-sil-potrebuut-vidbudovi-prezident.html" text:style-name="Internet_20_link" text:visited-style-name="Visited_20_Internet_20_Link">
https://www.ukrinform.ua/rubric-vidbudova/3691628-v-ukraini-majze-1900-mist-i-sil-potrebuut-vidbudovi-prezident.html</text:a>
</text:p>
      <!--NEWS-->
      <text:h text:style-name="P10" text:outline-level="1">
<text:span text:style-name="T4">
Україна звертається по підтримку до США, бо ворог свободи має програти – Зеленський</text:span>
</text:h>
      <text:p text:style-name="P4">
Authors: Ukrinform (Person)</text:p>
      <text:p text:style-name="P4">
Publisher: Укринформ (Organization)</text:p>
      <text:p text:style-name="P4">
Published Time: 2023-04-04T-49:08:00+03:00</text:p>
      <text:p text:style-name="P4">
Modified Time: 2023-04-04T21:08:00+03:00</text:p>
      <text:p text:style-name="P4">
Description: Ворог свободи має програти, саме тому Україна звертається до США по підтримку - збройну та фінансову.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США', 'допомога', 'Зеленський', 'Війна з росією']</text:p>
      <text:p text:style-name="P4">
Type: Article</text:p>
      <!--METADATA-->
      <text:p text:style-name="P4">
<draw:frame draw:style-name="fr1" draw:name="Image93" text:anchor-type="as-char" svg:width="6.9236in" svg:height="3.956343in" draw:z-index="0">
<draw:image xlink:href="../Images/yкринформ/2023-04-04T-49-08-00-03-00/630_360_1679682020-565.jpeg" xlink:type="simple" xlink:show="embed" xlink:actuate="onLoad" draw:mime-type="image/jpeg"/>
</draw:frame>
 Ворогсвободи має програти, саме тому Україна звертається до США по підтримку -збройну та фінансову.</text:p>
      <text:p text:style-name="P4">
Про це Президент Володимир Зеленський заявив під час <text:a xlink:type="simple" xlink:href="https://t.me/V_Zelenskiy_official/5755" text:style-name="Internet_20_link" text:visited-style-name="Visited_20_Internet_20_Link">
</text:a>
 , передає кореспондент Укрінформу.</text:p>
      <text:p text:style-name="P4">
«Ворог свободи повинен програти швидко й надійно там, куди зайшов зі злочинноюта неспровокованою агресивною війною. Ось чому ми звертаємося по підтримку до<text:a xlink:type="simple" xlink:href="https://www.ukrinform.ua/tag-ssa" text:style-name="Internet_20_link" text:visited-style-name="Visited_20_Internet_20_Link">
 </text:a>
 , по зброю й по фінанси. ВистоїтьУкраїна – вистоїть ваш мир, ваші союзники й партнери», - наголосив главадержави.</text:p>
      <text:p text:style-name="P4">
Він подякував усім американцям, які розуміють, як важливо захистити свободузараз, і які підтримують Україну.</text:p>
      <text:p text:style-name="P4">
Зеленський зазначив, що Україна вдячна Президенту Байдену, обом партіям іпалатам Конгресу та кожному штату, який так чи інакше залучений зараз дозахисту свободи, вдячні тим, хто готовий працювати разом над відбудовоюУкраїни.</text:p>
      <text:p text:style-name="P4">
«Гарпуни» та «Стінгери», «Насамси» та «Бредлі», інші системи й продукти (нелише безпекові), послуги та рішення, які наближають українську перемогу, даютьукраїнцям стабільність життя попри війну, – це ваше виробництво, ваших штатіві людей. Техас і Невада, Меріленд і Каліфорнія, Індіана й Орегон, штатиВашингтон і Нью-Йорк і багато інших», – зазначив Президент.</text:p>
      <text:p text:style-name="P4">
За його словами, кожен зі штатів має досвід допомоги Україні не лише воборонній сфері, а й людям, зокрема у лікуванні та реабілітації солдатів іцивільних, поранених дітей.</text:p>
      <text:p text:style-name="P4">
Глава держави зауважив також, що сотні американських компаній, банків івиробництв ведуть бізнес з Україною, і тисячі компаній долучаться до проєктувідбудови.</text:p>
      <text:p text:style-name="P4">
«Знаю, що окремі штати ведуть переговори про особливу співпрацю. Те, щостосується відновлення. Огайо й наша Харківська область, Іллінойс і нашаКиївська область, Міннесота й наша Чернігівська область. Маємо розширюватитакий напрямок двосторонньої співпраці – від штату до області, від міста доміста. Те, що потужно доповнить міждержавну роботу», - сказав Зеленський.</text:p>
      <text:p text:style-name="P4">
<text:span text:style-name="T4">
Читайте також:</text:span>
 <text:a xlink:type="simple" xlink:href="https://www.ukrinform.ua/rubric-polytics/3691529-novij-paket-vijskovoi-dopomogi-ssa-pramue-v-ukrainu-kuleba.html" text:style-name="Internet_20_link" text:visited-style-name="Visited_20_Internet_20_Link">
 </text:a>
</text:p>
      <text:p text:style-name="P4">
Він додав, що саме з Україною Америка має змогу захистити свої цінності. Такаспівпраця також сприяє безпеці обох країн, зростанню економіки, появі робочихмісць.</text:p>
      <text:p text:style-name="P4">
«Головне – не програти час, не програти шанс, який маємо. Діяти зараз,допомагати зараз. Українці роблять так, щоб американцям не довелося воювати. Іми спільно здобуваємо нову міцність для наших держав. І я впевнений: завждибудемо успішними», - підкреслив глава держави.</text:p>
      <text:p text:style-name="P4">
Як повідомляв Укрінформ, від початку повномасштабного російського вторгненняСША надали Україні понад 14 млрд доларів фінансової допомоги.</text:p>
      <text:p text:style-name="P4">
<text:span text:style-name="T5">
Фото: ОП</text:span>
</text:p>
      <text:p text:style-name="P4">
Source: <text:a xlink:type="simple" xlink:href="https://www.ukrinform.ua/rubric-polytics/3691627-ukraina-zvertaetsa-po-pidtrimku-do-ssa-bo-vorog-svobodi-mae-prograti-zelenskij.html" text:style-name="Internet_20_link" text:visited-style-name="Visited_20_Internet_20_Link">
https://www.ukrinform.ua/rubric-polytics/3691627-ukraina-zvertaetsa-po-pidtrimku-do-ssa-bo-vorog-svobodi-mae-prograti-zelenskij.html</text:a>
</text:p>
      <!--NEWS-->
      <text:h text:style-name="P10" text:outline-level="1">
<text:span text:style-name="T4">
СБУ викрила колишнього настоятеля храму Ізюмської єпархії УПЦ МП, який «освячував» колони окупантів</text:span>
</text:h>
      <text:p text:style-name="P4">
Authors: Ukrinform (Person)</text:p>
      <text:p text:style-name="P4">
Publisher: Укринформ (Organization)</text:p>
      <text:p text:style-name="P4">
Published Time: 2023-04-04T-51:05:00+03:00</text:p>
      <text:p text:style-name="P4">
Modified Time: 2023-04-04T21:05:00+03:00</text:p>
      <text:p text:style-name="P4">
Description: У Харківській області Служба безпека України зібрала доказову базу щодо підтримки російської збройної агресії колишнім настоятелем одного з храмів Ізюмської єпархії Української православної церкви московського патріархату. — Укрінформ.</text:p>
      <text:p text:style-name="P4">
Images: ["<text:a xlink:type="simple" xlink:href="https://static.ukrinform.com/photos/2021_10/thumb_files/630_360_1634664278-801.jpg" text:style-name="Internet_20_link" text:visited-style-name="Visited_20_Internet_20_Link">
630_360_16346...</text:a>
"]</text:p>
      <text:p text:style-name="P4">
Tags: ['Окупація', 'СБУ', 'УПЦ МП', 'Держзрада', 'Харківщина', 'Війна з росією']</text:p>
      <text:p text:style-name="P4">
Type: Article</text:p>
      <!--METADATA-->
      <text:p text:style-name="P4">
<draw:frame draw:style-name="fr1" draw:name="Image94" text:anchor-type="as-char" svg:width="6.9236in" svg:height="3.956343in" draw:z-index="0">
<draw:image xlink:href="../Images/yкринформ/2023-04-04T-51-05-00-03-00/630_360_1634664278-801.jpg" xlink:type="simple" xlink:show="embed" xlink:actuate="onLoad" draw:mime-type="image/jpeg"/>
</draw:frame>
 УХарківській області Служба безпека України зібрала доказову базу щодопідтримки російської збройної агресії колишнім настоятелем одного з храмівІзюмської єпархії Української православної церкви московського патріархату.</text:p>
      <text:p text:style-name="P4">
Як передає Укрінформ, про це повідомила <text:a xlink:type="simple" xlink:href="https://ssu.gov.ua/novyny/sbu-vykryla-kolyshnoho-nastoiatelia-khramu-upts-mp-yakyi-blahoslovliav-rosiiskykh-viiskovykh-pid-chas-okupatsii-kharkivshchyny" text:style-name="Internet_20_link" text:visited-style-name="Visited_20_Internet_20_Link">
 </text:a>
 .</text:p>
      <text:p text:style-name="P4">
Щодо дій настоятеля відкрите кримінальне провадження за ст. 436-2(виправдовування, визнання правомірною, заперечення збройної агресії рф протиУкраїни, глорифікація її учасників) Кримінального кодексу України.</text:p>
      <text:p text:style-name="P4">
За даними слідства, у період тимчасового захоплення росіянами частиниХарківської області протоієрей організував постановочну церковну ходу до Дняхрещення Київської Русі й намагався залучити до неї місцевих жителів.</text:p>
      <text:p text:style-name="P4">
<text:span text:style-name="T4">
Читайте також:</text:span>
 <text:a xlink:type="simple" xlink:href="https://www.ukrinform.ua/rubric-regions/3691379-u-hmelnickomu-sobori-akij-perejsov-do-pcu-viavili-antiukrainsku-literaturu.html" text:style-name="Internet_20_link" text:visited-style-name="Visited_20_Internet_20_Link">
 </text:a>
</text:p>
      <text:p text:style-name="P4">
Під час заходу фігурант благословляв російських загарбників та освячував їхніколони військової техніки в Куп’янському районі, наказавши своїм поплічникамзафіксувати весь процес на камеру для подальшого оприлюднення на кремлівськихмедіаресурсах. Таким чином була здійснена спроба імітувати «підтримку»загарбників з боку місцевих вірян.</text:p>
      <text:p text:style-name="P4">
Під час звільнення Харківської області настоятель разом із сім’єю втік натериторію російської федерації, де був призначений настоятелем Православногоприходу Іоанно-Предтеченського храму Твєрської і Кашинської єпархії російськоїправославної церкви.</text:p>
      <text:p text:style-name="P4">
Тривають слідчо-оперативні дії для встановлення всіх обставин злочину тапритягнення винних до відповідальності.</text:p>
      <text:p text:style-name="P4">
В <text:a xlink:type="simple" xlink:href="https://gp.gov.ua/ua/posts/vstanovleno-kolisnyogo-nastoyatelya-xramu-upc-mp-yakii-blagoslovlyav-rosiiskix-viiskovix-pid-cas-okupaciyi-xarkivshhini" text:style-name="Internet_20_link" text:visited-style-name="Visited_20_Internet_20_Link">
 </text:a>
уточнили, що згаданий захід був організований фігурантом у селищі ДворічнаКуп’янського району наприкінці липня 2022 року.</text:p>
      <text:p text:style-name="P4">
Як повідомляв Укрінформ, СБУ заявила, що зібрала обґрунтовану доказову базущодо причетності <text:a xlink:type="simple" xlink:href="https://www.ukrinform.ua/rubric-society/3690250-pidozra-mitropolitu-upc-mp-pavlu-u-sbu-rozkrili-detali.html" text:style-name="Internet_20_link" text:visited-style-name="Visited_20_Internet_20_Link">
 </text:a>
 (Петра Лебідя) дорозпалювання релігійної ворожнечі, виправдовування й заперечення збройноїагресії рф проти України.</text:p>
      <text:p text:style-name="P4">
Source: <text:a xlink:type="simple" xlink:href="https://www.ukrinform.ua/rubric-regions/3691464-sbu-vikrila-kolisnogo-nastoatela-hramu-izumskoi-eparhii-upc-mp-akij-osvacuvav-koloni-okupantiv.html" text:style-name="Internet_20_link" text:visited-style-name="Visited_20_Internet_20_Link">
https://www.ukrinform.ua/rubric-regions/3691464-sbu-vikrila-kolisnogo-nastoatela-hramu-izumskoi-eparhii-upc-mp-akij-osvacuvav-koloni-okupantiv.html</text:a>
</text:p>
      <!--NEWS-->
      <text:h text:style-name="P10" text:outline-level="1">
<text:span text:style-name="T4">
Ястремська програла третій «ракетці» Бразилії на тенісному турнірі в Колумбії</text:span>
</text:h>
      <text:p text:style-name="P4">
Authors: Ukrinform (Person)</text:p>
      <text:p text:style-name="P4">
Publisher: Укринформ (Organization)</text:p>
      <text:p text:style-name="P4">
Published Time: 2023-04-04T-53:04:55+03:00</text:p>
      <text:p text:style-name="P4">
Modified Time: 2023-04-04T21:04:55+03:00</text:p>
      <text:p text:style-name="P4">
Description: Українка Даяна Ястремська не змогла подолати стартовий бар'єр турніру Жіночої тенісної асоціації (WTA) - Copa Colsanitas presentado por Zurich - у Боготі (Колумбія) із призовим фондом $259,3 тис. — Укрінформ.</text:p>
      <text:p text:style-name="P4">
Images: ["<text:a xlink:type="simple" xlink:href="https://static.ukrinform.com/photos/2023_04/thumb_files/630_360_1680628064-436.jpg" text:style-name="Internet_20_link" text:visited-style-name="Visited_20_Internet_20_Link">
630_360_16806...</text:a>
"]</text:p>
      <text:p text:style-name="P4">
Tags: ['Теніс', 'Даяна Ястремська']</text:p>
      <text:p text:style-name="P4">
Type: Article</text:p>
      <!--METADATA-->
      <text:p text:style-name="P4">
<draw:frame draw:style-name="fr1" draw:name="Image95" text:anchor-type="as-char" svg:width="6.9236in" svg:height="3.956343in" draw:z-index="0">
<draw:image xlink:href="../Images/yкринформ/2023-04-04T-53-04-55-03-00/630_360_1680628064-436.jpg" xlink:type="simple" xlink:show="embed" xlink:actuate="onLoad" draw:mime-type="image/jpeg"/>
</draw:frame>
 УкраїнкаДаяна Ястремська не змогла подолати стартовий бар'єр турніру Жіночої тенісноїасоціації (WTA) - Copa Colsanitas presentado por Zurich - у Боготі (Колумбія)із призовим фондом $259,3 тис.</text:p>
      <text:p text:style-name="P4">
У поєдинку за вихід до другого кола змагань Ястремська (№134 рейтингу WTA) за2 години 40 хвилин поступилася третій «ракетці» Бразилії Кароліні Алвеш (№239)- 6:4, 6:7 (5:7), 2:6, передає Укрінформ.</text:p>
      <text:p text:style-name="P4">
Путівку до чвертьфіналу Алвеш розіграє з посіяною під 2-м номером чинноючемпіонкою турніру німкенею Тетяною Марією (№66), яка сьогодні перемоглаамериканку Катріну Скотт (№161) - 6:1, 6:4.</text:p>
      <text:p text:style-name="P4">
<text:span text:style-name="T4">
Читайте також:</text:span>
 <text:a xlink:type="simple" xlink:href="https://www.ukrinform.ua/rubric-sports/3691454-gutcajt-vistupi-nasih-tenisistiv-proti-rosian-zigrali-proti-nas.html" text:style-name="Internet_20_link" text:visited-style-name="Visited_20_Internet_20_Link">
 </text:a>
</text:p>
      <text:p text:style-name="P4">
Турнір у Боготі триватиме до 9 квітня.</text:p>
      <text:p text:style-name="P4">
Фото: BTU.</text:p>
      <text:p text:style-name="P4">
Source: <text:a xlink:type="simple" xlink:href="https://www.ukrinform.ua/rubric-sports/3691626-astremska-prograla-tretij-raketci-brazilii-na-tenisnomu-turniri-v-kolumbii.html" text:style-name="Internet_20_link" text:visited-style-name="Visited_20_Internet_20_Link">
https://www.ukrinform.ua/rubric-sports/3691626-astremska-prograla-tretij-raketci-brazilii-na-tenisnomu-turniri-v-kolumbii.html</text:a>
</text:p>
      <!--NEWS-->
      <text:h text:style-name="P10" text:outline-level="1">
<text:span text:style-name="T4">
Питання ПДЧ в НАТО для України зняте з порядку денного – Кулеба</text:span>
</text:h>
      <text:p text:style-name="P4">
Authors: Ukrinform (Person)</text:p>
      <text:p text:style-name="P4">
Publisher: Укринформ (Organization)</text:p>
      <text:p text:style-name="P4">
Published Time: 2023-04-04T-55:00:50+03:00</text:p>
      <text:p text:style-name="P4">
Modified Time: 2023-04-04T21:00:50+03:00</text:p>
      <text:p text:style-name="P4">
Description: Питання плану дій щодо членства в НАТО для України зняте з порядку денного. — Укрінформ.</text:p>
      <text:p text:style-name="P4">
Images: ["<text:a xlink:type="simple" xlink:href="https://static.ukrinform.com/photos/2022_03/thumb_files/630_360_1647525027-868.jpg" text:style-name="Internet_20_link" text:visited-style-name="Visited_20_Internet_20_Link">
630_360_16475...</text:a>
"]</text:p>
      <text:p text:style-name="P4">
Tags: ['Кулеба', 'Україна', 'Комісія Україна-НАТО']</text:p>
      <text:p text:style-name="P4">
Type: Article</text:p>
      <!--METADATA-->
      <text:p text:style-name="P4">
<draw:frame draw:style-name="fr1" draw:name="Image96" text:anchor-type="as-char" svg:width="6.9236in" svg:height="3.956343in" draw:z-index="0">
<draw:image xlink:href="../Images/yкринформ/2023-04-04T-55-00-50-03-00/630_360_1647525027-868.jpg" xlink:type="simple" xlink:show="embed" xlink:actuate="onLoad" draw:mime-type="image/jpeg"/>
</draw:frame>
 Питанняплану дій щодо членства в НАТО для України зняте з порядку денного.</text:p>
      <text:p text:style-name="P4">
Про це заявив міністр закордонних справ України Дмитро Кулеба на брифінгу запідсумками засідання Комісії Україна-НАТО, відповідаючи на питаннякореспондента Укрінформу.</text:p>
      <text:p text:style-name="P4">
«Питання ПДЧ зняте з порядку денного, тому що ми оновили, подали заявку.Йдеться про додаткове зміцнення всеосяжного пакета допомоги, який є в <text:a xlink:type="simple" xlink:href="https://www.ukrinform.ua/tag-nato" text:style-name="Internet_20_link" text:visited-style-name="Visited_20_Internet_20_Link">
</text:a>
 , і це не може бути заміною для членства,і це не може бути умовою для членства. Це - механізм практичної допомоги, якийНАТО хоче зробити максимально сильним і потужним, а паралельно йде процесухвалення політичних рішень щодо членства України в НАТО», - сказав главаукраїнської дипломатії.</text:p>
      <text:p text:style-name="P4">
Кулеба підкреслив, що на зустрічі з генеральним секретарем НАТО ЄнсомСтолтенбергом сьогодні вони чітко проговорили це питання.</text:p>
      <text:p text:style-name="P4">
<text:span text:style-name="T4">
Читайте також:</text:span>
 <text:a xlink:type="simple" xlink:href="https://www.ukrinform.ua/rubric-world/3691540-stoltenberg-majbutne-ukraini-u-evroatlanticnij-rodini.html" text:style-name="Internet_20_link" text:visited-style-name="Visited_20_Internet_20_Link">
 </text:a>
</text:p>
      <text:p text:style-name="P4">
Як повідомляв <text:a xlink:type="simple" xlink:href="https://www.ukrinform.ua/rubric-polytics/3691356-ministri-nato-obgovorat-negajnu-dopomogu-ukraini-ta-podalsu-pidtrimku-stoltenberg.html" text:style-name="Internet_20_link" text:visited-style-name="Visited_20_Internet_20_Link">
 </text:a>
, 4 квітня у Брюсселі розпочинається дводенна зустріч міністрів закордоннихсправ країн НАТО. Сьогодні передбачено зустріч із керівником МЗС УкраїниДмитром Кулебою.</text:p>
      <text:p text:style-name="P4">
30 вересня Президент Володимир Зеленський, Голова Верховної Ради РусланСтефанчук та Прем'єр-міністр Денис Шмигаль <text:a xlink:type="simple" xlink:href="https://www.ukrinform.ua/rubric-polytics/3583117-ukraina-podae-zaavku-na-vstup-do-nato-zelenskij.html" text:style-name="Internet_20_link" text:visited-style-name="Visited_20_Internet_20_Link">
</text:a>
 у пришвидшеному порядку.</text:p>
      <text:p text:style-name="P4">
Source: <text:a xlink:type="simple" xlink:href="https://www.ukrinform.ua/rubric-polytics/3691624-pitanna-pdc-v-nato-dla-ukraini-znate-z-poradku-dennogo-kuleba.html" text:style-name="Internet_20_link" text:visited-style-name="Visited_20_Internet_20_Link">
https://www.ukrinform.ua/rubric-polytics/3691624-pitanna-pdc-v-nato-dla-ukraini-znate-z-poradku-dennogo-kuleba.html</text:a>
</text:p>
      <!--NEWS-->
      <text:h text:style-name="P10" text:outline-level="1">
<text:span text:style-name="T4">
Лінія активних бойових дій становить понад 1200 кілометрів - Зеленський</text:span>
</text:h>
      <text:p text:style-name="P4">
Authors: Ukrinform (Person)</text:p>
      <text:p text:style-name="P4">
Publisher: Укринформ (Organization)</text:p>
      <text:p text:style-name="P4">
Published Time: 2023-04-04T-58:58:00+03:00</text:p>
      <text:p text:style-name="P4">
Modified Time: 2023-04-04T20:58:00+03:00</text:p>
      <text:p text:style-name="P4">
Description: В Україні лінія активних бойових дій становить понад 1200 кілометрів. — Укрінформ.</text:p>
      <text:p text:style-name="P4">
Images: ["<text:a xlink:type="simple" xlink:href="https://static.ukrinform.com/photos/2023_02/thumb_files/630_360_1677259615-761.jpeg" text:style-name="Internet_20_link" text:visited-style-name="Visited_20_Internet_20_Link">
630_360_16772...</text:a>
"]</text:p>
      <text:p text:style-name="P4">
Tags: ['НАТО', 'США', 'Зеленський', 'Війна з росією']</text:p>
      <text:p text:style-name="P4">
Type: Article</text:p>
      <!--METADATA-->
      <text:p text:style-name="P4">
<draw:frame draw:style-name="fr1" draw:name="Image97" text:anchor-type="as-char" svg:width="6.9236in" svg:height="3.956343in" draw:z-index="0">
<draw:image xlink:href="../Images/yкринформ/2023-04-04T-58-58-00-03-00/630_360_1677259615-761.jpeg" xlink:type="simple" xlink:show="embed" xlink:actuate="onLoad" draw:mime-type="image/jpeg"/>
</draw:frame>
 ВУкраїні лінія активних бойових дій становить понад 1200 кілометрів.</text:p>
      <text:p text:style-name="P4">
Про це Президент Володимир Зеленський заявив <text:a xlink:type="simple" xlink:href="https://t.me/V_Zelenskiy_official/5755" text:style-name="Internet_20_link" text:visited-style-name="Visited_20_Internet_20_Link">
</text:a>
 з членами Національної асоціаціїгубернаторів США, передає Укрінформ.</text:p>
      <text:p text:style-name="P4">
«Лінія активних бойових дій в Україні зараз – понад 1200 кілометрів. Це як ізВашингтона до Чикаго й назад! Фронт загалом – іще більший», - сказав главадержави.</text:p>
      <text:p text:style-name="P4">
За його словами, мільйони людей живуть у містах і селах, звідки Сили оборонивже вигнали загарбників або готуються вигнати.</text:p>
      <text:p text:style-name="P4">
Президент підкреслив, що кремль мріє принизити весь вільний світ, розколотиНАТО, спровокувати конфлікт, який поставить американську націю перед вибором:воювати чи ні.</text:p>
      <text:p text:style-name="P4">
<text:span text:style-name="T4">
Читайте також:</text:span>
 <text:a xlink:type="simple" xlink:href="https://www.ukrinform.ua/rubric-world/3691516-vizit-zelenskogo-do-varsavi-cogo-ocikuvati.html" text:style-name="Internet_20_link" text:visited-style-name="Visited_20_Internet_20_Link">
 </text:a>
</text:p>
      <text:p text:style-name="P4">
«Саме Україна зараз є вашою надійною останньою межею, вашим надійнимкордоном... Завдяки українській міцності зокрема вашому народу не доведетьсяробити цей вибір – вибір щодо ваших чоловіків і жінок, хоробрих воїнів, чиїжиття були б покладені на вівтар захисту найціннішого – свободи», - наголосив<text:a xlink:type="simple" xlink:href="https://www.ukrinform.ua/tag-zelenskij" text:style-name="Internet_20_link" text:visited-style-name="Visited_20_Internet_20_Link">
 </text:a>
 .</text:p>
      <text:p text:style-name="P4">
Він підкреслив, що Україна здатна не допустити розширення війни та перемогтиросію.</text:p>
      <text:p text:style-name="P4">
<text:span text:style-name="T4">
Читайте також:</text:span>
 <text:a xlink:type="simple" xlink:href="https://www.ukrinform.ua/rubric-polytics/3691606-kraini-nato-pidtverdili-viddanist-ukraini-ta-zaavili-pro-novu-pidtrimku-stoltenberg.html" text:style-name="Internet_20_link" text:visited-style-name="Visited_20_Internet_20_Link">
 </text:a>
</text:p>
      <text:p text:style-name="P4">
Як повідомляв Укрінформ, за даними Генштабу ЗСУ, в епіцентрі бойових дійзалишаються Мар’їнка та Бахмут Донецької області, у районі останнього впродовждоби українські військові <text:a xlink:type="simple" xlink:href="https://www.ukrinform.ua/rubric-ato/3691584-v-epicentri-bojovih-dij-bahmut-i-marinka.html" text:style-name="Internet_20_link" text:visited-style-name="Visited_20_Internet_20_Link">
 </text:a>
</text:p>
      <text:p text:style-name="P4">
<text:span text:style-name="T5">
Фото: ОП</text:span>
</text:p>
      <text:p text:style-name="P4">
Source: <text:a xlink:type="simple" xlink:href="https://www.ukrinform.ua/rubric-ato/3691625-linia-aktivnih-bojovih-dij-stanovit-ponad-1200-kilometriv-zelenskij.html" text:style-name="Internet_20_link" text:visited-style-name="Visited_20_Internet_20_Link">
https://www.ukrinform.ua/rubric-ato/3691625-linia-aktivnih-bojovih-dij-stanovit-ponad-1200-kilometriv-zelenskij.html</text:a>
</text:p>
      <!--NEWS-->
      <text:h text:style-name="P10" text:outline-level="1">
<text:span text:style-name="T4">
ПЦУ проведе літургію на Благовіщення в Успенському соборі Києво-Печерської лаври</text:span>
</text:h>
      <text:p text:style-name="P4">
Authors: Ukrinform (Person)</text:p>
      <text:p text:style-name="P4">
Publisher: Укринформ (Organization)</text:p>
      <text:p text:style-name="P4">
Published Time: 2023-04-04T-60:57:00+03:00</text:p>
      <text:p text:style-name="P4">
Modified Time: 2023-04-04T20:57:00+03:00</text:p>
      <text:p text:style-name="P4">
Description: Православна церква України проведе літургію на свято Благовіщення в Успенському соборі Києво-Печерської Лаври. — Укрінформ.</text:p>
      <text:p text:style-name="P4">
Images: ["<text:a xlink:type="simple" xlink:href="https://static.ukrinform.com/photos/2023_04/thumb_files/630_360_1680630783-552.jpg" text:style-name="Internet_20_link" text:visited-style-name="Visited_20_Internet_20_Link">
630_360_16806...</text:a>
"]</text:p>
      <text:p text:style-name="P4">
Tags: ['Релігія', 'Свято', 'Київська Лавра', 'Православна церква України']</text:p>
      <text:p text:style-name="P4">
Type: Article</text:p>
      <!--METADATA-->
      <text:p text:style-name="P4">
<draw:frame draw:style-name="fr1" draw:name="Image98" text:anchor-type="as-char" svg:width="6.9236in" svg:height="3.956343in" draw:z-index="0">
<draw:image xlink:href="../Images/yкринформ/2023-04-04T-60-57-00-03-00/630_360_1680630783-552.jpg" xlink:type="simple" xlink:show="embed" xlink:actuate="onLoad" draw:mime-type="image/jpeg"/>
</draw:frame>
Православна церква України проведе літургію на свято Благовіщення вУспенському соборі Києво-Печерської Лаври.</text:p>
      <text:p text:style-name="P4">
Як передає Укрінформ, про це повідомила пресслужба <text:a xlink:type="simple" xlink:href="https://www.pomisna.info/uk/vsi-novyny/ogoloshennya-z-nagody-svyata-blagovishhennya-vidbudetsya-bozhestvenna-liturgiya-v-uspenskomu-sobori-lavry/" text:style-name="Internet_20_link" text:visited-style-name="Visited_20_Internet_20_Link">
</text:a>
.</text:p>
      <text:p text:style-name="P4">
"З нагоди великого світлого свята Благовіщення Пресвятої Богородиці в <text:a xlink:type="simple" xlink:href="https://www.ukrinform.ua/tag-kiivska-lavra" text:style-name="Internet_20_link" text:visited-style-name="Visited_20_Internet_20_Link">
</text:a>
 звершуватиметься урочистебогослужіння. Запрошуємо всіх вірних долучитися до святкової Божественноїлітургії, яка розпочнеться 7 квітня, у п’ятницю, в головному соборі Лаври о9:00", — ідеться в повідомленні.</text:p>
      <text:p text:style-name="P4">
ПЦУ запрошує вірян долучитися до спільної молитви за український народ,захисників та перемогу України.</text:p>
      <text:p text:style-name="P4">
<text:span text:style-name="T4">
Читайте також:</text:span>
 <text:a xlink:type="simple" xlink:href="https://www.ukrinform.ua/rubric-society/3689073-pcu-priznacila-novogo-namisnika-kievopecerskoi-lavri.html" text:style-name="Internet_20_link" text:visited-style-name="Visited_20_Internet_20_Link">
 </text:a>
</text:p>
      <text:p text:style-name="P4">
Як повідомлялося, національний заповідник "Києво-Печерська лавра" <text:a xlink:type="simple" xlink:href="https://www.ukrinform.ua/rubric-society/3680840-kievopecerska-lavra-rozrivae-dogovir-z-upc-mp-pro-orendu.html" text:style-name="Internet_20_link" text:visited-style-name="Visited_20_Internet_20_Link">
</text:a>
 з 29 березня 2023 року.</text:p>
      <text:p text:style-name="P4">
<text:span text:style-name="T5">
Фото: www.pomisna.info</text:span>
</text:p>
      <text:p text:style-name="P4">
Source: <text:a xlink:type="simple" xlink:href="https://www.ukrinform.ua/rubric-society/3691623-pcu-provede-liturgiu-na-blagovisenna-v-uspenskomu-sobori-kievopecerskoi-lavri.html" text:style-name="Internet_20_link" text:visited-style-name="Visited_20_Internet_20_Link">
https://www.ukrinform.ua/rubric-society/3691623-pcu-provede-liturgiu-na-blagovisenna-v-uspenskomu-sobori-kievopecerskoi-lavri.html</text:a>
</text:p>
      <!--NEWS-->
      <text:h text:style-name="P10" text:outline-level="1">
<text:span text:style-name="T4">
Країни НАТО обговорять надання Україні F-16 – Кулеба</text:span>
</text:h>
      <text:p text:style-name="P4">
Authors: Ukrinform (Person)</text:p>
      <text:p text:style-name="P4">
Publisher: Укринформ (Organization)</text:p>
      <text:p text:style-name="P4">
Published Time: 2023-04-04T-62:54:02+03:00</text:p>
      <text:p text:style-name="P4">
Modified Time: 2023-04-04T20:54:02+03:00</text:p>
      <text:p text:style-name="P4">
Description: Міністр закордонних справ Дмитро Кулеба отримав запевнення від партнерів, що у їхніх країнах обговорять готовність українських пілотів керувати винищувачами F-16, яка набагато вища, ніж дехто вважає. — Укрінформ.</text:p>
      <text:p text:style-name="P4">
Images: ["<text:a xlink:type="simple" xlink:href="https://static.ukrinform.com/photos/2022_09/thumb_files/630_360_1664282849-370.jpg" text:style-name="Internet_20_link" text:visited-style-name="Visited_20_Internet_20_Link">
630_360_16642...</text:a>
"]</text:p>
      <text:p text:style-name="P4">
Tags: ['Кулеба', 'Комісія Україна-НАТО', 'Винищувач']</text:p>
      <text:p text:style-name="P4">
Type: Article</text:p>
      <!--METADATA-->
      <text:p text:style-name="P4">
<draw:frame draw:style-name="fr1" draw:name="Image99" text:anchor-type="as-char" svg:width="6.9236in" svg:height="3.956343in" draw:z-index="0">
<draw:image xlink:href="../Images/yкринформ/2023-04-04T-62-54-02-03-00/630_360_1664282849-370.jpg" xlink:type="simple" xlink:show="embed" xlink:actuate="onLoad" draw:mime-type="image/jpeg"/>
</draw:frame>
 Міністрзакордонних справ Дмитро Кулеба отримав запевнення від партнерів, що у їхніхкраїнах обговорять готовність українських пілотів керувати винищувачами F-16,яка набагато вища, ніж дехто вважає.</text:p>
      <text:p text:style-name="P4">
Про це Кулеба сказав на брифінгу за підсумками засідання Комісії Україна-НАТО,повідомляє кореспондент Укрінформу.</text:p>
      <text:p text:style-name="P4">
Глава української дипломатії зазначив, що обговорював питання надання УкраїніF-16 на деяких двосторонніх зустрічах у Брюсселі.</text:p>
      <text:p text:style-name="P4">
За його словами, українська сторона розвіяла деякі аргументи тих, хто вважає,що надання Україні західних літаків – це «занадто довго і занадто складно імайже неможливо з практичної точки зору».</text:p>
      <text:p text:style-name="P4">
«Ніхто не каже, що це непотрібно. Рішень немає, але я отримав сьогоднізапевнення, що та інформація, яку я надав, про набагато вищу готовністьУкраїни оперувати цими літаками, ніж дехто вважає, буде обговорена у столицяхз політичним керівництвом цих держав», - сказав <text:a xlink:type="simple" xlink:href="https://www.ukrinform.ua/tag-kuleba" text:style-name="Internet_20_link" text:visited-style-name="Visited_20_Internet_20_Link">
</text:a>
 .</text:p>
      <text:p text:style-name="P4">
Насамкінець він висловив упевненість, що рішення про надання Україні західнихвинищувачів буде ухвалене - «просто це займе час».</text:p>
      <text:p text:style-name="P4">
<text:span text:style-name="T4">
Читайте також:</text:span>
 <text:a xlink:type="simple" xlink:href="https://www.ukrinform.ua/rubric-ato/3691620-zsu-svidse-otrimaut-use-so-treba-dla-kontrnastupu-kuleba-pro-rezultati-komisii-ukrainanato.html" text:style-name="Internet_20_link" text:visited-style-name="Visited_20_Internet_20_Link">
 </text:a>
</text:p>
      <text:p text:style-name="P4">
Як повідомлялося, міністр закордонних справ Естонії Урмас Рейнсалу <text:a xlink:type="simple" xlink:href="https://www.ukrinform.ua/rubric-polytics/3687921-glava-mzs-estonii-pro-nadanna-ukraini-f16-ce-ne-kosmicni-korabli-a-piloti-litakiv-u-vas-e.html" text:style-name="Internet_20_link" text:visited-style-name="Visited_20_Internet_20_Link">
</text:a>
 , щопартнери мають відмовитися від принципу поетапної військової підтримки Україниі надати все необхідне для української перемоги, в тому числі винищувачі F-16.</text:p>
      <text:p text:style-name="P4">
Source: <text:a xlink:type="simple" xlink:href="https://www.ukrinform.ua/rubric-polytics/3691621-kraini-nato-obgovorat-nadanna-ukraini-f16-kuleba.html" text:style-name="Internet_20_link" text:visited-style-name="Visited_20_Internet_20_Link">
https://www.ukrinform.ua/rubric-polytics/3691621-kraini-nato-obgovorat-nadanna-ukraini-f16-kuleba.html</text:a>
</text:p>
      <!--NEWS-->
      <text:h text:style-name="P10" text:outline-level="1">
<text:span text:style-name="T4">
Мер Франківська закликав Верховну Раду заборонити московський патріархат</text:span>
</text:h>
      <text:p text:style-name="P4">
Authors: Ukrinform (Person)</text:p>
      <text:p text:style-name="P4">
Publisher: Укринформ (Organization)</text:p>
      <text:p text:style-name="P4">
Published Time: 2023-04-04T-92:58:00+03:00</text:p>
      <text:p text:style-name="P4">
Modified Time: 2023-04-04T18:58:00+03:00</text:p>
      <text:p text:style-name="P4">
Description: Мер Івано-Франківська Руслан Марцінків закликав депутатів ВР України підтримати законопроєкт щодо заборони московського патріархату.  — Укрінформ.</text:p>
      <text:p text:style-name="P4">
Images: ["<text:a xlink:type="simple" xlink:href="https://static.ukrinform.com/photos/2022_05/thumb_files/630_360_1652256490-216.jpg" text:style-name="Internet_20_link" text:visited-style-name="Visited_20_Internet_20_Link">
630_360_16522...</text:a>
"]</text:p>
      <text:p text:style-name="P4">
Tags: ['Івано-Франківськ', 'УПЦ МП', 'Верховна Рада']</text:p>
      <text:p text:style-name="P4">
Type: Article</text:p>
      <!--METADATA-->
      <text:p text:style-name="P4">
<draw:frame draw:style-name="fr1" draw:name="Image100" text:anchor-type="as-char" svg:width="6.9236in" svg:height="3.956343in" draw:z-index="0">
<draw:image xlink:href="../Images/yкринформ/2023-04-04T-92-58-00-03-00/630_360_1652256490-216.jpg" xlink:type="simple" xlink:show="embed" xlink:actuate="onLoad" draw:mime-type="image/jpeg"/>
</draw:frame>
 МерІвано-Франківська Руслан Марцінків закликав депутатів ВР України підтриматизаконопроєкт щодо заборони московського патріархату.</text:p>
      <text:p text:style-name="P4">
Таке звернення Руслан Марцінків оприлюднив на своїй сторінці у <text:a xlink:type="simple" xlink:href="https://www.facebook.com/ruslan.martsinkiv/videos/253049510481264" text:style-name="Internet_20_link" text:visited-style-name="Visited_20_Internet_20_Link">
</text:a>
 передаєУкрінформ.</text:p>
      <text:p text:style-name="P4">
<text:span text:style-name="T5">
Відео: Фейсбук Руслан Марцінків</text:span>
</text:p>
      <text:p text:style-name="P4">
«Івано-Франківська – перша область, яка позбавилась від московськогопатріархату. Але я закликаю депутатів Верховної Ради підтримати законопроєктОксани Савчук, депутата від Івано-Франківська, або альтернативнізаконопроєкти, які стосуються заборони <text:a xlink:type="simple" xlink:href="https://www.ukrinform.ua/tag-upc-mp" text:style-name="Internet_20_link" text:visited-style-name="Visited_20_Internet_20_Link">
 </text:a>
 , як явище внутрішнього фронту, який є в нашій державі», - зазначивМарцінків.</text:p>
      <text:p text:style-name="P4">
За його словами, таке звернення до Президента України Володимира Зеленськоговін поставить на голосування на найближчій сесії міської ради.</text:p>
      <text:p text:style-name="P4">
<text:span text:style-name="T4">
Читайте також:</text:span>
 <text:a xlink:type="simple" xlink:href="https://www.ukrinform.ua/rubric-regions/3691444-hmelnicka-oblrada-zaboronila-dialnist-upc-mp-na-teritorii-oblasti.html" text:style-name="Internet_20_link" text:visited-style-name="Visited_20_Internet_20_Link">
 </text:a>
</text:p>
      <text:p text:style-name="P4">
Марцінків зауважив, що подія у Хмельницькому, коли попи побили українськоговійськового, сколихнула українців. І тепер в країні набирає обертів рух заочищення України від мп.</text:p>
      <text:p text:style-name="P4">
Як повідомляло агентство, раніше <text:a xlink:type="simple" xlink:href="https://www.ukrinform.ua/rubric-regions/3572848-frankivska-oblrada-prosit-zaboroniti-v-ukraini-moskovskij-patriarhat.html" text:style-name="Internet_20_link" text:visited-style-name="Visited_20_Internet_20_Link">
 </text:a>
 , ініціювати розслідування її діяльності та покарати виннихза колабораціонізм.</text:p>
      <text:p text:style-name="P4">
Source: <text:a xlink:type="simple" xlink:href="https://www.ukrinform.ua/rubric-regions/3691581-mer-frankivska-zaklikav-verhovnu-radu-zaboroniti-moskovskij-patriarhat.html" text:style-name="Internet_20_link" text:visited-style-name="Visited_20_Internet_20_Link">
https://www.ukrinform.ua/rubric-regions/3691581-mer-frankivska-zaklikav-verhovnu-radu-zaboroniti-moskovskij-patriarhat.html</text:a>
</text:p>
      <!--NEWS-->
      <text:h text:style-name="P10" text:outline-level="1">
<text:span text:style-name="T4">
АПЛ: «Челсі» Мудрика не зміг забити «Ліверпулю», «Борнмут» Забарного програв «Брайтону»</text:span>
</text:h>
      <text:p text:style-name="P4">
Authors: Ukrinform (Person)</text:p>
      <text:p text:style-name="P4">
Publisher: Укринформ (Organization)</text:p>
      <text:p text:style-name="P4">
Published Time: 2023-04-04T-9:59:00+03:00</text:p>
      <text:p text:style-name="P4">
Modified Time: 2023-04-04T23:59:00+03:00</text:p>
      <text:p text:style-name="P4">
Description: В Англійській Прем'єр-лізі (АПЛ) відбулися пропущені ігри футбольної першості. — Укрінформ.</text:p>
      <text:p text:style-name="P4">
Images: ["<text:a xlink:type="simple" xlink:href="https://static.ukrinform.com/photos/2023_04/thumb_files/630_360_1680641600-999.jpg" text:style-name="Internet_20_link" text:visited-style-name="Visited_20_Internet_20_Link">
630_360_16806...</text:a>
"]</text:p>
      <text:p text:style-name="P4">
Tags: ['Челсі', 'Футбол', 'АПЛ']</text:p>
      <text:p text:style-name="P4">
Type: Article</text:p>
      <!--METADATA-->
      <text:p text:style-name="P4">
<draw:frame draw:style-name="fr1" draw:name="Image101" text:anchor-type="as-char" svg:width="6.9236in" svg:height="3.956343in" draw:z-index="0">
<draw:image xlink:href="../Images/yкринформ/2023-04-04T-9-59-00-03-00/630_360_1680641600-999.jpg" xlink:type="simple" xlink:show="embed" xlink:actuate="onLoad" draw:mime-type="image/jpeg"/>
</draw:frame>
 ВАнглійській Прем'єр-лізі (АПЛ) відбулися пропущені ігри футбольної першості.</text:p>
      <text:p text:style-name="P4">
Лондонський «Челсі» українського форварда Михайла Мудрика на домашньому«Стемфорд Брідж» поділив очки з «Ліверпулем» - 0:0, передає Укрінформ.</text:p>
      <text:p text:style-name="P4">
Бен Чілвелл поступився місцем на полі Мудрику на 78-й хвилині зустрічі.</text:p>
      <text:p text:style-name="P4">
У свою чергу «Борнмут» Іллі Забарного на Vitality Stadium програв «Брайтону» -0:2. Український захисних на 85-й хвилині замінив аргентинського оборонцяМаркоса Сенесі.</text:p>
      <text:p text:style-name="P4">
<text:span text:style-name="T4">
Читайте також:</text:span>
 <text:a xlink:type="simple" xlink:href="https://www.ukrinform.ua/rubric-sports/3691171-apl-everton-z-mikolenkom-unik-u-porazki-vid-tottengema.html" text:style-name="Internet_20_link" text:visited-style-name="Visited_20_Internet_20_Link">
 </text:a>
</text:p>
      <text:p text:style-name="P4">
У турнірній таблиці АПЛ попереду із 72-ма очками лондонський «Арсенал»українця Олександра Зінченка. Далі йде «Манчестер Сіті» (64). «Челсі» (39)посідає 11-е місце, «Борнмут» (27) займає 18-у позицію.</text:p>
      <text:p text:style-name="P4">
Фото: AFP.</text:p>
      <text:p text:style-name="P4">
Source: <text:a xlink:type="simple" xlink:href="https://www.ukrinform.ua/rubric-sports/3691658-apl-celsi-mudrika-ne-zmig-zabiti-liverpulu-bornmut-zabarnogo-prograv-brajtonu.html" text:style-name="Internet_20_link" text:visited-style-name="Visited_20_Internet_20_Link">
https://www.ukrinform.ua/rubric-sports/3691658-apl-celsi-mudrika-ne-zmig-zabiti-liverpulu-bornmut-zabarnogo-prograv-brajtonu.html</text:a>
</text:p>
      <!--NEWS-->
      <text:h text:style-name="P10" text:outline-level="1">
<text:span text:style-name="T4">
Drones attack reported at Russian military base in Armyansk, Northern Crimea</text:span>
</text:h>
      <text:p text:style-name="P4">
Authors: liveuamap (Language: en)</text:p>
      <text:p text:style-name="P4">
Time: 2023-04-04T02:41:41</text:p>
      <text:p text:style-name="P4">
Location: Armiansk, (Latitude:46.1005 Longtitude:33.69361)</text:p>
      <text:p text:style-name="P4">
Videos: []</text:p>
      <text:p text:style-name="P4">
Images: []</text:p>
      <text:p text:style-name="P4">
Tags: ["Europe", "Central and Eastern Europe"]</text:p>
      <text:p text:style-name="P4">
ID: 22553503</text:p>
      <!--METADATA-->
      <text:p text:style-name="P4">
Drones attack reported at Russian military base in Armyansk, Northern Crimea</text:p>
      <text:p text:style-name="P4">
News Collection Link: <text:a xlink:type="simple" xlink:href="https://liveuamap.com/en/2023/4-april-drones-attack-reported-at-russian-military-base-in" text:style-name="Internet_20_link" text:visited-style-name="Visited_20_Internet_20_Link">
https://liveuamap.com/en/2023/4-april-drones-attack-reported-at-russian-military-base-in</text:a>
</text:p>
      <text:p text:style-name="P4">
Source: <text:a xlink:type="simple" xlink:href="https://t.me/rusbrief/106034" text:style-name="Internet_20_link" text:visited-style-name="Visited_20_Internet_20_Link">
https://t.me/rusbrief/106034</text:a>
</text:p>
      <!--NEWS-->
      <text:h text:style-name="P10" text:outline-level="1">
<text:span text:style-name="T4">
Ukrainian Foreign Minister after talks in Brussels: We focused on the necessity of accelerati...</text:span>
</text:h>
      <text:p text:style-name="P4">
Authors: liveuamap (Language: en)</text:p>
      <text:p text:style-name="P4">
Time: 2023-04-04T03:04:58</text:p>
      <text:p text:style-name="P4">
Location: Bruxelles, Bruxelles (Latitude:50.84621 Longtitude:4.37112)</text:p>
      <text:p text:style-name="P4">
Videos: []</text:p>
      <text:p text:style-name="P4">
Images: []</text:p>
      <text:p text:style-name="P4">
Tags: []</text:p>
      <text:p text:style-name="P4">
ID: 22553534</text:p>
      <!--METADATA-->
      <text:p text:style-name="P4">
Ukrainian Foreign Minister after talks in Brussels: We focused on thenecessity of accelerating the European Union's initiative to purchaseammunition</text:p>
      <text:p text:style-name="P4">
News Collection Link: <text:a xlink:type="simple" xlink:href="https://liveuamap.com/en/2023/4-april-ukrainian-foreign-minister-after-talks-in-brussels" text:style-name="Internet_20_link" text:visited-style-name="Visited_20_Internet_20_Link">
https://liveuamap.com/en/2023/4-april-ukrainian-foreign-minister-after-talks-in-brussels</text:a>
</text:p>
      <text:p text:style-name="P4">
Source: <text:a xlink:type="simple" xlink:href="https://twitter.com/ajabreaking/status/1643144552713187328" text:style-name="Internet_20_link" text:visited-style-name="Visited_20_Internet_20_Link">
https://twitter.com/ajabreaking/status/164314455271318732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4T05:39:23</text:p>
      <text:p text:style-name="P4">
Location: Marinka, Donetsk Oblast (Latitude:47.94084 Longtitude:37.4984)</text:p>
      <text:p text:style-name="P4">
Videos: []</text:p>
      <text:p text:style-name="P4">
Images: []</text:p>
      <text:p text:style-name="P4">
Tags: ["Russia"]</text:p>
      <text:p text:style-name="P4">
ID: 22553586</text:p>
      <!--METADATA-->
      <text:p text:style-name="P4">
Russian forces conducting offensive actions at Lyman, Bakhmut, Avdiivka andMaryinka directions. Ukrainian military repelled 69 Russian attacks. Russianforces attempting to advance near Nevske, Kreminna, Dibrova and Serebryanskeforestry, Bakhmut, Orikhovo-Vasylivka and Ivanivske, Novokalynove,Krasnohorivka, Avdiyivka, Syeverne, Pervomayske and Maryinka, - General Staffof Armed Forces of Ukraine says in the morning report</text:p>
      <text:p text:style-name="P4">
News Collection Link: <text:a xlink:type="simple" xlink:href="https://liveuamap.com/en/2023/4-april-russian-forces-conducting-offensive-actions-at-lyman" text:style-name="Internet_20_link" text:visited-style-name="Visited_20_Internet_20_Link">
https://liveuamap.com/en/2023/4-april-russian-forces-conducting-offensive-actions-at-lyman</text:a>
</text:p>
      <text:p text:style-name="P4">
Source: <text:a xlink:type="simple" xlink:href="https://t.me/lumsrc/4413" text:style-name="Internet_20_link" text:visited-style-name="Visited_20_Internet_20_Link">
https://t.me/lumsrc/4413</text:a>
</text:p>
      <!--NEWS-->
      <text:h text:style-name="P10" text:outline-level="1">
<text:span text:style-name="T4">
At Sivershchyna and Slobozhanschyna directions Russian army shelled Volfyne, Zapsillya and My...</text:span>
</text:h>
      <text:p text:style-name="P4">
Authors: liveuamap (Language: en)</text:p>
      <text:p text:style-name="P4">
Time: 2023-04-04T05:40:00</text:p>
      <text:p text:style-name="P4">
Location: Vovchansk (Latitude:50.18624 Longtitude:37.51608)</text:p>
      <text:p text:style-name="P4">
Videos: []</text:p>
      <text:p text:style-name="P4">
Images: []</text:p>
      <text:p text:style-name="P4">
Tags: ["Russia"]</text:p>
      <text:p text:style-name="P4">
ID: 22553593</text:p>
      <!--METADATA-->
      <text:p text:style-name="P4">
At Sivershchyna and Slobozhanschyna directions Russian army shelled Volfyne,Zapsillya and Myropillya of Sumy region, also Vovchansk, Vovchanski Khutory,Zybyne, Volokhivka, Rublene and Vilkhuvatka of Kharkiv region, - General Staffof Armed Forces of Ukraine says in the morning report</text:p>
      <text:p text:style-name="P4">
News Collection Link: <text:a xlink:type="simple" xlink:href="https://liveuamap.com/en/2023/4-april-at-sivershchyna-and-slobozhanschyna-directions-russian" text:style-name="Internet_20_link" text:visited-style-name="Visited_20_Internet_20_Link">
https://liveuamap.com/en/2023/4-april-at-sivershchyna-and-slobozhanschyna-directions-russian</text:a>
</text:p>
      <text:p text:style-name="P4">
Source: <text:a xlink:type="simple" xlink:href="https://t.me/lumsrc/4406" text:style-name="Internet_20_link" text:visited-style-name="Visited_20_Internet_20_Link">
https://t.me/lumsrc/4406</text:a>
</text:p>
      <!--NEWS-->
      <text:h text:style-name="P10" text:outline-level="1">
<text:span text:style-name="T4">
Mike Pompeo, the former U.S. secretary of state, CIA director and likely  candidate for the U...</text:span>
</text:h>
      <text:p text:style-name="P4">
Authors: liveuamap (Language: en)</text:p>
      <text:p text:style-name="P4">
Time: 2023-04-04T05:41:00</text:p>
      <text:p text:style-name="P4">
Location: Kyiv, Kyiv city (Latitude:50.44426 Longtitude:30.52914)</text:p>
      <text:p text:style-name="P4">
Videos: []</text:p>
      <text:p text:style-name="P4">
Images: []</text:p>
      <text:p text:style-name="P4">
Tags: ["Europe", "Central and Eastern Europe"]</text:p>
      <text:p text:style-name="P4">
ID: 22553625</text:p>
      <!--METADATA-->
      <text:p text:style-name="P4">
Mike Pompeo, the former U.S. secretary of state, CIA director and likelycandidate for the U.S. presidency in 2024, visited Kyiv yesterday</text:p>
      <text:p text:style-name="P4">
News Collection Link: <text:a xlink:type="simple" xlink:href="https://liveuamap.com/en/2023/4-april-mike-pompeo-the-former-us-secretary-of-state-cia" text:style-name="Internet_20_link" text:visited-style-name="Visited_20_Internet_20_Link">
https://liveuamap.com/en/2023/4-april-mike-pompeo-the-former-us-secretary-of-state-cia</text:a>
</text:p>
      <text:p text:style-name="P4">
Source: <text:a xlink:type="simple" xlink:href="https://twitter.com/Mike_Eckel/status/1643171981640998913" text:style-name="Internet_20_link" text:visited-style-name="Visited_20_Internet_20_Link">
https://twitter.com/Mike_Eckel/status/1643171981640998913</text:a>
</text:p>
      <!--NEWS-->
      <text:h text:style-name="P10" text:outline-level="1">
<text:span text:style-name="T4">
Stoltenberg: Finland has important forces and military capabilities that it can provide to NATO</text:span>
</text:h>
      <text:p text:style-name="P4">
Authors: liveuamap (Language: en)</text:p>
      <text:p text:style-name="P4">
Time: 2023-04-04T05:50:50</text:p>
      <text:p text:style-name="P4">
Location: Brussel, Brussels Hoofdstedelijk Gewest (Latitude:50.88092 Longtitude:4.42497)</text:p>
      <text:p text:style-name="P4">
Videos: []</text:p>
      <text:p text:style-name="P4">
Images: []</text:p>
      <text:p text:style-name="P4">
Tags: []</text:p>
      <text:p text:style-name="P4">
ID: 22553594</text:p>
      <!--METADATA-->
      <text:p text:style-name="P4">
Stoltenberg: Finland has important forces and military capabilities that itcan provide to NATO</text:p>
      <text:p text:style-name="P4">
News Collection Link: <text:a xlink:type="simple" xlink:href="https://liveuamap.com/en/2023/4-april-stoltenberg-finland-has-important-forces-and-military" text:style-name="Internet_20_link" text:visited-style-name="Visited_20_Internet_20_Link">
https://liveuamap.com/en/2023/4-april-stoltenberg-finland-has-important-forces-and-military</text:a>
</text:p>
      <text:p text:style-name="P4">
Source: <text:a xlink:type="simple" xlink:href="https://twitter.com/SkyNewsArabia_B/status/1643179272603852801" text:style-name="Internet_20_link" text:visited-style-name="Visited_20_Internet_20_Link">
https://twitter.com/SkyNewsArabia_B/status/1643179272603852801</text:a>
</text:p>
      <!--NEWS-->
      <text:h text:style-name="P10" text:outline-level="1">
<text:span text:style-name="T4">
Russian aviation conducted airstrike in Beryslav</text:span>
</text:h>
      <text:p text:style-name="P4">
Authors: liveuamap (Language: en)</text:p>
      <text:p text:style-name="P4">
Time: 2023-04-04T06:27:00</text:p>
      <text:p text:style-name="P4">
Location: Kherson (Latitude:46.8373 Longtitude:33.40839)</text:p>
      <text:p text:style-name="P4">
Videos: []</text:p>
      <text:p text:style-name="P4">
Images: []</text:p>
      <text:p text:style-name="P4">
Tags: ["Europe", "Central and Eastern Europe"]</text:p>
      <text:p text:style-name="P4">
ID: 22553615</text:p>
      <!--METADATA-->
      <text:p text:style-name="P4">
Russian aviation conducted airstrike in Beryslav</text:p>
      <text:p text:style-name="P4">
News Collection Link: <text:a xlink:type="simple" xlink:href="https://liveuamap.com/en/2023/4-april-russian-aviation-conducted-airstrike-in-beryslav" text:style-name="Internet_20_link" text:visited-style-name="Visited_20_Internet_20_Link">
https://liveuamap.com/en/2023/4-april-russian-aviation-conducted-airstrike-in-beryslav</text:a>
</text:p>
      <text:p text:style-name="P4">
Source: <text:a xlink:type="simple" xlink:href="https://twitter.com/huruank/status/1643183624517197825" text:style-name="Internet_20_link" text:visited-style-name="Visited_20_Internet_20_Link">
https://twitter.com/huruank/status/1643183624517197825</text:a>
</text:p>
      <!--NEWS-->
      <text:h text:style-name="P10" text:outline-level="1">
<text:span text:style-name="T4">
Ukrainian Foreign Min @DmytroKuleba says Finland joining NATO, unthinkable even two years ago...</text:span>
</text:h>
      <text:p text:style-name="P4">
Authors: liveuamap (Language: en)</text:p>
      <text:p text:style-name="P4">
Time: 2023-04-04T06:43:46</text:p>
      <text:p text:style-name="P4">
Location: Bruxelles, Bruxelles (Latitude:50.83864 Longtitude:4.37557)</text:p>
      <text:p text:style-name="P4">
Videos: []</text:p>
      <text:p text:style-name="P4">
Images: []</text:p>
      <text:p text:style-name="P4">
Tags: ["Europe", "North Europe"]</text:p>
      <text:p text:style-name="P4">
ID: 22553610</text:p>
      <!--METADATA-->
      <text:p text:style-name="P4">
Ukrainian Foreign Min @DmytroKuleba says Finland joining NATO, unthinkableeven two years ago, shows it's time for everyone to reconsider old notions ofsecurity. He means it's time for NATO to let his country in</text:p>
      <text:p text:style-name="P4">
News Collection Link: <text:a xlink:type="simple" xlink:href="https://liveuamap.com/en/2023/4-april-ukrainian-foreign-min-dmytrokuleba-says-finland-joining" text:style-name="Internet_20_link" text:visited-style-name="Visited_20_Internet_20_Link">
https://liveuamap.com/en/2023/4-april-ukrainian-foreign-min-dmytrokuleba-says-finland-joining</text:a>
</text:p>
      <text:p text:style-name="P4">
Source: <text:a xlink:type="simple" xlink:href="https://twitter.com/terischultz/status/1643196590163730432" text:style-name="Internet_20_link" text:visited-style-name="Visited_20_Internet_20_Link">
https://twitter.com/terischultz/status/1643196590163730432</text:a>
</text:p>
      <!--NEWS-->
      <text:h text:style-name="P10" text:outline-level="1">
<text:span text:style-name="T4">
Unlike his usual expansive arrival remarks, Ukrainian Foreign Minister @DmytroKuleba just wel...</text:span>
</text:h>
      <text:p text:style-name="P4">
Authors: liveuamap (Language: en)</text:p>
      <text:p text:style-name="P4">
Time: 2023-04-04T06:45:30</text:p>
      <text:p text:style-name="P4">
Location: Brussel, Brussels Hoofdstedelijk Gewest (Latitude:50.8795 Longtitude:4.42489)</text:p>
      <text:p text:style-name="P4">
Videos: []</text:p>
      <text:p text:style-name="P4">
Images: []</text:p>
      <text:p text:style-name="P4">
Tags: ["Europe"]</text:p>
      <text:p text:style-name="P4">
ID: 22553611</text:p>
      <!--METADATA-->
      <text:p text:style-name="P4">
Unlike his usual expansive arrival remarks, Ukrainian Foreign Minister@DmytroKuleba just welcomes Finland's accession to NATO and says the best waythe alliance can help Ukraine is to grant it the same protection</text:p>
      <text:p text:style-name="P4">
News Collection Link: <text:a xlink:type="simple" xlink:href="https://liveuamap.com/en/2023/4-april-unlike-his-usual-expansive-arrival-remarks-ukrainian" text:style-name="Internet_20_link" text:visited-style-name="Visited_20_Internet_20_Link">
https://liveuamap.com/en/2023/4-april-unlike-his-usual-expansive-arrival-remarks-ukrainian</text:a>
</text:p>
      <text:p text:style-name="P4">
Source: <text:a xlink:type="simple" xlink:href="https://twitter.com/terischultz/status/1643195352256765953" text:style-name="Internet_20_link" text:visited-style-name="Visited_20_Internet_20_Link">
https://twitter.com/terischultz/status/1643195352256765953</text:a>
</text:p>
      <!--NEWS-->
      <text:h text:style-name="P10" text:outline-level="1">
<text:span text:style-name="T4">
Russian aviation conducted airstrike at one of educational facilities in Polohy district of Z...</text:span>
</text:h>
      <text:p text:style-name="P4">
Authors: liveuamap (Language: en)</text:p>
      <text:p text:style-name="P4">
Time: 2023-04-04T06:47:46</text:p>
      <text:p text:style-name="P4">
Location: Zaporizhiye (Latitude:47.61912 Longtitude:36.26175)</text:p>
      <text:p text:style-name="P4">
Videos: []</text:p>
      <text:p text:style-name="P4">
Images: []</text:p>
      <text:p text:style-name="P4">
Tags: ["Europe", "Central and Eastern Europe"]</text:p>
      <text:p text:style-name="P4">
ID: 22553613</text:p>
      <!--METADATA-->
      <text:p text:style-name="P4">
Russian aviation conducted airstrike at one of educational facilities inPolohy district of Zaporizhzhia region</text:p>
      <text:p text:style-name="P4">
News Collection Link: <text:a xlink:type="simple" xlink:href="https://liveuamap.com/en/2023/4-april-russian-aviation-conducted-airstrike-at-one-of-educational" text:style-name="Internet_20_link" text:visited-style-name="Visited_20_Internet_20_Link">
https://liveuamap.com/en/2023/4-april-russian-aviation-conducted-airstrike-at-one-of-educational</text:a>
</text:p>
      <text:p text:style-name="P4">
Source: <text:a xlink:type="simple" xlink:href="https://twitter.com/CrimeaUA1/status/1643202902641766400" text:style-name="Internet_20_link" text:visited-style-name="Visited_20_Internet_20_Link">
https://twitter.com/CrimeaUA1/status/1643202902641766400</text:a>
</text:p>
      <!--NEWS-->
      <text:h text:style-name="P10" text:outline-level="1">
<text:span text:style-name="T4">
2 killed in Russian shelling in Toretsk at Tsentralna mine</text:span>
</text:h>
      <text:p text:style-name="P4">
Authors: liveuamap (Language: en)</text:p>
      <text:p text:style-name="P4">
Time: 2023-04-04T06:56:14</text:p>
      <text:p text:style-name="P4">
Location: Toretsk, Donetsk Oblast (Latitude:48.39114 Longtitude:37.85494)</text:p>
      <text:p text:style-name="P4">
Videos: []</text:p>
      <text:p text:style-name="P4">
Images: ["<text:a xlink:type="simple" xlink:href="https://liveuamap.com/pics/2023/04/04/22553618_0.jpg" text:style-name="Internet_20_link" text:visited-style-name="Visited_20_Internet_20_Link">
22553618_0.jpg</text:a>
"]</text:p>
      <text:p text:style-name="P4">
Tags: ["Minsk Monitor", "Europe"]</text:p>
      <text:p text:style-name="P4">
ID: 22553618</text:p>
      <!--METADATA-->
      <text:p text:style-name="P4">
2 killed in Russian shelling in Toretsk at Tsentralna mine</text:p>
      <text:p text:style-name="P4">
<draw:frame draw:style-name="fr1" draw:name="Image102" text:anchor-type="as-char" svg:width="6.9236in" svg:height="7.779326in" draw:z-index="0">
<draw:image xlink:href="../Images/liveuamap/2023-04-04T06-56-14/22553618_0.jpg" xlink:type="simple" xlink:show="embed" xlink:actuate="onLoad" draw:mime-type="image/jpeg"/>
</draw:frame>
</text:p>
      <text:p text:style-name="P4">
News Collection Link: <text:a xlink:type="simple" xlink:href="https://liveuamap.com/en/2023/4-april-2-killed-in-russian-shelling-in-toretsk-at-tsentralna" text:style-name="Internet_20_link" text:visited-style-name="Visited_20_Internet_20_Link">
https://liveuamap.com/en/2023/4-april-2-killed-in-russian-shelling-in-toretsk-at-tsentralna</text:a>
</text:p>
      <text:p text:style-name="P4">
Source: <text:a xlink:type="simple" xlink:href="https://twitter.com/cryogenicbreez/status/1643197189588434944" text:style-name="Internet_20_link" text:visited-style-name="Visited_20_Internet_20_Link">
https://twitter.com/cryogenicbreez/status/1643197189588434944</text:a>
</text:p>
      <!--NEWS-->
      <text:h text:style-name="P10" text:outline-level="1">
<text:span text:style-name="T4">
Kharkiv, Kharkivska Oblast(13:18). Red Alert: aerial threat. Sirens sounding. Take cover now!</text:span>
</text:h>
      <text:p text:style-name="P4">
Authors: liveuamap (Language: en)</text:p>
      <text:p text:style-name="P4">
Time: 2023-04-04T07:19:00</text:p>
      <text:p text:style-name="P4">
Location: Kharkiv (Latitude:49.98149 Longtitude:36.2529)</text:p>
      <text:p text:style-name="P4">
Videos: []</text:p>
      <text:p text:style-name="P4">
Images: []</text:p>
      <text:p text:style-name="P4">
Tags: ["Europe", "Central and Eastern Europe"]</text:p>
      <text:p text:style-name="P4">
ID: 22553622</text:p>
      <!--METADATA-->
      <text:p text:style-name="P4">
Kharkiv, Kharkivska Oblast(13:18). Red Alert: aerial threat. Sirens sounding.Take cover now!</text:p>
      <text:p text:style-name="P4">
News Collection Link: <text:a xlink:type="simple" xlink:href="https://liveuamap.com/en/2023/04-april-kharkiv-kharkivska-oblast1318-red-alg" text:style-name="Internet_20_link" text:visited-style-name="Visited_20_Internet_20_Link">
https://liveuamap.com/en/2023/04-april-kharkiv-kharkivska-oblast1318-red-alg</text:a>
</text:p>
      <text:p text:style-name="P4">
Source: <text:a xlink:type="simple" xlink:href="https://t.me/air_alert_ua/42566" text:style-name="Internet_20_link" text:visited-style-name="Visited_20_Internet_20_Link">
https://t.me/air_alert_ua/42566</text:a>
</text:p>
      <!--NEWS-->
      <text:h text:style-name="P10" text:outline-level="1">
<text:span text:style-name="T4">
At NATO, Ukraine's Foreign Minister @DmytroKuleba thanked the Biden administration for its as...</text:span>
</text:h>
      <text:p text:style-name="P4">
Authors: liveuamap (Language: en)</text:p>
      <text:p text:style-name="P4">
Time: 2023-04-04T07:29:46</text:p>
      <text:p text:style-name="P4">
Location: Brussel, Brussels Hoofdstedelijk Gewest (Latitude:50.88019 Longtitude:4.42517)</text:p>
      <text:p text:style-name="P4">
Videos: []</text:p>
      <text:p text:style-name="P4">
Images: []</text:p>
      <text:p text:style-name="P4">
Tags: ["Europe"]</text:p>
      <text:p text:style-name="P4">
ID: 22553624</text:p>
      <!--METADATA-->
      <text:p text:style-name="P4">
At NATO, Ukraine's Foreign Minister @DmytroKuleba thanked the Bidenadministration for its assistance especially this past month, and said it hashelped to press other allies to maintain the high level of support</text:p>
      <text:p text:style-name="P4">
News Collection Link: <text:a xlink:type="simple" xlink:href="https://liveuamap.com/en/2023/4-april-at-nato-ukraines-foreign-minister-dmytrokuleba-thanked" text:style-name="Internet_20_link" text:visited-style-name="Visited_20_Internet_20_Link">
https://liveuamap.com/en/2023/4-april-at-nato-ukraines-foreign-minister-dmytrokuleba-thanked</text:a>
</text:p>
      <text:p text:style-name="P4">
Source: <text:a xlink:type="simple" xlink:href="https://twitter.com/vmsalama/status/1643212224637304832" text:style-name="Internet_20_link" text:visited-style-name="Visited_20_Internet_20_Link">
https://twitter.com/vmsalama/status/1643212224637304832</text:a>
</text:p>
      <!--NEWS-->
      <text:h text:style-name="P10" text:outline-level="1">
<text:span text:style-name="T4">
NATO SecGen ⁦@jensstoltenberg⁩ welcomed Secretary of State ⁦@SecBlinken⁩ on what he described...</text:span>
</text:h>
      <text:p text:style-name="P4">
Authors: liveuamap (Language: en)</text:p>
      <text:p text:style-name="P4">
Time: 2023-04-04T07:49:12</text:p>
      <text:p text:style-name="P4">
Location: Brussel, Brussels Hoofdstedelijk Gewest (Latitude:50.88067 Longtitude:4.43161)</text:p>
      <text:p text:style-name="P4">
Videos: []</text:p>
      <text:p text:style-name="P4">
Images: ["<text:a xlink:type="simple" xlink:href="https://liveuamap.com/pics/2023/04/04/22553628_0.jpg" text:style-name="Internet_20_link" text:visited-style-name="Visited_20_Internet_20_Link">
22553628_0.jpg</text:a>
"]</text:p>
      <text:p text:style-name="P4">
Tags: ["Russia", "Europe"]</text:p>
      <text:p text:style-name="P4">
ID: 22553628</text:p>
      <!--METADATA-->
      <text:p text:style-name="P4">
NATO SecGen ⁦@jensstoltenberg⁩ welcomed Secretary of State ⁦@SecBlinken⁩ onwhat he described as a historic day as the alliance prepares to welcomeFinland as its 31st member state</text:p>
      <text:p text:style-name="P4">
<draw:frame draw:style-name="fr1" draw:name="Image103" text:anchor-type="as-char" svg:width="6.9236in" svg:height="9.231467in" draw:z-index="0">
<draw:image xlink:href="../Images/liveuamap/2023-04-04T07-49-12/22553628_0.jpg" xlink:type="simple" xlink:show="embed" xlink:actuate="onLoad" draw:mime-type="image/jpeg"/>
</draw:frame>
</text:p>
      <text:p text:style-name="P4">
News Collection Link: <text:a xlink:type="simple" xlink:href="https://liveuamap.com/en/2023/4-april-nato-secgen-jensstoltenberg-welcomed-secretary" text:style-name="Internet_20_link" text:visited-style-name="Visited_20_Internet_20_Link">
https://liveuamap.com/en/2023/4-april-nato-secgen-jensstoltenberg-welcomed-secretary</text:a>
</text:p>
      <text:p text:style-name="P4">
Source: <text:a xlink:type="simple" xlink:href="https://twitter.com/vmsalama/status/1643217818001842183" text:style-name="Internet_20_link" text:visited-style-name="Visited_20_Internet_20_Link">
https://twitter.com/vmsalama/status/1643217818001842183</text:a>
</text:p>
      <!--NEWS-->
      <text:h text:style-name="P10" text:outline-level="1">
<text:span text:style-name="T4">
Ukrainian FM Kuleba: During our meeting, NATO Secretary General @JensStoltenberg and I discus...</text:span>
</text:h>
      <text:p text:style-name="P4">
Authors: liveuamap (Language: en)</text:p>
      <text:p text:style-name="P4">
Time: 2023-04-04T08:14:00</text:p>
      <text:p text:style-name="P4">
Location: Brussel, Brussels Hoofdstedelijk Gewest (Latitude:50.88008 Longtitude:4.4265)</text:p>
      <text:p text:style-name="P4">
Videos: []</text:p>
      <text:p text:style-name="P4">
Images: ["<text:a xlink:type="simple" xlink:href="https://liveuamap.com/pics/2023/04/04/22553630_0.jpg" text:style-name="Internet_20_link" text:visited-style-name="Visited_20_Internet_20_Link">
22553630_0.jpg</text:a>
"]</text:p>
      <text:p text:style-name="P4">
Tags: ["Europe"]</text:p>
      <text:p text:style-name="P4">
ID: 22553630</text:p>
      <!--METADATA-->
      <text:p text:style-name="P4">
Ukrainian FM Kuleba: During our meeting, NATO Secretary General@JensStoltenberg and I discussed steps to ramp up the production of ammunitionso that Ukraine has everything it needs for successful counter-offensiveoperations. I also outlined Ukraine's vision for becoming a full-fledged NATOmember</text:p>
      <text:p text:style-name="P4">
<draw:frame draw:style-name="fr1" draw:name="Image104" text:anchor-type="as-char" svg:width="6.9236in" svg:height="5.515801in" draw:z-index="0">
<draw:image xlink:href="../Images/liveuamap/2023-04-04T08-14-00/22553630_0.jpg" xlink:type="simple" xlink:show="embed" xlink:actuate="onLoad" draw:mime-type="image/jpeg"/>
</draw:frame>
</text:p>
      <text:p text:style-name="P4">
News Collection Link: <text:a xlink:type="simple" xlink:href="https://liveuamap.com/en/2023/4-april-ukrainian-fm-kuleba-during-our-meeting-nato-secretary" text:style-name="Internet_20_link" text:visited-style-name="Visited_20_Internet_20_Link">
https://liveuamap.com/en/2023/4-april-ukrainian-fm-kuleba-during-our-meeting-nato-secretary</text:a>
</text:p>
      <text:p text:style-name="P4">
Source: <text:a xlink:type="simple" xlink:href="https://twitter.com/DmytroKuleba/status/1643210367315718144" text:style-name="Internet_20_link" text:visited-style-name="Visited_20_Internet_20_Link">
https://twitter.com/DmytroKuleba/status/1643210367315718144</text:a>
</text:p>
      <!--NEWS-->
      <text:h text:style-name="P10" text:outline-level="1">
<text:span text:style-name="T4">
Finland joined NATO</text:span>
</text:h>
      <text:p text:style-name="P4">
Authors: liveuamap (Language: en)</text:p>
      <text:p text:style-name="P4">
Time: 2023-04-04T08:58:37</text:p>
      <text:p text:style-name="P4">
Location: Helsinki, (Latitude:60.1609 Longtitude:24.93785)</text:p>
      <text:p text:style-name="P4">
Videos: []</text:p>
      <text:p text:style-name="P4">
Images: ["<text:a xlink:type="simple" xlink:href="https://liveuamap.com/pics/2023/04/04/22553632_0.png" text:style-name="Internet_20_link" text:visited-style-name="Visited_20_Internet_20_Link">
22553632_0.png</text:a>
"]</text:p>
      <text:p text:style-name="P4">
Tags: ["North Europe", "Russia"]</text:p>
      <text:p text:style-name="P4">
ID: 22553632</text:p>
      <!--METADATA-->
      <text:p text:style-name="P4">
Finland joined NATO</text:p>
      <text:p text:style-name="P4">
<draw:frame draw:style-name="fr1" draw:name="Image105" text:anchor-type="as-char" svg:width="6.9236in" svg:height="8.6545in" draw:z-index="0">
<draw:image xlink:href="../Images/liveuamap/2023-04-04T08-58-37/22553632_0.png" xlink:type="simple" xlink:show="embed" xlink:actuate="onLoad" draw:mime-type="image/png"/>
</draw:frame>
</text:p>
      <text:p text:style-name="P4">
News Collection Link: <text:a xlink:type="simple" xlink:href="https://liveuamap.com/en/2023/4-april-finland-joined-nato" text:style-name="Internet_20_link" text:visited-style-name="Visited_20_Internet_20_Link">
https://liveuamap.com/en/2023/4-april-finland-joined-nato</text:a>
</text:p>
      <text:p text:style-name="P4">
Source: <text:a xlink:type="simple" xlink:href="https://twitter.com/niinisto/status/1643233564207480832" text:style-name="Internet_20_link" text:visited-style-name="Visited_20_Internet_20_Link">
https://twitter.com/niinisto/status/1643233564207480832</text:a>
</text:p>
      <!--NEWS-->
      <text:h text:style-name="P10" text:outline-level="1">
<text:span text:style-name="T4">
Flooding in Kramatorsk after gateway at the dam was damaged</text:span>
</text:h>
      <text:p text:style-name="P4">
Authors: liveuamap (Language: en)</text:p>
      <text:p text:style-name="P4">
Time: 2023-04-04T09:28:42</text:p>
      <text:p text:style-name="P4">
Location: Donetsk Oblast (Latitude:48.72302 Longtitude:37.55419)</text:p>
      <text:p text:style-name="P4">
Videos: []</text:p>
      <text:p text:style-name="P4">
Images: ["<text:a xlink:type="simple" xlink:href="https://liveuamap.com/pics/2023/04/04/22553634_0.jpg" text:style-name="Internet_20_link" text:visited-style-name="Visited_20_Internet_20_Link">
22553634_0.jpg</text:a>
", "<text:a xlink:type="simple" xlink:href="https://liveuamap.com/pics/2023/04/04/22553634_1.jpg" text:style-name="Internet_20_link" text:visited-style-name="Visited_20_Internet_20_Link">
22553634_1.jpg</text:a>
", "<text:a xlink:type="simple" xlink:href="https://liveuamap.com/pics/2023/04/04/22553634_2.jpg" text:style-name="Internet_20_link" text:visited-style-name="Visited_20_Internet_20_Link">
22553634_2.jpg</text:a>
"]</text:p>
      <text:p text:style-name="P4">
Tags: ["Europe", "Central and Eastern Europe"]</text:p>
      <text:p text:style-name="P4">
ID: 22553634</text:p>
      <!--METADATA-->
      <text:p text:style-name="P4">
Flooding in Kramatorsk after gateway at the dam was damaged</text:p>
      <text:p text:style-name="P4">
<draw:frame draw:style-name="fr1" draw:name="Image106" text:anchor-type="as-char" svg:width="6.9236in" svg:height="4.612849in" draw:z-index="0">
<draw:image xlink:href="../Images/liveuamap/2023-04-04T09-28-42/22553634_0.jpg" xlink:type="simple" xlink:show="embed" xlink:actuate="onLoad" draw:mime-type="image/jpeg"/>
</draw:frame>
<draw:frame draw:style-name="fr1" draw:name="Image107" text:anchor-type="as-char" svg:width="6.9236in" svg:height="4.612849in" draw:z-index="0">
<draw:image xlink:href="../Images/liveuamap/2023-04-04T09-28-42/22553634_1.jpg" xlink:type="simple" xlink:show="embed" xlink:actuate="onLoad" draw:mime-type="image/jpeg"/>
</draw:frame>
<draw:frame draw:style-name="fr1" draw:name="Image108" text:anchor-type="as-char" svg:width="6.9236in" svg:height="4.612849in" draw:z-index="0">
<draw:image xlink:href="../Images/liveuamap/2023-04-04T09-28-42/22553634_2.jpg" xlink:type="simple" xlink:show="embed" xlink:actuate="onLoad" draw:mime-type="image/jpeg"/>
</draw:frame>
</text:p>
      <text:p text:style-name="P4">
News Collection Link: <text:a xlink:type="simple" xlink:href="https://liveuamap.com/en/2023/4-april-flooding-in-kramatorsk-after-gateway-at-the-dam-was" text:style-name="Internet_20_link" text:visited-style-name="Visited_20_Internet_20_Link">
https://liveuamap.com/en/2023/4-april-flooding-in-kramatorsk-after-gateway-at-the-dam-was</text:a>
</text:p>
      <text:p text:style-name="P4">
Source: <text:a xlink:type="simple" xlink:href="https://t.me/pavlokyrylenko_donoda/7362" text:style-name="Internet_20_link" text:visited-style-name="Visited_20_Internet_20_Link">
https://t.me/pavlokyrylenko_donoda/7362</text:a>
</text:p>
      <!--NEWS-->
      <text:h text:style-name="P10" text:outline-level="1">
<text:span text:style-name="T4">
Chernihivska Oblast, Sumska Oblast(15:30). Red Alert: aerial threat. Sirens sounding. Take co...</text:span>
</text:h>
      <text:p text:style-name="P4">
Authors: liveuamap (Language: en)</text:p>
      <text:p text:style-name="P4">
Time: 2023-04-04T09:31:00</text:p>
      <text:p text:style-name="P4">
Location: Chernihivska Oblast (Latitude:51.33333000 Longtitude:32.00000000)</text:p>
      <text:p text:style-name="P4">
Videos: []</text:p>
      <text:p text:style-name="P4">
Images: []</text:p>
      <text:p text:style-name="P4">
Tags: ["Europe", "Central and Eastern Europe"]</text:p>
      <text:p text:style-name="P4">
ID: 22553635</text:p>
      <!--METADATA-->
      <text:p text:style-name="P4">
Chernihivska Oblast, Sumska Oblast(15:30). Red Alert: aerial threat. Sirenssounding. Take cover now!</text:p>
      <text:p text:style-name="P4">
News Collection Link: <text:a xlink:type="simple" xlink:href="https://liveuamap.com/en/2023/04-april-chernihivska-oblast-sumska-oblast153g" text:style-name="Internet_20_link" text:visited-style-name="Visited_20_Internet_20_Link">
https://liveuamap.com/en/2023/04-april-chernihivska-oblast-sumska-oblast153g</text:a>
</text:p>
      <text:p text:style-name="P4">
Source: <text:a xlink:type="simple" xlink:href="https://t.me/air_alert_ua/42592" text:style-name="Internet_20_link" text:visited-style-name="Visited_20_Internet_20_Link">
https://t.me/air_alert_ua/42592</text:a>
</text:p>
      <!--NEWS-->
      <text:h text:style-name="P10" text:outline-level="1">
<text:span text:style-name="T4">
Donetsk Oblast(15:57). Red Alert: aerial threat. Sirens sounding. Take cover now!</text:span>
</text:h>
      <text:p text:style-name="P4">
Authors: liveuamap (Language: en)</text:p>
      <text:p text:style-name="P4">
Time: 2023-04-04T09:59:00</text:p>
      <text:p text:style-name="P4">
Location: Donetsk Oblast (Latitude:48.72708 Longtitude:37.57722)</text:p>
      <text:p text:style-name="P4">
Videos: []</text:p>
      <text:p text:style-name="P4">
Images: []</text:p>
      <text:p text:style-name="P4">
Tags: ["Europe", "Central and Eastern Europe"]</text:p>
      <text:p text:style-name="P4">
ID: 22553637</text:p>
      <!--METADATA-->
      <text:p text:style-name="P4">
Donetsk Oblast(15:57). Red Alert: aerial threat. Sirens sounding. Take covernow!</text:p>
      <text:p text:style-name="P4">
News Collection Link: <text:a xlink:type="simple" xlink:href="https://liveuamap.com/en/2023/04-april-donetsk-oblast1557-red-alert-aerial-g" text:style-name="Internet_20_link" text:visited-style-name="Visited_20_Internet_20_Link">
https://liveuamap.com/en/2023/04-april-donetsk-oblast1557-red-alert-aerial-g</text:a>
</text:p>
      <text:p text:style-name="P4">
Source: <text:a xlink:type="simple" xlink:href="https://t.me/air_alert_ua/42593" text:style-name="Internet_20_link" text:visited-style-name="Visited_20_Internet_20_Link">
https://t.me/air_alert_ua/42593</text:a>
</text:p>
      <!--NEWS-->
      <text:h text:style-name="P10" text:outline-level="1">
<text:span text:style-name="T4">
Zhytomyr, Zhytomyrska Oblast(17:07). Red Alert: aerial threat. Sirens sounding. Take cover now!</text:span>
</text:h>
      <text:p text:style-name="P4">
Authors: liveuamap (Language: en)</text:p>
      <text:p text:style-name="P4">
Time: 2023-04-04T11:09:00</text:p>
      <text:p text:style-name="P4">
Location: Zhytomyr (Latitude:50.26487000 Longtitude:28.67669000)</text:p>
      <text:p text:style-name="P4">
Videos: []</text:p>
      <text:p text:style-name="P4">
Images: []</text:p>
      <text:p text:style-name="P4">
Tags: ["Europe", "Central and Eastern Europe"]</text:p>
      <text:p text:style-name="P4">
ID: 22553646</text:p>
      <!--METADATA-->
      <text:p text:style-name="P4">
Zhytomyr, Zhytomyrska Oblast(17:07). Red Alert: aerial threat. Sirenssounding. Take cover now!</text:p>
      <text:p text:style-name="P4">
News Collection Link: <text:a xlink:type="simple" xlink:href="https://liveuamap.com/en/2023/04-april-zhytomyr-zhytomyrska-oblast1707-red-g" text:style-name="Internet_20_link" text:visited-style-name="Visited_20_Internet_20_Link">
https://liveuamap.com/en/2023/04-april-zhytomyr-zhytomyrska-oblast1707-red-g</text:a>
</text:p>
      <text:p text:style-name="P4">
Source: <text:a xlink:type="simple" xlink:href="https://t.me/air_alert_ua/42598" text:style-name="Internet_20_link" text:visited-style-name="Visited_20_Internet_20_Link">
https://t.me/air_alert_ua/42598</text:a>
</text:p>
      <!--NEWS-->
      <text:h text:style-name="P10" text:outline-level="1">
<text:span text:style-name="T4">
Kharkiv, Kharkivska Oblast(17:38). Red Alert: aerial threat. Sirens sounding. Take cover now!</text:span>
</text:h>
      <text:p text:style-name="P4">
Authors: liveuamap (Language: en)</text:p>
      <text:p text:style-name="P4">
Time: 2023-04-04T11:40:00</text:p>
      <text:p text:style-name="P4">
Location: Kharkiv (Latitude:49.97987 Longtitude:36.25157)</text:p>
      <text:p text:style-name="P4">
Videos: []</text:p>
      <text:p text:style-name="P4">
Images: []</text:p>
      <text:p text:style-name="P4">
Tags: ["Europe", "Central and Eastern Europe"]</text:p>
      <text:p text:style-name="P4">
ID: 22553648</text:p>
      <!--METADATA-->
      <text:p text:style-name="P4">
Kharkiv, Kharkivska Oblast(17:38). Red Alert: aerial threat. Sirens sounding.Take cover now!</text:p>
      <text:p text:style-name="P4">
News Collection Link: <text:a xlink:type="simple" xlink:href="https://liveuamap.com/en/2023/04-april-kharkiv-kharkivska-oblast1738-red-alg" text:style-name="Internet_20_link" text:visited-style-name="Visited_20_Internet_20_Link">
https://liveuamap.com/en/2023/04-april-kharkiv-kharkivska-oblast1738-red-alg</text:a>
</text:p>
      <text:p text:style-name="P4">
Source: <text:a xlink:type="simple" xlink:href="https://t.me/air_alert_ua/42600" text:style-name="Internet_20_link" text:visited-style-name="Visited_20_Internet_20_Link">
https://t.me/air_alert_ua/42600</text:a>
</text:p>
      <!--NEWS-->
      <text:h text:style-name="P10" text:outline-level="1">
<text:span text:style-name="T4">
Russian Su-35 dropped 2 bombs at Pecheniuhy village of Chernihiv region</text:span>
</text:h>
      <text:p text:style-name="P4">
Authors: liveuamap (Language: en)</text:p>
      <text:p text:style-name="P4">
Time: 2023-04-04T12:01:51</text:p>
      <text:p text:style-name="P4">
Location: Chernihiv (Latitude:52.06146 Longtitude:33.02001)</text:p>
      <text:p text:style-name="P4">
Videos: []</text:p>
      <text:p text:style-name="P4">
Images: []</text:p>
      <text:p text:style-name="P4">
Tags: ["Europe", "Central and Eastern Europe"]</text:p>
      <text:p text:style-name="P4">
ID: 22553651</text:p>
      <!--METADATA-->
      <text:p text:style-name="P4">
Russian Su-35 dropped 2 bombs at Pecheniuhy village of Chernihiv region</text:p>
      <text:p text:style-name="P4">
News Collection Link: <text:a xlink:type="simple" xlink:href="https://liveuamap.com/en/2023/4-april-russian-su35-dropped-2-bombs-at-pecheniuhy-village" text:style-name="Internet_20_link" text:visited-style-name="Visited_20_Internet_20_Link">
https://liveuamap.com/en/2023/4-april-russian-su35-dropped-2-bombs-at-pecheniuhy-village</text:a>
</text:p>
      <text:p text:style-name="P4">
Source: <text:a xlink:type="simple" xlink:href="https://t.me/ok_pivnich1/1634" text:style-name="Internet_20_link" text:visited-style-name="Visited_20_Internet_20_Link">
https://t.me/ok_pivnich1/1634</text:a>
</text:p>
      <!--NEWS-->
      <text:h text:style-name="P10" text:outline-level="1">
<text:span text:style-name="T4">
Kherson, Khersonska Oblast(20:33). Red Alert: aerial threat. Sirens sounding. Take cover now!</text:span>
</text:h>
      <text:p text:style-name="P4">
Authors: liveuamap (Language: en)</text:p>
      <text:p text:style-name="P4">
Time: 2023-04-04T14:35:00</text:p>
      <text:p text:style-name="P4">
Location: Kherson (Latitude:46.65581000 Longtitude:32.61780000)</text:p>
      <text:p text:style-name="P4">
Videos: []</text:p>
      <text:p text:style-name="P4">
Images: []</text:p>
      <text:p text:style-name="P4">
Tags: ["Europe", "Central and Eastern Europe"]</text:p>
      <text:p text:style-name="P4">
ID: 22553721</text:p>
      <!--METADATA-->
      <text:p text:style-name="P4">
Kherson, Khersonska Oblast(20:33). Red Alert: aerial threat. Sirens sounding.Take cover now!</text:p>
      <text:p text:style-name="P4">
News Collection Link: <text:a xlink:type="simple" xlink:href="https://liveuamap.com/en/2023/04-april-kherson-khersonska-oblast2033-red-alg" text:style-name="Internet_20_link" text:visited-style-name="Visited_20_Internet_20_Link">
https://liveuamap.com/en/2023/04-april-kherson-khersonska-oblast2033-red-alg</text:a>
</text:p>
      <text:p text:style-name="P4">
Source: <text:a xlink:type="simple" xlink:href="https://t.me/air_alert_ua/42604" text:style-name="Internet_20_link" text:visited-style-name="Visited_20_Internet_20_Link">
https://t.me/air_alert_ua/42604</text:a>
</text:p>
      <!--NEWS-->
      <text:h text:style-name="P10" text:outline-level="1">
<text:span text:style-name="T4">
Zaporizka Oblast(20:51). Red Alert: aerial threat. Sirens sounding. Take cover now!</text:span>
</text:h>
      <text:p text:style-name="P4">
Authors: liveuamap (Language: en)</text:p>
      <text:p text:style-name="P4">
Time: 2023-04-04T14:52:00</text:p>
      <text:p text:style-name="P4">
Location: Zaporizka Oblast (Latitude:47.612511 Longtitude:35.766421)</text:p>
      <text:p text:style-name="P4">
Videos: []</text:p>
      <text:p text:style-name="P4">
Images: []</text:p>
      <text:p text:style-name="P4">
Tags: ["Europe", "Central and Eastern Europe"]</text:p>
      <text:p text:style-name="P4">
ID: 22553726</text:p>
      <!--METADATA-->
      <text:p text:style-name="P4">
Zaporizka Oblast(20:51). Red Alert: aerial threat. Sirens sounding. Take covernow!</text:p>
      <text:p text:style-name="P4">
News Collection Link: <text:a xlink:type="simple" xlink:href="https://liveuamap.com/en/2023/04-april-zaporizka-oblast2051-red-alert-aeriag" text:style-name="Internet_20_link" text:visited-style-name="Visited_20_Internet_20_Link">
https://liveuamap.com/en/2023/04-april-zaporizka-oblast2051-red-alert-aeriag</text:a>
</text:p>
      <text:p text:style-name="P4">
Source: <text:a xlink:type="simple" xlink:href="https://t.me/air_alert_ua/42605" text:style-name="Internet_20_link" text:visited-style-name="Visited_20_Internet_20_Link">
https://t.me/air_alert_ua/42605</text:a>
</text:p>
      <!--NEWS-->
      <text:h text:style-name="P10" text:outline-level="1">
<text:span text:style-name="T4">
Dnipro, Dnipropetrovska Oblast(21:09). Red Alert: aerial threat. Sirens sounding. Take cover ...</text:span>
</text:h>
      <text:p text:style-name="P4">
Authors: liveuamap (Language: en)</text:p>
      <text:p text:style-name="P4">
Time: 2023-04-04T15:10:00</text:p>
      <text:p text:style-name="P4">
Location: Dnipro (Latitude:48.45930000 Longtitude:35.03865000)</text:p>
      <text:p text:style-name="P4">
Videos: []</text:p>
      <text:p text:style-name="P4">
Images: []</text:p>
      <text:p text:style-name="P4">
Tags: ["Europe", "Central and Eastern Europe"]</text:p>
      <text:p text:style-name="P4">
ID: 22553728</text:p>
      <!--METADATA-->
      <text:p text:style-name="P4">
Dnipro, Dnipropetrovska Oblast(21:09). Red Alert: aerial threat. Sirenssounding. Take cover now!</text:p>
      <text:p text:style-name="P4">
News Collection Link: <text:a xlink:type="simple" xlink:href="https://liveuamap.com/en/2023/04-april-dnipro-dnipropetrovska-oblast2109-reg" text:style-name="Internet_20_link" text:visited-style-name="Visited_20_Internet_20_Link">
https://liveuamap.com/en/2023/04-april-dnipro-dnipropetrovska-oblast2109-reg</text:a>
</text:p>
      <text:p text:style-name="P4">
Source: <text:a xlink:type="simple" xlink:href="https://t.me/air_alert_ua/42606" text:style-name="Internet_20_link" text:visited-style-name="Visited_20_Internet_20_Link">
https://t.me/air_alert_ua/42606</text:a>
</text:p>
      <!--NEWS-->
      <text:h text:style-name="P10" text:outline-level="1">
<text:span text:style-name="T4">
Фінляндія офіційно стала членом НАТО</text:span>
</text:h>
      <text:p text:style-name="P4">
Authors: Ukrinform (Person)</text:p>
      <text:p text:style-name="P4">
Publisher: Укринформ (Organization)</text:p>
      <text:p text:style-name="P4">
Published Time: 2023-04-04T15:51:00+03:00</text:p>
      <text:p text:style-name="P4">
Modified Time: 2023-04-04T15:51:00+03:00</text:p>
      <text:p text:style-name="P4">
Description: Фінляндія офіційно стала членом НАТО. — Укрінформ.</text:p>
      <text:p text:style-name="P4">
Images: ["<text:a xlink:type="simple" xlink:href="https://static.ukrinform.com/photos/2022_05/thumb_files/630_360_1651463802-652.jpg" text:style-name="Internet_20_link" text:visited-style-name="Visited_20_Internet_20_Link">
630_360_16514...</text:a>
"]</text:p>
      <text:p text:style-name="P4">
Tags: ['Фінляндія', 'НАТО']</text:p>
      <text:p text:style-name="P4">
Type: Article</text:p>
      <!--METADATA-->
      <text:p text:style-name="P4">
<draw:frame draw:style-name="fr1" draw:name="Image109" text:anchor-type="as-char" svg:width="6.9236in" svg:height="3.956343in" draw:z-index="0">
<draw:image xlink:href="../Images/yкринформ/2023-04-04T15-51-00-03-00/630_360_1651463802-652.jpg" xlink:type="simple" xlink:show="embed" xlink:actuate="onLoad" draw:mime-type="image/jpeg"/>
</draw:frame>
 Фінляндіяофіційно стала членом НАТО.</text:p>
      <text:p text:style-name="P4">
Як повідомляє кореспондент Укрінформу, у Брюсселі відбулася офіційна церемоніяпередання протоколу про входження Фінляндії до НАТО, після чого генеральнийсекретар Єнс Столтенберг привітав країну з тим, що вона стала 31-м членомАльянсу.</text:p>
      <text:p text:style-name="P4">
«Сьогодні – історичний день, і невдовзі ми піднімемо прапор Фінляндії біляцієї будівлі. Але перед тим, як зробити це, ми маємо переконатися, що мизробили це вірним шляхом», – сказав генеральний секретар <text:a xlink:type="simple" xlink:href="https://www.ukrinform.ua/tag-nato" text:style-name="Internet_20_link" text:visited-style-name="Visited_20_Internet_20_Link">
</text:a>
 та передав слово державному секретарю СШАЕнтоні Блінкену.</text:p>
      <text:p text:style-name="P4">
Американський урядовець повідомив, що Туреччина передала йому, як представникуСША, ратифікацію інструменту, який вводить в дію Протокол про вступ Фінляндіїв НАТО. Після отримання такого подання цей протокол набув чинності.</text:p>
      <text:p text:style-name="P4">
<text:span text:style-name="T4">
Читайте також:</text:span>
 <text:a xlink:type="simple" xlink:href="https://www.ukrinform.ua/rubric-world/3691478-pocatok-koalicijnih-peregovoriv-u-finlandii-zbigsa-zi-vstupom-u-nato.html" text:style-name="Internet_20_link" text:visited-style-name="Visited_20_Internet_20_Link">
 </text:a>
</text:p>
      <text:p text:style-name="P4">
Після такого оголошення від уряду США генеральний секретар НАТО, від іменівсіх союзників по Альянсу, передав міністру закордонних справ Фінляндії ПецціГаавісто формальне запрошення приєднатися до Альянсу.</text:p>
      <text:p text:style-name="P4">
У свою чергу, міністр закордонних справ Фінляндії передав документи провходження до Альянсу державному секретарю США Ентоні Блінкену.</text:p>
      <text:p text:style-name="P4">
«Після цього ми оголошуємо Фінляндію 31-м членом НАТО», – оголосивамериканський урядовець.</text:p>
      <text:p text:style-name="P4">
У короткому слові Гаавісто висловив готовність взяти на себе відповідальністьза спільну безпеку Альянсу та наголосив, що першим завданням Фінляндії, як вжечинного члена НАТО, є допомогти Швеції успішно завершити процес входження доАльянсу.</text:p>
      <text:p text:style-name="P4">
<text:span text:style-name="T4">
Читайте також:</text:span>
 <text:a xlink:type="simple" xlink:href="https://www.ukrinform.ua/rubric-world/3691430-glava-mzs-finlandii-pidpisav-dokument-pro-vstup-kraini-v-nato.html" text:style-name="Internet_20_link" text:visited-style-name="Visited_20_Internet_20_Link">
 </text:a>
</text:p>
      <text:p text:style-name="P4">
Прем'єр-міністр Фінляндії Санна Марін заявила, що вступ до НАТО ознаменувавдля країни початок нової ери.</text:p>
      <text:p text:style-name="P4">
"Фінляндія вступає у нову еру як член НАТО. Я пишаюся Фінляндією та фінськимнародом. Як нація ми були єдині протягом цього історичного процесу. Дякуємонашим союзникам за довіру. Разом ми будемо ще сильнішими", - написала Марін у<text:a xlink:type="simple" xlink:href="https://twitter.com/MarinSanna/status/1643233922459873281" text:style-name="Internet_20_link" text:visited-style-name="Visited_20_Internet_20_Link">
 </text:a>
 .</text:p>
      <text:p text:style-name="P4">
Як повідомлялося, у відповідь на агресію росії проти України Фінляндія іШвеція подали заявки на членство в НАТО. Під час Мадридського саміту НАТО учервні 2022 року обидві країни отримали запрошення приєднатися до Альянсу.Сьогодні Фінляндія завершила процедуру вступу, тоді як Швеція продовжуєпереговори з Туреччиною щодо ратифікації протоколу про входження.</text:p>
      <text:p text:style-name="P4">
Source: <text:a xlink:type="simple" xlink:href="https://www.ukrinform.ua/rubric-world/3691469-finlandia-oficijno-stala-clenom-nato.html" text:style-name="Internet_20_link" text:visited-style-name="Visited_20_Internet_20_Link">
https://www.ukrinform.ua/rubric-world/3691469-finlandia-oficijno-stala-clenom-nato.html</text:a>
</text:p>
      <!--NEWS-->
      <text:h text:style-name="P10" text:outline-level="1">
<text:span text:style-name="T4">
АРМА шукає управителя для заарештованого літака Ан-140-100</text:span>
</text:h>
      <text:p text:style-name="P4">
Authors: Ukrinform (Person)</text:p>
      <text:p text:style-name="P4">
Publisher: Укринформ (Organization)</text:p>
      <text:p text:style-name="P4">
Published Time: 2023-04-04T15:53:29+03:00</text:p>
      <text:p text:style-name="P4">
Modified Time: 2023-04-04T15:53:29+03:00</text:p>
      <text:p text:style-name="P4">
Description: Національне агентство з питань виявлення, розшуку та управління активами, одержаними від корупційних та інших злочинів (АРМА) шукає управителя для заарештованого літака Ан-140-100, власник якого втік до Криму. — Укрінформ.</text:p>
      <text:p text:style-name="P4">
Images: ["<text:a xlink:type="simple" xlink:href="https://static.ukrinform.com/photos/2023_04/thumb_files/630_360_1680612644-945.jpg" text:style-name="Internet_20_link" text:visited-style-name="Visited_20_Internet_20_Link">
630_360_16806...</text:a>
"]</text:p>
      <text:p text:style-name="P4">
Tags: ['Арешт', 'Літак', 'АРМА']</text:p>
      <text:p text:style-name="P4">
Type: Article</text:p>
      <!--METADATA-->
      <text:p text:style-name="P4">
<draw:frame draw:style-name="fr1" draw:name="Image110" text:anchor-type="as-char" svg:width="6.9236in" svg:height="3.956343in" draw:z-index="0">
<draw:image xlink:href="../Images/yкринформ/2023-04-04T15-53-29-03-00/630_360_1680612644-945.jpg" xlink:type="simple" xlink:show="embed" xlink:actuate="onLoad" draw:mime-type="image/jpeg"/>
</draw:frame>
Національне агентство з питань виявлення, розшуку та управління активами,одержаними від корупційних та інших злочинів (АРМА) шукає управителя длязаарештованого літака Ан-140-100, власник якого втік до Криму.</text:p>
      <text:p text:style-name="P4">
Як передає Укрінформ, про це повідомляє пресслужба <text:a xlink:type="simple" xlink:href="https://arma.gov.ua/news/typical/arma-shukae-upravitelya-dlya-litaka-an-140-100" text:style-name="Internet_20_link" text:visited-style-name="Visited_20_Internet_20_Link">
</text:a>
 .</text:p>
      <text:p text:style-name="P4">
«Національне агентство оголосило конкурсний відбір управителя арештованимпасажирським <text:a xlink:type="simple" xlink:href="https://www.ukrinform.ua/tag-litak" text:style-name="Internet_20_link" text:visited-style-name="Visited_20_Internet_20_Link">
 </text:a>
 Ан-140-100 2004 рокувипуску. За офіційною інформацією ДБР, власником активу є директор одного зукраїнських підприємств цивільної авіації, який втік до тимчасово окупованогоКриму, де почав співпрацювати з представниками держави-агресора. Фігуранткримінального провадження планував передати це повітряне судно загарбникам», -йдеться в повідомленні.</text:p>
      <text:p text:style-name="P4">
<text:span text:style-name="T4">
Читайте також:</text:span>
 <text:a xlink:type="simple" xlink:href="https://www.ukrinform.ua/rubric-economy/3681815-arma-sukae-upraviteliv-dla-15-arestovanih-sanatoriiv.html" text:style-name="Internet_20_link" text:visited-style-name="Visited_20_Internet_20_Link">
 </text:a>
</text:p>
      <text:p text:style-name="P4">
В АРМА наголошують, що повітряне судно Ан-140-100 виключено з Державногореєстру цивільних повітряних суден України з 3 серпня 2017 року. Літак насьогодні не експлуатується, оскільки потребує відновлення його льотноїспроможності.</text:p>
      <text:p text:style-name="P4">
Як повідомлялося, Національне агентство з питань виявлення, розшуку тауправління активами, одержаними від корупційних та інших злочинів у березні <text:a xlink:type="simple" xlink:href="https://www.ukrinform.ua/rubric-economy/3689799-arma-otrimalo-persij-kupon-za-vijskovimi-obligaciami-majze-na-98-miljoniv.html" text:style-name="Internet_20_link" text:visited-style-name="Visited_20_Internet_20_Link">
</text:a>
 .</text:p>
      <text:p text:style-name="P4">
Source: <text:a xlink:type="simple" xlink:href="https://www.ukrinform.ua/rubric-economy/3691465-arma-sukae-upravitela-dla-zaarestovanogo-litaka-an140100.html" text:style-name="Internet_20_link" text:visited-style-name="Visited_20_Internet_20_Link">
https://www.ukrinform.ua/rubric-economy/3691465-arma-sukae-upravitela-dla-zaarestovanogo-litaka-an140100.html</text:a>
</text:p>
      <!--NEWS-->
      <text:h text:style-name="P10" text:outline-level="1">
<text:span text:style-name="T4">
Кількома вулицями Києва частково обмежать рух через ремонт</text:span>
</text:h>
      <text:p text:style-name="P4">
Authors: Ukrinform (Person)</text:p>
      <text:p text:style-name="P4">
Publisher: Укринформ (Organization)</text:p>
      <text:p text:style-name="P4">
Published Time: 2023-04-04T15:54:00+03:00</text:p>
      <text:p text:style-name="P4">
Modified Time: 2023-04-04T15:54:00+03:00</text:p>
      <text:p text:style-name="P4">
Description: У Києві на вулиці Пирогова та на розі вулиць Едуарда Вільде та Ірини Бекешкіної частково обмежений рух. — Укрінформ.</text:p>
      <text:p text:style-name="P4">
Images: ["<text:a xlink:type="simple" xlink:href="https://static.ukrinform.com/photos/2023_03/thumb_files/630_360_1678897393-922.jpg" text:style-name="Internet_20_link" text:visited-style-name="Visited_20_Internet_20_Link">
630_360_16788...</text:a>
", "<text:a xlink:type="simple" xlink:href="https://static.ukrinform.com/photos/2023_04/1680612749-836.jpg" text:style-name="Internet_20_link" text:visited-style-name="Visited_20_Internet_20_Link">
1680612749-83...</text:a>
", "<text:a xlink:type="simple" xlink:href="https://static.ukrinform.com/photos/2023_04/1680612749-512.jpg" text:style-name="Internet_20_link" text:visited-style-name="Visited_20_Internet_20_Link">
1680612749-51...</text:a>
"]</text:p>
      <text:p text:style-name="P4">
Tags: ['Дороги', 'Транспорт', 'Київ', 'Ремонт']</text:p>
      <text:p text:style-name="P4">
Type: Article</text:p>
      <!--METADATA-->
      <text:p text:style-name="P4">
<draw:frame draw:style-name="fr1" draw:name="Image111" text:anchor-type="as-char" svg:width="6.9236in" svg:height="3.956343in" draw:z-index="0">
<draw:image xlink:href="../Images/yкринформ/2023-04-04T15-54-00-03-00/630_360_1678897393-922.jpg" xlink:type="simple" xlink:show="embed" xlink:actuate="onLoad" draw:mime-type="image/jpeg"/>
</draw:frame>
 У Києві навулиці Пирогова та на розі вулиць Едуарда Вільде та Ірини Бекешкіної частковообмежений рух.</text:p>
      <text:p text:style-name="P4">
Про це у <text:a xlink:type="simple" xlink:href="https://t.me/KyivCityOfficial/6416" text:style-name="Internet_20_link" text:visited-style-name="Visited_20_Internet_20_Link">
 </text:a>
 повідомляє Київська міськадержавна адміністрація, передає Укрінформ.</text:p>
      <text:p text:style-name="P4">
«На вулиці Пирогова до 30 вересня частково обмежено рух <text:a xlink:type="simple" xlink:href="https://www.ukrinform.ua/tag-transport" text:style-name="Internet_20_link" text:visited-style-name="Visited_20_Internet_20_Link">
</text:a>
 . На перехресті вулиць ЕдуардаВільде та Ірини Бекешкіної частково обмежено рух до 12 квітня», - йдеться вповідомленні.</text:p>
      <text:p text:style-name="P4">
<draw:frame draw:style-name="fr1" draw:name="Image112" text:anchor-type="as-char" svg:width="6.9236in" svg:height="5.804039in" draw:z-index="0">
<draw:image xlink:href="../Images/yкринформ/2023-04-04T15-54-00-03-00/1680612749-836.jpg" xlink:type="simple" xlink:show="embed" xlink:actuate="onLoad" draw:mime-type="image/jpeg"/>
</draw:frame>
</text:p>
      <text:p text:style-name="P4">
Зазначається, що на вулиці Пирогова розпочався поточний ремонт, під час якогопланують оновити дорожнє покриття і тротуари, а також озеленити території.</text:p>
      <text:p text:style-name="P4">
<draw:frame draw:style-name="fr1" draw:name="Image113" text:anchor-type="as-char" svg:width="6.9236in" svg:height="5.804039in" draw:z-index="0">
<draw:image xlink:href="../Images/yкринформ/2023-04-04T15-54-00-03-00/1680612749-512.jpg" xlink:type="simple" xlink:show="embed" xlink:actuate="onLoad" draw:mime-type="image/jpeg"/>
</draw:frame>
</text:p>
      <text:p text:style-name="P4">
На розі вулиць Едуарда Вільде та Ірини Бекешкіної дорожники облаштовуютькільцеву розв’язку для підвищення безпеки руху та обладнають пониженнябордюрів на пішохідних переходах.</text:p>
      <text:p text:style-name="P4">
<text:span text:style-name="T4">
Читайте також:</text:span>
 <text:a xlink:type="simple" xlink:href="https://www.ukrinform.ua/rubric-kyiv/3686612-na-budivnictvo-ta-remont-infrastrukturnih-obektiv-kieva-spramuut-192-milarda.html" text:style-name="Internet_20_link" text:visited-style-name="Visited_20_Internet_20_Link">
 </text:a>
</text:p>
      <text:p text:style-name="P4">
Як повідомляв Укрінформ, лише за три місяці зими працівники Київавтодоруліквідували пошкодження на майже <text:a xlink:type="simple" xlink:href="https://www.ukrinform.ua/rubric-kyiv/3689606-u-kievi-sklali-perelik-vulic-aki-kapitalno-vidremontuut-cogoric.html" text:style-name="Internet_20_link" text:visited-style-name="Visited_20_Internet_20_Link">
 </text:a>
 дорожнього покриття. Вже складений перелік вулиць, які плануютькапітально відремонтувати в столиці цього року.</text:p>
      <text:p text:style-name="P4">
<text:span text:style-name="T5">
Фото: Getty Images</text:span>
</text:p>
      <text:p text:style-name="P4">
Source: <text:a xlink:type="simple" xlink:href="https://www.ukrinform.ua/rubric-kyiv/3691466-kilkoma-vulicami-kieva-castkovo-obmezat-ruh-cerez-remont.html" text:style-name="Internet_20_link" text:visited-style-name="Visited_20_Internet_20_Link">
https://www.ukrinform.ua/rubric-kyiv/3691466-kilkoma-vulicami-kieva-castkovo-obmezat-ruh-cerez-remont.html</text:a>
</text:p>
      <!--NEWS-->
      <text:h text:style-name="P10" text:outline-level="1">
<text:span text:style-name="T4">
Західні партнери стали планувати допомогу Україні на триваліші терміни</text:span>
</text:h>
      <text:p text:style-name="P4">
Authors: Ukrinform (Person)</text:p>
      <text:p text:style-name="P4">
Publisher: Укринформ (Organization)</text:p>
      <text:p text:style-name="P4">
Published Time: 2023-04-04T15:56:23+03:00</text:p>
      <text:p text:style-name="P4">
Modified Time: 2023-04-04T15:56:23+03:00</text:p>
      <text:p text:style-name="P4">
Description: Україна отримала з початку року менше нових обіцянок, за деякими винятками, щодо постачання зброї, однак зобов’язання стають більш довгостроковими. — Укрінформ.</text:p>
      <text:p text:style-name="P4">
Images: ["<text:a xlink:type="simple" xlink:href="https://static.ukrinform.com/photos/2023_04/thumb_files/630_360_1680612820-806.png" text:style-name="Internet_20_link" text:visited-style-name="Visited_20_Internet_20_Link">
630_360_16806...</text:a>
"]</text:p>
      <text:p text:style-name="P4">
Tags: ['Україна', 'допомога', 'Війна з росією']</text:p>
      <text:p text:style-name="P4">
Type: Article</text:p>
      <!--METADATA-->
      <text:p text:style-name="P4">
<draw:frame draw:style-name="fr1" draw:name="Image114" text:anchor-type="as-char" svg:width="6.9236in" svg:height="3.956343in" draw:z-index="0">
<draw:image xlink:href="../Images/yкринформ/2023-04-04T15-56-23-03-00/630_360_1680612820-806.png" xlink:type="simple" xlink:show="embed" xlink:actuate="onLoad" draw:mime-type="image/png"/>
</draw:frame>
 Українаотримала з початку року менше нових обіцянок, за деякими винятками, щодопостачання зброї, однак зобов’язання стають більш довгостроковими.</text:p>
      <text:p text:style-name="P4">
Це, як передає Укрінформ, випливає з нового дослідження <text:a xlink:type="simple" xlink:href="http://www.ifw-kiel.de/de/themendossiers/krieg-gegen-die-ukraine/ukraine-support-tracker/" text:style-name="Internet_20_link" text:visited-style-name="Visited_20_Internet_20_Link">
 </text:a>
 ,яке готує Кільський інститут світової економіки.</text:p>
      <text:p text:style-name="P4">
Порівняно з груднем 2022 року спостерігається загалом зменшення обсягів новоїдопомоги, обіцяної Україні. За новий охоплений дослідженням період, з 16 січняпо 24 лютого 2023 року, Україні було виділено 12,96 мільярда євро, причомузначна частина цих коштів надійшла лише від кількох донорів. Так, Японія таскандинавські країни на початку 2023 року пообіцяли надати значну підтримкуУкраїні.</text:p>
      <text:p text:style-name="P4">
Найпомітнішими є скандинавські країни: Норвегія (1,11 млрд євро, зростання на90%), Швеція (0,33 млрд євро, плюс 41%), Данія (0,24 млрд євро, плюс 33%) іФінляндія (0,56 млрд євро, плюс 165%).</text:p>
      <text:p text:style-name="P4">
Японія пообіцяла нову значну фінансову допомогу на суму 5,1 млрд євро увигляді позик, а Нідерланди пообіцяли 2,5 млрд євро, призначені, серед іншого,для нової системи Patriot для України.</text:p>
      <text:p text:style-name="P4">
Новим трендом у сфері надання допомоги <text:a xlink:type="simple" xlink:href="https://www.ukrinform.ua/tag-ukraina" text:style-name="Internet_20_link" text:visited-style-name="Visited_20_Internet_20_Link">
 </text:a>
 є прийняття «довших горизонтів планування». Раніше зобов'язання щододопомоги були короткостроковими і їх було важко передбачити. Лише СполученіШтати взяли зобов'язання на цілий бюджетний рік. Тепер інші країни, такі якВелика Британія та Нідерланди, наслідують цю модель, пообіцявши надати у 2023році такий самий обсяг допомоги, як і в 2022 році. Норвегія навіть оголосилапро багаторічну програму підтримки України з фінансовою та військовоюдопомогою вартістю приблизно 7 мільярдів євро протягом наступних п'яти років,йдеться у дослідженні.</text:p>
      <text:p text:style-name="P4">
«Тенденція до одно- або багаторічного планування допомоги Україні є дужепозитивною. У 2022 році зобов’язання були здебільшого неузгодженими таспецифічними. Це дуже ускладнило бюджетне та військове планування в Україні.Відрадно, що деякі західні уряди тримають лідерство у прийняттісередньострокових зобов’язань», – заявив керівник групи, яка заснувала UkraineSupport Tracker, директор дослідницького центру Кільського інституту КрістофТребеш.</text:p>
      <text:p text:style-name="P4">
<text:span text:style-name="T4">
Читайте також:</text:span>
 <text:a xlink:type="simple" xlink:href="https://www.ukrinform.ua/rubric-vidbudova/3691452-vidbudova-ukraini-mzs-zaprosue-vitciznani-kompanii-na-konferenciu-do-rimu.html" text:style-name="Internet_20_link" text:visited-style-name="Visited_20_Internet_20_Link">
 </text:a>
</text:p>
      <text:p text:style-name="P4">
Ukraine Support Tracker надає перелік і кількісну оцінку військової,фінансової та гуманітарної допомоги, обіцяної Україні з 24 січня 2022 року(наразі до 24 лютого 2023 року). Аналіз охоплює 40 країн, зокрема країни ЄС,інші члени G7, а також Австралію, Південну Корею, Норвегію, Нову Зеландію,Швейцарію, Туреччину, Китай, Тайвань та Індію. Крім того, інституції ЄСвключені як окремий донор. Трекер містить список зобов’язань на рівні урядів;приватні пожертви або пожертви від міжнародних організацій, таких як МВФ, невключені до основної бази даних.</text:p>
      <text:p text:style-name="P4">
База даних поєднує офіційні державні джерела з інформацією з міжнародних ЗМІ.</text:p>
      <text:p text:style-name="P4">
Source: <text:a xlink:type="simple" xlink:href="https://www.ukrinform.ua/rubric-world/3691467-zahidni-partneri-stali-planuvati-dopomogu-ukraini-na-trivalisi-termini.html" text:style-name="Internet_20_link" text:visited-style-name="Visited_20_Internet_20_Link">
https://www.ukrinform.ua/rubric-world/3691467-zahidni-partneri-stali-planuvati-dopomogu-ukraini-na-trivalisi-termini.html</text:a>
</text:p>
      <!--NEWS-->
      <text:h text:style-name="P10" text:outline-level="1">
<text:span text:style-name="T4">
Сайт парламенту Фінляндії атакували хакери, ймовірно російські</text:span>
</text:h>
      <text:p text:style-name="P4">
Authors: Ukrinform (Person)</text:p>
      <text:p text:style-name="P4">
Publisher: Укринформ (Organization)</text:p>
      <text:p text:style-name="P4">
Published Time: 2023-04-04T16:02:00+03:00</text:p>
      <text:p text:style-name="P4">
Modified Time: 2023-04-04T16:02:00+03:00</text:p>
      <text:p text:style-name="P4">
Description: На сайт парламенту Фінляндії у вівторок здійснено DoS-атаку.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Фінляндія', 'Кібератака', 'Парламент', 'росія', 'Хакери']</text:p>
      <text:p text:style-name="P4">
Type: Article</text:p>
      <!--METADATA-->
      <text:p text:style-name="P4">
<draw:frame draw:style-name="fr1" draw:name="Image115" text:anchor-type="as-char" svg:width="6.9236in" svg:height="3.956343in" draw:z-index="0">
<draw:image xlink:href="../Images/yкринформ/2023-04-04T16-02-00-03-00/630_360_1597991697-815.jpg" xlink:type="simple" xlink:show="embed" xlink:actuate="onLoad" draw:mime-type="image/jpeg"/>
</draw:frame>
 На сайтпарламенту Фінляндії у вівторок здійснено DoS-атаку.</text:p>
      <text:p text:style-name="P4">
Про це повідомляє <text:a xlink:type="simple" xlink:href="https://yle.fi/a/74-20025819" text:style-name="Internet_20_link" text:visited-style-name="Visited_20_Internet_20_Link">
 </text:a>
 передаєУкрінформ.</text:p>
      <text:p text:style-name="P4">
Зазначається, що IT-фахівці парламенту та Центру кібербезпеки Фінляндіївживають заходів для запобігання кібератаці.</text:p>
      <text:p text:style-name="P4">
Раніше російська хакерська група NoName 057(16) повідомила у соцмережах, щоФінляндія стала мішенню серії <text:a xlink:type="simple" xlink:href="https://www.ukrinform.ua/tag-kiberataka" text:style-name="Internet_20_link" text:visited-style-name="Visited_20_Internet_20_Link">
 </text:a>
через вступ до Північноатлантичного альянсу.</text:p>
      <text:p text:style-name="P4">
«Фінляндія офіційно стала 31-м членом НАТО... "Проводжаємо" Фінляндію в НАТОсерією кібератак», – заявили в NoName 057(16).</text:p>
      <text:p text:style-name="P4">
Ця російська хакерська група поки не взяла на себе відповідальність закібератаку на сайт парламенту, але оголосила, що їй вдалося зробитинедоступним сайт державного науково-дослідного центру VTT.</text:p>
      <text:p text:style-name="P4">
<text:span text:style-name="T4">
Читайте також:</text:span>
 <text:a xlink:type="simple" xlink:href="https://www.ukrinform.ua/rubric-world/3686870-u-britanii-hakeri-zdijsnili-kiberataku-na-pensijnij-fond.html" text:style-name="Internet_20_link" text:visited-style-name="Visited_20_Internet_20_Link">
 </text:a>
</text:p>
      <text:p text:style-name="P4">
NoName 057(16) у серпні 2022 року вже здійснювала DoS-атаку на сайт фінськогопарламенту.</text:p>
      <text:p text:style-name="P4">
Як повідомляв Укрінформ, у лютому проросійська хакерська група <text:a xlink:type="simple" xlink:href="https://www.ukrinform.ua/rubric-world/3685921-prorosijski-hakeri-znovu-atakuvali-sajti-derzustanov-italii.html" text:style-name="Internet_20_link" text:visited-style-name="Visited_20_Internet_20_Link">
</text:a>
 з нагоди візиту до Києва прем'єр-міністра Італії Джорджі Мелоні.</text:p>
      <text:p text:style-name="P4">
У березні ця ж група атакувала сайти уряду Італії, зокрема нижньої палатипарламенту та кількох міністерств, оскільки нещодавно 20 українськихвійськових пройшли в Італії навчання на системах ППО SAMP-T.</text:p>
      <text:p text:style-name="P4">
Source: <text:a xlink:type="simple" xlink:href="https://www.ukrinform.ua/rubric-world/3691475-sajt-parlamentu-finlandii-atakuvali-hakeri-jmovirno-rosijski.html" text:style-name="Internet_20_link" text:visited-style-name="Visited_20_Internet_20_Link">
https://www.ukrinform.ua/rubric-world/3691475-sajt-parlamentu-finlandii-atakuvali-hakeri-jmovirno-rosijski.html</text:a>
</text:p>
      <!--NEWS-->
      <text:h text:style-name="P10" text:outline-level="1">
<text:span text:style-name="T4">
Рішення про надання Україні західних літаків неодмінно ухвалять – Резніков</text:span>
</text:h>
      <text:p text:style-name="P4">
Authors: Ukrinform (Person)</text:p>
      <text:p text:style-name="P4">
Publisher: Укринформ (Organization)</text:p>
      <text:p text:style-name="P4">
Published Time: 2023-04-04T16:04:00+03:00</text:p>
      <text:p text:style-name="P4">
Modified Time: 2023-04-04T16:04:00+03:00</text:p>
      <text:p text:style-name="P4">
Description: Міністр оборони Резніков Олексій заявляє, що літаки МіГ-29 з Польщі суттєво посилять оборону України, а рішення про надання західних літаків неодмінно буде ухвалене. — Укрінформ.</text:p>
      <text:p text:style-name="P4">
Images: ["<text:a xlink:type="simple" xlink:href="https://static.ukrinform.com/photos/2023_03/thumb_files/630_360_1677842583-533.jpg" text:style-name="Internet_20_link" text:visited-style-name="Visited_20_Internet_20_Link">
630_360_16778...</text:a>
"]</text:p>
      <text:p text:style-name="P4">
Tags: ['Літак', 'Захід', 'Резніков', 'Війна з росією']</text:p>
      <text:p text:style-name="P4">
Type: Article</text:p>
      <!--METADATA-->
      <text:p text:style-name="P4">
<draw:frame draw:style-name="fr1" draw:name="Image116" text:anchor-type="as-char" svg:width="6.9236in" svg:height="3.956343in" draw:z-index="0">
<draw:image xlink:href="../Images/yкринформ/2023-04-04T16-04-00-03-00/630_360_1677842583-533.jpg" xlink:type="simple" xlink:show="embed" xlink:actuate="onLoad" draw:mime-type="image/jpeg"/>
</draw:frame>
 Міністроборони Резніков Олексій заявляє, що літаки МіГ-29 з Польщі суттєво посилятьоборону України, а рішення про надання західних літаків неодмінно будеухвалене.</text:p>
      <text:p text:style-name="P4">
Як передає Укрінформ, про це Резніков написав у <text:a xlink:type="simple" xlink:href="https://www.facebook.com/reznikovoleksii/posts/pfbid0vfWPCfKhr5CmojC3Qs5hZt7EAzr2Eg2tjGFSYk6ujMh1ZzKwef48uzi4jpkmMEwql" text:style-name="Internet_20_link" text:visited-style-name="Visited_20_Internet_20_Link">
</text:a>
.</text:p>
      <text:p text:style-name="P4">
"Чергові повітряні атаки російських злочинців на мирні українські міста вкотрепідкреслили, що одним з головних пріоритетів для України є посилення системиППО та ПРО. Це предмет нашого постійного діалогу з партнерами поантикремлівській коаліції", - зазначив Резніков.</text:p>
      <text:p text:style-name="P4">
За його словами, важлива компонента української оборони – повітряні платформи,які дозволять ефективно відповідати на виклики.</text:p>
      <text:p text:style-name="P4">
"Зокрема у якості швидкої відповіді, яка дасть результат у короткі строки, нампідходять <text:a xlink:type="simple" xlink:href="https://www.ukrinform.ua/tag-litak" text:style-name="Internet_20_link" text:visited-style-name="Visited_20_Internet_20_Link">
 </text:a>
 радянського зразка. Мивдячні словацьким партнерам за вже передані МіГи-29. Ми дуже розраховуємо набойові літаки з Польщі і вдячні польським друзям за ухвалення відповіднихрішень. Ми дякуємо Польщі за кожен елемент підтримки, особливо такий важливий,як бойова авіація", - підкреслив міністр.</text:p>
      <text:p text:style-name="P4">
Він наголосив, що МіГ-29 з Польщі "суттєво посилять українську оборону,дозволять зробити небо безпечнішим, зберегти життя громадян, а також зменшитируйнування від російських нападів".</text:p>
      <text:p text:style-name="P4">
<text:span text:style-name="T4">
Читайте також:</text:span>
 <text:a xlink:type="simple" xlink:href="https://www.ukrinform.ua/rubric-ato/3691150-na-ozbroenni-zsu-vze-e-pat-brigad-vinisuvaciv-ignat.html" text:style-name="Internet_20_link" text:visited-style-name="Visited_20_Internet_20_Link">
 </text:a>
</text:p>
      <text:p text:style-name="P4">
"Водночас стратегічною метою був і залишається перехід на сучасні авіаційніплатформи західного зразка, які забезпечать нашим пілотам переваги надворогом. Щоб наші повітряні аси бачили і могли вражати противника на більшійвідстані. Ми продовжуємо йти до цієї мети. Дискусія з партнерами триває безпауз", - підкреслив Резніков.</text:p>
      <text:p text:style-name="P4">
Міністр упевнений, що рішення про надання Україні західних літаків неодміннобуде ухвалене.</text:p>
      <text:p text:style-name="P4">
Як повідомляв <text:a xlink:type="simple" xlink:href="https://www.ukrinform.ua/rubric-ato/3690828-polsa-peredala-ukraini-persi-mig29.html" text:style-name="Internet_20_link" text:visited-style-name="Visited_20_Internet_20_Link">
 </text:a>
 , Польща завершила передачу перших винищувачівМіГ-29 Україні.</text:p>
      <text:p text:style-name="P4">
Source: <text:a xlink:type="simple" xlink:href="https://www.ukrinform.ua/rubric-ato/3691471-risenna-pro-nadanna-ukraini-zahidnih-litakiv-neodminno-uhvalat-reznikov.html" text:style-name="Internet_20_link" text:visited-style-name="Visited_20_Internet_20_Link">
https://www.ukrinform.ua/rubric-ato/3691471-risenna-pro-nadanna-ukraini-zahidnih-litakiv-neodminno-uhvalat-reznikov.html</text:a>
</text:p>
      <!--NEWS-->
      <text:h text:style-name="P10" text:outline-level="1">
<text:span text:style-name="T4">
Данілов: Оприлюднені 12 кроків деокупації Криму - моє бачення, а не офіційний документ</text:span>
</text:h>
      <text:p text:style-name="P4">
Authors: Ukrinform (Person)</text:p>
      <text:p text:style-name="P4">
Publisher: Укринформ (Organization)</text:p>
      <text:p text:style-name="P4">
Published Time: 2023-04-04T16:10:00+03:00</text:p>
      <text:p text:style-name="P4">
Modified Time: 2023-04-04T16:10:00+03:00</text:p>
      <text:p text:style-name="P4">
Description: Секретар Ради національної безпеки та оборони України Олексій Данілов заявив, що оприлюднені ним 12 кроків деокупації Криму - його особисте бачення, а не офіційний документ, та зазначив, що нині збираються думки, як має відбуватися деокупація півострова. — Укрінформ.</text:p>
      <text:p text:style-name="P4">
Images: ["<text:a xlink:type="simple" xlink:href="https://static.ukrinform.com/photos/2023_03/thumb_files/630_360_1677827697-619.jpg" text:style-name="Internet_20_link" text:visited-style-name="Visited_20_Internet_20_Link">
630_360_16778...</text:a>
"]</text:p>
      <text:p text:style-name="P4">
Tags: ['Деокупація', 'Крим', 'Данілов', 'Війна з росією']</text:p>
      <text:p text:style-name="P4">
Type: Article</text:p>
      <!--METADATA-->
      <text:p text:style-name="P4">
<draw:frame draw:style-name="fr1" draw:name="Image117" text:anchor-type="as-char" svg:width="6.9236in" svg:height="3.956343in" draw:z-index="0">
<draw:image xlink:href="../Images/yкринформ/2023-04-04T16-10-00-03-00/630_360_1677827697-619.jpg" xlink:type="simple" xlink:show="embed" xlink:actuate="onLoad" draw:mime-type="image/jpeg"/>
</draw:frame>
 СекретарРади національної безпеки та оборони України Олексій Данілов заявив, щооприлюднені ним 12 кроків деокупації Криму - його особисте бачення, а неофіційний документ, та зазначив, що нині збираються думки, як має відбуватисядеокупація півострова.</text:p>
      <text:p text:style-name="P4">
Про це він сказав під час дискусії “Україна перед обличчям зовнішніх викликів”у Києві, повідомляє кореспондент Укрінформу.</text:p>
      <text:p text:style-name="P4">
“Те, що стосується Криму... Я у Фейсбуці написав своє бачення, як я бачу тіпроцеси, які відбуваються. Журналісти чомусь взяли це все, що нібито вже єофіційний документ. І тут є така ситуація - це моє бачення, я би дуже хотів,щоб так відбувалося. Ми збираємо думки зараз всіх органів, які до цьогодотичні, як воно має відбуватися”, - сказав <text:a xlink:type="simple" xlink:href="https://www.ukrinform.ua/tag-danilov" text:style-name="Internet_20_link" text:visited-style-name="Visited_20_Internet_20_Link">
 </text:a>
</text:p>
      <text:p text:style-name="P4">
Він зауважив, що “остаточний документ затверджується тільки указом Президентапісля голосування членами Ради нацбезпеки і оборони”.</text:p>
      <text:p text:style-name="P4">
<text:span text:style-name="T4">
Читайте також:</text:span>
 <text:a xlink:type="simple" xlink:href="https://www.ukrinform.ua/rubric-society/3691222-dizajn-majbutnogo-krimu-treba-robiti-vze-zaraz.html" text:style-name="Internet_20_link" text:visited-style-name="Visited_20_Internet_20_Link">
 </text:a>
</text:p>
      <text:p text:style-name="P4">
“Причому в нас набагато складніше, ніж у Верховній Раді, бо якщо у ВерховнійРаді 226 голосів, тобто половина, то в нас для того, щоб рішення булоухвалене, треба набрати 2/3 голосів від кількості членів, які на сьогодні є”,- додав секретар РНБО.</text:p>
      <text:p text:style-name="P4">
Як повідомлялося, раніше <text:a xlink:type="simple" xlink:href="https://www.ukrinform.ua/rubric-crimea/3690486-sekretar-rnbo-zaproponuvav-12-krokiv-deokupacii-krimu.html" text:style-name="Internet_20_link" text:visited-style-name="Visited_20_Internet_20_Link">
 </text:a>
 ,де, серед іншого, йдеться про покарання гауляйтерів та колаборантів,звільнення ув’язнених українців та кримських татар, демонтаж Кримського мостута перейменування Севастополя на Ахтіар.</text:p>
      <text:p text:style-name="P4">
Source: <text:a xlink:type="simple" xlink:href="https://www.ukrinform.ua/rubric-crimea/3691477-danilov-opriludneni-12-krokiv-deokupacii-krimu-moe-bacenna-a-ne-oficijnij-dokument.html" text:style-name="Internet_20_link" text:visited-style-name="Visited_20_Internet_20_Link">
https://www.ukrinform.ua/rubric-crimea/3691477-danilov-opriludneni-12-krokiv-deokupacii-krimu-moe-bacenna-a-ne-oficijnij-dokument.html</text:a>
</text:p>
      <!--NEWS-->
      <text:h text:style-name="P10" text:outline-level="1">
<text:span text:style-name="T4">
FSB: security forces detained a married couple for spying in the interests of Ukraine at a mi...</text:span>
</text:h>
      <text:p text:style-name="P4">
Authors: liveuamap (Language: en)</text:p>
      <text:p text:style-name="P4">
Time: 2023-04-04T16:15:00</text:p>
      <text:p text:style-name="P4">
Location: Nizhny Tagil (Latitude:57.92121 Longtitude:60.02174)</text:p>
      <text:p text:style-name="P4">
Videos: []</text:p>
      <text:p text:style-name="P4">
Images: []</text:p>
      <text:p text:style-name="P4">
Tags: ["Russia"]</text:p>
      <text:p text:style-name="P4">
ID: 22553750</text:p>
      <!--METADATA-->
      <text:p text:style-name="P4">
FSB: security forces detained a married couple for spying in the interests ofUkraine at a military-industrial complex enterprise in Nizhny Tagil. Bothdetainees were arrested under the article "treason".</text:p>
      <text:p text:style-name="P4">
News Collection Link: <text:a xlink:type="simple" xlink:href="https://liveuamap.com/en/2023/4-april-fsb-security-forces-detained-a-married-couple-for" text:style-name="Internet_20_link" text:visited-style-name="Visited_20_Internet_20_Link">
https://liveuamap.com/en/2023/4-april-fsb-security-forces-detained-a-married-couple-for</text:a>
</text:p>
      <text:p text:style-name="P4">
Source: <text:a xlink:type="simple" xlink:href="https://t.me/rusbrief/106313" text:style-name="Internet_20_link" text:visited-style-name="Visited_20_Internet_20_Link">
https://t.me/rusbrief/106313</text:a>
</text:p>
      <!--NEWS-->
      <text:h text:style-name="P10" text:outline-level="1">
<text:span text:style-name="T4">
Німецькі компанії продовжили страхування для російського Nord Stream 1 - Reuters</text:span>
</text:h>
      <text:p text:style-name="P4">
Authors: Ukrinform (Person)</text:p>
      <text:p text:style-name="P4">
Publisher: Укринформ (Organization)</text:p>
      <text:p text:style-name="P4">
Published Time: 2023-04-04T16:17:00+03:00</text:p>
      <text:p text:style-name="P4">
Modified Time: 2023-04-04T16:17:00+03:00</text:p>
      <text:p text:style-name="P4">
Description: Німецькі страхові компанії Allianz та Munich Re відновили страхове покриття для пошкодженого газопроводу Nord Stream 1. — Укрінформ.</text:p>
      <text:p text:style-name="P4">
Images: ["<text:a xlink:type="simple" xlink:href="https://static.ukrinform.com/photos/2017_11/thumb_files/630_360_1509980653-7942.jpg" text:style-name="Internet_20_link" text:visited-style-name="Visited_20_Internet_20_Link">
630_360_15099...</text:a>
"]</text:p>
      <text:p text:style-name="P4">
Tags: ['Німеччина', 'Страхування', 'росія', 'Північний потік']</text:p>
      <text:p text:style-name="P4">
Type: Article</text:p>
      <!--METADATA-->
      <text:p text:style-name="P4">
<draw:frame draw:style-name="fr1" draw:name="Image118" text:anchor-type="as-char" svg:width="6.9236in" svg:height="3.956343in" draw:z-index="0">
<draw:image xlink:href="../Images/yкринформ/2023-04-04T16-17-00-03-00/630_360_1509980653-7942.jpg" xlink:type="simple" xlink:show="embed" xlink:actuate="onLoad" draw:mime-type="image/jpeg"/>
</draw:frame>
 Німецькістрахові компанії Allianz та Munich Re відновили страхове покриття дляпошкодженого газопроводу Nord Stream 1.</text:p>
      <text:p text:style-name="P4">
Як передає Укрінформ, про це повідомляє агенція <text:a xlink:type="simple" xlink:href="https://www.reuters.com/business/energy/german-insurers-renew-cover-blast-damaged-nord-stream-gas-link-2023-04-04/" text:style-name="Internet_20_link" text:visited-style-name="Visited_20_Internet_20_Link">
</text:a>
 із посиланням на п’ять джерел,обізнаних у цьому питанні.</text:p>
      <text:p text:style-name="P4">
Видання вказує, що відновлення функціонування <text:a xlink:type="simple" xlink:href="https://www.ukrinform.ua/tag-gazoprovid" text:style-name="Internet_20_link" text:visited-style-name="Visited_20_Internet_20_Link">
</text:a>
 не виключається після диверсії наоб'єкті у вересні. А також зауважує, що страхування двох найбільших компанійНімеччини (Allianz та Munich Re - ред.) має вирішальне значення для будь-якоїдовгострокової перспективи використання газопроводу.</text:p>
      <text:p text:style-name="P4">
За даними джерел Reuters, у німецькому уряді були не проти продовженнястрахового покриття Північного потоку, попри те, що це йде врозріз з офіційноюполітикою відмови від постачання російських енергоносіїв.</text:p>
      <text:p text:style-name="P4">
Представники компаній Allianz та Munich Re, а також відомства федеральногоканцлера Німеччини, відмовилися коментувати цю інформацію, в той час, як уміністерстві економіки сказали що страхове покриття не є частиною підтримки,яку раніше надавав проєкту уряд.</text:p>
      <text:p text:style-name="P4">
<text:span text:style-name="T4">
Читайте також:</text:span>
 <text:a xlink:type="simple" xlink:href="https://www.ukrinform.ua/rubric-world/3689089-dania-pidnala-z-mora-obekt-viavlenij-bila-pivnicnogo-potoku2.html" text:style-name="Internet_20_link" text:visited-style-name="Visited_20_Internet_20_Link">
 </text:a>
</text:p>
      <text:p text:style-name="P4">
Укрінформ надсилає запит до компаній Allianz та Munich Re.</text:p>
      <text:p text:style-name="P4">
Як повідомлялося, 26 вересня 2022 року унаслідок підриву було пошкодженопідводну частину газопроводів “Північний потік-1” та “Північний потік-2”. Двавитоки було зафіксовано у виключній економічній зоні Данії, ще два - Швеції.Ці країни уповноважені розслідувати причини інциденту.</text:p>
      <text:p text:style-name="P4">
Source: <text:a xlink:type="simple" xlink:href="https://www.ukrinform.ua/rubric-economy/3691479-nimecki-kompanii-prodovzili-strahuvanna-dla-rosijskogo-nord-stream-1.html" text:style-name="Internet_20_link" text:visited-style-name="Visited_20_Internet_20_Link">
https://www.ukrinform.ua/rubric-economy/3691479-nimecki-kompanii-prodovzili-strahuvanna-dla-rosijskogo-nord-stream-1.html</text:a>
</text:p>
      <!--NEWS-->
      <text:h text:style-name="P10" text:outline-level="1">
<text:span text:style-name="T4">
Надаль знявся з «Мастерса» в Монте-Карло</text:span>
</text:h>
      <text:p text:style-name="P4">
Authors: Ukrinform (Person)</text:p>
      <text:p text:style-name="P4">
Publisher: Укринформ (Organization)</text:p>
      <text:p text:style-name="P4">
Published Time: 2023-04-04T16:18:52+03:00</text:p>
      <text:p text:style-name="P4">
Modified Time: 2023-04-04T16:18:52+03:00</text:p>
      <text:p text:style-name="P4">
Description: Іспанець не грає з січня. — Укрінформ.</text:p>
      <text:p text:style-name="P4">
Images: ["<text:a xlink:type="simple" xlink:href="https://static.ukrinform.com/photos/2023_04/thumb_files/630_360_1680614266-568.jpg" text:style-name="Internet_20_link" text:visited-style-name="Visited_20_Internet_20_Link">
630_360_16806...</text:a>
"]</text:p>
      <text:p text:style-name="P4">
Tags: ['Теніс', 'Надаль']</text:p>
      <text:p text:style-name="P4">
Type: Article</text:p>
      <!--METADATA-->
      <text:p text:style-name="P4">
<draw:frame draw:style-name="fr1" draw:name="Image119" text:anchor-type="as-char" svg:width="6.9236in" svg:height="3.956343in" draw:z-index="0">
<draw:image xlink:href="../Images/yкринформ/2023-04-04T16-18-52-03-00/630_360_1680614266-568.jpg" xlink:type="simple" xlink:show="embed" xlink:actuate="onLoad" draw:mime-type="image/jpeg"/>
</draw:frame>
 Іспанецьне грає з січня.</text:p>
      <text:p text:style-name="P4">
22-разовий чемпіон «Великих шоломів» Рафаель Надаль пропустить «Мастерс» уМонте-Карло, про це іспанець <text:a xlink:type="simple" xlink:href="https://twitter.com/RafaelNadal/status/1643184272654622720" text:style-name="Internet_20_link" text:visited-style-name="Visited_20_Internet_20_Link">
</text:a>
 у своємуТвіттері, передає Укрінформ.</text:p>
      <text:p text:style-name="P4">
«Я ще не готовий змагатися на найвищому рівні і змушений пропустити один ізнайважливіших турнірів у моїй кар'єрі. Я продовжую готуватися, сподіваючисьскоро повернутися до змагань», – написав Надаль.</text:p>
      <text:p text:style-name="P4">
«Мастерс» у Монте-Карло стартує 9 квітня. Надаль – 11-разовий чемпіон цьоготурніру.</text:p>
      <text:p text:style-name="P4">
<text:span text:style-name="T4">
Читайте також:</text:span>
 <text:a xlink:type="simple" xlink:href="https://www.ukrinform.ua/rubric-sports/3683065-blizko-sta-unih-tenisistiv-z-ukraini-trenuvatimutsa-v-akademii-nadala.html" text:style-name="Internet_20_link" text:visited-style-name="Visited_20_Internet_20_Link">
 </text:a>
</text:p>
      <text:p text:style-name="P4">
Як повідомляв Укрінформ, Надаль не грає на турнірах з Australian Open черезтравму стегна.</text:p>
      <text:p text:style-name="P4">
Фото: Getty Image</text:p>
      <text:p text:style-name="P4">
Source: <text:a xlink:type="simple" xlink:href="https://www.ukrinform.ua/rubric-sports/3691480-nadal-znavsa-z-mastersa-v-montekarlo.html" text:style-name="Internet_20_link" text:visited-style-name="Visited_20_Internet_20_Link">
https://www.ukrinform.ua/rubric-sports/3691480-nadal-znavsa-z-mastersa-v-montekarlo.html</text:a>
</text:p>
      <!--NEWS-->
      <text:h text:style-name="P10" text:outline-level="1">
<text:span text:style-name="T4">
Капітан кремлівської охорони втік із росії та назвав путіна воєнним злочинцем</text:span>
</text:h>
      <text:p text:style-name="P4">
Authors: Ukrinform (Person)</text:p>
      <text:p text:style-name="P4">
Publisher: Укринформ (Organization)</text:p>
      <text:p text:style-name="P4">
Published Time: 2023-04-04T16:20:00+03:00</text:p>
      <text:p text:style-name="P4">
Modified Time: 2023-04-04T16:20:00+03:00</text:p>
      <text:p text:style-name="P4">
Description: Капітан Федеральної служби охорони рф Гліб Каракулов, який працював до середини жовтня 2022 інженером в управлінні, яке забезпечувало секретний зв'язок для президента володимира путіна, виїхав за кордон і засудив війну проти України. — Укрінформ.</text:p>
      <text:p text:style-name="P4">
Images: ["<text:a xlink:type="simple" xlink:href="https://static.ukrinform.com/photos/2022_02/thumb_files/630_360_1645217520-756.jpg" text:style-name="Internet_20_link" text:visited-style-name="Visited_20_Internet_20_Link">
630_360_16452...</text:a>
"]</text:p>
      <text:p text:style-name="P4">
Tags: ['путін', 'Воєнні злочини', 'Війна з росією']</text:p>
      <text:p text:style-name="P4">
Type: Article</text:p>
      <!--METADATA-->
      <text:p text:style-name="P4">
<draw:frame draw:style-name="fr1" draw:name="Image120" text:anchor-type="as-char" svg:width="6.9236in" svg:height="3.956343in" draw:z-index="0">
<draw:image xlink:href="../Images/yкринформ/2023-04-04T16-20-00-03-00/630_360_1645217520-756.jpg" xlink:type="simple" xlink:show="embed" xlink:actuate="onLoad" draw:mime-type="image/jpeg"/>
</draw:frame>
 КапітанФедеральної служби охорони рф Гліб Каракулов, який працював до середини жовтня2022 інженером в управлінні, яке забезпечувало секретний зв'язок дляпрезидента володимира путіна, виїхав за кордон і засудив війну проти України.</text:p>
      <text:p text:style-name="P4">
Про це повідомляє Укрінформ із посиланням на інтерв'ю Каракулова <text:a xlink:type="simple" xlink:href="https://dossier.center/fso/" text:style-name="Internet_20_link" text:visited-style-name="Visited_20_Internet_20_Link">
</text:a>
 .</text:p>
      <text:p text:style-name="P4">
«У лютому цього року розпочалася злочинна війна, і я не міг іти на угоду ізсовістю. Я просто не міг перебувати на службі цього президента. Я вважаю цюлюдину воєнним злочинцем. Хоч я й не брав участь саме у військових діях, алевиконувати його злочинні накази чи просто перебувати у нього на службі я невважаю для себе можливим», - сказав Каракулов.</text:p>
      <text:p text:style-name="P4">
"Досьє" наголошує, що він - найвищий співробітник спецслужб з початкуповномасштабного вторгнення в Україну, який втік із росії й засудив війну. Урф проти нього порушили справу про дезертирство.</text:p>
      <text:p text:style-name="P4">
<text:span text:style-name="T4">
Читайте також:</text:span>
 <text:a xlink:type="simple" xlink:href="https://www.ukrinform.ua/rubric-world/3690895-putin-stvoriv-fond-pidtrimki-ucasnikiv-svo-akim-keruvatime-jogo-pleminnica.html" text:style-name="Internet_20_link" text:visited-style-name="Visited_20_Internet_20_Link">
 </text:a>
</text:p>
      <text:p text:style-name="P4">
Каракулов розповів про подробиці своєї втечі. У жовтні його відправили увідрядження до Казахстану. Туди ж приїхали його дружина та дитина. Звідти востанній день відрядження Каракулова зі своєю сім'єю вилетів до Стамбула заслужбовим паспортом.</text:p>
      <text:p text:style-name="P4">
Офіцер розповів низку подробиць про те, як працює ФСО, назвавши цю спецслужбу"дуже самостійною організацією". володимир путін, за його словами, некористується мобільним телефоном та інтернетом. «Вся інформація, яку вінотримує - тільки від людей, які безпосередньо близькі. Він живе у свого родуінформаційному вакуумі», - стверджує офіцер спецзв'язку.</text:p>
      <text:p text:style-name="P4">
Також він підтвердив, що люди, які мають перебувати в одному приміщенні зпутіним, як і раніше, проходять двотижневий карантин. За словами Каракулова,йому не відомо про те, щоб президент тяжко хворів.</text:p>
      <text:p text:style-name="P4">
Сам Каракулов не бував у «палаці Путіна» під Геленджиком, проте послався наодного зі своїх колег, який часто туди їздить та перевіряє зв'язок. Тойпідтвердив, що йдеться про об'єкт, який використовує <text:a xlink:type="simple" xlink:href="https://www.ukrinform.ua/tag-putin" text:style-name="Internet_20_link" text:visited-style-name="Visited_20_Internet_20_Link">
</text:a>
 . Також офіцер підтвердив те, що путінкористується спецпоїздом.</text:p>
      <text:p text:style-name="P4">
«Ще президент має переговорну кабіну, яку ми возимо в кожне закордонневідрядження. Це місце, з якого можна проводити переговори з гарантованоюсекретністю. Кабіна, звичайно, громіздка. Це такий куб заввишки близько 2,5 м.Усередині організовані робоче місце і телефон, через який можна говорити, непобоюючись, що розмову може почути чи зчитати іноземна розвідка», - розповівКаракулов. Він також підтвердив, що робочі кабінети путіна в Петербурзі, Сочіта Ново-Огарьові – абсолютно ідентичні за інтер'єром.</text:p>
      <text:p text:style-name="P4">
<text:span text:style-name="T4">
Читайте також:</text:span>
 <text:a xlink:type="simple" xlink:href="https://www.ukrinform.ua/rubric-world/3690806-vbivstvo-voenkora-tatarskogo-moze-buti-poperedzennam-prigozinu-cerez-kritiku-kremla-isw.html" text:style-name="Internet_20_link" text:visited-style-name="Visited_20_Internet_20_Link">
 </text:a>
</text:p>
      <text:p text:style-name="P4">
Капітан ФСО охарактеризував путіна 2009 року і нинішнього президента росії як"двох різних людей" за своєю поведінкою. «Зараз він дуже замкнувся. Вінубезпечив себе від усього світу всілякими бар'єрами, тим самим карантином,відсутністю інформації. Спотворилося у нього сприйняття дійсності», - пояснюєКаракулов.</text:p>
      <text:p text:style-name="P4">
За його словами, більшість колишніх колег з ФСО у публічних розмовах підтримуєпутіна та війну. Каракулов звернувся до них і до інших російських офіцерів іззакликом не виконувати злочинні накази. «Співробітники ФСО постійнознаходяться навколо президента. Ви можете просто зайти і дати зрозуміти, що цезлочин. І у ваших руках можливість дуже швидко зупинити це безумство», -заявив колишній спецслужбіст.</text:p>
      <text:p text:style-name="P4">
У березні 2023 року в Барнаулі російський суд засудив до 6,5 року колоніїсуворого режиму майора ФСО Михайла Жиліна, який втік до Казахстану через війнурф з Україною. Він працював начальником зміни в управлінні спеціальногозв'язку та інформації ФСО у Сибірському федеральному окрузі, відповідав заурядовий зв'язок путіна з регіонами. Він просив політичного притулку вКазахстані, але у грудні його депортували до росії.</text:p>
      <text:p text:style-name="P4">
Source: <text:a xlink:type="simple" xlink:href="https://www.ukrinform.ua/rubric-world/3691481-kapitan-kremlivskoi-ohoroni-vtik-iz-rosii-ta-nazvav-putina-vijskovim-zlocincem.html" text:style-name="Internet_20_link" text:visited-style-name="Visited_20_Internet_20_Link">
https://www.ukrinform.ua/rubric-world/3691481-kapitan-kremlivskoi-ohoroni-vtik-iz-rosii-ta-nazvav-putina-vijskovim-zlocincem.html</text:a>
</text:p>
      <!--NEWS-->
      <text:h text:style-name="P10" text:outline-level="1">
<text:span text:style-name="T4">
Поліція відкрила справу за фактом побиття військового у соборі Хмельницького</text:span>
</text:h>
      <text:p text:style-name="P4">
Authors: Ukrinform (Person)</text:p>
      <text:p text:style-name="P4">
Publisher: Укринформ (Organization)</text:p>
      <text:p text:style-name="P4">
Published Time: 2023-04-04T16:22:34+03:00</text:p>
      <text:p text:style-name="P4">
Modified Time: 2023-04-04T16:22:34+03:00</text:p>
      <text:p text:style-name="P4">
Description: Поліція відкрила кримінальне провадження проти представника Покровського кафедрального собору в Хмельницькому, який побив колишнього військовослужбовця. — Укрінформ.</text:p>
      <text:p text:style-name="P4">
Images: ["<text:a xlink:type="simple" xlink:href="https://static.ukrinform.com/photos/2016_11/thumb_files/630_360_1479379952-7321.jpg" text:style-name="Internet_20_link" text:visited-style-name="Visited_20_Internet_20_Link">
630_360_14793...</text:a>
"]</text:p>
      <text:p text:style-name="P4">
Tags: ['Поліція', 'УПЦ МП', 'Побиття', 'Хмельницький']</text:p>
      <text:p text:style-name="P4">
Type: Article</text:p>
      <!--METADATA-->
      <text:p text:style-name="P4">
<draw:frame draw:style-name="fr1" draw:name="Image121" text:anchor-type="as-char" svg:width="6.9236in" svg:height="3.956343in" draw:z-index="0">
<draw:image xlink:href="../Images/yкринформ/2023-04-04T16-22-34-03-00/630_360_1479379952-7321.jpg" xlink:type="simple" xlink:show="embed" xlink:actuate="onLoad" draw:mime-type="image/jpeg"/>
</draw:frame>
 Поліціявідкрила кримінальне провадження проти представника Покровського кафедральногособору в Хмельницькому, який побив колишнього військовослужбовця.</text:p>
      <text:p text:style-name="P4">
Про це кореспонденту Укрінформу повідомила начальниця сектору комунікації ГУНПв Хмельницькій області Інна Глега.</text:p>
      <text:p text:style-name="P4">
«Додатково ще одне провадження відкрите за ч. 1. ст. 125 Кримінального кодексуУкраїни (умисне легке тілесне ушкодження) за заявою потерпілого. Вчора (3квітня – ред.) у другій половині дня він звернувся із заявою. Саме по цьомупровадженню вже оголошено про підозру», - зазначила Глега.</text:p>
      <text:p text:style-name="P4">
За її словами, кримінальне провадження відкрите проти представника релігійноїустанови, де стався інцидент.</text:p>
      <text:p text:style-name="P4">
Глега уточнила, що 2 квітня <text:a xlink:type="simple" xlink:href="https://www.ukrinform.ua/tag-policia" text:style-name="Internet_20_link" text:visited-style-name="Visited_20_Internet_20_Link">
 </text:a>
 відкрилакримінальне провадження за ч. 2 статті 296 Кримінального кодексу (хуліганство)за фактом подій у кафедральному соборі, про які стало відомо з відео та врезультаті опитування людей. У цьому провадженні зараз проводитьсярозслідування.</text:p>
      <text:p text:style-name="P4">
Відомо, що йдеться про побиття колишнього військовослужбовця Артура Ананьєва,який з початку повномасштабної війни пішов добровольцем на фронт у складі19-го окремого стрілецького батальйону. Захищаючи Україну, він отримавконтузію та черепно-мозкову травму.</text:p>
      <text:p text:style-name="P4">
<text:span text:style-name="T4">
Читайте також:</text:span>
 <text:a xlink:type="simple" xlink:href="https://www.ukrinform.ua/rubric-regions/3691346-u-kamancipodilskomu-upc-mp-pozbavili-prava-na-koristuvanna-zemleu.html" text:style-name="Internet_20_link" text:visited-style-name="Visited_20_Internet_20_Link">
 </text:a>
</text:p>
      <text:p text:style-name="P4">
Як повідомлялось, у Хмельницькому біля Покровського кафедрального собору УПЦ,де вранці 2 квітня стався інцидент з побиттям військового, увечері <text:a xlink:type="simple" xlink:href="https://www.ukrinform.ua/rubric-regions/3690687-u-hmelnickomu-pocalisa-suticki-bila-hramu-de-pobili-vijskovogo-zmi.html" text:style-name="Internet_20_link" text:visited-style-name="Visited_20_Internet_20_Link">
</text:a>
 між активістами тапредставниками УПЦ МП.</text:p>
      <text:p text:style-name="P4">
УПЦ МП повідомила, що мітингувальники провели свої «незаконні збори, якіназвали зборами парафіяльної громади, з вимогою опечатати храм, звернулися доправоохоронців і під скандування вивели священство УПЦ з території собору».</text:p>
      <text:p text:style-name="P4">
У Хмельницькій ОВА закликали знизити «градус напруги» навколо сутички в храміУПЦ, під час якої побили військового, і розв'язати конфлікт у правовий спосіб.</text:p>
      <text:p text:style-name="P4">
<text:a xlink:type="simple" xlink:href="https://www.ukrinform.ua/rubric-regions/3690605-bijka-u-cerkvi-upc-mp-u-hmelnickomu-policia-vidkrila-spravu.html" text:style-name="Internet_20_link" text:visited-style-name="Visited_20_Internet_20_Link">
 </text:a>
 з побиттям військового в одному зхрамів УПЦ МП розмістив у Фейсбуці депутат Хмельницької обласної ради ВікторБурлик. Депутат зазначив, що під час конфлікту в церкву приїхали представникиполіції і затримали військового за ст.173.</text:p>
      <text:p text:style-name="P4">
За даним фактом слідчі Хмельницького райуправління поліції ГУНП в Хмельницькійобласті відкрили провадження за ч. 2 статті 296 Кримінального кодексу України– хуліганство.</text:p>
      <text:p text:style-name="P4">
Міський голова Хмельницького Олександр Симчишин зазначив, що побиттявійськового у храмі має стати аргументом для Верховної Ради, аби проголосуватизаконопроєкт про заборону УПЦ МП. За його словами, на позачерговій сесіїХмельницька міська рада припинить користування УПЦ усіма земельними ділянкамина території громади, а також ініціюватиме аналогічні рішення обласної тарайонної рад.</text:p>
      <text:p text:style-name="P4">
Учасники зібрання біля Покровського кафедрального собору УПЦ московськогопатріархату проголосували за перехід релігійної громади до ПЦУ, храмопломбували.</text:p>
      <text:p text:style-name="P4">
Керуючий Хмельницькою єпархією ПЦУ, єпископ Хмельницький і Кам’янець-Подільський Павло засудив побиття військового у Покровському кафедральномусоборі.</text:p>
      <text:p text:style-name="P4">
Хмельницька міська рада <text:a xlink:type="simple" xlink:href="https://www.ukrinform.ua/rubric-regions/3691306-u-hmelnickomu-pripinili-pravo-koristuvanna-zemleu-dla-cerkov-upc-mp.html" text:style-name="Internet_20_link" text:visited-style-name="Visited_20_Internet_20_Link">
 </text:a>
 про припинення права користування 13 земельними ділянками дляцерков УПЦ московського патріархату. Аналогічне рішення щодо 19 земельнихділянок прийняла і Кам’янець-Подільська міська рада.</text:p>
      <text:p text:style-name="P4">
Хмельницька обласна рада на позачерговій сесії <text:a xlink:type="simple" xlink:href="https://www.ukrinform.ua/rubric-regions/3691444-hmelnicka-oblrada-zaboronila-dialnist-upc-mp-na-teritorii-oblasti.html" text:style-name="Internet_20_link" text:visited-style-name="Visited_20_Internet_20_Link">
</text:a>
 про заборону діяльностіУПЦ московського патріархату на території області.</text:p>
      <text:p text:style-name="P4">
У Покровському кафедральному соборі під час інвентаризації <text:a xlink:type="simple" xlink:href="https://www.ukrinform.ua/rubric-regions/3691379-u-hmelnickomu-sobori-akij-perejsov-do-pcu-viavili-antiukrainsku-literaturu.html" text:style-name="Internet_20_link" text:visited-style-name="Visited_20_Internet_20_Link">
</text:a>
 антиукраїнськулітературу.</text:p>
      <text:p text:style-name="P4">
Source: <text:a xlink:type="simple" xlink:href="https://www.ukrinform.ua/rubric-regions/3691483-policia-vidkrila-spravu-za-faktom-pobitta-vijskovogo-u-sobori-hmelnickogo.html" text:style-name="Internet_20_link" text:visited-style-name="Visited_20_Internet_20_Link">
https://www.ukrinform.ua/rubric-regions/3691483-policia-vidkrila-spravu-za-faktom-pobitta-vijskovogo-u-sobori-hmelnickogo.html</text:a>
</text:p>
      <!--NEWS-->
      <text:h text:style-name="P10" text:outline-level="1">
<text:span text:style-name="T4">
Визнання Голодомору геноцидом: Шмигаль доручив МЗС активізувати роботу з партнерами</text:span>
</text:h>
      <text:p text:style-name="P4">
Authors: Ukrinform (Person)</text:p>
      <text:p text:style-name="P4">
Publisher: Укринформ (Organization)</text:p>
      <text:p text:style-name="P4">
Published Time: 2023-04-04T16:26:02+03:00</text:p>
      <text:p text:style-name="P4">
Modified Time: 2023-04-04T16:26:02+03:00</text:p>
      <text:p text:style-name="P4">
Description: Прем’єр-міністр України Денис Шмигаль доручив Міністерству закордонних справ активізувати роботу з міжнародними партнерами щодо підготовки резолюцій і заяв про визнання Голодомору геноцидом. — Укрінформ.</text:p>
      <text:p text:style-name="P4">
Images: ["<text:a xlink:type="simple" xlink:href="https://static.ukrinform.com/photos/2023_04/thumb_files/630_360_1680614726-920.jpg" text:style-name="Internet_20_link" text:visited-style-name="Visited_20_Internet_20_Link">
630_360_16806...</text:a>
"]</text:p>
      <text:p text:style-name="P4">
Tags: ['Голодомор', 'МЗС', 'Шмигаль']</text:p>
      <text:p text:style-name="P4">
Type: Article</text:p>
      <!--METADATA-->
      <text:p text:style-name="P4">
<draw:frame draw:style-name="fr1" draw:name="Image122" text:anchor-type="as-char" svg:width="6.9236in" svg:height="3.956343in" draw:z-index="0">
<draw:image xlink:href="../Images/yкринформ/2023-04-04T16-26-02-03-00/630_360_1680614726-920.jpg" xlink:type="simple" xlink:show="embed" xlink:actuate="onLoad" draw:mime-type="image/jpeg"/>
</draw:frame>
 Прем’єр-міністр України Денис Шмигаль доручив Міністерству закордонних справактивізувати роботу з міжнародними партнерами щодо підготовки резолюцій і заявпро визнання Голодомору геноцидом.</text:p>
      <text:p text:style-name="P4">
Як передає Укрінформ із посиланням на <text:a xlink:type="simple" xlink:href="http://t.me/Denys_Smyhal/4900" text:style-name="Internet_20_link" text:visited-style-name="Visited_20_Internet_20_Link">
 </text:a>
 главиуряду, про це йшлося на засіданні Оргкомітету з підготовки та проведеннязаходів у зв’язку з 90-ми роковинами трагедії Голодомору.</text:p>
      <text:p text:style-name="P4">
«Радянська влада розпочала геноцид проти українців, спровокувавши жорстокийголод у 1932-1933 роках. росія продовжила цю політику, розв'язавшинеспровоковану війну. У зв'язку з цим МЗС дано завдання активізувати роботу зпартнерами щодо підготовки резолюцій і заяв про визнання Голодоморугеноцидом», - написав <text:a xlink:type="simple" xlink:href="https://www.ukrinform.ua/tag-smigal" text:style-name="Internet_20_link" text:visited-style-name="Visited_20_Internet_20_Link">
 </text:a>
 .</text:p>
      <text:p text:style-name="P4">
Він дав низку доручень і завдань МКІП, Українському інституту нацпам'яті таіншим відомствам щодо реалізації плану заходів на цей рік.</text:p>
      <text:p text:style-name="P4">
Загалом учасники засідання визначили пріоритети з реалізації відповідногоплану заходів на 2023 рік.</text:p>
      <text:p text:style-name="P4">
<text:span text:style-name="T4">
Читайте також:</text:span>
 <text:a xlink:type="simple" xlink:href="https://www.ukrinform.ua/rubric-polytics/3686433-islandia-viznala-golodomor-genocidom-ukrainskogo-narodu.html" text:style-name="Internet_20_link" text:visited-style-name="Visited_20_Internet_20_Link">
 </text:a>
</text:p>
      <text:p text:style-name="P4">
Як повідомляв Укрінформ, загалом 26 країн визнали Голодомор геноцидом, 11 ізяких — упродовж останнього року. 28 березня парламент Франції визнав Голодомор1932-1933 років геноцидом українського народу, а ще раніше таке рішенняухвалила Ісландія.</text:p>
      <text:p text:style-name="P4">
<text:span text:style-name="T5">
Фото: Денис Шмигаль/Телеграм</text:span>
</text:p>
      <text:p text:style-name="P4">
Source: <text:a xlink:type="simple" xlink:href="https://www.ukrinform.ua/rubric-polytics/3691485-viznanna-golodomoru-genocidom-smigal-doruciv-mzs-aktivizuvati-robotu-z-partnerami.html" text:style-name="Internet_20_link" text:visited-style-name="Visited_20_Internet_20_Link">
https://www.ukrinform.ua/rubric-polytics/3691485-viznanna-golodomoru-genocidom-smigal-doruciv-mzs-aktivizuvati-robotu-z-partnerami.html</text:a>
</text:p>
      <!--NEWS-->
      <text:h text:style-name="P10" text:outline-level="1">
<text:span text:style-name="T4">
Українські школярі написали диктант про мінну безпеку</text:span>
</text:h>
      <text:p text:style-name="P4">
Authors: Ukrinform (Person)</text:p>
      <text:p text:style-name="P4">
Publisher: Укринформ (Organization)</text:p>
      <text:p text:style-name="P4">
Published Time: 2023-04-04T16:27:00+03:00</text:p>
      <text:p text:style-name="P4">
Modified Time: 2023-04-04T16:27:00+03:00</text:p>
      <text:p text:style-name="P4">
Description: На Українському радіо пройшов радіодиктант «Спільно до безпеки» про безпечну поведінку з мінами та нерозірваними боєприпасами для школярів. — Укрінформ.</text:p>
      <text:p text:style-name="P4">
Images: ["<text:a xlink:type="simple" xlink:href="https://static.ukrinform.com/photos/2020_06/thumb_files/630_360_1593071285-871.jpg" text:style-name="Internet_20_link" text:visited-style-name="Visited_20_Internet_20_Link">
630_360_15930...</text:a>
"]</text:p>
      <text:p text:style-name="P4">
Tags: ['Діти', 'Міна', 'Диктант', 'Боєприпаси']</text:p>
      <text:p text:style-name="P4">
Type: Article</text:p>
      <!--METADATA-->
      <text:p text:style-name="P4">
<draw:frame draw:style-name="fr1" draw:name="Image123" text:anchor-type="as-char" svg:width="6.9236in" svg:height="3.956343in" draw:z-index="0">
<draw:image xlink:href="../Images/yкринформ/2023-04-04T16-27-00-03-00/630_360_1593071285-871.jpg" xlink:type="simple" xlink:show="embed" xlink:actuate="onLoad" draw:mime-type="image/jpeg"/>
</draw:frame>
 НаУкраїнському радіо пройшов радіодиктант «Спільно до безпеки» про безпечнуповедінку з мінами та нерозірваними боєприпасами для школярів.</text:p>
      <text:p text:style-name="P4">
Диктант відбувся 4 квітня, у Міжнародний день просвіти з питань мінноїнебезпеки, повідомляє кореспондент Укрінформу.</text:p>
      <text:p text:style-name="P4">
Текст читав Михайло Карпань — актор, що озвучує Пса Патрона в однойменномумультфільмі.</text:p>
      <text:p text:style-name="P4">
Перед диктантом, о 14:40, в ефірі Українського радіо представники ДСНСрозповіли про забруднення України мінами і вибухонебезпечними предметами тапро важливість навчання <text:a xlink:type="simple" xlink:href="https://www.ukrinform.ua/tag-diti" text:style-name="Internet_20_link" text:visited-style-name="Visited_20_Internet_20_Link">
 </text:a>
 правилбезпечної поведінки.</text:p>
      <text:p text:style-name="P4">
Відразу після диктанту ведуча Олена Зелінченко проаналізувала текст, поясниласкладні випадки написання слів, а також повідомила, де і які розділові знакивжиті.</text:p>
      <text:p text:style-name="P4">
Перевірити правильність написання диктанту можна одразу після його завершенняу соціальних мережах та на офіційних сайтах Українського радіо, ЮНІСЕФ, МОН таДСНС.</text:p>
      <text:p text:style-name="P4">
<text:span text:style-name="T4">
Читайте також:</text:span>
 <text:a xlink:type="simple" xlink:href="https://www.ukrinform.ua/rubric-society/3686141-u-harkovi-vidali-komiks-pes-patron-i-skarpetkovij-monstr.html" text:style-name="Internet_20_link" text:visited-style-name="Visited_20_Internet_20_Link">
 </text:a>
</text:p>
      <text:p text:style-name="P4">
Проєкт реалізується спільно з Дитячим фондом ООН (ЮНІСЕФ), Міністерствомосвіти та науки (МОН), Державною службою України з надзвичайних ситуацій таЦентром з протимінної діяльності.</text:p>
      <text:p text:style-name="P4">
Як повідомлялося, Генеральна Асамблея Організації Об'єднаних Націй визначила 4квітня Міжнародним днем просвіти з питань мінної небезпеки і допомоги вдіяльності, пов'язаній з розмінуванням. Його метою є підвищення обізнаностіпро небезпеку мін і вибухонебезпечних залишків війни (ВЗВ) та сприяння їхзнищенню.</text:p>
      <text:p text:style-name="P4">
Source: <text:a xlink:type="simple" xlink:href="https://www.ukrinform.ua/rubric-society/3691486-ukrainski-skolari-napisali-diktant-pro-minnu-bezpeku.html" text:style-name="Internet_20_link" text:visited-style-name="Visited_20_Internet_20_Link">
https://www.ukrinform.ua/rubric-society/3691486-ukrainski-skolari-napisali-diktant-pro-minnu-bezpeku.html</text:a>
</text:p>
      <!--NEWS-->
      <text:h text:style-name="P10" text:outline-level="1">
<text:span text:style-name="T4">
В Одесі відкрили табличку про включення центру міста до списку ЮНЕСКО</text:span>
</text:h>
      <text:p text:style-name="P4">
Authors: Ukrinform (Person)</text:p>
      <text:p text:style-name="P4">
Publisher: Укринформ (Organization)</text:p>
      <text:p text:style-name="P4">
Published Time: 2023-04-04T16:29:00+03:00</text:p>
      <text:p text:style-name="P4">
Modified Time: 2023-04-04T16:29:00+03:00</text:p>
      <text:p text:style-name="P4">
Description: Генеральна директорка ЮНЕСКО Одрі Азуле прибула 4 квітня до Одеси, де відвідала урочисту церемонію відкриття пам’ятної таблички про включення частини історичного центру Одеси до списку всесвітньої культурної спадщини. — Укрінформ.</text:p>
      <text:p text:style-name="P4">
Images: ["<text:a xlink:type="simple" xlink:href="https://static.ukrinform.com/photos/2023_04/thumb_files/630_360_1680614877-872.jpg" text:style-name="Internet_20_link" text:visited-style-name="Visited_20_Internet_20_Link">
630_360_16806...</text:a>
"]</text:p>
      <text:p text:style-name="P4">
Tags: ['Історія', 'Культурна спадщина', 'Одеса', 'ЮНЕСКО']</text:p>
      <text:p text:style-name="P4">
Type: Article</text:p>
      <!--METADATA-->
      <text:p text:style-name="P4">
<draw:frame draw:style-name="fr1" draw:name="Image124" text:anchor-type="as-char" svg:width="6.9236in" svg:height="3.956343in" draw:z-index="0">
<draw:image xlink:href="../Images/yкринформ/2023-04-04T16-29-00-03-00/630_360_1680614877-872.jpg" xlink:type="simple" xlink:show="embed" xlink:actuate="onLoad" draw:mime-type="image/jpeg"/>
</draw:frame>
 Генеральнадиректорка ЮНЕСКО Одрі Азуле прибула 4 квітня до Одеси, де відвідала урочистуцеремонію відкриття пам’ятної таблички про включення частини історичногоцентру Одеси до списку всесвітньої культурної спадщини.</text:p>
      <text:p text:style-name="P4">
Про це повідомляє кореспондент Укрінформу.</text:p>
      <text:p text:style-name="P4">
«Хочу зазначити, що це важливо як для українців, так і для європейців і длявсього світу, адже Одеса - це космополітичне місто. Одеса є вагомою для всьогосвіту, бо має унікальну історію, яка формувалася під впливом різних культур,таких як італійська, грецька, молдовська, єврейська, українська, а такожфранцузька, австро-угорська, турецька та польська й російська. Тобто містовідкрито для всіх і відкрито для майбутнього», - заявила Азуле.</text:p>
      <text:p text:style-name="P4">
Вона зазначила, що включення частини центру Одеси до списку всесвітньоїспадщини - це своєрідний меседж солідарності від світової спільноти.</text:p>
      <text:p text:style-name="P4">
«У ці складні часи ви маєте нашу підтримку», - наголосила генеральнадиректорка ЮНЕСКО.</text:p>
      <text:p text:style-name="P4">
Азуле зауважила, що під час війни вкрай важливим є захист культурної спадщини,зокрема мови, пам'ятників архітектури, театрів та музики.</text:p>
      <text:p text:style-name="P4">
«Також маю зазначити, що особливий колорит та дух міста Одеси відомий далекоза межами України, можна навіть сказати, що далеко за межами Європи», - додалавона.</text:p>
      <text:p text:style-name="P4">
Міністр культури та інформаційної політики Олександр Ткаченко висловивсподівання, що новий статус історичного центру міста стане на заваді ворогувід будь-якого посягання на її знищення.</text:p>
      <text:p text:style-name="P4">
"Офіційно! В Одесі тепер є табличка про включення об’єкта «Історичний центрОдеси» до Списку всесвітньої спадщини ЮНЕСКО. Табличку розташували навпротиОдеського археологічного музею", - написав він у <text:a xlink:type="simple" xlink:href="https://t.me/otkachenkokyiv/3379" text:style-name="Internet_20_link" text:visited-style-name="Visited_20_Internet_20_Link">
</text:a>
 .</text:p>
      <text:p text:style-name="P4">
<text:a xlink:type="simple" xlink:href="https://static.ukrinform.com/photos/2023_04/1680614436-6065.jpeg" text:style-name="Internet_20_link" text:visited-style-name="Visited_20_Internet_20_Link">
 </text:a>
 <text:a xlink:type="simple" xlink:href="https://static.ukrinform.com/photos/2023_04/1680614436-9990.jpeg" text:style-name="Internet_20_link" text:visited-style-name="Visited_20_Internet_20_Link">
</text:a>
 <text:a xlink:type="simple" xlink:href="https://static.ukrinform.com/photos/2023_04/1680614436-3177.jpeg" text:style-name="Internet_20_link" text:visited-style-name="Visited_20_Internet_20_Link">
</text:a>
 <text:a xlink:type="simple" xlink:href="https://static.ukrinform.com/photos/2023_04/1680614436-3696.jpeg" text:style-name="Internet_20_link" text:visited-style-name="Visited_20_Internet_20_Link">
</text:a>
 <text:a xlink:type="simple" xlink:href="https://static.ukrinform.com/photos/2023_04/1680614436-9128.jpeg" text:style-name="Internet_20_link" text:visited-style-name="Visited_20_Internet_20_Link">
</text:a>
 <text:a xlink:type="simple" xlink:href="https://static.ukrinform.com/photos/2023_04/1680614436-6262.jpeg" text:style-name="Internet_20_link" text:visited-style-name="Visited_20_Internet_20_Link">
</text:a>
 <text:a xlink:type="simple" xlink:href="https://static.ukrinform.com/photos/2023_04/1680614437-4152.jpeg" text:style-name="Internet_20_link" text:visited-style-name="Visited_20_Internet_20_Link">
</text:a>
 <text:a xlink:type="simple" xlink:href="https://static.ukrinform.com/photos/2023_04/1680614437-5587.jpeg" text:style-name="Internet_20_link" text:visited-style-name="Visited_20_Internet_20_Link">
</text:a>
 <text:a xlink:type="simple" xlink:href="https://static.ukrinform.com/photos/2023_04/1680614437-1443.jpeg" text:style-name="Internet_20_link" text:visited-style-name="Visited_20_Internet_20_Link">
</text:a>
 <text:a xlink:type="simple" xlink:href="https://static.ukrinform.com/photos/2023_04/1680614437-6831.jpeg" text:style-name="Internet_20_link" text:visited-style-name="Visited_20_Internet_20_Link">
</text:a>
 <text:a xlink:type="simple" xlink:href="https://static.ukrinform.com/photos/2023_04/1680614437-5506.jpeg" text:style-name="Internet_20_link" text:visited-style-name="Visited_20_Internet_20_Link">
</text:a>
 <text:a xlink:type="simple" xlink:href="https://static.ukrinform.com/photos/2023_04/1680614437-3702.jpeg" text:style-name="Internet_20_link" text:visited-style-name="Visited_20_Internet_20_Link">
</text:a>
</text:p>
      <text:p text:style-name="P4">
Оригінал сертифікату про включення частини історичного центру Одеси до спискувсесвітньої спадщини ЮНЕСКО було передано міському голові Геннадію Труханову.</text:p>
      <text:p text:style-name="P4">
Документ вручила перша заступниця міністра закордонних справ України ЕмінеДжапарова.</text:p>
      <text:p text:style-name="P4">
«Вчора ми мали зустріч із Президентом Зеленським і пані Одрі Азуле (Генеральнадиректорка ЮНЕСКО) <text:a xlink:type="simple" xlink:href="https://www.ukrinform.ua/rubric-culture/3691119-zelenskij-podakuvav-gendirektorci-unesko-za-pidtrimku-ukraini.html" text:style-name="Internet_20_link" text:visited-style-name="Visited_20_Internet_20_Link">
 </text:a>
 . Він запитав, де оригінал. Ми відповіли, що оригінал відвеземодо Одеси і подаруємо його громадянам міста», - розказала під час врученнядокумента Джапарова.</text:p>
      <text:p text:style-name="P4">
Перша заступниця міністра зазначила, що включення <text:a xlink:type="simple" xlink:href="https://www.ukrinform.ua/tag-odesa" text:style-name="Internet_20_link" text:visited-style-name="Visited_20_Internet_20_Link">
</text:a>
 до списку всесвітньої культурноїспадщини є великим символом підтримки України з боку організації, якаопікується культурою, освітою, спортом та екологією.</text:p>
      <text:p text:style-name="P4">
«Є фізична війна на фронті, але й інша війна. Війна у інформаційному такультурному вимірах, у вимірі ідентичності. І тут теж є серйозний ворог. Визнаєте, як рф експлуатує спорт, культурну ідентичність та історію у своїхзадачах. Тому все, що ми робимо в рамках ЮНЕСКО є важливим політичним кроком.Внесення частини міста до списку ЮНЕСКО теж є елемент захисту та нашоїборотьби у цій війні», - додала пані Джапарова.</text:p>
      <text:p text:style-name="P4">
<text:span text:style-name="T4">
Читайте також:</text:span>
 <text:a xlink:type="simple" xlink:href="https://www.ukrinform.ua/rubric-culture/3691110-zelenska-obgovorila-z-gendirektorkou-unesko-zberezenna-ukrainskoi-kulturnoi-spadsini.html" text:style-name="Internet_20_link" text:visited-style-name="Visited_20_Internet_20_Link">
 </text:a>
</text:p>
      <text:p text:style-name="P4">
Урочиста церемонія відкриття пам’ятної таблички про включення частиниісторичного центру Одеси до списку всесвітньої культурної спадщини відбуласяна розі вулиць Пушкінської та Ланжеронівської, біля Морського музею.</text:p>
      <text:p text:style-name="P4">
«З чотирьох боків на стовпі нанесені орнаменти, які відображають різні епохита культури. Античний, Іонічний, Східний, Західноєвропейський та традиційнийУкраїнський. Всі ці культури створили той самий неповторний Одеський колорит,який було номіновано до списку всесвітньої спадщини, який світ має зберегтидля наших нащадків», - наголосив міський голова Геннадій Труханов.</text:p>
      <text:p text:style-name="P4">
Мер зазначив, що після отримання статусу щодо внесення частини міста в списокЮНЕСКО, Одеса не перетвориться на музей просто неба. Центральна частина містазалишиться живим організмом, де продовжується життя, працює бізнес, їздитьтранспорт та відбуваються економічні процеси.</text:p>
      <text:p text:style-name="P4">
«Однак будуть запроваджені нові правила поведінки, схожі на ті, що діють вінших містах Європи, де історичні центри включені до списку всесвітньоїспадщини. У цьому питанні ми вже заручилися підтримкою наших споріднених міст,які пройшли свій шлях до ЮНЕСКО і вже мають такий досвід», - сказав Труханов.</text:p>
      <text:p text:style-name="P4">
Присутня не церемонії відкриття таблички заступниця міністра культури таінформаційної політики України Галина Григоренко додала, що, захищаючи будівліОдеси, "у першу чергу ми захищаємо одеситів і українську ідентичність".</text:p>
      <text:p text:style-name="P4">
«Саме за це, за нашу українську ідентичність, зараз ведеться війну. За правобути українцями на власній землі. Збереження нашої спадщини є запорукою нашоїмайбутньої Перемоги», - наголосила Григоренко.</text:p>
      <text:p text:style-name="P4">
Як повідомляв Укрінформ, у серпні 2022 року в МКІП ініціювали включенняісторичного центру Одеси до Списку всесвітньої спадщини ЮНЕСКО за прискореноюпроцедурою. У жовтні Україна офіційно передала на розгляд ЮНЕСКО номінаційнийфайл «Історичний центр міста-порту Одеси» для включення до Списку всесвітньоїспадщини, а Президент Володимир Зеленський закликав провести позачергову сесіюКомітету Всесвітньої спадщини ЮНЕСКО щодо включення історичного центру Одесидо списку. Остаточне <text:a xlink:type="simple" xlink:href="https://www.ukrinform.ua/rubric-culture/3659188-istoricnij-centr-odesi-vnesli-do-spisku-unesko.html" text:style-name="Internet_20_link" text:visited-style-name="Visited_20_Internet_20_Link">
 </text:a>
</text:p>
      <text:p text:style-name="P4">
Source: <text:a xlink:type="simple" xlink:href="https://www.ukrinform.ua/rubric-regions/3691492-v-odesi-vidkrili-tablicku-pro-vklucenna-centru-mista-do-spisku-unesko.html" text:style-name="Internet_20_link" text:visited-style-name="Visited_20_Internet_20_Link">
https://www.ukrinform.ua/rubric-regions/3691492-v-odesi-vidkrili-tablicku-pro-vklucenna-centru-mista-do-spisku-unesko.html</text:a>
</text:p>
      <!--NEWS-->
      <text:h text:style-name="P10" text:outline-level="1">
<text:span text:style-name="T4">
Чоловіча збірна України виборола «бронзу» на етапі Гран-прі Європи</text:span>
</text:h>
      <text:p text:style-name="P4">
Authors: Ukrinform (Person)</text:p>
      <text:p text:style-name="P4">
Publisher: Укринформ (Organization)</text:p>
      <text:p text:style-name="P4">
Published Time: 2023-04-04T16:30:37+03:00</text:p>
      <text:p text:style-name="P4">
Modified Time: 2023-04-04T16:30:37+03:00</text:p>
      <text:p text:style-name="P4">
Description: У зустрічі за «бронзу» українці переконливо перемогли Словаччину. — Укрінформ.</text:p>
      <text:p text:style-name="P4">
Images: ["<text:a xlink:type="simple" xlink:href="https://static.ukrinform.com/photos/2023_04/thumb_files/630_360_1680614936-757.jpg" text:style-name="Internet_20_link" text:visited-style-name="Visited_20_Internet_20_Link">
630_360_16806...</text:a>
"]</text:p>
      <text:p text:style-name="P4">
Tags: ['стрільба з лука']</text:p>
      <text:p text:style-name="P4">
Type: Article</text:p>
      <!--METADATA-->
      <text:p text:style-name="P4">
<draw:frame draw:style-name="fr1" draw:name="Image125" text:anchor-type="as-char" svg:width="6.9236in" svg:height="3.956343in" draw:z-index="0">
<draw:image xlink:href="../Images/yкринформ/2023-04-04T16-30-37-03-00/630_360_1680614936-757.jpg" xlink:type="simple" xlink:show="embed" xlink:actuate="onLoad" draw:mime-type="image/jpeg"/>
</draw:frame>
 У зустрічіза «бронзу» українці переконливо перемогли Словаччину.</text:p>
      <text:p text:style-name="P4">
Чоловіча українська команда у складі Віктора Рубана, Івана Кожокаря та АртемаОвчиннікова стали бронзовими призерами Гран-прі Європи, передає Укрінформ.</text:p>
      <text:p text:style-name="P4">
Збірна провела не найкращу кваліфікацію, ставши сьомою.</text:p>
      <text:p text:style-name="P4">
У чвертьфіналі наші спортсмени могли зустрітися з командою Туреччини на чолі золімпійським чемпіоном Мете Газозом, але, перестрілявши Швейцарію (6:2),вийшли на збірну Чехії, яка здолала турків (5:3). Долю зустрічі із чехамивирішив тай-брейк.</text:p>
      <text:p text:style-name="P4">
Далі був півфінал із командою Нідерландів та поразка у ньому 1:5. А у зустрічіза «бронзу» українці переконливо розбили Словаччину – 6:0.</text:p>
      <text:p text:style-name="P4">
<text:span text:style-name="T4">
Читайте також:</text:span>
 <text:a xlink:type="simple" xlink:href="https://www.ukrinform.ua/rubric-sports/3679640-vidbir-komandi-nacionalnoi-zbirnoi-invictus-games-2023-vidbudetsa-u-lvovi.html" text:style-name="Internet_20_link" text:visited-style-name="Visited_20_Internet_20_Link">
 </text:a>
</text:p>
      <text:p text:style-name="P4">
Як повідомляв Укрінформ, жіноча команда України у складі Соломії Гнип,Анастасії Павлової та Поліни Родіонів завершила боротьбу на стадіїчвертьфіналу, вона програла Іспанії (2:6), яка зрештою посіла перше місце.</text:p>
      <text:p text:style-name="P4">
Фото: Getty Image</text:p>
      <text:p text:style-name="P4">
Source: <text:a xlink:type="simple" xlink:href="https://www.ukrinform.ua/rubric-sports/3691487-colovica-zbirna-ukraini-viborola-bronzu-na-etapi-granpri-evropi.html" text:style-name="Internet_20_link" text:visited-style-name="Visited_20_Internet_20_Link">
https://www.ukrinform.ua/rubric-sports/3691487-colovica-zbirna-ukraini-viborola-bronzu-na-etapi-granpri-evropi.html</text:a>
</text:p>
      <!--NEWS-->
      <text:h text:style-name="P10" text:outline-level="1">
<text:span text:style-name="T4">
Зеленський і Трюдо обговорили ситуацію на фронті та безпекові потреби України</text:span>
</text:h>
      <text:p text:style-name="P4">
Authors: Ukrinform (Person)</text:p>
      <text:p text:style-name="P4">
Publisher: Укринформ (Organization)</text:p>
      <text:p text:style-name="P4">
Published Time: 2023-04-04T16:31:00+03:00</text:p>
      <text:p text:style-name="P4">
Modified Time: 2023-04-04T16:31:00+03:00</text:p>
      <text:p text:style-name="P4">
Description: Президент України Володимир Зеленський провів телефонну розмову з прем’єр-міністром Канади Джастіном Трюдо, обговорили безпекові потреби України та ситуацію на фронті. — Укрінформ.</text:p>
      <text:p text:style-name="P4">
Images: ["<text:a xlink:type="simple" xlink:href="https://static.ukrinform.com/photos/2022_08/thumb_files/630_360_1659364801-589.jpeg" text:style-name="Internet_20_link" text:visited-style-name="Visited_20_Internet_20_Link">
630_360_16593...</text:a>
"]</text:p>
      <text:p text:style-name="P4">
Tags: ['Оборона', 'Трюдо', 'Зеленський', 'Війна з росією']</text:p>
      <text:p text:style-name="P4">
Type: Article</text:p>
      <!--METADATA-->
      <text:p text:style-name="P4">
<draw:frame draw:style-name="fr1" draw:name="Image126" text:anchor-type="as-char" svg:width="6.9236in" svg:height="3.956343in" draw:z-index="0">
<draw:image xlink:href="../Images/yкринформ/2023-04-04T16-31-00-03-00/630_360_1659364801-589.jpeg" xlink:type="simple" xlink:show="embed" xlink:actuate="onLoad" draw:mime-type="image/jpeg"/>
</draw:frame>
 ПрезидентУкраїни Володимир Зеленський провів телефонну розмову з прем’єр-міністромКанади Джастіном Трюдо, обговорили безпекові потреби України та ситуацію нафронті.</text:p>
      <text:p text:style-name="P4">
Про це глава держави повідомив у <text:a xlink:type="simple" xlink:href="https://t.me/V_Zelenskiy_official/5753" text:style-name="Internet_20_link" text:visited-style-name="Visited_20_Internet_20_Link">
 </text:a>
 ,передає Укрінформ.</text:p>
      <text:p text:style-name="P4">
"Провів телефонну розмову з прем’єр-міністром Канади Джастіном Трюдо.Подякував йому за 2,4 мільярда канадських доларів допомоги українськомубюджету та вагому оборонну підтримку. Докладно обговорили ситуацію на полі боюта подальші безпекові потреби <text:a xlink:type="simple" xlink:href="https://www.ukrinform.ua/tag-ukraina" text:style-name="Internet_20_link" text:visited-style-name="Visited_20_Internet_20_Link">
 </text:a>
 ", -написав Зеленський.</text:p>
      <text:p text:style-name="P4">
Як повідомлялось, між Україною та Канадою у червні 2022 підписано кредитнийдоговір про надання Україні кредиту на пільгових умовах із першою додатковоюугодою від 13 грудня 2022 року, згідно з якими до Державного бюджету Українинадійшли кошти у сумі 1,95 млрд канадських доларів. Загальна сума кредитустановитиме 4,35 млрд канадських доларів.</text:p>
      <text:p text:style-name="P4">
<text:span text:style-name="T4">
Читайте також:</text:span>
 <text:a xlink:type="simple" xlink:href="https://www.ukrinform.ua/rubric-polytics/3690139-kanada-borotimetsa-za-pravosudda-dla-ukrainciv-trudo.html" text:style-name="Internet_20_link" text:visited-style-name="Visited_20_Internet_20_Link">
 </text:a>
</text:p>
      <text:p text:style-name="P4">
31 березня цього року до Державного бюджету України від Канади надійшло 2,4млрд канадських доларів (1,8 млрд дол. США) кредиту на пільгових умовах.</text:p>
      <text:p text:style-name="P4">
<text:span text:style-name="T5">
Фото: ОП</text:span>
</text:p>
      <text:p text:style-name="P4">
Source: <text:a xlink:type="simple" xlink:href="https://www.ukrinform.ua/rubric-polytics/3691488-zelenskij-i-trudo-obgovorili-situaciu-na-fronti-ta-bezpekovi-potrebi-ukraini.html" text:style-name="Internet_20_link" text:visited-style-name="Visited_20_Internet_20_Link">
https://www.ukrinform.ua/rubric-polytics/3691488-zelenskij-i-trudo-obgovorili-situaciu-na-fronti-ta-bezpekovi-potrebi-ukraini.html</text:a>
</text:p>
      <!--NEWS-->
      <text:h text:style-name="P10" text:outline-level="1">
<text:span text:style-name="T4">
Китай наполягає, що збита над США повітряна куля не була розвідувальною</text:span>
</text:h>
      <text:p text:style-name="P4">
Authors: Ukrinform (Person)</text:p>
      <text:p text:style-name="P4">
Publisher: Укринформ (Organization)</text:p>
      <text:p text:style-name="P4">
Published Time: 2023-04-04T16:33:00+03:00</text:p>
      <text:p text:style-name="P4">
Modified Time: 2023-04-04T16:33:00+03:00</text:p>
      <text:p text:style-name="P4">
Description: Китай продовжує наполягати, що збита над територією Сполучених Штатів повітряна куля була безпілотним цивільним дирижаблем, а її потрапляння в повітряний простір США спричинене форс-мажорними обставинами. — Укрінформ.</text:p>
      <text:p text:style-name="P4">
Images: ["<text:a xlink:type="simple" xlink:href="https://static.ukrinform.com/photos/2023_04/thumb_files/630_360_1680615030-399.jpg" text:style-name="Internet_20_link" text:visited-style-name="Visited_20_Internet_20_Link">
630_360_16806...</text:a>
"]</text:p>
      <text:p text:style-name="P4">
Tags: ['Китай', 'Розвідка', 'США', 'Повітряна куля']</text:p>
      <text:p text:style-name="P4">
Type: Article</text:p>
      <!--METADATA-->
      <text:p text:style-name="P4">
<draw:frame draw:style-name="fr1" draw:name="Image127" text:anchor-type="as-char" svg:width="6.9236in" svg:height="3.946452in" draw:z-index="0">
<draw:image xlink:href="../Images/yкринформ/2023-04-04T16-33-00-03-00/630_360_1680615030-399.jpg" xlink:type="simple" xlink:show="embed" xlink:actuate="onLoad" draw:mime-type="image/jpeg"/>
</draw:frame>
 Китайпродовжує наполягати, що збита над територією Сполучених Штатів повітряна кулябула безпілотним цивільним дирижаблем, а її потрапляння в повітряний простірСША спричинене форс-мажорними обставинами.</text:p>
      <text:p text:style-name="P4">
Про це у вівторок на брифінгу заявила речниця МЗС КНР Мао Нін, передаєкореспондент Укрінформу.</text:p>
      <text:p text:style-name="P4">
«Ми неодноразово пояснювали, що безпілотний китайський цивільний дирижабль,який дрейфував над США, був абсолютно несподіваною та окремою подією,спричиненою форс-мажорними обставинами. <text:a xlink:type="simple" xlink:href="https://www.ukrinform.ua/tag-kitaj" text:style-name="Internet_20_link" text:visited-style-name="Visited_20_Internet_20_Link">
 </text:a>
 рішуче відкидає спотворення та політичні маніпуляції щодо цієїнесподіваної та ізольованої події», - сказала Мао.</text:p>
      <text:p text:style-name="P4">
За її словами, цей повітряний апарат «використовувався для метеорологічних таінших дослідницьких цілей».</text:p>
      <text:p text:style-name="P4">
Водночас, речниця зовнішньополітичного відомства КНР не відповіла, якійкитайській компанії належала збита повітряна куля.</text:p>
      <text:p text:style-name="P4">
«Нам більше нічого додати», - зазначила Мао.</text:p>
      <text:p text:style-name="P4">
<text:span text:style-name="T4">
Читайте також:</text:span>
 <text:a xlink:type="simple" xlink:href="https://www.ukrinform.ua/rubric-world/3691450-kitaj-zaaviv-pro-gotovnist-vzaemodiati-z-es-dla-politicnogo-vreguluvanna-krizi-v-ukraini.html" text:style-name="Internet_20_link" text:visited-style-name="Visited_20_Internet_20_Link">
 </text:a>
</text:p>
      <text:p text:style-name="P4">
Як повідомляв Укрінформ, на початку лютого американські військові <text:a xlink:type="simple" xlink:href="https://www.ukrinform.ua/rubric-world/3665662-stali-vidomi-podrobici-zbitta-kitajskoi-povitranoi-kuli-nad-ssa.html" text:style-name="Internet_20_link" text:visited-style-name="Visited_20_Internet_20_Link">
</text:a>
 , яка вела спостереження за об’єктамина території США. Після цього інциденту держсекретар Ентоні Блінкен скасувавзаплановану поїздку до Китаю.</text:p>
      <text:p text:style-name="P4">
Китайська сторона одразу заявила, що куля мала цивільне призначення іпотрапила в повітряний простір Штатів випадково.</text:p>
      <text:p text:style-name="P4">
<text:span text:style-name="T4">
Читайте також:</text:span>
 <text:a xlink:type="simple" xlink:href="https://www.ukrinform.ua/rubric-world/3671310-u-tajvani-na-odnomu-iz-viddalenih-ostroviv-viavili-kitajsku-povitranu-kulu.html" text:style-name="Internet_20_link" text:visited-style-name="Visited_20_Internet_20_Link">
 </text:a>
</text:p>
      <text:p text:style-name="P4">
3 квітня <text:a xlink:type="simple" xlink:href="https://www.nbcnews.com/politics/national-security/china-spy-balloon-collected-intelligence-us-military-bases-rcna77155" text:style-name="Internet_20_link" text:visited-style-name="Visited_20_Internet_20_Link">
 </text:a>
 із посиланням наненазваних американських високопосадовців, повідомило, що китайська повітрянакуля змогла зібрати розвідувальні дані з кількох американських військовихоб’єктів і передати їх до Пекіна в режимі реального часу.</text:p>
      <text:p text:style-name="P4">
Водночас, такі дані мали обмежену цінність, оскільки американські військовіслідкували за переміщенням аеростата і вживали необхідних заходів захисту.</text:p>
      <text:p text:style-name="P4">
Source: <text:a xlink:type="simple" xlink:href="https://www.ukrinform.ua/rubric-world/3691489-kitaj-napolagae-so-zbita-nad-ssa-povitrana-kula-ne-bula-rozviduvalnou.html" text:style-name="Internet_20_link" text:visited-style-name="Visited_20_Internet_20_Link">
https://www.ukrinform.ua/rubric-world/3691489-kitaj-napolagae-so-zbita-nad-ssa-povitrana-kula-ne-bula-rozviduvalnou.html</text:a>
</text:p>
      <!--NEWS-->
      <text:h text:style-name="P10" text:outline-level="1">
<text:span text:style-name="T4">
ЄКУ закликав міжнародні організації допомогти звільнити українських медиків з полону рф</text:span>
</text:h>
      <text:p text:style-name="P4">
Authors: Ukrinform (Person)</text:p>
      <text:p text:style-name="P4">
Publisher: Укринформ (Organization)</text:p>
      <text:p text:style-name="P4">
Published Time: 2023-04-04T16:35:00+03:00</text:p>
      <text:p text:style-name="P4">
Modified Time: 2023-04-04T16:35:00+03:00</text:p>
      <text:p text:style-name="P4">
Description: Європейський конгрес українців (ЄКУ) закликав міжнародні інституції та організації допомогти звільнити сотні українських військових лікарів і медиків, яких утримують в нелюдських умовах у російському полоні. — Укрінформ.</text:p>
      <text:p text:style-name="P4">
Images: ["<text:a xlink:type="simple" xlink:href="https://static.ukrinform.com/photos/2023_04/thumb_files/630_360_1680615342-292.jpeg" text:style-name="Internet_20_link" text:visited-style-name="Visited_20_Internet_20_Link">
630_360_16806...</text:a>
", "<text:a xlink:type="simple" xlink:href="https://static.ukrinform.com/photos/2023_04/1680615074-875.jpg" text:style-name="Internet_20_link" text:visited-style-name="Visited_20_Internet_20_Link">
1680615074-87...</text:a>
"]</text:p>
      <text:p text:style-name="P4">
Tags: ['Діаспора', 'Полонені', 'Війна з росією']</text:p>
      <text:p text:style-name="P4">
Type: Article</text:p>
      <!--METADATA-->
      <text:p text:style-name="P4">
<draw:frame draw:style-name="fr1" draw:name="Image128" text:anchor-type="as-char" svg:width="6.9236in" svg:height="3.956343in" draw:z-index="0">
<draw:image xlink:href="../Images/yкринформ/2023-04-04T16-35-00-03-00/630_360_1680615342-292.jpeg" xlink:type="simple" xlink:show="embed" xlink:actuate="onLoad" draw:mime-type="image/jpeg"/>
</draw:frame>
Європейський конгрес українців (ЄКУ) закликав міжнародні інституції таорганізації допомогти звільнити сотні українських військових лікарів імедиків, яких утримують в нелюдських умовах у російському полоні.</text:p>
      <text:p text:style-name="P4">
Як передає Укрінформ, про це йдеться у зверненні ЄКУ, поширеному на <text:a xlink:type="simple" xlink:href="https://www.facebook.com/UkrainianWorldCongress/posts/pfbid024x2oYQA4fqik1Z7U6U43pj1N9HL2pT1W4M84koULk98YwfPGudg35ma4AqAJbnq4l" text:style-name="Internet_20_link" text:visited-style-name="Visited_20_Internet_20_Link">
</text:a>
організації.</text:p>
      <text:p text:style-name="P4">
<draw:frame draw:style-name="fr1" draw:name="Image129" text:anchor-type="as-char" svg:width="6.878981in" svg:height="10.0in" draw:z-index="0">
<draw:image xlink:href="../Images/yкринформ/2023-04-04T16-35-00-03-00/1680615074-875.jpg" xlink:type="simple" xlink:show="embed" xlink:actuate="onLoad" draw:mime-type="image/jpeg"/>
</draw:frame>
</text:p>
      <text:p text:style-name="P4">
Зауважується, що, не маючи медикаментів, інструментів та персоналу, українськівійськові лікарі та медики, які зараз перебувають в полоні рф, робили все відних залежне, щоб врятувати життя людей. Не маючи зброї для захисту, вони діялизгідно з міжнародними та людськими законами.</text:p>
      <text:p text:style-name="P4">
У ЄКУ наголосили, що ув’язнених російською федерацією лікарів і медиківутримують у нелюдських умовах. Хоча офіційно цей факт росія не підтверджує,вона порушує міжнародно-правові норми, засадничі положення Женевськоїконвенції про поводження з військовополоненими.</text:p>
      <text:p text:style-name="P4">
«Полонених лікарів і медиків – сотні. Ми закликаємо міжнародні інституції незабувати про цю болючу реальність. Закликаємо міжнародні організації допомогтизвільнити з полону українських військових лікарів і медиків», – ідеться узверненні.</text:p>
      <text:p text:style-name="P4">
Нагадаємо, раніше Європейський конгрес українців <text:a xlink:type="simple" xlink:href="https://www.ukrinform.ua/rubric-diaspora/3687880-evropejskij-kongres-ukrainciv-poperediv-pro-poavu-sumnivnih-proukrainskih-organizacij.html" text:style-name="Internet_20_link" text:visited-style-name="Visited_20_Internet_20_Link">
</text:a>
 заяву,в якій попередив про нову тенденцію появи псевдоукраїнських абопсевдопроукраїнських організацій, цілі яких незрозумілі, а лідери невідомі.</text:p>
      <text:p text:style-name="P4">
Source: <text:a xlink:type="simple" xlink:href="https://www.ukrinform.ua/rubric-diaspora/3691491-eku-zaklikav-miznarodni-organizacii-dopomogti-zvilniti-ukrainskih-vijskovih-medikiv-z-polonu-rf.html" text:style-name="Internet_20_link" text:visited-style-name="Visited_20_Internet_20_Link">
https://www.ukrinform.ua/rubric-diaspora/3691491-eku-zaklikav-miznarodni-organizacii-dopomogti-zvilniti-ukrainskih-vijskovih-medikiv-z-polonu-rf.html</text:a>
</text:p>
      <!--NEWS-->
      <text:h text:style-name="P10" text:outline-level="1">
<text:span text:style-name="T4">
«Мавка. Лісова пісня» стала лідером переглядів у кінотеатрах Франції</text:span>
</text:h>
      <text:p text:style-name="P4">
Authors: Ukrinform (Person)</text:p>
      <text:p text:style-name="P4">
Publisher: Укринформ (Organization)</text:p>
      <text:p text:style-name="P4">
Published Time: 2023-04-04T16:36:00+03:00</text:p>
      <text:p text:style-name="P4">
Modified Time: 2023-04-04T16:36:00+03:00</text:p>
      <text:p text:style-name="P4">
Description: Анімаційна стрічка «Мавка. Лісова пісня», що вийшла 29 березня у французький прокат, посіла першу позицію серед всіх прем’єрних релізів. — Укрінформ.</text:p>
      <text:p text:style-name="P4">
Images: ["<text:a xlink:type="simple" xlink:href="https://static.ukrinform.com/photos/2023_04/thumb_files/630_360_1680615242-465.jpg" text:style-name="Internet_20_link" text:visited-style-name="Visited_20_Internet_20_Link">
630_360_16806...</text:a>
"]</text:p>
      <text:p text:style-name="P4">
Tags: ['Франція', 'Мультфільм', 'Кінотеатр']</text:p>
      <text:p text:style-name="P4">
Type: Article</text:p>
      <!--METADATA-->
      <text:p text:style-name="P4">
<draw:frame draw:style-name="fr1" draw:name="Image130" text:anchor-type="as-char" svg:width="6.9236in" svg:height="3.956343in" draw:z-index="0">
<draw:image xlink:href="../Images/yкринформ/2023-04-04T16-36-00-03-00/630_360_1680615242-465.jpg" xlink:type="simple" xlink:show="embed" xlink:actuate="onLoad" draw:mime-type="image/jpeg"/>
</draw:frame>
 Анімаційнастрічка «Мавка. Лісова пісня», що вийшла 29 березня у французький прокат,посіла першу позицію серед всіх прем’єрних релізів.</text:p>
      <text:p text:style-name="P4">
Про це повідомляє <text:a xlink:type="simple" xlink:href="https://www.facebook.com/ukrainefilmagency/posts/pfbid0hN3h51sjqniPihMJhNnHhJ4opkK8zAPBeJLhvr8f66dZyf33UCWrF15J3hQWmfW3l" text:style-name="Internet_20_link" text:visited-style-name="Visited_20_Internet_20_Link">
</text:a>
, передає Укрінформ.</text:p>
      <text:p text:style-name="P4">
«Анімаційна стрічка вийшла в український прокат 2 березня, а вже з 29 березнявона вийшла на великі екрани французьких кінотеатрів. За даними першого дняпрокату, <text:a xlink:type="simple" xlink:href="https://www.ukrinform.ua/tag-multik" text:style-name="Internet_20_link" text:visited-style-name="Visited_20_Internet_20_Link">
 </text:a>
 посів першу позицію середвсіх прем’єрних релізів, обійшовши блокбастер «Шазам! Лють богів», - йдеться вповідомленні.</text:p>
      <text:p text:style-name="P4">
Також зазначається, що станом на понеділок на мультфільм у Франції продано 160827 квитків. Як підкреслюють у Держкіно, це означає другий за результативністюстартовий вікенд у національному французькому прокаті у 2023 році, а такожп’яте місце у національному бокс-офісі Франції за тиждень та 5% французькогокінотеатрального ринку.</text:p>
      <text:p text:style-name="P4">
Як повідомлялося, анімаційний фільм «Мавка. Лісова пісня» створений запідтримки Держкіно та Агентства США з міжнародного розвитку (USAID).Кінотеатральну дистрибуцію в Україні здійснює FILM.UA Distribution таKinomania Film Distribution.</text:p>
      <text:p text:style-name="P4">
<text:span text:style-name="T4">
Читайте також:</text:span>
 <text:a xlink:type="simple" xlink:href="https://www.ukrinform.ua/rubric-culture/3680735-hristina-solovij-prezentuvala-klip-na-saundtrek-do-multfilmu-mavka-lisova-pisna.html" text:style-name="Internet_20_link" text:visited-style-name="Visited_20_Internet_20_Link">
 </text:a>
</text:p>
      <text:p text:style-name="P4">
Мультфільм став найкасовішою стрічкою за всі часи незалежності України,зібравши за чотири вікенди <text:a xlink:type="simple" xlink:href="https://www.ukrinform.ua/rubric-culture/3688504-za-cotiri-vikendi-prokatu-mavka-lisova-pisna-zibrala-majze-100-miljoniv.html" text:style-name="Internet_20_link" text:visited-style-name="Visited_20_Internet_20_Link">
 </text:a>
 . У широкий національний прокат "Мавка. Лісова пісня"вийшла 2 березня.</text:p>
      <text:p text:style-name="P4">
Source: <text:a xlink:type="simple" xlink:href="https://www.ukrinform.ua/rubric-culture/3691494-mavka-lisova-pisna-stala-liderom-peregladiv-u-kinoteatrah-francii.html" text:style-name="Internet_20_link" text:visited-style-name="Visited_20_Internet_20_Link">
https://www.ukrinform.ua/rubric-culture/3691494-mavka-lisova-pisna-stala-liderom-peregladiv-u-kinoteatrah-francii.html</text:a>
</text:p>
      <!--NEWS-->
      <text:h text:style-name="P10" text:outline-level="1">
<text:span text:style-name="T4">
Уряд оновив план заходів з реалізації Стратегії деокупації та реінтеграції Криму</text:span>
</text:h>
      <text:p text:style-name="P4">
Authors: Ukrinform (Person)</text:p>
      <text:p text:style-name="P4">
Publisher: Укринформ (Organization)</text:p>
      <text:p text:style-name="P4">
Published Time: 2023-04-04T16:39:00+03:00</text:p>
      <text:p text:style-name="P4">
Modified Time: 2023-04-04T16:39:00+03:00</text:p>
      <text:p text:style-name="P4">
Description: Кабінет Міністрів затвердив зміни до плану заходів з реалізації Стратегії деокупації та реінтеграції тимчасово окупованої території Автономної Республіки Крим та міста Севастополя, врахувавши умови воєнного стану та ймовірність звільнення півострова вже найближчим часом. — Укрінформ.</text:p>
      <text:p text:style-name="P4">
Images: ["<text:a xlink:type="simple" xlink:href="https://static.ukrinform.com/photos/2023_02/thumb_files/630_360_1677412169-714.jpg" text:style-name="Internet_20_link" text:visited-style-name="Visited_20_Internet_20_Link">
630_360_16774...</text:a>
"]</text:p>
      <text:p text:style-name="P4">
Tags: ['Кабмін', 'Крим', 'Стратегія деокупації Криму', 'Війна з росією']</text:p>
      <text:p text:style-name="P4">
Type: Article</text:p>
      <!--METADATA-->
      <text:p text:style-name="P4">
<draw:frame draw:style-name="fr1" draw:name="Image131" text:anchor-type="as-char" svg:width="6.9236in" svg:height="3.956343in" draw:z-index="0">
<draw:image xlink:href="../Images/yкринформ/2023-04-04T16-39-00-03-00/630_360_1677412169-714.jpg" xlink:type="simple" xlink:show="embed" xlink:actuate="onLoad" draw:mime-type="image/jpeg"/>
</draw:frame>
 КабінетМіністрів затвердив зміни до плану заходів з реалізації Стратегії деокупаціїта реінтеграції тимчасово окупованої території Автономної Республіки Крим таміста Севастополя, врахувавши умови воєнного стану та ймовірність звільненняпівострова вже найближчим часом.</text:p>
      <text:p text:style-name="P4">
Про це повідомляє Укрінформ із посиланням на <text:a xlink:type="simple" xlink:href="https://minre.gov.ua/2023/04/04/aktualizovano-plan-zahodiv-z-realizacziyi-strategiyi-deokupacziyi-ta-reintegracziyi-ar-krym-rishennya-uryadu/" text:style-name="Internet_20_link" text:visited-style-name="Visited_20_Internet_20_Link">
</text:a>
Міністерства з питань реінтеграції тимчасово окупованих територій.</text:p>
      <text:p text:style-name="P4">
«Звільнення Криму – неминуче. Вже зараз держава має підготуватися доповноцінного відновлення української влади в Криму. Передусім – сформуватинадійний кадровий резерв відновлення. Ці громадяни мають забезпечити не тількивідродження державного управління, а й відновлення справедливості. Ми маємочіткий план дій, за кожним пунктом закріплені відповідальні виконавці», –сказала віцепрем'єр-міністр - міністр з питань реінтеграції тимчасовоокупованих територій Ірина Верещук.</text:p>
      <text:p text:style-name="P4">
Загалом план включає 127 актуалізованих заходів. Він стосується таких сфер, якзахист прав громадян України та юридичних осіб, законні інтереси яких булипорушені внаслідок збройної агресії; соціальна та гуманітарна політика;міжнародне співробітництво; економічна політика; оборонна та безпековаскладові.</text:p>
      <text:p text:style-name="P4">
<text:span text:style-name="T4">
Читайте також:</text:span>
 <text:a xlink:type="simple" xlink:href="https://www.ukrinform.ua/rubric-crimea/3691477-danilov-opriludneni-12-krokiv-deokupacii-krimu-moe-bacenna-a-ne-oficijnij-dokument.html" text:style-name="Internet_20_link" text:visited-style-name="Visited_20_Internet_20_Link">
 </text:a>
</text:p>
      <text:p text:style-name="P4">
Також включено нові заходи, серед яких: розробка законопроєкту «Про правовийрежим на деокупованих територіях»; формування резерву працівників длякомплектування судових, правоохоронних, державних органів; створеннявійськової адміністрації для діяльності на території АР <text:a xlink:type="simple" xlink:href="https://www.ukrinform.ua/rubric-crimea" text:style-name="Internet_20_link" text:visited-style-name="Visited_20_Internet_20_Link">
</text:a>
 ; медична, реабілітаційна,психологічна адаптація ветеранів війни та звільнених з російського полонуосіб.</text:p>
      <text:p text:style-name="P4">
Як повідомляв Укрінформ, постійна представниця Президента України в АРК ТамілаТашева 24 березня заявила, що стратегія деокупації та реінтеграції тимчасовоокупованої території АР Крим та міста Севастополя закріпить ключову тезу, що <text:a xlink:type="simple" xlink:href="https://www.ukrinform.ua/rubric-crimea/3686929-strategia-deokupacii-taseva-zaavila-so-zaversenna-vijni-rozpocnetsa-zi-zvilnenna-krimu.html" text:style-name="Internet_20_link" text:visited-style-name="Visited_20_Internet_20_Link">
</text:a>
</text:p>
      <text:p text:style-name="P4">
<text:a xlink:type="simple" xlink:href="https://www.ukrinform.ua/rubric-ato/3690486-sekretar-rnbo-zaproponuvav-12-krokiv-deokupacii-krimu.html" text:style-name="Internet_20_link" text:visited-style-name="Visited_20_Internet_20_Link">
 </text:a>
 де серед іншого йдеться пропокарання гауляйтерів та колаборантів, звільнення ув’язнених українців такримських татар, демонтаж Кримського мосту та перейменування Севастополя наАхтіар.</text:p>
      <text:p text:style-name="P4">
Source: <text:a xlink:type="simple" xlink:href="https://www.ukrinform.ua/rubric-crimea/3691505-urad-onoviv-plan-zahodiv-z-realizacii-strategii-deokupacii-ta-reintegracii-krimu.html" text:style-name="Internet_20_link" text:visited-style-name="Visited_20_Internet_20_Link">
https://www.ukrinform.ua/rubric-crimea/3691505-urad-onoviv-plan-zahodiv-z-realizacii-strategii-deokupacii-ta-reintegracii-krimu.html</text:a>
</text:p>
      <!--NEWS-->
      <text:h text:style-name="P10" text:outline-level="1">
<text:span text:style-name="T4">
росіяни з «Градів» обстріляли Українськ на Донеччині</text:span>
</text:h>
      <text:p text:style-name="P4">
Authors: Ukrinform (Person)</text:p>
      <text:p text:style-name="P4">
Publisher: Укринформ (Organization)</text:p>
      <text:p text:style-name="P4">
Published Time: 2023-04-04T16:40:00+03:00</text:p>
      <text:p text:style-name="P4">
Modified Time: 2023-04-04T16:40:00+03:00</text:p>
      <text:p text:style-name="P4">
Description: російські загарбники 4 квітня з РЗСВ «Град» обстріляли Українськ - місто Селидівської міської громади Донецької області. — Укрінформ.</text:p>
      <text:p text:style-name="P4">
Images: ["<text:a xlink:type="simple" xlink:href="https://static.ukrinform.com/photos/2023_04/thumb_files/630_360_1680615551-943.jpg" text:style-name="Internet_20_link" text:visited-style-name="Visited_20_Internet_20_Link">
630_360_16806...</text:a>
", "<text:a xlink:type="simple" xlink:href="https://static.ukrinform.com/photos/2023_04/1680615552-882.jpg" text:style-name="Internet_20_link" text:visited-style-name="Visited_20_Internet_20_Link">
1680615552-88...</text:a>
"]</text:p>
      <text:p text:style-name="P4">
Tags: ['Донеччина', 'Обстріл', 'Війна з росією']</text:p>
      <text:p text:style-name="P4">
Type: Article</text:p>
      <!--METADATA-->
      <text:p text:style-name="P4">
<draw:frame draw:style-name="fr1" draw:name="Image132" text:anchor-type="as-char" svg:width="6.9236in" svg:height="3.956343in" draw:z-index="0">
<draw:image xlink:href="../Images/yкринформ/2023-04-04T16-40-00-03-00/630_360_1680615551-943.jpg" xlink:type="simple" xlink:show="embed" xlink:actuate="onLoad" draw:mime-type="image/jpeg"/>
</draw:frame>
 російськізагарбники 4 квітня з РЗСВ «Град» обстріляли Українськ - місто Селидівськоїміської громади Донецької області.</text:p>
      <text:p text:style-name="P4">
Як передає Укрінформ, про це у <text:a xlink:type="simple" xlink:href="https://t.me/selidyvskamva/7127" text:style-name="Internet_20_link" text:visited-style-name="Visited_20_Internet_20_Link">
 </text:a>
 повідомилаСелидівська міська військова адміністрація та опублікувала відповідніфотографії руйнувань.</text:p>
      <text:p text:style-name="P4">
«Українськ Селидівської громади знову під ворожим <text:a xlink:type="simple" xlink:href="https://www.ukrinform.ua/tag-obstril" text:style-name="Internet_20_link" text:visited-style-name="Visited_20_Internet_20_Link">
</text:a>
 . Сьогодні Українськ знову опинивсяпід рашистським артобстрілом з РСЗВ «Град». Внаслідок ворожої атаки пошкодженіжитлові будинки та господарські споруди», - йдеться у повідомленні.</text:p>
      <text:p text:style-name="P4">
<draw:frame draw:style-name="fr1" draw:name="Image133" text:anchor-type="as-char" svg:width="6.9236in" svg:height="9.231467in" draw:z-index="0">
<draw:image xlink:href="../Images/yкринформ/2023-04-04T16-40-00-03-00/1680615552-882.jpg" xlink:type="simple" xlink:show="embed" xlink:actuate="onLoad" draw:mime-type="image/jpeg"/>
</draw:frame>
</text:p>
      <text:p text:style-name="P4">
Також зазначається, що наразі обійшлося без загиблих та постраждалих.</text:p>
      <text:p text:style-name="P4">
<text:span text:style-name="T4">
Читайте також:</text:span>
 <text:a xlink:type="simple" xlink:href="https://www.ukrinform.ua/rubric-ato/3691439-rosiani-znovu-zastosuvali-boepripasi-z-himicnou-recovinou-vijskovi.html" text:style-name="Internet_20_link" text:visited-style-name="Visited_20_Internet_20_Link">
 </text:a>
</text:p>
      <text:p text:style-name="P4">
Як повідомлялося, Донеччина перебуває під постійними обстрілами російськихвійськ, щодня ворог вбиває та травмує цивільних мешканців, пошкоджуєінфраструктурні об’єкти.</text:p>
      <text:p text:style-name="P4">
<text:span text:style-name="T5">
Фото: Селидівська МВА</text:span>
</text:p>
      <text:p text:style-name="P4">
Source: <text:a xlink:type="simple" xlink:href="https://www.ukrinform.ua/rubric-ato/3691498-rosiani-z-gradiv-obstrilali-ukrainsk-na-doneccini.html" text:style-name="Internet_20_link" text:visited-style-name="Visited_20_Internet_20_Link">
https://www.ukrinform.ua/rubric-ato/3691498-rosiani-z-gradiv-obstrilali-ukrainsk-na-doneccini.html</text:a>
</text:p>
      <!--NEWS-->
      <text:h text:style-name="P10" text:outline-level="1">
<text:span text:style-name="T4">
У Криму росіяни риють окопи на узбережжі та по периметру населених пунктів</text:span>
</text:h>
      <text:p text:style-name="P4">
Authors: Ukrinform (Person)</text:p>
      <text:p text:style-name="P4">
Publisher: Укринформ (Organization)</text:p>
      <text:p text:style-name="P4">
Published Time: 2023-04-04T16:47:00+03:00</text:p>
      <text:p text:style-name="P4">
Modified Time: 2023-04-04T16:47:00+03:00</text:p>
      <text:p text:style-name="P4">
Description: У тимчасово окупованому Криму російські загарбники мінують територію та активно риють окопи. — Укрінформ.</text:p>
      <text:p text:style-name="P4">
Images: ["<text:a xlink:type="simple" xlink:href="https://static.ukrinform.com/photos/2022_08/thumb_files/630_360_1661971960-889.jpg" text:style-name="Internet_20_link" text:visited-style-name="Visited_20_Internet_20_Link">
630_360_16619...</text:a>
"]</text:p>
      <text:p text:style-name="P4">
Tags: ['Мінування', 'Окупація Криму', 'Війна з росією']</text:p>
      <text:p text:style-name="P4">
Type: Article</text:p>
      <!--METADATA-->
      <text:p text:style-name="P4">
<draw:frame draw:style-name="fr1" draw:name="Image134" text:anchor-type="as-char" svg:width="6.9236in" svg:height="3.956343in" draw:z-index="0">
<draw:image xlink:href="../Images/yкринформ/2023-04-04T16-47-00-03-00/630_360_1661971960-889.jpg" xlink:type="simple" xlink:show="embed" xlink:actuate="onLoad" draw:mime-type="image/jpeg"/>
</draw:frame>
 Утимчасово окупованому Криму російські загарбники мінують територію та активнориють окопи.</text:p>
      <text:p text:style-name="P4">
Про це повідомляє в Телеграмі голова правління Кримськотатарського ресурсногоцентру Ескендер Барієв, передає Укрінформ.</text:p>
      <text:p text:style-name="P4">
«Від своїх джерел ми отримали інформацію, що копають окопи не лише вздовжузбережжя, а й по периметру населених пунктів. Наприклад, біля сіл Некрасовката Дмитрівка в Совєтському районі. І не тільки. Також нам дали інформацію, щоросіяни закопують міни в Красноперекопському районі, в степах. Риють окопиближче й до Арабатської стрілки та Чонгара, в Генічеському районі, тобто поАзовському морю. Але оскільки там дуже вологий ґрунт, прокладають дерев’яніспоруди», — розповідає Барієв.</text:p>
      <text:p text:style-name="P4">
Крім цього, за словами голови правління КРЦ, у <text:a xlink:type="simple" xlink:href="https://www.ukrinform.ua/tag-krim" text:style-name="Internet_20_link" text:visited-style-name="Visited_20_Internet_20_Link">
</text:a>
 фактично зупинився будівельний бізнессаме тому, що вся техніка задіяна у підготовці фортифікаційних споруд назаході й півночі півострова, а також уздовж Північнокримського каналу.</text:p>
      <text:p text:style-name="P4">
Також він зазначив, що у Криму багато російських військових дислокуються впублічних місцях, є й вагнерівці.</text:p>
      <text:p text:style-name="P4">
<text:span text:style-name="T4">
Читайте також:</text:span>
 <text:a xlink:type="simple" xlink:href="https://www.ukrinform.ua/rubric-ato/3691462-rosia-ne-mae-sil-dla-nastupu-po-vsij-linii-frontu-i-okopuetsa-poblizu-krimu-vijskovi.html" text:style-name="Internet_20_link" text:visited-style-name="Visited_20_Internet_20_Link">
 </text:a>
</text:p>
      <text:p text:style-name="P4">
Як повідомляв Укрінформ, загальна площа замінованих територій в Українівнаслідок російської агресії становить 174 тисячі квадратних кілометрів, щовдвічі більше, ніж площа Австрії.</text:p>
      <text:p text:style-name="P4">
Source: <text:a xlink:type="simple" xlink:href="https://www.ukrinform.ua/rubric-crimea/3691502-u-krimu-rosiani-riut-okopi-na-uzberezzi-ta-po-perimetru-naselenih-punktiv.html" text:style-name="Internet_20_link" text:visited-style-name="Visited_20_Internet_20_Link">
https://www.ukrinform.ua/rubric-crimea/3691502-u-krimu-rosiani-riut-okopi-na-uzberezzi-ta-po-perimetru-naselenih-punktiv.html</text:a>
</text:p>
      <!--NEWS-->
      <text:h text:style-name="P10" text:outline-level="1">
<text:span text:style-name="T4">
Більша частина Київщини вже розмінована – ДСНС</text:span>
</text:h>
      <text:p text:style-name="P4">
Authors: Ukrinform (Person)</text:p>
      <text:p text:style-name="P4">
Publisher: Укринформ (Organization)</text:p>
      <text:p text:style-name="P4">
Published Time: 2023-04-04T16:49:00+03:00</text:p>
      <text:p text:style-name="P4">
Modified Time: 2023-04-04T16:49:00+03:00</text:p>
      <text:p text:style-name="P4">
Description: Основна частина території Київської області вже очищена від вибухонебезпечних предметів. — Укрінформ.</text:p>
      <text:p text:style-name="P4">
Images: ["<text:a xlink:type="simple" xlink:href="https://static.ukrinform.com/photos/2022_09/thumb_files/630_360_1663152431-130.jpg" text:style-name="Internet_20_link" text:visited-style-name="Visited_20_Internet_20_Link">
630_360_16631...</text:a>
"]</text:p>
      <text:p text:style-name="P4">
Tags: ['ДСНС', 'Розмінування', 'Київщина']</text:p>
      <text:p text:style-name="P4">
Type: Article</text:p>
      <!--METADATA-->
      <text:p text:style-name="P4">
<draw:frame draw:style-name="fr1" draw:name="Image135" text:anchor-type="as-char" svg:width="6.9236in" svg:height="3.959503in" draw:z-index="0">
<draw:image xlink:href="../Images/yкринформ/2023-04-04T16-49-00-03-00/630_360_1663152431-130.jpg" xlink:type="simple" xlink:show="embed" xlink:actuate="onLoad" draw:mime-type="image/jpeg"/>
</draw:frame>
 Основначастина території Київської області вже очищена від вибухонебезпечнихпредметів.</text:p>
      <text:p text:style-name="P4">
Про це в ефірі програми «Сніданок з 1+1» заявив заступник начальника частинипіротехнічних робіт ДСНС України, підполковник Денис Трачук, передаєкореспондент Укрінформу.</text:p>
      <text:p text:style-name="P4">
«Залишаються ще окремі випадки, коли люди виявляють боєприпаси, і ми на цеоперативно реагуємо. Також люди повертаються у свої домівки і звертаються донас, щоб ми їх обстежили на предмет ВНП. Але загалом більша частина територіїКиївщини вже очищена (від боєприпасів – ред.)», - уточнив Трачук.</text:p>
      <text:p text:style-name="P4">
<text:span text:style-name="T4">
Читайте також:</text:span>
 <text:a xlink:type="simple" xlink:href="https://www.ukrinform.ua/rubric-society/3691329-minoboroni-i-kompania-tetra-tech-rozpocinaut-proekt-z-gumanitarnogo-rozminuvanna.html" text:style-name="Internet_20_link" text:visited-style-name="Visited_20_Internet_20_Link">
 </text:a>
</text:p>
      <text:p text:style-name="P4">
Відповідаючи на питання про те, скільки за день сапер здатен очистититериторії від вибухонебезпечних предметів, представник ДСНС України сказав, щоце залежить від забрудненості території <text:a xlink:type="simple" xlink:href="https://www.ukrinform.ua/tag-mina" text:style-name="Internet_20_link" text:visited-style-name="Visited_20_Internet_20_Link">
 </text:a>
і металами, бо рятувальники у своїй роботі застосовують металошукачі.</text:p>
      <text:p text:style-name="P4">
«І коли ми виявляємо якийсь сигнал, ми маємо з ним попрацювати певний час.Тобто, пропускати сигнали не можна, так як ми можемо пропустити міну. Загалом- бувають території, на яких чисто, і швидше йде робота, а бувають такі, щопотрібно кожен сантиметр зупинятися (щоб перевірити, чи є ВНП – ред.)», -заявив він.</text:p>
      <text:p text:style-name="P4">
Як повідомлялося, з нагоди Міжнародного дня просвіти з питань мінної небезпекирятувальники разом і закордонними партнерами відкрили <text:a xlink:type="simple" xlink:href="https://www.ukrinform.ua/rubric-kyiv/3691448-u-kievi-prezentuvali-vistavku-vijna-ocima-pirotehnikiv-dsns.html" text:style-name="Internet_20_link" text:visited-style-name="Visited_20_Internet_20_Link">
</text:a>
 .</text:p>
      <text:p text:style-name="P4">
<text:span text:style-name="T5">
Фото: Мінреінтеграції</text:span>
</text:p>
      <text:p text:style-name="P4">
Source: <text:a xlink:type="simple" xlink:href="https://www.ukrinform.ua/rubric-regions/3691507-bilsa-castina-kiivsini-vze-rozminovana-dsns.html" text:style-name="Internet_20_link" text:visited-style-name="Visited_20_Internet_20_Link">
https://www.ukrinform.ua/rubric-regions/3691507-bilsa-castina-kiivsini-vze-rozminovana-dsns.html</text:a>
</text:p>
      <!--NEWS-->
      <text:h text:style-name="P10" text:outline-level="1">
<text:span text:style-name="T4">
Данілов назвав блефом заяви шойгу про передачу білорусі «Іскандерів»</text:span>
</text:h>
      <text:p text:style-name="P4">
Authors: Ukrinform (Person)</text:p>
      <text:p text:style-name="P4">
Publisher: Укринформ (Organization)</text:p>
      <text:p text:style-name="P4">
Published Time: 2023-04-04T16:49:06+03:00</text:p>
      <text:p text:style-name="P4">
Modified Time: 2023-04-04T16:49:06+03:00</text:p>
      <text:p text:style-name="P4">
Description: Секретар Ради національної безпеки та оборони Олексій Данілов наголосив, що заяви міністра оборони рф сергія шойгу про нібито передачу білорусі комплексів "Іскандер-М", які можуть нести ядерні заряди, є блефом. — Укрінформ.</text:p>
      <text:p text:style-name="P4">
Images: ["<text:a xlink:type="simple" xlink:href="https://static.ukrinform.com/photos/2022_02/thumb_files/630_360_1645442790-708.jpg" text:style-name="Internet_20_link" text:visited-style-name="Visited_20_Internet_20_Link">
630_360_16454...</text:a>
"]</text:p>
      <text:p text:style-name="P4">
Tags: ['РНБО', 'Ядерна зброя', 'Данілов', 'Війна з росією']</text:p>
      <text:p text:style-name="P4">
Type: Article</text:p>
      <!--METADATA-->
      <text:p text:style-name="P4">
<draw:frame draw:style-name="fr1" draw:name="Image136" text:anchor-type="as-char" svg:width="6.9236in" svg:height="3.956343in" draw:z-index="0">
<draw:image xlink:href="../Images/yкринформ/2023-04-04T16-49-06-03-00/630_360_1645442790-708.jpg" xlink:type="simple" xlink:show="embed" xlink:actuate="onLoad" draw:mime-type="image/jpeg"/>
</draw:frame>
 СекретарРади національної безпеки та оборони Олексій Данілов наголосив, що заявиміністра оборони рф сергія шойгу про нібито передачу білорусі комплексів"Іскандер-М", які можуть нести ядерні заряди, є блефом.</text:p>
      <text:p text:style-name="P4">
Таку думку він висловив під час дискусії “Україна перед обличчям зовнішніхвикликів”, повідомляє кореспондент Укрінформу.</text:p>
      <text:p text:style-name="P4">
“Що стосується ядерної зброї - чистий блеф російської федерації. У них євелике бажання якомога швидше вийти на перемовини і за нашими спинамидомовлятися, щоб з ними сіли за стіл переговорів”, - сказав Данілов.</text:p>
      <text:p text:style-name="P4">
На його переконання, у росії хочуть вийти на переговори і "роблять усе можливеі неможливе, щоб все це відбулося, в тому числі й так званий ядерний шантаж”.</text:p>
      <text:p text:style-name="P4">
<text:span text:style-name="T4">
Читайте також:</text:span>
 <text:a xlink:type="simple" xlink:href="https://www.ukrinform.ua/rubric-crimea/3691477-danilov-opriludneni-12-krokiv-deokupacii-krimu-moe-bacenna-a-ne-oficijnij-dokument.html" text:style-name="Internet_20_link" text:visited-style-name="Visited_20_Internet_20_Link">
 </text:a>
</text:p>
      <text:p text:style-name="P4">
“Якщо росія поставить саме боєголовки, тому що зараз там є засоби донесення,як сказав міністр оборони російської федерації, “Іскандер-М”, я можу сказати,що вони будуть і надалі пробувати нагнітати цю ситуацію”, - заявив секретар <text:a xlink:type="simple" xlink:href="https://www.ukrinform.ua/tag-rnbo" text:style-name="Internet_20_link" text:visited-style-name="Visited_20_Internet_20_Link">
</text:a>
 .</text:p>
      <text:p text:style-name="P4">
Водночас він наголосив, що важливими будуть результати майбутнього візиту доКитаю президента Франції Еммануеля Макрона.</text:p>
      <text:p text:style-name="P4">
<text:span text:style-name="T4">
Читайте також:</text:span>
 <text:a xlink:type="simple" xlink:href="https://www.ukrinform.ua/rubric-polytics/3691396-risenna-rosii-pro-adernu-zbrou-v-bilorusi-pramo-zagrozue-evropejskij-bezpeci-borrel.html" text:style-name="Internet_20_link" text:visited-style-name="Visited_20_Internet_20_Link">
 </text:a>
</text:p>
      <text:p text:style-name="P4">
Як <text:a xlink:type="simple" xlink:href="https://www.ukrinform.ua/rubric-world/3691367-sojgu-zaaviv-so-rosia-peredala-bilorusi-iskanderi-zdatni-nesti-aderni-raketi.html" text:style-name="Internet_20_link" text:visited-style-name="Visited_20_Internet_20_Link">
 </text:a>
 , міністр оборониросії сергій шойгу на селекторній нараді з керівним складом збройних силкраїни доповів про оснащення військових частин білорусі комплексами"Іскандер-М", які можуть нести ядерні заряди.</text:p>
      <text:p text:style-name="P4">
Source: <text:a xlink:type="simple" xlink:href="https://www.ukrinform.ua/rubric-polytics/3691503-danilov-nazvav-blefom-zaavi-sojgu-pro-peredacu-bilorusi-iskanderiv.html" text:style-name="Internet_20_link" text:visited-style-name="Visited_20_Internet_20_Link">
https://www.ukrinform.ua/rubric-polytics/3691503-danilov-nazvav-blefom-zaavi-sojgu-pro-peredacu-bilorusi-iskanderiv.html</text:a>
</text:p>
      <!--NEWS-->
      <text:h text:style-name="P10" text:outline-level="1">
<text:span text:style-name="T4">
У Краматорську через прорив частини дамби підтоплені близько 260 будинків</text:span>
</text:h>
      <text:p text:style-name="P4">
Authors: Ukrinform (Person)</text:p>
      <text:p text:style-name="P4">
Publisher: Укринформ (Organization)</text:p>
      <text:p text:style-name="P4">
Published Time: 2023-04-04T16:54:00+03:00</text:p>
      <text:p text:style-name="P4">
Modified Time: 2023-04-04T16:54:00+03:00</text:p>
      <text:p text:style-name="P4">
Description: У Краматорську на Донеччині через прорив частини дамби на 30 вулицях підтоплені близько 260 будинків, вода продовжує прибувати. — Укрінформ.</text:p>
      <text:p text:style-name="P4">
Images: ["<text:a xlink:type="simple" xlink:href="https://static.ukrinform.com/photos/2023_04/thumb_files/630_360_1680616776-603.jpg" text:style-name="Internet_20_link" text:visited-style-name="Visited_20_Internet_20_Link">
630_360_16806...</text:a>
", "<text:a xlink:type="simple" xlink:href="https://static.ukrinform.com/photos/2023_04/1680616790-479.jpg" text:style-name="Internet_20_link" text:visited-style-name="Visited_20_Internet_20_Link">
1680616790-47...</text:a>
", "<text:a xlink:type="simple" xlink:href="https://static.ukrinform.com/photos/2023_04/1680616806-359.jpg" text:style-name="Internet_20_link" text:visited-style-name="Visited_20_Internet_20_Link">
1680616806-35...</text:a>
"]</text:p>
      <text:p text:style-name="P4">
Tags: ['ДСНС', 'Кириленко', 'Краматорськ', 'Дамба']</text:p>
      <text:p text:style-name="P4">
Type: Article</text:p>
      <!--METADATA-->
      <text:p text:style-name="P4">
<draw:frame draw:style-name="fr1" draw:name="Image137" text:anchor-type="as-char" svg:width="6.9236in" svg:height="3.956343in" draw:z-index="0">
<draw:image xlink:href="../Images/yкринформ/2023-04-04T16-54-00-03-00/630_360_1680616776-603.jpg" xlink:type="simple" xlink:show="embed" xlink:actuate="onLoad" draw:mime-type="image/jpeg"/>
</draw:frame>
 УКраматорську на Донеччині через прорив частини дамби на 30 вулицях підтопленіблизько 260 будинків, вода продовжує прибувати.</text:p>
      <text:p text:style-name="P4">
Як передає Укрінформ, про це у <text:a xlink:type="simple" xlink:href="https://t.me/pavlokyrylenko_donoda/7362" text:style-name="Internet_20_link" text:visited-style-name="Visited_20_Internet_20_Link">
 </text:a>
повідомив керівник Донецької обласної військової адміністрації ПавлоКириленко, опублікувавши відповідні фотографії.</text:p>
      <text:p text:style-name="P4">
«Близько 260 будинків на 30 вулицях підтоплено у <text:a xlink:type="simple" xlink:href="https://www.ukrinform.ua/tag-kramatorsk" text:style-name="Internet_20_link" text:visited-style-name="Visited_20_Internet_20_Link">
</text:a>
 Це оперативна інформація щодонадзвичайної події, яка сталася у селищі Краматорської територіальної громади.На одному зі ставків частково зруйновано водоскидний шлюз, в результаті чоговідбувається неконтрольоване скидання води. Вода прибуває», - написав очільникобласті.</text:p>
      <text:p text:style-name="P4">
<draw:frame draw:style-name="fr1" draw:name="Image138" text:anchor-type="as-char" svg:width="6.9236in" svg:height="4.615733in" draw:z-index="0">
<draw:image xlink:href="../Images/yкринформ/2023-04-04T16-54-00-03-00/1680616790-479.jpg" xlink:type="simple" xlink:show="embed" xlink:actuate="onLoad" draw:mime-type="image/jpeg"/>
</draw:frame>
</text:p>
      <text:p text:style-name="P4">
Він зазначив, що обласна військова адміністрація координує роботи змінімізації наслідків розливу: на місці події працюють рятувальники ДСНС,комунальні служби та представники профільних департаментів обласної й міськоївійськових адміністрацій.</text:p>
      <text:p text:style-name="P4">
<text:span text:style-name="T4">
Читайте також:</text:span>
 <text:a xlink:type="simple" xlink:href="https://www.ukrinform.ua/rubric-regions/3691463-proriv-dambi-u-kramatorsku-mer-kaze-so-situacia-skladna-zaluceni-vsi-sluzbi.html" text:style-name="Internet_20_link" text:visited-style-name="Visited_20_Internet_20_Link">
 </text:a>
</text:p>
      <text:p text:style-name="P4">
<draw:frame draw:style-name="fr1" draw:name="Image139" text:anchor-type="as-char" svg:width="6.9236in" svg:height="4.615733in" draw:z-index="0">
<draw:image xlink:href="../Images/yкринформ/2023-04-04T16-54-00-03-00/1680616806-359.jpg" xlink:type="simple" xlink:show="embed" xlink:actuate="onLoad" draw:mime-type="image/jpeg"/>
</draw:frame>
</text:p>
      <text:p text:style-name="P4">
«Створюємо бетонне загородження та розчищаємо русло тамтешньої річки длямінімізації наслідків розливу, розселяємо людей із постраждалих будинків дотимчасового житла», - заявив Кириленко та запевнив, що про перебіг подій будеповідомляти додатково.</text:p>
      <text:p text:style-name="P4">
Як повідомляв Укрінформ, <text:a xlink:type="simple" xlink:href="https://www.ukrinform.ua/rubric-regions/3691348-u-kramatorsku-cerez-zbilsenna-rivna-vodi-prorvalo-castinu-dambi.html" text:style-name="Internet_20_link" text:visited-style-name="Visited_20_Internet_20_Link">
 </text:a>
 У місті вже розгорнуто штаб техногенно-екологічної безпеки танадзвичайних ситуацій (ТЕБ НС), евакуйовано із затоплених будинків шістьмешканців.</text:p>
      <text:p text:style-name="P4">
<text:span text:style-name="T5">
Фото: Донецька обласна військова адміністрація</text:span>
</text:p>
      <text:p text:style-name="P4">
Source: <text:a xlink:type="simple" xlink:href="https://www.ukrinform.ua/rubric-regions/3691517-u-kramatorsku-cerez-proriv-castini-dambi-pidtopleni-blizko-260-budinkiv.html" text:style-name="Internet_20_link" text:visited-style-name="Visited_20_Internet_20_Link">
https://www.ukrinform.ua/rubric-regions/3691517-u-kramatorsku-cerez-proriv-castini-dambi-pidtopleni-blizko-260-budinkiv.html</text:a>
</text:p>
      <!--NEWS-->
      <text:h text:style-name="P10" text:outline-level="1">
<text:span text:style-name="T4">
За вбивство пропагандиста татарського персонально відповідальний путін – Юсов</text:span>
</text:h>
      <text:p text:style-name="P4">
Authors: Ukrinform (Person)</text:p>
      <text:p text:style-name="P4">
Publisher: Укринформ (Organization)</text:p>
      <text:p text:style-name="P4">
Published Time: 2023-04-04T16:56:09+03:00</text:p>
      <text:p text:style-name="P4">
Modified Time: 2023-04-04T16:56:09+03:00</text:p>
      <text:p text:style-name="P4">
Description: російського пропагандиста владлена татарського (максима фоміна) вбив путін, коли розпочав повномасштабне вторгнення в Україну 24 лютого 2022 року.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Вибух', 'росія', 'Єдині новини']</text:p>
      <text:p text:style-name="P4">
Type: Article</text:p>
      <!--METADATA-->
      <text:p text:style-name="P4">
<draw:frame draw:style-name="fr1" draw:name="Image140" text:anchor-type="as-char" svg:width="6.9236in" svg:height="3.956343in" draw:z-index="0">
<draw:image xlink:href="../Images/yкринформ/2023-04-04T16-56-09-03-00/630_360_1674657236-888.jpg" xlink:type="simple" xlink:show="embed" xlink:actuate="onLoad" draw:mime-type="image/jpeg"/>
</draw:frame>
російського пропагандиста владлена татарського (максима фоміна) вбив путін,коли розпочав повномасштабне вторгнення в Україну 24 лютого 2022 року.</text:p>
      <text:p text:style-name="P4">
Як передає Укрінформ, про це в ефірі телемарафону «Єдині новини» сказав речникГоловного управління розвідки Міноборони Андрій Юсов.</text:p>
      <text:p text:style-name="P4">
«владлена татарського вбив <text:a xlink:type="simple" xlink:href="https://www.ukrinform.ua/tag-putin" text:style-name="Internet_20_link" text:visited-style-name="Visited_20_Internet_20_Link">
 </text:a>
 , колирозпочав повномасштабне вторгнення в Україну. І персональна відповідальністьна путіні і на всьому його режимі за всі понад 175 тисяч знищених рашистівукраїнською армією, яка визволяє свої території. І за інших знищенихзрадників, незалежно від того, чи вони загинули внаслідок прикроївипадковості, чи отримали справедливий вирок, чи від внутрішніх сил опору, чивід держави Україна. Результати для всіх зрадників-терористів і їх пособниківбудуть однакові. Якщо говорити про перспективу для інших «татарських» і їмподібних, то, безумовно, в українській тюрмі для кожного такого пропагандистазначно безпечніше, ніж в російському барі», - зазначив Юсов.</text:p>
      <text:p text:style-name="P4">
<text:span text:style-name="T4">
Читайте також:</text:span>
 <text:a xlink:type="simple" xlink:href="https://www.ukrinform.ua/rubric-world/3690708-bombu-zaklali-u-podarovanij-voenkoru-tatarskomu-pozolocenij-bust.html" text:style-name="Internet_20_link" text:visited-style-name="Visited_20_Internet_20_Link">
 </text:a>
</text:p>
      <text:p text:style-name="P4">
Як повідомляв <text:a xlink:type="simple" xlink:href="https://www.ukrinform.ua/rubric-world/3690689-u-peterburzi-stavsa-vibuh-u-kafe-prigozina-zaginuv-voenkor-tatarskij.html" text:style-name="Internet_20_link" text:visited-style-name="Visited_20_Internet_20_Link">
 </text:a>
 , 2 квітня упетербурзі в кафе «Стрітбар», яке належить євгену пригожину, стався вибух підчас зустрічі з Z-військкором владленом татарським. На зустріч міг заїхатиособисто «кухар» путіна.</text:p>
      <text:p text:style-name="P4">
слідком росії офіційно звинуватив Україну у вбивстві татарського.</text:p>
      <text:p text:style-name="P4">
Source: <text:a xlink:type="simple" xlink:href="https://www.ukrinform.ua/rubric-world/3691509-za-vbivstvo-propagandista-tatarskogo-personalno-vidpovidalnij-putin-usov.html" text:style-name="Internet_20_link" text:visited-style-name="Visited_20_Internet_20_Link">
https://www.ukrinform.ua/rubric-world/3691509-za-vbivstvo-propagandista-tatarskogo-personalno-vidpovidalnij-putin-usov.html</text:a>
</text:p>
      <!--NEWS-->
      <text:h text:style-name="P10" text:outline-level="1">
<text:span text:style-name="T4">
Біля штаб-квартири НАТО у Брюсселі підняли прапор Фінляндії</text:span>
</text:h>
      <text:p text:style-name="P4">
Authors: Ukrinform (Person)</text:p>
      <text:p text:style-name="P4">
Publisher: Укринформ (Organization)</text:p>
      <text:p text:style-name="P4">
Published Time: 2023-04-04T17:01:00+03:00</text:p>
      <text:p text:style-name="P4">
Modified Time: 2023-04-04T17:01:00+03:00</text:p>
      <text:p text:style-name="P4">
Description: Біля штаб-квартири НАТО у Брюсселі відбулася церемонія підняття національного прапора Фінляндії як нового члена НАТО. — Укрінформ.</text:p>
      <text:p text:style-name="P4">
Images: ["<text:a xlink:type="simple" xlink:href="https://static.ukrinform.com/photos/2023_04/thumb_files/630_360_1680615426-949.jpg" text:style-name="Internet_20_link" text:visited-style-name="Visited_20_Internet_20_Link">
630_360_16806...</text:a>
"]</text:p>
      <text:p text:style-name="P4">
Tags: ['Фінляндія', 'НАТО', 'Прапор']</text:p>
      <text:p text:style-name="P4">
Type: Article</text:p>
      <!--METADATA-->
      <text:p text:style-name="P4">
<draw:frame draw:style-name="fr1" draw:name="Image141" text:anchor-type="as-char" svg:width="6.9236in" svg:height="3.956343in" draw:z-index="0">
<draw:image xlink:href="../Images/yкринформ/2023-04-04T17-01-00-03-00/630_360_1680615426-949.jpg" xlink:type="simple" xlink:show="embed" xlink:actuate="onLoad" draw:mime-type="image/jpeg"/>
</draw:frame>
 Біля штаб-квартири НАТО у Брюсселі відбулася церемонія підняття національного прапораФінляндії як нового члена НАТО.</text:p>
      <text:p text:style-name="P4">
Прапори Фінляндії також одночасно були підняті у штабах двох стратегічнихкомандувань НАТО: у бельгійському місті Монс та американському Норфолку,повідомляє власний кореспондент Укрінформу.</text:p>
      <text:p text:style-name="Quotations">

<text:p text:style-name="P4">
🇫🇮Finland’s flag has been raised outside NATO HQ in Brussels as the country&gt;
 becomes the military alliance’s 31st member. Russia's invasion of Ukraine&gt;
 last year prompted Finland, which has a 1,300km border with Russia, &amp;&gt;
 neighbour Sweden to drop decades of military non-alignment. <text:a xlink:type="simple" xlink:href="https://t.co/8EHySpMeCg" text:style-name="Internet_20_link" text:visited-style-name="Visited_20_Internet_20_Link">
&gt;
 </text:a>
&gt;
&gt;
 — DW Europe (@dw_europe) <text:a xlink:type="simple" xlink:href="https://twitter.com/dw_europe/status/1643250117355397120" text:style-name="Internet_20_link" text:visited-style-name="Visited_20_Internet_20_Link">
&gt;
 </text:a>
</text:p>

</text:p>
      <text:p text:style-name="P4">
"Це історичний день. Вітаю Фіндяндію як нового члена нашого Альянсу. Ми впершепіднімаємо прапор Фіндяндії біля штаб-квартири НАТО", – заявив з цього приводугенсек НАТО Єнс <text:a xlink:type="simple" xlink:href="https://www.ukrinform.ua/tag-stoltenberg" text:style-name="Internet_20_link" text:visited-style-name="Visited_20_Internet_20_Link">
 </text:a>
 .</text:p>
      <text:p text:style-name="P4">
Він зазначив, що цього дня, 4 квітня 1949 року, було створено організаціюВашингтонського договору, яка стала щитом від можливої зовнішньої агресії.Відтак, 75 років цей Альянс захищав її членів і продовжує це робити й донині.</text:p>
      <text:p text:style-name="P4">
"Проте війна повернулася до Європи, і Фінляндія вирішила приєднатися до НАТО",– підкреслив генсек НАТО.</text:p>
      <text:p text:style-name="P4">
Він зауважив, що вступ <text:a xlink:type="simple" xlink:href="https://www.ukrinform.ua/tag-finlandia" text:style-name="Internet_20_link" text:visited-style-name="Visited_20_Internet_20_Link">
 </text:a>
 до Альянсубув найбільш швидким в історії існування організації. За його словами, втравні минулого року Фінляндія і Швеція висловили бажання стати членами НАТО,і зараз Гельсінкі стали членом Альянсу. Він також висловив сподівання, щоШвеція стане повноправним членом НАТО "так швидко, як це можливо".</text:p>
      <text:p text:style-name="P4">
"Фінляндія стала безпечнішою, а НАТО сильнішим з новим членом – Фінляндією", –наголосив генсек НАТО.</text:p>
      <text:p text:style-name="P4">
Столтенберг зазначив, що сьогоднішня подія є чітким меседжем для інших країн,що двері до НАТО для інших країн залишаються відчиненими, і ніхто не можезмусити їх зачинити.</text:p>
      <text:p text:style-name="P4">
Своєю чергою президент Фінляндії Саулі Нііністьо зазначив, що для країнизавершується ера нейтралітету і розпочинається нова ера. Він підкреслив, щозавдяки членству в Альянсу Фінляндія посилює свою безпеку.</text:p>
      <text:p text:style-name="P4">
Фінський лідер наголосив, що членство Фінляндії в НАТО не спрямоване протибудь-кого, а країна є стабільною і передбачуваною.</text:p>
      <text:p text:style-name="P4">
Він наголосив, що одним із мотивів приєднання країни до НАТО стали спробипрезидента рф заперечити подальше розширення Альянсу, що знайшли прояв ще угрудні 2021 року.</text:p>
      <text:p text:style-name="P4">
«Це була одна з причин, чому ця дискусія виникла у Фінляндії. Ми не хочемо,щоб хтось говорив нам, що ми можемо робити, а що ні», - заявив Нііністьо.</text:p>
      <text:p text:style-name="P4">
Він також зауважив, що членство його країни в НАТО без Швеції є "неповним". Уцьому контексті він висловив сподівання, що під час саміту НАТО в липні цьогороку у Вільнюсі Швеція стане 32-м членом Альянсу.</text:p>
      <text:p text:style-name="P4">
<text:span text:style-name="T4">
Читайте також:</text:span>
 <text:a xlink:type="simple" xlink:href="https://www.ukrinform.ua/rubric-polytics/3691526-zelenskij-privitav-finlandiu-zi-vstupom-u-nato.html" text:style-name="Internet_20_link" text:visited-style-name="Visited_20_Internet_20_Link">
 </text:a>
</text:p>
      <text:p text:style-name="P4">
Як повідомляло агентство, у Брюсселі відбулася офіційна <text:a xlink:type="simple" xlink:href="https://www.ukrinform.ua/rubric-world/3691469-finlandia-oficijno-stala-clenom-nato.html" text:style-name="Internet_20_link" text:visited-style-name="Visited_20_Internet_20_Link">
</text:a>
 , після чого генеральний секретар організації ЄнсСтолтенберг привітав країну із тим, що вона стала 31-м членом Альянсу.</text:p>
      <text:p text:style-name="P4">
Source: <text:a xlink:type="simple" xlink:href="https://www.ukrinform.ua/rubric-world/3691521-bila-stabkvartiri-nato-u-brusseli-pidnali-prapor-novogo-clena-finlandii.html" text:style-name="Internet_20_link" text:visited-style-name="Visited_20_Internet_20_Link">
https://www.ukrinform.ua/rubric-world/3691521-bila-stabkvartiri-nato-u-brusseli-pidnali-prapor-novogo-clena-finlandii.html</text:a>
</text:p>
      <!--NEWS-->
      <text:h text:style-name="P10" text:outline-level="1">
<text:span text:style-name="T4">
Уряд призначив міністру освіти заступника з євроінтеграції</text:span>
</text:h>
      <text:p text:style-name="P4">
Authors: Ukrinform (Person)</text:p>
      <text:p text:style-name="P4">
Publisher: Укринформ (Organization)</text:p>
      <text:p text:style-name="P4">
Published Time: 2023-04-04T17:01:47+03:00</text:p>
      <text:p text:style-name="P4">
Modified Time: 2023-04-04T17:01:47+03:00</text:p>
      <text:p text:style-name="P4">
Description: Кабінет Міністрів призначив Євгена Кудрявця на посаду заступника міністра освіти і науки з питань європейської інтеграції. — Укрінформ.</text:p>
      <text:p text:style-name="P4">
Images: ["<text:a xlink:type="simple" xlink:href="https://static.ukrinform.com/photos/2023_03/thumb_files/630_360_1680013213-921.jpg" text:style-name="Internet_20_link" text:visited-style-name="Visited_20_Internet_20_Link">
630_360_16800...</text:a>
"]</text:p>
      <text:p text:style-name="P4">
Tags: ['Євроінтеграція', 'Кабмін', 'Міносвіти', 'Мінстратегпром']</text:p>
      <text:p text:style-name="P4">
Type: Article</text:p>
      <!--METADATA-->
      <text:p text:style-name="P4">
<draw:frame draw:style-name="fr1" draw:name="Image142" text:anchor-type="as-char" svg:width="6.9236in" svg:height="3.956343in" draw:z-index="0">
<draw:image xlink:href="../Images/yкринформ/2023-04-04T17-01-47-03-00/630_360_1680013213-921.jpg" xlink:type="simple" xlink:show="embed" xlink:actuate="onLoad" draw:mime-type="image/jpeg"/>
</draw:frame>
 КабінетМіністрів призначив Євгена Кудрявця на посаду заступника міністра освіти інауки з питань європейської інтеграції.</text:p>
      <text:p text:style-name="P4">
Про це повідомив у <text:a xlink:type="simple" xlink:href="https://t.me/tmelnychuk/2012" text:style-name="Internet_20_link" text:visited-style-name="Visited_20_Internet_20_Link">
 </text:a>
 постійний представникКабміну у Верховній Раді Тарас Мельничук, передає Укрінформ.</text:p>
      <text:p text:style-name="P4">
« <text:a xlink:type="simple" xlink:href="https://www.ukrinform.ua/tag-kabmin" text:style-name="Internet_20_link" text:visited-style-name="Visited_20_Internet_20_Link">
 </text:a>
 призначено: Кудрявця ЄвгенаВолодимировича заступником міністра освіти і науки України з питаньєвропейської інтеграції; Запольську Наталію Михайлівну - державним секретаремМіністерства з питань стратегічних галузей промисловості України», - зазначивМельничук.</text:p>
      <text:p text:style-name="P4">
<text:span text:style-name="T4">
Читайте також:</text:span>
 <text:a xlink:type="simple" xlink:href="https://www.ukrinform.ua/rubric-polytics/3689544-kabmin-proviv-kadrovi-rotacii-kogo-zvilnili-ta-priznacili.html" text:style-name="Internet_20_link" text:visited-style-name="Visited_20_Internet_20_Link">
 </text:a>
</text:p>
      <text:p text:style-name="P4">
Крім того, уряд призначив Сергія Захаріна заступником голови Державної службиз питань безпечності харчових продуктів та захисту споживачів з питаньцифрового розвитку, цифрових трансформацій і цифровізації, звільнивши його зпосади державного секретаря МОН.</text:p>
      <text:p text:style-name="P4">
Ігоря Яременка уряд призначив заступником державного секретаря КабінетуМіністрів, звільнивши його з посади заступника міністра у справах ветеранів зпитань європейської інтеграції.</text:p>
      <text:p text:style-name="P4">
<text:span text:style-name="T4">
Читайте також:</text:span>
 <text:a xlink:type="simple" xlink:href="https://www.ukrinform.ua/rubric-society/3662655-minosviti-cogoric-ocikue-na-224-tisaci-vstupnikiv-u-visi.html" text:style-name="Internet_20_link" text:visited-style-name="Visited_20_Internet_20_Link">
 </text:a>
</text:p>
      <text:p text:style-name="P4">
Водночас уряд звільнив Віру Рогову з посади заступника міністра освіти інауки, Олену Спіріну - з посади держсекретаря Міністерства з питаньстратегічних галузей промисловості, Анатолія Куцевола - з посади заступникадержсекретаря КМУ.</text:p>
      <text:p text:style-name="P4">
Кабмін також тимчасово поклав виконання обов’язків заступника головиНаціональної служби здоров’я з питань цифрового розвитку, цифровихтрансформацій і цифровізації на Олександра Рябця.</text:p>
      <text:p text:style-name="P4">
<text:span text:style-name="T5">
Фото: КМУ</text:span>
</text:p>
      <text:p text:style-name="P4">
Source: <text:a xlink:type="simple" xlink:href="https://www.ukrinform.ua/rubric-polytics/3691512-urad-priznaciv-ministru-osviti-zastupnika-z-evrointegracii.html" text:style-name="Internet_20_link" text:visited-style-name="Visited_20_Internet_20_Link">
https://www.ukrinform.ua/rubric-polytics/3691512-urad-priznaciv-ministru-osviti-zastupnika-z-evrointegracii.html</text:a>
</text:p>
      <!--NEWS-->
      <text:h text:style-name="P10" text:outline-level="1">
<text:span text:style-name="T4">
У Києві оголосили підозру чоловіку, який «замінував» ТРЦ Ретровіль</text:span>
</text:h>
      <text:p text:style-name="P4">
Authors: Ukrinform (Person)</text:p>
      <text:p text:style-name="P4">
Publisher: Укринформ (Organization)</text:p>
      <text:p text:style-name="P4">
Published Time: 2023-04-04T17:06:00+03:00</text:p>
      <text:p text:style-name="P4">
Modified Time: 2023-04-04T17:06:00+03:00</text:p>
      <text:p text:style-name="P4">
Description: Правоохоронці оголосили підозру чоловікові, який залишив неправдиве повідомлення про нібито підготовку вибуху в торговельному центрі "Ретровіль" у Києві. — Укрінформ.</text:p>
      <text:p text:style-name="P4">
Images: ["<text:a xlink:type="simple" xlink:href="https://static.ukrinform.com/photos/2022_06/thumb_files/630_360_1654780875-659.jpg" text:style-name="Internet_20_link" text:visited-style-name="Visited_20_Internet_20_Link">
630_360_16547...</text:a>
"]</text:p>
      <text:p text:style-name="P4">
Tags: ['Мінування', 'Підозра', 'Київ', 'ТРЦ']</text:p>
      <text:p text:style-name="P4">
Type: Article</text:p>
      <!--METADATA-->
      <text:p text:style-name="P4">
<draw:frame draw:style-name="fr1" draw:name="Image143" text:anchor-type="as-char" svg:width="6.9236in" svg:height="3.956343in" draw:z-index="0">
<draw:image xlink:href="../Images/yкринформ/2023-04-04T17-06-00-03-00/630_360_1654780875-659.jpg" xlink:type="simple" xlink:show="embed" xlink:actuate="onLoad" draw:mime-type="image/jpeg"/>
</draw:frame>
Правоохоронці оголосили підозру чоловікові, який залишив неправдивеповідомлення про нібито підготовку вибуху в торговельному центрі "Ретровіль" уКиєві.</text:p>
      <text:p text:style-name="P4">
Як передає Укрінформ, про це Київська міська прокуратура повідомила уТелеграмі.</text:p>
      <text:p text:style-name="P4">
Фігурантові інкримінується вчинення злочину, передбаченого ч. 1 ст. 259(завідомо неправдиве повідомлення про підготовку вибуху, підпалу або іншихдій, які загрожують загибеллю людей чи іншими тяжкими наслідками)Кримінального кодексу України.</text:p>
      <text:p text:style-name="P4">
За даними слідства, громадянин, який працює інкасатором, 15 березня повідомивна спецлінію "102" про підготовку в "Ретровілі" вибуху. У результаті перевіркині вибухові пристрої, ні <text:a xlink:type="simple" xlink:href="https://www.ukrinform.ua/tag-vibuhivka" text:style-name="Internet_20_link" text:visited-style-name="Visited_20_Internet_20_Link">
 </text:a>
 в ТРЦвиявлені не були.</text:p>
      <text:p text:style-name="P4">
Унаслідок події та в ході затримання підозрюваного ніхто не постраждав.</text:p>
      <text:p text:style-name="P4">
Встановлено, що злочин був вчинений з хуліганських мотивів.</text:p>
      <text:p text:style-name="P4">
<text:span text:style-name="T4">
Читайте також:</text:span>
 <text:a xlink:type="simple" xlink:href="https://www.ukrinform.ua/rubric-kyiv/3691351-u-kievi-ogolosili-pidozru-sahraam-aki-brali-peredoplatu-za-neisnuuci-generatori.html" text:style-name="Internet_20_link" text:visited-style-name="Visited_20_Internet_20_Link">
 </text:a>
</text:p>
      <text:p text:style-name="P4">
Суд обрав для зловмисника запобіжний захід у вигляді тримання під вартою.Слідство триває.</text:p>
      <text:p text:style-name="P4">
Як повідомляв Укрінформ, російські спецслужби створили інтернет-спільноту, доякої залучали дітей різних регіонів України, <text:a xlink:type="simple" xlink:href="https://www.ukrinform.ua/rubric-society/3688939-rosijski-specsluzbi-zalucaut-ditej-do-fejkovih-minuvan-v-ukraini-sbu.html" text:style-name="Internet_20_link" text:visited-style-name="Visited_20_Internet_20_Link">
</text:a>
</text:p>
      <text:p text:style-name="P4">
Source: <text:a xlink:type="simple" xlink:href="https://www.ukrinform.ua/rubric-kyiv/3691523-u-kievi-ogolosili-pidozru-coloviku-akij-zaminuvav-trc-retrovil.html" text:style-name="Internet_20_link" text:visited-style-name="Visited_20_Internet_20_Link">
https://www.ukrinform.ua/rubric-kyiv/3691523-u-kievi-ogolosili-pidozru-coloviku-akij-zaminuvav-trc-retrovil.html</text:a>
</text:p>
      <!--NEWS-->
      <text:h text:style-name="P10" text:outline-level="1">
<text:span text:style-name="T4">
ЗМІ: Енріке – один із кандидатів на посаду головного тренера «Челсі»</text:span>
</text:h>
      <text:p text:style-name="P4">
Authors: Ukrinform (Person)</text:p>
      <text:p text:style-name="P4">
Publisher: Укринформ (Organization)</text:p>
      <text:p text:style-name="P4">
Published Time: 2023-04-04T17:07:57+03:00</text:p>
      <text:p text:style-name="P4">
Modified Time: 2023-04-04T17:07:57+03:00</text:p>
      <text:p text:style-name="P4">
Description: Лондонський клуб нещодавно звільнив Грема Поттера. — Укрінформ.</text:p>
      <text:p text:style-name="P4">
Images: ["<text:a xlink:type="simple" xlink:href="https://static.ukrinform.com/photos/2023_04/thumb_files/630_360_1680617142-541.jpg" text:style-name="Internet_20_link" text:visited-style-name="Visited_20_Internet_20_Link">
630_360_16806...</text:a>
"]</text:p>
      <text:p text:style-name="P4">
Tags: ['Челсі', 'Футбол']</text:p>
      <text:p text:style-name="P4">
Type: Article</text:p>
      <!--METADATA-->
      <text:p text:style-name="P4">
<draw:frame draw:style-name="fr1" draw:name="Image144" text:anchor-type="as-char" svg:width="6.9236in" svg:height="3.956343in" draw:z-index="0">
<draw:image xlink:href="../Images/yкринформ/2023-04-04T17-07-57-03-00/630_360_1680617142-541.jpg" xlink:type="simple" xlink:show="embed" xlink:actuate="onLoad" draw:mime-type="image/jpeg"/>
</draw:frame>
Лондонський клуб нещодавно звільнив Грема Поттера.</text:p>
      <text:p text:style-name="P4">
Колишній головний тренер збірної Іспанії Луїс Енріке веде переговори з«Челсі», <text:a xlink:type="simple" xlink:href="https://as.com/futbol/internacional/luis-enrique-habla-con-el-chelsea-n/" text:style-name="Internet_20_link" text:visited-style-name="Visited_20_Internet_20_Link">
 </text:a>
 AS, передає Укрінформ.</text:p>
      <text:p text:style-name="P4">
Сторони вже перейшли до обговорення договору.</text:p>
      <text:p text:style-name="P4">
Раніше повідомлялося, що Луїс Енріке хоче очолити клуб АПЛ і готовийрозглянути довгостроковий проєкт із чіткими цілями та планом розвитку. Йоготакож називають серед претендентів на посаду головного тренера «Тоттенгема».</text:p>
      <text:p text:style-name="P4">
Луїс Енріке залишив збірну Іспанії в грудні після поразки від Марокко в 1/8фіналу чемпіонату світу-2022 у Катарі. Фахівець очолював «Фурію Роху» з 2018року. Раніше Енріке тренував «Рому», «Сельту» та «Барселону».</text:p>
      <text:p text:style-name="P4">
Серед інших кандидатів на посаду головного тренера «Челсі» кандидатуриМаурісіо Почеттіно та Роберто Де Дзербі.</text:p>
      <text:p text:style-name="P4">
<text:span text:style-name="T4">
Читайте також:</text:span>
 <text:a xlink:type="simple" xlink:href="https://www.ukrinform.ua/rubric-sports/3690723-celsi-zvilniv-grema-pottera.html" text:style-name="Internet_20_link" text:visited-style-name="Visited_20_Internet_20_Link">
 </text:a>
</text:p>
      <text:p text:style-name="P4">
Як повідомляв Укрінформ, «Челсі» звільнив з посади головного тренера ГремаПоттера. Тимчасово виконувачем обов’язків головного тренера «Синіх» будепомічник Поттера Бруно Сальтор.</text:p>
      <text:p text:style-name="P4">
Фото: Getty Image</text:p>
      <text:p text:style-name="P4">
Source: <text:a xlink:type="simple" xlink:href="https://www.ukrinform.ua/rubric-sports/3691520-zmi-enrike-odin-iz-kandidativ-na-posadu-golovnogo-trenera-celsi.html" text:style-name="Internet_20_link" text:visited-style-name="Visited_20_Internet_20_Link">
https://www.ukrinform.ua/rubric-sports/3691520-zmi-enrike-odin-iz-kandidativ-na-posadu-golovnogo-trenera-celsi.html</text:a>
</text:p>
      <!--NEWS-->
      <text:h text:style-name="P10" text:outline-level="1">
<text:span text:style-name="T4">
Найбагатшою людиною світу за версією Forbes став глава Louis Vuitton</text:span>
</text:h>
      <text:p text:style-name="P4">
Authors: Ukrinform (Person)</text:p>
      <text:p text:style-name="P4">
Publisher: Укринформ (Organization)</text:p>
      <text:p text:style-name="P4">
Published Time: 2023-04-04T17:20:00+03:00</text:p>
      <text:p text:style-name="P4">
Modified Time: 2023-04-04T17:20:00+03:00</text:p>
      <text:p text:style-name="P4">
Description: Першу позицію в рейтингу найбагатших людей за версією журналу Forbes посів керівник та найбільший акціонер групи компаній Louis Vuitton, що випускає предмети розкоші, Бернар Арно, змістивши на другу сходинку засновника компанії SpaceX Ілона Маска. — Укрінформ.</text:p>
      <text:p text:style-name="P4">
Images: ["<text:a xlink:type="simple" xlink:href="https://static.ukrinform.com/photos/2018_04/thumb_files/630_360_1523085372-2259.jpg" text:style-name="Internet_20_link" text:visited-style-name="Visited_20_Internet_20_Link">
630_360_15230...</text:a>
"]</text:p>
      <text:p text:style-name="P4">
Tags: ['Forbes', 'Рейтинг', 'Гроші', 'Бернар Арно']</text:p>
      <text:p text:style-name="P4">
Type: Article</text:p>
      <!--METADATA-->
      <text:p text:style-name="P4">
<draw:frame draw:style-name="fr1" draw:name="Image145" text:anchor-type="as-char" svg:width="6.9236in" svg:height="3.956343in" draw:z-index="0">
<draw:image xlink:href="../Images/yкринформ/2023-04-04T17-20-00-03-00/630_360_1523085372-2259.jpg" xlink:type="simple" xlink:show="embed" xlink:actuate="onLoad" draw:mime-type="image/jpeg"/>
</draw:frame>
 Першупозицію в рейтингу найбагатших людей за версією журналу Forbes посів керівникта найбільший акціонер групи компаній Louis Vuitton, що випускає предметирозкоші, Бернар Арно, змістивши на другу сходинку засновника компанії SpaceXІлона Маска.</text:p>
      <text:p text:style-name="P4">
Про це повідомляється на <text:a xlink:type="simple" xlink:href="https://www.forbes.com/billionaires/" text:style-name="Internet_20_link" text:visited-style-name="Visited_20_Internet_20_Link">
 </text:a>
 , передаєУкрінформ.</text:p>
      <ul>
        <li>
Як зазначається, француз Арно вперше <text:span text:style-name="T4">
очолив</text:span>
 <text:a xlink:type="simple" xlink:href="https://www.ukrinform.ua/tag-rejting" text:style-name="Internet_20_link" text:visited-style-name="Visited_20_Internet_20_Link">
 </text:a>
 . Його статки оцінюються у 211 млрд доларів. Він єдиний бізнесмен у рейтингу, чий капітал перевищує 200 млрд доларів.   * На <text:span text:style-name="T4">
другому</text:span>
 місці рейтингу найбагатших людей планети за версією Forbes опинився американський мільярдер родом із ПАР Ілон Маск ($180 млрд), власник автомобільної компанії Tesla, космічної компанії SpaceX, соціальної мережі Twitter.   * <text:span text:style-name="T4">
Третю</text:span>
 сходинку посідає власник корпорації Amazon американець Джефф Безос ($114 млрд).   * На <text:span text:style-name="T4">
четвертому</text:span>
 місці у списку - американець Ларрі Еллісон (107 млрд), співзасновник компанії Oracle - великого виробника та постачальника програмного забезпечення для бізнесу та серверного обладнання.   * <text:span text:style-name="T4">
П'яте</text:span>
 місце посідає американець Воррен Баффетт ($106 млрд), голова інвестиційного конгломерату Berkshire Hathaway, який володіє десятками високоприбуткових компаній із різних секторів економіки (від виробництва батарей до мереж фастфуду).</li>
      </ul>
      <text:p text:style-name="P4">
<text:span text:style-name="T4">
Читайте також:</text:span>
 <text:a xlink:type="simple" xlink:href="https://www.ukrinform.ua/rubric-technology/3686455-kitaj-vtracae-milarderiv-cerez-represii-proti-tehnosektora.html" text:style-name="Internet_20_link" text:visited-style-name="Visited_20_Internet_20_Link">
 </text:a>
</text:p>
      <text:p text:style-name="P4">
До <text:a xlink:type="simple" xlink:href="https://forbes.ua/richest/forbes-onoviv-reyting-naybagatshikh-lyudey-svitu-khto-z-ukrainskikh-milyarderiv-potrapiv-do-spisku-04042023-12825" text:style-name="Internet_20_link" text:visited-style-name="Visited_20_Internet_20_Link">
 </text:a>
 такожпотрапили п’ятеро українських доларових мільярдерів. Найбагатшим українцемзалишається Рінат Ахметов, оцінка його статків зросла з квітня минулого рокуна $1,5 млрд – до $5,7 млрд. Далі йдуть Віктор Пінчук ($2,1 млрд), ВадимНовинський ($1,4 млрд), Костянтин Жеваго ($1,3 млрд) та Геннадій Боголюбов($1,1 млрд).</text:p>
      <text:p text:style-name="P4">
Source: <text:a xlink:type="simple" xlink:href="https://www.ukrinform.ua/rubric-economy/3691524-najbagatsou-ludinou-svitu-za-versieu-forbes-stav-glava-louis-vuitton.html" text:style-name="Internet_20_link" text:visited-style-name="Visited_20_Internet_20_Link">
https://www.ukrinform.ua/rubric-economy/3691524-najbagatsou-ludinou-svitu-za-versieu-forbes-stav-glava-louis-vuitton.html</text:a>
</text:p>
      <!--NEWS-->
      <text:h text:style-name="P10" text:outline-level="1">
<text:span text:style-name="T4">
Зеленський і Шмигаль привітали Фінляндію зі вступом у НАТО</text:span>
</text:h>
      <text:p text:style-name="P4">
Authors: Ukrinform (Person)</text:p>
      <text:p text:style-name="P4">
Publisher: Укринформ (Organization)</text:p>
      <text:p text:style-name="P4">
Published Time: 2023-04-04T17:23:00+03:00</text:p>
      <text:p text:style-name="P4">
Modified Time: 2023-04-04T17:23:00+03:00</text:p>
      <text:p text:style-name="P4">
Description: Президент України Володимир Зеленський та Прем'єр-міністр Денис Шмигаль привітали Фінляндію зі вступом до НАТО.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Фінляндія', 'НАТО', 'Зеленський']</text:p>
      <text:p text:style-name="P4">
Type: Article</text:p>
      <!--METADATA-->
      <text:p text:style-name="P4">
<draw:frame draw:style-name="fr1" draw:name="Image146" text:anchor-type="as-char" svg:width="6.9236in" svg:height="3.956343in" draw:z-index="0">
<draw:image xlink:href="../Images/yкринформ/2023-04-04T17-23-00-03-00/630_360_1679682020-565.jpeg" xlink:type="simple" xlink:show="embed" xlink:actuate="onLoad" draw:mime-type="image/jpeg"/>
</draw:frame>
 ПрезидентУкраїни Володимир Зеленський та Прем'єр-міністр Денис Шмигаль привіталиФінляндію зі вступом до НАТО.</text:p>
      <text:p text:style-name="P4">
Про це глава держави написав у <text:a xlink:type="simple" xlink:href="https://t.me/V_Zelenskiy_official/5754" text:style-name="Internet_20_link" text:visited-style-name="Visited_20_Internet_20_Link">
 </text:a>
передає Укрінформ.</text:p>
      <text:p text:style-name="P4">
"Вітаю Фінляндію і Президента Саулі Нііністьо зі вступом до НАТО у 74-турічницю його заснування. В умовах російської агресії Альянс став єдиноюефективною гарантією безпеки в регіоні", - зазначив Президент.</text:p>
      <text:p text:style-name="P4">
Він також висловив сподівання, що Вільнюський саміт НАТО наблизить і Українудо євроатлантичної мети.</text:p>
      <text:p text:style-name="P4">
<text:span text:style-name="T4">
Читайте також:</text:span>
 <text:a xlink:type="simple" xlink:href="https://www.ukrinform.ua/rubric-world/3691381-stoltenberg-privitav-finlandiu-iz-vstupom-do-nato.html" text:style-name="Internet_20_link" text:visited-style-name="Visited_20_Internet_20_Link">
 </text:a>
</text:p>
      <text:p text:style-name="P4">
Прем'єр-міністр Денис Шмигаль зазначив, що Україна розраховує на підтримкуФінляндією прискореного вступу до НАТО.</text:p>
      <text:p text:style-name="P4">
«Україна вітає вступ Фінляндії до НАТО. Європа стає сильнішою. Сподіваємося напідтримку Фінляндією прискореного вступу України до Альянсу в майбутньому», –написав глава уряду у <text:a xlink:type="simple" xlink:href="https://twitter.com/Denys_Shmyhal/status/1643239541430448136" text:style-name="Internet_20_link" text:visited-style-name="Visited_20_Internet_20_Link">
</text:a>
</text:p>
      <text:p text:style-name="P4">
Голова Верховної Ради Руслан Стефанчук наголосив у <text:a xlink:type="simple" xlink:href="https://www.facebook.com/100058105416952/posts/pfbid0S4AjS6EvMo5iDE4cPLjTGCGjrUwYX5PzsTV8xQ1DzTTfnPGv3LYBGKAt1P5mDsmhl/" text:style-name="Internet_20_link" text:visited-style-name="Visited_20_Internet_20_Link">
</text:a>
, що після вступу Фінляндії до Північноатлантичного альянсу кордон між росієюта НАТО подовжився на 1340 км.</text:p>
      <text:p text:style-name="P4">
"24.02.2022 росія, за рахунок білорусі, так би мовити, "подовжила" свій кордонна 1084 км. 04.04.2023 Фінляндія стала 31-ою країною-членом НАТО. І кордон міжрф та НАТО продовжився на 1340 км", – зазначив спікер.</text:p>
      <text:p text:style-name="P4">
Він назвав символічним те, що в день свого заснування НАТО ще більшепосилилося і зміцнило кордони.</text:p>
      <text:p text:style-name="P4">
"Вірю, що настане день, коли Україна так само приєднається до Альянсу. І точнознаю, що болотні "стратеги" знову себе переграли", – заявив Стефанчук.</text:p>
      <text:p text:style-name="P4">
Як повідомляв Укрінформ, <text:a xlink:type="simple" xlink:href="https://www.ukrinform.ua/tag-finlandia" text:style-name="Internet_20_link" text:visited-style-name="Visited_20_Internet_20_Link">
 </text:a>
 4 квітняофіційно стала членом НАТО.</text:p>
      <text:p text:style-name="P4">
У відповідь на агресію росії проти України Фінляндія і Швеція подали заявки начленство в НАТО. Під час Мадридського саміту НАТО у червні 2022 року обидвікраїни отримали запрошення приєднатися до Альянсу. Сьогодні Фінляндіязавершила процедуру вступу, тоді як Швеція продовжує переговори з Туреччиноющодо ратифікації протоколу про входження.</text:p>
      <text:p text:style-name="P4">
Проведення саміту НАТО заплановане на 11-12 липня у Вільнюсі.</text:p>
      <text:p text:style-name="P4">
Source: <text:a xlink:type="simple" xlink:href="https://www.ukrinform.ua/rubric-polytics/3691526-zelenskij-privitav-finlandiu-zi-vstupom-u-nato.html" text:style-name="Internet_20_link" text:visited-style-name="Visited_20_Internet_20_Link">
https://www.ukrinform.ua/rubric-polytics/3691526-zelenskij-privitav-finlandiu-zi-vstupom-u-nato.html</text:a>
</text:p>
      <!--NEWS-->
      <text:h text:style-name="P10" text:outline-level="1">
<text:span text:style-name="T4">
У білорусі проходять навчання близько 4000 російських військових - прикордонники</text:span>
</text:h>
      <text:p text:style-name="P4">
Authors: Ukrinform (Person)</text:p>
      <text:p text:style-name="P4">
Publisher: Укринформ (Organization)</text:p>
      <text:p text:style-name="P4">
Published Time: 2023-04-04T17:24:07+03:00</text:p>
      <text:p text:style-name="P4">
Modified Time: 2023-04-04T17:24:07+03:00</text:p>
      <text:p text:style-name="P4">
Description: На території білорусі на сьогодні перебуває трохи більше чотирьох тисяч військовослужбовців рф, які проходять підготовку в навчальних центрах. Ударного угруповання, яке б було готове здійснити вторгнення на територію України, немає. — Укрінформ.</text:p>
      <text:p text:style-name="P4">
Images: ["<text:a xlink:type="simple" xlink:href="https://static.ukrinform.com/photos/2022_08/thumb_files/630_360_1659442133-180.jpg" text:style-name="Internet_20_link" text:visited-style-name="Visited_20_Internet_20_Link">
630_360_16594...</text:a>
"]</text:p>
      <text:p text:style-name="P4">
Tags: ['білорусь', 'Російські військові', 'Демченко', 'Війна з росією', 'Єдині новини']</text:p>
      <text:p text:style-name="P4">
Type: Article</text:p>
      <!--METADATA-->
      <text:p text:style-name="P4">
<draw:frame draw:style-name="fr1" draw:name="Image147" text:anchor-type="as-char" svg:width="6.9236in" svg:height="3.956343in" draw:z-index="0">
<draw:image xlink:href="../Images/yкринформ/2023-04-04T17-24-07-03-00/630_360_1659442133-180.jpg" xlink:type="simple" xlink:show="embed" xlink:actuate="onLoad" draw:mime-type="image/jpeg"/>
</draw:frame>
 Натериторії білорусі на сьогодні перебуває трохи більше чотирьох тисячвійськовослужбовців рф, які проходять підготовку в навчальних центрах.Ударного угруповання, яке б було готове здійснити вторгнення на територіюУкраїни, немає.</text:p>
      <text:p text:style-name="P4">
Як передає Укрінформ, про це в ефірі телемарафону «Єдині новини» повідомивречник Державної прикордонної служби Андрій Демченко.</text:p>
      <text:p text:style-name="P4">
"На території <text:a xlink:type="simple" xlink:href="https://www.ukrinform.ua/tag-bilorus" text:style-name="Internet_20_link" text:visited-style-name="Visited_20_Internet_20_Link">
 </text:a>
 продовжуютьзнаходитися російські військові. За нашими даними, це трохи більше чотирьохтисяч військовослужбовців, і ці дані дещо нижчі від тих, що були раніше, аджефактично російська армія зараз використовує територію білорусі для навчаннясвоїх підрозділів, постійно відбувається ротація. Ті, хто пройшов підготовку,перекидаються на територію росії", - зазначив речник.</text:p>
      <text:p text:style-name="P4">
<text:span text:style-name="T4">
Читайте також:</text:span>
 <text:a xlink:type="simple" xlink:href="https://www.ukrinform.ua/rubric-world/3691367-sojgu-zaaviv-so-rosia-peredala-bilorusi-iskanderi-zdatni-nesti-aderni-raketi.html" text:style-name="Internet_20_link" text:visited-style-name="Visited_20_Internet_20_Link">
 </text:a>
</text:p>
      <text:p text:style-name="P4">
Демченко також повідомив, що поблизу українського кордону не фіксуєтьсяпереміщення військової техніки чи особового складу підрозділів армії білорусічи росії.</text:p>
      <text:p text:style-name="P4">
"Переважно вони перебувають на полігонах на території білорусі, але попри все,що б там не відбувалось, наша основна задача мати сильну оборону, мати належніможливості для відбиття ворога», - сказав Демченко.</text:p>
      <text:p text:style-name="P4">
Він додав, що Україна продовжує укріплення кордону з білоруссю та рф дляпротидії будь-яким актам агресії, яка може відбутися з цього напрямку.</text:p>
      <text:p text:style-name="P4">
Речник також запевнив, що на сьогодні ударного угруповання ворога в білорусінемає.</text:p>
      <text:p text:style-name="P4">
«На щастя, на території білорусі на даний момент немає того ударногоугруповання, яке б було готове здійснити вторгнення на територію України», -сказав Демченко.</text:p>
      <text:p text:style-name="P4">
<text:span text:style-name="T4">
Читайте також:</text:span>
 <text:a xlink:type="simple" xlink:href="https://www.ukrinform.ua/rubric-ato/3691106-naev-rozpoviv-pro-gotovnist-sil-oboroni-na-kordoni-z-bilorussu.html" text:style-name="Internet_20_link" text:visited-style-name="Visited_20_Internet_20_Link">
 </text:a>
</text:p>
      <text:p text:style-name="P4">
Як повідомлялося, міністр оборони росії сергій шойгу на селекторній нараді зкерівним складом збройних сил країни доповів <text:a xlink:type="simple" xlink:href="https://www.ukrinform.ua/rubric-world/3691367-sojgu-zaaviv-so-rosia-peredala-bilorusi-iskanderi-zdatni-nesti-aderni-raketi.html" text:style-name="Internet_20_link" text:visited-style-name="Visited_20_Internet_20_Link">
</text:a>
 .</text:p>
      <text:p text:style-name="P4">
Сьогодні у Брюсселі за підсумками зустрічі з державним секретарем США ЕнтоніБлінкеном високий представник ЄС Жозеп Боррель заявив, що рішення російськоїфедерації розмістити ядерну зброю на території білорусі веде до подальшоїескалації напруги та є прямою загрозою для всієї системи європейської безпеки.</text:p>
      <text:p text:style-name="P4">
Source: <text:a xlink:type="simple" xlink:href="https://www.ukrinform.ua/rubric-ato/3691525-u-bilorusi-prohodat-navcanna-blizko-4000-rosijskih-vijskovih-prikordonniki.html" text:style-name="Internet_20_link" text:visited-style-name="Visited_20_Internet_20_Link">
https://www.ukrinform.ua/rubric-ato/3691525-u-bilorusi-prohodat-navcanna-blizko-4000-rosijskih-vijskovih-prikordonniki.html</text:a>
</text:p>
      <!--NEWS-->
      <text:h text:style-name="P10" text:outline-level="1">
<text:span text:style-name="T4">
Новий пакет військової допомоги США прямує в Україну: Кулеба зустрівся із Блінкеном</text:span>
</text:h>
      <text:p text:style-name="P4">
Authors: Ukrinform (Person)</text:p>
      <text:p text:style-name="P4">
Publisher: Укринформ (Organization)</text:p>
      <text:p text:style-name="P4">
Published Time: 2023-04-04T17:29:00+03:00</text:p>
      <text:p text:style-name="P4">
Modified Time: 2023-04-04T17:29:00+03:00</text:p>
      <text:p text:style-name="P4">
Description: Міністр закордонних справ України Дмитро Кулеба після зустрічі у Брюсселі з державним секретарем США Ентоні Блінкеном повідомив, що новий пакет військової допомоги вже прямує в Україну. — Укрінформ.</text:p>
      <text:p text:style-name="P4">
Images: ["<text:a xlink:type="simple" xlink:href="https://static.ukrinform.com/photos/2023_04/thumb_files/630_360_1680620816-839.jpeg" text:style-name="Internet_20_link" text:visited-style-name="Visited_20_Internet_20_Link">
630_360_16806...</text:a>
", "<text:a xlink:type="simple" xlink:href="https://static.ukrinform.com/photos/2023_04/1680618657-105.jpeg" text:style-name="Internet_20_link" text:visited-style-name="Visited_20_Internet_20_Link">
1680618657-10...</text:a>
", "<text:a xlink:type="simple" xlink:href="https://static.ukrinform.com/photos/2023_04/1680620816-441.jpeg" text:style-name="Internet_20_link" text:visited-style-name="Visited_20_Internet_20_Link">
1680620816-44...</text:a>
", "<text:a xlink:type="simple" xlink:href="https://static.ukrinform.com/photos/2023_04/1680620817-364.jpeg" text:style-name="Internet_20_link" text:visited-style-name="Visited_20_Internet_20_Link">
1680620817-36...</text:a>
", "<text:a xlink:type="simple" xlink:href="https://static.ukrinform.com/photos/2023_04/1680620817-624.jpeg" text:style-name="Internet_20_link" text:visited-style-name="Visited_20_Internet_20_Link">
1680620817-62...</text:a>
"]</text:p>
      <text:p text:style-name="P4">
Tags: ['Кулеба', 'США', 'Зброя', 'Блінкен', 'Війна з росією']</text:p>
      <text:p text:style-name="P4">
Type: Article</text:p>
      <!--METADATA-->
      <text:p text:style-name="P4">
<draw:frame draw:style-name="fr1" draw:name="Image148" text:anchor-type="as-char" svg:width="6.9236in" svg:height="3.956343in" draw:z-index="0">
<draw:image xlink:href="../Images/yкринформ/2023-04-04T17-29-00-03-00/630_360_1680620816-839.jpeg" xlink:type="simple" xlink:show="embed" xlink:actuate="onLoad" draw:mime-type="image/jpeg"/>
</draw:frame>
 Міністрзакордонних справ України Дмитро Кулеба після зустрічі у Брюсселі з державнимсекретарем США Ентоні Блінкеном повідомив, що новий пакет військової допомогивже прямує в Україну.</text:p>
      <text:p text:style-name="P4">
Про це глава української дипломатії написав у <text:a xlink:type="simple" xlink:href="https://twitter.com/DmytroKuleba/status/1643246743352377345" text:style-name="Internet_20_link" text:visited-style-name="Visited_20_Internet_20_Link">
</text:a>
 , передаєУкрінформ.</text:p>
      <text:p text:style-name="P4">
"Був радий зустрітися з державним секретарем США Ентоні Блінкеном. Новий пакетвійськової допомоги вже прямує до України, щоб допомогти нам визволити більшетериторії від російської окупації. Я вдячний США за непохитну підтримкуУкраїни," – зазначив <text:a xlink:type="simple" xlink:href="https://www.ukrinform.ua/tag-kuleba" text:style-name="Internet_20_link" text:visited-style-name="Visited_20_Internet_20_Link">
 </text:a>
 .</text:p>
      <text:p text:style-name="P4">
<draw:frame draw:style-name="fr1" draw:name="Image149" text:anchor-type="as-char" svg:width="6.9236in" svg:height="4.734521in" draw:z-index="0">
<draw:image xlink:href="../Images/yкринформ/2023-04-04T17-29-00-03-00/1680618657-105.jpeg" xlink:type="simple" xlink:show="embed" xlink:actuate="onLoad" draw:mime-type="image/jpeg"/>
</draw:frame>
</text:p>
      <text:p text:style-name="P4">
Міністр додав, що вони з Блінкеном також обмінялися думками щодо актуальнихпитань напередодні саміту НАТО у Вільнюсі.</text:p>
      <text:p text:style-name="P4">
<text:span text:style-name="T4">
Читайте також:</text:span>
 <text:a xlink:type="simple" xlink:href="https://www.ukrinform.ua/rubric-world/3691443-ssa-i-es-edini-u-pidtrimci-ukraini-u-zahisti-proti-rosijskoi-agresii-blinken.html" text:style-name="Internet_20_link" text:visited-style-name="Visited_20_Internet_20_Link">
 </text:a>
</text:p>
      <text:p text:style-name="P4">
<draw:frame draw:style-name="fr1" draw:name="Image150" text:anchor-type="as-char" svg:width="6.9236in" svg:height="3.89773in" draw:z-index="0">
<draw:image xlink:href="../Images/yкринформ/2023-04-04T17-29-00-03-00/1680620816-441.jpeg" xlink:type="simple" xlink:show="embed" xlink:actuate="onLoad" draw:mime-type="image/jpeg"/>
</draw:frame>
</text:p>
      <text:p text:style-name="P4">
Як ідеться в <text:a xlink:type="simple" xlink:href="https://www.state.gov/secretary-blinkens-meeting-with-ukrainian-foreign-minister-kuleba-8/" text:style-name="Internet_20_link" text:visited-style-name="Visited_20_Internet_20_Link">
 </text:a>
 Держдепартаменту США за результатамизустрічі в Брюсселі Ентоні Блінкена й Дмитра Кулеби, Сполучені Штати відданідовгостроковій підтримці українського народу, який протистоїть жорстокійагресії рф, та бачать Україну потужною й незалежною демократією.</text:p>
      <text:p text:style-name="P4">
<draw:frame draw:style-name="fr1" draw:name="Image151" text:anchor-type="as-char" svg:width="6.9236in" svg:height="3.89773in" draw:z-index="0">
<draw:image xlink:href="../Images/yкринформ/2023-04-04T17-29-00-03-00/1680620817-364.jpeg" xlink:type="simple" xlink:show="embed" xlink:actuate="onLoad" draw:mime-type="image/jpeg"/>
</draw:frame>
</text:p>
      <text:p text:style-name="P4">
«Держсекретар підтвердив підтримку з боку Сполучених Штатів співпраці Україна-НАТО, а також довгострокову прихильність розбудові обороноздатності України таможливостей стримування», - зауважується в документі.</text:p>
      <text:p text:style-name="P4">
Сторони обговорили, в тому числі, подальшу військову підтримку українських силз боку США.</text:p>
      <text:p text:style-name="P4">
<draw:frame draw:style-name="fr1" draw:name="Image152" text:anchor-type="as-char" svg:width="6.9236in" svg:height="4.622144in" draw:z-index="0">
<draw:image xlink:href="../Images/yкринформ/2023-04-04T17-29-00-03-00/1680620817-624.jpeg" xlink:type="simple" xlink:show="embed" xlink:actuate="onLoad" draw:mime-type="image/jpeg"/>
</draw:frame>
</text:p>
      <text:p text:style-name="P4">
«Держсекретар підкреслив важливість майбутнього України як сильної, незалежноїта демократичної країни»,- підкреслюється в заяві.</text:p>
      <text:p text:style-name="P4">
Як повідомлялося, Білий дім анонсував у понеділок ще один пакет оборонноїдопомоги для України.</text:p>
      <text:p text:style-name="P4">
Минулого тижня американське агентство Reuters із посиланням на джерела вадміністрації повідомило про <text:a xlink:type="simple" xlink:href="https://www.ukrinform.ua/rubric-ato/3690109-ssa-gotuut-novij-paket-vijskovoi-dopomogi-ukraini-na-26-milarda-reuters.html" text:style-name="Internet_20_link" text:visited-style-name="Visited_20_Internet_20_Link">
 </text:a>
 .</text:p>
      <text:p text:style-name="P4">
<text:span text:style-name="T5">
Фото: @DmytroKuleba, @SecBlinken</text:span>
</text:p>
      <text:p text:style-name="P4">
Source: <text:a xlink:type="simple" xlink:href="https://www.ukrinform.ua/rubric-polytics/3691529-novij-paket-vijskovoi-dopomogi-ssa-pramue-v-ukrainu-kuleba.html" text:style-name="Internet_20_link" text:visited-style-name="Visited_20_Internet_20_Link">
https://www.ukrinform.ua/rubric-polytics/3691529-novij-paket-vijskovoi-dopomogi-ssa-pramue-v-ukrainu-kuleba.html</text:a>
</text:p>
      <!--NEWS-->
      <text:h text:style-name="P10" text:outline-level="1">
<text:span text:style-name="T4">
США і Євросоюз підтримують перехід України і Молдови до чистої енергії</text:span>
</text:h>
      <text:p text:style-name="P4">
Authors: Ukrinform (Person)</text:p>
      <text:p text:style-name="P4">
Publisher: Укринформ (Organization)</text:p>
      <text:p text:style-name="P4">
Published Time: 2023-04-04T17:32:36+03:00</text:p>
      <text:p text:style-name="P4">
Modified Time: 2023-04-04T17:32:36+03:00</text:p>
      <text:p text:style-name="P4">
Description: Енергетична рада США-ЄС висловила наміри продовжувати підтримку України й Республіки Молдова з метою сприяння довгостроковому переходу їхніх енергетичних комплексів до чистої енергії. — Укрінформ.</text:p>
      <text:p text:style-name="P4">
Images: ["<text:a xlink:type="simple" xlink:href="https://static.ukrinform.com/photos/2019_02/thumb_files/630_360_1551122815-267.jpg" text:style-name="Internet_20_link" text:visited-style-name="Visited_20_Internet_20_Link">
630_360_15511...</text:a>
"]</text:p>
      <text:p text:style-name="P4">
Tags: ['Енергетика', 'Євросоюз', 'Молдова', 'Україна']</text:p>
      <text:p text:style-name="P4">
Type: Article</text:p>
      <!--METADATA-->
      <text:p text:style-name="P4">
<draw:frame draw:style-name="fr1" draw:name="Image153" text:anchor-type="as-char" svg:width="6.9236in" svg:height="3.956343in" draw:z-index="0">
<draw:image xlink:href="../Images/yкринформ/2023-04-04T17-32-36-03-00/630_360_1551122815-267.jpg" xlink:type="simple" xlink:show="embed" xlink:actuate="onLoad" draw:mime-type="image/jpeg"/>
</draw:frame>
Енергетична рада США-ЄС висловила наміри продовжувати підтримку України йРеспубліки Молдова з метою сприяння довгостроковому переходу їхніхенергетичних комплексів до чистої енергії.</text:p>
      <text:p text:style-name="P4">
Про це йдеться в <text:a xlink:type="simple" xlink:href="http://www.state.gov/joint-statement-on-the-u-s-eu-energy-council-2/" text:style-name="Internet_20_link" text:visited-style-name="Visited_20_Internet_20_Link">
 </text:a>
 Ради, оприлюдненій за результатами засідання у Брюсселі,передає Укрінформ.</text:p>
      <text:p text:style-name="P4">
«Після успішної синхронізації України й Молдови з електромережею <text:a xlink:type="simple" xlink:href="https://www.ukrinform.ua/tag-evrosouz" text:style-name="Internet_20_link" text:visited-style-name="Visited_20_Internet_20_Link">
</text:a>
 Рада має намір надалі підтримуватишвидке відновлення та реконструкцію України, а також підтримувати як Україну,так і Молдову шляхом сприяння їхньому довгостроковому економічному переходу дочистої енергії», - йдеться у документі.</text:p>
      <text:p text:style-name="P4">
Зазначається, що США і Євросоюз надаватимуть екстрену енергетичну допомогуУкраїні через форуми підтримки, створені в 2022 році. Зокрема, йдеться прокоординаційний форум G7+ та Міжнародну консультативну енергетичну раду дляУкраїни, а також інші платформи.</text:p>
      <text:p text:style-name="P4">
Рада також підтвердила, що майбутнє України, Молдови та їхніх громадян – уЄвросоюзі.</text:p>
      <text:p text:style-name="P4">
Водночас Енергетична рада США - ЄС засудила небезпечні дії росії наЗапорізькій АЕС та заявила про повну підтримку зусиль МАГАТЕ.</text:p>
      <text:p text:style-name="P4">
«Сполучені Штати і ЄС рішуче закликають росію вивести свій персонал івійськову техніку з Запорізької АЕС та повернути її повний контроль їїзаконному власнику – Україні», - підкреслюється в документі.</text:p>
      <text:p text:style-name="P4">
Крім того, зазначається, що Рада має намір і далі зменшувати залежність від рфщодо поставок ядерних матеріалів і послуг паливного циклу, а такожпідтримувати зусилля постраждалих країн-членів ЄС щодо диверсифікаціїпоставок.</text:p>
      <text:p text:style-name="P4">
<text:span text:style-name="T4">
Читайте також:</text:span>
 <text:a xlink:type="simple" xlink:href="https://www.ukrinform.ua/rubric-economy/3690309-ukraina-planue-stati-habom-evropi-u-rozvitku-vidnovluvanoi-energetiki.html" text:style-name="Internet_20_link" text:visited-style-name="Visited_20_Internet_20_Link">
 </text:a>
</text:p>
      <text:p text:style-name="P4">
Енергетична рада США-ЄС - орган високого рівня, заснований у 2009 році з метоюпоглиблення координації стратегічних енергетичних питань, що становлятьвзаємний інтерес, а також співпраці в галузі досліджень і розробок.</text:p>
      <text:p text:style-name="P4">
Source: <text:a xlink:type="simple" xlink:href="https://www.ukrinform.ua/rubric-economy/3691530-ssa-i-evrosouz-pidtrimuut-perehid-ukraini-i-moldovi-do-cistoi-energii.html" text:style-name="Internet_20_link" text:visited-style-name="Visited_20_Internet_20_Link">
https://www.ukrinform.ua/rubric-economy/3691530-ssa-i-evrosouz-pidtrimuut-perehid-ukraini-i-moldovi-do-cistoi-energii.html</text:a>
</text:p>
      <!--NEWS-->
      <text:h text:style-name="P10" text:outline-level="1">
<text:span text:style-name="T4">
Від початку повномасштабного вторгнення Україна повернула з полону 2005 осіб – ГУР</text:span>
</text:h>
      <text:p text:style-name="P4">
Authors: Ukrinform (Person)</text:p>
      <text:p text:style-name="P4">
Publisher: Укринформ (Organization)</text:p>
      <text:p text:style-name="P4">
Published Time: 2023-04-04T17:33:00+03:00</text:p>
      <text:p text:style-name="P4">
Modified Time: 2023-04-04T17:33:00+03:00</text:p>
      <text:p text:style-name="P4">
Description: Від початку повномасштабного вторгнення рф Україна повернула з російського полону 2005 осіб. — Укрінформ.</text:p>
      <text:p text:style-name="P4">
Images: ["<text:a xlink:type="simple" xlink:href="https://static.ukrinform.com/photos/2022_03/thumb_files/630_360_1646152322-572.jpg" text:style-name="Internet_20_link" text:visited-style-name="Visited_20_Internet_20_Link">
630_360_16461...</text:a>
"]</text:p>
      <text:p text:style-name="P4">
Tags: ['Розвідка', 'Полонені', 'Війна з росією', 'Єдині новини']</text:p>
      <text:p text:style-name="P4">
Type: Article</text:p>
      <!--METADATA-->
      <text:p text:style-name="P4">
<draw:frame draw:style-name="fr1" draw:name="Image154" text:anchor-type="as-char" svg:width="6.9236in" svg:height="3.956343in" draw:z-index="0">
<draw:image xlink:href="../Images/yкринформ/2023-04-04T17-33-00-03-00/630_360_1646152322-572.jpg" xlink:type="simple" xlink:show="embed" xlink:actuate="onLoad" draw:mime-type="image/jpeg"/>
</draw:frame>
 Відпочатку повномасштабного вторгнення рф Україна повернула з російського полону2005 осіб.</text:p>
      <text:p text:style-name="P4">
Як передає Укрінформ, про це в ефірі телемарафону «Єдині новини» повідомивречник Головного управління розвідки Міноборони Андрій Юсов.</text:p>
      <text:p text:style-name="P4">
<text:span text:style-name="T5">
Відео: Єдині новини</text:span>
</text:p>
      <text:p text:style-name="P4">
«2005 українців повернуто з полону від початку повномасштабного вторгнення. Нажаль, ще чимало залишається в полоні або фактично в заручниках, якщо миговоримо про цивільних. Вчора вдалося повернути 12 українців: це 10захисників, це наші військовослужбовці, представники різних підрозділів інапрямків. Переважно це схід, але також Харківщина. І двох цивільних. П’ятьважкопоранених українців повернуто з <text:a xlink:type="simple" xlink:href="https://www.ukrinform.ua/tag-poloneni" text:style-name="Internet_20_link" text:visited-style-name="Visited_20_Internet_20_Link">
 </text:a>
 Це свого роду була відповідь – 24 березня Україна в односторонньомупорядку передала всіх важкопоранених полонених загарбників, які підлягали натой момент транспортуванню. Це 5 полонених», - повідомив Юсов, додавши, що тобула гуманітарна акція України на виконання Женевської конвенції, яказобов’язує повертати важкопоранених без жодних умов.</text:p>
      <text:p text:style-name="P4">
Водночас росія повернула українських поранених фактично на умовах «п’ять нап’ять».</text:p>
      <text:p text:style-name="P4">
<text:span text:style-name="T4">
Читайте також:</text:span>
 <text:a xlink:type="simple" xlink:href="https://www.ukrinform.ua/rubric-ato/3691449-dodomu-z-polonu-povernulis-40-zahisnikiv-zmiinogo-lubinec.html" text:style-name="Internet_20_link" text:visited-style-name="Visited_20_Internet_20_Link">
 </text:a>
</text:p>
      <text:p text:style-name="P4">
Як повідомляв Укрінформ, <text:a xlink:type="simple" xlink:href="https://www.ukrinform.ua/rubric-ato/3691043-ukraina-povernula-z-polonu-12-ludej-sered-nih-zahisniki-bahmuta.html" text:style-name="Internet_20_link" text:visited-style-name="Visited_20_Internet_20_Link">
 </text:a>
 Серед визволених — десять військових, які потрапили у полон біляБахмута, Опитного й Оріхово-Василівки Донецької області, поблизу Кремінної йЧервонопопівки Луганської області. Визволені захисники належать досолдатського та сержантського складу ЗСУ, зокрема до 518-го окремогобатальйону спеціального призначення, 25-ї окремої повітрянодесантноїСічеславської бригади, 95-ї окремої десантно-штурмової бригади, 93-ї окремоїмеханізованої бригади "Холодний Яр", 56-ї окремої мотопіхотної Маріупольськоїбригади, 57-го окремого стрілецького батальйону. Решта визволених з полону —двоє цивільних, яких агресор утримував як заручників: із села ЛипціХарківської області та із Маріуполя Донецької області.</text:p>
      <text:p text:style-name="P4">
Source: <text:a xlink:type="simple" xlink:href="https://www.ukrinform.ua/rubric-ato/3691537-vid-pocatku-povnomasstabnogo-vtorgnenna-ukraina-povernula-z-polonu-2005-osib-gur.html" text:style-name="Internet_20_link" text:visited-style-name="Visited_20_Internet_20_Link">
https://www.ukrinform.ua/rubric-ato/3691537-vid-pocatku-povnomasstabnogo-vtorgnenna-ukraina-povernula-z-polonu-2005-osib-gur.html</text:a>
</text:p>
      <!--NEWS-->
      <text:h text:style-name="P10" text:outline-level="1">
<text:span text:style-name="T4">
Японія відкинула звинувачення російського Совкомбанку в незаконності санкцій</text:span>
</text:h>
      <text:p text:style-name="P4">
Authors: Ukrinform (Person)</text:p>
      <text:p text:style-name="P4">
Publisher: Укринформ (Organization)</text:p>
      <text:p text:style-name="P4">
Published Time: 2023-04-04T17:36:00+03:00</text:p>
      <text:p text:style-name="P4">
Modified Time: 2023-04-04T17:36:00+03:00</text:p>
      <text:p text:style-name="P4">
Description: Японія відкинула звинувачення російського приватного кредитора «Совкомбанк» про незаконність запроваджених проти нього санкцій і заявила, що неспровокована агресія росії проти України повинна мати високу ціну для рф. — Укрінформ.</text:p>
      <text:p text:style-name="P4">
Images: ["<text:a xlink:type="simple" xlink:href="https://static.ukrinform.com/photos/2023_04/thumb_files/630_360_1680618950-534.jpg" text:style-name="Internet_20_link" text:visited-style-name="Visited_20_Internet_20_Link">
630_360_16806...</text:a>
"]</text:p>
      <text:p text:style-name="P4">
Tags: ['Антиросійські санкції', 'Японія', 'Банк', 'Війна з росією']</text:p>
      <text:p text:style-name="P4">
Type: Article</text:p>
      <!--METADATA-->
      <text:p text:style-name="P4">
<draw:frame draw:style-name="fr1" draw:name="Image155" text:anchor-type="as-char" svg:width="6.9236in" svg:height="3.956343in" draw:z-index="0">
<draw:image xlink:href="../Images/yкринформ/2023-04-04T17-36-00-03-00/630_360_1680618950-534.jpg" xlink:type="simple" xlink:show="embed" xlink:actuate="onLoad" draw:mime-type="image/jpeg"/>
</draw:frame>
 Японіявідкинула звинувачення російського приватного кредитора «Совкомбанк» пронезаконність запроваджених проти нього санкцій і заявила, що неспровокованаагресія росії проти України повинна мати високу ціну для рф.</text:p>
      <text:p text:style-name="P4">
Як передає Укрінформ, про це повідомляє <text:a xlink:type="simple" xlink:href="https://www.reuters.com/business/japan-rejects-russian-sovcombanks-allegation-that-sanctions-are-illegal-2023-04-04/" text:style-name="Internet_20_link" text:visited-style-name="Visited_20_Internet_20_Link">
</text:a>
 .</text:p>
      <text:p text:style-name="P4">
Виданню стало відомо, що Совкомбанк планує оскаржити в суді <text:a xlink:type="simple" xlink:href="https://www.ukrinform.ua/tag-sankcii" text:style-name="Internet_20_link" text:visited-style-name="Visited_20_Internet_20_Link">
</text:a>
 , накладені на нього західнимикраїнами і їхніми партнерами через вторгнення росії в Україну, і почне зЯпонії, де у банку є акціонери.</text:p>
      <text:p text:style-name="P4">
«Японія запроваджує суворі санкції проти росії в тісній координації зміжнародним співтовариством, включаючи країни G7. Санкції реалізуються згідноз відповідним законодавством, тому ми не вважаємо їх введеними незаконно», -зазначив офіційний представник МЗС Японії в заяві, надісланій електронноюпоштою.</text:p>
      <text:p text:style-name="P4">
«Агресія росії проти України є обурливим актом, який руйнує саму основуміжнародного порядку, і важливо чітко продемонструвати, що такі дії матимутьдуже високу ціну», - заявили в японському зовнішньополітичному відомстві.</text:p>
      <text:p text:style-name="P4">
Совкомбанк, який вважається однією з 13 «системно важливих» кредитних установросії, не зміг отримати доступ до зовнішніх ринків через накладені обмеження.</text:p>
      <text:p text:style-name="P4">
<text:span text:style-name="T4">
Читайте також:</text:span>
 <text:a xlink:type="simple" xlink:href="https://www.ukrinform.ua/rubric-world/3452380-najbilsij-bank-italii-pripiniv-finansuvanna-rosijskih-i-biloruskih-kontragentiv.html" text:style-name="Internet_20_link" text:visited-style-name="Visited_20_Internet_20_Link">
 </text:a>
</text:p>
      <text:p text:style-name="P4">
Як повідомляв <text:a xlink:type="simple" xlink:href="https://www.ukrinform.ua/rubric-world/3689744-aponia-rozsirila-spisok-tovariv-zaboronenih-do-eksportu-v-rosiu.html" text:style-name="Internet_20_link" text:visited-style-name="Visited_20_Internet_20_Link">
 </text:a>
 , в останнійдень березня Міністерство економіки, торгівлі та комерції Японії розширилосписок товарів, заборонених до експорту в росію і включило до нього сталь,алюміній та літаки, включаючи безпілотники.</text:p>
      <text:p text:style-name="P4">
Крім цього, японським компаніям забороняється експортувати в росію широкийспектр промислових товарів, таких як будівельна техніка, суднові двигуни,випробувальне обладнання та оптичні пристрої.</text:p>
      <text:p text:style-name="P4">
Source: <text:a xlink:type="simple" xlink:href="https://www.ukrinform.ua/rubric-economy/3691536-aponia-vidkinula-zvinuvacenna-rosijskogo-sovkombanku-v-nezakonnosti-sankcij.html" text:style-name="Internet_20_link" text:visited-style-name="Visited_20_Internet_20_Link">
https://www.ukrinform.ua/rubric-economy/3691536-aponia-vidkinula-zvinuvacenna-rosijskogo-sovkombanku-v-nezakonnosti-sankcij.html</text:a>
</text:p>
      <!--NEWS-->
      <text:h text:style-name="P10" text:outline-level="1">
<text:span text:style-name="T4">
У МКІП затвердили план цьогорічних заходів до 90-х роковин Голодомору</text:span>
</text:h>
      <text:p text:style-name="P4">
Authors: Ukrinform (Person)</text:p>
      <text:p text:style-name="P4">
Publisher: Укринформ (Organization)</text:p>
      <text:p text:style-name="P4">
Published Time: 2023-04-04T17:36:46+03:00</text:p>
      <text:p text:style-name="P4">
Modified Time: 2023-04-04T17:36:46+03:00</text:p>
      <text:p text:style-name="P4">
Description: План цьогорічних заходів до 90-их роковин Голодомору передбачає проведення міжнародного тематичного форуму та завершення будівництва Музею Голодомору. — Укрінформ.</text:p>
      <text:p text:style-name="P4">
Images: ["<text:a xlink:type="simple" xlink:href="https://static.ukrinform.com/photos/2023_04/thumb_files/630_360_1680618823-456.jpg" text:style-name="Internet_20_link" text:visited-style-name="Visited_20_Internet_20_Link">
630_360_16806...</text:a>
"]</text:p>
      <text:p text:style-name="P4">
Tags: ['Голодомор', 'Ткаченко', 'МКІП ']</text:p>
      <text:p text:style-name="P4">
Type: Article</text:p>
      <!--METADATA-->
      <text:p text:style-name="P4">
<draw:frame draw:style-name="fr1" draw:name="Image156" text:anchor-type="as-char" svg:width="6.9236in" svg:height="3.956343in" draw:z-index="0">
<draw:image xlink:href="../Images/yкринформ/2023-04-04T17-36-46-03-00/630_360_1680618823-456.jpg" xlink:type="simple" xlink:show="embed" xlink:actuate="onLoad" draw:mime-type="image/jpeg"/>
</draw:frame>
 Планцьогорічних заходів до 90-их роковин Голодомору передбачає проведенняміжнародного тематичного форуму та завершення будівництва Музею Голодомору.</text:p>
      <text:p text:style-name="P4">
Про це повідомив міністр культури та інформаційної політики Олександр Ткаченков <text:a xlink:type="simple" xlink:href="http://t.me/otkachenkokyiv/3377" text:style-name="Internet_20_link" text:visited-style-name="Visited_20_Internet_20_Link">
 </text:a>
 , передає Укрінформ.</text:p>
      <text:p text:style-name="P4">
"Сьогодні на засіданні Організаційного комітету з підготовки і проведеннязаходів у зв’язку з 90-ми роковинами Голодомору 1932—1933 років в Українізатвердили план роботи на поточний рік - від проведення міжнародного форуму до90-х роковин <text:a xlink:type="simple" xlink:href="https://www.ukrinform.ua/tag-golodomor" text:style-name="Internet_20_link" text:visited-style-name="Visited_20_Internet_20_Link">
 </text:a>
 1932-1933 років вУкраїні до, звичайно, завершення будівництва Музею Голодомору", - написаввін.</text:p>
      <text:p text:style-name="P4">
Глава МКІП нагадав, що 25 листопада 2022 року уряд затвердив план заходів на2022-2023 роки у зв’язку з 90-ми роковинами Голодомору 1932-1933 років вУкраїні - геноциду українського народу.</text:p>
      <text:p text:style-name="P4">
Ткаченко наголосив, що в умовах війни, яку сьогодні веде росія проти України,"ще більш важливо провести цей рік гідно під егідою роковин трагедії тапоказати світу, що якщо речі не визнавати і не називати своїми іменами, товони повторюються".</text:p>
      <text:p text:style-name="P4">
"Ми бачимо, скільки країн впродовж року визнали Голодомор геноцидомукраїнського народу. Маємо робити все, щоб цей рух продовжувався. Для цьогоГолодомор має стати одним із провідних напрямків діяльності українськоїкультурної дипломатії", - переконаний міністр.</text:p>
      <text:p text:style-name="P4">
<text:span text:style-name="T4">
Читайте також:</text:span>
 <text:a xlink:type="simple" xlink:href="https://www.ukrinform.ua/rubric-polytics/3688730-zelenskij-podakuvav-francii-za-viznanna-golodomoru-193233-genocidom-ukrainskogo-narodu.html" text:style-name="Internet_20_link" text:visited-style-name="Visited_20_Internet_20_Link">
 </text:a>
</text:p>
      <text:p text:style-name="P4">
Як повідомляв Укрінформ, Прем’єр-міністр Денис Шмигаль <text:a xlink:type="simple" xlink:href="https://www.ukrinform.ua/rubric-polytics/3691485-viznanna-golodomoru-genocidom-smigal-doruciv-mzs-aktivizuvati-robotu-z-partnerami.html" text:style-name="Internet_20_link" text:visited-style-name="Visited_20_Internet_20_Link">
</text:a>
Міністерству закордонних справ активізувати роботу з міжнародними партнерамищодо підготовки резолюцій і заяв про визнання Голодомору геноцидом.</text:p>
      <text:p text:style-name="P4">
На цей час понад 20 країн визнали Голодомор геноцидом, 11 із яких — упродовжостаннього року.</text:p>
      <text:p text:style-name="P4">
Source: <text:a xlink:type="simple" xlink:href="https://www.ukrinform.ua/rubric-society/3691534-u-mkip-zatverdili-plan-cogoricnih-zahodiv-do-90h-rokovin-golodomoru.html" text:style-name="Internet_20_link" text:visited-style-name="Visited_20_Internet_20_Link">
https://www.ukrinform.ua/rubric-society/3691534-u-mkip-zatverdili-plan-cogoricnih-zahodiv-do-90h-rokovin-golodomoru.html</text:a>
</text:p>
      <!--NEWS-->
      <text:h text:style-name="P10" text:outline-level="1">
<text:span text:style-name="T4">
Мінфін розмістив ОВДП на ₴4,5 мільярда</text:span>
</text:h>
      <text:p text:style-name="P4">
Authors: Ukrinform (Person)</text:p>
      <text:p text:style-name="P4">
Publisher: Укринформ (Organization)</text:p>
      <text:p text:style-name="P4">
Published Time: 2023-04-04T17:39:00+03:00</text:p>
      <text:p text:style-name="P4">
Modified Time: 2023-04-04T17:39:00+03:00</text:p>
      <text:p text:style-name="P4">
Description: Міністерство фінансів 4 квітня 2023 року на аукціоні з розміщення облігацій внутрішньої державної позики (ОВДП) залучило до державного бюджету 4,5 млрд грн. — Укрінформ.</text:p>
      <text:p text:style-name="P4">
Images: ["<text:a xlink:type="simple" xlink:href="https://static.ukrinform.com/photos/2019_02/thumb_files/630_360_1550576451-985.jpg" text:style-name="Internet_20_link" text:visited-style-name="Visited_20_Internet_20_Link">
630_360_15505...</text:a>
"]</text:p>
      <text:p text:style-name="P4">
Tags: ['Бюджет', 'Економіка', 'Мінфін', 'Облігації']</text:p>
      <text:p text:style-name="P4">
Type: Article</text:p>
      <!--METADATA-->
      <text:p text:style-name="P4">
<draw:frame draw:style-name="fr1" draw:name="Image157" text:anchor-type="as-char" svg:width="6.9236in" svg:height="3.956343in" draw:z-index="0">
<draw:image xlink:href="../Images/yкринформ/2023-04-04T17-39-00-03-00/630_360_1550576451-985.jpg" xlink:type="simple" xlink:show="embed" xlink:actuate="onLoad" draw:mime-type="image/jpeg"/>
</draw:frame>
Міністерство фінансів 4 квітня 2023 року на аукціоні з розміщення облігаційвнутрішньої державної позики (ОВДП) залучило до державного бюджету 4,5 млрдгрн.</text:p>
      <text:p text:style-name="P4">
Як передає Укрінформ, про це повідомляє пресслужба міністерства у <text:a xlink:type="simple" xlink:href="https://www.facebook.com/minfin.gov.ua/posts/pfbid0oZTVszi377V5oNwrqxXqLZrxNA89dwbzaYgyhXARAv7UpDUNaJerukc7MTNTUmjdl" text:style-name="Internet_20_link" text:visited-style-name="Visited_20_Internet_20_Link">
</text:a>
</text:p>
      <text:p text:style-name="P4">
"Мінфін розмістив сьогодні ОВДП на суму понад 4,5 млрд гривень", - йдеться вповідомленні.</text:p>
      <text:p text:style-name="P4">
Міністерство фінансів запропонувало інвесторам гривневі ОВДП: 475 млн грн під18,5% з погашенням через 1 рік; 303 млн грн під 19% з погашенням через 1,2роки; 3,776 млрд грн під 19,6% з погашенням через 2 роки.</text:p>
      <text:p text:style-name="P4">
<text:span text:style-name="T4">
Читайте також:</text:span>
 <text:a xlink:type="simple" xlink:href="https://www.ukrinform.ua/rubric-economy/3686030-otrimani-pisla-1-kvitna-investoraminerezidentami-vidsotki-za-ovdp-dozvolili-vivesti-za-kordon.html" text:style-name="Internet_20_link" text:visited-style-name="Visited_20_Internet_20_Link">
 </text:a>
</text:p>
      <text:p text:style-name="P4">
Як повідомляв Укрінформ, у зв’язку з російською агресією український урядухвалив рішення про поетапний випуск військових облігацій в обсязі до 400 млрдгрн. Мінфін проводить аукціони з продажу ОВДП щовівторка, починаючи з 1березня 2022 року. За словами Прем'єр-міністра України Дениса Шмигаля, торікза рахунок випуску військових облігацій було отримано майже 600 млрд грн.</text:p>
      <text:p text:style-name="P4">
Source: <text:a xlink:type="simple" xlink:href="https://www.ukrinform.ua/rubric-economy/3691539-minfin-rozmistiv-ovdp-na-45-milarda.html" text:style-name="Internet_20_link" text:visited-style-name="Visited_20_Internet_20_Link">
https://www.ukrinform.ua/rubric-economy/3691539-minfin-rozmistiv-ovdp-na-45-milarda.html</text:a>
</text:p>
      <!--NEWS-->
      <text:h text:style-name="P10" text:outline-level="1">
<text:span text:style-name="T4">
Столтенберг: Майбутнє України - у євроатлантичній родині</text:span>
</text:h>
      <text:p text:style-name="P4">
Authors: Ukrinform (Person)</text:p>
      <text:p text:style-name="P4">
Publisher: Укринформ (Organization)</text:p>
      <text:p text:style-name="P4">
Published Time: 2023-04-04T17:42:12+03:00</text:p>
      <text:p text:style-name="P4">
Modified Time: 2023-04-04T17:42:12+03:00</text:p>
      <text:p text:style-name="P4">
Description: Україна належить до євроатлантичної родини, і партнери в НАТО працюватимуть над здійсненням цієї мети. — Укрінформ.</text:p>
      <text:p text:style-name="P4">
Images: ["<text:a xlink:type="simple" xlink:href="https://static.ukrinform.com/photos/2021_02/thumb_files/630_360_1613784849-448.jpg" text:style-name="Internet_20_link" text:visited-style-name="Visited_20_Internet_20_Link">
630_360_16137...</text:a>
"]</text:p>
      <text:p text:style-name="P4">
Tags: ['НАТО', 'Столтенберг', 'Україна']</text:p>
      <text:p text:style-name="P4">
Type: Article</text:p>
      <!--METADATA-->
      <text:p text:style-name="P4">
<draw:frame draw:style-name="fr1" draw:name="Image158" text:anchor-type="as-char" svg:width="6.9236in" svg:height="3.956343in" draw:z-index="0">
<draw:image xlink:href="../Images/yкринформ/2023-04-04T17-42-12-03-00/630_360_1613784849-448.jpg" xlink:type="simple" xlink:show="embed" xlink:actuate="onLoad" draw:mime-type="image/jpeg"/>
</draw:frame>
 Українаналежить до євроатлантичної родини, і партнери в НАТО працюватимуть надздійсненням цієї мети.</text:p>
      <text:p text:style-name="P4">
Про це заявив генеральний секретар Альянсу Єнс Столтенберг, відкриваючизасідання Комісії Україна-НАТО в Брюсселі, повідомляє кореспондент Укрінформу.</text:p>
      <text:p text:style-name="P4">
«Майбутнє України - в євроатлантичній родині. Й ми продовжимо працювати унапрямку досягнення цієї мети», – заявив очільник Альянсу.</text:p>
      <text:p text:style-name="P4">
Столтенберг назвав сьогоднішню зустріч важливою віхою на шляху до Вільнюськогосаміту Альянсу. За його словами, учасники обговорять, «що ще вони можутьзробити для того, щоби Україна перемогла та продовжила існувати як сувереннанезалежна держава в Європі».</text:p>
      <text:p text:style-name="P4">
Генсек нагадав, що союзники вже надають Україні важливу підтримку, але визнав,що «потрібно ще більше», і то негайно. Йдеться як про передачу нових видівважких озброєнь, так і навчання військових. У цьому зв'язку Столтенбергпідкреслив необхідність нарощувати виробництво зброї та боєприпасів.</text:p>
      <text:p text:style-name="P4">
За його словами, міністри закордонних справ країн <text:a xlink:type="simple" xlink:href="https://www.ukrinform.ua/tag-nato" text:style-name="Internet_20_link" text:visited-style-name="Visited_20_Internet_20_Link">
</text:a>
 також обговорять посилення політичної іпрактичної підтримки України в реформах, зокрема у сфері боротьби з корупцією,посиленні верховенства права, захисті прав меншин тощо.</text:p>
      <text:p text:style-name="P4">
Генсек повторив, що партнери по НАТО підтримуватимуть Україну стільки, скількибуде потрібно.</text:p>
      <text:p text:style-name="P4">
<text:span text:style-name="T4">
Читайте також:</text:span>
 <text:a xlink:type="simple" xlink:href="https://www.ukrinform.ua/rubric-polytics/3691412-kuleba-u-brusseli-govoritimemo-pro-priskorenna-postavok-zbroi-i-vstup-do-nato.html" text:style-name="Internet_20_link" text:visited-style-name="Visited_20_Internet_20_Link">
 </text:a>
</text:p>
      <text:p text:style-name="P4">
Українську делегацію на цій зустрічі очолює міністр закордонних справ ДмитроКулеба.</text:p>
      <text:p text:style-name="P4">
Source: <text:a xlink:type="simple" xlink:href="https://www.ukrinform.ua/rubric-world/3691540-stoltenberg-majbutne-ukraini-u-evroatlanticnij-rodini.html" text:style-name="Internet_20_link" text:visited-style-name="Visited_20_Internet_20_Link">
https://www.ukrinform.ua/rubric-world/3691540-stoltenberg-majbutne-ukraini-u-evroatlanticnij-rodini.html</text:a>
</text:p>
      <!--NEWS-->
      <text:h text:style-name="P10" text:outline-level="1">
<text:span text:style-name="T4">
Розмінування України коштуватиме $35,7 мільйона - програма розвитку ООН</text:span>
</text:h>
      <text:p text:style-name="P4">
Authors: Ukrinform (Person)</text:p>
      <text:p text:style-name="P4">
Publisher: Укринформ (Organization)</text:p>
      <text:p text:style-name="P4">
Published Time: 2023-04-04T17:43:00+03:00</text:p>
      <text:p text:style-name="P4">
Modified Time: 2023-04-04T17:43:00+03:00</text:p>
      <text:p text:style-name="P4">
Description: За оцінками програми розвитку ООН (ПРООН), роботи з розмінування території України коштуватимуть 35,7 млн доларів. — Укрінформ.</text:p>
      <text:p text:style-name="P4">
Images: ["<text:a xlink:type="simple" xlink:href="https://static.ukrinform.com/photos/2023_01/thumb_files/630_360_1673620107-766.jpeg" text:style-name="Internet_20_link" text:visited-style-name="Visited_20_Internet_20_Link">
630_360_16736...</text:a>
"]</text:p>
      <text:p text:style-name="P4">
Tags: ['ПРООН', 'Розмінування', 'Гроші', 'Війна з росією']</text:p>
      <text:p text:style-name="P4">
Type: Article</text:p>
      <!--METADATA-->
      <text:p text:style-name="P4">
<draw:frame draw:style-name="fr1" draw:name="Image159" text:anchor-type="as-char" svg:width="6.9236in" svg:height="3.956343in" draw:z-index="0">
<draw:image xlink:href="../Images/yкринформ/2023-04-04T17-43-00-03-00/630_360_1673620107-766.jpeg" xlink:type="simple" xlink:show="embed" xlink:actuate="onLoad" draw:mime-type="image/jpeg"/>
</draw:frame>
 Заоцінками програми розвитку ООН (ПРООН), роботи з розмінування територіїУкраїни коштуватимуть 35,7 млн доларів.</text:p>
      <text:p text:style-name="P4">
Про це заявив постійний представник ПРООН в Україні Яко Сільє під часвідкриття виставки «Війна очима піротехніків ДСНС», повідомляє кореспондентУкрінформу.</text:p>
      <text:p text:style-name="P4">
«Ця робота (з <text:a xlink:type="simple" xlink:href="https://www.ukrinform.ua/tag-mina" text:style-name="Internet_20_link" text:visited-style-name="Visited_20_Internet_20_Link">
 </text:a>
 діяльності - ред.)коштуватиме Україні, за оцінками, 35,7 млн доларів. Тому хочу висловити великуподяку і відзначити зусилля наших партнерів, які сприяють у проведенні цієїроботи, зокрема таких країн як Японія, Данія, Хорватія, Велика Британія,Франція та багато інших», - сказав Сільє.</text:p>
      <text:p text:style-name="P4">
Зі свого боку заступник голови представництва ЄС в Україні Ремі Дюфлозапевнив, що протимінна діяльність є пріоритетом для Європейського Союзу.Дипломат нагадав, що під час останнього візиту в Україну високий представникЄС Жозеп Боррель оголосив про додаткову підтримку протимінної діяльності,довівши загальну суму до 43 млн євро.</text:p>
      <text:p text:style-name="P4">
Перший секретар посольства Японії в Україні Назому Ямашіта зауважив, що Токіопродовжуватиме підтримувати фінансово і матеріально зусилля з розмінування іпротимінної діяльності ПРООН в Україні.</text:p>
      <text:p text:style-name="P4">
<text:span text:style-name="T4">
Читайте також:</text:span>
 <text:a xlink:type="simple" xlink:href="https://www.ukrinform.ua/rubric-economy/3691017-ukraina-testue-peredovi-tehnologii-dla-rozminuvanna-teritorii-minekonomiki.html" text:style-name="Internet_20_link" text:visited-style-name="Visited_20_Internet_20_Link">
 </text:a>
</text:p>
      <text:p text:style-name="P4">
«Внесок Японії – це 10 млн доларів у програму розмінування України, а також минадали фінансову підтримку безпосередньо ДСНС України і далі допомагатимемо,надаючи необхідне обладнання для розмінування і проведення робіт зізнешкодження вибухонебезпечних предметів, поки останній залишок війни не будевидалено», - підкреслив дипломат.</text:p>
      <text:p text:style-name="P4">
Як повідомляв <text:a xlink:type="simple" xlink:href="https://www.ukrinform.ua/rubric-kyiv/3691448-u-kievi-prezentuvali-vistavku-vijna-ocima-pirotehnikiv-dsns.html" text:style-name="Internet_20_link" text:visited-style-name="Visited_20_Internet_20_Link">
 </text:a>
 , з нагодиМіжнародного дня просвіти з питань мінної небезпеки рятувальники разом ізакордонними партнерами відкрили виставку «Війна очима піротехніків ДСНС» тапровели тренінг із мінної безпеки.</text:p>
      <text:p text:style-name="P4">
<text:span text:style-name="T5">
Фото: Олександр Павлюк, Telegram</text:span>
</text:p>
      <text:p text:style-name="P4">
Source: <text:a xlink:type="simple" xlink:href="https://www.ukrinform.ua/rubric-society/3691541-rozminuvanna-ukraini-kostuvatime-357-miljona-programa-rozvitku-oon.html" text:style-name="Internet_20_link" text:visited-style-name="Visited_20_Internet_20_Link">
https://www.ukrinform.ua/rubric-society/3691541-rozminuvanna-ukraini-kostuvatime-357-miljona-programa-rozvitku-oon.html</text:a>
</text:p>
      <!--NEWS-->
      <text:h text:style-name="P10" text:outline-level="1">
<text:span text:style-name="T4">
В Україні створять Державний центр гуманітарного розмінування – Шмигаль</text:span>
</text:h>
      <text:p text:style-name="P4">
Authors: Ukrinform (Person)</text:p>
      <text:p text:style-name="P4">
Publisher: Укринформ (Organization)</text:p>
      <text:p text:style-name="P4">
Published Time: 2023-04-04T17:47:00+03:00</text:p>
      <text:p text:style-name="P4">
Modified Time: 2023-04-04T17:47:00+03:00</text:p>
      <text:p text:style-name="P4">
Description: В Україні планують створити Державний центр гуманітарного розмінування, який сприятиме кращій координації роботи в галузі розмінування територій.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Кабмін', 'Розмінування', 'Шмигаль']</text:p>
      <text:p text:style-name="P4">
Type: Article</text:p>
      <!--METADATA-->
      <text:p text:style-name="P4">
<draw:frame draw:style-name="fr1" draw:name="Image160" text:anchor-type="as-char" svg:width="6.9236in" svg:height="3.956343in" draw:z-index="0">
<draw:image xlink:href="../Images/yкринформ/2023-04-04T17-47-00-03-00/630_360_1679674428-586.jpg" xlink:type="simple" xlink:show="embed" xlink:actuate="onLoad" draw:mime-type="image/jpeg"/>
</draw:frame>
 В Україніпланують створити Державний центр гуманітарного розмінування, який сприятимекращій координації роботи в галузі розмінування територій.</text:p>
      <text:p text:style-name="P4">
Про це Прем’єр-міністр України Денис Шмигаль сказав на засіданні уряду,передає Укрінформ із посиланням на <text:a xlink:type="simple" xlink:href="http://t.me/uriad24/1957" text:style-name="Internet_20_link" text:visited-style-name="Visited_20_Internet_20_Link">
 </text:a>
 Уряд online.</text:p>
      <text:p text:style-name="P4">
«Після повномасштабного російського вторгнення Україна перетворилася нанайзабрудненішу мінами, бомбами та снарядами країну Європи. Україні потрібнешвидке та ретельне гуманітарне розмінування територій. Аби краще скоординувативсю роботу в цій галузі, доручено створити окрему структуру — Державний центргуманітарного розмінування», - зазначив <text:a xlink:type="simple" xlink:href="https://www.ukrinform.ua/tag-smigal" text:style-name="Internet_20_link" text:visited-style-name="Visited_20_Internet_20_Link">
 </text:a>
 .</text:p>
      <text:p text:style-name="P4">
За його словами, Центр братиме участь у плануванні заходів протимінноїдіяльності, забезпечить роботу системи управління якістю розмінування тавідповідатиме за співпрацю з нашими міжнародними партнерами.</text:p>
      <text:p text:style-name="P4">
За даними Прем'єр-міністра, вибухонебезпечними предметами всіяно близько 174тис. км² нашої землі. Лише за останній місяць на російських мінах підірвалися724 людини, з них 226 загинули.</text:p>
      <text:p text:style-name="P4">
«Ми вже сформували нормативно-правову базу, активізували роботу Національногооргану з питань протимінної діяльності, створили Міжвідомчу робочу групу зпитань гуманітарного розмінування, затвердили план розмінування понад 470 тис.га земель с/г призначення в дев’яти регіонах України», - додав він.</text:p>
      <text:p text:style-name="P4">
Нині, зазначив глава уряду, працюють майже 350 груп розмінування із залученнямукраїнських та іноземних спеціалістів. Знешкоджено близько 320 тис.вибухонебезпечних предметів.</text:p>
      <text:p text:style-name="P4">
«Аграрії в усіх регіонах посіяли вже більш як 500 тис. га. Загаломсподіваємося засіяти цьогоріч понад 13 млн га. Тому всі роботи щодорозмінування й допомоги нашим аграріям – пріоритет», - сказав Шмигаль.</text:p>
      <text:p text:style-name="P4">
КМУ починає реалізацію нової державної політики в галузі розмінування. Їїключові елементи: оновлення національних стандартів протимінної діяльності;ефективна держпрограма розмінування з пріоритетами територій; створення ринкупослуг із розмінування; активне залучення інноваційних технологій.</text:p>
      <text:p text:style-name="P4">
«Ми створюємо широку коаліцію країн, які допоможуть зробити так, щоб процесрозмінування не тривав десятиліття. За оцінкою Світового банку, повнийкомплекс робіт із гуманітарного розмінування буде коштувати $37,4 млрд.Потреби на поточний рік сягають понад $397 млн. Для гуманітарного розмінуваннязалучено $16 млн міжнародної технічної допомоги, є попередні домовленості проще $73 млн», - сказав він.</text:p>
      <text:p text:style-name="P4">
<text:span text:style-name="T4">
Читайте також:</text:span>
 <text:a xlink:type="simple" xlink:href="https://www.ukrinform.ua/rubric-society/3691329-minoboroni-i-kompania-tetra-tech-rozpocinaut-proekt-z-gumanitarnogo-rozminuvanna.html" text:style-name="Internet_20_link" text:visited-style-name="Visited_20_Internet_20_Link">
 </text:a>
</text:p>
      <text:p text:style-name="P4">
Прем'єр-міністр нагадав про те, що 4 квітня відзначається Міжнародний деньпросвіти з питань мінної небезпеки.</text:p>
      <text:p text:style-name="P4">
Source: <text:a xlink:type="simple" xlink:href="https://www.ukrinform.ua/rubric-world/3691542-v-ukraini-stvorat-derzavnij-centr-gumanitarnogo-rozminuvanna-smigal.html" text:style-name="Internet_20_link" text:visited-style-name="Visited_20_Internet_20_Link">
https://www.ukrinform.ua/rubric-world/3691542-v-ukraini-stvorat-derzavnij-centr-gumanitarnogo-rozminuvanna-smigal.html</text:a>
</text:p>
      <!--NEWS-->
      <text:h text:style-name="P10" text:outline-level="1">
<text:span text:style-name="T4">
Жителів Оріхова на Запоріжжі закликають евакуюватися</text:span>
</text:h>
      <text:p text:style-name="P4">
Authors: Ukrinform (Person)</text:p>
      <text:p text:style-name="P4">
Publisher: Укринформ (Organization)</text:p>
      <text:p text:style-name="P4">
Published Time: 2023-04-04T17:48:00+03:00</text:p>
      <text:p text:style-name="P4">
Modified Time: 2023-04-04T17:48:00+03:00</text:p>
      <text:p text:style-name="P4">
Description: Мешканців Оріхова, особливо родини з дітьми, закликали виїхати з міста. — Укрінформ.</text:p>
      <text:p text:style-name="P4">
Images: ["<text:a xlink:type="simple" xlink:href="https://static.ukrinform.com/photos/2023_04/thumb_files/630_360_1680619716-388.jpg" text:style-name="Internet_20_link" text:visited-style-name="Visited_20_Internet_20_Link">
630_360_16806...</text:a>
"]</text:p>
      <text:p text:style-name="P4">
Tags: ['Евакуація', 'Обстріл', 'Запоріжжя', 'Війна з росією']</text:p>
      <text:p text:style-name="P4">
Type: Article</text:p>
      <!--METADATA-->
      <text:p text:style-name="P4">
<draw:frame draw:style-name="fr1" draw:name="Image161" text:anchor-type="as-char" svg:width="6.9236in" svg:height="3.956343in" draw:z-index="0">
<draw:image xlink:href="../Images/yкринформ/2023-04-04T17-48-00-03-00/630_360_1680619716-388.jpg" xlink:type="simple" xlink:show="embed" xlink:actuate="onLoad" draw:mime-type="image/jpeg"/>
</draw:frame>
 МешканцівОріхова, особливо родини з дітьми, закликали виїхати з міста.</text:p>
      <text:p text:style-name="P4">
Про це в <text:a xlink:type="simple" xlink:href="https://t.me/zoda_gov_ua/18046" text:style-name="Internet_20_link" text:visited-style-name="Visited_20_Internet_20_Link">
 </text:a>
 повідомляє головаЗапорізької ОВА Юрій Малашко, передає Укрінформ.</text:p>
      <text:p text:style-name="P4">
"Оріхів знову під обстрілами… Ворог підступно гатить по місту, тому закликаютьусіх мешканців, а особливо родини з дітьми, <text:a xlink:type="simple" xlink:href="https://www.ukrinform.ua/tag-evakuacia" text:style-name="Internet_20_link" text:visited-style-name="Visited_20_Internet_20_Link">
 </text:a>
 якомога швидше, щоб створити безпечні та спокійні умови длярідних", - написав він.</text:p>
      <text:p text:style-name="P4">
Наразі, в Оріхові залишається 7 дітей.</text:p>
      <text:p text:style-name="P4">
Також очільник області під час візиту в місто зустрівся з місцевимимешканцями.</text:p>
      <text:p text:style-name="P4">
<text:span text:style-name="T4">
Читайте також:</text:span>
 <text:a xlink:type="simple" xlink:href="https://www.ukrinform.ua/rubric-regions/3691019-na-zaporizzi-vijskovi-rf-skladaut-spiski-kolaborantiv-na-likvidaciu.html" text:style-name="Internet_20_link" text:visited-style-name="Visited_20_Internet_20_Link">
 </text:a>
</text:p>
      <text:p text:style-name="P4">
Окрім руйнування комунальних систем та житлового сектору, армія рф намагаєтьсязалишити оріхів'ян без стабільного зв’язку. Так, прямим ураженням знищеноStarlink.</text:p>
      <text:p text:style-name="P4">
Раніше повідомлялось, вчора росіяни здійснили три авіаудари по Оріхову. <text:a xlink:type="simple" xlink:href="https://www.ukrinform.ua/rubric-regions/3691284-cerez-vorozij-aviaudar-zrujnovana-gimnazia-v-orihovi-na-zaporizzi.html" text:style-name="Internet_20_link" text:visited-style-name="Visited_20_Internet_20_Link">
</text:a>
 .</text:p>
      <text:p text:style-name="P4">
<text:span text:style-name="T5">
Фото: Юрій Малашко / Телеграм</text:span>
</text:p>
      <text:p text:style-name="P4">
Source: <text:a xlink:type="simple" xlink:href="https://www.ukrinform.ua/rubric-regions/3691543-ziteliv-orihova-na-zaporizzi-zaklikaut-evakuuvatisa.html" text:style-name="Internet_20_link" text:visited-style-name="Visited_20_Internet_20_Link">
https://www.ukrinform.ua/rubric-regions/3691543-ziteliv-orihova-na-zaporizzi-zaklikaut-evakuuvatisa.html</text:a>
</text:p>
      <!--NEWS-->
      <text:h text:style-name="P10" text:outline-level="1">
<text:span text:style-name="T4">
Кошти МВФ підуть на соцвиплати, пенсії та зарплати учителів і лікарів - Шмигаль</text:span>
</text:h>
      <text:p text:style-name="P4">
Authors: Ukrinform (Person)</text:p>
      <text:p text:style-name="P4">
Publisher: Укринформ (Organization)</text:p>
      <text:p text:style-name="P4">
Published Time: 2023-04-04T17:55:00+03:00</text:p>
      <text:p text:style-name="P4">
Modified Time: 2023-04-04T17:55:00+03:00</text:p>
      <text:p text:style-name="P4">
Description: Кошти від Міжнародного валютного фонду будуть спрямовані на фінансування пріоритетних видатків, зокрема пенсій, соціальних виплат, зарплат учителів та лікарів. — Укрінформ.</text:p>
      <text:p text:style-name="P4">
Images: ["<text:a xlink:type="simple" xlink:href="https://static.ukrinform.com/photos/2022_10/thumb_files/630_360_1667223703-775.jpg" text:style-name="Internet_20_link" text:visited-style-name="Visited_20_Internet_20_Link">
630_360_16672...</text:a>
"]</text:p>
      <text:p text:style-name="P4">
Tags: ['МВФ', 'Пенсія', 'Зарплата', 'Шмигаль']</text:p>
      <text:p text:style-name="P4">
Type: Article</text:p>
      <!--METADATA-->
      <text:p text:style-name="P4">
<draw:frame draw:style-name="fr1" draw:name="Image162" text:anchor-type="as-char" svg:width="6.9236in" svg:height="3.956343in" draw:z-index="0">
<draw:image xlink:href="../Images/yкринформ/2023-04-04T17-55-00-03-00/630_360_1667223703-775.jpg" xlink:type="simple" xlink:show="embed" xlink:actuate="onLoad" draw:mime-type="image/jpeg"/>
</draw:frame>
 Кошти відМіжнародного валютного фонду будуть спрямовані на фінансування пріоритетнихвидатків, зокрема пенсій, соціальних виплат, зарплат учителів та лікарів.</text:p>
      <text:p text:style-name="P4">
Про це Прем’єр-міністр України Денис Шмигаль сказав на засіданні уряду,передає Укрінформ із посиланням на <text:a xlink:type="simple" xlink:href="https://t.me/uriad24/1957" text:style-name="Internet_20_link" text:visited-style-name="Visited_20_Internet_20_Link">
 </text:a>
 Уряд online.</text:p>
      <text:p text:style-name="P4">
« <text:a xlink:type="simple" xlink:href="https://www.ukrinform.ua/tag-mvf" text:style-name="Internet_20_link" text:visited-style-name="Visited_20_Internet_20_Link">
 </text:a>
 затвердив програму фінансування дляУкраїни на $15,6 млрд. Учора перший транш у розмірі $2,7 млрд уже надійшов додержбюджету. Ці кошти одразу спрямуємо на фінансування пріоритетних видатків,зокрема пенсій, соціальних виплат, зарплат учителів та лікарів», - сказавШмигаль.</text:p>
      <text:p text:style-name="P4">
Як повідомляв <text:a xlink:type="simple" xlink:href="https://www.ukrinform.ua/rubric-economy/3691087-nova-programa-z-mvf-ukraina-otrimala-persij-trans-na-27-milarda.html" text:style-name="Internet_20_link" text:visited-style-name="Visited_20_Internet_20_Link">
 </text:a>
 , 3 квітняУкраїна в межах нової програми розширеного фінансування отримала відМіжнародного валютного фонду перший транш на 2,7 млрд доларів.</text:p>
      <text:p text:style-name="P4">
<text:span text:style-name="T4">
Читайте також:</text:span>
 <text:a xlink:type="simple" xlink:href="https://www.ukrinform.ua/rubric-world/3691467-zahidni-partneri-stali-planuvati-dopomogu-ukraini-na-trivalisi-termini.html" text:style-name="Internet_20_link" text:visited-style-name="Visited_20_Internet_20_Link">
 </text:a>
</text:p>
      <text:p text:style-name="P4">
31 березня виконавча рада МВФ схвалила нову програму розширеного фінансуванняEFF для України на суму 15,6 млрд доларів. Ця домовленість є частиною пакетапідтримки загальною вартістю 115 млрд доларів.</text:p>
      <text:p text:style-name="P4">
Source: <text:a xlink:type="simple" xlink:href="https://www.ukrinform.ua/rubric-economy/3691545-kosti-mvf-pidut-na-socviplati-pensii-ta-zarplati-uciteliv-i-likariv-smigal.html" text:style-name="Internet_20_link" text:visited-style-name="Visited_20_Internet_20_Link">
https://www.ukrinform.ua/rubric-economy/3691545-kosti-mvf-pidut-na-socviplati-pensii-ta-zarplati-uciteliv-i-likariv-smigal.html</text:a>
</text:p>
      <!--NEWS-->
      <text:h text:style-name="P10" text:outline-level="1">
<text:span text:style-name="T4">
Україна денонсує угоду з білоруссю про пенсії</text:span>
</text:h>
      <text:p text:style-name="P4">
Authors: Ukrinform (Person)</text:p>
      <text:p text:style-name="P4">
Publisher: Укринформ (Organization)</text:p>
      <text:p text:style-name="P4">
Published Time: 2023-04-04T17:56:01+03:00</text:p>
      <text:p text:style-name="P4">
Modified Time: 2023-04-04T17:56:01+03:00</text:p>
      <text:p text:style-name="P4">
Description: Кабінет Міністрів ініціював денонсацію Угоди між урядами України та білорусі про гарантії прав громадян у галузі пенсійного забезпечення. — Укрінформ.</text:p>
      <text:p text:style-name="P4">
Images: ["<text:a xlink:type="simple" xlink:href="https://static.ukrinform.com/photos/2016_12/thumb_files/630_360_1482163654-7868.jpg" text:style-name="Internet_20_link" text:visited-style-name="Visited_20_Internet_20_Link">
630_360_14821...</text:a>
"]</text:p>
      <text:p text:style-name="P4">
Tags: ['білорусь', 'Кабмін', 'Пенсія']</text:p>
      <text:p text:style-name="P4">
Type: Article</text:p>
      <!--METADATA-->
      <text:p text:style-name="P4">
<draw:frame draw:style-name="fr1" draw:name="Image163" text:anchor-type="as-char" svg:width="6.9236in" svg:height="3.956343in" draw:z-index="0">
<draw:image xlink:href="../Images/yкринформ/2023-04-04T17-56-01-03-00/630_360_1482163654-7868.jpg" xlink:type="simple" xlink:show="embed" xlink:actuate="onLoad" draw:mime-type="image/jpeg"/>
</draw:frame>
 КабінетМіністрів ініціював денонсацію Угоди між урядами України та білорусі прогарантії прав громадян у галузі пенсійного забезпечення.</text:p>
      <text:p text:style-name="P4">
Як передає Укрінформ, про це в <text:a xlink:type="simple" xlink:href="https://t.me/tmelnychuk/2010" text:style-name="Internet_20_link" text:visited-style-name="Visited_20_Internet_20_Link">
 </text:a>
 повідомивпостійний представник Кабміну у Верховній Раді Тарас Мельничук.</text:p>
      <text:p text:style-name="P4">
«Схвалено проєкт Закону «Про денонсацію Угоди між урядом України та урядом <text:a xlink:type="simple" xlink:href="https://www.ukrinform.ua/tag-bilorus" text:style-name="Internet_20_link" text:visited-style-name="Visited_20_Internet_20_Link">
</text:a>
 про гарантії прав громадян в галузіпенсійного забезпечення», - йдеться в повідомленні.</text:p>
      <text:p text:style-name="P4">
<text:span text:style-name="T4">
Читайте також:</text:span>
 <text:a xlink:type="simple" xlink:href="https://www.ukrinform.ua/rubric-economy/3620141-ukraina-ostatocno-vijsla-iz-zaliznicnoi-ugodi-miz-krainami-snd.html" text:style-name="Internet_20_link" text:visited-style-name="Visited_20_Internet_20_Link">
 </text:a>
</text:p>
      <text:p text:style-name="P4">
Законопроєктом пропонується денонсувати угоду між урядами двох країн прогарантії прав громадян в галузі пенсійного забезпечення, вчинену 14 грудня1995 року в Києві.</text:p>
      <text:p text:style-name="P4">
<text:span text:style-name="T4">
Читайте також:</text:span>
 <text:a xlink:type="simple" xlink:href="https://www.ukrinform.ua/rubric-world/3686526-38-krain-obse-iniciuvali-zapusk-moskovskogo-mehanizmu-sodo-bilorusi.html" text:style-name="Internet_20_link" text:visited-style-name="Visited_20_Internet_20_Link">
 </text:a>
</text:p>
      <text:p text:style-name="P4">
Як повідомлялося, Кабінет Міністрів у листопаді 2022 року ухвалив рішення провихід України з Угоди про гарантії прав громадян держав-учасниць СНД у галузіпенсійного забезпечення.</text:p>
      <text:p text:style-name="P4">
Source: <text:a xlink:type="simple" xlink:href="https://www.ukrinform.ua/rubric-society/3691546-ukraina-denonsue-ugodu-z-bilorussu-pro-pensii.html" text:style-name="Internet_20_link" text:visited-style-name="Visited_20_Internet_20_Link">
https://www.ukrinform.ua/rubric-society/3691546-ukraina-denonsue-ugodu-z-bilorussu-pro-pensii.html</text:a>
</text:p>
      <!--NEWS-->
      <text:h text:style-name="P10" text:outline-level="1">
<text:span text:style-name="T4">
Уряд працює над варіантами страхування воєнних ризиків - Свириденко</text:span>
</text:h>
      <text:p text:style-name="P4">
Authors: Ukrinform (Person)</text:p>
      <text:p text:style-name="P4">
Publisher: Укринформ (Organization)</text:p>
      <text:p text:style-name="P4">
Published Time: 2023-04-04T17:57:24+03:00</text:p>
      <text:p text:style-name="P4">
Modified Time: 2023-04-04T17:57:24+03:00</text:p>
      <text:p text:style-name="P4">
Description: Україна зацікавлена у якнайшвидшому залученні іноземних інвесторів у відбудову країни та розвиток ключових галузей. — Укрінформ.</text:p>
      <text:p text:style-name="P4">
Images: ["<text:a xlink:type="simple" xlink:href="https://static.ukrinform.com/photos/2023_04/thumb_files/630_360_1680620208-717.jpg" text:style-name="Internet_20_link" text:visited-style-name="Visited_20_Internet_20_Link">
630_360_16806...</text:a>
"]</text:p>
      <text:p text:style-name="P4">
Tags: ['Інвестиції', 'Страхування', 'Юлія Свириденко']</text:p>
      <text:p text:style-name="P4">
Type: Article</text:p>
      <!--METADATA-->
      <text:p text:style-name="P4">
<draw:frame draw:style-name="fr1" draw:name="Image164" text:anchor-type="as-char" svg:width="6.9236in" svg:height="3.956343in" draw:z-index="0">
<draw:image xlink:href="../Images/yкринформ/2023-04-04T17-57-24-03-00/630_360_1680620208-717.jpg" xlink:type="simple" xlink:show="embed" xlink:actuate="onLoad" draw:mime-type="image/jpeg"/>
</draw:frame>
 Україназацікавлена у якнайшвидшому залученні іноземних інвесторів у відбудову країнита розвиток ключових галузей.</text:p>
      <text:p text:style-name="P4">
Про це сказала перший віцепрем'єр-міністр - міністр економіки України ЮліяСвириденко під час зустрічі з віцеканцлер, федеральним міністром економіки тазахисту клімату Німеччини Робертом Габеком і представниками великих німецькихкомпаній, повідомляє Укрінформ з посиланням на <text:a xlink:type="simple" xlink:href="http://me.gov.ua/News/Detail" text:style-name="Internet_20_link" text:visited-style-name="Visited_20_Internet_20_Link">
</text:a>
</text:p>
      <text:p text:style-name="P4">
“Україна зацікавлена у якнайшвидшому залученні іноземних інвестицій увідновлення країни та ключових галузей економіки, не чекаючи закінчення війни.Ми розуміємо, що для інвесторів надважливим питанням є страхування воєннихризиків, тож український уряд працює нині над варіантами його вирішення. Одинз них - створення цільового міжнародного трастового фонду, що дозволитьзалучити до страхування експортно-кредитні агентства країн <text:a xlink:type="simple" xlink:href="https://www.ukrinform.ua/tag-velika-simka" text:style-name="Internet_20_link" text:visited-style-name="Visited_20_Internet_20_Link">
</text:a>
 , багатостороннє агентство згарантування інвестицій MIGA, американську корпорацію з фінансуванняміжнародного розвитку DFC”, - зазначила перший віцепрем'єр-міністр - міністрекономіки України Юлія Свириденко.</text:p>
      <text:p text:style-name="P4">
За її словами, незалежно від створення трастового фонду, німецький уряд вжеготовий страхувати воєнні ризики для німецьких інвесторів і вже сьогодні понад20 таких інвестиційних проєктів перебувають в обробці та можуть бутизатверджені найближчим часом.</text:p>
      <text:p text:style-name="P4">
Україна визначила п’ять пріоритетів на етапі раннього відновлення: енергетичнаінфраструктура, гуманітарне розмінування, відновлення житла, критична тасоціальна інфраструктура, підтримка малого та середнього бізнесу.</text:p>
      <text:p text:style-name="P4">
Зі свого боку представники німецького бізнесу висловили зацікавленість вінвестуванні у сферу сільського господарства, хімічної промисловості,металургії, енергетики, інфраструктури.</text:p>
      <text:p text:style-name="P4">
<text:span text:style-name="T4">
Читайте також:</text:span>
 <text:a xlink:type="simple" xlink:href="https://www.ukrinform.ua/rubric-economy/3691368-nimeckij-bayer-investue-v-ukrainu-60-miljoniv.html" text:style-name="Internet_20_link" text:visited-style-name="Visited_20_Internet_20_Link">
 </text:a>
</text:p>
      <text:p text:style-name="P4">
Як повідомляв Укрінформ, відбудова України – це найамбітніший проєкт 21століття, який потребує величезних ресурсів, і разом з тим відкриває новіможливості для інвестицій. За даними Світового банку, потреби України навідновлення становлять 411 мільярдів доларів.</text:p>
      <text:p text:style-name="P4">
<text:span text:style-name="T5">
Фото: Мінекономіки</text:span>
</text:p>
      <text:p text:style-name="P4">
Source: <text:a xlink:type="simple" xlink:href="https://www.ukrinform.ua/rubric-economy/3691547-urad-pracue-nad-variantami-strahuvanna-voennih-rizikiv-sviridenko.html" text:style-name="Internet_20_link" text:visited-style-name="Visited_20_Internet_20_Link">
https://www.ukrinform.ua/rubric-economy/3691547-urad-pracue-nad-variantami-strahuvanna-voennih-rizikiv-sviridenko.html</text:a>
</text:p>
      <!--NEWS-->
      <text:h text:style-name="P10" text:outline-level="1">
<text:span text:style-name="T4">
У Хмельницькому з храму УПЦ МП вивозять майно – депутат</text:span>
</text:h>
      <text:p text:style-name="P4">
Authors: Ukrinform (Person)</text:p>
      <text:p text:style-name="P4">
Publisher: Укринформ (Organization)</text:p>
      <text:p text:style-name="P4">
Published Time: 2023-04-04T17:58:00+03:00</text:p>
      <text:p text:style-name="P4">
Modified Time: 2023-04-04T17:58:00+03:00</text:p>
      <text:p text:style-name="P4">
Description: У Хмельницькому із церкви Казанської ікони Божої Матері УПЦ московського патріархату вивозять майно. — Укрінформ.</text:p>
      <text:p text:style-name="P4">
Images: ["<text:a xlink:type="simple" xlink:href="https://static.ukrinform.com/photos/2023_04/thumb_files/630_360_1680620828-572.jpg" text:style-name="Internet_20_link" text:visited-style-name="Visited_20_Internet_20_Link">
630_360_16806...</text:a>
"]</text:p>
      <text:p text:style-name="P4">
Tags: ['Церква', 'УПЦ МП', 'Хмельницький']</text:p>
      <text:p text:style-name="P4">
Type: Article</text:p>
      <!--METADATA-->
      <text:p text:style-name="P4">
<draw:frame draw:style-name="fr1" draw:name="Image165" text:anchor-type="as-char" svg:width="6.9236in" svg:height="3.956343in" draw:z-index="0">
<draw:image xlink:href="../Images/yкринформ/2023-04-04T17-58-00-03-00/630_360_1680620828-572.jpg" xlink:type="simple" xlink:show="embed" xlink:actuate="onLoad" draw:mime-type="image/jpeg"/>
</draw:frame>
 УХмельницькому із церкви Казанської ікони Божої Матері УПЦ московськогопатріархату вивозять майно.</text:p>
      <text:p text:style-name="P4">
Про це у <text:a xlink:type="simple" xlink:href="https://www.facebook.com/permalink.php" text:style-name="Internet_20_link" text:visited-style-name="Visited_20_Internet_20_Link">
</text:a>
повідомив депутат Хмельницької міської ради Віталій Підгайчук, передаєУкрінформ.</text:p>
      <text:p text:style-name="P4">
«Гречани (мікрорайон Хмельницького – ред.), вулиця Шухевича, 11/2, храммосковського патріархату. Є інформація, що звідти вивозять усе начиння… Тамзараз уже працюють наші колеги депутати, які намагаються стримати цю всювакханалію із розграбування храму», - зазначив Підгайчук.</text:p>
      <text:p text:style-name="P4">
У ГУНП в Хмельницькій області кореспондентові Укрінформу повідомили, що наразіне мають інформації про вивезення майна з церкви.</text:p>
      <text:p text:style-name="P4">
Як відомо, у <text:a xlink:type="simple" xlink:href="https://www.ukrinform.ua/tag-hmelnickij" text:style-name="Internet_20_link" text:visited-style-name="Visited_20_Internet_20_Link">
 </text:a>
 за адресою вул.Шухевича, 11/2 знаходиться церква Казанської ікони Божої Матері.</text:p>
      <text:p text:style-name="P4">
<text:span text:style-name="T4">
Читайте також:</text:span>
 <text:a xlink:type="simple" xlink:href="https://www.ukrinform.ua/rubric-regions/3691306-u-hmelnickomu-pripinili-pravo-koristuvanna-zemleu-dla-cerkov-upc-mp.html" text:style-name="Internet_20_link" text:visited-style-name="Visited_20_Internet_20_Link">
 </text:a>
</text:p>
      <text:p text:style-name="P4">
Як повідомлялось, у Хмельницькому біля Покровського кафедрального собору УПЦ,де вранці 2 квітня стався інцидент з побиттям військового, увечері виниклисутички між активістами та представниками УПЦ МП.</text:p>
      <text:p text:style-name="P4">
УПЦ МП повідомила, що мітингувальники провели свої «незаконні збори, якіназвали зборами парафіяльної громади, з вимогою опечатати храм, звернулися доправоохоронців і під скандування вивели священство УПЦ з території собору».</text:p>
      <text:p text:style-name="P4">
У Хмельницькій ОВА закликали знизити «градус напруги» і розв'язати конфлікт управовий спосіб.</text:p>
      <text:p text:style-name="P4">
Відео з побиттям військового в одному з храмів УПЦ МП розмістив у Фейсбуцідепутат Хмельницької обласної ради Віктор Бурлик.</text:p>
      <text:p text:style-name="P4">
Міський голова Хмельницького Олександр Симчишин зазначив, що побиттявійськового у храмі має стати аргументом для Верховної Ради, аби проголосуватизаконопроєкт про заборону УПЦ МП.</text:p>
      <text:p text:style-name="P4">
<text:span text:style-name="T4">
Читайте також:</text:span>
 <text:a xlink:type="simple" xlink:href="https://www.ukrinform.ua/rubric-regions/3691379-u-hmelnickomu-sobori-akij-perejsov-do-pcu-viavili-antiukrainsku-literaturu.html" text:style-name="Internet_20_link" text:visited-style-name="Visited_20_Internet_20_Link">
 </text:a>
</text:p>
      <text:p text:style-name="P4">
Учасники зібрання біля Покровського кафедрального собору УПЦ московськогопатріархату проголосували за перехід релігійної громади до ПЦУ, храмопломбували.</text:p>
      <text:p text:style-name="P4">
Керуючий Хмельницькою єпархією ПЦУ, єпископ Хмельницький і Кам’янець-Подільський Павло засудив побиття військового у Покровському кафедральномусоборі.</text:p>
      <text:p text:style-name="P4">
Хмельницька міська рада прийняла рішення про припинення права користування 13земельними ділянками для церков УПЦ московського патріархату. Аналогічнерішення щодо 19 земельних ділянок прийняла і Кам’янець-Подільська міська рада.</text:p>
      <text:p text:style-name="P4">
Хмельницька обласна рада на позачерговій сесії прийняла рішення про заборонудіяльності УПЦ московського патріархату на території області.</text:p>
      <text:p text:style-name="P4">
У Покровському кафедральному соборі під час інвентаризації виявилиантиукраїнську літературу.</text:p>
      <text:p text:style-name="P4">
<text:a xlink:type="simple" xlink:href="https://www.ukrinform.ua/rubric-regions/3691483-policia-vidkrila-spravu-za-faktom-pobitta-vijskovogo-u-sobori-hmelnickogo.html" text:style-name="Internet_20_link" text:visited-style-name="Visited_20_Internet_20_Link">
 </text:a>
 за ч. 1. ст. 125Кримінального кодексу (умисне легке тілесне ушкодження) проти представникаПокровського кафедрального собору в Хмельницькому, який побив колишньоговійськовослужбовця.</text:p>
      <text:p text:style-name="P4">
<text:span text:style-name="T5">
Фото: Pixnio</text:span>
</text:p>
      <text:p text:style-name="P4">
Source: <text:a xlink:type="simple" xlink:href="https://www.ukrinform.ua/rubric-regions/3691550-u-hmelnickomu-z-hramu-upc-mp-vivozat-majno-deputat.html" text:style-name="Internet_20_link" text:visited-style-name="Visited_20_Internet_20_Link">
https://www.ukrinform.ua/rubric-regions/3691550-u-hmelnickomu-z-hramu-upc-mp-vivozat-majno-deputat.html</text:a>
</text:p>
      <!--NEWS-->
      <text:h text:style-name="P10" text:outline-level="1">
<text:span text:style-name="T4">
Поки Україна потребуватиме допомоги, вона її отримуватиме – Мецола</text:span>
</text:h>
      <text:p text:style-name="P4">
Authors: Ukrinform (Person)</text:p>
      <text:p text:style-name="P4">
Publisher: Укринформ (Organization)</text:p>
      <text:p text:style-name="P4">
Published Time: 2023-04-04T18:01:00+03:00</text:p>
      <text:p text:style-name="P4">
Modified Time: 2023-04-04T18:01:00+03:00</text:p>
      <text:p text:style-name="P4">
Description: Євросоюз продовжуватиме підтримувати Україну незалежно від настроїв чи втоми від війни в суспільстві. — Укрінформ.</text:p>
      <text:p text:style-name="P4">
Images: ["<text:a xlink:type="simple" xlink:href="https://static.ukrinform.com/photos/2022_09/thumb_files/630_360_1663364616-556.jpg" text:style-name="Internet_20_link" text:visited-style-name="Visited_20_Internet_20_Link">
630_360_16633...</text:a>
"]</text:p>
      <text:p text:style-name="P4">
Tags: ['Україна', 'допомога', 'Війна з росією', 'Мецола']</text:p>
      <text:p text:style-name="P4">
Type: Article</text:p>
      <!--METADATA-->
      <text:p text:style-name="P4">
<draw:frame draw:style-name="fr1" draw:name="Image166" text:anchor-type="as-char" svg:width="6.9236in" svg:height="3.956343in" draw:z-index="0">
<draw:image xlink:href="../Images/yкринформ/2023-04-04T18-01-00-03-00/630_360_1663364616-556.jpg" xlink:type="simple" xlink:show="embed" xlink:actuate="onLoad" draw:mime-type="image/jpeg"/>
</draw:frame>
 Євросоюзпродовжуватиме підтримувати Україну незалежно від настроїв чи втоми від війнив суспільстві.</text:p>
      <text:p text:style-name="P4">
Про це в інтерв'ю <text:a xlink:type="simple" xlink:href="https://suspilne.media/435003-posilenna-sankcij-proti-rf-i-bilorusi-mozlive-prezidentka-evroparlamentu/" text:style-name="Internet_20_link" text:visited-style-name="Visited_20_Internet_20_Link">
 </text:a>
 розповіла президенткаЄвропейського парламенту Роберта Мецола, передає Укрінформ.</text:p>
      <text:p text:style-name="P4">
"Поки Україна потребуватиме допомоги, вона її отримуватиме. Це означає івідбудову, і підтримку країни на шляху до ЄС, і військове оснащення", –зазначила вона.</text:p>
      <text:p text:style-name="P4">
Як повідомляв Укрінформ, згідно з <text:a xlink:type="simple" xlink:href="https://www.ukrinform.ua/rubric-polytics/3686638-es-nadavatime-ukraini-vijskovu-ekonomicnu-ta-politicnu-pidtrimku-skilki-bude-neobhidno.html" text:style-name="Internet_20_link" text:visited-style-name="Visited_20_Internet_20_Link">
 </text:a>
 , що оприлюднена на сайті ЄвропейськоїРади 23 березня, ЄС рішуче налаштований продовжувати підтримувати Україну,включаючи надання політичної, економічної та військової допомоги, та будепродовжувати стояти поряд з Україною у її боротьбі проти російської агресіїтак довго, як це буде необхідним.</text:p>
      <text:p text:style-name="P4">
<text:span text:style-name="T4">
Читайте також:</text:span>
 <text:a xlink:type="simple" xlink:href="https://www.ukrinform.ua/rubric-polytics/3686581-evropi-potribna-vilna-ukraina-toz-cina-ii-svobodi-ne-moze-buti-zavisokou-mecola.html" text:style-name="Internet_20_link" text:visited-style-name="Visited_20_Internet_20_Link">
 </text:a>
</text:p>
      <text:p text:style-name="P4">
Про подальший тиск на росію, зокрема і через плани російського президентаволодимира путіна розмістити тактичну ядерну зброю на території білорусі, атакож про мільйон боєприпасів для України та поповнення арсеналу озброєння –дивіться у марафоні «Єдині новини» сьогодні о 22:15.</text:p>
      <text:p text:style-name="P4">
Source: <text:a xlink:type="simple" xlink:href="https://www.ukrinform.ua/rubric-polytics/3691549-poki-ukraina-potrebuvatime-dopomogi-vona-ii-otrimuvatime-mecola.html" text:style-name="Internet_20_link" text:visited-style-name="Visited_20_Internet_20_Link">
https://www.ukrinform.ua/rubric-polytics/3691549-poki-ukraina-potrebuvatime-dopomogi-vona-ii-otrimuvatime-mecola.html</text:a>
</text:p>
      <!--NEWS-->
      <text:h text:style-name="P10" text:outline-level="1">
<text:span text:style-name="T4">
Уряд спростив процедуру отримання кваліфікованого е-підпису</text:span>
</text:h>
      <text:p text:style-name="P4">
Authors: Ukrinform (Person)</text:p>
      <text:p text:style-name="P4">
Publisher: Укринформ (Organization)</text:p>
      <text:p text:style-name="P4">
Published Time: 2023-04-04T18:06:00+03:00</text:p>
      <text:p text:style-name="P4">
Modified Time: 2023-04-04T18:06:00+03:00</text:p>
      <text:p text:style-name="P4">
Description: Кабінет Міністрів ухвалив зміни до постанов, що спрощують ідентифікацію особи під час отримання кваліфікованого електронного підпису. — Укрінформ.</text:p>
      <text:p text:style-name="P4">
Images: ["<text:a xlink:type="simple" xlink:href="https://static.ukrinform.com/photos/2017_12/thumb_files/630_360_1514454637-3475.jpg" text:style-name="Internet_20_link" text:visited-style-name="Visited_20_Internet_20_Link">
630_360_15144...</text:a>
"]</text:p>
      <text:p text:style-name="P4">
Tags: ['Уряд', 'Ідентифікація', 'Діджиталізація', 'Дія.Підпис']</text:p>
      <text:p text:style-name="P4">
Type: Article</text:p>
      <!--METADATA-->
      <text:p text:style-name="P4">
<draw:frame draw:style-name="fr1" draw:name="Image167" text:anchor-type="as-char" svg:width="6.9236in" svg:height="3.956343in" draw:z-index="0">
<draw:image xlink:href="../Images/yкринформ/2023-04-04T18-06-00-03-00/630_360_1514454637-3475.jpg" xlink:type="simple" xlink:show="embed" xlink:actuate="onLoad" draw:mime-type="image/jpeg"/>
</draw:frame>
 КабінетМіністрів ухвалив зміни до постанов, що спрощують ідентифікацію особи під часотримання кваліфікованого електронного підпису.</text:p>
      <text:p text:style-name="P4">
Про це повідомляє Укрінформ з посиланням на <text:a xlink:type="simple" xlink:href="https://thedigital.gov.ua/news/uryad-ukhvaliv-postanovu-yaka-dozvolyae-otrimati-kvalifikovaniy-elektronniy-pidpis-vidpovidno-do-vimog-es" text:style-name="Internet_20_link" text:visited-style-name="Visited_20_Internet_20_Link">
</text:a>
 .</text:p>
      <text:p text:style-name="P4">
«Наразі не у всіх надавачів можна пройти ідентифікацію особи віддалено.Натомість ідентифікація особи здійснюється за особистої присутності. Під часвоєнного стану це займає значно більше часу й унеможливлює своєчасне отриманняе-підпису користувачами», - йдеться в повідомленні.</text:p>
      <text:p text:style-name="P4">
Відтепер під час отримання довірчих послуг, зокрема і представниками іноземнихюридичних осіб, формування та видавання кваліфікованого сертифіката дляфізичних чи юридичних осіб не потрібно бути присутнім особисто. Підтвердитиособу можна онлайн.</text:p>
      <text:p text:style-name="P4">
«Ухвалена постанова дозволяє використовувати більше способів ідентифікаціїособи, які діють у <text:a xlink:type="simple" xlink:href="https://www.ukrinform.ua/tag-evrosouz" text:style-name="Internet_20_link" text:visited-style-name="Visited_20_Internet_20_Link">
 </text:a>
 , під часформування кваліфікованих сертифікатів усім категоріям користувачів. Ці умовидіятимуть незалежно від дії воєнного стану в Україні», - наголосили вміністерстві.</text:p>
      <text:p text:style-name="P4">
<text:span text:style-name="T4">
Читайте також:</text:span>
 <text:a xlink:type="simple" xlink:href="https://www.ukrinform.ua/rubric-society/3691266-ak-oformiti-pensiu-onlajn-za-dopomogou-diapidpisu-pokrokova-instrukcia.html" text:style-name="Internet_20_link" text:visited-style-name="Visited_20_Internet_20_Link">
 </text:a>
</text:p>
      <text:p text:style-name="P4">
Як повідомлялося, Міністерство цифрової трансформації розпочало <text:a xlink:type="simple" xlink:href="https://www.ukrinform.ua/rubric-technology/3690898-mincifri-rozpocalo-betatestuvanna-diapidpisueu.html" text:style-name="Internet_20_link" text:visited-style-name="Visited_20_Internet_20_Link">
</text:a>
 , який відповідає регламенту eIDASЄвропейського Союзу. Ним можна підписувати документи чи контракти, які дійснів Україні та державах ЄС.</text:p>
      <text:p text:style-name="P4">
Source: <text:a xlink:type="simple" xlink:href="https://www.ukrinform.ua/rubric-society/3691553-urad-sprostiv-proceduru-otrimanna-kvalifikovanogo-epidpisu.html" text:style-name="Internet_20_link" text:visited-style-name="Visited_20_Internet_20_Link">
https://www.ukrinform.ua/rubric-society/3691553-urad-sprostiv-proceduru-otrimanna-kvalifikovanogo-epidpisu.html</text:a>
</text:p>
      <!--NEWS-->
      <text:h text:style-name="P10" text:outline-level="1">
<text:span text:style-name="T4">
Кабмін затвердив порядок реагування на кіберінциденти та кібератаки</text:span>
</text:h>
      <text:p text:style-name="P4">
Authors: Ukrinform (Person)</text:p>
      <text:p text:style-name="P4">
Publisher: Укринформ (Organization)</text:p>
      <text:p text:style-name="P4">
Published Time: 2023-04-04T18:11:00+03:00</text:p>
      <text:p text:style-name="P4">
Modified Time: 2023-04-04T18:11:00+03:00</text:p>
      <text:p text:style-name="P4">
Description: Кабінет Міністрів затвердив Порядок реагування на кіберінциденти та кібератаки. — Укрінформ.</text:p>
      <text:p text:style-name="P4">
Images: ["<text:a xlink:type="simple" xlink:href="https://static.ukrinform.com/photos/2019_12/thumb_files/630_360_1575644583-214.jpg" text:style-name="Internet_20_link" text:visited-style-name="Visited_20_Internet_20_Link">
630_360_15756...</text:a>
"]</text:p>
      <text:p text:style-name="P4">
Tags: ['Кабмін', 'Кібератака', 'Кібербезпека', "Держспецзв'язку"]</text:p>
      <text:p text:style-name="P4">
Type: Article</text:p>
      <!--METADATA-->
      <text:p text:style-name="P4">
<draw:frame draw:style-name="fr1" draw:name="Image168" text:anchor-type="as-char" svg:width="6.9236in" svg:height="3.956343in" draw:z-index="0">
<draw:image xlink:href="../Images/yкринформ/2023-04-04T18-11-00-03-00/630_360_1575644583-214.jpg" xlink:type="simple" xlink:show="embed" xlink:actuate="onLoad" draw:mime-type="image/jpeg"/>
</draw:frame>
 КабінетМіністрів затвердив Порядок реагування на кіберінциденти та кібератаки.</text:p>
      <text:p text:style-name="P4">
Про це повідомив заступник голови Державної служби спеціального зв'язку тазахисту інформації Олександр Потій, передає Укрінформ із посиланням на <text:a xlink:type="simple" xlink:href="https://t.me/dsszzi_official/5677" text:style-name="Internet_20_link" text:visited-style-name="Visited_20_Internet_20_Link">
</text:a>
 відомства.</text:p>
      <text:p text:style-name="P4">
«Порядок затверджує єдиний механізм впровадження суб’єктами забезпечення <text:a xlink:type="simple" xlink:href="https://www.ukrinform.ua/tag-kiberbezpeka" text:style-name="Internet_20_link" text:visited-style-name="Visited_20_Internet_20_Link">
</text:a>
 операційних процедур реагуванняна кіберінциденти. Також він визначає чіткі й зрозумілі рівні критичностікіберінцидентів/кібератак та етапи реагування на них», - зазначив очільникДержспецзв'язку.</text:p>
      <text:p text:style-name="P4">
Затвердження документа дає можливість формувати процеси реагування накіберінциденти та кібератаки відповідно до завчасно спланованих заходів, атакож розвиває підходи, які були закладені в організаційно-технічіній моделікіберзахисту, розробленій у 2021 році.</text:p>
      <text:p text:style-name="P4">
Потій додав, що Служба впродовж трьох місяців з дня набрання чинностіпостанови має затвердити методичні рекомендації щодо реагування суб'єктамикібербезпеки на події у кіберпросторі.</text:p>
      <text:p text:style-name="P4">
<text:span text:style-name="T4">
Читайте також:</text:span>
 <text:a xlink:type="simple" xlink:href="https://www.ukrinform.ua/rubric-technology/3679866-devat-iz-desati-kiberatak-vidbuvautsa-cerez-neobereznist-ci-vidsutnist-znan-u-personalu.html" text:style-name="Internet_20_link" text:visited-style-name="Visited_20_Internet_20_Link">
 </text:a>
</text:p>
      <text:p text:style-name="P4">
Як повідомлялось, у січні-лютому 2023 року Урядова команда реагування накомп’ютерні надзвичайні події CERT-UA, яка діє при Держспецзв’язку, опрацювалапонад 300 кіберінцидентів та кібератак.</text:p>
      <text:p text:style-name="P4">
Source: <text:a xlink:type="simple" xlink:href="https://www.ukrinform.ua/rubric-technology/3691554-kabmin-zatverdiv-poradok-reaguvanna-na-kiberincidenti-ta-kiberataki.html" text:style-name="Internet_20_link" text:visited-style-name="Visited_20_Internet_20_Link">
https://www.ukrinform.ua/rubric-technology/3691554-kabmin-zatverdiv-poradok-reaguvanna-na-kiberincidenti-ta-kiberataki.html</text:a>
</text:p>
      <!--NEWS-->
      <text:h text:style-name="P10" text:outline-level="1">
<text:span text:style-name="T4">
Байден сподівається, що Швеція якнайшвидше буде в НАТО</text:span>
</text:h>
      <text:p text:style-name="P4">
Authors: Ukrinform (Person)</text:p>
      <text:p text:style-name="P4">
Publisher: Укринформ (Organization)</text:p>
      <text:p text:style-name="P4">
Published Time: 2023-04-04T18:13:00+03:00</text:p>
      <text:p text:style-name="P4">
Modified Time: 2023-04-04T18:13:00+03:00</text:p>
      <text:p text:style-name="P4">
Description: Президент США Джо Байден привітав приєднання Фінляндії до Північноатлантичного альянсу та закликав Туреччину й Угорщину поквапитися з ратифікацією членства Швеції в НАТО. — Укрінформ.</text:p>
      <text:p text:style-name="P4">
Images: ["<text:a xlink:type="simple" xlink:href="https://static.ukrinform.com/photos/2022_11/thumb_files/630_360_1668525144-241.jpg" text:style-name="Internet_20_link" text:visited-style-name="Visited_20_Internet_20_Link">
630_360_16685...</text:a>
"]</text:p>
      <text:p text:style-name="P4">
Tags: ['Байден', 'Фінляндія', 'НАТО', 'Швеція']</text:p>
      <text:p text:style-name="P4">
Type: Article</text:p>
      <!--METADATA-->
      <text:p text:style-name="P4">
<draw:frame draw:style-name="fr1" draw:name="Image169" text:anchor-type="as-char" svg:width="6.9236in" svg:height="3.956343in" draw:z-index="0">
<draw:image xlink:href="../Images/yкринформ/2023-04-04T18-13-00-03-00/630_360_1668525144-241.jpg" xlink:type="simple" xlink:show="embed" xlink:actuate="onLoad" draw:mime-type="image/jpeg"/>
</draw:frame>
 ПрезидентСША Джо Байден привітав приєднання Фінляндії до Північноатлантичного альянсута закликав Туреччину й Угорщину поквапитися з ратифікацією членства Швеції вНАТО.</text:p>
      <text:p text:style-name="P4">
Про це йдеться в <text:a xlink:type="simple" xlink:href="https://www.whitehouse.gov/briefing-room/statements-releases/2023/04/04/statement-from-president-joe-biden-welcoming-finland-to-nato/" text:style-name="Internet_20_link" text:visited-style-name="Visited_20_Internet_20_Link">
 </text:a>
 глави Білого дому, оприлюдненій у вівторок, передає Укрінформ.</text:p>
      <text:p text:style-name="P4">
«Сьогодні я з гордістю вітаю Фінляндію як 31-го союзника НАТО»,- підкресливглава США.</text:p>
      <text:p text:style-name="P4">
Він нагадав, що у травні 2022 року Фінляндія і Швеція подали заявки наприєднання до Альянсу. Байден підкреслив, що обидві країни є потужнимидемократіями, мають боєздатні війська та поділяють спільні цінності і баченнясвіту.</text:p>
      <text:p text:style-name="P4">
«Менш ніж через рік ми вітаємо Фінляндію як члена – це найшвидший процесратифікації в сучасній історії НАТО. Я з нетерпінням чекаю можливостіякнайшвидше привітати Швецію як члена <text:a xlink:type="simple" xlink:href="https://www.ukrinform.ua/tag-nato" text:style-name="Internet_20_link" text:visited-style-name="Visited_20_Internet_20_Link">
 </text:a>
та закликаю Туреччину й Угорщину завершити процес ратифікації без зволікань»,-наголосив президент США.</text:p>
      <text:p text:style-name="P4">
<text:span text:style-name="T4">
Читайте також:</text:span>
 <text:a xlink:type="simple" xlink:href="https://www.ukrinform.ua/rubric-polytics/3691526-zelenskij-privitav-finlandiu-zi-vstupom-u-nato.html" text:style-name="Internet_20_link" text:visited-style-name="Visited_20_Internet_20_Link">
 </text:a>
</text:p>
      <text:p text:style-name="P4">
Байден також підкреслив, що коли путін розпочав свою жорстоку загарбницькувійну проти народу України, він думав, що зможе розділити Європу та НАТО.Втім, зауважив глава Білого дому, він припустився великої помилки.</text:p>
      <text:p text:style-name="P4">
«Сьогодні ми як ніколи об’єднані. І разом – посилені нашим новим союзником,Фінляндією – ми продовжимо зберігати трансатлантичну безпеку, захищати кожендюйм території НАТО та долати будь-які виклики, які постають перед нами», -наголосив президент США.</text:p>
      <text:p text:style-name="P4">
Як повідомляв Укрінформ, <text:a xlink:type="simple" xlink:href="https://www.ukrinform.ua/rubric-world/3691469-finlandia-oficijno-stala-clenom-nato.html" text:style-name="Internet_20_link" text:visited-style-name="Visited_20_Internet_20_Link">
 </text:a>
 відбулася у вівтороку Брюсселі.</text:p>
      <text:p text:style-name="P4">
Source: <text:a xlink:type="simple" xlink:href="https://www.ukrinform.ua/rubric-world/3691558-bajden-spodivaetsa-so-svecia-aknajsvidse-bude-v-nato.html" text:style-name="Internet_20_link" text:visited-style-name="Visited_20_Internet_20_Link">
https://www.ukrinform.ua/rubric-world/3691558-bajden-spodivaetsa-so-svecia-aknajsvidse-bude-v-nato.html</text:a>
</text:p>
      <!--NEWS-->
      <text:h text:style-name="P10" text:outline-level="1">
<text:span text:style-name="T4">
На Запоріжжі піротехніки знищили російську авіабомбу</text:span>
</text:h>
      <text:p text:style-name="P4">
Authors: Ukrinform (Person)</text:p>
      <text:p text:style-name="P4">
Publisher: Укринформ (Organization)</text:p>
      <text:p text:style-name="P4">
Published Time: 2023-04-04T18:15:00+03:00</text:p>
      <text:p text:style-name="P4">
Modified Time: 2023-04-04T18:15:00+03:00</text:p>
      <text:p text:style-name="P4">
Description: У Запорізькій області на одному з приватних подвір'їв після ворожого обстрілу громадяни виявили авіаційну бомбу та викликали рятувальників.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Вибух', 'Бомба', 'Запоріжжя', 'Війна з росією']</text:p>
      <text:p text:style-name="P4">
Type: Article</text:p>
      <!--METADATA-->
      <text:p text:style-name="P4">
<draw:frame draw:style-name="fr1" draw:name="Image170" text:anchor-type="as-char" svg:width="6.9236in" svg:height="3.956343in" draw:z-index="0">
<draw:image xlink:href="../Images/yкринформ/2023-04-04T18-15-00-03-00/630_360_1640330796-210.jpeg" xlink:type="simple" xlink:show="embed" xlink:actuate="onLoad" draw:mime-type="image/jpeg"/>
</draw:frame>
 УЗапорізькій області на одному з приватних подвір'їв після ворожого обстрілугромадяни виявили авіаційну бомбу та викликали рятувальників.</text:p>
      <text:p text:style-name="P4">
Про це в Фейсбуці повідомляє <text:a xlink:type="simple" xlink:href="https://www.facebook.com/watch/" text:style-name="Internet_20_link" text:visited-style-name="Visited_20_Internet_20_Link">
</text:a>
 , передає Укрінформ.</text:p>
      <text:p text:style-name="P4">
"4 квітня піротехнічні підрозділи ГУ ДСНС України у Запорізькій області,прибувши на місце, ідентифікували вибухонебезпечний предмет як авіаційну <text:a xlink:type="simple" xlink:href="https://www.ukrinform.ua/tag-vibuhivka" text:style-name="Internet_20_link" text:visited-style-name="Visited_20_Internet_20_Link">
</text:a>
 ФАБ-500 (вага 500 кг - ред.).Піротехніки її вилучили та знищили", - йдеться у дописі.</text:p>
      <text:p text:style-name="P4">
Від ГУ ДСНС України у Запорізькій області залучалося 5 рятувальників та 3одиниці техніки.</text:p>
      <text:p text:style-name="P4">
<text:span text:style-name="T4">
Читайте також:</text:span>
 <text:a xlink:type="simple" xlink:href="https://www.ukrinform.ua/rubric-ato/3689082-na-kiivsini-znisili-rosijsku-protitankovu-granatu.html" text:style-name="Internet_20_link" text:visited-style-name="Visited_20_Internet_20_Link">
 </text:a>
</text:p>
      <text:p text:style-name="P4">
Раніше повідомлялось, що ворог завдав три авіаудари по Пологівському району,зокрема місту Оріхів Запорізької області.</text:p>
      <text:p text:style-name="P4">
Source: <text:a xlink:type="simple" xlink:href="https://www.ukrinform.ua/rubric-regions/3691557-na-zaporizzi-pirotehniki-znisili-aviabombu.html" text:style-name="Internet_20_link" text:visited-style-name="Visited_20_Internet_20_Link">
https://www.ukrinform.ua/rubric-regions/3691557-na-zaporizzi-pirotehniki-znisili-aviabombu.html</text:a>
</text:p>
      <!--NEWS-->
      <text:h text:style-name="P10" text:outline-level="1">
<text:span text:style-name="T4">
Україна розірвала угоду з білоруссю про туризм</text:span>
</text:h>
      <text:p text:style-name="P4">
Authors: Ukrinform (Person)</text:p>
      <text:p text:style-name="P4">
Publisher: Укринформ (Organization)</text:p>
      <text:p text:style-name="P4">
Published Time: 2023-04-04T18:18:00+03:00</text:p>
      <text:p text:style-name="P4">
Modified Time: 2023-04-04T18:18:00+03:00</text:p>
      <text:p text:style-name="P4">
Description: Уряд припинив дію двосторонньої Угоди між урядами України та білорусі про співробітництво у галузі туризму. — Укрінформ.</text:p>
      <text:p text:style-name="P4">
Images: ["<text:a xlink:type="simple" xlink:href="https://static.ukrinform.com/photos/2022_11/thumb_files/630_360_1668181166-4441.jpeg" text:style-name="Internet_20_link" text:visited-style-name="Visited_20_Internet_20_Link">
630_360_16681...</text:a>
"]</text:p>
      <text:p text:style-name="P4">
Tags: ['білорусь', 'Кабмін', 'Туризм']</text:p>
      <text:p text:style-name="P4">
Type: Article</text:p>
      <!--METADATA-->
      <text:p text:style-name="P4">
<draw:frame draw:style-name="fr1" draw:name="Image171" text:anchor-type="as-char" svg:width="6.9236in" svg:height="3.956343in" draw:z-index="0">
<draw:image xlink:href="../Images/yкринформ/2023-04-04T18-18-00-03-00/630_360_1668181166-4441.jpeg" xlink:type="simple" xlink:show="embed" xlink:actuate="onLoad" draw:mime-type="image/jpeg"/>
</draw:frame>
 Урядприпинив дію двосторонньої Угоди між урядами України та білорусі проспівробітництво у галузі туризму.</text:p>
      <text:p text:style-name="P4">
Як передає Укрінформ, про це в <text:a xlink:type="simple" xlink:href="https://t.me/tmelnychuk/2010" text:style-name="Internet_20_link" text:visited-style-name="Visited_20_Internet_20_Link">
 </text:a>
 повідомивпостійний представник Кабміну у Верховній Раді Тарас Мельничук.</text:p>
      <text:p text:style-name="P4">
«Припинено дію Угоди між <text:a xlink:type="simple" xlink:href="https://www.ukrinform.ua/tag-kabmin" text:style-name="Internet_20_link" text:visited-style-name="Visited_20_Internet_20_Link">
 </text:a>
 та урядомреспубліки білорусь про співробітництво в галузі туризму, вчинену у м.Мінську16.02.2006», - йдеться в повідомленні.</text:p>
      <text:p text:style-name="P4">
<text:span text:style-name="T4">
Читайте також:</text:span>
 <text:a xlink:type="simple" xlink:href="https://www.ukrinform.ua/rubric-society/3691546-ukraina-denonsue-ugodu-z-bilorussu-pro-pensii.html" text:style-name="Internet_20_link" text:visited-style-name="Visited_20_Internet_20_Link">
 </text:a>
</text:p>
      <text:p text:style-name="P4">
Згідно із пояснювальною запискою до документу, ухвалення документу не матимевпливу на ринкове середовище та забезпечення прав та інтересів суб’єктівгосподарювання, громадян і держави.</text:p>
      <text:p text:style-name="P4">
Як повідомлялося, Україна розірвала угоди з рф та білоруссю проспівробітництво в галузі авіапошуку і рятування.</text:p>
      <text:p text:style-name="P4">
Source: <text:a xlink:type="simple" xlink:href="https://www.ukrinform.ua/rubric-economy/3691559-ukraina-rozirvala-ugodu-z-bilorussu-pro-turizm.html" text:style-name="Internet_20_link" text:visited-style-name="Visited_20_Internet_20_Link">
https://www.ukrinform.ua/rubric-economy/3691559-ukraina-rozirvala-ugodu-z-bilorussu-pro-turizm.html</text:a>
</text:p>
      <!--NEWS-->
      <text:h text:style-name="P10" text:outline-level="1">
<text:span text:style-name="T4">
Фонд гарантування продає активи банків на 2,1 мільярда гривень</text:span>
</text:h>
      <text:p text:style-name="P4">
Authors: Ukrinform (Person)</text:p>
      <text:p text:style-name="P4">
Publisher: Укринформ (Organization)</text:p>
      <text:p text:style-name="P4">
Published Time: 2023-04-04T18:25:10+03:00</text:p>
      <text:p text:style-name="P4">
Modified Time: 2023-04-04T18:25:10+03:00</text:p>
      <text:p text:style-name="P4">
Description: Фонд гарантування вкладів фізичних осіб на поточному тижні виставляє на продаж активи 9 банків на загальну суму 2,1 млрд грн. — Укрінформ.</text:p>
      <text:p text:style-name="P4">
Images: ["<text:a xlink:type="simple" xlink:href="https://static.ukrinform.com/photos/2017_10/thumb_files/630_360_1507826399-4077.jpeg" text:style-name="Internet_20_link" text:visited-style-name="Visited_20_Internet_20_Link">
630_360_15078...</text:a>
"]</text:p>
      <text:p text:style-name="P4">
Tags: ['Аукціон', 'Банк', 'Фонд гарантування', 'Кредит']</text:p>
      <text:p text:style-name="P4">
Type: Article</text:p>
      <!--METADATA-->
      <text:p text:style-name="P4">
<draw:frame draw:style-name="fr1" draw:name="Image172" text:anchor-type="as-char" svg:width="6.9236in" svg:height="3.956343in" draw:z-index="0">
<draw:image xlink:href="../Images/yкринформ/2023-04-04T18-25-10-03-00/630_360_1507826399-4077.jpeg" xlink:type="simple" xlink:show="embed" xlink:actuate="onLoad" draw:mime-type="image/jpeg"/>
</draw:frame>
 Фондгарантування вкладів фізичних осіб на поточному тижні виставляє на продажактиви 9 банків на загальну суму 2,1 млрд грн.</text:p>
      <text:p text:style-name="P4">
Як передає Укрінформ, про це повідомляє <text:a xlink:type="simple" xlink:href="https://www.fg.gov.ua/articles/53444-cogo-tizhnya-na-prodazh-vistavleno-aktivi-na-zagalnu-sumu-21-mlrd-grn.html" text:style-name="Internet_20_link" text:visited-style-name="Visited_20_Internet_20_Link">
</text:a>
</text:p>
      <text:p text:style-name="P4">
"Протягом поточного тижня (03 – 07 квітня 2023 року) запланований продажактивів 9 банків, що ліквідуються Фондом гарантування вкладів. Початкова цінареалізації усіх лотів становить 2 083,5 млн грн", - йдеться в повідомленні.</text:p>
      <text:p text:style-name="P4">
<text:span text:style-name="T4">
Читайте також:</text:span>
 <text:a xlink:type="simple" xlink:href="https://www.ukrinform.ua/rubric-economy/3691547-urad-pracue-nad-variantami-strahuvanna-voennih-rizikiv-sviridenko.html" text:style-name="Internet_20_link" text:visited-style-name="Visited_20_Internet_20_Link">
 </text:a>
</text:p>
      <text:p text:style-name="P4">
Із них на суму 1 789,4 млн грн виставлено на продаж права вимоги за кредитами,і 271,0 млн грн – початкова ціна виставлених на продаж об’єктів нерухомогомайна, земельних ділянок та інших основних засобів. Дебіторська заборгованістьперед банками виставлена на продаж за 18,2 млн грн, а цінні папери – за 4,9млн грн.</text:p>
      <text:p text:style-name="P4">
Як повідомляв Укрінформ, сума продажу активів <text:a xlink:type="simple" xlink:href="https://www.ukrinform.ua/tag-bank" text:style-name="Internet_20_link" text:visited-style-name="Visited_20_Internet_20_Link">
</text:a>
 , що ліквідуються Фондом гарантуваннявкладів фізичних осіб, у лютому 2023 року становила 140,9 млн грн.</text:p>
      <text:p text:style-name="P4">
Source: <text:a xlink:type="simple" xlink:href="https://www.ukrinform.ua/rubric-economy/3691560-fond-garantuvanna-prodae-aktivi-bankiv-na-21-milarda-griven.html" text:style-name="Internet_20_link" text:visited-style-name="Visited_20_Internet_20_Link">
https://www.ukrinform.ua/rubric-economy/3691560-fond-garantuvanna-prodae-aktivi-bankiv-na-21-milarda-griven.html</text:a>
</text:p>
      <!--NEWS-->
      <text:h text:style-name="P10" text:outline-level="1">
<text:span text:style-name="T4">
Воєнні злочини рф: Україна вітає продовження мандата Комісії ООН на рік</text:span>
</text:h>
      <text:p text:style-name="P4">
Authors: Ukrinform (Person)</text:p>
      <text:p text:style-name="P4">
Publisher: Укринформ (Organization)</text:p>
      <text:p text:style-name="P4">
Published Time: 2023-04-04T18:29:16+03:00</text:p>
      <text:p text:style-name="P4">
Modified Time: 2023-04-04T18:29:16+03:00</text:p>
      <text:p text:style-name="P4">
Description: У Міністерстві закордонних справ України привітали продовження на рік мандата Незалежної міжнародної комісії ООН з розслідування порушень у контексті російської збройної агресії проти України. — Укрінформ.</text:p>
      <text:p text:style-name="P4">
Images: ["<text:a xlink:type="simple" xlink:href="https://static.ukrinform.com/photos/2023_04/thumb_files/630_360_1680622138-715.jpg" text:style-name="Internet_20_link" text:visited-style-name="Visited_20_Internet_20_Link">
630_360_16806...</text:a>
"]</text:p>
      <text:p text:style-name="P4">
Tags: ['МЗС', 'ООН', 'Війна з росією']</text:p>
      <text:p text:style-name="P4">
Type: Article</text:p>
      <!--METADATA-->
      <text:p text:style-name="P4">
<draw:frame draw:style-name="fr1" draw:name="Image173" text:anchor-type="as-char" svg:width="6.9236in" svg:height="3.956343in" draw:z-index="0">
<draw:image xlink:href="../Images/yкринформ/2023-04-04T18-29-16-03-00/630_360_1680622138-715.jpg" xlink:type="simple" xlink:show="embed" xlink:actuate="onLoad" draw:mime-type="image/jpeg"/>
</draw:frame>
 УМіністерстві закордонних справ України привітали продовження на рік мандатаНезалежної міжнародної комісії ООН з розслідування порушень у контекстіросійської збройної агресії проти України.</text:p>
      <text:p text:style-name="P4">
Про це йдеться у коментарі на <text:a xlink:type="simple" xlink:href="http://mfa.gov.ua/news/komentar-mzs-ukrayini-shchodo-shvalennya-radoyu-oon-z-prav-lyudini-rezolyuciyi-situaciya-z-pravami-lyudini-v-ukrayini-vnaslidok-rosijskoyi-agresiyi" text:style-name="Internet_20_link" text:visited-style-name="Visited_20_Internet_20_Link">
 </text:a>
 , передає Укрінформ.</text:p>
      <text:p text:style-name="P4">
"МЗС України вітає схвалення Радою ООН з прав людини резолюції «Ситуація зправами людини в Україні внаслідок російської агресії», відповідно до якої наодин рік подовжено мандат Незалежної міжнародної комісії ООН з метоюпродовження розслідування нею всіх порушень міжнародного права у сфері правлюдини, міжнародного гуманітарного права та пов’язаних з ними злочинів уконтексті російської збройної агресії проти України", - заявили узовнішньополітичному відомстві.</text:p>
      <text:p text:style-name="P4">
У МЗС зауважили, що важливим елементом резолюції є підтвердження необхідностізабезпечення відповідальності за порушення прав людини, міжнародногогуманітарного права та найбільш серйозні міжнародні злочини. Україна разом зпартнерами продовжить роботу із створення спеціального трибуналу дляпритягнення російського керівництва за злочин агресії, заявили у відомстві.</text:p>
      <text:p text:style-name="P4">
Зазначається, що у зв’язку з вивченням Комісією фактів незаконногонасильницького переміщення та депортації цивільних осіб, зокрема дітей, зокупованих територій України на територію рф, у резолюції міститься заклик доросії припинити такі дії та допустити відповідні міжнародні правозахисні тагуманітарні механізми до цих осіб.</text:p>
      <text:p text:style-name="P4">
Крім того, Рада ООН з прав людини звертається до рф з вимогою надатипредставникам міжнародних механізмів негайний доступ до всіхвійськовополонених, насильно утримуваних та депортованих осіб.</text:p>
      <text:p text:style-name="P4">
"Україна висловлює вдячність державам-членам Ради ООН з прав людини, якіпідтримали цей документ, адже продовження Комісією незалежного розслідування ідокументування фактів кричущих порушень прав людини і міжнародногогуманітарного права та міжнародних злочинів сприятиме притягненню довідповідальності російських воєнних злочинців і забезпеченню справедливостідля жертв російської агресії", - заявили у <text:a xlink:type="simple" xlink:href="https://www.ukrinform.ua/tag-mzs" text:style-name="Internet_20_link" text:visited-style-name="Visited_20_Internet_20_Link">
 </text:a>
 .</text:p>
      <text:p text:style-name="P4">
<text:span text:style-name="T4">
Читайте також:</text:span>
 <text:a xlink:type="simple" xlink:href="https://www.ukrinform.ua/rubric-ato/3684172-komisia-oon-nazvala-voennim-zlocinom-nezakonne-peremisenna-ditej-z-ukraini-v-rosiu.html" text:style-name="Internet_20_link" text:visited-style-name="Visited_20_Internet_20_Link">
 </text:a>
</text:p>
      <text:p text:style-name="P4">
Як повідомлялося, 4 березня 2022 року Рада з прав людини ООН ухвалиларезолюцію 49/1 "Про становище у сфері прав людини в Україні, що склалосявнаслідок російської агресії", відповідно до якої засновано Незалежнуміжнародну комісію з розслідування воєнних злочинів рф в Україні.</text:p>
      <text:p text:style-name="P4">
Source: <text:a xlink:type="simple" xlink:href="https://www.ukrinform.ua/rubric-polytics/3691561-voenni-zlocini-rf-ukraina-vitae-prodovzenna-mandata-komisii-oon-na-rik.html" text:style-name="Internet_20_link" text:visited-style-name="Visited_20_Internet_20_Link">
https://www.ukrinform.ua/rubric-polytics/3691561-voenni-zlocini-rf-ukraina-vitae-prodovzenna-mandata-komisii-oon-na-rik.html</text:a>
</text:p>
      <!--NEWS-->
      <text:h text:style-name="P10" text:outline-level="1">
<text:span text:style-name="T4">
Світоліна: WTA мала б зробити значно більше з багатьох питань</text:span>
</text:h>
      <text:p text:style-name="P4">
Authors: Ukrinform (Person)</text:p>
      <text:p text:style-name="P4">
Publisher: Укринформ (Organization)</text:p>
      <text:p text:style-name="P4">
Published Time: 2023-04-04T18:31:48+03:00</text:p>
      <text:p text:style-name="P4">
Modified Time: 2023-04-04T18:31:48+03:00</text:p>
      <text:p text:style-name="P4">
Description: Українська тенісистка розкритикувала реакцію Асоціації жіночого тенісу WTA на війну в Україні. — Укрінформ.</text:p>
      <text:p text:style-name="P4">
Images: ["<text:a xlink:type="simple" xlink:href="https://static.ukrinform.com/photos/2023_04/thumb_files/630_360_1680622215-673.jpg" text:style-name="Internet_20_link" text:visited-style-name="Visited_20_Internet_20_Link">
630_360_16806...</text:a>
"]</text:p>
      <text:p text:style-name="P4">
Tags: ['Світоліна', 'Теніс']</text:p>
      <text:p text:style-name="P4">
Type: Article</text:p>
      <!--METADATA-->
      <text:p text:style-name="P4">
<draw:frame draw:style-name="fr1" draw:name="Image174" text:anchor-type="as-char" svg:width="6.9236in" svg:height="3.956343in" draw:z-index="0">
<draw:image xlink:href="../Images/yкринформ/2023-04-04T18-31-48-03-00/630_360_1680622215-673.jpg" xlink:type="simple" xlink:show="embed" xlink:actuate="onLoad" draw:mime-type="image/jpeg"/>
</draw:frame>
 Українськатенісистка розкритикувала реакцію Асоціації жіночого тенісу WTA на війну вУкраїні.</text:p>
      <text:p text:style-name="P4">
Про це вона розповіла в <text:a xlink:type="simple" xlink:href="https://www.lequipe.fr/Tennis/Article/Elina-svitolina-en-mission-pour-mon-pays/1389555" text:style-name="Internet_20_link" text:visited-style-name="Visited_20_Internet_20_Link">
 </text:a>
 L’Equipe, передає Укрінформ.</text:p>
      <text:p text:style-name="P4">
«Ми налякані, почуваємося спустошеними. Те, що відбувається з Лесею Цуренко, —дуже сумно. Люди, які не проходили через це, не можуть зрозуміти, як це: колити не маєш дому, коли не почуваєшся в безпеці ніде, коли твоя родиназалишається в Україні, під бомбардуваннями, знаючи, що українські містазнищують. Це одночасно відчуття страху й великої спустошеності. WTA мала бзробити більше, значно більше, з багатьох питань. Але тепер запізно. Буловипущено багато пресрелізів, проведено багато інтерв’ю. Та це було марно», —сказала Світоліна.</text:p>
      <text:p text:style-name="P4">
<text:span text:style-name="T4">
Читайте також:</text:span>
 <text:a xlink:type="simple" xlink:href="https://www.ukrinform.ua/rubric-sports/3681596-curenko-vidmovilasa-vid-matcu-proti-biloruski-na-tenisnomu-turniri-v-indianvellsi.html" text:style-name="Internet_20_link" text:visited-style-name="Visited_20_Internet_20_Link">
 </text:a>
</text:p>
      <text:p text:style-name="P4">
Як повідомляв Укрінформ, Цуренко знялася з матчу проти білоруски АриниСоболенко через панічну атаку після розмови з очільником організації СтівомСаймоном.</text:p>
      <text:p text:style-name="P4">
Фото: Getty Image</text:p>
      <text:p text:style-name="P4">
Source: <text:a xlink:type="simple" xlink:href="https://www.ukrinform.ua/rubric-sports/3691563-svitolina-wta-mala-b-zrobiti-znacno-bilse-z-bagatoh-pitan.html" text:style-name="Internet_20_link" text:visited-style-name="Visited_20_Internet_20_Link">
https://www.ukrinform.ua/rubric-sports/3691563-svitolina-wta-mala-b-zrobiti-znacno-bilse-z-bagatoh-pitan.html</text:a>
</text:p>
      <!--NEWS-->
      <text:h text:style-name="P10" text:outline-level="1">
<text:span text:style-name="T4">
У Латвії затримали проросійського активіста, який охороняв радянські пам'ятники</text:span>
</text:h>
      <text:p text:style-name="P4">
Authors: Ukrinform (Person)</text:p>
      <text:p text:style-name="P4">
Publisher: Укринформ (Organization)</text:p>
      <text:p text:style-name="P4">
Published Time: 2023-04-04T18:44:00+03:00</text:p>
      <text:p text:style-name="P4">
Modified Time: 2023-04-04T18:44:00+03:00</text:p>
      <text:p text:style-name="P4">
Description: Співробітники латвійської Служби держбезпеки (VDD) минулого понеділка затримали учасника проросійської групи "Нічна варта" Олександра Жгуна. — Укрінформ.</text:p>
      <text:p text:style-name="P4">
Images: ["<text:a xlink:type="simple" xlink:href="https://static.ukrinform.com/photos/2016_02/thumb_files/630_360_1455738623-7912-narucniki.jpeg" text:style-name="Internet_20_link" text:visited-style-name="Visited_20_Internet_20_Link">
630_360_14557...</text:a>
", "<text:a xlink:type="simple" xlink:href="https://static.ukrinform.com/photos/2023_04/1680622745-827.jpg" text:style-name="Internet_20_link" text:visited-style-name="Visited_20_Internet_20_Link">
1680622745-82...</text:a>
"]</text:p>
      <text:p text:style-name="P4">
Tags: ['Декомунізація', 'Латвія', "Пам'ятник", 'Затримання']</text:p>
      <text:p text:style-name="P4">
Type: Article</text:p>
      <!--METADATA-->
      <text:p text:style-name="P4">
<draw:frame draw:style-name="fr1" draw:name="Image175" text:anchor-type="as-char" svg:width="6.9236in" svg:height="3.956343in" draw:z-index="0">
<draw:image xlink:href="../Images/yкринформ/2023-04-04T18-44-00-03-00/630_360_1455738623-7912-narucniki.jpeg" xlink:type="simple" xlink:show="embed" xlink:actuate="onLoad" draw:mime-type="image/jpeg"/>
</draw:frame>
Співробітники латвійської Служби держбезпеки (VDD) минулого понеділказатримали учасника проросійської групи "Нічна варта" Олександра Жгуна.</text:p>
      <text:p text:style-name="P4">
Про це повідомляє Укрінформ із посиланням на <text:a xlink:type="simple" xlink:href="https://rus.delfi.lv/news/daily/criminal/sluzhba-gosbezopasnosti-zaderzhala-aktivista-nochnogo-dozora-aleksandra-zhguna-dopolneno.d" text:style-name="Internet_20_link" text:visited-style-name="Visited_20_Internet_20_Link">
</text:a>
 .</text:p>
      <text:p text:style-name="P4">
У вівторок Ризький міський суд на запит VDD застосував запобіжний захід увигляді тримання під вартою. Рішення суду може бути оскаржено у Ризькомуокружному суді найближчими днями.</text:p>
      <text:p text:style-name="P4">
<draw:frame draw:style-name="fr1" draw:name="Image176" text:anchor-type="as-char" svg:width="6.9236in" svg:height="3.943175in" draw:z-index="0">
<draw:image xlink:href="../Images/yкринформ/2023-04-04T18-44-00-03-00/1680622745-827.jpg" xlink:type="simple" xlink:show="embed" xlink:actuate="onLoad" draw:mime-type="image/jpeg"/>
</draw:frame>
</text:p>
      <text:p text:style-name="P4">
Група "Нічна варта" була організована російським союзом Латвії для охоронирадянських <text:a xlink:type="simple" xlink:href="https://www.ukrinform.ua/tag-pamatnik" text:style-name="Internet_20_link" text:visited-style-name="Visited_20_Internet_20_Link">
 </text:a>
 .</text:p>
      <text:p text:style-name="P4">
За даними соцмереж, Жгуна, який раніше активно виступав проти знесенняпам'ятників, затримали дорогою на роботу, а потім відвезли додому, де провелиобшук.</text:p>
      <text:p text:style-name="P4">
VDD наразі не надала інформації, що саме інкримінується Олександру Жгуну.</text:p>
      <text:p text:style-name="P4">
<text:span text:style-name="T4">
Читайте також:</text:span>
 <text:a xlink:type="simple" xlink:href="https://www.ukrinform.ua/rubric-regions/3691501-prikordonniki-zatrimali-agenta-rf-na-slahu-do-bilorusi.html" text:style-name="Internet_20_link" text:visited-style-name="Visited_20_Internet_20_Link">
 </text:a>
</text:p>
      <text:p text:style-name="P4">
Як повідомляв Укрінформ, на в'їзді до Києва прикордонники виявили <text:a xlink:type="simple" xlink:href="https://www.ukrinform.ua/rubric-kyiv/3686980-na-vizdi-do-kieva-zatrimali-prorosijskogo-batusku-z-nedijsnim-pasportom.html" text:style-name="Internet_20_link" text:visited-style-name="Visited_20_Internet_20_Link">
</text:a>
 , у телефоні якого викрилипереписку з абонентами рф.</text:p>
      <text:p text:style-name="P4">
<text:span text:style-name="T5">
Фото: DELFI</text:span>
</text:p>
      <text:p text:style-name="P4">
Source: <text:a xlink:type="simple" xlink:href="https://www.ukrinform.ua/rubric-world/3691572-u-latvii-zatrimali-prorosijskogo-aktivista-akij-ohoronav-radanski-pamatniki.html" text:style-name="Internet_20_link" text:visited-style-name="Visited_20_Internet_20_Link">
https://www.ukrinform.ua/rubric-world/3691572-u-latvii-zatrimali-prorosijskogo-aktivista-akij-ohoronav-radanski-pamatniki.html</text:a>
</text:p>
      <!--NEWS-->
      <text:h text:style-name="P10" text:outline-level="1">
<text:span text:style-name="T4">
Пентагон оголосив про новий пакет оборонної допомоги Україні на $2,6 мільярда</text:span>
</text:h>
      <text:p text:style-name="P4">
Authors: Ukrinform (Person)</text:p>
      <text:p text:style-name="P4">
Publisher: Укринформ (Organization)</text:p>
      <text:p text:style-name="P4">
Published Time: 2023-04-04T18:46:00+03:00</text:p>
      <text:p text:style-name="P4">
Modified Time: 2023-04-04T18:46:00+03:00</text:p>
      <text:p text:style-name="P4">
Description: Уряд Сполучених Штатів оголосив про виділення нового масштабного пакета допомоги Україні у сфері безпеки й оборони загальною вартістю $2,6 мільярда. — Укрінформ.</text:p>
      <text:p text:style-name="P4">
Images: ["<text:a xlink:type="simple" xlink:href="https://static.ukrinform.com/photos/2017_12/thumb_files/630_360_1513407469-9227.jpg" text:style-name="Internet_20_link" text:visited-style-name="Visited_20_Internet_20_Link">
630_360_15134...</text:a>
"]</text:p>
      <text:p text:style-name="P4">
Tags: ['Пентагон', 'Україна', 'Зброя', 'Війна з росією']</text:p>
      <text:p text:style-name="P4">
Type: Article</text:p>
      <!--METADATA-->
      <text:p text:style-name="P4">
<draw:frame draw:style-name="fr1" draw:name="Image177" text:anchor-type="as-char" svg:width="6.9236in" svg:height="3.956343in" draw:z-index="0">
<draw:image xlink:href="../Images/yкринформ/2023-04-04T18-46-00-03-00/630_360_1513407469-9227.jpg" xlink:type="simple" xlink:show="embed" xlink:actuate="onLoad" draw:mime-type="image/jpeg"/>
</draw:frame>
 УрядСполучених Штатів оголосив про виділення нового масштабного пакета допомогиУкраїні у сфері безпеки й оборони загальною вартістю $2,6 мільярда.</text:p>
      <text:p text:style-name="P4">
Про це йдеться в офіційному <text:a xlink:type="simple" xlink:href="http://www.defense.gov/News/Releases/Release/Article/3350958/biden-administration-announces-additional-security-assistance-for-ukraine/" text:style-name="Internet_20_link" text:visited-style-name="Visited_20_Internet_20_Link">
</text:a>
оборонного відомства США, передає Укрінформ.</text:p>
      <text:p text:style-name="P4">
«Сьогодні Міністерство оборони США оголошує про виділення нової критичноважливої допомоги Україні у сфері безпеки»,- зазначається в повідомленні.</text:p>
      <text:p text:style-name="P4">
Уточнюється, що новий пакет включає як виділення засобів із фондів Пентагоназа президентським повноваженням на суму $500 мільйонів, так і $2,1 мільярда вмежах Ініціативи сприяння безпеці в Україні (USAI).</text:p>
      <text:p text:style-name="P4">
<text:span text:style-name="T4">
Читайте також:</text:span>
 <text:a xlink:type="simple" xlink:href="https://www.ukrinform.ua/rubric-world/3691467-zahidni-partneri-stali-planuvati-dopomogu-ukraini-na-trivalisi-termini.html" text:style-name="Internet_20_link" text:visited-style-name="Visited_20_Internet_20_Link">
 </text:a>
</text:p>
      <text:p text:style-name="P4">
Зокрема, перша частина вартістю пів мільярда доларів буде відправлена вУкраїну негайно та включатиме переважно боєприпаси та інші необхідні поставки.Зокрема, йдеться про ракети для HIMARS та систем ППО, артилерійські снаряди,протитанкові системи, а також іншу зброю і техніку, послуги технічногообслуговування, зазначили в Міноборони США.</text:p>
      <text:p text:style-name="P4">
За кошти в межах ініціативи USAI планується придбати для України додатковіпротиповітряні системи NASAMS з ракетами для них; антидронові системи калібру30 мм; мобільні реактивні системи з лазерним наведенням. До нового пакетатакож увійдуть РЛС, ракети "Град", ракетні установки, мінометні системи,танкові боєприпаси, комплекси Javelin, високоточні авіаційні боєприпаси,стрілецька зброя та набої до неї. Крім того, передбачається закупівля тапередача Україні ремонтних автомобілів, паливозаправників, броньованихмостових систем, терміналів супутникового зв’язку SATCOM, іншого обладнання, атакож послуг обслуговування переданого озброєння і техніки.</text:p>
      <text:p text:style-name="P4">
«Сполучені Штати продовжать працювати зі своїми союзниками й партнерами, щобизабезпечити Україну можливості задовольнити безпосередні потреби на полі боюта довгострокові потреби у сфері безпеки», - зауважили у Міноборони <text:a xlink:type="simple" xlink:href="https://www.ukrinform.ua/tag-ssa" text:style-name="Internet_20_link" text:visited-style-name="Visited_20_Internet_20_Link">
</text:a>
 .</text:p>
      <text:p text:style-name="P4">
Президент Володимир Зеленський висловив подяку Сполученим Штатам Америки зановий пакет оборонної допомоги.</text:p>
      <text:p text:style-name="P4">
"Вдячні США за новий масштабний пакет оборонної допомоги Україні у $2,6 млрд.Очікуємо боєприпаси для HIMARS, ракети для систем ППО, артилерійські снаряди,інше важливе обладнання. Готуємося до звільнення окупованих територій", —написав Зеленський у <text:a xlink:type="simple" xlink:href="http://twitter.com/zelenskyyua/status/1643307538404745217" text:style-name="Internet_20_link" text:visited-style-name="Visited_20_Internet_20_Link">
</text:a>
 .</text:p>
      <text:p text:style-name="P4">
<text:span text:style-name="T4">
Читайте також:</text:span>
 <text:a xlink:type="simple" xlink:href="https://www.ukrinform.ua/rubric-world/3691540-stoltenberg-majbutne-ukraini-u-evroatlanticnij-rodini.html" text:style-name="Internet_20_link" text:visited-style-name="Visited_20_Internet_20_Link">
 </text:a>
</text:p>
      <text:p text:style-name="P4">
Як повідомляв Укрінформ, у вівторок міністр закордонних справ України ДмитроКулеба <text:a xlink:type="simple" xlink:href="https://www.ukrinform.ua/rubric-polytics/3691529-novij-paket-vijskovoi-dopomogi-ssa-pramue-v-ukrainu-kuleba.html" text:style-name="Internet_20_link" text:visited-style-name="Visited_20_Internet_20_Link">
 </text:a>
 у Брюсселі здержсекретарем США Ентоні Блінкеном подальші зусилля щодо надання підтримкиУкраїні. За результатами розмови український міністр повідомив, що новий пакетдопомоги США вже прямує в Україну.</text:p>
      <text:p text:style-name="P4">
Source: <text:a xlink:type="simple" xlink:href="https://www.ukrinform.ua/rubric-ato/3691573-pentagon-ogolosiv-pro-novij-paket-oboronnoi-dopomogi-ukraini-na-26-milarda.html" text:style-name="Internet_20_link" text:visited-style-name="Visited_20_Internet_20_Link">
https://www.ukrinform.ua/rubric-ato/3691573-pentagon-ogolosiv-pro-novij-paket-oboronnoi-dopomogi-ukraini-na-26-milarda.html</text:a>
</text:p>
      <!--NEWS-->
      <text:h text:style-name="P10" text:outline-level="1">
<text:span text:style-name="T4">
Жіноча збірна України зазнала першої поразки на ЧС з хокею</text:span>
</text:h>
      <text:p text:style-name="P4">
Authors: Ukrinform (Person)</text:p>
      <text:p text:style-name="P4">
Publisher: Укринформ (Organization)</text:p>
      <text:p text:style-name="P4">
Published Time: 2023-04-04T18:48:13+03:00</text:p>
      <text:p text:style-name="P4">
Modified Time: 2023-04-04T18:48:13+03:00</text:p>
      <text:p text:style-name="P4">
Description: Українські хокеїстки поступилися Гонконгу. — Укрінформ.</text:p>
      <text:p text:style-name="P4">
Images: ["<text:a xlink:type="simple" xlink:href="https://static.ukrinform.com/photos/2023_04/thumb_files/630_360_1680623213-390.jpg" text:style-name="Internet_20_link" text:visited-style-name="Visited_20_Internet_20_Link">
630_360_16806...</text:a>
"]</text:p>
      <text:p text:style-name="P4">
Tags: ['Чемпіонат світу з хокею', 'хокей']</text:p>
      <text:p text:style-name="P4">
Type: Article</text:p>
      <!--METADATA-->
      <text:p text:style-name="P4">
<draw:frame draw:style-name="fr1" draw:name="Image178" text:anchor-type="as-char" svg:width="6.9236in" svg:height="3.956343in" draw:z-index="0">
<draw:image xlink:href="../Images/yкринформ/2023-04-04T18-48-13-03-00/630_360_1680623213-390.jpg" xlink:type="simple" xlink:show="embed" xlink:actuate="onLoad" draw:mime-type="image/jpeg"/>
</draw:frame>
 Українськіхокеїстки поступилися Гонконгу.</text:p>
      <text:p text:style-name="P4">
У матчі другого туру «синьо-жовті» поступилися Гонконгу в третьому дивізіоніжіночого ЧС-2023 – 1:2, передає Укрінформ.</text:p>
      <text:p text:style-name="P4">
Перших голів у матчі довелося чекати до третього періоду. У заключні 20 хвилинпоєдинку двічі відзначилися хокеїстки Гонконгу, провівши одну шайбу зачисельної переваги на льоду. До фінальної сирени Україна відіграла одну шайбу— відзначилася нападниця Поліна Телегіна.</text:p>
      <text:p text:style-name="P4">
Хокеїстки Гонконгу відсвяткували свою другу перемогу на турнірі та змаксимальним доробком у 6 очок очолюють таблицю групи. Україна залишається зтрьома очками напередодні заключного матчу другого туру — зустрічі між Литвоюта Румунією, що відбудеться о 20:00 за київським часом.</text:p>
      <text:p text:style-name="P4">
Наступний матч українки проведуть із аутсайдерками групи з Естонії у четвер, 6квітня.</text:p>
      <text:p text:style-name="P4">
<text:span text:style-name="T4">
Читайте також:</text:span>
 <text:a xlink:type="simple" xlink:href="https://www.ukrinform.ua/rubric-sports/3691167-hokeistki-zbirnoi-ukraini-z-peremogi-startuvali-na-cs2023.html" text:style-name="Internet_20_link" text:visited-style-name="Visited_20_Internet_20_Link">
 </text:a>
</text:p>
      <text:p text:style-name="P4">
Як повідомляв Укрінформ, українки стартували на чс з перемоги, з рахунком 4:0збірна розгромила господарок змагань з Румунії в місцевому Брашові.</text:p>
      <text:p text:style-name="P4">
Фото: fhu.com.ua</text:p>
      <text:p text:style-name="P4">
Source: <text:a xlink:type="simple" xlink:href="https://www.ukrinform.ua/rubric-sports/3691574-zinoca-zbirna-ukraini-zaznala-persoi-porazki-na-cs-z-hokeu.html" text:style-name="Internet_20_link" text:visited-style-name="Visited_20_Internet_20_Link">
https://www.ukrinform.ua/rubric-sports/3691574-zinoca-zbirna-ukraini-zaznala-persoi-porazki-na-cs-z-hokeu.html</text:a>
</text:p>
      <!--NEWS-->
      <text:h text:style-name="P10" text:outline-level="1">
<text:span text:style-name="T4">
Виробник віскі Jameson повернувся на російський ринок - ЗМІ</text:span>
</text:h>
      <text:p text:style-name="P4">
Authors: Ukrinform (Person)</text:p>
      <text:p text:style-name="P4">
Publisher: Укринформ (Organization)</text:p>
      <text:p text:style-name="P4">
Published Time: 2023-04-04T18:51:00+03:00</text:p>
      <text:p text:style-name="P4">
Modified Time: 2023-04-04T18:51:00+03:00</text:p>
      <text:p text:style-name="P4">
Description: Компанія Pernod Ricard, що володіє брендом віскі Jameson, поновила постачання продукції на російський ринок, яке було призупинене після повномасштабного вторгнення росії в Україну. — Укрінформ.</text:p>
      <text:p text:style-name="P4">
Images: ["<text:a xlink:type="simple" xlink:href="https://static.ukrinform.com/photos/2023_04/thumb_files/630_360_1680623325-613.jpg" text:style-name="Internet_20_link" text:visited-style-name="Visited_20_Internet_20_Link">
630_360_16806...</text:a>
"]</text:p>
      <text:p text:style-name="P4">
Tags: ['Алкоголь', 'Економіка', 'Війна з росією', 'Jameson']</text:p>
      <text:p text:style-name="P4">
Type: Article</text:p>
      <!--METADATA-->
      <text:p text:style-name="P4">
<draw:frame draw:style-name="fr1" draw:name="Image179" text:anchor-type="as-char" svg:width="6.9236in" svg:height="3.956343in" draw:z-index="0">
<draw:image xlink:href="../Images/yкринформ/2023-04-04T18-51-00-03-00/630_360_1680623325-613.jpg" xlink:type="simple" xlink:show="embed" xlink:actuate="onLoad" draw:mime-type="image/jpeg"/>
</draw:frame>
 КомпаніяPernod Ricard, що володіє брендом віскі Jameson, поновила постачання продукціїна російський ринок, яке було призупинене після повномасштабного вторгненняросії в Україну.</text:p>
      <text:p text:style-name="P4">
Про це повідомляє <text:a xlink:type="simple" xlink:href="https://www.independent.ie/business/irish/jameson-owner-pernod-ricard-resumes-russia-sales-42413658.html" text:style-name="Internet_20_link" text:visited-style-name="Visited_20_Internet_20_Link">
 </text:a>
, передає Укрінформ.</text:p>
      <text:p text:style-name="P4">
Минулого тижня стало відомо, що різні продукти марки Jameson доступні длязамовлення на популярному <text:a xlink:type="simple" xlink:href="https://www.ukrinform.ua/tag-rosia" text:style-name="Internet_20_link" text:visited-style-name="Visited_20_Internet_20_Link">
 </text:a>
 сайті.</text:p>
      <text:p text:style-name="P4">
На запитання про доступність віскі Jameson в росії прессекретар компаніїзаявила, що компанія від "початку війни" ставила за пріоритет "захист місцевихпрацівників як в Україні, так і в росії".</text:p>
      <text:p text:style-name="P4">
Віскі марки Jameson виробляється компанією Irish Distillers, що належитькомпанії Pernod Ricard, яка також виробляє інші відомі бренди віскі, зокремаPowers та Redbreast.</text:p>
      <text:p text:style-name="P4">
<text:span text:style-name="T4">
Читайте також:</text:span>
 <text:a xlink:type="simple" xlink:href="https://www.ukrinform.ua/rubric-economy/3679352-carlsberg-planue-do-lita-prodati-biznes-u-rf.html" text:style-name="Internet_20_link" text:visited-style-name="Visited_20_Internet_20_Link">
 </text:a>
</text:p>
      <text:p text:style-name="P4">
За даними Ірландської асоціації віскі, до війни росія була другим за величиноюекспортним ринком віскі для Ірландії після США. Зокрема, у 2020 році до рфбуло продано 534 тис. ящиків віскі.</text:p>
      <text:p text:style-name="P4">
Як <text:a xlink:type="simple" xlink:href="https://www.ukrinform.ua/rubric-economy/3676951-u-rosii-pracue-se-cimalo-kompanij-na-aki-treba-naklasti-sankcii-es-podolak.html" text:style-name="Internet_20_link" text:visited-style-name="Visited_20_Internet_20_Link">
 </text:a>
 , радниккерівника Офісу Президента Михайло Подоляк заявляв, що низка європейськихкомпаній досі працюють у росії і отримують там надприбутки.</text:p>
      <text:p text:style-name="P4">
Source: <text:a xlink:type="simple" xlink:href="https://www.ukrinform.ua/rubric-economy/3691575-virobnik-viski-jameson-povernuvsa-na-rosijskij-rinok-zmi.html" text:style-name="Internet_20_link" text:visited-style-name="Visited_20_Internet_20_Link">
https://www.ukrinform.ua/rubric-economy/3691575-virobnik-viski-jameson-povernuvsa-na-rosijskij-rinok-zmi.html</text:a>
</text:p>
      <!--NEWS-->
      <text:h text:style-name="P10" text:outline-level="1">
<text:span text:style-name="T4">
Два російські винищувачі вдарили по селу на Чернігівщині</text:span>
</text:h>
      <text:p text:style-name="P4">
Authors: Ukrinform (Person)</text:p>
      <text:p text:style-name="P4">
Publisher: Укринформ (Organization)</text:p>
      <text:p text:style-name="P4">
Published Time: 2023-04-04T18:52:00+03:00</text:p>
      <text:p text:style-name="P4">
Modified Time: 2023-04-04T18:52:00+03:00</text:p>
      <text:p text:style-name="P4">
Description: російська армія здійснила авіаудар по селу Печенюги в Чернігівській області. — Укрінформ.</text:p>
      <text:p text:style-name="P4">
Images: ["<text:a xlink:type="simple" xlink:href="https://static.ukrinform.com/photos/2022_03/thumb_files/630_360_1646224702-609.jpg" text:style-name="Internet_20_link" text:visited-style-name="Visited_20_Internet_20_Link">
630_360_16462...</text:a>
"]</text:p>
      <text:p text:style-name="P4">
Tags: ['Обстріл', 'Чернігівщина', 'Війна з росією']</text:p>
      <text:p text:style-name="P4">
Type: Article</text:p>
      <!--METADATA-->
      <text:p text:style-name="P4">
<draw:frame draw:style-name="fr1" draw:name="Image180" text:anchor-type="as-char" svg:width="6.9236in" svg:height="3.956343in" draw:z-index="0">
<draw:image xlink:href="../Images/yкринформ/2023-04-04T18-52-00-03-00/630_360_1646224702-609.jpg" xlink:type="simple" xlink:show="embed" xlink:actuate="onLoad" draw:mime-type="image/jpeg"/>
</draw:frame>
 російськаармія здійснила авіаудар по селу Печенюги в Чернігівській області.</text:p>
      <text:p text:style-name="P4">
Про це у <text:a xlink:type="simple" xlink:href="http://t.me/ok_pivnich1/1634" text:style-name="Internet_20_link" text:visited-style-name="Visited_20_Internet_20_Link">
 </text:a>
 повідомляє пресслужба ОК "Північ",передає Укрінформ.</text:p>
      <text:p text:style-name="P4">
«Близько 17:31 від диспетчера ДСНС надійшло повідомлення, що в селі Печенюгигорить приватний будинок та господарські споруди. Як стало відомо, загоряннясталося в результаті авіаційного удару, який здійснили два російських Су-35»,- йдеться в повідомленні.</text:p>
      <text:p text:style-name="P4">
За попередніми даними, винищувачі <text:a xlink:type="simple" xlink:href="https://www.ukrinform.ua/tag-rosia" text:style-name="Internet_20_link" text:visited-style-name="Visited_20_Internet_20_Link">
 </text:a>
скинули на населений пункт дві бомби. Про потерпілих інформації поки ненадходило.</text:p>
      <text:p text:style-name="P4">
<text:span text:style-name="T4">
Читайте також:</text:span>
 <text:a xlink:type="simple" xlink:href="https://www.ukrinform.ua/rubric-ato/3691498-rosiani-z-gradiv-obstrilali-ukrainsk-na-doneccini.html" text:style-name="Internet_20_link" text:visited-style-name="Visited_20_Internet_20_Link">
 </text:a>
</text:p>
      <text:p text:style-name="P4">
Як повідомлялося, російська армія 4 квітня вкотре обстріляла прикордонняЧернігівської області з мінометів. З 11:40 до 13:55 зафіксовано 22 приходи,ймовірно з міномету 120 мм, по н.п. Леонівка. Про втрати серед місцевогонаселення чи пошкодження цивільної інфраструктури інформація не надходила.</text:p>
      <text:p text:style-name="P4">
Source: <text:a xlink:type="simple" xlink:href="https://www.ukrinform.ua/rubric-ato/3691578-dva-rosijski-vinisuvaci-vdarili-po-selu-na-cernigivsini.html" text:style-name="Internet_20_link" text:visited-style-name="Visited_20_Internet_20_Link">
https://www.ukrinform.ua/rubric-ato/3691578-dva-rosijski-vinisuvaci-vdarili-po-selu-na-cernigivsini.html</text:a>
</text:p>
      <!--NEWS-->
      <text:h text:style-name="P10" text:outline-level="1">
<text:span text:style-name="T4">
У Бангладеш горів столичний ринок - знищені близько 5 тисяч крамниць</text:span>
</text:h>
      <text:p text:style-name="P4">
Authors: Ukrinform (Person)</text:p>
      <text:p text:style-name="P4">
Publisher: Укринформ (Organization)</text:p>
      <text:p text:style-name="P4">
Published Time: 2023-04-04T18:58:00+03:00</text:p>
      <text:p text:style-name="P4">
Modified Time: 2023-04-04T18:58:00+03:00</text:p>
      <text:p text:style-name="P4">
Description: У столиці Бангладеш Дацці загасили масштабну пожежу у торговельному комплексі.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Бангладеш', 'Пожежа', 'Ринок']</text:p>
      <text:p text:style-name="P4">
Type: Article</text:p>
      <!--METADATA-->
      <text:p text:style-name="P4">
<draw:frame draw:style-name="fr1" draw:name="Image181" text:anchor-type="as-char" svg:width="6.9236in" svg:height="3.956343in" draw:z-index="0">
<draw:image xlink:href="../Images/yкринформ/2023-04-04T18-58-00-03-00/630_360_1667124180-530.jpg" xlink:type="simple" xlink:show="embed" xlink:actuate="onLoad" draw:mime-type="image/jpeg"/>
</draw:frame>
 У столиціБангладеш Дацці загасили масштабну пожежу у торговельному комплексі.</text:p>
      <text:p text:style-name="P4">
Про це повідомляє <text:a xlink:type="simple" xlink:href="https://www.reuters.com/world/asia-pacific/massive-fire-rages-through-bangladesh-cloth-markets-2023-04-04/" text:style-name="Internet_20_link" text:visited-style-name="Visited_20_Internet_20_Link">
 </text:a>
 , передає Укрінформ.</text:p>
      <text:p text:style-name="P4">
Як зазначається, згоріло близько 5 тисяч торговельних приміщень, під часгасіння постраждали кілька пожежників.</text:p>
      <text:p text:style-name="P4">
Пожежа сталася в районі Бангабазар, де розташовані відомі в країні ринки. Засловами місцевих чиновників, займання виникло вранці перед відкриттямторгівельних точок та поширилася на сусідні споруди.</text:p>
      <text:p text:style-name="P4">
Директор Служби протипожежної безпеки та цивільної оборони Бангладешповідомив, що декілька пожежників постраждали під час гасіння <text:a xlink:type="simple" xlink:href="https://www.ukrinform.ua/tag-pozeza" text:style-name="Internet_20_link" text:visited-style-name="Visited_20_Internet_20_Link">
</text:a>
 , двоє з них у критичному стані.</text:p>
      <text:p text:style-name="P4">
За словами посадовця, його департамент оголосив цей ринок та навколишніспоруди «ризиковими» ще у 2019 році, але підприємці не зважили напопередження.</text:p>
      <text:p text:style-name="P4">
<text:span text:style-name="T4">
Читайте також:</text:span>
 <text:a xlink:type="simple" xlink:href="https://www.ukrinform.ua/rubric-world/3688566-u-meksici-stalasa-pozeza-v-tabori-dla-migrantiv-majze-40-zagiblih.html" text:style-name="Internet_20_link" text:visited-style-name="Visited_20_Internet_20_Link">
 </text:a>
</text:p>
      <text:p text:style-name="P4">
Для розслідування причин пожежі буде створена комісія.</text:p>
      <text:p text:style-name="P4">
Як повідомлялося, 3 квітня <text:a xlink:type="simple" xlink:href="https://www.ukrinform.ua/rubric-world/3690914-u-berlinskij-likarni-stalasa-pozeza-postrazdali-troe-pacientiv-i-medsestra.html" text:style-name="Internet_20_link" text:visited-style-name="Visited_20_Internet_20_Link">
 </text:a>
 , 4 людини зазнали серйозних травм.</text:p>
      <text:p text:style-name="P4">
Source: <text:a xlink:type="simple" xlink:href="https://www.ukrinform.ua/rubric-world/3691579-u-banglades-goriv-stolicnij-rinok-zniseni-blizko-5-tisac-kramnic.html" text:style-name="Internet_20_link" text:visited-style-name="Visited_20_Internet_20_Link">
https://www.ukrinform.ua/rubric-world/3691579-u-banglades-goriv-stolicnij-rinok-zniseni-blizko-5-tisac-kramnic.html</text:a>
</text:p>
      <!--NEWS-->
      <text:h text:style-name="P10" text:outline-level="1">
<text:span text:style-name="T4">
росія розкручує ІПСО про вручення повісток у дивовижних місцях - Маляр</text:span>
</text:h>
      <text:p text:style-name="P4">
Authors: Ukrinform (Person)</text:p>
      <text:p text:style-name="P4">
Publisher: Укринформ (Organization)</text:p>
      <text:p text:style-name="P4">
Published Time: 2023-04-04T19:00:00+03:00</text:p>
      <text:p text:style-name="P4">
Modified Time: 2023-04-04T19:00:00+03:00</text:p>
      <text:p text:style-name="P4">
Description: Заступниця міністра оборони України Ганна Маляр попередила про нову інформаційну кампанію росіян щодо вручення повісток. — Укрінформ.</text:p>
      <text:p text:style-name="P4">
Images: ["<text:a xlink:type="simple" xlink:href="https://static.ukrinform.com/photos/2022_11/thumb_files/630_360_1668083126-613.jpg" text:style-name="Internet_20_link" text:visited-style-name="Visited_20_Internet_20_Link">
630_360_16680...</text:a>
"]</text:p>
      <text:p text:style-name="P4">
Tags: ['Міноборони', 'Призов', 'Повістка', 'Ганна Маляр', 'ІПСО']</text:p>
      <text:p text:style-name="P4">
Type: Article</text:p>
      <!--METADATA-->
      <text:p text:style-name="P4">
<draw:frame draw:style-name="fr1" draw:name="Image182" text:anchor-type="as-char" svg:width="6.9236in" svg:height="3.956343in" draw:z-index="0">
<draw:image xlink:href="../Images/yкринформ/2023-04-04T19-00-00-03-00/630_360_1668083126-613.jpg" xlink:type="simple" xlink:show="embed" xlink:actuate="onLoad" draw:mime-type="image/jpeg"/>
</draw:frame>
 Заступницяміністра оборони України Ганна Маляр попередила про нову інформаційну кампаніюросіян щодо вручення повісток.</text:p>
      <text:p text:style-name="P4">
Як передає Укрінформ, про це <text:a xlink:type="simple" xlink:href="https://www.ukrinform.ua/tag-minoboroni" text:style-name="Internet_20_link" text:visited-style-name="Visited_20_Internet_20_Link">
 </text:a>
повідомляє у <text:a xlink:type="simple" xlink:href="https://t.me/ministry_of_defense_ua/7486" text:style-name="Internet_20_link" text:visited-style-name="Visited_20_Internet_20_Link">
 </text:a>
 .</text:p>
      <text:p text:style-name="P4">
«Ми і до великого вторгнення, щовесни та щоосені фіксували інформаційнікампанії рф щодо теми «повістки» та призову. Технологія завжди була одна.Розкрутити якусь історію, де повістку виписали інваліду, померлому абоветерану Другої світової. Герой завжди різний, йдеться про суть. Або вонипоширювали якийсь дикий текст повістки чи анкети призовника. Ми регулярно цеспростовували. Зараз ворог трохи ускладнив свою технологію і додає історії продивовижні місця вручення повісток та «хвилі» мобілізації», - зазначила Маляр.</text:p>
      <text:p text:style-name="P4">
<text:span text:style-name="T4">
Читайте також:</text:span>
 <text:a xlink:type="simple" xlink:href="https://www.ukrinform.ua/rubric-ato/3684283-u-minoboroni-poasnili-naviso-rospropaganda-rozkrucue-temu-mobilizacii-zinok-v-ukraini.html" text:style-name="Internet_20_link" text:visited-style-name="Visited_20_Internet_20_Link">
 </text:a>
</text:p>
      <text:p text:style-name="P4">
За її словами мета очевидна: дискредитувати і зірвати роботу Територіальнихцентрів комплектування та соціальної підтримки (колишні військомати).</text:p>
      <text:p text:style-name="P4">
«Маніпулювати вони намагаються на двох речах: страх отримання повістки таформування суспільного осуду до роботи ТЦК СП. Але після широкомасштабноговторгнення цими ІПСО важко на щось чи на когось вплинути. Бо перелякатиповістками після всього, що ми пройшли за цей рік, - важко. На кону - держава,і всі це розуміють», - наголосила Маляр.</text:p>
      <text:p text:style-name="P4">
Вона зауважила, що українці мусять розуміти кілька речей.</text:p>
      <text:p text:style-name="P4">
<text:span text:style-name="T4">
Читайте також:</text:span>
 <text:a xlink:type="simple" xlink:href="https://www.ukrinform.ua/rubric-polytics/3673071-botataki-fejki-ta-poradi-psevdouristiv-ak-rosia-namagaetsa-zirvati-mobilizaciu-v-ukraini.html" text:style-name="Internet_20_link" text:visited-style-name="Visited_20_Internet_20_Link">
 </text:a>
</text:p>
      <text:p text:style-name="P4">
"ТЦК СП (військомати) виконують на сьогодні стратегічно важливу для оборонидержави задачу. Там працюють живі люди і вони можуть помилитись або навітьвчинити порушення. У таких випадках треба діяти правовим шляхом. І головне, неварто робити з таких випадків сенсацію та гучні заголовки. Просто звернітьсядо самих ТЦК СП", - наголосила Маляр.</text:p>
      <text:p text:style-name="P4">
Як повідомляв Укрінформ, віцепрем'єр-міністр з інновацій, розвитку освіти,науки та технологій – міністр цифрової трансформації Михайло Федоров заявив,що на сьогодні <text:a xlink:type="simple" xlink:href="https://www.ukrinform.ua/rubric-society/3691072-fedorov-vidkidae-vrucenna-povistok-cerez-mesendzeri-tehnicno-nemozlivo.html" text:style-name="Internet_20_link" text:visited-style-name="Visited_20_Internet_20_Link">
 </text:a>
 здійснитирозсилку повісток військовозобов’язаним через популярні месенджери – Viber чиTelegram.</text:p>
      <text:p text:style-name="P4">
Source: <text:a xlink:type="simple" xlink:href="https://www.ukrinform.ua/rubric-ato/3691580-rosia-rozkrucue-ipso-pro-vrucenna-povistok-u-divoviznih-miscah-malar.html" text:style-name="Internet_20_link" text:visited-style-name="Visited_20_Internet_20_Link">
https://www.ukrinform.ua/rubric-ato/3691580-rosia-rozkrucue-ipso-pro-vrucenna-povistok-u-divoviznih-miscah-malar.html</text:a>
</text:p>
      <!--NEWS-->
      <text:h text:style-name="P10" text:outline-level="1">
<text:span text:style-name="T4">
В епіцентрі бойових дій - Бахмут і Мар’їнка</text:span>
</text:h>
      <text:p text:style-name="P4">
Authors: Ukrinform (Person)</text:p>
      <text:p text:style-name="P4">
Publisher: Укринформ (Organization)</text:p>
      <text:p text:style-name="P4">
Published Time: 2023-04-04T19:12:21+03:00</text:p>
      <text:p text:style-name="P4">
Modified Time: 2023-04-04T19:12:21+03:00</text:p>
      <text:p text:style-name="P4">
Description: В епіцентрі бойових дій залишаються Мар’їнка та Бахмут Донецької області, у районі останнього впродовж доби українські захисники відбили близько 20 ворожих атак. — Укрінформ.</text:p>
      <text:p text:style-name="P4">
Images: ["<text:a xlink:type="simple" xlink:href="https://static.ukrinform.com/photos/2022_03/thumb_files/630_360_1648629925-771.jpg" text:style-name="Internet_20_link" text:visited-style-name="Visited_20_Internet_20_Link">
630_360_16486...</text:a>
"]</text:p>
      <text:p text:style-name="P4">
Tags: ['Бахмут', 'Генштаб', 'ЗСУ', 'Війна з росією']</text:p>
      <text:p text:style-name="P4">
Type: Article</text:p>
      <!--METADATA-->
      <text:p text:style-name="P4">
<draw:frame draw:style-name="fr1" draw:name="Image183" text:anchor-type="as-char" svg:width="6.9236in" svg:height="3.956343in" draw:z-index="0">
<draw:image xlink:href="../Images/yкринформ/2023-04-04T19-12-21-03-00/630_360_1648629925-771.jpg" xlink:type="simple" xlink:show="embed" xlink:actuate="onLoad" draw:mime-type="image/jpeg"/>
</draw:frame>
 Вепіцентрі бойових дій залишаються Мар’їнка та Бахмут Донецької області, урайоні останнього впродовж доби українські захисники відбили близько 20ворожих атак.</text:p>
      <text:p text:style-name="P4">
Як передає Укрінформ, про це Генеральний штаб Збройних сил України повідомив у<text:a xlink:type="simple" xlink:href="https://www.facebook.com/GeneralStaff.ua/posts/pfbid0nie7mQLn8DrFACGiivUr6psS7oj4f53oV3pB8QZ7Y16hn6MNjqpphqZjWxBShGE5l" text:style-name="Internet_20_link" text:visited-style-name="Visited_20_Internet_20_Link">
</text:a>
, оприлюднивши оперативну інформацію станом на 18:00 вівторка, 4 квітня.</text:p>
      <text:p text:style-name="P4">
За даними Генштабу, російські війська продовжують зосереджувати основнізусилля на веденні наступальних дій на Лиманському, Бахмутському, Авдіївськомута Мар’їнському напрямках. Силами оборони України впродовж доби там відбитіпонад 45 ворожих атак.</text:p>
      <text:p text:style-name="P4">
Українська авіація за добу здійснила по ворогу загалом сім ударів. Підураження потрапили райони зосередження загарбників.</text:p>
      <text:p text:style-name="P4">
<text:span text:style-name="T4">
Читайте також:</text:span>
 <text:a xlink:type="simple" xlink:href="https://www.ukrinform.ua/rubric-ato/3691578-dva-rosijski-vinisuvaci-vdarili-po-selu-na-cernigivsini.html" text:style-name="Internet_20_link" text:visited-style-name="Visited_20_Internet_20_Link">
 </text:a>
</text:p>
      <text:p text:style-name="P4">
Підрозділи ракетних військ й артилерії Сил оборони зі свого боку уразили двапункти управління та станцію радіоелектронної боротьби росіян.</text:p>
      <text:p text:style-name="P4">
російська армія протягом доби здійснила два ракетні і 28 авіаційних ударів,зокрема застосувала 17 безпілотників типу "Шахед-136". Також ворогом здійсненісім обстрілів з реактивних систем залпового вогню. Унаслідок російських атак єзагиблі та поранені серед цивільного населення.</text:p>
      <text:p text:style-name="P4">
У Генштабі застерігають: імовірність здійснення ворогом ракетних й авіаційнихударів по всій території України залишається високою, адже загарбникипродовжують використовувати тактику терору.</text:p>
      <text:p text:style-name="P4">
<text:span text:style-name="T4">
На Волинському, Поліському, Сіверському та Слобожанському напрямках</text:span>
оперативна обстановка суттєвих змін не зазнала, ознаки формування наступальнихугруповань росіян не виявлені.</text:p>
      <text:p text:style-name="P4">
Визначені підрозділи збройних сил республіки білорусь продовжують виконуватизавдання в прикордонних з Україною районах. росія й надалі використовуєповітряний простір, територію та військову інфраструктуру білорусі.</text:p>
      <text:p text:style-name="P4">
Зберігається присутність підрозділів збройних сил російської федерації вприкордонних районах Курської та Бєлгородської областей.</text:p>
      <text:p text:style-name="P4">
Від ворожих ударів протягом доби потерпали Бачівськ, Волфине і ЗапсілляСумської області, а також Ветеринарне, Стрілеча, Огірцеве, Вовчанськ, Рубленей Дворічанське Харківської області.</text:p>
      <text:p text:style-name="P4">
<text:span text:style-name="T4">
На Куп’янському напрямку</text:span>
 російських <text:a xlink:type="simple" xlink:href="https://www.ukrinform.ua/tag-obstril" text:style-name="Internet_20_link" text:visited-style-name="Visited_20_Internet_20_Link">
 </text:a>
 зазнали Масютівка, Куп’янськ, Кам'янка й Першотравневе Харківськоїобласті та Новоселівське і Крохмальне Луганської області.</text:p>
      <text:p text:style-name="P4">
<text:span text:style-name="T4">
На Лиманському напрямку</text:span>
 протягом доби загарбники вели безуспішнінаступальні дії в районі, що південніше від Кремінної. Артилерійських ударівросійської армії зазнали Макіївка, Діброва й Білогорівка Луганської області, атакож Іванівка, Колодязі та Зарічне Донецької області.</text:p>
      <text:p text:style-name="P4">
" <text:span text:style-name="T4">
На Бахмутському напрямку</text:span>
 ворог не припиняє штурмувати місто Бахмут —протягом доби наші захисники відбили близько 20 атак противника", — повідомилив Генштабі.</text:p>
      <text:p text:style-name="P4">
Водночас росіяни вели безуспішні наступальні дії в районі Богданівки Донецькоїобласті. Від ворожих обстрілів постраждали Васюківка, Міньківка, Бахмут,Григорівка, Іванівське, Біла Гора, Клебан-Бик і Новодмитрівка.</text:p>
      <text:p text:style-name="P4">
<text:span text:style-name="T4">
На Авдіївському й Мар’їнському напрямках</text:span>
 війська рф вели наступальні дії врайонах Новокалинового, Первомайського та Мар’їнки, однак успіху не мали.Водяне, Красногорівка, Георгіївка та Мар’їнка Донецької області потерпали відворожих обстрілів.</text:p>
      <text:p text:style-name="P4">
<text:span text:style-name="T4">
Читайте також:</text:span>
 <text:a xlink:type="simple" xlink:href="https://www.ukrinform.ua/rubric-ato/3691462-rosia-ne-mae-sil-dla-nastupu-po-vsij-linii-frontu-i-okopuetsa-poblizu-krimu-vijskovi.html" text:style-name="Internet_20_link" text:visited-style-name="Visited_20_Internet_20_Link">
 </text:a>
</text:p>
      <text:p text:style-name="P4">
<text:span text:style-name="T4">
На Шахтарському напрямку</text:span>
 протягом доби російська армія наступальних дій непроводила. Для коригування артилерійського вогню ворог активно застосовувавбезпілотники. Також завдавав ударів по Новомихайлівці, Вугледару, Пречистівціта Великій Новосілці Донецької області.</text:p>
      <text:p text:style-name="P4">
<text:span text:style-name="T4">
На Запорізькому і Херсонському напрямках</text:span>
 російські війська продовжуютьнарощувати оборонні спроможності. Від ударів ворожої армії потерпалиГуляйполе, Залізничне, Білогір’я, Мала Токмачка й Кам’янське Запорізькоїобласті, а також Херсон, Берислав, Веселе, Бургунка, Антонівка й ВелетенськеХерсонської області.</text:p>
      <text:p text:style-name="P4">
<text:span text:style-name="T4">
Читайте також:</text:span>
 <text:a xlink:type="simple" xlink:href="https://www.ukrinform.ua/rubric-ato/3691439-rosiani-znovu-zastosuvali-boepripasi-z-himicnou-recovinou-vijskovi.html" text:style-name="Internet_20_link" text:visited-style-name="Visited_20_Internet_20_Link">
 </text:a>
</text:p>
      <text:p text:style-name="P4">
Встановлено, що на тимчасово захоплених територіях України загарбникипродовжують грабувати мирних жителів, привласнюючи їхнє житло.</text:p>
      <text:p text:style-name="P4">
Зокрема, у Старобільську Луганської області російська псевдовлада використовуєпредставників комунальних служб для заселення військовослужбовців рф уквартири та будинки, тимчасово залишені громадяни України. Такі діївідбуваються під виглядом профілактичних перевірок показників лічильників.</text:p>
      <text:p text:style-name="P4">
Також почастішали випадки вивезення мирних жителів у невідомому напрямку безжодних пояснень після вибіркових перевірок мобільних телефонів.</text:p>
      <text:p text:style-name="P4">
Як повідомляв Укрінформ, у ніч на 4 квітня сили протиповітряної оборониУкраїни <text:a xlink:type="simple" xlink:href="https://www.ukrinform.ua/rubric-ato/3691298-na-odesini-sili-ppo-znisili-14-iz-17-sahediv.html" text:style-name="Internet_20_link" text:visited-style-name="Visited_20_Internet_20_Link">
 </text:a>
 14 із 17 дронів "Шахед-131/136", якими росіяниаткували Одеську область.</text:p>
      <text:p text:style-name="P4">
Source: <text:a xlink:type="simple" xlink:href="https://www.ukrinform.ua/rubric-ato/3691584-v-epicentri-bojovih-dij-bahmut-i-marinka.html" text:style-name="Internet_20_link" text:visited-style-name="Visited_20_Internet_20_Link">
https://www.ukrinform.ua/rubric-ato/3691584-v-epicentri-bojovih-dij-bahmut-i-marinka.html</text:a>
</text:p>
      <!--NEWS-->
      <text:h text:style-name="P10" text:outline-level="1">
<text:span text:style-name="T4">
москва намагається відродити шпигунську мережу в країнах Європи - Politico</text:span>
</text:h>
      <text:p text:style-name="P4">
Authors: Ukrinform (Person)</text:p>
      <text:p text:style-name="P4">
Publisher: Укринформ (Organization)</text:p>
      <text:p text:style-name="P4">
Published Time: 2023-04-04T19:13:00+03:00</text:p>
      <text:p text:style-name="P4">
Modified Time: 2023-04-04T19:13:00+03:00</text:p>
      <text:p text:style-name="P4">
Description: москва намагається відновити міць у країнах Європи після скоординованого масового видворення співробітників російської розвідки, які діяли під дипломатичним прикриттям, минулого року.  — Укрінформ.</text:p>
      <text:p text:style-name="P4">
Images: ["<text:a xlink:type="simple" xlink:href="https://static.ukrinform.com/photos/2015_12/thumb_files/630_360_1449050653-9087-shpion.jpeg" text:style-name="Internet_20_link" text:visited-style-name="Visited_20_Internet_20_Link">
630_360_14490...</text:a>
"]</text:p>
      <text:p text:style-name="P4">
Tags: ['Європа', 'Шпигун', 'росія']</text:p>
      <text:p text:style-name="P4">
Type: Article</text:p>
      <!--METADATA-->
      <text:p text:style-name="P4">
<draw:frame draw:style-name="fr1" draw:name="Image184" text:anchor-type="as-char" svg:width="6.9236in" svg:height="3.956343in" draw:z-index="0">
<draw:image xlink:href="../Images/yкринформ/2023-04-04T19-13-00-03-00/630_360_1449050653-9087-shpion.jpeg" xlink:type="simple" xlink:show="embed" xlink:actuate="onLoad" draw:mime-type="image/jpeg"/>
</draw:frame>
москва намагається відновити міць у країнах Європи після скоординованогомасового видворення співробітників російської розвідки, які діяли піддипломатичним прикриттям, минулого року.</text:p>
      <text:p text:style-name="P4">
Як передає Укрінформ, про це повідомляє <text:a xlink:type="simple" xlink:href="https://www.politico.eu/article/russia-spy-rebound-europe/" text:style-name="Internet_20_link" text:visited-style-name="Visited_20_Internet_20_Link">
</text:a>
 .</text:p>
      <text:p text:style-name="P4">
Зазначається, що об'єкти критичної інфраструктури є основною ціллю для зборурозвідданих російськими шпигунами, пріоритетом яких є моніторинг станувиробництва та постачання зразків західної зброї до України.</text:p>
      <text:p text:style-name="P4">
З’являється дедалі більше доказів того, що служба зовнішньої розвідки рф та їївійськове розвідувальне управління (гру) активно намагаються відновити власнімережі <text:a xlink:type="simple" xlink:href="https://www.ukrinform.ua/tag-spigun" text:style-name="Internet_20_link" text:visited-style-name="Visited_20_Internet_20_Link">
 </text:a>
 , особливо з огляду навійськову допомогу, що надходить Україні.</text:p>
      <text:p text:style-name="P4">
Керівник британської служби розвідки Кен МакКаллум назвав «найзначнішимстратегічним ударом» по москві в новітній історії розвідки той факт, колипісля початку повномасштабного вторгнення в Україну з Європи було вигнанопонад 400 так званих "незаявлених офіцерів розвідки", зокрема з Франції,Бельгії та Німеччини, що різко зменшило здатність кремля шпигувати в Європі.</text:p>
      <text:p text:style-name="P4">
<text:span text:style-name="T4">
Читайте також:</text:span>
 <text:a xlink:type="simple" xlink:href="https://www.ukrinform.ua/rubric-world/3689502-u-finlandii-znacno-poslabilasa-spigunska-dialnist-rosian-rozvidka.html" text:style-name="Internet_20_link" text:visited-style-name="Visited_20_Internet_20_Link">
 </text:a>
</text:p>
      <text:p text:style-name="P4">
А днями Служба безпеки та розвідки Фінляндії (SUPO) заявила, що видворенняросійських офіцерів розвідки та відмови у видачі віз тим, хто їх мав змінити,суттєво послабили розвідувальні операції москви у Північному регіоні Європи.</text:p>
      <text:p text:style-name="P4">
Директор Департаменту державної безпеки Литви Дарюс Яунішкіс заявив, що«російські спецслужби прагнуть відновити чи створити нові можливості для своєїрозвідувальної діяльності в Європі». За його словами, росіяни тепер вивчаютьінші методи збору розвідданих: кібернетичні, традиційне прикриття, онлайн-операції.</text:p>
      <text:p text:style-name="P4">
Як повідомлялося, федеральний міністр внутрішніх справ Ненсі Фезер хоче <text:a xlink:type="simple" xlink:href="https://www.ukrinform.ua/rubric-world/3687463-berlin-hoce-vislati-30-rosijskih-diplomativ-zmi.html" text:style-name="Internet_20_link" text:visited-style-name="Visited_20_Internet_20_Link">
</text:a>
 , а її колега по уряду, міністрзакордонних справ Анналена Бербок, очевидно, реалізує цей план: вона хочевислати понад 30 дипломатів рф, акредитованих у Берліні.</text:p>
      <text:p text:style-name="P4">
Source: <text:a xlink:type="simple" xlink:href="https://www.ukrinform.ua/rubric-world/3691586-moskva-namagaetsa-vidroditi-spigunsku-merezu-v-krainah-evropi-politico.html" text:style-name="Internet_20_link" text:visited-style-name="Visited_20_Internet_20_Link">
https://www.ukrinform.ua/rubric-world/3691586-moskva-namagaetsa-vidroditi-spigunsku-merezu-v-krainah-evropi-politico.html</text:a>
</text:p>
      <!--NEWS-->
      <text:h text:style-name="P10" text:outline-level="1">
<text:span text:style-name="T4">
ВРП відмовилася відсторонити суддю Печерського райсуду, якій повідомили про підозру</text:span>
</text:h>
      <text:p text:style-name="P4">
Authors: Ukrinform (Person)</text:p>
      <text:p text:style-name="P4">
Publisher: Укринформ (Organization)</text:p>
      <text:p text:style-name="P4">
Published Time: 2023-04-04T19:18:17+03:00</text:p>
      <text:p text:style-name="P4">
Modified Time: 2023-04-04T19:18:17+03:00</text:p>
      <text:p text:style-name="P4">
Description: Вища рада правосуддя відмовила у задоволенні клопотання про тимчасове відсторонення від здійснення правосуддя судді Печерського райсуду Києва Тетяни Ільєвої, якій повідомлено про підозру у скоєнні кримінальних правопорушень. — Укрінформ.</text:p>
      <text:p text:style-name="P4">
Images: ["<text:a xlink:type="simple" xlink:href="https://static.ukrinform.com/photos/2023_04/thumb_files/630_360_1680624799-145.jpg" text:style-name="Internet_20_link" text:visited-style-name="Visited_20_Internet_20_Link">
630_360_16806...</text:a>
"]</text:p>
      <text:p text:style-name="P4">
Tags: ['НАБУ', 'Вища рада правосуддя']</text:p>
      <text:p text:style-name="P4">
Type: Article</text:p>
      <!--METADATA-->
      <text:p text:style-name="P4">
<draw:frame draw:style-name="fr1" draw:name="Image185" text:anchor-type="as-char" svg:width="6.9236in" svg:height="3.956343in" draw:z-index="0">
<draw:image xlink:href="../Images/yкринформ/2023-04-04T19-18-17-03-00/630_360_1680624799-145.jpg" xlink:type="simple" xlink:show="embed" xlink:actuate="onLoad" draw:mime-type="image/jpeg"/>
</draw:frame>
 Вища радаправосуддя відмовила у задоволенні клопотання про тимчасове відсторонення відздійснення правосуддя судді Печерського райсуду Києва Тетяни Ільєвої, якійповідомлено про підозру у скоєнні кримінальних правопорушень.</text:p>
      <text:p text:style-name="P4">
Про це повідомляє <text:a xlink:type="simple" xlink:href="http://www.hcj.gov.ua/news/vrp-diyshla-vysnovku-pro-vidsutnist-pidstav-dlya-tymchasovogo-vidstoronennya-suddi-tetyany" text:style-name="Internet_20_link" text:visited-style-name="Visited_20_Internet_20_Link">
 </text:a>
 , передаєУкрінформ.</text:p>
      <text:p text:style-name="P4">
“Вища рада правосуддя дійшла висновку про відсутність підстав для тимчасовоговідсторонення судді Тетяни Ільєвої від здійснення судочинства. За це рішенняпроголосувало 14 із 17 членів ВРП”, - поінформували у відомстві.</text:p>
      <text:p text:style-name="P4">
Там додали, що повний текст рішення з мотивувальною частиною буде підготовленой оприлюднено найближчим часом.</text:p>
      <text:p text:style-name="P4">
Як зазначається, клопотання надійшло від заступника Генерального прокурора –керівника Спеціалізованої антикорупційної прокуратури у зв’язку з притягненнямсудді до кримінальної відповідальності.</text:p>
      <text:p text:style-name="P4">
30 березня судді Ільєвій повідомлено про підозру у скоєнні кримінальнихправопорушень.</text:p>
      <text:p text:style-name="P4">
<text:span text:style-name="T4">
Читайте також:</text:span>
 <text:a xlink:type="simple" xlink:href="https://www.ukrinform.ua/rubric-society/3689487-vrp-vidterminuvala-do-1-travna-vidnovlenna-roboti-sudiv-hersonskoi-oblasti.html" text:style-name="Internet_20_link" text:visited-style-name="Visited_20_Internet_20_Link">
 </text:a>
</text:p>
      <text:p text:style-name="P4">
За даними <text:a xlink:type="simple" xlink:href="https://nabu.gov.ua/novyny/nabu-i-sap-pidozryuyut-stolychnu-suddyu-u-nezakonnomu-znyatti-areshtu-z-koshtiv" text:style-name="Internet_20_link" text:visited-style-name="Visited_20_Internet_20_Link">
 </text:a>
 , 30 березня судді районногосуду Києва повідомили про підозру у зловживанні владою та внесенні до ухвализавідомо неправдивих відомостей (ч. 2 ст. 364, ч. 1 ст. 366 КК України).</text:p>
      <text:p text:style-name="P4">
За даними слідства, у листопаді 2020 року суддя ухвалила рішення про зняттяарешту з 110,7 тис. євро та 9,3 тис. дол., посилаючись на нібито належністьцих коштів не обвинуваченому у справі, а іншій особі. Рішення було ухваленозавідомо незаконно, заявляють у НАБУ.</text:p>
      <text:p text:style-name="P4">
<text:span text:style-name="T5">
Фото: Вища рада правосуддя</text:span>
</text:p>
      <text:p text:style-name="P4">
Source: <text:a xlink:type="simple" xlink:href="https://www.ukrinform.ua/rubric-society/3691585-vrp-vidmovilasa-vidstoroniti-suddu-pecerskogo-rajsudu-akij-povidomili-pro-pidozru.html" text:style-name="Internet_20_link" text:visited-style-name="Visited_20_Internet_20_Link">
https://www.ukrinform.ua/rubric-society/3691585-vrp-vidmovilasa-vidstoroniti-suddu-pecerskogo-rajsudu-akij-povidomili-pro-pidozru.html</text:a>
</text:p>
      <!--NEWS-->
      <text:h text:style-name="P10" text:outline-level="1">
<text:span text:style-name="T4">
У Маріуполі пролунали вибухи - в окупантів при будівництві оборонних споруд підірвалися снаряди</text:span>
</text:h>
      <text:p text:style-name="P4">
Authors: Ukrinform (Person)</text:p>
      <text:p text:style-name="P4">
Publisher: Укринформ (Organization)</text:p>
      <text:p text:style-name="P4">
Published Time: 2023-04-04T19:19:00+03:00</text:p>
      <text:p text:style-name="P4">
Modified Time: 2023-04-04T19:19:00+03:00</text:p>
      <text:p text:style-name="P4">
Description: У захопленому російськими військовими Маріуполі в процесі будівництва ними оборонних споруд здетонували снаряди та пролунали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 'Боєприпаси', 'Війна з росією']</text:p>
      <text:p text:style-name="P4">
Type: Article</text:p>
      <!--METADATA-->
      <text:p text:style-name="P4">
<draw:frame draw:style-name="fr1" draw:name="Image186" text:anchor-type="as-char" svg:width="6.9236in" svg:height="3.956343in" draw:z-index="0">
<draw:image xlink:href="../Images/yкринформ/2023-04-04T19-19-00-03-00/630_360_1669987737-966.jpg" xlink:type="simple" xlink:show="embed" xlink:actuate="onLoad" draw:mime-type="image/jpeg"/>
</draw:frame>
 Узахопленому російськими військовими Маріуполі в процесі будівництва нимиоборонних споруд здетонували снаряди та пролунали вибухи.</text:p>
      <text:p text:style-name="P4">
Як передає Укрінформ, про це у <text:a xlink:type="simple" xlink:href="https://t.me/andriyshTime/8294" text:style-name="Internet_20_link" text:visited-style-name="Visited_20_Internet_20_Link">
 </text:a>
 повідомиврадник міського голови Маріуполя Петро Андрющенко.</text:p>
      <text:p text:style-name="P4">
«Маріуполь. Повідомляють по звук <text:a xlink:type="simple" xlink:href="https://www.ukrinform.ua/tag-vibuh" text:style-name="Internet_20_link" text:visited-style-name="Visited_20_Internet_20_Link">
 </text:a>
 врайоні АС2 (перехрестя Миру та Купріна). Деталі з’ясовуємо», - написав він усвоєму першому пості.</text:p>
      <text:p text:style-name="P4">
У наступному пості Андрющенко додав: «Звуки вибуху - результат детонаціїснарядів через підпал на полях в процесі будівництва оборонних споруд».</text:p>
      <text:p text:style-name="P4">
<text:span text:style-name="T4">
Читайте також:</text:span>
 <text:a xlink:type="simple" xlink:href="https://www.ukrinform.ua/rubric-regions/3691146-u-mariupoli-zagarbniki-planuut-rozseliti-vijskovih-rf-ta-gastrolerivcinovnikiv-u-665-budinkah.html" text:style-name="Internet_20_link" text:visited-style-name="Visited_20_Internet_20_Link">
 </text:a>
</text:p>
      <text:p text:style-name="P4">
Як повідомлялося, за Маріуполем у бік Бердянська російські загарбникивстановили кілька рядів захисних споруд, так званих «зубів дракона».</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691587-u-mariupoli-pri-budivnictvi-vorozih-oboronnih-sporud-pidirvalisa-snaradi-andrusenko.html" text:style-name="Internet_20_link" text:visited-style-name="Visited_20_Internet_20_Link">
https://www.ukrinform.ua/rubric-regions/3691587-u-mariupoli-pri-budivnictvi-vorozih-oboronnih-sporud-pidirvalisa-snaradi-andrusenko.html</text:a>
</text:p>
      <!--NEWS-->
      <text:h text:style-name="P10" text:outline-level="1">
<text:span text:style-name="T4">
На Донеччині енергетики за добу відновили електропостачання у 9 населених пунктах - ДТЕК</text:span>
</text:h>
      <text:p text:style-name="P4">
Authors: Ukrinform (Person)</text:p>
      <text:p text:style-name="P4">
Publisher: Укринформ (Organization)</text:p>
      <text:p text:style-name="P4">
Published Time: 2023-04-04T19:22:00+03:00</text:p>
      <text:p text:style-name="P4">
Modified Time: 2023-04-04T19:22:00+03:00</text:p>
      <text:p text:style-name="P4">
Description: На Донеччині енергетики за минулу добу, 3 квітня, відновили електропостачання жителям дев’яти населених пунктів для 4,5 тисяч родин, без електрики залишаються 109 населених пунктів. — Укрінформ.</text:p>
      <text:p text:style-name="P4">
Images: ["<text:a xlink:type="simple" xlink:href="https://static.ukrinform.com/photos/2023_03/thumb_files/630_360_1679901314-861.jpg" text:style-name="Internet_20_link" text:visited-style-name="Visited_20_Internet_20_Link">
630_360_16799...</text:a>
"]</text:p>
      <text:p text:style-name="P4">
Tags: ['Донеччина', 'ДТЕК', 'Електроенергія']</text:p>
      <text:p text:style-name="P4">
Type: Article</text:p>
      <!--METADATA-->
      <text:p text:style-name="P4">
<draw:frame draw:style-name="fr1" draw:name="Image187" text:anchor-type="as-char" svg:width="6.9236in" svg:height="3.956343in" draw:z-index="0">
<draw:image xlink:href="../Images/yкринформ/2023-04-04T19-22-00-03-00/630_360_1679901314-861.jpg" xlink:type="simple" xlink:show="embed" xlink:actuate="onLoad" draw:mime-type="image/jpeg"/>
</draw:frame>
 НаДонеччині енергетики за минулу добу, 3 квітня, відновили електропостачанняжителям дев’яти населених пунктів для 4,5 тисяч родин, без електрикизалишаються 109 населених пунктів.</text:p>
      <text:p text:style-name="P4">
Як передає Укрінформ, про це повідомили у <text:a xlink:type="simple" xlink:href="https://www.dtek-dem.com.ua/ua/news/za-dobu-dtek-donecki-elektromerezhi-vdalosya-vidnoviti-elektriku-dlya-4-5-tisyach-domogospodarstv-na-donechchini" text:style-name="Internet_20_link" text:visited-style-name="Visited_20_Internet_20_Link">
 </text:a>
 .</text:p>
      <text:p text:style-name="P4">
«За 3 квітня аварійно-ремонтні бригади ДТЕК Донецькі електромережі змогливідремонтувати низку пошкоджень мереж та обладнання і повернути світло в 9населених пунктів, знеструмлених через обстріли. Таким чином, 4 569домогосподарств знову отримують електрику», - йдеться у повідомленні.</text:p>
      <text:p text:style-name="P4">
Зазначається, що пошкодження енергоінфраструктури через постійні обстрілитривають, і через це без <text:a xlink:type="simple" xlink:href="https://www.ukrinform.ua/tag-elektroenergia" text:style-name="Internet_20_link" text:visited-style-name="Visited_20_Internet_20_Link">
 </text:a>
 покищо залишаються 109 населених пунктів, де фахівці енергокомпанії не маютьдоступу до проведення робіт.</text:p>
      <text:p text:style-name="P4">
<text:span text:style-name="T4">
Читайте також:</text:span>
 <text:a xlink:type="simple" xlink:href="https://www.ukrinform.ua/rubric-economy/3688653-u-najblizci-piv-roku-situacia-v-energosistemi-bude-zbalansovanou-ukrenergo.html" text:style-name="Internet_20_link" text:visited-style-name="Visited_20_Internet_20_Link">
 </text:a>
</text:p>
      <text:p text:style-name="P4">
Як повідомлялося, Донецька область перебуває під постійними обстріламиросійських військ, щодня ворог вбиває та травмує цивільних мешканців,пошкоджує інфраструктурні об’єкти.</text:p>
      <text:p text:style-name="P4">
Source: <text:a xlink:type="simple" xlink:href="https://www.ukrinform.ua/rubric-vidbudova/3691588-na-doneccini-energetiki-za-dobu-vidnovili-elektropostacanna-u-9-naselenih-punktah-dtek.html" text:style-name="Internet_20_link" text:visited-style-name="Visited_20_Internet_20_Link">
https://www.ukrinform.ua/rubric-vidbudova/3691588-na-doneccini-energetiki-za-dobu-vidnovili-elektropostacanna-u-9-naselenih-punktah-dtek.html</text:a>
</text:p>
      <!--NEWS-->
      <text:h text:style-name="P10" text:outline-level="1">
<text:span text:style-name="T4">
Україна обговорює будівництво ще однієї лінії електропередач із Польщею - Енергоатом</text:span>
</text:h>
      <text:p text:style-name="P4">
Authors: Ukrinform (Person)</text:p>
      <text:p text:style-name="P4">
Publisher: Укринформ (Organization)</text:p>
      <text:p text:style-name="P4">
Published Time: 2023-04-04T19:29:00+03:00</text:p>
      <text:p text:style-name="P4">
Modified Time: 2023-04-04T19:29:00+03:00</text:p>
      <text:p text:style-name="P4">
Description: Україна обговорює будівництво лінії електропередач між Рі́вненською атомною електростанцією (РАЕС) і польським Хелмом, що дасть змогу збільшити пропускну спроможність ліній до Європейського Союзу. — Укрінформ.</text:p>
      <text:p text:style-name="P4">
Images: ["<text:a xlink:type="simple" xlink:href="https://static.ukrinform.com/photos/2022_07/thumb_files/630_360_1657621866-830.jpg" text:style-name="Internet_20_link" text:visited-style-name="Visited_20_Internet_20_Link">
630_360_16576...</text:a>
"]</text:p>
      <text:p text:style-name="P4">
Tags: ['Електроенергія', 'Енергетика', 'Польща', 'Україна']</text:p>
      <text:p text:style-name="P4">
Type: Article</text:p>
      <!--METADATA-->
      <text:p text:style-name="P4">
<draw:frame draw:style-name="fr1" draw:name="Image188" text:anchor-type="as-char" svg:width="6.9236in" svg:height="3.956343in" draw:z-index="0">
<draw:image xlink:href="../Images/yкринформ/2023-04-04T19-29-00-03-00/630_360_1657621866-830.jpg" xlink:type="simple" xlink:show="embed" xlink:actuate="onLoad" draw:mime-type="image/jpeg"/>
</draw:frame>
 Українаобговорює будівництво лінії електропередач між Рі́вненською атомноюелектростанцією (РАЕС) і польським Хелмом, що дасть змогу збільшити пропускнуспроможність ліній до Європейського Союзу.</text:p>
      <text:p text:style-name="P4">
Про це в коментарі Укрінформу повідомив президент НАЕК «Енергоатом» ПетроКотін.</text:p>
      <text:p text:style-name="P4">
«Лінія з РАЕС є однією з наших найпотужніших станцій і має 4 енергоблоки -генеруюча потужність 2835 МВт. Оскільки вона знаходиться на північному заходіУкраїни, там реально побудувати лінію з ЄС. Знайшовся інвестор - це польськакомпанія ORLEN, яка запропонувала будівництво такої лінії на деяких умовах.Але це питання зараз обговорюється, зокрема і за участю <text:a xlink:type="simple" xlink:href="https://www.ukrinform.ua/tag-minenergo" text:style-name="Internet_20_link" text:visited-style-name="Visited_20_Internet_20_Link">
</text:a>
 , НАЕК «Енергоатом», НЕК«Укренерго». Це буде проєкт, який дозволить нам збільшити пропускнуспроможність ліній до Європейського Союзу», – сказав Котін.</text:p>
      <text:p text:style-name="P4">
За його словами, зараз будівництво розглядається на рівні пропозиції тапротоколу про наміри, тому тривають перемовини на цю тему.</text:p>
      <text:p text:style-name="P4">
«На сьогодні є дуже багато проєктів, які спрямовані на те, щоб збільшитикількість цих інтерконекторів між Україною і ЄС. Один з них - лінія міжХмельницькою АЕС і польським містом Жешув , яка 30 років не працювала», –додав очільник Енергоатому.</text:p>
      <text:p text:style-name="P4">
<text:span text:style-name="T4">
Читайте також:</text:span>
 <text:a xlink:type="simple" xlink:href="https://www.ukrinform.ua/rubric-economy/3679178-ukraina-otrimala-dopomogu-dla-energosektoru-z-30-krain-galusenko.html" text:style-name="Internet_20_link" text:visited-style-name="Visited_20_Internet_20_Link">
 </text:a>
</text:p>
      <text:p text:style-name="P4">
Як повідомлялося, ДП «НАЕК «Енергоатом» готується до <text:a xlink:type="simple" xlink:href="https://www.ukrinform.ua/rubric-economy/3689666-energoatom-vidnovit-lep-miz-ukrainou-ta-polseu-aka-ne-pracuvala-ponad-30-rokiv.html" text:style-name="Internet_20_link" text:visited-style-name="Visited_20_Internet_20_Link">
</text:a>
 . Ця повітряна лініяелектропередачі була виведена з експлуатації і з 1991 року не працювала. Азараз у перспективі вона дасть Україні можливість експортувати й імпортуватиелектроенергію до країн ЄС, що матиме позитивний вплив для розвиткувітчизняної економіки.</text:p>
      <text:p text:style-name="P4">
Source: <text:a xlink:type="simple" xlink:href="https://www.ukrinform.ua/rubric-vidbudova/3691589-ukraina-obgovorue-budivnictvo-se-odniei-linii-elektroperedac-iz-polseu-energoatom.html" text:style-name="Internet_20_link" text:visited-style-name="Visited_20_Internet_20_Link">
https://www.ukrinform.ua/rubric-vidbudova/3691589-ukraina-obgovorue-budivnictvo-se-odniei-linii-elektroperedac-iz-polseu-energoatom.html</text:a>
</text:p>
      <!--NEWS-->
      <text:h text:style-name="P10" text:outline-level="1">
<text:span text:style-name="T4">
У рф арештували підозрювану у вбивстві «воєнкора» татарського</text:span>
</text:h>
      <text:p text:style-name="P4">
Authors: Ukrinform (Person)</text:p>
      <text:p text:style-name="P4">
Publisher: Укринформ (Organization)</text:p>
      <text:p text:style-name="P4">
Published Time: 2023-04-04T19:32:41+03:00</text:p>
      <text:p text:style-name="P4">
Modified Time: 2023-04-04T19:32:41+03:00</text:p>
      <text:p text:style-name="P4">
Description: Басманний районний суд москви задовольнив клопотання слідства про арешт Дарії Трепової, затриманої у справі про вибух у Петербурзі, внаслідок якого загинув «Z-військкор» владлен татарський. — Укрінформ.</text:p>
      <text:p text:style-name="P4">
Images: ["<text:a xlink:type="simple" xlink:href="https://static.ukrinform.com/photos/2023_04/thumb_files/630_360_1680625792-828.jpg" text:style-name="Internet_20_link" text:visited-style-name="Visited_20_Internet_20_Link">
630_360_16806...</text:a>
"]</text:p>
      <text:p text:style-name="P4">
Tags: None</text:p>
      <text:p text:style-name="P4">
Type: Article</text:p>
      <!--METADATA-->
      <text:p text:style-name="P4">
<draw:frame draw:style-name="fr1" draw:name="Image189" text:anchor-type="as-char" svg:width="6.9236in" svg:height="3.956343in" draw:z-index="0">
<draw:image xlink:href="../Images/yкринформ/2023-04-04T19-32-41-03-00/630_360_1680625792-828.jpg" xlink:type="simple" xlink:show="embed" xlink:actuate="onLoad" draw:mime-type="image/jpeg"/>
</draw:frame>
 Басманнийрайонний суд москви задовольнив клопотання слідства про арешт Дарії Трепової,затриманої у справі про вибух у Петербурзі, внаслідок якого загинув«Z-військкор» владлен татарський.</text:p>
      <text:p text:style-name="P4">
Про це повідомляє Укрінформ з посиланням на <text:a xlink:type="simple" xlink:href="http://t.me/moscowcourts/1530" text:style-name="Internet_20_link" text:visited-style-name="Visited_20_Internet_20_Link">
 </text:a>
пресслужби судів москви.</text:p>
      <text:p text:style-name="P4">
Трепова, яку слідком рф звинувачує за статтями про теракт та незаконний обігвибухових речовин, взято під варту на два місяці, до 2 червня. Засіданняпроходило у закритому режимі.</text:p>
      <text:p text:style-name="P4">
За <text:a xlink:type="simple" xlink:href="http://meduza.io/news/2023/04/04/arestovana-darya-trepova-obvinyaemaya-po-delu-o-terakte-v-peterburge" text:style-name="Internet_20_link" text:visited-style-name="Visited_20_Internet_20_Link">
 </text:a>
 , 2 квітня Трепова за вказівкою «організаторівзлочину з України» принесла на «творчий вечір» Татарського статуетку, начиненувибухівкою, і передала її татарському. В результаті вибуху татарський загинув,40 людей постраждали.</text:p>
      <text:p text:style-name="P4">
У слідчому комітеті <text:a xlink:type="simple" xlink:href="https://www.ukrinform.ua/tag-rosia" text:style-name="Internet_20_link" text:visited-style-name="Visited_20_Internet_20_Link">
 </text:a>
 стверджували, щотеракт, нібито, планували та організували з території України, а Треповадотримується опозиційних поглядів та є прихильницею Фонду боротьби зкорупцією. У ФБК відкинули будь-який зв'язок із вибухом у Петербурзі.</text:p>
      <text:p text:style-name="P4">
<text:span text:style-name="T4">
Читайте також:</text:span>
 <text:a xlink:type="simple" xlink:href="https://www.ukrinform.ua/rubric-world/3691509-za-vbivstvo-propagandista-tatarskogo-personalno-vidpovidalnij-putin-usov.html" text:style-name="Internet_20_link" text:visited-style-name="Visited_20_Internet_20_Link">
 </text:a>
</text:p>
      <text:p text:style-name="P4">
Справжнє ім’я вбитого - максим фомін. Він з Макіївки, мав судимість, кількароків воював на боці маріонеткової «днр». Ставши блогером, фомін узяв запсевдонім видозмінене ім'я головного героя роману Віктора Пєлєвіна «Generation«П» Вавілена Татарського.</text:p>
      <text:p text:style-name="P4">
фомін став широко відомим, коли 30 вересня 2022 року після церемонії«прийняття до складу рф» анексованих українських областей опублікував ізкулуарів відео, в якому сказав: «Всіх переможемо, всіх вб'ємо, всіх, коготреба, пограбуємо. Все буде, як ми любимо».</text:p>
      <text:p text:style-name="P4">
Source: <text:a xlink:type="simple" xlink:href="https://www.ukrinform.ua/rubric-world/3691591-u-rf-arestuvali-pidozruvanu-u-vbivstvi-voenkora-tatarskogo.html" text:style-name="Internet_20_link" text:visited-style-name="Visited_20_Internet_20_Link">
https://www.ukrinform.ua/rubric-world/3691591-u-rf-arestuvali-pidozruvanu-u-vbivstvi-voenkora-tatarskogo.html</text:a>
</text:p>
      <!--NEWS-->
      <text:h text:style-name="P10" text:outline-level="1">
<text:span text:style-name="T4">
Верещук рекомендує українцям тимчасово виїхати з ТОТ до третіх країн</text:span>
</text:h>
      <text:p text:style-name="P4">
Authors: Ukrinform (Person)</text:p>
      <text:p text:style-name="P4">
Publisher: Укринформ (Organization)</text:p>
      <text:p text:style-name="P4">
Published Time: 2023-04-04T19:37:00+03:00</text:p>
      <text:p text:style-name="P4">
Modified Time: 2023-04-04T19:37:00+03:00</text:p>
      <text:p text:style-name="P4">
Description: Українцям на тимчасово окупованих росією територіях варто на певний час виїхати до третіх країн. — Укрінформ.</text:p>
      <text:p text:style-name="P4">
Images: ["<text:a xlink:type="simple" xlink:href="https://static.ukrinform.com/photos/2022_09/thumb_files/630_360_1662746134-239.jpg" text:style-name="Internet_20_link" text:visited-style-name="Visited_20_Internet_20_Link">
630_360_16627...</text:a>
"]</text:p>
      <text:p text:style-name="P4">
Tags: ['Евакуація', 'Окупація', 'Верещук', 'Війна з росією']</text:p>
      <text:p text:style-name="P4">
Type: Article</text:p>
      <!--METADATA-->
      <text:p text:style-name="P4">
<draw:frame draw:style-name="fr1" draw:name="Image190" text:anchor-type="as-char" svg:width="6.9236in" svg:height="3.956343in" draw:z-index="0">
<draw:image xlink:href="../Images/yкринформ/2023-04-04T19-37-00-03-00/630_360_1662746134-239.jpg" xlink:type="simple" xlink:show="embed" xlink:actuate="onLoad" draw:mime-type="image/jpeg"/>
</draw:frame>
 Українцямна тимчасово окупованих росією територіях варто на певний час виїхати дотретіх країн.</text:p>
      <text:p text:style-name="P4">
Про це віцепрем’єр-міністр – міністр з питань реінтеграції тимчасовоокупованих територій України Ірина Верещук заявила у <text:a xlink:type="simple" xlink:href="https://t.me/vereshchuk_iryna/1871" text:style-name="Internet_20_link" text:visited-style-name="Visited_20_Internet_20_Link">
</text:a>
, передає Укрінформ.</text:p>
      <text:p text:style-name="P4">
"Українцям на ТОТ раджу або тимчасово <text:a xlink:type="simple" xlink:href="https://www.ukrinform.ua/tag-evakuacia" text:style-name="Internet_20_link" text:visited-style-name="Visited_20_Internet_20_Link">
 </text:a>
 до третіх країн, або готуватися: що робити, знаєте. Головне —берегти себе і дітей", — зазначила вона.</text:p>
      <text:p text:style-name="P4">
За словами Верещук, на тимчасово захоплених ворогом територіях нині"тривожно".</text:p>
      <text:p text:style-name="P4">
"Це і не дивно. Окупаційні чиновники ще мають трішки часу прибратися звідти.Деякі з них вже збирають речі. Було б добре, якби забрали із собоюколаборантів. Але це вже як вийде", — зауважила міністр.</text:p>
      <text:p text:style-name="P4">
<text:span text:style-name="T4">
Читайте також:</text:span>
 <text:a xlink:type="simple" xlink:href="https://www.ukrinform.ua/rubric-regions/3690654-u-zaporizkij-oblasti-pid-obstrilami-zivut-34-ditini-veresuk.html" text:style-name="Internet_20_link" text:visited-style-name="Visited_20_Internet_20_Link">
 </text:a>
</text:p>
      <text:p text:style-name="P4">
Як повідомляв Укрінформ, за даними мера Мелітополя Івана Федорова, натимчасово захопленій території Запорізької області російські <text:a xlink:type="simple" xlink:href="https://www.ukrinform.ua/rubric-regions/3691019-na-zaporizzi-vijskovi-rf-skladaut-spiski-kolaborantiv-na-likvidaciu.html" text:style-name="Internet_20_link" text:visited-style-name="Visited_20_Internet_20_Link">
</text:a>
 . Їх ліквідують або навмиснезалишать українській владі.</text:p>
      <text:p text:style-name="P4">
Source: <text:a xlink:type="simple" xlink:href="https://www.ukrinform.ua/rubric-society/3691595-veresuk-rekomendue-ukraincam-timcasovo-viihati-z-tot-do-tretih-krain.html" text:style-name="Internet_20_link" text:visited-style-name="Visited_20_Internet_20_Link">
https://www.ukrinform.ua/rubric-society/3691595-veresuk-rekomendue-ukraincam-timcasovo-viihati-z-tot-do-tretih-krain.html</text:a>
</text:p>
      <!--NEWS-->
      <text:h text:style-name="P10" text:outline-level="1">
<text:span text:style-name="T4">
Енергоатом влітку виведе половину енергоблоків АЕС у ремонт</text:span>
</text:h>
      <text:p text:style-name="P4">
Authors: Ukrinform (Person)</text:p>
      <text:p text:style-name="P4">
Publisher: Укринформ (Organization)</text:p>
      <text:p text:style-name="P4">
Published Time: 2023-04-04T19:39:00+03:00</text:p>
      <text:p text:style-name="P4">
Modified Time: 2023-04-04T19:39:00+03:00</text:p>
      <text:p text:style-name="P4">
Description: Влітку НАЕК «Енергоатом» планує на понад два місяці вивести половину енергоблоків атомних електростанцій для ремонту та модернізації. — Укрінформ.</text:p>
      <text:p text:style-name="P4">
Images: ["<text:a xlink:type="simple" xlink:href="https://static.ukrinform.com/photos/2023_03/thumb_files/630_360_1679389838-404.jpg" text:style-name="Internet_20_link" text:visited-style-name="Visited_20_Internet_20_Link">
630_360_16793...</text:a>
"]</text:p>
      <text:p text:style-name="P4">
Tags: ['АЕС', 'Енергоатом', 'Ремонт']</text:p>
      <text:p text:style-name="P4">
Type: Article</text:p>
      <!--METADATA-->
      <text:p text:style-name="P4">
<draw:frame draw:style-name="fr1" draw:name="Image191" text:anchor-type="as-char" svg:width="6.9236in" svg:height="3.956343in" draw:z-index="0">
<draw:image xlink:href="../Images/yкринформ/2023-04-04T19-39-00-03-00/630_360_1679389838-404.jpg" xlink:type="simple" xlink:show="embed" xlink:actuate="onLoad" draw:mime-type="image/jpeg"/>
</draw:frame>
 ВліткуНАЕК «Енергоатом» планує на понад два місяці вивести половину енергоблоківатомних електростанцій для ремонту та модернізації.</text:p>
      <text:p text:style-name="P4">
Про це в коментарі Укрінформу повідомив президент НАЕК «Енергоатом» ПетроКотін.</text:p>
      <text:p text:style-name="P4">
«Найбільш важкий період пройдено, всі енергоблоки працювали, але блокипотрібно перезавантажити. Тому найкращий період, коли це можна зробити знайменшими витратами і впливом на енергосистему з точки зору нестачіелектроенергії, - це літо. У цей період нема великого споживання <text:a xlink:type="simple" xlink:href="https://www.ukrinform.ua/tag-elektroenergia" text:style-name="Internet_20_link" text:visited-style-name="Visited_20_Internet_20_Link">
</text:a>
 тому що не потрібно вмикатиопалення. Цього разу енергоблоки будуть ремонтуватися влітку, так, щобполовина блоків працювала, а інша половина була в ремонті», – сказав Котін.</text:p>
      <text:p text:style-name="P4">
За його словами, нормальний строк ремонту енергоблока становить близько 50-60діб, усе залежить від додаткових робіт. Але, наприклад, зараз потрібнопровести модернізацію, яка займає набагато більше часу.</text:p>
      <text:p text:style-name="P4">
<text:span text:style-name="T4">
Читайте також:</text:span>
 <text:a xlink:type="simple" xlink:href="https://www.ukrinform.ua/rubric-economy/3689666-energoatom-vidnovit-lep-miz-ukrainou-ta-polseu-aka-ne-pracuvala-ponad-30-rokiv.html" text:style-name="Internet_20_link" text:visited-style-name="Visited_20_Internet_20_Link">
 </text:a>
</text:p>
      <text:p text:style-name="P4">
Як повідомлялося, на підконтрольній Україні території працюють 9 блоківвітчизняних атомних електростанцій, ще 6 енергоблоків тимчасово окупованоїЗапорізької АЕС зупинені, їхнє включення блокується загарбниками. Наразі ЗАЕСпродовжує постійно споживати близько 100 МВт на власні потреби віденергосистеми України.</text:p>
      <text:p text:style-name="P4">
Source: <text:a xlink:type="simple" xlink:href="https://www.ukrinform.ua/rubric-economy/3691598-energoatom-ulitku-vivede-polovinu-energoblokiv-aes-u-remont.html" text:style-name="Internet_20_link" text:visited-style-name="Visited_20_Internet_20_Link">
https://www.ukrinform.ua/rubric-economy/3691598-energoatom-ulitku-vivede-polovinu-energoblokiv-aes-u-remont.html</text:a>
</text:p>
      <!--NEWS-->
      <text:h text:style-name="P10" text:outline-level="1">
<text:span text:style-name="T4">
Глави МЗС України та Британії обговорили посилення контрнаступальних можливостей ЗСУ</text:span>
</text:h>
      <text:p text:style-name="P4">
Authors: Ukrinform (Person)</text:p>
      <text:p text:style-name="P4">
Publisher: Укринформ (Organization)</text:p>
      <text:p text:style-name="P4">
Published Time: 2023-04-04T19:45:00+03:00</text:p>
      <text:p text:style-name="P4">
Modified Time: 2023-04-04T19:45:00+03:00</text:p>
      <text:p text:style-name="P4">
Description: Міністр закордонних справ України Дмитро Кулеба обговорив з британським колегою Джеймсом Клеверлі посилення контрнаступальних можливостей України. — Укрінформ.</text:p>
      <text:p text:style-name="P4">
Images: ["<text:a xlink:type="simple" xlink:href="https://static.ukrinform.com/photos/2023_04/thumb_files/630_360_1680626533-406.jpg" text:style-name="Internet_20_link" text:visited-style-name="Visited_20_Internet_20_Link">
630_360_16806...</text:a>
"]</text:p>
      <text:p text:style-name="P4">
Tags: ['Британія', 'Кулеба', 'Війна з росією', 'Контрнаступ']</text:p>
      <text:p text:style-name="P4">
Type: Article</text:p>
      <!--METADATA-->
      <text:p text:style-name="P4">
<draw:frame draw:style-name="fr1" draw:name="Image192" text:anchor-type="as-char" svg:width="6.9236in" svg:height="3.956343in" draw:z-index="0">
<draw:image xlink:href="../Images/yкринформ/2023-04-04T19-45-00-03-00/630_360_1680626533-406.jpg" xlink:type="simple" xlink:show="embed" xlink:actuate="onLoad" draw:mime-type="image/jpeg"/>
</draw:frame>
 Міністрзакордонних справ України Дмитро Кулеба обговорив з британським колегоюДжеймсом Клеверлі посилення контрнаступальних можливостей України.</text:p>
      <text:p text:style-name="P4">
Про це глава української дипломатії повідомив у <text:a xlink:type="simple" xlink:href="http://twitter.com/DmytroKuleba/status/1643278566111563777" text:style-name="Internet_20_link" text:visited-style-name="Visited_20_Internet_20_Link">
</text:a>
 , передаєУкрінформ.</text:p>
      <text:p text:style-name="P4">
«Я зустрівся з Джеймсом Клеверлі, щоб обговорити посилення контрнаступальнихможливостей України. Ми обидва погодилися, що <text:a xlink:type="simple" xlink:href="https://www.ukrinform.ua/tag-rosia" text:style-name="Internet_20_link" text:visited-style-name="Visited_20_Internet_20_Link">
</text:a>
 мусить залишити Україну, щоб війнаприпинилася», - зазначив міністр.</text:p>
      <text:p text:style-name="P4">
Крім того, як зазначив Кулеба, під час зустрічі він наголосив, що членствоУкраїни в НАТО дасть змогу запобігти майбутнім агресіям у Європі.</text:p>
      <text:p text:style-name="P4">
<text:span text:style-name="T4">
Читайте також:</text:span>
 <text:a xlink:type="simple" xlink:href="https://www.ukrinform.ua/rubric-polytics/3691529-novij-paket-vijskovoi-dopomogi-ssa-pramue-v-ukrainu-kuleba.html" text:style-name="Internet_20_link" text:visited-style-name="Visited_20_Internet_20_Link">
 </text:a>
</text:p>
      <text:p text:style-name="P4">
Як повідомляв <text:a xlink:type="simple" xlink:href="https://www.ukrinform.ua/rubric-polytics/3691356-ministri-nato-obgovorat-negajnu-dopomogu-ukraini-ta-podalsu-pidtrimku-stoltenberg.html" text:style-name="Internet_20_link" text:visited-style-name="Visited_20_Internet_20_Link">
 </text:a>
, 4 квітня у Брюсселі розпочинається дводенна зустріч міністрів закордоннихсправ країн НАТО. Сьогодні передбачено зустріч із керівником МЗС УкраїниДмитром Кулебою.</text:p>
      <text:p text:style-name="P4">
Фото: @DmytroKuleba</text:p>
      <text:p text:style-name="P4">
Source: <text:a xlink:type="simple" xlink:href="https://www.ukrinform.ua/rubric-polytics/3691599-kuleba-i-glava-mzs-britanii-obgovorili-posilenna-kontrnastupalnih-mozlivostej-ukraini.html" text:style-name="Internet_20_link" text:visited-style-name="Visited_20_Internet_20_Link">
https://www.ukrinform.ua/rubric-polytics/3691599-kuleba-i-glava-mzs-britanii-obgovorili-posilenna-kontrnastupalnih-mozlivostej-ukraini.html</text:a>
</text:p>
      <!--NEWS-->
      <text:h text:style-name="P10" text:outline-level="1">
<text:span text:style-name="T4">
На Донеччині у 21 населеному пункті оголосили примусову евакуацію дітей</text:span>
</text:h>
      <text:p text:style-name="P4">
Authors: Ukrinform (Person)</text:p>
      <text:p text:style-name="P4">
Publisher: Укринформ (Organization)</text:p>
      <text:p text:style-name="P4">
Published Time: 2023-04-04T19:46:00+03:00</text:p>
      <text:p text:style-name="P4">
Modified Time: 2023-04-04T19:46:00+03:00</text:p>
      <text:p text:style-name="P4">
Description: У Донецькій області у 21 населеному пункті оголошена примусова евакуація дітей. — Укрінформ.</text:p>
      <text:p text:style-name="P4">
Images: ["<text:a xlink:type="simple" xlink:href="https://static.ukrinform.com/photos/2016_06/thumb_files/630_360_1465997464-4957.jpg" text:style-name="Internet_20_link" text:visited-style-name="Visited_20_Internet_20_Link">
630_360_14659...</text:a>
"]</text:p>
      <text:p text:style-name="P4">
Tags: ['Діти', 'Донеччина', 'Евакуація', 'Війна з росією']</text:p>
      <text:p text:style-name="P4">
Type: Article</text:p>
      <!--METADATA-->
      <text:p text:style-name="P4">
<draw:frame draw:style-name="fr1" draw:name="Image193" text:anchor-type="as-char" svg:width="6.9236in" svg:height="3.956343in" draw:z-index="0">
<draw:image xlink:href="../Images/yкринформ/2023-04-04T19-46-00-03-00/630_360_1465997464-4957.jpg" xlink:type="simple" xlink:show="embed" xlink:actuate="onLoad" draw:mime-type="image/jpeg"/>
</draw:frame>
 УДонецькій області у 21 населеному пункті оголошена примусова евакуація дітей.</text:p>
      <text:p text:style-name="P4">
Як передає Укрінформ, про це Міністерство з питань реінтеграції тимчасовоокупованих територій України повідомляє у <text:a xlink:type="simple" xlink:href="https://t.me/minre_ua/3012" text:style-name="Internet_20_link" text:visited-style-name="Visited_20_Internet_20_Link">
 </text:a>
 .</text:p>
      <text:p text:style-name="P4">
Сьогодні під головуванням віцепрем’єр-міністра Ірини Верещук відбулосязасідання Координаційного штабу з питань проведення обов’язкової евакуаціїнаселення в умовах воєнного стану.</text:p>
      <text:p text:style-name="P4">
«Члени коордштабу одноголосно підтримали рішення Донецької ОВА про оголошенняобов’язкової евакуації 126 дітей із 21 населеного пункту <text:a xlink:type="simple" xlink:href="https://www.ukrinform.ua/tag-doneccina" text:style-name="Internet_20_link" text:visited-style-name="Visited_20_Internet_20_Link">
</text:a>
 , де безпекова ситуація залишаєтьсякритичною», - ідеться у повідомленні.</text:p>
      <text:p text:style-name="P4">
В області працює п’ять евакуаційних екіпажів поліції «Білі янголи». Вонизабезпечують безпечне вивезення дітей на броньованих автомобілях.</text:p>
      <text:p text:style-name="P4">
«Евакуйовані діти в супроводі одного з батьків або ж законного представникабудуть забезпечені безкоштовним прихистком, соціальними гарантіями,гуманітарною допомогою і психологічною підтримкою», - наголосили вМінреінтеграції.</text:p>
      <text:p text:style-name="P4">
<text:span text:style-name="T4">
Читайте також:</text:span>
 <text:a xlink:type="simple" xlink:href="https://www.ukrinform.ua/rubric-regions/3690654-u-zaporizkij-oblasti-pid-obstrilami-zivut-34-ditini-veresuk.html" text:style-name="Internet_20_link" text:visited-style-name="Visited_20_Internet_20_Link">
 </text:a>
</text:p>
      <text:p text:style-name="P4">
З питань евакуації з Донецької області потрібно звертатись до представниківмісцевої влади або ж за номером: (098) 890-33-18.</text:p>
      <text:p text:style-name="P4">
Для евакуації тяжкохворих та осіб з інвалідністю слід телефонувати: (099)710-48-72, (099) 311-53-14, (099) 311-53-36, (096) 108-60-48, (096) 108-52-24.</text:p>
      <text:p text:style-name="P4">
Як повідомляв Укрінформ, опікунів, які відмовляються виїхати з Донеччини,позбавлять обов’язків, а дітей евакуюють примусово.</text:p>
      <text:p text:style-name="P4">
Source: <text:a xlink:type="simple" xlink:href="https://www.ukrinform.ua/rubric-regions/3691600-na-doneccini-u-21-naselenomu-punkti-ogolosili-primusovu-evakuaciu-ditej.html" text:style-name="Internet_20_link" text:visited-style-name="Visited_20_Internet_20_Link">
https://www.ukrinform.ua/rubric-regions/3691600-na-doneccini-u-21-naselenomu-punkti-ogolosili-primusovu-evakuaciu-ditej.html</text:a>
</text:p>
      <!--NEWS-->
      <text:h text:style-name="P10" text:outline-level="1">
<text:span text:style-name="T4">
УЄФА назвав господарку жіночого Євро-2025</text:span>
</text:h>
      <text:p text:style-name="P4">
Authors: Ukrinform (Person)</text:p>
      <text:p text:style-name="P4">
Publisher: Укринформ (Organization)</text:p>
      <text:p text:style-name="P4">
Published Time: 2023-04-04T19:46:38+03:00</text:p>
      <text:p text:style-name="P4">
Modified Time: 2023-04-04T19:46:38+03:00</text:p>
      <text:p text:style-name="P4">
Description: Виконавчий комітет Союзу європейських футбольних асоціацій (УЄФА) на сьогоднішньому засіданні в Лісабоні (Португалія) визначив організатора чемпіонату Європи 2025 року серед жіночих команд. — Укрінформ.</text:p>
      <text:p text:style-name="P4">
Images: ["<text:a xlink:type="simple" xlink:href="https://static.ukrinform.com/photos/2023_04/thumb_files/630_360_1680626730-210.jpg" text:style-name="Internet_20_link" text:visited-style-name="Visited_20_Internet_20_Link">
630_360_16806...</text:a>
"]</text:p>
      <text:p text:style-name="P4">
Tags: ['Футбол', 'Жінки']</text:p>
      <text:p text:style-name="P4">
Type: Article</text:p>
      <!--METADATA-->
      <text:p text:style-name="P4">
<draw:frame draw:style-name="fr1" draw:name="Image194" text:anchor-type="as-char" svg:width="6.9236in" svg:height="3.956343in" draw:z-index="0">
<draw:image xlink:href="../Images/yкринформ/2023-04-04T19-46-38-03-00/630_360_1680626730-210.jpg" xlink:type="simple" xlink:show="embed" xlink:actuate="onLoad" draw:mime-type="image/jpeg"/>
</draw:frame>
 Виконавчийкомітет Союзу європейських футбольних асоціацій (УЄФА) на сьогоднішньомузасіданні в Лісабоні (Португалія) визначив організатора чемпіонату Європи 2025року серед жіночих команд.</text:p>
      <text:p text:style-name="P4">
Як інформує офіційний <text:a xlink:type="simple" xlink:href="https://ru.uefa.com/womenseuro/news/0280-17b2776206ed-6d072fce03b4-1000--%D1%88%D0%B2%D0%B5%D0%B8%D1%86%D0%B0%D1%80%D0%B8%D1%8F/" text:style-name="Internet_20_link" text:visited-style-name="Visited_20_Internet_20_Link">
</text:a>
організації, за підсумками трьох етапів голосування господаркою жіночогоЄвро-2025 стала Швейцарія, передає Укрінформ.</text:p>
      <text:p text:style-name="P4">
Турнір, у якому візьмуть участь 16 збірних, відбудеться влітку 2025 року увосьми містах цієї альпійської країни.</text:p>
      <text:p text:style-name="P4">
<text:span text:style-name="T4">
Читайте також:</text:span>
 <text:a xlink:type="simple" xlink:href="https://www.ukrinform.ua/rubric-sports/3690931-ukrainski-futbolistki-u-polsi-rozpocali-zbir-na-slahu-do-ligi-nacij.html" text:style-name="Internet_20_link" text:visited-style-name="Visited_20_Internet_20_Link">
 </text:a>
</text:p>
      <text:p text:style-name="P4">
Зазначимо, що за право прийняти жіноче Євро-2025 також боролися Франція,Польща та спільна заявка Данії, Фінляндії, Норвегії та Швеції.</text:p>
      <text:p text:style-name="P4">
Фото: uefa.com.</text:p>
      <text:p text:style-name="P4">
Source: <text:a xlink:type="simple" xlink:href="https://www.ukrinform.ua/rubric-sports/3691601-uefa-nazvav-gospodarku-zinocogo-evro2025.html" text:style-name="Internet_20_link" text:visited-style-name="Visited_20_Internet_20_Link">
https://www.ukrinform.ua/rubric-sports/3691601-uefa-nazvav-gospodarku-zinocogo-evro2025.html</text:a>
</text:p>
      <!--NEWS-->
      <text:h text:style-name="P10" text:outline-level="1">
<text:span text:style-name="T4">
У Хмельницькому ще одна парафія перейшла до ПЦУ</text:span>
</text:h>
      <text:p text:style-name="P4">
Authors: Ukrinform (Person)</text:p>
      <text:p text:style-name="P4">
Publisher: Укринформ (Organization)</text:p>
      <text:p text:style-name="P4">
Published Time: 2023-04-04T19:55:00+03:00</text:p>
      <text:p text:style-name="P4">
Modified Time: 2023-04-04T19:55:00+03:00</text:p>
      <text:p text:style-name="P4">
Description: У Хмельницькому люди, що зібралися біля церкви Казанської ікони Божої Матері УПЦ московського патріархату, проголосували за перехід до Православної церкви України. — Укрінформ.</text:p>
      <text:p text:style-name="P4">
Images: ["<text:a xlink:type="simple" xlink:href="https://static.ukrinform.com/photos/2023_04/thumb_files/630_360_1680626473-400.jpg" text:style-name="Internet_20_link" text:visited-style-name="Visited_20_Internet_20_Link">
630_360_16806...</text:a>
", "<text:a xlink:type="simple" xlink:href="https://static.ukrinform.com/photos/2023_04/1680626473-750.jpg" text:style-name="Internet_20_link" text:visited-style-name="Visited_20_Internet_20_Link">
1680626473-75...</text:a>
", "<text:a xlink:type="simple" xlink:href="https://static.ukrinform.com/photos/2023_04/1680626473-748.jpg" text:style-name="Internet_20_link" text:visited-style-name="Visited_20_Internet_20_Link">
1680626473-74...</text:a>
", "<text:a xlink:type="simple" xlink:href="https://static.ukrinform.com/photos/2023_04/1680627546-758.jpg" text:style-name="Internet_20_link" text:visited-style-name="Visited_20_Internet_20_Link">
1680627546-75...</text:a>
"]</text:p>
      <text:p text:style-name="P4">
Tags: ['Церква', 'УПЦ МП', 'Хмельницький', 'Православна церква України']</text:p>
      <text:p text:style-name="P4">
Type: Article</text:p>
      <!--METADATA-->
      <text:p text:style-name="P4">
<draw:frame draw:style-name="fr1" draw:name="Image195" text:anchor-type="as-char" svg:width="6.9236in" svg:height="3.956343in" draw:z-index="0">
<draw:image xlink:href="../Images/yкринформ/2023-04-04T19-55-00-03-00/630_360_1680626473-400.jpg" xlink:type="simple" xlink:show="embed" xlink:actuate="onLoad" draw:mime-type="image/jpeg"/>
</draw:frame>
 УХмельницькому люди, що зібралися біля церкви Казанської ікони Божої Матері УПЦмосковського патріархату, проголосували за перехід до Православної церквиУкраїни.</text:p>
      <text:p text:style-name="P4">
Як передає Укрінформ, про це повідомляє <text:a xlink:type="simple" xlink:href="https://t.me/suspilnekhmelnytskyi/9028" text:style-name="Internet_20_link" text:visited-style-name="Visited_20_Internet_20_Link">
</text:a>
 .</text:p>
      <text:p text:style-name="P4">
«У Хмельницькому, біля церкви Казанської ікони Божої матері УПЦ (МП), передзакритими воротами храму звучить перша молитва українською. Тут зібралисьсотні містян і вони проголосували за перехід до ПЦУ», - йдеться уповідомленні.</text:p>
      <text:p text:style-name="P4">
У загальних зборах зареєструвалося понад 500 осіб. Священники храмувідмовилися добровільно віддати громаді ключі.</text:p>
      <text:p text:style-name="P4">
<draw:frame draw:style-name="fr1" draw:name="Image196" text:anchor-type="as-char" svg:width="6.9236in" svg:height="9.231467in" draw:z-index="0">
<draw:image xlink:href="../Images/yкринформ/2023-04-04T19-55-00-03-00/1680626473-750.jpg" xlink:type="simple" xlink:show="embed" xlink:actuate="onLoad" draw:mime-type="image/jpeg"/>
</draw:frame>
</text:p>
      <text:p text:style-name="P4">
Раніше депутат Хмельницької міської ради Віталій Підгайчук повідомив, що <text:a xlink:type="simple" xlink:href="https://www.ukrinform.ua/tag-hmelnickij" text:style-name="Internet_20_link" text:visited-style-name="Visited_20_Internet_20_Link">
</text:a>
</text:p>
      <text:p text:style-name="P4">
Як повідомлялось, у Хмельницькому біля Покровського кафедрального собору УПЦ,де вранці 2 квітня стався інцидент з побиттям військового, увечері виниклисутички між активістами та представниками УПЦ МП.</text:p>
      <text:p text:style-name="P4">
<draw:frame draw:style-name="fr1" draw:name="Image197" text:anchor-type="as-char" svg:width="6.9236in" svg:height="5.1927in" draw:z-index="0">
<draw:image xlink:href="../Images/yкринформ/2023-04-04T19-55-00-03-00/1680626473-748.jpg" xlink:type="simple" xlink:show="embed" xlink:actuate="onLoad" draw:mime-type="image/jpeg"/>
</draw:frame>
</text:p>
      <text:p text:style-name="P4">
<text:span text:style-name="T4">
Читайте також:</text:span>
 <text:a xlink:type="simple" xlink:href="https://www.ukrinform.ua/rubric-regions/3691306-u-hmelnickomu-pripinili-pravo-koristuvanna-zemleu-dla-cerkov-upc-mp.html" text:style-name="Internet_20_link" text:visited-style-name="Visited_20_Internet_20_Link">
 </text:a>
</text:p>
      <text:p text:style-name="P4">
УПЦ МП повідомила, що мітингувальники провели свої «незаконні збори, якіназвали зборами парафіяльної громади, з вимогою опечатати храм, звернулися доправоохоронців і під скандування вивели священство УПЦ з території собору».</text:p>
      <text:p text:style-name="P4">
<draw:frame draw:style-name="fr1" draw:name="Image198" text:anchor-type="as-char" svg:width="6.9236in" svg:height="5.1927in" draw:z-index="0">
<draw:image xlink:href="../Images/yкринформ/2023-04-04T19-55-00-03-00/1680627546-758.jpg" xlink:type="simple" xlink:show="embed" xlink:actuate="onLoad" draw:mime-type="image/jpeg"/>
</draw:frame>
</text:p>
      <text:p text:style-name="P4">
У Хмельницькій ОВА закликали знизити «градус напруги» і розв'язати конфлікт управовий спосіб.</text:p>
      <text:p text:style-name="P4">
Відео з побиттям військового в одному з храмів УПЦ МП розмістив у Фейсбуцідепутат Хмельницької обласної ради Віктор Бурлик.</text:p>
      <text:p text:style-name="P4">
Міський голова Хмельницького Олександр Симчишин зазначив, що побиттявійськового у храмі має стати аргументом для Верховної Ради, аби проголосуватизаконопроєкт про заборону УПЦ МП.</text:p>
      <text:p text:style-name="P4">
Учасники зібрання біля Покровського кафедрального собору УПЦ московськогопатріархату проголосували за перехід релігійної громади до <text:a xlink:type="simple" xlink:href="https://www.ukrinform.ua/tag-pravoslavna-cerkva-ukraini" text:style-name="Internet_20_link" text:visited-style-name="Visited_20_Internet_20_Link">
</text:a>
 , храм опломбували.</text:p>
      <text:p text:style-name="P4">
Керуючий Хмельницькою єпархією ПЦУ, єпископ Хмельницький і Кам’янець-Подільський Павло засудив побиття військового у Покровському кафедральномусоборі.</text:p>
      <text:p text:style-name="P4">
<text:span text:style-name="T4">
Читайте також:</text:span>
 <text:a xlink:type="simple" xlink:href="https://www.ukrinform.ua/rubric-regions/3690818-pcu-zasudila-pobitta-vijskovogo-u-hmelnickomu-kafedralnomu-sobori.html" text:style-name="Internet_20_link" text:visited-style-name="Visited_20_Internet_20_Link">
 </text:a>
</text:p>
      <text:p text:style-name="P4">
Хмельницька міська рада прийняла рішення про припинення права користування 13земельними ділянками для церков УПЦ московського патріархату. Аналогічнерішення щодо 19 земельних ділянок прийняла і Кам’янець-Подільська міська рада.</text:p>
      <text:p text:style-name="P4">
Хмельницька обласна рада на позачерговій сесії прийняла рішення про заборонудіяльності УПЦ московського патріархату на території області.</text:p>
      <text:p text:style-name="P4">
У Покровському кафедральному соборі під час інвентаризації виявилиантиукраїнську літературу.</text:p>
      <text:p text:style-name="P4">
<text:span text:style-name="T4">
Читайте також:</text:span>
 <text:a xlink:type="simple" xlink:href="https://www.ukrinform.ua/rubric-regions/3691379-u-hmelnickomu-sobori-akij-perejsov-do-pcu-viavili-antiukrainsku-literaturu.html" text:style-name="Internet_20_link" text:visited-style-name="Visited_20_Internet_20_Link">
 </text:a>
</text:p>
      <text:p text:style-name="P4">
Поліція відкрила кримінальне провадження за ч. 1. ст. 125 Кримінальногокодексу (умисне легке тілесне ушкодження) проти представника Покровськогокафедрального собору в Хмельницькому, який побив колишньоговійськовослужбовця.</text:p>
      <text:p text:style-name="P4">
<text:span text:style-name="T5">
Фото Андрія Попика</text:span>
</text:p>
      <text:p text:style-name="P4">
Source: <text:a xlink:type="simple" xlink:href="https://www.ukrinform.ua/rubric-regions/3691602-u-hmelnickomu-se-odna-parafia-perejsla-do-pcu.html" text:style-name="Internet_20_link" text:visited-style-name="Visited_20_Internet_20_Link">
https://www.ukrinform.ua/rubric-regions/3691602-u-hmelnickomu-se-odna-parafia-perejsla-do-pcu.html</text:a>
</text:p>
      <!--NEWS-->
      <text:h text:style-name="P10" text:outline-level="1">
<text:span text:style-name="T4">
Залужний обговорив із генералом Міллі обстановку на фронті і майбутні кроки ЗСУ</text:span>
</text:h>
      <text:p text:style-name="P4">
Authors: Ukrinform (Person)</text:p>
      <text:p text:style-name="P4">
Publisher: Укринформ (Organization)</text:p>
      <text:p text:style-name="P4">
Published Time: 2023-04-04T20:01:51+03:00</text:p>
      <text:p text:style-name="P4">
Modified Time: 2023-04-04T20:01:51+03:00</text:p>
      <text:p text:style-name="P4">
Description: Головнокомандувач Збройних сил України Валерій Залужний обговорив із головою Об’єднаного комітету начальників штабів США генералом Марком Міллі майбутні кроки ЗСУ для подальшого звільнення територій від російських загарбників.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США', 'Валерій Залужний', 'Війна з росією', 'Марк Міллі ']</text:p>
      <text:p text:style-name="P4">
Type: Article</text:p>
      <!--METADATA-->
      <text:p text:style-name="P4">
<draw:frame draw:style-name="fr1" draw:name="Image199" text:anchor-type="as-char" svg:width="6.9236in" svg:height="3.956343in" draw:z-index="0">
<draw:image xlink:href="../Images/yкринформ/2023-04-04T20-01-51-03-00/630_360_1679686596-447.jpg" xlink:type="simple" xlink:show="embed" xlink:actuate="onLoad" draw:mime-type="image/jpeg"/>
</draw:frame>
Головнокомандувач Збройних сил України Валерій Залужний обговорив із головоюОб’єднаного комітету начальників штабів США генералом Марком Міллі майбутнікроки ЗСУ для подальшого звільнення територій від російських загарбників.</text:p>
      <text:p text:style-name="P4">
Про це Залужний повідомив у <text:a xlink:type="simple" xlink:href="https://t.me/CinCAFU/454" text:style-name="Internet_20_link" text:visited-style-name="Visited_20_Internet_20_Link">
 </text:a>
 , передає Укрінформ.</text:p>
      <text:p text:style-name="P4">
"Провів змістовні телефонні перемовини з головою Об’єднаного комітетуначальників штабів США генералом Марком Міллі. Розповів про обстановку налінії фронту. Ситуація складна, але контрольована", — зазначив він.</text:p>
      <text:p text:style-name="P4">
<text:span text:style-name="T4">
Читайте також:</text:span>
 <text:a xlink:type="simple" xlink:href="https://www.ukrinform.ua/rubric-ato/3689043-zaluznij-obgovoriv-postacanna-zbroi-ta-tehniki-z-komanduvacem-obednanih-sil-nato-v-evropi.html" text:style-name="Internet_20_link" text:visited-style-name="Visited_20_Internet_20_Link">
 </text:a>
</text:p>
      <text:p text:style-name="P4">
Особливу увагу співрозмовники приділили темі постачання озброєння табоєприпасів. Також було наголошено на важливості посилення системипротиповітряної оборони України.</text:p>
      <text:p text:style-name="P4">
<text:span text:style-name="T4">
Читайте також:</text:span>
 <text:a xlink:type="simple" xlink:href="https://www.ukrinform.ua/rubric-ato/3691150-na-ozbroenni-zsu-vze-e-pat-brigad-vinisuvaciv-ignat.html" text:style-name="Internet_20_link" text:visited-style-name="Visited_20_Internet_20_Link">
 </text:a>
</text:p>
      <text:p text:style-name="P4">
Головнокомандувач ЗСУ висловив подяку генералу Міллі за послідовну підтримкуУкраїни. Сторони домовилися і в подальшому активно взаємодіяти.</text:p>
      <text:p text:style-name="P4">
Як повідомляв Укрінформ, за даними міністра закордонних справ Дмитра Кулеби, <text:a xlink:type="simple" xlink:href="https://www.ukrinform.ua/rubric-polytics/3691529-novij-paket-vijskovoi-dopomogi-ssa-pramue-v-ukrainu-kuleba.html" text:style-name="Internet_20_link" text:visited-style-name="Visited_20_Internet_20_Link">
</text:a>
 від <text:a xlink:type="simple" xlink:href="https://www.ukrinform.ua/tag-ssa" text:style-name="Internet_20_link" text:visited-style-name="Visited_20_Internet_20_Link">
</text:a>
 вже прямує в Україну.</text:p>
      <text:p text:style-name="P4">
<text:span text:style-name="T5">
Фото: ЗСУ</text:span>
</text:p>
      <text:p text:style-name="P4">
Source: <text:a xlink:type="simple" xlink:href="https://www.ukrinform.ua/rubric-ato/3691605-zaluznij-obgovoriv-iz-generalom-milli-obstanovku-na-fronti-i-majbutni-kroki-zsu.html" text:style-name="Internet_20_link" text:visited-style-name="Visited_20_Internet_20_Link">
https://www.ukrinform.ua/rubric-ato/3691605-zaluznij-obgovoriv-iz-generalom-milli-obstanovku-na-fronti-i-majbutni-kroki-zsu.html</text:a>
</text:p>
      <!--NEWS-->
      <text:h text:style-name="P10" text:outline-level="1">
<text:span text:style-name="T4">
Країни НАТО підтвердили відданість Україні та заявили про нову підтримку – Столтенберг</text:span>
</text:h>
      <text:p text:style-name="P4">
Authors: Ukrinform (Person)</text:p>
      <text:p text:style-name="P4">
Publisher: Укринформ (Organization)</text:p>
      <text:p text:style-name="P4">
Published Time: 2023-04-04T20:07:00+03:00</text:p>
      <text:p text:style-name="P4">
Modified Time: 2023-04-04T20:07:00+03:00</text:p>
      <text:p text:style-name="P4">
Description: Союзники по НАТО під час засідання Комісії Україна-НАТО підтвердили свою відданість Україні та зробили ряд заяв щодо надання їй нової підтримки.  — Укрінформ.</text:p>
      <text:p text:style-name="P4">
Images: ["<text:a xlink:type="simple" xlink:href="https://static.ukrinform.com/photos/2022_12/thumb_files/630_360_1669912773-459.jpg" text:style-name="Internet_20_link" text:visited-style-name="Visited_20_Internet_20_Link">
630_360_16699...</text:a>
"]</text:p>
      <text:p text:style-name="P4">
Tags: ['НАТО', 'Столтенберг', 'Комісія Україна-НАТО', 'допомога']</text:p>
      <text:p text:style-name="P4">
Type: Article</text:p>
      <!--METADATA-->
      <text:p text:style-name="P4">
<draw:frame draw:style-name="fr1" draw:name="Image200" text:anchor-type="as-char" svg:width="6.9236in" svg:height="3.956343in" draw:z-index="0">
<draw:image xlink:href="../Images/yкринформ/2023-04-04T20-07-00-03-00/630_360_1669912773-459.jpg" xlink:type="simple" xlink:show="embed" xlink:actuate="onLoad" draw:mime-type="image/jpeg"/>
</draw:frame>
 Союзникипо НАТО під час засідання Комісії Україна-НАТО підтвердили свою відданістьУкраїні та зробили ряд заяв щодо надання їй нової підтримки.</text:p>
      <text:p text:style-name="P4">
Як передає кореспондент Укрінформу, про це заявив генеральний секретар НАТОЄнс Столтенберг під час пресконференції у Брюсселі за результатами засіданняКомісії Україна-НАТО.</text:p>
      <text:p text:style-name="P4">
"Ми обговорили жорстоку агресивну війну росії, нашу підтримку України та їїєвроатлантичних прагнень. Народ України продовжує майстерно і хоробро захищатисвою країну, і ми продовжуватимемо підтримувати його стільки, скільки будепотрібно", - заявив Столтенберг.</text:p>
      <text:p text:style-name="P4">
Він вказав на те, що союзники по <text:a xlink:type="simple" xlink:href="https://www.ukrinform.ua/tag-nato" text:style-name="Internet_20_link" text:visited-style-name="Visited_20_Internet_20_Link">
 </text:a>
 надалиУкраїні вже майже 150 млрд євро підтримки, у тому числі 65 млрд євровійськової допомоги.</text:p>
      <text:p text:style-name="P4">
Поруч з цим, генсек НАТО вказав на те, що президент рф путін "не змінив курсщодо України" і тому союзники мають продовжувати та посилювати свою підтримкуукраїнського народу.</text:p>
      <text:p text:style-name="P4">
"Наша сьогоднішня зустріч підкреслила незмінну відданість НАТО Україні. ЧлениАльянсу нарощують виробництво озброєнь і боєприпасів і надають допомогу внавчанні і закупівлі нового важкого озброєння. Перші танки "Леопард" та"Челленджер" вже в Україні, разом з танками і бойовими машинами піхоти відінших членів Альянсу", - сказав Столтенберг.</text:p>
      <text:p text:style-name="P4">
Також він вказав, що союзники посилили нелетальну підтримку України черезспеціальний фонд Альянсу, яка включає постачання палива, медичних засобів,мобільних супутникових систем і понтонних мостів. На цьому тлі від подякувавсоюзникам, які зробили значні внески – "таким, як Німеччина, Нідерланди,Норвегія і Велика Британія", а також партнерам – "таким, як Австралія іЯпонія".</text:p>
      <text:p text:style-name="P4">
"Я вітаю те, що сьогодні міністри зробили ще кілька оголошень, і ми очікуємоще більше в найближчі дні і місяці", - додав генсек НАТО.</text:p>
      <text:p text:style-name="P4">
<text:span text:style-name="T4">
Читайте також:</text:span>
 <text:a xlink:type="simple" xlink:href="https://www.ukrinform.ua/rubric-world/3691540-stoltenberg-majbutne-ukraini-u-evroatlanticnij-rodini.html" text:style-name="Internet_20_link" text:visited-style-name="Visited_20_Internet_20_Link">
 </text:a>
</text:p>
      <text:p text:style-name="P4">
Він також вказав на те, що союзники розробляють багаторічну програму підтримкиУкраїни, яка наблизить її до стандартів НАТО і посилить оперативну сумісністьз Альянсом.</text:p>
      <text:p text:style-name="P4">
Як повідомлялося, 4 квітня в Брюсселі розпочинається <text:a xlink:type="simple" xlink:href="https://www.ukrinform.ua/rubric-polytics/3691356-ministri-nato-obgovorat-negajnu-dopomogu-ukraini-ta-podalsu-pidtrimku-stoltenberg.html" text:style-name="Internet_20_link" text:visited-style-name="Visited_20_Internet_20_Link">
</text:a>
 . Сьогоднівони зустрінуться з керівником МЗС України Дмитром Кулебою, завтра –обговорять зміцнення співробітництва з партнерами в Азійсько- Тихоокеанськомурегіоні.</text:p>
      <text:p text:style-name="P4">
Source: <text:a xlink:type="simple" xlink:href="https://www.ukrinform.ua/rubric-polytics/3691606-kraini-nato-pidtverdili-viddanist-ukraini-ta-zaavili-pro-novu-pidtrimku-stoltenberg.html" text:style-name="Internet_20_link" text:visited-style-name="Visited_20_Internet_20_Link">
https://www.ukrinform.ua/rubric-polytics/3691606-kraini-nato-pidtverdili-viddanist-ukraini-ta-zaavili-pro-novu-pidtrimku-stoltenberg.html</text:a>
</text:p>
      <!--NEWS-->
      <text:h text:style-name="P10" text:outline-level="1">
<text:span text:style-name="T4">
Прикордонники затримали агента рф, який їхав до білорусі</text:span>
</text:h>
      <text:p text:style-name="P4">
Authors: Ukrinform (Person)</text:p>
      <text:p text:style-name="P4">
Publisher: Укринформ (Organization)</text:p>
      <text:p text:style-name="P4">
Published Time: 2023-04-04T20:17:00+03:00</text:p>
      <text:p text:style-name="P4">
Modified Time: 2023-04-04T20:17:00+03:00</text:p>
      <text:p text:style-name="P4">
Description: У Житомирській області бійці Державної прикордонної служби України затримали російського агента, який прямував до білорусі, маючи при собі дані про українські військові частини. — Укрінформ.</text:p>
      <text:p text:style-name="P4">
Images: ["<text:a xlink:type="simple" xlink:href="https://static.ukrinform.com/photos/2019_03/thumb_files/630_360_1552912999-235.jpg" text:style-name="Internet_20_link" text:visited-style-name="Visited_20_Internet_20_Link">
630_360_15529...</text:a>
", "<text:a xlink:type="simple" xlink:href="https://static.ukrinform.com/photos/2023_04/1680615677-346.jpg" text:style-name="Internet_20_link" text:visited-style-name="Visited_20_Internet_20_Link">
1680615677-34...</text:a>
"]</text:p>
      <text:p text:style-name="P4">
Tags: ['Прикордонники', 'Шпигун', 'росія', 'Затримання']</text:p>
      <text:p text:style-name="P4">
Type: Article</text:p>
      <!--METADATA-->
      <text:p text:style-name="P4">
<draw:frame draw:style-name="fr1" draw:name="Image201" text:anchor-type="as-char" svg:width="6.9236in" svg:height="3.956343in" draw:z-index="0">
<draw:image xlink:href="../Images/yкринформ/2023-04-04T20-17-00-03-00/630_360_1552912999-235.jpg" xlink:type="simple" xlink:show="embed" xlink:actuate="onLoad" draw:mime-type="image/jpeg"/>
</draw:frame>
 УЖитомирській області бійці Державної прикордонної служби України затрималиросійського агента, який прямував до білорусі, маючи при собі дані проукраїнські військові частини.</text:p>
      <text:p text:style-name="P4">
Як передає Укрінформ, про це ДПСУ повідомила в <text:a xlink:type="simple" xlink:href="http://t.me/DPSUkr/10417" text:style-name="Internet_20_link" text:visited-style-name="Visited_20_Internet_20_Link">
 </text:a>
 .</text:p>
      <text:p text:style-name="P4">
Чоловіка зупинили неподалік від <text:a xlink:type="simple" xlink:href="https://www.ukrinform.ua/tag-kordon" text:style-name="Internet_20_link" text:visited-style-name="Visited_20_Internet_20_Link">
 </text:a>
 .Документів у нього не виявилося.</text:p>
      <text:p text:style-name="P4">
Правоохоронцям затриманий представився іншою особою, мав при собі планшет ізаписник з інформацією про військові частини Сил оборони. У подальшому буловстановлено, що він є фігурантом кримінальних проваджень проти основнаціональної безпеки.</text:p>
      <text:p text:style-name="P4">
<draw:frame draw:style-name="fr1" draw:name="Image202" text:anchor-type="as-char" svg:width="6.9236in" svg:height="5.540801in" draw:z-index="0">
<draw:image xlink:href="../Images/yкринформ/2023-04-04T20-17-00-03-00/1680615677-346.jpg" xlink:type="simple" xlink:show="embed" xlink:actuate="onLoad" draw:mime-type="image/jpeg"/>
</draw:frame>
</text:p>
      <text:p text:style-name="P4">
"Порушника затримано й надалі його маршрут плануватимуть компетентні органи",— зазначили в Держприкордонслужбі.</text:p>
      <text:p text:style-name="P4">
<text:span text:style-name="T4">
Читайте також:</text:span>
 <text:a xlink:type="simple" xlink:href="https://www.ukrinform.ua/rubric-regions/3691464-sbu-vikrila-kolisnogo-nastoatela-hramu-izumskoi-eparhii-upc-mp-akij-osvacuvav-koloni-okupantiv.html" text:style-name="Internet_20_link" text:visited-style-name="Visited_20_Internet_20_Link">
 </text:a>
</text:p>
      <text:p text:style-name="P4">
Як повідомляв Укрінформ, раніше контррозвідка Служби безпеки України затрималаагента, який передавав росіянам інформацію про місця розміщення та режимроботи українських військових літаків на території Дніпропетровської області.</text:p>
      <text:p text:style-name="P4">
Source: <text:a xlink:type="simple" xlink:href="https://www.ukrinform.ua/rubric-regions/3691501-prikordonniki-zatrimali-agenta-rf-akij-ihav-do-bilorusi.html" text:style-name="Internet_20_link" text:visited-style-name="Visited_20_Internet_20_Link">
https://www.ukrinform.ua/rubric-regions/3691501-prikordonniki-zatrimali-agenta-rf-akij-ihav-do-bilorusi.html</text:a>
</text:p>
      <!--NEWS-->
      <text:h text:style-name="P10" text:outline-level="1">
<text:span text:style-name="T4">
Віцепрем'єр Італії заявив про готовність допомогти у відновленні України</text:span>
</text:h>
      <text:p text:style-name="P4">
Authors: Ukrinform (Person)</text:p>
      <text:p text:style-name="P4">
Publisher: Укринформ (Organization)</text:p>
      <text:p text:style-name="P4">
Published Time: 2023-04-04T20:20:23+03:00</text:p>
      <text:p text:style-name="P4">
Modified Time: 2023-04-04T20:20:23+03:00</text:p>
      <text:p text:style-name="P4">
Description: Віцепрем'єр-міністр - міністр інфраструктури та транспорту Італії Маттео Сальвіні заявив, що уряд готовий брати участь у відновленні України після війни всіма можливими засобами. — Укрінформ.</text:p>
      <text:p text:style-name="P4">
Images: ["<text:a xlink:type="simple" xlink:href="https://static.ukrinform.com/photos/2018_05/thumb_files/630_360_1526891279-8303.jpg" text:style-name="Internet_20_link" text:visited-style-name="Visited_20_Internet_20_Link">
630_360_15268...</text:a>
"]</text:p>
      <text:p text:style-name="P4">
Tags: ['Італія', 'Україна', 'Відбудова']</text:p>
      <text:p text:style-name="P4">
Type: Article</text:p>
      <!--METADATA-->
      <text:p text:style-name="P4">
<draw:frame draw:style-name="fr1" draw:name="Image203" text:anchor-type="as-char" svg:width="6.9236in" svg:height="3.956343in" draw:z-index="0">
<draw:image xlink:href="../Images/yкринформ/2023-04-04T20-20-23-03-00/630_360_1526891279-8303.jpg" xlink:type="simple" xlink:show="embed" xlink:actuate="onLoad" draw:mime-type="image/jpeg"/>
</draw:frame>
Віцепрем'єр-міністр - міністр інфраструктури та транспорту Італії МаттеоСальвіні заявив, що уряд готовий брати участь у відновленні України післявійни всіма можливими засобами.</text:p>
      <text:p text:style-name="P4">
Про це повідомляє <text:a xlink:type="simple" xlink:href="http://www.lasicilia.it/ultimi-aggiornamenti/ucraina-salvini-saremo-partecipi-e-coprotagonisti-ricostruzione-1756806/" text:style-name="Internet_20_link" text:visited-style-name="Visited_20_Internet_20_Link">
 </text:a>
 , передаєУкрінформ.</text:p>
      <text:p text:style-name="P4">
«Ми будемо брати участь та співпрацювати у відбудові України, є готовністьусіляко долучатися. Кожен може покладатися на Міністерство інфраструктури", -заявив міністр.</text:p>
      <text:p text:style-name="P4">
Так Сальвіні відповів під час конференції для іноземної преси на запитання проконференцію з відновлення України.</text:p>
      <text:p text:style-name="P4">
<text:span text:style-name="T4">
Читайте також:</text:span>
 <text:a xlink:type="simple" xlink:href="https://www.ukrinform.ua/rubric-vidbudova/3691422-ukraina-vze-otrimala-vid-kraindonoriv-15-miljoniv-na-vidnovlenna-cornobilskoi-zoni.html" text:style-name="Internet_20_link" text:visited-style-name="Visited_20_Internet_20_Link">
 </text:a>
</text:p>
      <text:p text:style-name="P4">
Як повідомляв Укрінформ, конференція відбудеться в Римі 26 квітня і будеприсвячена посиленню взаємодії між Україною та <text:a xlink:type="simple" xlink:href="https://www.ukrinform.ua/tag-italia" text:style-name="Internet_20_link" text:visited-style-name="Visited_20_Internet_20_Link">
</text:a>
 , розбудові бізнес-зв’язків та побудовінадійного фундаменту українсько-італійських відносин.</text:p>
      <text:p text:style-name="P4">
<text:span text:style-name="T5">
Фото: lostampateo.com</text:span>
</text:p>
      <text:p text:style-name="P4">
Source: <text:a xlink:type="simple" xlink:href="https://www.ukrinform.ua/rubric-vidbudova/3691609-vicepremer-italii-zaaviv-pro-gotovnist-dopomogti-u-vidnovlenni-ukraini.html" text:style-name="Internet_20_link" text:visited-style-name="Visited_20_Internet_20_Link">
https://www.ukrinform.ua/rubric-vidbudova/3691609-vicepremer-italii-zaaviv-pro-gotovnist-dopomogti-u-vidnovlenni-ukraini.html</text:a>
</text:p>
      <!--NEWS-->
      <text:h text:style-name="P10" text:outline-level="1">
<text:span text:style-name="T4">
Підтоплені сотні дворів: у Краматорському районі евакуюють людей і «латають» дамбу</text:span>
</text:h>
      <text:p text:style-name="P4">
Authors: Ukrinform (Person)</text:p>
      <text:p text:style-name="P4">
Publisher: Укринформ (Organization)</text:p>
      <text:p text:style-name="P4">
Published Time: 2023-04-04T20:23:00+03:00</text:p>
      <text:p text:style-name="P4">
Modified Time: 2023-04-04T20:23:00+03:00</text:p>
      <text:p text:style-name="P4">
Description: У селі Городещине Краматорського району Донецької області залишаються підтопленими 209 дворогосподарств та 51 приватний житловий будинок. — Укрінформ.</text:p>
      <text:p text:style-name="P4">
Images: ["<text:a xlink:type="simple" xlink:href="https://static.ukrinform.com/photos/2023_04/thumb_files/630_360_1680628552-4032.jpeg" text:style-name="Internet_20_link" text:visited-style-name="Visited_20_Internet_20_Link">
630_360_16806...</text:a>
", "<text:a xlink:type="simple" xlink:href="https://static.ukrinform.com/photos/2023_04/1680628552-6793.jpeg" text:style-name="Internet_20_link" text:visited-style-name="Visited_20_Internet_20_Link">
1680628552-67...</text:a>
", "<text:a xlink:type="simple" xlink:href="https://static.ukrinform.com/photos/2023_04/1680628552-7096.jpeg" text:style-name="Internet_20_link" text:visited-style-name="Visited_20_Internet_20_Link">
1680628552-70...</text:a>
"]</text:p>
      <text:p text:style-name="P4">
Tags: ['Донеччина', 'ДСНС', 'Краматорськ', 'Повінь']</text:p>
      <text:p text:style-name="P4">
Type: Article</text:p>
      <!--METADATA-->
      <text:p text:style-name="P4">
<draw:frame draw:style-name="fr1" draw:name="Image204" text:anchor-type="as-char" svg:width="6.9236in" svg:height="3.956343in" draw:z-index="0">
<draw:image xlink:href="../Images/yкринформ/2023-04-04T20-23-00-03-00/630_360_1680628552-4032.jpeg" xlink:type="simple" xlink:show="embed" xlink:actuate="onLoad" draw:mime-type="image/jpeg"/>
</draw:frame>
 У селіГородещине Краматорського району Донецької області залишаються підтопленими209 дворогосподарств та 51 приватний житловий будинок.</text:p>
      <text:p text:style-name="P4">
Як передає Укрінформ, про це Державна служба з надзвичайних ситуаційповідомляє у <text:a xlink:type="simple" xlink:href="https://t.me/dsns_telegram/15532" text:style-name="Internet_20_link" text:visited-style-name="Visited_20_Internet_20_Link">
 </text:a>
 .</text:p>
      <text:p text:style-name="P4">
Станом на 18:30 у селі Городещине Краматорського району залишаютьсяпідтопленими 209 дворогосподарств та 51 приватний житловий будинок.</text:p>
      <text:p text:style-name="P4">
Підрозділи <text:a xlink:type="simple" xlink:href="https://www.ukrinform.ua/tag-dsns" text:style-name="Internet_20_link" text:visited-style-name="Visited_20_Internet_20_Link">
 </text:a>
 врятували трьох осіб.</text:p>
      <text:p text:style-name="P4">
Здійснюється укріплення берегової лінії річки та продовжуються заходи щодостворення загородження водоскидного шлюзу.</text:p>
      <text:p text:style-name="P4">
<text:a xlink:type="simple" xlink:href="https://static.ukrinform.com/photos/2023_04/1680628552-8924.jpeg" text:style-name="Internet_20_link" text:visited-style-name="Visited_20_Internet_20_Link">
 </text:a>
 <text:a xlink:type="simple" xlink:href="https://static.ukrinform.com/photos/2023_04/1680628552-6793.jpeg" text:style-name="Internet_20_link" text:visited-style-name="Visited_20_Internet_20_Link">
</text:a>
 <text:a xlink:type="simple" xlink:href="https://static.ukrinform.com/photos/2023_04/1680628552-4032.jpeg" text:style-name="Internet_20_link" text:visited-style-name="Visited_20_Internet_20_Link">
</text:a>
 <text:a xlink:type="simple" xlink:href="https://static.ukrinform.com/photos/2023_04/1680628552-7096.jpeg" text:style-name="Internet_20_link" text:visited-style-name="Visited_20_Internet_20_Link">
</text:a>
 <text:a xlink:type="simple" xlink:href="https://static.ukrinform.com/photos/2023_04/1680628552-8822.jpeg" text:style-name="Internet_20_link" text:visited-style-name="Visited_20_Internet_20_Link">
</text:a>
 <text:a xlink:type="simple" xlink:href="https://static.ukrinform.com/photos/2023_04/1680628552-2993.jpeg" text:style-name="Internet_20_link" text:visited-style-name="Visited_20_Internet_20_Link">
</text:a>
</text:p>
      <text:p text:style-name="P4">
<text:span text:style-name="T4">
Читайте також:</text:span>
 <text:a xlink:type="simple" xlink:href="https://www.ukrinform.ua/rubric-regions/3691463-proriv-dambi-u-kramatorsku-mer-kaze-so-situacia-skladna-zaluceni-vsi-sluzbi.html" text:style-name="Internet_20_link" text:visited-style-name="Visited_20_Internet_20_Link">
 </text:a>
</text:p>
      <text:p text:style-name="P4">
Напір води у водоскидному шлюзі зменшився та відбувається поступове зменшеннярівня води в річці Бичок.</text:p>
      <text:p text:style-name="P4">
До робіт від ДСНС залучені 47 осіб та 19 одиниць техніки у тому числі триплавзасоби.</text:p>
      <text:p text:style-name="P4">
<draw:frame draw:style-name="fr1" draw:name="Image205" text:anchor-type="as-char" svg:width="6.9236in" svg:height="4.096463in" draw:z-index="0">
<draw:image xlink:href="../Images/yкринформ/2023-04-04T20-23-00-03-00/1680628552-6793.jpeg" xlink:type="simple" xlink:show="embed" xlink:actuate="onLoad" draw:mime-type="image/jpeg"/>
</draw:frame>
</text:p>
      <text:p text:style-name="P4">
Як повідомляє <text:a xlink:type="simple" xlink:href="https://mvs.gov.ua/uk/news/u-kramatorsku-stavsia-proriv-dambi-riatuvalniki-evakuiovuiut-liudei-ta-usuvaiut-naslidki-avariyi" text:style-name="Internet_20_link" text:visited-style-name="Visited_20_Internet_20_Link">
 </text:a>
 , середврятованих - дві жінки, один чоловік з обмеженими фізичними можливостями.</text:p>
      <text:p text:style-name="P4">
Наразі рятувальники Донеччини роблять подомові обстеження з метою евакуаціїмісцевих.</text:p>
      <text:p text:style-name="P4">
<draw:frame draw:style-name="fr1" draw:name="Image206" text:anchor-type="as-char" svg:width="6.9236in" svg:height="4.283978in" draw:z-index="0">
<draw:image xlink:href="../Images/yкринформ/2023-04-04T20-23-00-03-00/1680628552-7096.jpeg" xlink:type="simple" xlink:show="embed" xlink:actuate="onLoad" draw:mime-type="image/jpeg"/>
</draw:frame>
</text:p>
      <text:p text:style-name="P4">
Після руйнування дамби у Краматорській тергромаді евакуювали 17 осіб. Про це у<text:a xlink:type="simple" xlink:href="https://www.facebook.com/iklymenko.fb/posts/pfbid02Tx9FKRe1UN3JESCJ5NYs2kYyN694Qor2scKUbmhGWyAtsNCcAH3cc3dhUWh2AFZul" text:style-name="Internet_20_link" text:visited-style-name="Visited_20_Internet_20_Link">
</text:a>
повідомив міністр внутрішніх справ Ігор Клименко.</text:p>
      <text:p text:style-name="P4">
«Станом на зараз у с. Городещино Краматорського району залишаютьсяпідтопленими 260 домоволодінь. Підрозділами ДСНС України врятовано 5 осіб, зяких двоє дітей віком 8 та 10 років, дві жінки похилого віку та чоловік зінвалідністю. Загалом поліцейськими та рятувальниками евакуйовано 17 осіб», -написав глава МВС.</text:p>
      <text:p text:style-name="P4">
Попередньо, причиною руйнування дамби стала застаріла конструкція водоскидногошлюзу, зазначив Клименко.</text:p>
      <text:p text:style-name="P4">
Як повідомляв Укрінформ, у Краматорську на Донеччині через прорив частинидамби на 30 вулицях були <text:a xlink:type="simple" xlink:href="https://www.ukrinform.ua/rubric-regions/3691517-u-kramatorsku-cerez-proriv-castini-dambi-pidtopleni-blizko-260-budinkiv.html" text:style-name="Internet_20_link" text:visited-style-name="Visited_20_Internet_20_Link">
 </text:a>
 .</text:p>
      <text:p text:style-name="P4">
Source: <text:a xlink:type="simple" xlink:href="https://www.ukrinform.ua/rubric-regions/3691612-pidtopleni-sotni-dvoriv-u-kramatorskomu-rajoni-evakuuut-ludej-i-lataut-dambu.html" text:style-name="Internet_20_link" text:visited-style-name="Visited_20_Internet_20_Link">
https://www.ukrinform.ua/rubric-regions/3691612-pidtopleni-sotni-dvoriv-u-kramatorskomu-rajoni-evakuuut-ludej-i-lataut-dambu.html</text:a>
</text:p>
      <!--NEWS-->
      <text:h text:style-name="P10" text:outline-level="1">
<text:span text:style-name="T4">
Україна для вступу в НАТО має зберегти суверенітет та незалежність – Столтенберг</text:span>
</text:h>
      <text:p text:style-name="P4">
Authors: Ukrinform (Person)</text:p>
      <text:p text:style-name="P4">
Publisher: Укринформ (Organization)</text:p>
      <text:p text:style-name="P4">
Published Time: 2023-04-04T20:26:00+03:00</text:p>
      <text:p text:style-name="P4">
Modified Time: 2023-04-04T20:26:00+03:00</text:p>
      <text:p text:style-name="P4">
Description: Для набуття Україною членства в НАТО вона має зберегти та закріпити свій суверенітет, що Україні допомагають робити партнери. — Укрінформ.</text:p>
      <text:p text:style-name="P4">
Images: ["<text:a xlink:type="simple" xlink:href="https://static.ukrinform.com/photos/2021_08/thumb_files/630_360_1630432633-166.jpg" text:style-name="Internet_20_link" text:visited-style-name="Visited_20_Internet_20_Link">
630_360_16304...</text:a>
"]</text:p>
      <text:p text:style-name="P4">
Tags: ['Столтенберг', 'Комісія Україна-НАТО', 'Війна з росією']</text:p>
      <text:p text:style-name="P4">
Type: Article</text:p>
      <!--METADATA-->
      <text:p text:style-name="P4">
<draw:frame draw:style-name="fr1" draw:name="Image207" text:anchor-type="as-char" svg:width="6.9236in" svg:height="3.956343in" draw:z-index="0">
<draw:image xlink:href="../Images/yкринформ/2023-04-04T20-26-00-03-00/630_360_1630432633-166.jpg" xlink:type="simple" xlink:show="embed" xlink:actuate="onLoad" draw:mime-type="image/jpeg"/>
</draw:frame>
 Длянабуття Україною членства в НАТО вона має зберегти та закріпити свійсуверенітет, що Україні допомагають робити партнери.</text:p>
      <text:p text:style-name="P4">
Про це заявив генеральний секретар Північноатлантичного альянсу ЄнсСтолтенберг на пресконференції за результатами засідання Комісії Україна-НАТО,повідомляє кореспондент Укрінформу.</text:p>
      <text:p text:style-name="P4">
«Наша позиція щодо членства не змінилася: Україна стане членом Альянсу...Водночас ми всі усвідомлюємо, що для того, щоби досягти хоча би мінімальногопрогресу в цьому питанні, першим кроком має бути забезпечення того, щобиУкраїна зберіглася як суверенна незалежна нація. Тому партнери та союзники по<text:a xlink:type="simple" xlink:href="https://www.ukrinform.ua/tag-nato" text:style-name="Internet_20_link" text:visited-style-name="Visited_20_Internet_20_Link">
 </text:a>
 надають безпрецедентний рівеньпідтримки, та продовжать робити це», - заявив Столтенберг.</text:p>
      <text:p text:style-name="P4">
Він зазначив, що члени Організації підтвердили прихильність політиці відкритихдверей і заохочують Україну продовжувати реформи.</text:p>
      <text:p text:style-name="P4">
<text:span text:style-name="T4">
Читайте також:</text:span>
 <text:a xlink:type="simple" xlink:href="https://www.ukrinform.ua/rubric-polytics/3691606-kraini-nato-pidtverdili-viddanist-ukraini-ta-zaavili-pro-novu-pidtrimku-stoltenberg.html" text:style-name="Internet_20_link" text:visited-style-name="Visited_20_Internet_20_Link">
 </text:a>
</text:p>
      <text:p text:style-name="P4">
Генсек зауважив, що в межах майбутньої ініціативи з багаторічної підтримкисоюзники подбають про те, щоби Україна посилила свою обороноспроможність іперейшла на стандарти НАТО, посилила сумісність із військами Альянсу.</text:p>
      <text:p text:style-name="P4">
За словами Столтенберга, союзники по НАТО з нетерпінням чекають зустрічі зПрезидентом України Володимиром Зеленським на липневому саміті у Вільнюсі.</text:p>
      <text:p text:style-name="P4">
<text:span text:style-name="T4">
Читайте також:</text:span>
 <text:a xlink:type="simple" xlink:href="https://www.ukrinform.ua/rubric-ato/3691620-zsu-svidse-otrimaut-use-so-treba-dla-kontrnastupu-kuleba-pro-rezultati-komisii-ukrainanato.html" text:style-name="Internet_20_link" text:visited-style-name="Visited_20_Internet_20_Link">
 </text:a>
</text:p>
      <text:p text:style-name="P4">
Генсек НАТО запевнив, що Альянс буде підтримувати Україну стільки, скількипотрібно. «Сильна та незалежна Україна є надзвичайно важливою для стабільностієвроатлантичного простору», - підкреслив він.</text:p>
      <text:p text:style-name="P4">
Україну на засіданні представляв міністр закордонних справ Дмитро Кулеба.</text:p>
      <text:p text:style-name="P4">
Source: <text:a xlink:type="simple" xlink:href="https://www.ukrinform.ua/rubric-polytics/3691613-ukraina-dla-vstupu-v-nato-mae-zberegti-suverenitet-ta-nezaleznist-stoltenberg.html" text:style-name="Internet_20_link" text:visited-style-name="Visited_20_Internet_20_Link">
https://www.ukrinform.ua/rubric-polytics/3691613-ukraina-dla-vstupu-v-nato-mae-zberegti-suverenitet-ta-nezaleznist-stoltenberg.html</text:a>
</text:p>
      <!--NEWS-->
      <text:h text:style-name="P10" text:outline-level="1">
<text:span text:style-name="T4">
ЗСУ швидше отримають усе, що треба для контрнаступу - Кулеба про результати Комісії Україна-НАТО</text:span>
</text:h>
      <text:p text:style-name="P4">
Authors: Ukrinform (Person)</text:p>
      <text:p text:style-name="P4">
Publisher: Укринформ (Organization)</text:p>
      <text:p text:style-name="P4">
Published Time: 2023-04-04T20:29:00+03:00</text:p>
      <text:p text:style-name="P4">
Modified Time: 2023-04-04T20:29:00+03:00</text:p>
      <text:p text:style-name="P4">
Description: На засіданні Комісії Україна-НАТО партнери погодили збільшити фінансування проєктів для України, а також пришвидшити постачання кількох типів зброї. — Укрінформ.</text:p>
      <text:p text:style-name="P4">
Images: ["<text:a xlink:type="simple" xlink:href="https://static.ukrinform.com/photos/2023_02/thumb_files/630_360_1677425770-936.jpg" text:style-name="Internet_20_link" text:visited-style-name="Visited_20_Internet_20_Link">
630_360_16774...</text:a>
"]</text:p>
      <text:p text:style-name="P4">
Tags: ['Кулеба', 'НАТО', 'ЗСУ', 'Війна з росією', 'Контрнаступ']</text:p>
      <text:p text:style-name="P4">
Type: Article</text:p>
      <!--METADATA-->
      <text:p text:style-name="P4">
<draw:frame draw:style-name="fr1" draw:name="Image208" text:anchor-type="as-char" svg:width="6.9236in" svg:height="3.956343in" draw:z-index="0">
<draw:image xlink:href="../Images/yкринформ/2023-04-04T20-29-00-03-00/630_360_1677425770-936.jpg" xlink:type="simple" xlink:show="embed" xlink:actuate="onLoad" draw:mime-type="image/jpeg"/>
</draw:frame>
 Назасіданні Комісії Україна-НАТО партнери погодили збільшити фінансуванняпроєктів для України, а також пришвидшити постачання кількох типів зброї.</text:p>
      <text:p text:style-name="P4">
Про це заявив міністр закордонних справ Дмитро Кулеба на брифінгу запідсумками засідання Комісії Україна-НАТО в Брюсселі, повідомляє кореспондентУкрінформу.</text:p>
      <text:p text:style-name="P4">
«Абсолютно нема ніякої втоми, про яку просторікують час від часу в тих чиінших медіа. Сьогодні лунали дуже чіткі не лише слова підтримки, а йоголошення нових зобов’язань. Наприклад, Нідерланди сьогодні оголосили, щопередають декілька десятків мільйонів євро до фонду <text:a xlink:type="simple" xlink:href="https://www.ukrinform.ua/tag-nato" text:style-name="Internet_20_link" text:visited-style-name="Visited_20_Internet_20_Link">
</text:a>
 , з якого фінансуються проєкти дляУкраїни», - сказав глава МЗС.</text:p>
      <text:p text:style-name="P4">
<text:span text:style-name="T4">
Читайте також:</text:span>
 <text:a xlink:type="simple" xlink:href="https://www.ukrinform.ua/rubric-polytics/3691606-kraini-nato-pidtverdili-viddanist-ukraini-ta-zaavili-pro-novu-pidtrimku-stoltenberg.html" text:style-name="Internet_20_link" text:visited-style-name="Visited_20_Internet_20_Link">
 </text:a>
</text:p>
      <text:p text:style-name="P4">
Він зазначив, що партнери України збільшили бюджет НАТО на фінансуванняпроєктів для Збройних сил України, для оборони і пришвидшили постачаннякількох типів зброї, раніше обіцяної Україні.</text:p>
      <text:p text:style-name="P4">
«Цього вдалося досягнути не лише за рахунок участі в засіданні КомісіїУкраїна-НАТО, а й двосторонніх зустрічей, які я тут провів, насамперед іздержавним секретарем США… У принципі, ось ця головна мета - пришвидшитипостачання всього, що необхідно для українського контрнаступу, була з низкипозицій досягнута», - підкреслив глава української дипломатії.</text:p>
      <text:p text:style-name="P4">
<text:span text:style-name="T4">
Читайте також:</text:span>
 <text:a xlink:type="simple" xlink:href="https://www.ukrinform.ua/rubric-polytics/3691613-ukraina-dla-vstupu-v-nato-mae-zberegti-suverenitet-ta-nezaleznist-stoltenberg.html" text:style-name="Internet_20_link" text:visited-style-name="Visited_20_Internet_20_Link">
 </text:a>
</text:p>
      <text:p text:style-name="P4">
Як повідомляв <text:a xlink:type="simple" xlink:href="https://www.ukrinform.ua/rubric-polytics/3691356-ministri-nato-obgovorat-negajnu-dopomogu-ukraini-ta-podalsu-pidtrimku-stoltenberg.html" text:style-name="Internet_20_link" text:visited-style-name="Visited_20_Internet_20_Link">
 </text:a>
, 4 квітня у Брюсселі розпочинається дводенна зустріч міністрів закордоннихсправ країн НАТО. Сьогодні передбачено зустріч із керівником МЗС УкраїниДмитром Кулебою.</text:p>
      <text:p text:style-name="P4">
Source: <text:a xlink:type="simple" xlink:href="https://www.ukrinform.ua/rubric-ato/3691620-zsu-svidse-otrimaut-use-so-treba-dla-kontrnastupu-kuleba-pro-rezultati-komisii-ukrainanato.html" text:style-name="Internet_20_link" text:visited-style-name="Visited_20_Internet_20_Link">
https://www.ukrinform.ua/rubric-ato/3691620-zsu-svidse-otrimaut-use-so-treba-dla-kontrnastupu-kuleba-pro-rezultati-komisii-ukrainanato.html</text:a>
</text:p>
      <!--NEWS-->
      <text:h text:style-name="P10" text:outline-level="1">
<text:span text:style-name="T4">
Загарбники тричі обстріляли Нікопольський район на Дніпропетровщині</text:span>
</text:h>
      <text:p text:style-name="P4">
Authors: Ukrinform (Person)</text:p>
      <text:p text:style-name="P4">
Publisher: Укринформ (Organization)</text:p>
      <text:p text:style-name="P4">
Published Time: 2023-04-04T20:31:00+03:00</text:p>
      <text:p text:style-name="P4">
Modified Time: 2023-04-04T20:31:00+03:00</text:p>
      <text:p text:style-name="P4">
Description: Армія рф 4 квітня тричі обстріляла Нікопольський район Дніпропетровської області, постраждала Марганецька громада. — Укрінформ.</text:p>
      <text:p text:style-name="P4">
Images: ["<text:a xlink:type="simple" xlink:href="https://static.ukrinform.com/photos/2023_04/thumb_files/630_360_1680629493-503.jpg" text:style-name="Internet_20_link" text:visited-style-name="Visited_20_Internet_20_Link">
630_360_16806...</text:a>
"]</text:p>
      <text:p text:style-name="P4">
Tags: ['Дніпропетровщина', 'Обстріл', 'Війна з росією']</text:p>
      <text:p text:style-name="P4">
Type: Article</text:p>
      <!--METADATA-->
      <text:p text:style-name="P4">
<draw:frame draw:style-name="fr1" draw:name="Image209" text:anchor-type="as-char" svg:width="6.9236in" svg:height="3.956343in" draw:z-index="0">
<draw:image xlink:href="../Images/yкринформ/2023-04-04T20-31-00-03-00/630_360_1680629493-503.jpg" xlink:type="simple" xlink:show="embed" xlink:actuate="onLoad" draw:mime-type="image/jpeg"/>
</draw:frame>
 Армія рф 4квітня тричі обстріляла Нікопольський район Дніпропетровської області,постраждала Марганецька громада.</text:p>
      <text:p text:style-name="P4">
Про це в <text:a xlink:type="simple" xlink:href="https://t.me/mykola_lukashuk/4012" text:style-name="Internet_20_link" text:visited-style-name="Visited_20_Internet_20_Link">
 </text:a>
 повідомив головаДніпропетровської обласної ради Микола Лукашук, передає Укрінформ.</text:p>
      <text:p text:style-name="P4">
"Кількаденне затишшя змінилось <text:a xlink:type="simple" xlink:href="https://www.ukrinform.ua/tag-obstril" text:style-name="Internet_20_link" text:visited-style-name="Visited_20_Internet_20_Link">
 </text:a>
Нікопольщини: сьогодні росіяни тричі обстріляли район з важкої артилерії,випустивши по ньому близько трьох десятків снарядів", - зазначив Лукашук.</text:p>
      <text:p text:style-name="P4">
<text:span text:style-name="T4">
Читайте також:</text:span>
 <text:a xlink:type="simple" xlink:href="https://www.ukrinform.ua/rubric-ato/3691498-rosiani-z-gradiv-obstrilali-ukrainsk-na-doneccini.html" text:style-name="Internet_20_link" text:visited-style-name="Visited_20_Internet_20_Link">
 </text:a>
</text:p>
      <text:p text:style-name="P4">
За його словами, у Марганецькій громаді внаслідок обстрілів знищеногосподарську споруду, ще пʼять пошкоджено, а також кілька приватних будинків ілінію електропередачі. Постраждалих немає.</text:p>
      <text:p text:style-name="P4">
<text:span text:style-name="T5">
Фото: Микола Лукашук / Телеграм</text:span>
</text:p>
      <text:p text:style-name="P4">
Source: <text:a xlink:type="simple" xlink:href="https://www.ukrinform.ua/rubric-ato/3691614-zagarbniki-trici-obstrilali-nikopolskij-rajon-na-dnipropetrovsini.html" text:style-name="Internet_20_link" text:visited-style-name="Visited_20_Internet_20_Link">
https://www.ukrinform.ua/rubric-ato/3691614-zagarbniki-trici-obstrilali-nikopolskij-rajon-na-dnipropetrovsini.html</text:a>
</text:p>
      <!--NEWS-->
      <text:h text:style-name="P10" text:outline-level="1">
<text:span text:style-name="T4">
Зеленський утворив делегацію для участі в переговорах з Польщею</text:span>
</text:h>
      <text:p text:style-name="P4">
Authors: Ukrinform (Person)</text:p>
      <text:p text:style-name="P4">
Publisher: Укринформ (Organization)</text:p>
      <text:p text:style-name="P4">
Published Time: 2023-04-04T20:35:00+03:00</text:p>
      <text:p text:style-name="P4">
Modified Time: 2023-04-04T20:35:00+03:00</text:p>
      <text:p text:style-name="P4">
Description: Президент Володимир Зеленський утворив делегацію України для участі в переговорах з Польщею щодо підготовки змін до договору про правову допомогу та правові відносини в цивільних і кримінальних справах. — Укрінформ.</text:p>
      <text:p text:style-name="P4">
Images: ["<text:a xlink:type="simple" xlink:href="https://static.ukrinform.com/photos/2022_07/thumb_files/630_360_1658265794-531.jpg" text:style-name="Internet_20_link" text:visited-style-name="Visited_20_Internet_20_Link">
630_360_16582...</text:a>
"]</text:p>
      <text:p text:style-name="P4">
Tags: ['Переговори', 'Польща', 'Зеленський']</text:p>
      <text:p text:style-name="P4">
Type: Article</text:p>
      <!--METADATA-->
      <text:p text:style-name="P4">
<draw:frame draw:style-name="fr1" draw:name="Image210" text:anchor-type="as-char" svg:width="6.9236in" svg:height="3.956343in" draw:z-index="0">
<draw:image xlink:href="../Images/yкринформ/2023-04-04T20-35-00-03-00/630_360_1658265794-531.jpg" xlink:type="simple" xlink:show="embed" xlink:actuate="onLoad" draw:mime-type="image/jpeg"/>
</draw:frame>
 ПрезидентВолодимир Зеленський утворив делегацію України для участі в переговорах зПольщею щодо підготовки змін до договору про правову допомогу та правовівідносини в цивільних і кримінальних справах.</text:p>
      <text:p text:style-name="P4">
Як передає Укрінформ, відповідний указ <text:a xlink:type="simple" xlink:href="https://www.president.gov.ua/documents/1962023-46281" text:style-name="Internet_20_link" text:visited-style-name="Visited_20_Internet_20_Link">
</text:a>
 опублікований на сайтіглави держави.</text:p>
      <text:p text:style-name="P4">
"Утворити делегацію України для участі у переговорах між Україною таРеспублікою <text:a xlink:type="simple" xlink:href="https://www.ukrinform.ua/tag-polsa" text:style-name="Internet_20_link" text:visited-style-name="Visited_20_Internet_20_Link">
 </text:a>
 щодо підготовки проєктуДоговору між Україною і Республікою Польща про внесення змін до Договору міжУкраїною і Республікою Польща про правову допомогу та правові відносини уцивільних і кримінальних справах", — ідеться в документі.</text:p>
      <text:p text:style-name="P4">
Очільницею делегації призначена заступниця міністра юстиції України ІринаМудра.</text:p>
      <text:p text:style-name="P4">
Решта п'ятеро членів — посадовці Департаменту міжнародного права Мін'юсту,Департаменту аналітичної та правової роботи Верховного Суду, Директорату зпитань правової політики Офісу Президента та Департаменту міжнародного праваМіністерства закордонних справ України.</text:p>
      <text:p text:style-name="P4">
Згідно з указом, главі делегації дозволено в разі потреби вносити зміни доскладу делегації, залучаючи до її роботи членів Експертної комісії зпідготовки проєктів міжнародних договорів України про правові відносини таправову допомогу в цивільних, кримінальних й адміністративних справах,утвореної указом Президента України № 724/2010.</text:p>
      <text:p text:style-name="P4">
<text:span text:style-name="T4">
Читайте також:</text:span>
 <text:a xlink:type="simple" xlink:href="https://www.ukrinform.ua/rubric-vidbudova/3691589-ukraina-obgovorue-budivnictvo-se-odniei-linii-elektroperedac-iz-polseu-energoatom.html" text:style-name="Internet_20_link" text:visited-style-name="Visited_20_Internet_20_Link">
 </text:a>
</text:p>
      <text:p text:style-name="P4">
Забезпечити фінансування витрат, пов'язаних з участю української делегації впереговорах з Польщею, доручено Кабінету Міністрів України.</text:p>
      <text:p text:style-name="P4">
Також указом затверджені директиви, якими має керуватися українська делегаціяу своїй роботі.</text:p>
      <text:p text:style-name="P4">
Як повідомляв Укрінформ, 5 квітня Зеленський <text:a xlink:type="simple" xlink:href="https://www.ukrinform.ua/rubric-polytics/3690811-zelenskij-5-kvitna-priide-z-oficijnim-vizitom-do-polsi.html" text:style-name="Internet_20_link" text:visited-style-name="Visited_20_Internet_20_Link">
</text:a>
 . Серед запланованих заходів — переговори зПрезидентом Анджеєм Дудою щодо всього спектру українсько-польських відносин,зокрема політичних, економічних, безпекових й історичних питань.</text:p>
      <text:p text:style-name="P4">
<text:span text:style-name="T5">
Фото: ОП</text:span>
</text:p>
      <text:p text:style-name="P4">
Source: <text:a xlink:type="simple" xlink:href="https://www.ukrinform.ua/rubric-polytics/3691615-zelenskij-utvoriv-delegaciu-dla-ucasti-v-peregovorah-z-polseu.html" text:style-name="Internet_20_link" text:visited-style-name="Visited_20_Internet_20_Link">
https://www.ukrinform.ua/rubric-polytics/3691615-zelenskij-utvoriv-delegaciu-dla-ucasti-v-peregovorah-z-polseu.html</text:a>
</text:p>
      <!--NEWS-->
      <text:h text:style-name="P10" text:outline-level="1">
<text:span text:style-name="T4">
росіян та білорусів допустили до міжнародних змагань зі спортивної боротьби</text:span>
</text:h>
      <text:p text:style-name="P4">
Authors: Ukrinform (Person)</text:p>
      <text:p text:style-name="P4">
Publisher: Укринформ (Organization)</text:p>
      <text:p text:style-name="P4">
Published Time: 2023-04-04T20:40:00+03:00</text:p>
      <text:p text:style-name="P4">
Modified Time: 2023-04-04T20:40:00+03:00</text:p>
      <text:p text:style-name="P4">
Description: За відповідне рішення проголосував Виконком Об'єднаного світу боротьби (UWW). — Укрінформ.</text:p>
      <text:p text:style-name="P4">
Images: ["<text:a xlink:type="simple" xlink:href="https://static.ukrinform.com/photos/2023_04/thumb_files/630_360_1680629948-427.jpg" text:style-name="Internet_20_link" text:visited-style-name="Visited_20_Internet_20_Link">
630_360_16806...</text:a>
"]</text:p>
      <text:p text:style-name="P4">
Tags: ['Греко-римська боротьба', 'МОК', 'вільна боротьба']</text:p>
      <text:p text:style-name="P4">
Type: Article</text:p>
      <!--METADATA-->
      <text:p text:style-name="P4">
<draw:frame draw:style-name="fr1" draw:name="Image211" text:anchor-type="as-char" svg:width="6.9236in" svg:height="3.956343in" draw:z-index="0">
<draw:image xlink:href="../Images/yкринформ/2023-04-04T20-40-00-03-00/630_360_1680629948-427.jpg" xlink:type="simple" xlink:show="embed" xlink:actuate="onLoad" draw:mime-type="image/jpeg"/>
</draw:frame>
 Завідповідне рішення проголосував Виконком Об'єднаного світу боротьби (UWW).</text:p>
      <text:p text:style-name="P4">
Як інформує <text:a xlink:type="simple" xlink:href="https://xsport.ua/ua/wrestling_s/news/rosiyan-i-bilorusiv-dopustyly-do-mizhnarodnykh-turniriv-po-borotbi_8784057/" text:style-name="Internet_20_link" text:visited-style-name="Visited_20_Internet_20_Link">
 </text:a>
 , про допуск росіян ібілорусів до міжнародних турнірів повідомив в Телеграмі директор центруспортивної підготовки збірних росії Георгій Брюсов, передає Укрінформ.</text:p>
      <text:p text:style-name="P4">
«Сьогодні пройшов Виконком Об'єднаного світу боротьби, на якому були прийнятінаступні рішення:</text:p>
      <text:p text:style-name="P4">
- допустити російських і білоруських спортсменів до участі в міжнароднихзмаганнях при дотриманні рекомендацій МОК;</text:p>
      <text:p text:style-name="P4">
- запропонувати МОК пом'якшити критерії, що дозволяють російським ібілоруським спортсменам брати участь в міжнародних змаганнях, особливо щодоспортсменів, які працюють за контрактом з військовими організаціями;</text:p>
      <text:p text:style-name="P4">
- вимоги Всесвітнього антидопінгового агентства (WADA) не підлягаютьобговоренню;</text:p>
      <text:p text:style-name="P4">
- забезпечити додаткові заходи безпеки на змаганнях із захисту спортсменів;</text:p>
      <text:p text:style-name="P4">
- спортсмени юнацьких збірних росії і білорусі (U15 і U17) не перевірятися напредмет зв'язку з військовими організаціями;</text:p>
      <text:p text:style-name="P4">
- рішення про участь в змаганнях юнацьких команд росії і білорусі (U15 і U17)вступає в силу негайно;</text:p>
      <text:p text:style-name="P4">
- забезпечити безпечне участь юнацьких команд росії і білорусі (U15 і U17) вміжнародних змаганнях», - йдеться у повідомленні.</text:p>
      <text:p text:style-name="P4">
<text:span text:style-name="T4">
Читайте також:</text:span>
 <text:a xlink:type="simple" xlink:href="https://www.ukrinform.ua/rubric-sports/3691055-sportsmeniv-rf-ta-bilorusi-dopustat-na-cs2023-z-thekvondo.html" text:style-name="Internet_20_link" text:visited-style-name="Visited_20_Internet_20_Link">
 </text:a>
</text:p>
      <text:p text:style-name="P4">
Як передавав Укрінформ, 17-23 квітня у Загребі (Хорватія) відбудетьсячемпіонат Європи зі спортивної боротьби.</text:p>
      <text:p text:style-name="P4">
Фото: UWW.</text:p>
      <text:p text:style-name="P4">
Source: <text:a xlink:type="simple" xlink:href="https://www.ukrinform.ua/rubric-sports/3691617-rosian-ta-bilorusiv-dopustili-do-miznarodnih-zmagan-zi-sportivnoi-borotbi.html" text:style-name="Internet_20_link" text:visited-style-name="Visited_20_Internet_20_Link">
https://www.ukrinform.ua/rubric-sports/3691617-rosian-ta-bilorusiv-dopustili-do-miznarodnih-zmagan-zi-sportivnoi-borotbi.html</text:a>
</text:p>
      <!--NEWS-->
      <text:h text:style-name="P10" text:outline-level="1">
<text:span text:style-name="T4">
У США заарештували Трампа</text:span>
</text:h>
      <text:p text:style-name="P4">
Authors: Ukrinform (Person)</text:p>
      <text:p text:style-name="P4">
Publisher: Укринформ (Organization)</text:p>
      <text:p text:style-name="P4">
Published Time: 2023-04-04T20:42:00+03:00</text:p>
      <text:p text:style-name="P4">
Modified Time: 2023-04-04T20:42:00+03:00</text:p>
      <text:p text:style-name="P4">
Description: Колишній президент США Дональд Трамп прибув до офісу окружного прокурора Мангеттена, де він був заарештований і перебуває під вартою поліції перед очікуваним висуненням офіційних звинувачень. — Укрінформ.</text:p>
      <text:p text:style-name="P4">
Images: ["<text:a xlink:type="simple" xlink:href="https://static.ukrinform.com/photos/2021_02/thumb_files/630_360_1612979026-306.jpg" text:style-name="Internet_20_link" text:visited-style-name="Visited_20_Internet_20_Link">
630_360_16129...</text:a>
"]</text:p>
      <text:p text:style-name="P4">
Tags: ['Арешт', 'США', 'Трамп']</text:p>
      <text:p text:style-name="P4">
Type: Article</text:p>
      <!--METADATA-->
      <text:p text:style-name="P4">
<draw:frame draw:style-name="fr1" draw:name="Image212" text:anchor-type="as-char" svg:width="6.9236in" svg:height="3.956343in" draw:z-index="0">
<draw:image xlink:href="../Images/yкринформ/2023-04-04T20-42-00-03-00/630_360_1612979026-306.jpg" xlink:type="simple" xlink:show="embed" xlink:actuate="onLoad" draw:mime-type="image/jpeg"/>
</draw:frame>
 Колишнійпрезидент США Дональд Трамп прибув до офісу окружного прокурора Мангеттена, девін був заарештований і перебуває під вартою поліції перед очікуванимвисуненням офіційних звинувачень.</text:p>
      <text:p text:style-name="P4">
Про це повідомляє в вівторок телеканал <text:a xlink:type="simple" xlink:href="https://edition.cnn.com/politics/live-news/trump-new-york-court-arraignment-04-04-23/h_262b0e73555a20dcb7af91255cf61003" text:style-name="Internet_20_link" text:visited-style-name="Visited_20_Internet_20_Link">
</text:a>
 , передає Укрінформ.</text:p>
      <text:p text:style-name="P4">
«Очікується, що під час арешту у Трампа візьмуть відбитки пальців», -зазначається в повідомленні.</text:p>
      <text:p text:style-name="P4">
Поки що незрозуміло, чи робитиметься стандартне фото експрезидента підарештом, оскільки раніше йшлося про те, щоби оминути цю процедуру разом ізнадяганням на <text:a xlink:type="simple" xlink:href="https://www.ukrinform.ua/tag-tramp" text:style-name="Internet_20_link" text:visited-style-name="Visited_20_Internet_20_Link">
 </text:a>
 наручників - з огляду наповагу до його колишньої посади.</text:p>
      <text:p text:style-name="P4">
Трампа доставлять до зали суду, де йому висунуть звинувачення.</text:p>
      <text:p text:style-name="P4">
Сам експрезидент написав у своїй соціальній мережі Truth Social передзустріччю з правоохоронцями: «Це здається таким сюрреалістичним – вау! Вонихочуть мене заарештувати. Не можу повірити, що це відбувається в Америці».</text:p>
      <text:p text:style-name="P4">
При цьому він додав слово MAGA й поставив знак оклику, апелювавши до своїхприхильників однойменного республіканського крила, які вже зібралися наМангеттені для демонстрацій.</text:p>
      <text:p text:style-name="P4">
<text:span text:style-name="T4">
Читайте також:</text:span>
 <text:a xlink:type="simple" xlink:href="https://www.ukrinform.ua/rubric-world/3689970-tramp-ne-pide-na-ugodu-zi-slidstvom-advokat.html" text:style-name="Internet_20_link" text:visited-style-name="Visited_20_Internet_20_Link">
 </text:a>
</text:p>
      <text:p text:style-name="P4">
Як повідомляв Укрінформ, напередодні експрезидент США Дональд Трамп прибув зісвого маєтку у Флориді до Нью-Йорка, де велике журі присяжних прийняло рішеннявисунути проти нього кримінальні обвинувачення. Справа стосується таємнихгрошових виплат Трампа порнозірці Стормі Деніелс за її мовчання під часвиборчої кампанії 2016 року. Обвинувальний висновок ще не розсекречений, однакпопередньо йдеться про те, що викуп порнозірці був зроблений із порушеннямзаконодавства, що регулює фінансову і податкову діяльність у США.</text:p>
      <text:p text:style-name="P4">
<text:span text:style-name="T5">
Фото: ZUMAPRESS.com</text:span>
</text:p>
      <text:p text:style-name="P4">
Source: <text:a xlink:type="simple" xlink:href="https://www.ukrinform.ua/rubric-world/3691619-u-ssa-zaarestuvali-trampa.html" text:style-name="Internet_20_link" text:visited-style-name="Visited_20_Internet_20_Link">
https://www.ukrinform.ua/rubric-world/3691619-u-ssa-zaarestuvali-trampa.html</text:a>
</text:p>
      <!--NEWS-->
      <text:h text:style-name="P10" text:outline-level="1">
<text:span text:style-name="T4">
Країни НАТО обговорять надання Україні F-16 – Кулеба</text:span>
</text:h>
      <text:p text:style-name="P4">
Authors: Ukrinform (Person)</text:p>
      <text:p text:style-name="P4">
Publisher: Укринформ (Organization)</text:p>
      <text:p text:style-name="P4">
Published Time: 2023-04-04T20:54:02+03:00</text:p>
      <text:p text:style-name="P4">
Modified Time: 2023-04-04T20:54:02+03:00</text:p>
      <text:p text:style-name="P4">
Description: Міністр закордонних справ Дмитро Кулеба отримав запевнення від партнерів, що у їхніх країнах обговорять готовність українських пілотів керувати винищувачами F-16, яка набагато вища, ніж дехто вважає. — Укрінформ.</text:p>
      <text:p text:style-name="P4">
Images: ["<text:a xlink:type="simple" xlink:href="https://static.ukrinform.com/photos/2022_09/thumb_files/630_360_1664282849-370.jpg" text:style-name="Internet_20_link" text:visited-style-name="Visited_20_Internet_20_Link">
630_360_16642...</text:a>
"]</text:p>
      <text:p text:style-name="P4">
Tags: ['Кулеба', 'Комісія Україна-НАТО', 'Винищувач']</text:p>
      <text:p text:style-name="P4">
Type: Article</text:p>
      <!--METADATA-->
      <text:p text:style-name="P4">
<draw:frame draw:style-name="fr1" draw:name="Image213" text:anchor-type="as-char" svg:width="6.9236in" svg:height="3.956343in" draw:z-index="0">
<draw:image xlink:href="../Images/yкринформ/2023-04-04T20-54-02-03-00/630_360_1664282849-370.jpg" xlink:type="simple" xlink:show="embed" xlink:actuate="onLoad" draw:mime-type="image/jpeg"/>
</draw:frame>
 Міністрзакордонних справ Дмитро Кулеба отримав запевнення від партнерів, що у їхніхкраїнах обговорять готовність українських пілотів керувати винищувачами F-16,яка набагато вища, ніж дехто вважає.</text:p>
      <text:p text:style-name="P4">
Про це Кулеба сказав на брифінгу за підсумками засідання Комісії Україна-НАТО,повідомляє кореспондент Укрінформу.</text:p>
      <text:p text:style-name="P4">
Глава української дипломатії зазначив, що обговорював питання надання УкраїніF-16 на деяких двосторонніх зустрічах у Брюсселі.</text:p>
      <text:p text:style-name="P4">
За його словами, українська сторона розвіяла деякі аргументи тих, хто вважає,що надання Україні західних літаків – це «занадто довго і занадто складно імайже неможливо з практичної точки зору».</text:p>
      <text:p text:style-name="P4">
«Ніхто не каже, що це непотрібно. Рішень немає, але я отримав сьогоднізапевнення, що та інформація, яку я надав, про набагато вищу готовністьУкраїни оперувати цими літаками, ніж дехто вважає, буде обговорена у столицяхз політичним керівництвом цих держав», - сказав <text:a xlink:type="simple" xlink:href="https://www.ukrinform.ua/tag-kuleba" text:style-name="Internet_20_link" text:visited-style-name="Visited_20_Internet_20_Link">
</text:a>
 .</text:p>
      <text:p text:style-name="P4">
Насамкінець він висловив упевненість, що рішення про надання Україні західнихвинищувачів буде ухвалене - «просто це займе час».</text:p>
      <text:p text:style-name="P4">
<text:span text:style-name="T4">
Читайте також:</text:span>
 <text:a xlink:type="simple" xlink:href="https://www.ukrinform.ua/rubric-ato/3691620-zsu-svidse-otrimaut-use-so-treba-dla-kontrnastupu-kuleba-pro-rezultati-komisii-ukrainanato.html" text:style-name="Internet_20_link" text:visited-style-name="Visited_20_Internet_20_Link">
 </text:a>
</text:p>
      <text:p text:style-name="P4">
Як повідомлялося, міністр закордонних справ Естонії Урмас Рейнсалу <text:a xlink:type="simple" xlink:href="https://www.ukrinform.ua/rubric-polytics/3687921-glava-mzs-estonii-pro-nadanna-ukraini-f16-ce-ne-kosmicni-korabli-a-piloti-litakiv-u-vas-e.html" text:style-name="Internet_20_link" text:visited-style-name="Visited_20_Internet_20_Link">
</text:a>
 , щопартнери мають відмовитися від принципу поетапної військової підтримки Україниі надати все необхідне для української перемоги, в тому числі винищувачі F-16.</text:p>
      <text:p text:style-name="P4">
Source: <text:a xlink:type="simple" xlink:href="https://www.ukrinform.ua/rubric-polytics/3691621-kraini-nato-obgovorat-nadanna-ukraini-f16-kuleba.html" text:style-name="Internet_20_link" text:visited-style-name="Visited_20_Internet_20_Link">
https://www.ukrinform.ua/rubric-polytics/3691621-kraini-nato-obgovorat-nadanna-ukraini-f16-kuleba.html</text:a>
</text:p>
      <!--NEWS-->
      <text:h text:style-name="P10" text:outline-level="1">
<text:span text:style-name="T4">
ПЦУ проведе літургію на Благовіщення в Успенському соборі Києво-Печерської лаври</text:span>
</text:h>
      <text:p text:style-name="P4">
Authors: Ukrinform (Person)</text:p>
      <text:p text:style-name="P4">
Publisher: Укринформ (Organization)</text:p>
      <text:p text:style-name="P4">
Published Time: 2023-04-04T20:57:00+03:00</text:p>
      <text:p text:style-name="P4">
Modified Time: 2023-04-04T20:57:00+03:00</text:p>
      <text:p text:style-name="P4">
Description: Православна церква України проведе літургію на свято Благовіщення в Успенському соборі Києво-Печерської Лаври. — Укрінформ.</text:p>
      <text:p text:style-name="P4">
Images: ["<text:a xlink:type="simple" xlink:href="https://static.ukrinform.com/photos/2023_04/thumb_files/630_360_1680630783-552.jpg" text:style-name="Internet_20_link" text:visited-style-name="Visited_20_Internet_20_Link">
630_360_16806...</text:a>
"]</text:p>
      <text:p text:style-name="P4">
Tags: ['Релігія', 'Свято', 'Київська Лавра', 'Православна церква України']</text:p>
      <text:p text:style-name="P4">
Type: Article</text:p>
      <!--METADATA-->
      <text:p text:style-name="P4">
<draw:frame draw:style-name="fr1" draw:name="Image214" text:anchor-type="as-char" svg:width="6.9236in" svg:height="3.956343in" draw:z-index="0">
<draw:image xlink:href="../Images/yкринформ/2023-04-04T20-57-00-03-00/630_360_1680630783-552.jpg" xlink:type="simple" xlink:show="embed" xlink:actuate="onLoad" draw:mime-type="image/jpeg"/>
</draw:frame>
Православна церква України проведе літургію на свято Благовіщення вУспенському соборі Києво-Печерської Лаври.</text:p>
      <text:p text:style-name="P4">
Як передає Укрінформ, про це повідомила пресслужба <text:a xlink:type="simple" xlink:href="https://www.pomisna.info/uk/vsi-novyny/ogoloshennya-z-nagody-svyata-blagovishhennya-vidbudetsya-bozhestvenna-liturgiya-v-uspenskomu-sobori-lavry/" text:style-name="Internet_20_link" text:visited-style-name="Visited_20_Internet_20_Link">
</text:a>
.</text:p>
      <text:p text:style-name="P4">
"З нагоди великого світлого свята Благовіщення Пресвятої Богородиці в <text:a xlink:type="simple" xlink:href="https://www.ukrinform.ua/tag-kiivska-lavra" text:style-name="Internet_20_link" text:visited-style-name="Visited_20_Internet_20_Link">
</text:a>
 звершуватиметься урочистебогослужіння. Запрошуємо всіх вірних долучитися до святкової Божественноїлітургії, яка розпочнеться 7 квітня, у п’ятницю, в головному соборі Лаври о9:00", — ідеться в повідомленні.</text:p>
      <text:p text:style-name="P4">
ПЦУ запрошує вірян долучитися до спільної молитви за український народ,захисників та перемогу України.</text:p>
      <text:p text:style-name="P4">
<text:span text:style-name="T4">
Читайте також:</text:span>
 <text:a xlink:type="simple" xlink:href="https://www.ukrinform.ua/rubric-society/3689073-pcu-priznacila-novogo-namisnika-kievopecerskoi-lavri.html" text:style-name="Internet_20_link" text:visited-style-name="Visited_20_Internet_20_Link">
 </text:a>
</text:p>
      <text:p text:style-name="P4">
Як повідомлялося, національний заповідник "Києво-Печерська лавра" <text:a xlink:type="simple" xlink:href="https://www.ukrinform.ua/rubric-society/3680840-kievopecerska-lavra-rozrivae-dogovir-z-upc-mp-pro-orendu.html" text:style-name="Internet_20_link" text:visited-style-name="Visited_20_Internet_20_Link">
</text:a>
 з 29 березня 2023 року.</text:p>
      <text:p text:style-name="P4">
<text:span text:style-name="T5">
Фото: www.pomisna.info</text:span>
</text:p>
      <text:p text:style-name="P4">
Source: <text:a xlink:type="simple" xlink:href="https://www.ukrinform.ua/rubric-society/3691623-pcu-provede-liturgiu-na-blagovisenna-v-uspenskomu-sobori-kievopecerskoi-lavri.html" text:style-name="Internet_20_link" text:visited-style-name="Visited_20_Internet_20_Link">
https://www.ukrinform.ua/rubric-society/3691623-pcu-provede-liturgiu-na-blagovisenna-v-uspenskomu-sobori-kievopecerskoi-lavri.html</text:a>
</text:p>
      <!--NEWS-->
      <text:h text:style-name="P10" text:outline-level="1">
<text:span text:style-name="T4">
Лінія активних бойових дій становить понад 1200 кілометрів - Зеленський</text:span>
</text:h>
      <text:p text:style-name="P4">
Authors: Ukrinform (Person)</text:p>
      <text:p text:style-name="P4">
Publisher: Укринформ (Organization)</text:p>
      <text:p text:style-name="P4">
Published Time: 2023-04-04T20:58:00+03:00</text:p>
      <text:p text:style-name="P4">
Modified Time: 2023-04-04T20:58:00+03:00</text:p>
      <text:p text:style-name="P4">
Description: В Україні лінія активних бойових дій становить понад 1200 кілометрів. — Укрінформ.</text:p>
      <text:p text:style-name="P4">
Images: ["<text:a xlink:type="simple" xlink:href="https://static.ukrinform.com/photos/2023_02/thumb_files/630_360_1677259615-761.jpeg" text:style-name="Internet_20_link" text:visited-style-name="Visited_20_Internet_20_Link">
630_360_16772...</text:a>
"]</text:p>
      <text:p text:style-name="P4">
Tags: ['НАТО', 'США', 'Зеленський', 'Війна з росією']</text:p>
      <text:p text:style-name="P4">
Type: Article</text:p>
      <!--METADATA-->
      <text:p text:style-name="P4">
<draw:frame draw:style-name="fr1" draw:name="Image215" text:anchor-type="as-char" svg:width="6.9236in" svg:height="3.956343in" draw:z-index="0">
<draw:image xlink:href="../Images/yкринформ/2023-04-04T20-58-00-03-00/630_360_1677259615-761.jpeg" xlink:type="simple" xlink:show="embed" xlink:actuate="onLoad" draw:mime-type="image/jpeg"/>
</draw:frame>
 В Українілінія активних бойових дій становить понад 1200 кілометрів.</text:p>
      <text:p text:style-name="P4">
Про це Президент Володимир Зеленський заявив <text:a xlink:type="simple" xlink:href="https://t.me/V_Zelenskiy_official/5755" text:style-name="Internet_20_link" text:visited-style-name="Visited_20_Internet_20_Link">
</text:a>
 з членами Національної асоціаціїгубернаторів США, передає Укрінформ.</text:p>
      <text:p text:style-name="P4">
«Лінія активних бойових дій в Україні зараз – понад 1200 кілометрів. Це як ізВашингтона до Чикаго й назад! Фронт загалом – іще більший», - сказав главадержави.</text:p>
      <text:p text:style-name="P4">
За його словами, мільйони людей живуть у містах і селах, звідки Сили оборонивже вигнали загарбників або готуються вигнати.</text:p>
      <text:p text:style-name="P4">
Президент підкреслив, що кремль мріє принизити весь вільний світ, розколотиНАТО, спровокувати конфлікт, який поставить американську націю перед вибором:воювати чи ні.</text:p>
      <text:p text:style-name="P4">
<text:span text:style-name="T4">
Читайте також:</text:span>
 <text:a xlink:type="simple" xlink:href="https://www.ukrinform.ua/rubric-world/3691516-vizit-zelenskogo-do-varsavi-cogo-ocikuvati.html" text:style-name="Internet_20_link" text:visited-style-name="Visited_20_Internet_20_Link">
 </text:a>
</text:p>
      <text:p text:style-name="P4">
«Саме Україна зараз є вашою надійною останньою межею, вашим надійнимкордоном... Завдяки українській міцності зокрема вашому народу не доведетьсяробити цей вибір – вибір щодо ваших чоловіків і жінок, хоробрих воїнів, чиїжиття були б покладені на вівтар захисту найціннішого – свободи», - наголосив<text:a xlink:type="simple" xlink:href="https://www.ukrinform.ua/tag-zelenskij" text:style-name="Internet_20_link" text:visited-style-name="Visited_20_Internet_20_Link">
 </text:a>
 .</text:p>
      <text:p text:style-name="P4">
Він підкреслив, що Україна здатна не допустити розширення війни та перемогтиросію.</text:p>
      <text:p text:style-name="P4">
<text:span text:style-name="T4">
Читайте також:</text:span>
 <text:a xlink:type="simple" xlink:href="https://www.ukrinform.ua/rubric-polytics/3691606-kraini-nato-pidtverdili-viddanist-ukraini-ta-zaavili-pro-novu-pidtrimku-stoltenberg.html" text:style-name="Internet_20_link" text:visited-style-name="Visited_20_Internet_20_Link">
 </text:a>
</text:p>
      <text:p text:style-name="P4">
Як повідомляв Укрінформ, за даними Генштабу ЗСУ, в епіцентрі бойових дійзалишаються Мар’їнка та Бахмут Донецької області, у районі останнього впродовждоби українські військові <text:a xlink:type="simple" xlink:href="https://www.ukrinform.ua/rubric-ato/3691584-v-epicentri-bojovih-dij-bahmut-i-marinka.html" text:style-name="Internet_20_link" text:visited-style-name="Visited_20_Internet_20_Link">
 </text:a>
</text:p>
      <text:p text:style-name="P4">
<text:span text:style-name="T5">
Фото: ОП</text:span>
</text:p>
      <text:p text:style-name="P4">
Source: <text:a xlink:type="simple" xlink:href="https://www.ukrinform.ua/rubric-ato/3691625-linia-aktivnih-bojovih-dij-stanovit-ponad-1200-kilometriv-zelenskij.html" text:style-name="Internet_20_link" text:visited-style-name="Visited_20_Internet_20_Link">
https://www.ukrinform.ua/rubric-ato/3691625-linia-aktivnih-bojovih-dij-stanovit-ponad-1200-kilometriv-zelenskij.html</text:a>
</text:p>
      <!--NEWS-->
      <text:h text:style-name="P10" text:outline-level="1">
<text:span text:style-name="T4">
Питання ПДЧ в НАТО для України зняте з порядку денного – Кулеба</text:span>
</text:h>
      <text:p text:style-name="P4">
Authors: Ukrinform (Person)</text:p>
      <text:p text:style-name="P4">
Publisher: Укринформ (Organization)</text:p>
      <text:p text:style-name="P4">
Published Time: 2023-04-04T21:00:50+03:00</text:p>
      <text:p text:style-name="P4">
Modified Time: 2023-04-04T21:00:50+03:00</text:p>
      <text:p text:style-name="P4">
Description: Питання плану дій щодо членства в НАТО для України зняте з порядку денного. — Укрінформ.</text:p>
      <text:p text:style-name="P4">
Images: ["<text:a xlink:type="simple" xlink:href="https://static.ukrinform.com/photos/2022_03/thumb_files/630_360_1647525027-868.jpg" text:style-name="Internet_20_link" text:visited-style-name="Visited_20_Internet_20_Link">
630_360_16475...</text:a>
"]</text:p>
      <text:p text:style-name="P4">
Tags: ['Кулеба', 'Україна', 'Комісія Україна-НАТО']</text:p>
      <text:p text:style-name="P4">
Type: Article</text:p>
      <!--METADATA-->
      <text:p text:style-name="P4">
<draw:frame draw:style-name="fr1" draw:name="Image216" text:anchor-type="as-char" svg:width="6.9236in" svg:height="3.956343in" draw:z-index="0">
<draw:image xlink:href="../Images/yкринформ/2023-04-04T21-00-50-03-00/630_360_1647525027-868.jpg" xlink:type="simple" xlink:show="embed" xlink:actuate="onLoad" draw:mime-type="image/jpeg"/>
</draw:frame>
 Питанняплану дій щодо членства в НАТО для України зняте з порядку денного.</text:p>
      <text:p text:style-name="P4">
Про це заявив міністр закордонних справ України Дмитро Кулеба на брифінгу запідсумками засідання Комісії Україна-НАТО, відповідаючи на питаннякореспондента Укрінформу.</text:p>
      <text:p text:style-name="P4">
«Питання ПДЧ зняте з порядку денного, тому що ми оновили, подали заявку.Йдеться про додаткове зміцнення всеосяжного пакета допомоги, який є в <text:a xlink:type="simple" xlink:href="https://www.ukrinform.ua/tag-nato" text:style-name="Internet_20_link" text:visited-style-name="Visited_20_Internet_20_Link">
</text:a>
 , і це не може бути заміною для членства,і це не може бути умовою для членства. Це - механізм практичної допомоги, якийНАТО хоче зробити максимально сильним і потужним, а паралельно йде процесухвалення політичних рішень щодо членства України в НАТО», - сказав главаукраїнської дипломатії.</text:p>
      <text:p text:style-name="P4">
Кулеба підкреслив, що на зустрічі з генеральним секретарем НАТО ЄнсомСтолтенбергом сьогодні вони чітко проговорили це питання.</text:p>
      <text:p text:style-name="P4">
<text:span text:style-name="T4">
Читайте також:</text:span>
 <text:a xlink:type="simple" xlink:href="https://www.ukrinform.ua/rubric-world/3691540-stoltenberg-majbutne-ukraini-u-evroatlanticnij-rodini.html" text:style-name="Internet_20_link" text:visited-style-name="Visited_20_Internet_20_Link">
 </text:a>
</text:p>
      <text:p text:style-name="P4">
Як повідомляв <text:a xlink:type="simple" xlink:href="https://www.ukrinform.ua/rubric-polytics/3691356-ministri-nato-obgovorat-negajnu-dopomogu-ukraini-ta-podalsu-pidtrimku-stoltenberg.html" text:style-name="Internet_20_link" text:visited-style-name="Visited_20_Internet_20_Link">
 </text:a>
, 4 квітня у Брюсселі розпочинається дводенна зустріч міністрів закордоннихсправ країн НАТО. Сьогодні передбачено зустріч із керівником МЗС УкраїниДмитром Кулебою.</text:p>
      <text:p text:style-name="P4">
30 вересня Президент Володимир Зеленський, Голова Верховної Ради РусланСтефанчук та Прем'єр-міністр Денис Шмигаль <text:a xlink:type="simple" xlink:href="https://www.ukrinform.ua/rubric-polytics/3583117-ukraina-podae-zaavku-na-vstup-do-nato-zelenskij.html" text:style-name="Internet_20_link" text:visited-style-name="Visited_20_Internet_20_Link">
</text:a>
 у пришвидшеному порядку.</text:p>
      <text:p text:style-name="P4">
Source: <text:a xlink:type="simple" xlink:href="https://www.ukrinform.ua/rubric-polytics/3691624-pitanna-pdc-v-nato-dla-ukraini-znate-z-poradku-dennogo-kuleba.html" text:style-name="Internet_20_link" text:visited-style-name="Visited_20_Internet_20_Link">
https://www.ukrinform.ua/rubric-polytics/3691624-pitanna-pdc-v-nato-dla-ukraini-znate-z-poradku-dennogo-kuleba.html</text:a>
</text:p>
      <!--NEWS-->
      <text:h text:style-name="P10" text:outline-level="1">
<text:span text:style-name="T4">
Ястремська програла третій «ракетці» Бразилії на тенісному турнірі в Колумбії</text:span>
</text:h>
      <text:p text:style-name="P4">
Authors: Ukrinform (Person)</text:p>
      <text:p text:style-name="P4">
Publisher: Укринформ (Organization)</text:p>
      <text:p text:style-name="P4">
Published Time: 2023-04-04T21:04:55+03:00</text:p>
      <text:p text:style-name="P4">
Modified Time: 2023-04-04T21:04:55+03:00</text:p>
      <text:p text:style-name="P4">
Description: Українка Даяна Ястремська не змогла подолати стартовий бар'єр турніру Жіночої тенісної асоціації (WTA) - Copa Colsanitas presentado por Zurich - у Боготі (Колумбія) із призовим фондом $259,3 тис. — Укрінформ.</text:p>
      <text:p text:style-name="P4">
Images: ["<text:a xlink:type="simple" xlink:href="https://static.ukrinform.com/photos/2023_04/thumb_files/630_360_1680628064-436.jpg" text:style-name="Internet_20_link" text:visited-style-name="Visited_20_Internet_20_Link">
630_360_16806...</text:a>
"]</text:p>
      <text:p text:style-name="P4">
Tags: ['Теніс', 'Даяна Ястремська']</text:p>
      <text:p text:style-name="P4">
Type: Article</text:p>
      <!--METADATA-->
      <text:p text:style-name="P4">
<draw:frame draw:style-name="fr1" draw:name="Image217" text:anchor-type="as-char" svg:width="6.9236in" svg:height="3.956343in" draw:z-index="0">
<draw:image xlink:href="../Images/yкринформ/2023-04-04T21-04-55-03-00/630_360_1680628064-436.jpg" xlink:type="simple" xlink:show="embed" xlink:actuate="onLoad" draw:mime-type="image/jpeg"/>
</draw:frame>
 УкраїнкаДаяна Ястремська не змогла подолати стартовий бар'єр турніру Жіночої тенісноїасоціації (WTA) - Copa Colsanitas presentado por Zurich - у Боготі (Колумбія)із призовим фондом $259,3 тис.</text:p>
      <text:p text:style-name="P4">
У поєдинку за вихід до другого кола змагань Ястремська (№134 рейтингу WTA) за2 години 40 хвилин поступилася третій «ракетці» Бразилії Кароліні Алвеш (№239)- 6:4, 6:7 (5:7), 2:6, передає Укрінформ.</text:p>
      <text:p text:style-name="P4">
Путівку до чвертьфіналу Алвеш розіграє з посіяною під 2-м номером чинноючемпіонкою турніру німкенею Тетяною Марією (№66), яка сьогодні перемоглаамериканку Катріну Скотт (№161) - 6:1, 6:4.</text:p>
      <text:p text:style-name="P4">
<text:span text:style-name="T4">
Читайте також:</text:span>
 <text:a xlink:type="simple" xlink:href="https://www.ukrinform.ua/rubric-sports/3691454-gutcajt-vistupi-nasih-tenisistiv-proti-rosian-zigrali-proti-nas.html" text:style-name="Internet_20_link" text:visited-style-name="Visited_20_Internet_20_Link">
 </text:a>
</text:p>
      <text:p text:style-name="P4">
Турнір у Боготі триватиме до 9 квітня.</text:p>
      <text:p text:style-name="P4">
Фото: BTU.</text:p>
      <text:p text:style-name="P4">
Source: <text:a xlink:type="simple" xlink:href="https://www.ukrinform.ua/rubric-sports/3691626-astremska-prograla-tretij-raketci-brazilii-na-tenisnomu-turniri-v-kolumbii.html" text:style-name="Internet_20_link" text:visited-style-name="Visited_20_Internet_20_Link">
https://www.ukrinform.ua/rubric-sports/3691626-astremska-prograla-tretij-raketci-brazilii-na-tenisnomu-turniri-v-kolumbii.html</text:a>
</text:p>
      <!--NEWS-->
      <text:h text:style-name="P10" text:outline-level="1">
<text:span text:style-name="T4">
СБУ викрила колишнього настоятеля храму Ізюмської єпархії УПЦ МП, який «освячував» колони окупантів</text:span>
</text:h>
      <text:p text:style-name="P4">
Authors: Ukrinform (Person)</text:p>
      <text:p text:style-name="P4">
Publisher: Укринформ (Organization)</text:p>
      <text:p text:style-name="P4">
Published Time: 2023-04-04T21:05:00+03:00</text:p>
      <text:p text:style-name="P4">
Modified Time: 2023-04-04T21:05:00+03:00</text:p>
      <text:p text:style-name="P4">
Description: У Харківській області Служба безпека України зібрала доказову базу щодо підтримки російської збройної агресії колишнім настоятелем одного з храмів Ізюмської єпархії Української православної церкви московського патріархату. — Укрінформ.</text:p>
      <text:p text:style-name="P4">
Images: ["<text:a xlink:type="simple" xlink:href="https://static.ukrinform.com/photos/2021_10/thumb_files/630_360_1634664278-801.jpg" text:style-name="Internet_20_link" text:visited-style-name="Visited_20_Internet_20_Link">
630_360_16346...</text:a>
"]</text:p>
      <text:p text:style-name="P4">
Tags: ['Окупація', 'СБУ', 'УПЦ МП', 'Держзрада', 'Харківщина', 'Війна з росією']</text:p>
      <text:p text:style-name="P4">
Type: Article</text:p>
      <!--METADATA-->
      <text:p text:style-name="P4">
<draw:frame draw:style-name="fr1" draw:name="Image218" text:anchor-type="as-char" svg:width="6.9236in" svg:height="3.956343in" draw:z-index="0">
<draw:image xlink:href="../Images/yкринформ/2023-04-04T21-05-00-03-00/630_360_1634664278-801.jpg" xlink:type="simple" xlink:show="embed" xlink:actuate="onLoad" draw:mime-type="image/jpeg"/>
</draw:frame>
 УХарківській області Служба безпека України зібрала доказову базу щодопідтримки російської збройної агресії колишнім настоятелем одного з храмівІзюмської єпархії Української православної церкви московського патріархату.</text:p>
      <text:p text:style-name="P4">
Як передає Укрінформ, про це повідомила <text:a xlink:type="simple" xlink:href="https://ssu.gov.ua/novyny/sbu-vykryla-kolyshnoho-nastoiatelia-khramu-upts-mp-yakyi-blahoslovliav-rosiiskykh-viiskovykh-pid-chas-okupatsii-kharkivshchyny" text:style-name="Internet_20_link" text:visited-style-name="Visited_20_Internet_20_Link">
 </text:a>
 .</text:p>
      <text:p text:style-name="P4">
Щодо дій настоятеля відкрите кримінальне провадження за ст. 436-2(виправдовування, визнання правомірною, заперечення збройної агресії рф протиУкраїни, глорифікація її учасників) Кримінального кодексу України.</text:p>
      <text:p text:style-name="P4">
За даними слідства, у період тимчасового захоплення росіянами частиниХарківської області протоієрей організував постановочну церковну ходу до Дняхрещення Київської Русі й намагався залучити до неї місцевих жителів.</text:p>
      <text:p text:style-name="P4">
<text:span text:style-name="T4">
Читайте також:</text:span>
 <text:a xlink:type="simple" xlink:href="https://www.ukrinform.ua/rubric-regions/3691379-u-hmelnickomu-sobori-akij-perejsov-do-pcu-viavili-antiukrainsku-literaturu.html" text:style-name="Internet_20_link" text:visited-style-name="Visited_20_Internet_20_Link">
 </text:a>
</text:p>
      <text:p text:style-name="P4">
Під час заходу фігурант благословляв російських загарбників та освячував їхніколони військової техніки в Куп’янському районі, наказавши своїм поплічникамзафіксувати весь процес на камеру для подальшого оприлюднення на кремлівськихмедіаресурсах. Таким чином була здійснена спроба імітувати «підтримку»загарбників з боку місцевих вірян.</text:p>
      <text:p text:style-name="P4">
Під час звільнення Харківської області настоятель разом із сім’єю втік натериторію російської федерації, де був призначений настоятелем Православногоприходу Іоанно-Предтеченського храму Твєрської і Кашинської єпархії російськоїправославної церкви.</text:p>
      <text:p text:style-name="P4">
Тривають слідчо-оперативні дії для встановлення всіх обставин злочину тапритягнення винних до відповідальності.</text:p>
      <text:p text:style-name="P4">
В <text:a xlink:type="simple" xlink:href="https://gp.gov.ua/ua/posts/vstanovleno-kolisnyogo-nastoyatelya-xramu-upc-mp-yakii-blagoslovlyav-rosiiskix-viiskovix-pid-cas-okupaciyi-xarkivshhini" text:style-name="Internet_20_link" text:visited-style-name="Visited_20_Internet_20_Link">
 </text:a>
уточнили, що згаданий захід був організований фігурантом у селищі ДворічнаКуп’янського району наприкінці липня 2022 року.</text:p>
      <text:p text:style-name="P4">
Як повідомляв Укрінформ, СБУ заявила, що зібрала обґрунтовану доказову базущодо причетності <text:a xlink:type="simple" xlink:href="https://www.ukrinform.ua/rubric-society/3690250-pidozra-mitropolitu-upc-mp-pavlu-u-sbu-rozkrili-detali.html" text:style-name="Internet_20_link" text:visited-style-name="Visited_20_Internet_20_Link">
 </text:a>
 (Петра Лебідя) дорозпалювання релігійної ворожнечі, виправдовування й заперечення збройноїагресії рф проти України.</text:p>
      <text:p text:style-name="P4">
Source: <text:a xlink:type="simple" xlink:href="https://www.ukrinform.ua/rubric-regions/3691464-sbu-vikrila-kolisnogo-nastoatela-hramu-izumskoi-eparhii-upc-mp-akij-osvacuvav-koloni-okupantiv.html" text:style-name="Internet_20_link" text:visited-style-name="Visited_20_Internet_20_Link">
https://www.ukrinform.ua/rubric-regions/3691464-sbu-vikrila-kolisnogo-nastoatela-hramu-izumskoi-eparhii-upc-mp-akij-osvacuvav-koloni-okupantiv.html</text:a>
</text:p>
      <!--NEWS-->
      <text:h text:style-name="P10" text:outline-level="1">
<text:span text:style-name="T4">
Україна звертається по підтримку до США, бо ворог свободи має програти – Зеленський</text:span>
</text:h>
      <text:p text:style-name="P4">
Authors: Ukrinform (Person)</text:p>
      <text:p text:style-name="P4">
Publisher: Укринформ (Organization)</text:p>
      <text:p text:style-name="P4">
Published Time: 2023-04-04T21:08:00+03:00</text:p>
      <text:p text:style-name="P4">
Modified Time: 2023-04-04T21:08:00+03:00</text:p>
      <text:p text:style-name="P4">
Description: Ворог свободи має програти, саме тому Україна звертається до США по підтримку - збройну та фінансову.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США', 'допомога', 'Зеленський', 'Війна з росією']</text:p>
      <text:p text:style-name="P4">
Type: Article</text:p>
      <!--METADATA-->
      <text:p text:style-name="P4">
<draw:frame draw:style-name="fr1" draw:name="Image219" text:anchor-type="as-char" svg:width="6.9236in" svg:height="3.956343in" draw:z-index="0">
<draw:image xlink:href="../Images/yкринформ/2023-04-04T21-08-00-03-00/630_360_1679682020-565.jpeg" xlink:type="simple" xlink:show="embed" xlink:actuate="onLoad" draw:mime-type="image/jpeg"/>
</draw:frame>
 Ворогсвободи має програти, саме тому Україна звертається до США по підтримку -збройну та фінансову.</text:p>
      <text:p text:style-name="P4">
Про це Президент Володимир Зеленський заявив під час <text:a xlink:type="simple" xlink:href="https://t.me/V_Zelenskiy_official/5755" text:style-name="Internet_20_link" text:visited-style-name="Visited_20_Internet_20_Link">
</text:a>
 , передає кореспондент Укрінформу.</text:p>
      <text:p text:style-name="P4">
«Ворог свободи повинен програти швидко й надійно там, куди зайшов зі злочинноюта неспровокованою агресивною війною. Ось чому ми звертаємося по підтримку до<text:a xlink:type="simple" xlink:href="https://www.ukrinform.ua/tag-ssa" text:style-name="Internet_20_link" text:visited-style-name="Visited_20_Internet_20_Link">
 </text:a>
 , по зброю й по фінанси. ВистоїтьУкраїна – вистоїть ваш мир, ваші союзники й партнери», - наголосив главадержави.</text:p>
      <text:p text:style-name="P4">
Він подякував усім американцям, які розуміють, як важливо захистити свободузараз, і які підтримують Україну.</text:p>
      <text:p text:style-name="P4">
Зеленський зазначив, що Україна вдячна Президенту Байдену, обом партіям іпалатам Конгресу та кожному штату, який так чи інакше залучений зараз дозахисту свободи, вдячні тим, хто готовий працювати разом над відбудовоюУкраїни.</text:p>
      <text:p text:style-name="P4">
«Гарпуни» та «Стінгери», «Насамси» та «Бредлі», інші системи й продукти (нелише безпекові), послуги та рішення, які наближають українську перемогу, даютьукраїнцям стабільність життя попри війну, – це ваше виробництво, ваших штатіві людей. Техас і Невада, Меріленд і Каліфорнія, Індіана й Орегон, штатиВашингтон і Нью-Йорк і багато інших», – зазначив Президент.</text:p>
      <text:p text:style-name="P4">
За його словами, кожен зі штатів має досвід допомоги Україні не лише воборонній сфері, а й людям, зокрема у лікуванні та реабілітації солдатів іцивільних, поранених дітей.</text:p>
      <text:p text:style-name="P4">
Глава держави зауважив також, що сотні американських компаній, банків івиробництв ведуть бізнес з Україною, і тисячі компаній долучаться до проєктувідбудови.</text:p>
      <text:p text:style-name="P4">
«Знаю, що окремі штати ведуть переговори про особливу співпрацю. Те, щостосується відновлення. Огайо й наша Харківська область, Іллінойс і нашаКиївська область, Міннесота й наша Чернігівська область. Маємо розширюватитакий напрямок двосторонньої співпраці – від штату до області, від міста доміста. Те, що потужно доповнить міждержавну роботу», - сказав Зеленський.</text:p>
      <text:p text:style-name="P4">
<text:span text:style-name="T4">
Читайте також:</text:span>
 <text:a xlink:type="simple" xlink:href="https://www.ukrinform.ua/rubric-polytics/3691529-novij-paket-vijskovoi-dopomogi-ssa-pramue-v-ukrainu-kuleba.html" text:style-name="Internet_20_link" text:visited-style-name="Visited_20_Internet_20_Link">
 </text:a>
</text:p>
      <text:p text:style-name="P4">
Він додав, що саме з Україною Америка має змогу захистити свої цінності. Такаспівпраця також сприяє безпеці обох країн, зростанню економіки, появі робочихмісць.</text:p>
      <text:p text:style-name="P4">
«Головне – не програти час, не програти шанс, який маємо. Діяти зараз,допомагати зараз. Українці роблять так, щоб американцям не довелося воювати. Іми спільно здобуваємо нову міцність для наших держав. І я впевнений: завждибудемо успішними», - підкреслив глава держави.</text:p>
      <text:p text:style-name="P4">
Як повідомляв Укрінформ, від початку повномасштабного російського вторгненняСША надали Україні понад 14 млрд доларів фінансової допомоги.</text:p>
      <text:p text:style-name="P4">
<text:span text:style-name="T5">
Фото: ОП</text:span>
</text:p>
      <text:p text:style-name="P4">
Source: <text:a xlink:type="simple" xlink:href="https://www.ukrinform.ua/rubric-polytics/3691627-ukraina-zvertaetsa-po-pidtrimku-do-ssa-bo-vorog-svobodi-mae-prograti-zelenskij.html" text:style-name="Internet_20_link" text:visited-style-name="Visited_20_Internet_20_Link">
https://www.ukrinform.ua/rubric-polytics/3691627-ukraina-zvertaetsa-po-pidtrimku-do-ssa-bo-vorog-svobodi-mae-prograti-zelenskij.html</text:a>
</text:p>
      <!--NEWS-->
      <text:h text:style-name="P10" text:outline-level="1">
<text:span text:style-name="T4">
В Україні майже 1900 міст і сіл потребують відбудови - Президент</text:span>
</text:h>
      <text:p text:style-name="P4">
Authors: Ukrinform (Person)</text:p>
      <text:p text:style-name="P4">
Publisher: Укринформ (Organization)</text:p>
      <text:p text:style-name="P4">
Published Time: 2023-04-04T21:12:00+03:00</text:p>
      <text:p text:style-name="P4">
Modified Time: 2023-04-04T21:12:00+03:00</text:p>
      <text:p text:style-name="P4">
Description: Близько 1900 міст і сіл України потребують відбудови внаслідок російської агресії.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Україна', 'Зеленський', 'Війна з росією', 'Відбудова']</text:p>
      <text:p text:style-name="P4">
Type: Article</text:p>
      <!--METADATA-->
      <text:p text:style-name="P4">
<draw:frame draw:style-name="fr1" draw:name="Image220" text:anchor-type="as-char" svg:width="6.9236in" svg:height="3.956343in" draw:z-index="0">
<draw:image xlink:href="../Images/yкринформ/2023-04-04T21-12-00-03-00/630_360_1678962741-175.jpeg" xlink:type="simple" xlink:show="embed" xlink:actuate="onLoad" draw:mime-type="image/jpeg"/>
</draw:frame>
 Близько1900 міст і сіл України потребують відбудови внаслідок російської агресії.</text:p>
      <text:p text:style-name="P4">
Про це Президент Володимир Зеленський заявив під час зустрічі з членамиНаціональної асоціації губернаторів США, передає кореспондент Укрінформу.</text:p>
      <text:p text:style-name="P4">
«...Майже 1900 міст і сіл нашої країни потребують відбудови. Школи й церкви,житлові будинки й підприємства, транспорт та електростанції... Усі ви добрезнаєте, що таке після руйнівного торнадо відновити умови для життя. Ви церобите! Ми це робимо! Але після ударів людської стихії, людського зла, а неприродного катаклізму», - наголосив глава держави.</text:p>
      <text:p text:style-name="P4">
Він зазначив, що відновлення <text:a xlink:type="simple" xlink:href="https://www.ukrinform.ua/tag-ukraina" text:style-name="Internet_20_link" text:visited-style-name="Visited_20_Internet_20_Link">
 </text:a>
 буденайбільшим у Європі економічним проєктом за життя кількох поколінь.</text:p>
      <text:p text:style-name="P4">
«І я вірю, що Америка буде з нами в цій відбудові! Ваші компанії, ваші робочімісця... Так само, як ви зараз із нами в обороні. Кому, як не вам,губернаторам штатів, знати, що насправді стоїть за словами «відбудова» й«оборона», - зауважив Зеленський.</text:p>
      <text:p text:style-name="P4">
Президент підкреслив, що росія розв’язала війну не так проти України, як протисвободи у Європі та світі загалом.</text:p>
      <text:p text:style-name="P4">
За його словами, мільйони українських сімей розірвані війною, мільйони людейзмушені шукати в інших країнах захисту від російського терору, сотніукраїнських міст і сіл спалені російською артилерією, ракетами, авіацією таіранськими дронами.</text:p>
      <text:p text:style-name="P4">
«Було місто Вугледар. 15 тисяч жителів. Агресор його спалив. Маріуполь. Більшяк 400 тисяч жителів. росія залишила від нього самі лише руїни», - констатувавглава держави.</text:p>
      <text:p text:style-name="P4">
<text:span text:style-name="T4">
Читайте також:</text:span>
 <text:a xlink:type="simple" xlink:href="https://www.ukrinform.ua/rubric-world/3691467-zahidni-partneri-stali-planuvati-dopomogu-ukraini-na-trivalisi-termini.html" text:style-name="Internet_20_link" text:visited-style-name="Visited_20_Internet_20_Link">
 </text:a>
</text:p>
      <text:p text:style-name="P4">
Він наголосив, що в Україні заміновані тисячі полів, розбита частинаекономіки, тисячі людей примусово депортовані в росію.</text:p>
      <text:p text:style-name="P4">
Як повідомляв Укрінформ, Президент України Володимир Зеленський повідомив, щоУкраїна потребує грошей партнерів на швидке відновлення, тому що зараз усікошти йдуть на армію та зарплати працівникам.</text:p>
      <text:p text:style-name="P4">
<text:span text:style-name="T5">
Фото: ОП</text:span>
</text:p>
      <text:p text:style-name="P4">
Source: <text:a xlink:type="simple" xlink:href="https://www.ukrinform.ua/rubric-vidbudova/3691628-v-ukraini-majze-1900-mist-i-sil-potrebuut-vidbudovi-prezident.html" text:style-name="Internet_20_link" text:visited-style-name="Visited_20_Internet_20_Link">
https://www.ukrinform.ua/rubric-vidbudova/3691628-v-ukraini-majze-1900-mist-i-sil-potrebuut-vidbudovi-prezident.html</text:a>
</text:p>
      <!--NEWS-->
      <text:h text:style-name="P10" text:outline-level="1">
<text:span text:style-name="T4">
Кулеба: На засіданні Комісії Україна-НАТО ніхто не підштовхував нас до перемовин з росією</text:span>
</text:h>
      <text:p text:style-name="P4">
Authors: Ukrinform (Person)</text:p>
      <text:p text:style-name="P4">
Publisher: Укринформ (Organization)</text:p>
      <text:p text:style-name="P4">
Published Time: 2023-04-04T21:20:00+03:00</text:p>
      <text:p text:style-name="P4">
Modified Time: 2023-04-04T21:20:00+03:00</text:p>
      <text:p text:style-name="P4">
Description: На засіданні Комісії Україна-НАТО ніхто не підштовхував Україну до перемовин з росією у форматі, який не відповідає нашим інтересам. — Укрінформ.</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НАТО', 'Комісія Україна-НАТО', 'Війна з росією']</text:p>
      <text:p text:style-name="P4">
Type: Article</text:p>
      <!--METADATA-->
      <text:p text:style-name="P4">
<draw:frame draw:style-name="fr1" draw:name="Image221" text:anchor-type="as-char" svg:width="6.9236in" svg:height="3.956343in" draw:z-index="0">
<draw:image xlink:href="../Images/yкринформ/2023-04-04T21-20-00-03-00/630_360_1668440631-706.jpeg" xlink:type="simple" xlink:show="embed" xlink:actuate="onLoad" draw:mime-type="image/jpeg"/>
</draw:frame>
 Назасіданні Комісії Україна-НАТО ніхто не підштовхував Україну до перемовин зросією у форматі, який не відповідає нашим інтересам.</text:p>
      <text:p text:style-name="P4">
Про це заявив міністр закордонних справ Дмитро Кулеба на брифінгу запідсумками засідання у відповідь на запитання кореспондента Укрінформу.</text:p>
      <text:p text:style-name="P4">
«Не було жодного голосу, який би підштовхував Україну до перемовин у форматі,який якимось чином не відповідає інтересам України. Більше того, навпаки,навіть країни, які, скажімо так, менш гучні у підтримці України, заявили, щобудь-які переговори мають відповідати двом базовим принципам – цетериторіальна цілісність і суверенітет України», - сказав <text:a xlink:type="simple" xlink:href="https://www.ukrinform.ua/tag-kuleba" text:style-name="Internet_20_link" text:visited-style-name="Visited_20_Internet_20_Link">
</text:a>
 .</text:p>
      <text:p text:style-name="P4">
Він ще наголосив, що «ні в рядках, ні між рядків» не було ніякої втоми відвійни проти України і натяків, мовляв, «давайте це все згортати».</text:p>
      <text:p text:style-name="P4">
<text:span text:style-name="T4">
Читайте також:</text:span>
 <text:a xlink:type="simple" xlink:href="https://www.ukrinform.ua/rubric-ato/3691620-zsu-svidse-otrimaut-use-so-treba-dla-kontrnastupu-kuleba-pro-rezultati-komisii-ukrainanato.html" text:style-name="Internet_20_link" text:visited-style-name="Visited_20_Internet_20_Link">
 </text:a>
</text:p>
      <text:p text:style-name="P4">
«Навпаки – конкретні речі: ми маємо зробити це, давайте ще подумаємо, може,зробити оце, і дуже багато чітких заяв про те, що ми будемо з Україною до тихпір, поки вона не переможе», - акцентував очільник МЗС.</text:p>
      <text:p text:style-name="P4">
Як повідомлялося, <text:a xlink:type="simple" xlink:href="https://www.ukrinform.ua/rubric-polytics/3691275-kuleba-obgovoriv-z-glavou-diplomatii-es-rozsirenna-bezpekovoi-pidtrimki-ukraini.html" text:style-name="Internet_20_link" text:visited-style-name="Visited_20_Internet_20_Link">
 </text:a>
, під час якої йшлося про розширення безпекової підтримки України.</text:p>
      <text:p text:style-name="P4">
Source: <text:a xlink:type="simple" xlink:href="https://www.ukrinform.ua/rubric-polytics/3691630-kuleba-na-zasidanni-komisii-ukrainanato-nihto-ne-pidstovhuvav-nas-do-peremovin-z-rosieu.html" text:style-name="Internet_20_link" text:visited-style-name="Visited_20_Internet_20_Link">
https://www.ukrinform.ua/rubric-polytics/3691630-kuleba-na-zasidanni-komisii-ukrainanato-nihto-ne-pidstovhuvav-nas-do-peremovin-z-rosieu.html</text:a>
</text:p>
      <!--NEWS-->
      <text:h text:style-name="P10" text:outline-level="1">
<text:span text:style-name="T4">
У Німеччині презентували повітряне таксі</text:span>
</text:h>
      <text:p text:style-name="P4">
Authors: Ukrinform (Person)</text:p>
      <text:p text:style-name="P4">
Publisher: Укринформ (Organization)</text:p>
      <text:p text:style-name="P4">
Published Time: 2023-04-04T21:24:00+03:00</text:p>
      <text:p text:style-name="P4">
Modified Time: 2023-04-04T21:24:00+03:00</text:p>
      <text:p text:style-name="P4">
Description: Компанія Volocopter урочисто відкрила ангар-цех з виробництва повітряних таксі у Брухзалі, земля Баден-Вюртемберг. — Укрінформ.</text:p>
      <text:p text:style-name="P4">
Images: ["<text:a xlink:type="simple" xlink:href="https://static.ukrinform.com/photos/2023_04/thumb_files/630_360_1680632562-682.png" text:style-name="Internet_20_link" text:visited-style-name="Visited_20_Internet_20_Link">
630_360_16806...</text:a>
"]</text:p>
      <text:p text:style-name="P4">
Tags: ['Німеччина', 'Технології', 'Транспорт', 'Таксі']</text:p>
      <text:p text:style-name="P4">
Type: Article</text:p>
      <!--METADATA-->
      <text:p text:style-name="P4">
<draw:frame draw:style-name="fr1" draw:name="Image222" text:anchor-type="as-char" svg:width="6.9236in" svg:height="3.956343in" draw:z-index="0">
<draw:image xlink:href="../Images/yкринформ/2023-04-04T21-24-00-03-00/630_360_1680632562-682.png" xlink:type="simple" xlink:show="embed" xlink:actuate="onLoad" draw:mime-type="image/png"/>
</draw:frame>
 КомпаніяVolocopter урочисто відкрила ангар-цех з виробництва повітряних таксі уБрухзалі, земля Баден-Вюртемберг.</text:p>
      <text:p text:style-name="P4">
Про це повідомляє Укрінформ.</text:p>
      <text:p text:style-name="P4">
Планується, що повністю електричні, так звані «повітряні таксі» від цьоговиробника, будуть використовуватися на Олімпійських іграх 2024 року в Парижі.</text:p>
      <text:p text:style-name="P4">
<text:a xlink:type="simple" xlink:href="https://www.volocopter.com/" text:style-name="Internet_20_link" text:visited-style-name="Visited_20_Internet_20_Link">
 </text:a>
 все ще чекає схвалення та сертифікації новоготипу літального апарату, який може злітати та приземлятися вертикально. Докомерційної «прем’єри» залишається менш як 500 днів.</text:p>
      <text:p text:style-name="P4">
«Я впевнений, що ми будемо першими у світі, хто буде здійснювати комерційніпольоти», — заявив журналістам керівник компанії Дірк Гоке. За його словами,компанія зможе в майбутньому виробляти 50 таких <text:a xlink:type="simple" xlink:href="https://www.ukrinform.ua/tag-transport" text:style-name="Internet_20_link" text:visited-style-name="Visited_20_Internet_20_Link">
</text:a>
 на рік.</text:p>
      <text:p text:style-name="P4">
Міністр транспорту Фолькер Візінґ, який побував на презентації, заявив про«початок нової ери», і що мрія мати дешевий, тихий, без викидів, транспорт умісті «стала ближчою для багатьох».</text:p>
      <text:p text:style-name="P4">
<text:span text:style-name="T4">
Читайте також:</text:span>
 <text:a xlink:type="simple" xlink:href="https://www.ukrinform.ua/rubric-technology/3677340-aerotaksi-vid-autoflight-vstanovilo-rekord-dalnosti-polotu.html" text:style-name="Internet_20_link" text:visited-style-name="Visited_20_Internet_20_Link">
 </text:a>
</text:p>
      <text:p text:style-name="P4">
Агентство Європейського Союзу з авіаційної безпеки зараз вивчає питання щодомоделі VoloCity та сподівається, що сертифікація буде завершена в першійполовині 2024 року. Наступним кроком має бути отримання так званогосертифіката авіаоператора та ліцензування пілотів.</text:p>
      <text:p text:style-name="P4">
Літальні апарати працюють від акумуляторів, отже є більш дружніми до природи,ніж багато інших видів транспорту.</text:p>
      <text:p text:style-name="P4">
<text:span text:style-name="T5">
Фото: www.volocopter.com</text:span>
</text:p>
      <text:p text:style-name="P4">
Source: <text:a xlink:type="simple" xlink:href="https://www.ukrinform.ua/rubric-technology/3691633-u-nimeccini-prezentuvali-povitrane-taksi.html" text:style-name="Internet_20_link" text:visited-style-name="Visited_20_Internet_20_Link">
https://www.ukrinform.ua/rubric-technology/3691633-u-nimeccini-prezentuvali-povitrane-taksi.html</text:a>
</text:p>
      <!--NEWS-->
      <text:h text:style-name="P10" text:outline-level="1">
<text:span text:style-name="T4">
В Україні прогнозують дощ та сніг, уночі до 5° морозу</text:span>
</text:h>
      <text:p text:style-name="P4">
Authors: Ukrinform (Person)</text:p>
      <text:p text:style-name="P4">
Publisher: Укринформ (Organization)</text:p>
      <text:p text:style-name="P4">
Published Time: 2023-04-04T21:31:00+03:00</text:p>
      <text:p text:style-name="P4">
Modified Time: 2023-04-04T21:31:00+03:00</text:p>
      <text:p text:style-name="P4">
Description: В Україні 5 квітня мокрий сніг очікується у західних, Житомирській та Вінницькій областях, на решті території йтиме дощ, температура вночі 2-7° тепла, місцями до 5° морозу, вдень в окремих регіонах 0-5° тепла, у Київській, Черкаській, Одеській областях 7-12°.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Сніг', 'Прогноз']</text:p>
      <text:p text:style-name="P4">
Type: Article</text:p>
      <!--METADATA-->
      <text:p text:style-name="P4">
<draw:frame draw:style-name="fr1" draw:name="Image223" text:anchor-type="as-char" svg:width="6.9236in" svg:height="3.956343in" draw:z-index="0">
<draw:image xlink:href="../Images/yкринформ/2023-04-04T21-31-00-03-00/630_360_1609397815-516.jpg" xlink:type="simple" xlink:show="embed" xlink:actuate="onLoad" draw:mime-type="image/jpeg"/>
</draw:frame>
 В Україні5 квітня мокрий сніг очікується у західних, Житомирській та Вінницькійобластях, на решті території йтиме дощ, температура вночі 2-7° тепла, місцямидо 5° морозу, вдень в окремих регіонах 0-5° тепла, у Київській, Черкаській,Одеській областях 7-12°.</text:p>
      <text:p text:style-name="P4">
Про це Укрінформу повідомили в Українському гідрометцентрі.</text:p>
      <text:p text:style-name="P4">
"У західних областях помірний, у Житомирській та Вінницькій областях значниймокрий <text:a xlink:type="simple" xlink:href="https://www.ukrinform.ua/tag-snig" text:style-name="Internet_20_link" text:visited-style-name="Visited_20_Internet_20_Link">
 </text:a>
 ; на дорогах місцями ожеледиця;температура вночі 0-5° морозу (на Вінниччині 0-5° тепла); вдень 0-5° тепла, наЗакарпатті до 9° (в Карпатах сніг, температура вночі 5-10° морозу, вдень 0-5°морозу). На решті території дощ, на північному сході без істотних опадів;температура вночі 2-7° тепла, у південній частині до 10°; вдень 13-18°, уКиївській, Черкаській, Одеській областях 7-12°. Вітер північний, північно-східний, 7-12 м/с, у східних та південних областях місцями пориви 15-20 м/с",- йдеться в повідомленні.</text:p>
      <text:p text:style-name="P4">
У Києві та області у середу дощитиме. Вітер північно-східний, 7-12 м/с. Устолиці температура вночі 3-5° тепла, вдень 8-10°; на Київщині вночі 2-7°тепла, вдень 7-12°.</text:p>
      <text:p text:style-name="P4">
Синоптики прогнозують 6-7 квітня в західних областях мокрий сніг та дощ, вКарпатах сніг, лише вдень 7 квітня без істотних опадів; температура вночі тавдень від 2° тепла до 3° морозу (в Карпатах вночі 5-10° морозу), вдень 7квітня 0-5° тепла; на дорогах місцями ожеледиця.</text:p>
      <text:p text:style-name="P4">
На решті території часом пройде невеликий дощ; температура вночі 4-9° тепла,вдень 7-12°, у східних областях до 16°. Вітер в Україні 6 квітня східний,північно-східний, 7-12 м/с, вночі місцями пориви 15-20 м/с, 7 квітня зміннихнапрямків, 3-8 м/с.</text:p>
      <text:p text:style-name="P4">
<text:span text:style-name="T4">
Читайте також:</text:span>
 <text:a xlink:type="simple" xlink:href="https://www.ukrinform.ua/rubric-regions/3691397-sinoptiki-poperedzaut-pro-mokrij-snig-ta-ozeledicu-na-zitomirsini-j-vinniccini.html" text:style-name="Internet_20_link" text:visited-style-name="Visited_20_Internet_20_Link">
 </text:a>
</text:p>
      <text:p text:style-name="P4">
У Києві та області часом ймовірний невеликий дощ. Вітер 6 квітня східний,північно-східний, 7-12 м/с, вночі місцями пориви 15-20 м/с; 7 квітня зміннихнапрямків, 3-8 м/с. У столиці температура вночі 6-8° тепла, вдень 10-12°; наКиївщині вночі 4-9° тепла, вдень 7-12°.</text:p>
      <text:p text:style-name="P4">
Згідно з прогнозом, в Україні 8-9 квітня часом ймовірний невеликий дощ, назаході країни вночі з мокрим снігом.</text:p>
      <text:p text:style-name="P4">
Температура вночі 1-7° тепла, у Карпатському регіоні 0-5° морозу; вдень 8-14°тепла.</text:p>
      <text:p text:style-name="P4">
У столичному регіоні на вихідні часом ймовірний невеликий дощ. У Києвітемпература вночі 4-6° тепла, вдень 10-12°; по області вночі 2-7° тепла, вдень8-13°.</text:p>
      <text:p text:style-name="P4">
Source: <text:a xlink:type="simple" xlink:href="https://www.ukrinform.ua/rubric-regions/3691406-v-ukraini-prognozuut-dos-ta-snig-unoci-do-5-morozu.html" text:style-name="Internet_20_link" text:visited-style-name="Visited_20_Internet_20_Link">
https://www.ukrinform.ua/rubric-regions/3691406-v-ukraini-prognozuut-dos-ta-snig-unoci-do-5-morozu.html</text:a>
</text:p>
      <!--NEWS-->
      <text:h text:style-name="P10" text:outline-level="1">
<text:span text:style-name="T4">
Україна і Німеччина посилюють співпрацю для «зеленого» відновлення</text:span>
</text:h>
      <text:p text:style-name="P4">
Authors: Ukrinform (Person)</text:p>
      <text:p text:style-name="P4">
Publisher: Укринформ (Organization)</text:p>
      <text:p text:style-name="P4">
Published Time: 2023-04-04T21:33:00+03:00</text:p>
      <text:p text:style-name="P4">
Modified Time: 2023-04-04T21:33:00+03:00</text:p>
      <text:p text:style-name="P4">
Description: Україна і Німеччина підписали заяву про розширення енергетичного партнерства для “зеленого” відновлення та відбудови української енергетики. — Укрінформ.</text:p>
      <text:p text:style-name="P4">
Images: ["<text:a xlink:type="simple" xlink:href="https://static.ukrinform.com/photos/2023_04/thumb_files/630_360_1680633078-955.jpg" text:style-name="Internet_20_link" text:visited-style-name="Visited_20_Internet_20_Link">
630_360_16806...</text:a>
", "<text:a xlink:type="simple" xlink:href="https://static.ukrinform.com/photos/2023_04/1680633077-433.jpg" text:style-name="Internet_20_link" text:visited-style-name="Visited_20_Internet_20_Link">
1680633077-43...</text:a>
", "<text:a xlink:type="simple" xlink:href="https://static.ukrinform.com/photos/2023_04/1680633077-539.jpg" text:style-name="Internet_20_link" text:visited-style-name="Visited_20_Internet_20_Link">
1680633077-53...</text:a>
", "<text:a xlink:type="simple" xlink:href="https://static.ukrinform.com/photos/2023_04/1680633077-628.jpg" text:style-name="Internet_20_link" text:visited-style-name="Visited_20_Internet_20_Link">
1680633077-62...</text:a>
"]</text:p>
      <text:p text:style-name="P4">
Tags: ['Енергетика', 'Німеччина', 'Україна', 'Відбудова']</text:p>
      <text:p text:style-name="P4">
Type: Article</text:p>
      <!--METADATA-->
      <text:p text:style-name="P4">
<draw:frame draw:style-name="fr1" draw:name="Image224" text:anchor-type="as-char" svg:width="6.9236in" svg:height="3.956343in" draw:z-index="0">
<draw:image xlink:href="../Images/yкринформ/2023-04-04T21-33-00-03-00/630_360_1680633078-955.jpg" xlink:type="simple" xlink:show="embed" xlink:actuate="onLoad" draw:mime-type="image/jpeg"/>
</draw:frame>
 Україна іНімеччина підписали заяву про розширення енергетичного партнерства для“зеленого” відновлення та відбудови української енергетики.</text:p>
      <text:p text:style-name="P4">
Про це повідомляє <text:a xlink:type="simple" xlink:href="https://mev.gov.ua/novyna/ukrayina-i-nimechchyna-rozshyryuyut-enerhetychne-partnerstvo-dlya-zelenoho-vidnovlennya-ta" text:style-name="Internet_20_link" text:visited-style-name="Visited_20_Internet_20_Link">
 </text:a>
 , передаєУкрінформ.</text:p>
      <text:p text:style-name="P4">
Як зазначається, міністр енергетики України Герман Галущенко та віцеканцлерФРН, федеральний міністр економіки й захисту клімату Німеччини Роберт Габекпідписали у Києві спільну Заяву про наміри, яка розширює напрямкидвостороннього <text:a xlink:type="simple" xlink:href="https://www.ukrinform.ua/tag-energetika" text:style-name="Internet_20_link" text:visited-style-name="Visited_20_Internet_20_Link">
 </text:a>
 партнерства закцентом на "зелене" відновлення та відбудову енергетики України.</text:p>
      <text:p text:style-name="P4">
<draw:frame draw:style-name="fr1" draw:name="Image225" text:anchor-type="as-char" svg:width="6.9236in" svg:height="4.617987in" draw:z-index="0">
<draw:image xlink:href="../Images/yкринформ/2023-04-04T21-33-00-03-00/1680633077-433.jpg" xlink:type="simple" xlink:show="embed" xlink:actuate="onLoad" draw:mime-type="image/jpeg"/>
</draw:frame>
</text:p>
      <text:p text:style-name="P4">
“Німеччина є справжнім великим другом України, і сьогодні ми поглиблюємо нашепартнерство, відкриваючи широкі можливості для співробітництва, длявідновлення та відбудови енергетичного сектору. Це співпраця на рівні нетільки урядів, а й бізнесів. Дуже важливо, що німецькі компанії зацікавлені вінвестиціях і реалізації енергетичних проєктів в Україні. Я впевнений, щорезультатом цієї співпраці буде українська стійка і незалежна енергосистема істворення в Україні великого енергетичного хабу для всієї Європи”, - сказавГалущенко.</text:p>
      <text:p text:style-name="P4">
<draw:frame draw:style-name="fr1" draw:name="Image226" text:anchor-type="as-char" svg:width="6.9236in" svg:height="4.617987in" draw:z-index="0">
<draw:image xlink:href="../Images/yкринформ/2023-04-04T21-33-00-03-00/1680633077-539.jpg" xlink:type="simple" xlink:show="embed" xlink:actuate="onLoad" draw:mime-type="image/jpeg"/>
</draw:frame>
</text:p>
      <text:p text:style-name="P4">
Зокрема, сторони домовилися про розширення партнерства за такими напрямками,як відновлення енергетичної інфраструктури, сприяння підвищенню стабільноїстійкості енергетичного сектору та розширеному використанню відновлюванихджерел енергії, включаючи вітер, сонце, біомасу, гідроенергію та "зелений"водень.</text:p>
      <text:p text:style-name="P4">
<draw:frame draw:style-name="fr1" draw:name="Image227" text:anchor-type="as-char" svg:width="6.9236in" svg:height="4.617987in" draw:z-index="0">
<draw:image xlink:href="../Images/yкринформ/2023-04-04T21-33-00-03-00/1680633077-628.jpg" xlink:type="simple" xlink:show="embed" xlink:actuate="onLoad" draw:mime-type="image/jpeg"/>
</draw:frame>
</text:p>
      <text:p text:style-name="P4">
Партнерство також передбачає співпрацю у сфері енергозбереження черезенергоефективність; декарбонізацію та скорочення викидів вуглекислого газу зметою прискорення переходу до чистої енергії, а також підтримку структурнихзмін у вугільних регіонах України, зокрема реалізацію проєктів справедливогопереходу та "зелених" проєктів у цих регіонах.</text:p>
      <text:p text:style-name="P4">
<text:span text:style-name="T4">
Читайте також:</text:span>
 <text:a xlink:type="simple" xlink:href="https://www.ukrinform.ua/rubric-vidbudova/3691589-ukraina-obgovorue-budivnictvo-se-odniei-linii-elektroperedac-iz-polseu-energoatom.html" text:style-name="Internet_20_link" text:visited-style-name="Visited_20_Internet_20_Link">
 </text:a>
</text:p>
      <text:p text:style-name="P4">
«Німеччина буде підтримувати Україну в забезпеченні енергопостачання там, деце можливо. З цією метою ми розширили наше енергетичне партнерство, включившив нього управління кризами та стійкість. З одного боку, це стосуєтьсяпідтримки у відновленні функціонування енергетичної інфраструктури унадзвичайних ситуаціях. З іншого - у центрі уваги стоїть середньострокова тадовгострокова перспектива відновлення енергетичної системи України. Сонячнаенергія, енергія вітру та біомаса повинні відігравати тут важливу роль длязменшення викидів вуглекислого газу та посилення безпеки», - заявив Габек.</text:p>
      <text:p text:style-name="P4">
Як повідомлялося, наприкінці березня Міністерство енергетики України іНімецька східна бізнес-асоціація підписали меморандум про співпрацю в напрямкузабезпечення стабільної роботи енергетичного сектору України, а такожрозбудови сталої та стійкої енергетичної системи майбутнього.</text:p>
      <text:p text:style-name="P4">
<text:span text:style-name="T5">
Фото: mev.gov.ua</text:span>
</text:p>
      <text:p text:style-name="P4">
Source: <text:a xlink:type="simple" xlink:href="https://www.ukrinform.ua/rubric-vidbudova/3691634-ukraina-i-nimeccina-posiluut-spivpracu-dla-zelenogo-vidnovlenna.html" text:style-name="Internet_20_link" text:visited-style-name="Visited_20_Internet_20_Link">
https://www.ukrinform.ua/rubric-vidbudova/3691634-ukraina-i-nimeccina-posiluut-spivpracu-dla-zelenogo-vidnovlenna.html</text:a>
</text:p>
      <!--NEWS-->
      <text:h text:style-name="P10" text:outline-level="1">
<text:span text:style-name="T4">
росіяни обстріляли три громади Сумщини, є поранений</text:span>
</text:h>
      <text:p text:style-name="P4">
Authors: Ukrinform (Person)</text:p>
      <text:p text:style-name="P4">
Publisher: Укринформ (Organization)</text:p>
      <text:p text:style-name="P4">
Published Time: 2023-04-04T21:37:00+03:00</text:p>
      <text:p text:style-name="P4">
Modified Time: 2023-04-04T21:37:00+03:00</text:p>
      <text:p text:style-name="P4">
Description: Війська російської федерації протягом дня обстріляли три територіальні громади Сумської області, є поранений, пошкоджені цивільні будівлі й лінія електропередач.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Поранені', 'Сумщина', 'Війна з росією']</text:p>
      <text:p text:style-name="P4">
Type: Article</text:p>
      <!--METADATA-->
      <text:p text:style-name="P4">
<draw:frame draw:style-name="fr1" draw:name="Image228" text:anchor-type="as-char" svg:width="6.9236in" svg:height="3.956343in" draw:z-index="0">
<draw:image xlink:href="../Images/yкринформ/2023-04-04T21-37-00-03-00/630_360_1640330796-210.jpeg" xlink:type="simple" xlink:show="embed" xlink:actuate="onLoad" draw:mime-type="image/jpeg"/>
</draw:frame>
 Військаросійської федерації протягом дня обстріляли три територіальні громадиСумської області, є поранений, пошкоджені цивільні будівлі й лініяелектропередач.</text:p>
      <text:p text:style-name="P4">
Як передає Укрінформ, про це Сумська обласна військова адміністраціяповідомила в <text:a xlink:type="simple" xlink:href="https://t.me/Sumy_news_ODA/15263" text:style-name="Internet_20_link" text:visited-style-name="Visited_20_Internet_20_Link">
 </text:a>
 .</text:p>
      <text:p text:style-name="P4">
Зокрема, на територію одного із сіл Краснопільської громади загарбники скинулиз безпілотників два гранатометні постріли (ВОГ). Унаслідок ворожої атакипоранення дістав цивільний, також пошкоджений торговельний заклад.</text:p>
      <text:p text:style-name="P4">
Білопільську громаду росіяни <text:a xlink:type="simple" xlink:href="https://www.ukrinform.ua/tag-obstril" text:style-name="Internet_20_link" text:visited-style-name="Visited_20_Internet_20_Link">
 </text:a>
практично протягом усього дня – загалом відбулися 49 влучань з мінометів і 58пострілів зі станкових гранатометів (АГС).</text:p>
      <text:p text:style-name="P4">
По Середино-Будській громаді з території росії відбувся мінометний обстріл –зафіксовані 15 влучань. Ворожим вогнем пошкоджені два приватні житлові будинкий лінія електропередач.</text:p>
      <text:p text:style-name="P4">
<text:span text:style-name="T4">
Читайте також:</text:span>
 <text:a xlink:type="simple" xlink:href="https://www.ukrinform.ua/rubric-ato/3691614-zagarbniki-trici-obstrilali-nikopolskij-rajon-na-dnipropetrovsini.html" text:style-name="Internet_20_link" text:visited-style-name="Visited_20_Internet_20_Link">
 </text:a>
</text:p>
      <text:p text:style-name="P4">
Як повідомляв Укрінформ, 3 квітня в Сумській області від ворожих ударівпотерпала Білопільська громада – по її території відбулися 14 мінометнихвлучань і сотня пострілів зі станкових гранатометів.</text:p>
      <text:p text:style-name="P4">
У ніч на 4 квітня росіяни <text:a xlink:type="simple" xlink:href="https://www.ukrinform.ua/rubric-ato/3691249-na-sumsini-vnaslidok-nicnih-obstriliv-e-poraneni-poskodzeni-budivli.html" text:style-name="Internet_20_link" text:visited-style-name="Visited_20_Internet_20_Link">
 </text:a>
Середино-Будську й Есманську громади Сумської області, унаслідок чогопоранення дістали троє мирних жителів.</text:p>
      <text:p text:style-name="P4">
Source: <text:a xlink:type="simple" xlink:href="https://www.ukrinform.ua/rubric-ato/3691635-rosiani-vdarili-po-troh-gromadah-sumsini-e-poranenij.html" text:style-name="Internet_20_link" text:visited-style-name="Visited_20_Internet_20_Link">
https://www.ukrinform.ua/rubric-ato/3691635-rosiani-vdarili-po-troh-gromadah-sumsini-e-poranenij.html</text:a>
</text:p>
      <!--NEWS-->
      <text:h text:style-name="P10" text:outline-level="1">
<text:span text:style-name="T4">
Кулеба заявив, що у Брюсселі була відверта розмова про членство України в НАТО</text:span>
</text:h>
      <text:p text:style-name="P4">
Authors: Ukrinform (Person)</text:p>
      <text:p text:style-name="P4">
Publisher: Укринформ (Organization)</text:p>
      <text:p text:style-name="P4">
Published Time: 2023-04-04T22:04:00+03:00</text:p>
      <text:p text:style-name="P4">
Modified Time: 2023-04-04T22:04:00+03:00</text:p>
      <text:p text:style-name="P4">
Description: Міністр закордонних справ Дмитро Кулеба заявив, що під час засідання Комісії Україна-НАТО відбулася відверта розмова з приводу позиції деяких країн, що «членство України в Альянсі не на часі». — Укрінформ.</text:p>
      <text:p text:style-name="P4">
Images: ["<text:a xlink:type="simple" xlink:href="https://static.ukrinform.com/photos/2022_12/thumb_files/630_360_1670682428-944.jpg" text:style-name="Internet_20_link" text:visited-style-name="Visited_20_Internet_20_Link">
630_360_16706...</text:a>
"]</text:p>
      <text:p text:style-name="P4">
Tags: ['Брюссель', 'Кулеба', 'НАТО', 'Україна']</text:p>
      <text:p text:style-name="P4">
Type: Article</text:p>
      <!--METADATA-->
      <text:p text:style-name="P4">
<draw:frame draw:style-name="fr1" draw:name="Image229" text:anchor-type="as-char" svg:width="6.9236in" svg:height="3.956343in" draw:z-index="0">
<draw:image xlink:href="../Images/yкринформ/2023-04-04T22-04-00-03-00/630_360_1670682428-944.jpg" xlink:type="simple" xlink:show="embed" xlink:actuate="onLoad" draw:mime-type="image/jpeg"/>
</draw:frame>
 Міністрзакордонних справ Дмитро Кулеба заявив, що під час засідання Комісії Україна-НАТО відбулася відверта розмова з приводу позиції деяких країн, що «членствоУкраїни в Альянсі не на часі».</text:p>
      <text:p text:style-name="P4">
Про це він сказав на брифінгу за підсумками засідання, повідомляє кореспондентУкрінформу.</text:p>
      <text:p text:style-name="P4">
«Тезисно скажу так: що я сказав усе, що Україна думає з приводу аргументудеяких країн про те, що членство України в <text:a xlink:type="simple" xlink:href="https://www.ukrinform.ua/tag-nato" text:style-name="Internet_20_link" text:visited-style-name="Visited_20_Internet_20_Link">
 </text:a>
 не на часі, натомість на часі максимальне зміцнення підтримки України.Ми мали відверту розмову на цю тему і в буквальному сенсі сказали все, щодумаємо. Тепер союзники мають між собою це обговорити і нарешті вийти начіткий результат, який буде досягнуто під час саміту у Вільнюсі», - сказавглава української дипломатії.</text:p>
      <text:p text:style-name="P4">
За словами Кулеби, його основним меседжем до членів Альянсу було те, щоВільнюс 2023 року буде нагодою виправити помилки Бухареста 2008 року. Напереконання міністра, сьогодні дискусія була виведена на новий рівень.</text:p>
      <text:p text:style-name="P4">
Кулеба підкреслив, що Київ однозначно прагнутиме членства в Альянсі, іпозиція, що єдиним шляхом гарантування євроатлантичної безпеки є повноціннечленство України в НАТО, пролунала на сьогоднішніх зустрічах.</text:p>
      <text:p text:style-name="P4">
<text:span text:style-name="T4">
Читайте також:</text:span>
 <text:a xlink:type="simple" xlink:href="https://www.ukrinform.ua/rubric-polytics/3691624-pitanna-pdc-v-nato-dla-ukraini-znate-z-poradku-dennogo-kuleba.html" text:style-name="Internet_20_link" text:visited-style-name="Visited_20_Internet_20_Link">
 </text:a>
</text:p>
      <text:p text:style-name="P4">
У контексті майбутнього саміту Альянсу у Вільнюсі міністр зазначив: «Ми нешукаємо рішення, які констатують поточний стан відносин. Коротше кажучи, бездипломатії, повторення вкотре, що двері в НАТО залишаються відкритими – цьогобуде недостатньо».</text:p>
      <text:p text:style-name="P4">
Як повідомляв Укрінформ, у 2008 році під час саміту у Бухаресті Альянсвирішив, що поки що не пропонуватиме членство Грузії та Україні.</text:p>
      <text:p text:style-name="P4">
Саміт НАТО у Вільнюсі відбудеться 11-12 липня.</text:p>
      <text:p text:style-name="P4">
<text:span text:style-name="T5">
Фото: МЗС України</text:span>
</text:p>
      <text:p text:style-name="P4">
Source: <text:a xlink:type="simple" xlink:href="https://www.ukrinform.ua/rubric-polytics/3691639-kuleba-zaaviv-so-u-brusseli-bula-vidverta-rozmova-pro-clenstvo-ukraini-v-nato.html" text:style-name="Internet_20_link" text:visited-style-name="Visited_20_Internet_20_Link">
https://www.ukrinform.ua/rubric-polytics/3691639-kuleba-zaaviv-so-u-brusseli-bula-vidverta-rozmova-pro-clenstvo-ukraini-v-nato.html</text:a>
</text:p>
      <!--NEWS-->
      <text:h text:style-name="P10" text:outline-level="1">
<text:span text:style-name="T4">
Навчання військових ЗСУ на танках Abrams: у Пентагоні назвали приблизні строки</text:span>
</text:h>
      <text:p text:style-name="P4">
Authors: Ukrinform (Person)</text:p>
      <text:p text:style-name="P4">
Publisher: Укринформ (Organization)</text:p>
      <text:p text:style-name="P4">
Published Time: 2023-04-04T22:16:00+03:00</text:p>
      <text:p text:style-name="P4">
Modified Time: 2023-04-04T22:16:00+03:00</text:p>
      <text:p text:style-name="P4">
Description: Навчання українців на американських танках M1-A1 Abrams має розпочатися вже «відносно скоро». — Укрінформ.</text:p>
      <text:p text:style-name="P4">
Images: ["<text:a xlink:type="simple" xlink:href="https://static.ukrinform.com/photos/2023_01/thumb_files/630_360_1674607984-221.jpg" text:style-name="Internet_20_link" text:visited-style-name="Visited_20_Internet_20_Link">
630_360_16746...</text:a>
"]</text:p>
      <text:p text:style-name="P4">
Tags: ['США', 'Україна', 'ЗСУ', 'Abrams ', 'Війна з росією']</text:p>
      <text:p text:style-name="P4">
Type: Article</text:p>
      <!--METADATA-->
      <text:p text:style-name="P4">
<draw:frame draw:style-name="fr1" draw:name="Image230" text:anchor-type="as-char" svg:width="6.9236in" svg:height="3.956343in" draw:z-index="0">
<draw:image xlink:href="../Images/yкринформ/2023-04-04T22-16-00-03-00/630_360_1674607984-221.jpg" xlink:type="simple" xlink:show="embed" xlink:actuate="onLoad" draw:mime-type="image/jpeg"/>
</draw:frame>
 Навчанняукраїнців на американських танках M1-A1 Abrams має розпочатися вже «відносноскоро».</text:p>
      <text:p text:style-name="P4">
Про це сказав журналістам у вівторок високопоставлений представник оборонноговідомства США, передає Укрінформ із посиланням на <text:a xlink:type="simple" xlink:href="https://edition.cnn.com/europe/live-news/russia-ukraine-war-news-04-04-23/h_c22ea40b53c048aaaf261128a86d5e42" text:style-name="Internet_20_link" text:visited-style-name="Visited_20_Internet_20_Link">
</text:a>
 .</text:p>
      <text:p text:style-name="P4">
«Ми все ще працюємо над закупівлею обладнання, тому ми поки не розпочиналинавчання, але я очікую, що це станеться відносно скоро»,- зауважив представникамериканського відомства.</text:p>
      <text:p text:style-name="P4">
Він також поінформував, що від початку повномасштабного вторгнення рфамериканські інструктори вже підготували понад сім тисяч українськихвійськових.</text:p>
      <text:p text:style-name="P4">
<text:span text:style-name="T4">
Читайте також:</text:span>
 <text:span text:style-name="T4">
<text:a xlink:type="simple" xlink:href="https://www.ukrinform.ua/rubric-ato/3685600-peredaca-starsih-versij-abrams-dla-zsu-uzgodzuvalasa-z-ukrainou-pentagon.html" text:style-name="Internet_20_link" text:visited-style-name="Visited_20_Internet_20_Link">
 </text:a>
 </text:span>
</text:p>
      <text:p text:style-name="P4">
Як повідомляв Укрінформ, у січні США заявили про те, що планують відправити вУкраїну 31 танк М1-А2 <text:span text:style-name="T4">
<text:a xlink:type="simple" xlink:href="https://www.ukrinform.ua/tag-abrams" text:style-name="Internet_20_link" text:visited-style-name="Visited_20_Internet_20_Link">
 </text:a>
 </text:span>
 , врозмірі українського танкового батальйону. За попередніми підрахунками, дляпридбання цих танків, навчання українських військових, а також розгортання намісці відповідної інфраструктури знадобився б понад рік.</text:p>
      <text:p text:style-name="P4">
<text:span text:style-name="T4">
Читайте також:</text:span>
 <text:span text:style-name="T4">
<text:a xlink:type="simple" xlink:href="https://www.ukrinform.ua/rubric-ato/3687392-reznikov-pro-ideu-rf-znati-z-postamentiv-tanki-t34-abrams-i-leopard-uze-nalakani.html" text:style-name="Internet_20_link" text:visited-style-name="Visited_20_Internet_20_Link">
 </text:a>
</text:span>
</text:p>
      <text:p text:style-name="P4">
В березні у Вашингтоні оголосили, що у взаємодії з Києвом було прийнятерішення поставити удосконалені танки попередньої версії М1-А1, щоби суттєвоскоротити час для їх розгортання в Україні.</text:p>
      <text:p text:style-name="P4">
Source: <text:a xlink:type="simple" xlink:href="https://www.ukrinform.ua/rubric-ato/3691644-navcanna-vijskovih-zsu-na-tankah-abrams-u-pentagoni-nazvali-priblizni-stroki.html" text:style-name="Internet_20_link" text:visited-style-name="Visited_20_Internet_20_Link">
https://www.ukrinform.ua/rubric-ato/3691644-navcanna-vijskovih-zsu-na-tankah-abrams-u-pentagoni-nazvali-priblizni-stroki.html</text:a>
</text:p>
      <!--NEWS-->
      <text:h text:style-name="P10" text:outline-level="1">
<text:span text:style-name="T4">
«Мотор» продовжив безвиграшу серію у гандбольній Бундеслізі-2</text:span>
</text:h>
      <text:p text:style-name="P4">
Authors: Ukrinform (Person)</text:p>
      <text:p text:style-name="P4">
Publisher: Укринформ (Organization)</text:p>
      <text:p text:style-name="P4">
Published Time: 2023-04-04T22:25:10+03:00</text:p>
      <text:p text:style-name="P4">
Modified Time: 2023-04-04T22:25:10+03:00</text:p>
      <text:p text:style-name="P4">
Description: Український клуб близький до «зони вильоту». — Укрінформ.</text:p>
      <text:p text:style-name="P4">
Images: ["<text:a xlink:type="simple" xlink:href="https://static.ukrinform.com/photos/2023_04/thumb_files/630_360_1680636202-362.jpg" text:style-name="Internet_20_link" text:visited-style-name="Visited_20_Internet_20_Link">
630_360_16806...</text:a>
"]</text:p>
      <text:p text:style-name="P4">
Tags: ['гандбол', 'Мотор Запоріжжя']</text:p>
      <text:p text:style-name="P4">
Type: Article</text:p>
      <!--METADATA-->
      <text:p text:style-name="P4">
<draw:frame draw:style-name="fr1" draw:name="Image231" text:anchor-type="as-char" svg:width="6.9236in" svg:height="3.956343in" draw:z-index="0">
<draw:image xlink:href="../Images/yкринформ/2023-04-04T22-25-10-03-00/630_360_1680636202-362.jpg" xlink:type="simple" xlink:show="embed" xlink:actuate="onLoad" draw:mime-type="image/jpeg"/>
</draw:frame>
Український клуб близький до «зони вильоту».</text:p>
      <text:p text:style-name="P4">
Гандболісти запорізького «Мотора» у матчі 28-го туру німецької Бундесліги-2програли «Людвісгафену» з рахунком 26:35, передає Укрінформ.</text:p>
      <text:p text:style-name="P4">
Після першої половини зустрічі «Людвісгафен» вигравав із різницею в 7 м'ячів,а після перерви збільшив перевагу.</text:p>
      <text:p text:style-name="P4">
<text:span text:style-name="T4">
Читайте також:</text:span>
 <text:a xlink:type="simple" xlink:href="https://www.ukrinform.ua/rubric-sports/3688717-motor-ne-zmig-probitisa-do-14-finalu-evropejskoi-ligi-z-gandbolu.html" text:style-name="Internet_20_link" text:visited-style-name="Visited_20_Internet_20_Link">
 </text:a>
</text:p>
      <text:p text:style-name="P4">
«Мотор» має в активі 18 очок і посідає 17-е місце серед 20-ти команд. Лідирує«Балінген-В» (47 очок).</text:p>
      <text:p text:style-name="P4">
Фото: ГК «Мотор».</text:p>
      <text:p text:style-name="P4">
Source: <text:a xlink:type="simple" xlink:href="https://www.ukrinform.ua/rubric-sports/3691643-motor-prodovziv-bezvigrasu-seriu-u-gandbolnij-bundeslizi2.html" text:style-name="Internet_20_link" text:visited-style-name="Visited_20_Internet_20_Link">
https://www.ukrinform.ua/rubric-sports/3691643-motor-prodovziv-bezvigrasu-seriu-u-gandbolnij-bundeslizi2.html</text:a>
</text:p>
      <!--NEWS-->
      <text:h text:style-name="P10" text:outline-level="1">
<text:span text:style-name="T4">
Лубінець: рф залучає спецслужби, щоб українські діти не могли повернутися додому</text:span>
</text:h>
      <text:p text:style-name="P4">
Authors: Ukrinform (Person)</text:p>
      <text:p text:style-name="P4">
Publisher: Укринформ (Organization)</text:p>
      <text:p text:style-name="P4">
Published Time: 2023-04-04T22:27:00+03:00</text:p>
      <text:p text:style-name="P4">
Modified Time: 2023-04-04T22:27:00+03:00</text:p>
      <text:p text:style-name="P4">
Description: Щоб українські діти не мали змоги повернутися додому, на росії залучають спецслужби.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Діти', 'Війна з росією', 'Спецслужби рф', 'Дмитро Лубінець']</text:p>
      <text:p text:style-name="P4">
Type: Article</text:p>
      <!--METADATA-->
      <text:p text:style-name="P4">
<draw:frame draw:style-name="fr1" draw:name="Image232" text:anchor-type="as-char" svg:width="6.9236in" svg:height="3.956343in" draw:z-index="0">
<draw:image xlink:href="../Images/yкринформ/2023-04-04T22-27-00-03-00/630_360_1677395798-958.jpg" xlink:type="simple" xlink:show="embed" xlink:actuate="onLoad" draw:mime-type="image/jpeg"/>
</draw:frame>
 Щобукраїнські діти не мали змоги повернутися додому, на росії залучаютьспецслужби.</text:p>
      <text:p text:style-name="P4">
Про це у <text:a xlink:type="simple" xlink:href="https://t.me/dmytro_lubinetzs/2057" text:style-name="Internet_20_link" text:visited-style-name="Visited_20_Internet_20_Link">
 </text:a>
 поінформував Уповноважений ВРіз прав людини Дмитро Лубінець, передає Укрінформ.</text:p>
      <text:p text:style-name="P4">
«Для того, аби українські <text:a xlink:type="simple" xlink:href="https://www.ukrinform.ua/tag-diti" text:style-name="Internet_20_link" text:visited-style-name="Visited_20_Internet_20_Link">
 </text:a>
 не мали змогиповернутися додому, в росії залучають спецслужби», - уточнив він.</text:p>
      <text:p text:style-name="P4">
Зокрема, за його словами, російська уповноважена з прав дитини марія львова-бєлова, яка була «удостоєна» ордера МКС на арешт за воєнні злочини, під чассвоєї пресконференції для іноземних ЗМІ публічно заявила про те, що російськіспецслужби завадили повернутися додому українській дитині.</text:p>
      <text:p text:style-name="P4">
Як зазначив Лубінець, йдеться про громадянина України, 17-річного БогданаЄрмохіна, якого російські солдати спочатку вивезли з Маріуполя у Донецьк, апотім у рф у прийомну сім'ю. При тому Богдан має в Україні сестру,поінформував омбудсман.</text:p>
      <text:p text:style-name="P4">
Уповноважений ВР уточнив, що хлопець намагався самостійно повернутися наБатьківщину, - він фактично доїхав до Білорусі, але його затримали російськіспецслужби і повернули назад до рф.</text:p>
      <text:p text:style-name="P4">
«Варто зауважити, що цей юнак має громадянство України. А тому, примусовепереміщення його на територію країни-агресора не «порятунок», як це зауважуєльвова-бєлова, а злочин. Ця історія — чергове публічне зізнання у скоєнихвоєнних злочинах — викраденні українських дітей», - заявив очільник ОфісуОмбудсмана.</text:p>
      <text:p text:style-name="P4">
<text:span text:style-name="T4">
Читайте також:</text:span>
 <text:a xlink:type="simple" xlink:href="https://www.ukrinform.ua/rubric-ato/3686633-deportacia-ditej-do-rf-lubinec-kaze-so-kilkist-moze-sagati-soten-tisac.html" text:style-name="Internet_20_link" text:visited-style-name="Visited_20_Internet_20_Link">
 </text:a>
</text:p>
      <text:p text:style-name="P4">
Він висловив впевненість у тому, що за це неодмінно буде справедливепокарання. «Ми працюємо для цього, та з приводу вищезазначеного факту йподібних випадків будемо звертатися до компетентних органів», - зазначивЛубінець.</text:p>
      <text:p text:style-name="P4">
Окрім того, омбудсман поінформував, що львова-бєлова заявила, що на росіїнавіть підготували спецзвіт по роботі цієї так званої інституції щодо допомогидітям, яких «торкнулася» «спеціальна воєнна операція» - тобто цинічний нападросії на нашу державу.</text:p>
      <text:p text:style-name="P4">
«Укотре наголошую, що це наші українські діти і росія відповість за кожензлочин», - написав він.</text:p>
      <text:p text:style-name="P4">
Як повідомлялося, 24 березня Лубінець поінформував, що українська владаотримала від росіян сигнали щодо того, що рф може почати повертати українськихдітей до нашої країни на системній основі.</text:p>
      <text:p text:style-name="P4">
Source: <text:a xlink:type="simple" xlink:href="https://www.ukrinform.ua/rubric-ato/3691646-lubinec-rf-zalucae-specsluzbi-sob-ukrainski-diti-ne-mogli-povernutisa-dodomu.html" text:style-name="Internet_20_link" text:visited-style-name="Visited_20_Internet_20_Link">
https://www.ukrinform.ua/rubric-ato/3691646-lubinec-rf-zalucae-specsluzbi-sob-ukrainski-diti-ne-mogli-povernutisa-dodomu.html</text:a>
</text:p>
      <!--NEWS-->
      <text:h text:style-name="P10" text:outline-level="1">
<text:span text:style-name="T4">
Трампу офіційно оголосили обвинувачення, він свою вину заперечує</text:span>
</text:h>
      <text:p text:style-name="P4">
Authors: Ukrinform (Person)</text:p>
      <text:p text:style-name="P4">
Publisher: Укринформ (Organization)</text:p>
      <text:p text:style-name="P4">
Published Time: 2023-04-04T22:34:00+03:00</text:p>
      <text:p text:style-name="P4">
Modified Time: 2023-04-04T22:34:00+03:00</text:p>
      <text:p text:style-name="P4">
Description: Експрезидент Дональд Трамп з‘явився в залі суду Мангеттену у Нью-Йорку, де йому оголосили обвинувачення. — Укрінформ.</text:p>
      <text:p text:style-name="P4">
Images: ["<text:a xlink:type="simple" xlink:href="https://static.ukrinform.com/photos/2020_04/thumb_files/630_360_1587533138-677.jpg" text:style-name="Internet_20_link" text:visited-style-name="Visited_20_Internet_20_Link">
630_360_15875...</text:a>
"]</text:p>
      <text:p text:style-name="P4">
Tags: ['Арешт', 'США', 'Трамп', 'Вибори у США']</text:p>
      <text:p text:style-name="P4">
Type: Article</text:p>
      <!--METADATA-->
      <text:p text:style-name="P4">
<draw:frame draw:style-name="fr1" draw:name="Image233" text:anchor-type="as-char" svg:width="6.9236in" svg:height="3.956343in" draw:z-index="0">
<draw:image xlink:href="../Images/yкринформ/2023-04-04T22-34-00-03-00/630_360_1587533138-677.jpg" xlink:type="simple" xlink:show="embed" xlink:actuate="onLoad" draw:mime-type="image/jpeg"/>
</draw:frame>
Експрезидент Дональд Трамп з‘явився в залі суду Мангеттену у Нью-Йорку, дейому оголосили обвинувачення.</text:p>
      <text:p text:style-name="P4">
Про це передає Укрінформ із посиланням на <text:a xlink:type="simple" xlink:href="https://www.cnn.com/politics/live-news/trump-new-york-court-arraignment-04-04-23/h_b7a6d055b68abca4ee38d5df9d6e39b5" text:style-name="Internet_20_link" text:visited-style-name="Visited_20_Internet_20_Link">
</text:a>
 .</text:p>
      <text:p text:style-name="P4">
Деталі щодо 34 пунктів звинувачення, які йому висунуто, стануть відомі, колибуде оприлюднено обвинувальний висновок великого журі.</text:p>
      <text:p text:style-name="P4">
Цей висновок ґрунтується на розслідувані, пов'язаному з виплатою грошей замовчання порнозірці Стормі Деніелс під час президентської кампанії 2016 року.</text:p>
      <text:p text:style-name="P4">
Суд не дозволив ЗМІ вести трансляцію із суду.</text:p>
      <text:p text:style-name="P4">
<text:span text:style-name="T4">
Читайте також:</text:span>
 <text:span text:style-name="T4">
<text:a xlink:type="simple" xlink:href="https://www.ukrinform.ua/rubric-world/3691190-tramp-pribuv-do-nujorka-abi-postati-pered-sudom.html" text:style-name="Internet_20_link" text:visited-style-name="Visited_20_Internet_20_Link">
 </text:a>
 </text:span>
</text:p>
      <text:p text:style-name="P4">
Зазначається, що Трамп не визнає себе винним щодо жодного з пунктів. За данимиджерел видання, суд ухвалив рішення розсекретити обвинувальний висновоквеликого журі.</text:p>
      <text:p text:style-name="P4">
<text:span text:style-name="T4">
<text:a xlink:type="simple" xlink:href="https://www.ukrinform.ua/tag-tramp" text:style-name="Internet_20_link" text:visited-style-name="Visited_20_Internet_20_Link">
 </text:a>
 </text:span>
 має намір оскаржити звинувачення.</text:p>
      <text:p text:style-name="P4">
Сьогодні ввечері він повернеться до Флориди в маєток «Мар-а-Лаго» й виступитьзвідти по телебаченню.</text:p>
      <text:p text:style-name="P4">
<text:span text:style-name="T4">
Читайте також:</text:span>
 <text:span text:style-name="T4">
<text:a xlink:type="simple" xlink:href="https://www.ukrinform.ua/rubric-world/3691619-u-ssa-zaarestuvali-trampa.html" text:style-name="Internet_20_link" text:visited-style-name="Visited_20_Internet_20_Link">
 </text:a>
 </text:span>
</text:p>
      <text:p text:style-name="P4">
Повідомляється, що Трамп вийшов із зали суду й повернувся в офіс окружногопрокурора. Жодних коментарів пресі він не давав.</text:p>
      <text:p text:style-name="P4">
Арешт із нього знято.</text:p>
      <text:p text:style-name="P4">
Як повідомляв Укрінформ у вівторок експрезидент прибув до офісу окружногопрокурора Мангеттена, де, як і очікувалося, був _<text:span text:style-name="T4">
<text:a xlink:type="simple" xlink:href="https://www.ukrinform.ua/rubric-world/3691619-u-ssa-zaarestuvali-trampa.html" text:style-name="Internet_20_link" text:visited-style-name="Visited_20_Internet_20_Link">
</text:a>
 </text:span>
 _</text:p>
      <text:p text:style-name="P4">
Source: <text:a xlink:type="simple" xlink:href="https://www.ukrinform.ua/rubric-world/3691647-trampu-oficijno-ogolosili-obvinuvacenna-vin-svou-vinu-zaperecue.html" text:style-name="Internet_20_link" text:visited-style-name="Visited_20_Internet_20_Link">
https://www.ukrinform.ua/rubric-world/3691647-trampu-oficijno-ogolosili-obvinuvacenna-vin-svou-vinu-zaperecue.html</text:a>
</text:p>
      <!--NEWS-->
      <text:h text:style-name="P10" text:outline-level="1">
<text:span text:style-name="T4">
Лише колективні гарантії безпеки від агресії рф можуть бути надійними - Зеленський</text:span>
</text:h>
      <text:p text:style-name="P4">
Authors: Ukrinform (Person)</text:p>
      <text:p text:style-name="P4">
Publisher: Укринформ (Organization)</text:p>
      <text:p text:style-name="P4">
Published Time: 2023-04-04T22:48:00+03:00</text:p>
      <text:p text:style-name="P4">
Modified Time: 2023-04-04T22:48:00+03:00</text:p>
      <text:p text:style-name="P4">
Description: російська агресія однозначно доводить: лише колективні превентивні гарантії можуть бути надійними.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вернення', 'Зеленський', 'Війна з росією', 'Гарантії безпеки']</text:p>
      <text:p text:style-name="P4">
Type: Article</text:p>
      <!--METADATA-->
      <text:p text:style-name="P4">
<draw:frame draw:style-name="fr1" draw:name="Image234" text:anchor-type="as-char" svg:width="6.9236in" svg:height="3.956343in" draw:z-index="0">
<draw:image xlink:href="../Images/yкринформ/2023-04-04T22-48-00-03-00/630_360_1679682020-565.jpeg" xlink:type="simple" xlink:show="embed" xlink:actuate="onLoad" draw:mime-type="image/jpeg"/>
</draw:frame>
 російськаагресія однозначно доводить: лише колективні превентивні гарантії можуть бутинадійними.</text:p>
      <text:p text:style-name="P4">
Про це у своєму <text:a xlink:type="simple" xlink:href="https://www.youtube.com/watch" text:style-name="Internet_20_link" text:visited-style-name="Visited_20_Internet_20_Link">
 </text:a>
 наприкінці405-го дня повномасштабної війни сказав Президент України ВолодимирЗеленський, передає Укрінформ.</text:p>
      <text:p text:style-name="P4">
Відео: <text:a xlink:type="simple" xlink:href="https://t.me/OP_UA/9174" text:style-name="Internet_20_link" text:visited-style-name="Visited_20_Internet_20_Link">
 </text:a>
</text:p>
      <text:p text:style-name="P4">
<text:span text:style-name="T4">
<text:span text:style-name="T5">
Бажаю здоровʼя, шановні українці!</text:span>
 </text:span>
</text:p>
      <text:p text:style-name="P4">
Щойно звернувся до парламенту Чилі – ще однієї країни, яка почула Україну,почула те, чого ми прагнемо. Не важливо, яка відстань між нашими народами. Миоднаково цінуємо життя й захищаємо міжнародний порядок. Маємо позбавити рашизмнавіть надії на підтримку в Латинській Америці.</text:p>
      <text:p text:style-name="P4">
Звернувся й до губернаторів штатів США – це вперше таке особливе зверненнясаме до обраних громадянами представників кожного штату. Подякував їм запідтримку, підкреслив, як ми разом з Америкою можемо не лише перемогти убитві, що триває, а й довести, що свобода й співпраця завжди відновлюютьнормальне життя після ударів агресії.</text:p>
      <text:p text:style-name="P4">
Провів сьогодні й кілька міжнародних розмов, розмов із нашими партнерами.</text:p>
      <text:p text:style-name="P4">
Подякував Канаді та особисто пану Премʼєр-міністру Трюдо за незміннупідтримку. За черговий її прояв – фінансову допомогу обсягом 2 мільярди 400мільйонів канадських доларів, які наш бюджет уже отримав. Докладно обговорилиситуацію на полі бою й безпекові потреби нашої держави.</text:p>
      <text:p text:style-name="P4">
Щоб швидше відкинути ворога з нашої землі й тим самим швидше завершити цювійну, ми маємо ще більше мобілізувати світ, наших партнерів, усі народи, якіне погоджуються з тим хаосом, який російська агресія несе світові.</text:p>
      <text:p text:style-name="P4">
Говорив з Урсулою фон дер Ляєн, пані Президенткою Єврокомісії. Наші кроки уєвроінтеграції, наші спільні заходи, які готуємо... Новий санкційний пакетЄвросоюзу, який неодмінно має продовжити лінію тиску на росію, тиску, щобзменшити її терористичний потенціал, її загрозу.</text:p>
      <text:p text:style-name="P4">
Сьогодні, до речі, відбулась історична подія для нашого регіону, для всієїЄвропи, всієї євроатлантичної спільноти. Фінляндія стає 31-м членом НАТО.Альянс міцнішає на східному фланзі.</text:p>
      <text:p text:style-name="P4">
Я вітаю весь народ Фінляндії та особисто пана Президента. З надійною гарантієюбезпеки – колективною гарантією.</text:p>
      <text:p text:style-name="P4">
російська агресія однозначно доводить: лише колективні гарантії, лишепревентивні гарантії можуть бути надійними. Саме про це ми завжди й говорили.Говорили й про швидкість – швидкість безпекових рішень має значення. Заразбачимо, якою може бути швидкість процедур.</text:p>
      <text:p text:style-name="P4">
До речі, саміт НАТО цього року у Вільнюсі заслуговує бути достатньо амбітним.Що амбітніший той, хто береже свободу, то менше можливостей для агресії втого, хто хоче зла.</text:p>
      <text:p text:style-name="P4">
Буде день, коли й для нашої країни безпека буде гарантована.</text:p>
      <text:p text:style-name="P4">
Постійно на звʼязку із нашими командувачами, які протистоять державі-злу наполі бою. Сьогодні відбувся спеціальний формат нашої військової наради.Генерал Сирський – щодо Бахмута, Головком, керівник ГУР – щодо загальноївоєнної ситуації. Міністерство оборони – щодо постачання боєприпасів та всьогоіншого за потребами наших захисників. Рішення вже виконуються.</text:p>
      <text:p text:style-name="P4">
Увесь день готуємось і до міжнародних заходів, що заплановані на цей тиждень.Вони важливі, сміливі, амбітні. Як це є правилом для України.</text:p>
      <text:p text:style-name="P4">
Тримаємо під контролем і внутрішню ситуацію, зокрема щодо духовноїнезалежності. Її теж гарантуємо. Зламати Україну – ані ззовні, ані зсередини –ні в кого не вийде.</text:p>
      <text:p text:style-name="P4">
Я дякую всім, хто в бою заради України! Авдіївка й Бахмут, Марʼїнка таКрасногорівка, кожен гарячий напрямок... Я дякую вам, воїни!</text:p>
      <text:p text:style-name="P4">
Дякую всім, хто допомагає Україні!</text:p>
      <text:p text:style-name="P4">
Окремо відзначу сьогодні два рішення.</text:p>
      <text:p text:style-name="P4">
США надають пакет оборонної підтримки на 2 мільярди 600 мільйонів доларів.Боєприпаси для HIMARS, для ППО, для артилерії – те, що треба. Дякую, панеПрезиденте Байдене, дякую, Конгресе, дякую кожному американцю!</text:p>
      <text:p text:style-name="P4">
І друге рішення. Сьогодні подовжено роботу Незалежної міжнародної комісії ООН,що розслідує російські злочини проти українців. Кожен такий міжнародно-правовий крок наближає рашистів до неминучої, справедливої відповідальності.</text:p>
      <text:p text:style-name="P4">
<text:span text:style-name="T4">
<text:span text:style-name="T5">
Слава Україні!</text:span>
 </text:span>
</text:p>
      <text:p text:style-name="P4">
Source: <text:a xlink:type="simple" xlink:href="https://www.ukrinform.ua/rubric-ato/3691650-lise-kolektivni-garantii-bezpeki-vid-agresii-rf-mozut-buti-nadijnimi-zelenskij.html" text:style-name="Internet_20_link" text:visited-style-name="Visited_20_Internet_20_Link">
https://www.ukrinform.ua/rubric-ato/3691650-lise-kolektivni-garantii-bezpeki-vid-agresii-rf-mozut-buti-nadijnimi-zelenskij.html</text:a>
</text:p>
      <!--NEWS-->
      <text:h text:style-name="P10" text:outline-level="1">
<text:span text:style-name="T4">
Президент: Маємо позбавити рашизм навіть надії на підтримку у Латинській Америці</text:span>
</text:h>
      <text:p text:style-name="P4">
Authors: Ukrinform (Person)</text:p>
      <text:p text:style-name="P4">
Publisher: Укринформ (Organization)</text:p>
      <text:p text:style-name="P4">
Published Time: 2023-04-04T23:10:00+03:00</text:p>
      <text:p text:style-name="P4">
Modified Time: 2023-04-04T23:10:00+03:00</text:p>
      <text:p text:style-name="P4">
Description: Необхідно позбавити рашизм навіть надії на підтримку у країнах Латинської Америки. — Укрінформ.</text:p>
      <text:p text:style-name="P4">
Images: ["<text:a xlink:type="simple" xlink:href="https://static.ukrinform.com/photos/2022_12/thumb_files/630_360_1670633925-606.jpeg" text:style-name="Internet_20_link" text:visited-style-name="Visited_20_Internet_20_Link">
630_360_16706...</text:a>
"]</text:p>
      <text:p text:style-name="P4">
Tags: ['Латинська Америка',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4-04T23-10-00-03-00/630_360_1670633925-606.jpeg" xlink:type="simple" xlink:show="embed" xlink:actuate="onLoad" draw:mime-type="image/jpeg"/>
</draw:frame>
 Необхіднопозбавити рашизм навіть надії на підтримку у країнах Латинської Америки.</text:p>
      <text:p text:style-name="P4">
Про це у своєму <text:a xlink:type="simple" xlink:href="https://t.me/V_Zelenskiy_official/5756" text:style-name="Internet_20_link" text:visited-style-name="Visited_20_Internet_20_Link">
 </text:a>
 заявив ПрезидентВолодимир Зеленський, передає Укрінформ.</text:p>
      <text:p text:style-name="P4">
«Звернувся до парламенту Чилі – ще однієї країни, яка почула <text:a xlink:type="simple" xlink:href="https://www.ukrinform.ua/tag-ukraina" text:style-name="Internet_20_link" text:visited-style-name="Visited_20_Internet_20_Link">
</text:a>
 , почула те, чого ми прагнемо.Неважливо, яка відстань між нашими народами, - ми однаково оцінюємо життя ізахищаємо міжнародний порядок. Маємо позбавити рашизм навіть надії напідтримку у Латинській Америці», - заявив він.</text:p>
      <text:p text:style-name="P4">
_Відео:<text:a xlink:type="simple" xlink:href="https://t.me/V_Zelenskiy_official/5756" text:style-name="Internet_20_link" text:visited-style-name="Visited_20_Internet_20_Link">
 </text:a>
 _</text:p>
      <text:p text:style-name="P4">
Президент уточнив, що він звернувся і до губернаторів США та сказав, що це -перше таке особливе звернення саме до обраних громадянами представниківкожного штату.</text:p>
      <text:p text:style-name="P4">
«Подякував їм за підтримку. Підкреслив, як ми разом із Америкою можемо не лишеперемогти у битві, що триває, а і довести, що свобода і співпраця завждивідновлюють нормальне життя після ударів агресії», - поінформував главаУкраїнської держави.</text:p>
      <text:p text:style-name="P4">
<text:span text:style-name="T4">
Читайте також:</text:span>
 <text:a xlink:type="simple" xlink:href="https://www.ukrinform.ua/rubric-polytics/3691627-ukraina-zvertaetsa-po-pidtrimku-do-ssa-bo-vorog-svobodi-mae-prograti-zelenskij.html" text:style-name="Internet_20_link" text:visited-style-name="Visited_20_Internet_20_Link">
 </text:a>
</text:p>
      <text:p text:style-name="P4">
Як повідомлялося, Президент Володимир Зеленський заявив під час зустрічі зчленами Національної асоціації губернаторів США, що <text:a xlink:type="simple" xlink:href="https://www.ukrinform.ua/rubric-vidbudova/3691628-v-ukraini-majze-1900-mist-i-sil-potrebuut-vidbudovi-prezident.html" text:style-name="Internet_20_link" text:visited-style-name="Visited_20_Internet_20_Link">
</text:a>
 .</text:p>
      <text:p text:style-name="P4">
<text:span text:style-name="T5">
Фото: ОП</text:span>
</text:p>
      <text:p text:style-name="P4">
Source: <text:a xlink:type="simple" xlink:href="https://www.ukrinform.ua/rubric-polytics/3691653-prezident-maemo-pozbaviti-rasizm-navit-nadii-na-pidtrimku-u-latinskij-americi.html" text:style-name="Internet_20_link" text:visited-style-name="Visited_20_Internet_20_Link">
https://www.ukrinform.ua/rubric-polytics/3691653-prezident-maemo-pozbaviti-rasizm-navit-nadii-na-pidtrimku-u-latinskij-americi.html</text:a>
</text:p>
      <!--NEWS-->
      <text:h text:style-name="P10" text:outline-level="1">
<text:span text:style-name="T4">
Воллес: Нехай Фінляндія стане уроком для путіна</text:span>
</text:h>
      <text:p text:style-name="P4">
Authors: Ukrinform (Person)</text:p>
      <text:p text:style-name="P4">
Publisher: Укринформ (Organization)</text:p>
      <text:p text:style-name="P4">
Published Time: 2023-04-04T23:11:00+03:00</text:p>
      <text:p text:style-name="P4">
Modified Time: 2023-04-04T23:11:00+03:00</text:p>
      <text:p text:style-name="P4">
Description: Міністр оборони Великої Британії Бен Воллес висловив побажання, щоб Фінляндія стала уроком для путіна. — Укрінформ.</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Фінляндія', 'НАТО', 'путін']</text:p>
      <text:p text:style-name="P4">
Type: Article</text:p>
      <!--METADATA-->
      <text:p text:style-name="P4">
<draw:frame draw:style-name="fr1" draw:name="Image236" text:anchor-type="as-char" svg:width="6.9236in" svg:height="3.956343in" draw:z-index="0">
<draw:image xlink:href="../Images/yкринформ/2023-04-04T23-11-00-03-00/630_360_1522941676-5218.jpg" xlink:type="simple" xlink:show="embed" xlink:actuate="onLoad" draw:mime-type="image/jpeg"/>
</draw:frame>
 Міністроборони Великої Британії Бен Воллес висловив побажання, щоб Фінляндія сталауроком для путіна.</text:p>
      <text:p text:style-name="P4">
Як передає Укрінформ, про це повідомляє <text:a xlink:type="simple" xlink:href="https://news.sky.com/story/ukraine-war-latest-updates-putin-warning-finland-nato-wagner-12541713" text:style-name="Internet_20_link" text:visited-style-name="Visited_20_Internet_20_Link">
</text:a>
 .</text:p>
      <text:p text:style-name="P4">
«Я радий, що заявку Фінляндії на вступ до <text:a xlink:type="simple" xlink:href="https://www.ukrinform.ua/tag-nato" text:style-name="Internet_20_link" text:visited-style-name="Visited_20_Internet_20_Link">
 </text:a>
 схвалено, і я хочу привітати цю країну в організації.</text:p>
      <text:p text:style-name="P4">
Нехай Фінляндія стане уроком для президента путіна.</text:p>
      <text:p text:style-name="P4">
Фінляндія вирішила приєднатися з власної волі. Свобода вибору своїх альянсів,як право суверенної держави, є справою її громадян, і лише їх», — сказавурядовець.</text:p>
      <text:p text:style-name="P4">
<text:span text:style-name="T4">
Читайте також:</text:span>
 <text:a xlink:type="simple" xlink:href="https://www.ukrinform.ua/rubric-world/3691451-blinken-za-vstup-finlandii-do-nato-mozemo-podakuvati-putinu.html" text:style-name="Internet_20_link" text:visited-style-name="Visited_20_Internet_20_Link">
 </text:a>
</text:p>
      <text:p text:style-name="P4">
Як повідомлялося, у відповідь на агресію росії проти України Фінляндія таШвеція подали заявки на членство в НАТО. Під час Мадридського саміту НАТО учервні 2022 року обидві країни отримали запрошення приєднатися до Альянсу.Сьогодні Фінляндія завершила процедуру вступу, тоді як Швеція продовжуєпереговори з Туреччиною щодо ратифікації протоколу про входження.</text:p>
      <text:p text:style-name="P4">
Source: <text:a xlink:type="simple" xlink:href="https://www.ukrinform.ua/rubric-world/3691592-volles-nehaj-finlandia-stane-urokom-dla-putina.html" text:style-name="Internet_20_link" text:visited-style-name="Visited_20_Internet_20_Link">
https://www.ukrinform.ua/rubric-world/3691592-volles-nehaj-finlandia-stane-urokom-dla-putina.html</text:a>
</text:p>
      <!--NEWS-->
      <text:h text:style-name="P10" text:outline-level="1">
<text:span text:style-name="T4">
Зеленський провів нараду з військовими керівниками у спецформаті</text:span>
</text:h>
      <text:p text:style-name="P4">
Authors: Ukrinform (Person)</text:p>
      <text:p text:style-name="P4">
Publisher: Укринформ (Organization)</text:p>
      <text:p text:style-name="P4">
Published Time: 2023-04-04T23:17:00+03:00</text:p>
      <text:p text:style-name="P4">
Modified Time: 2023-04-04T23:17:00+03:00</text:p>
      <text:p text:style-name="P4">
Description: У вівторок пройшла військова нарада у спеціальному форматі, під час якої, зокрема, командувач Сухопутних військ Збройних сил України генерал-полковник Олександр Сирський розповідав про ситуацію щодо Бахмута. — Укрінформ.</text:p>
      <text:p text:style-name="P4">
Images: ["<text:a xlink:type="simple" xlink:href="https://static.ukrinform.com/photos/2023_02/thumb_files/630_360_1676049059-535.png" text:style-name="Internet_20_link" text:visited-style-name="Visited_20_Internet_20_Link">
630_360_16760...</text:a>
"]</text:p>
      <text:p text:style-name="P4">
Tags: ['Президент', 'Військові', 'Зеленський', 'Війна з росією']</text:p>
      <text:p text:style-name="P4">
Type: Article</text:p>
      <!--METADATA-->
      <text:p text:style-name="P4">
<draw:frame draw:style-name="fr1" draw:name="Image237" text:anchor-type="as-char" svg:width="6.9236in" svg:height="3.956343in" draw:z-index="0">
<draw:image xlink:href="../Images/yкринформ/2023-04-04T23-17-00-03-00/630_360_1676049059-535.png" xlink:type="simple" xlink:show="embed" xlink:actuate="onLoad" draw:mime-type="image/png"/>
</draw:frame>
 У вівторокпройшла військова нарада у спеціальному форматі, під час якої, зокрема,командувач Сухопутних військ Збройних сил України генерал-полковник ОлександрСирський розповідав про ситуацію щодо Бахмута.</text:p>
      <text:p text:style-name="P4">
Про це у своєму <text:a xlink:type="simple" xlink:href="https://t.me/V_Zelenskiy_official/5756" text:style-name="Internet_20_link" text:visited-style-name="Visited_20_Internet_20_Link">
 </text:a>
 заявив ПрезидентУкраїни Володимир Зеленський, передає Укрінформ.</text:p>
      <text:p text:style-name="P4">
Зеленський уточнив, що він постійно перебуває на звʼязку із нашимикомандувачами, які протистоять державі-злу – <text:a xlink:type="simple" xlink:href="https://www.ukrinform.ua/tag-rosia" text:style-name="Internet_20_link" text:visited-style-name="Visited_20_Internet_20_Link">
 </text:a>
 на полі бою.</text:p>
      <text:p text:style-name="P4">
_Відео:<text:a xlink:type="simple" xlink:href="https://t.me/V_Zelenskiy_official/5756" text:style-name="Internet_20_link" text:visited-style-name="Visited_20_Internet_20_Link">
 </text:a>
 _</text:p>
      <text:p text:style-name="P4">
«Сьогодні відбувся спеціальний формат нашої військової наради. ГенералСирський – щодо Бахмута, Головком, керівник ГУР – щодо загальної воєнноїситуації. Міністерство оборони – щодо постачання боєприпасів та всього іншогоза потребами наших захисників. Рішення вже виконуються», - сказав Президент.</text:p>
      <text:p text:style-name="P4">
Він зазначив, що українська влада тримає під контролем і внутрішню ситуацію,зокрема, щодо духовної незалежності.</text:p>
      <text:p text:style-name="P4">
«Її (духовну незалежність – ред.) теж гарантуємо. Зламати Україну – аніззовні, ані зсередини – ні в кого не вийде», - уточнив глава українськоїдержави.</text:p>
      <text:p text:style-name="P4">
<text:span text:style-name="T4">
Читайте також:</text:span>
 <text:a xlink:type="simple" xlink:href="https://www.ukrinform.ua/rubric-polytics/3691627-ukraina-zvertaetsa-po-pidtrimku-do-ssa-bo-vorog-svobodi-mae-prograti-zelenskij.html" text:style-name="Internet_20_link" text:visited-style-name="Visited_20_Internet_20_Link">
 </text:a>
</text:p>
      <text:p text:style-name="P4">
Зеленський подякував усім, хто знаходиться у бою заради України.</text:p>
      <text:p text:style-name="P4">
«Авдіївка й Бахмут, Марʼїнка та Красногорівка, кожен гарячий напрямок... Ядякую вам, воїни! Дякую всім, хто допомагає Україні! Слава Україні», - заявивПрезидент.</text:p>
      <text:p text:style-name="P4">
Як повідомляв Укрінформ, 3 квітня <text:a xlink:type="simple" xlink:href="https://www.ukrinform.ua/rubric-ato/3691166-zelenskij-proviv-viizne-zasidanna-stavki-u-cernigovi.html" text:style-name="Internet_20_link" text:visited-style-name="Visited_20_Internet_20_Link">
 </text:a>
</text:p>
      <text:p text:style-name="P4">
<text:span text:style-name="T5">
Фото: ОП</text:span>
</text:p>
      <text:p text:style-name="P4">
Source: <text:a xlink:type="simple" xlink:href="https://www.ukrinform.ua/rubric-ato/3691655-zelenskij-proviv-naradu-z-vijskovimi-kerivnikami-u-specformati.html" text:style-name="Internet_20_link" text:visited-style-name="Visited_20_Internet_20_Link">
https://www.ukrinform.ua/rubric-ato/3691655-zelenskij-proviv-naradu-z-vijskovimi-kerivnikami-u-specformati.html</text:a>
</text:p>
      <!--NEWS-->
      <text:h text:style-name="P10" text:outline-level="1">
<text:span text:style-name="T4">
Прорив дамби у Краматорську: евакуацію завершили, рівень води знизився</text:span>
</text:h>
      <text:p text:style-name="P4">
Authors: Ukrinform (Person)</text:p>
      <text:p text:style-name="P4">
Publisher: Укринформ (Organization)</text:p>
      <text:p text:style-name="P4">
Published Time: 2023-04-04T23:36:00+03:00</text:p>
      <text:p text:style-name="P4">
Modified Time: 2023-04-04T23:36:00+03:00</text:p>
      <text:p text:style-name="P4">
Description: Станом на вечір у Краматорську всі евакуаційні заходи завершені, рівень води знизився. — Укрінформ.</text:p>
      <text:p text:style-name="P4">
Images: ["<text:a xlink:type="simple" xlink:href="https://static.ukrinform.com/photos/2023_04/thumb_files/630_360_1680628552-8924.jpeg" text:style-name="Internet_20_link" text:visited-style-name="Visited_20_Internet_20_Link">
630_360_16806...</text:a>
"]</text:p>
      <text:p text:style-name="P4">
Tags: ['Краматорськ', 'Повінь', 'Вода', 'Дамба']</text:p>
      <text:p text:style-name="P4">
Type: Article</text:p>
      <!--METADATA-->
      <text:p text:style-name="P4">
<draw:frame draw:style-name="fr1" draw:name="Image238" text:anchor-type="as-char" svg:width="6.9236in" svg:height="3.956343in" draw:z-index="0">
<draw:image xlink:href="../Images/yкринформ/2023-04-04T23-36-00-03-00/630_360_1680628552-8924.jpeg" xlink:type="simple" xlink:show="embed" xlink:actuate="onLoad" draw:mime-type="image/jpeg"/>
</draw:frame>
 Станомна вечір у Краматорську всі евакуаційні заходи завершені, рівень водизнизився.</text:p>
      <text:p text:style-name="P4">
Про це повідомляє <text:a xlink:type="simple" xlink:href="https://hromadske.ua/posts/u-kramatorsku-pidtopleni-blizko-260-budinkiv-evakuaciyu-zavershili-foto" text:style-name="Internet_20_link" text:visited-style-name="Visited_20_Internet_20_Link">
 </text:a>
 , передає Укрінформ.</text:p>
      <text:p text:style-name="P4">
Мер Краматорська Олександр Гончаренко розповів, що із зони підтоплення 7 людейпогодились <text:a xlink:type="simple" xlink:href="https://www.ukrinform.ua/tag-evakuacia" text:style-name="Internet_20_link" text:visited-style-name="Visited_20_Internet_20_Link">
 </text:a>
 до «Пунктунезламності». Всі інші житимуть у родичів.</text:p>
      <text:p text:style-name="P4">
Місцеві жителі скаржаться на затоплення будинків вище рівня поясу іпошкодження майна.</text:p>
      <text:p text:style-name="P4">
Конструкцію дамби укріплюють мішками з піском. Було ухвалене рішення неперекривати місце зливу, рівень води вже впав.</text:p>
      <text:p text:style-name="P4">
У ДСНС повідомили, станом на 22:00 рятувальники спільно з поліціянтамиврятували 3 людини, ще 14 людей були евакуйовані, з них 2 дітей. У визначеномумісці для тимчасового розміщення постраждалих психолог ДСНС продовжує надаватипсихологічну допомогу.</text:p>
      <text:p text:style-name="P4">
<text:span text:style-name="T4">
Читайте також:</text:span>
 <text:a xlink:type="simple" xlink:href="https://www.ukrinform.ua/rubric-regions/3691517-u-kramatorsku-cerez-proriv-castini-dambi-pidtopleni-blizko-260-budinkiv.html" text:style-name="Internet_20_link" text:visited-style-name="Visited_20_Internet_20_Link">
 </text:a>
</text:p>
      <text:p text:style-name="P4">
Наразі рятувальники проводять аварійні роботи щодо зниження пропускноїспроможності водоскидного шлюзу.</text:p>
      <text:p text:style-name="P4">
Як повідомляв Укрінформ, <text:a xlink:type="simple" xlink:href="https://www.ukrinform.ua/rubric-regions/3691348-u-kramatorsku-cerez-zbilsenna-rivna-vodi-prorvalo-castinu-dambi.html" text:style-name="Internet_20_link" text:visited-style-name="Visited_20_Internet_20_Link">
 </text:a>
 У місті вже розгорнуто штаб техногенно-екологічної безпеки танадзвичайних ситуацій (ТЕБ НС), евакуйовано із затоплених будинків шістьмешканців.</text:p>
      <text:p text:style-name="P4">
Source: <text:a xlink:type="simple" xlink:href="https://www.ukrinform.ua/rubric-regions/3691659-proriv-dambi-u-kramatorsku-evakuaciu-zaversili-nihto-ne-postrazdav.html" text:style-name="Internet_20_link" text:visited-style-name="Visited_20_Internet_20_Link">
https://www.ukrinform.ua/rubric-regions/3691659-proriv-dambi-u-kramatorsku-evakuaciu-zaversili-nihto-ne-postrazdav.html</text:a>
</text:p>
      <!--NEWS-->
      <text:h text:style-name="P10" text:outline-level="1">
<text:span text:style-name="T4">
Фінляндія посилить забезпечення принципів НАТО - Столтенберг</text:span>
</text:h>
      <text:p text:style-name="P4">
Authors: Ukrinform (Person)</text:p>
      <text:p text:style-name="P4">
Publisher: Укринформ (Organization)</text:p>
      <text:p text:style-name="P4">
Published Time: 2023-04-04T23:40:00+03:00</text:p>
      <text:p text:style-name="P4">
Modified Time: 2023-04-04T23:40:00+03:00</text:p>
      <text:p text:style-name="P4">
Description: Основне завдання НАТО - запобігати війнам і конфліктам, але при цьому у разі нападу на одного, всі члени Альянсу стануть на його захист. Вступ Фінляндії в НАТО стане безперечним посиленням Альянсу. — Укрінформ.</text:p>
      <text:p text:style-name="P4">
Images: ["<text:a xlink:type="simple" xlink:href="https://static.ukrinform.com/photos/2022_12/thumb_files/630_360_1669912772-560.jpg" text:style-name="Internet_20_link" text:visited-style-name="Visited_20_Internet_20_Link">
630_360_16699...</text:a>
"]</text:p>
      <text:p text:style-name="P4">
Tags: ['Фінляндія', 'НАТО', 'Столтенберг']</text:p>
      <text:p text:style-name="P4">
Type: Article</text:p>
      <!--METADATA-->
      <text:p text:style-name="P4">
<draw:frame draw:style-name="fr1" draw:name="Image239" text:anchor-type="as-char" svg:width="6.9236in" svg:height="3.956343in" draw:z-index="0">
<draw:image xlink:href="../Images/yкринформ/2023-04-04T23-40-00-03-00/630_360_1669912772-560.jpg" xlink:type="simple" xlink:show="embed" xlink:actuate="onLoad" draw:mime-type="image/jpeg"/>
</draw:frame>
 Основнезавдання НАТО - запобігати війнам і конфліктам, але при цьому у разі нападу наодного, всі члени Альянсу стануть на його захист. Вступ Фінляндії в НАТО станебезперечним посиленням Альянсу.</text:p>
      <text:p text:style-name="P4">
Про це сьогодні в Брюсселі, на пресконференції, відповідаючи на питанняжурналістів, сказав Генеральний секретар НАТО Єнс Столтенберг, передає власкорУкрінформу.</text:p>
      <text:p text:style-name="P4">
“Основним завданням <text:a xlink:type="simple" xlink:href="https://www.ukrinform.ua/tag-nato" text:style-name="Internet_20_link" text:visited-style-name="Visited_20_Internet_20_Link">
 </text:a>
 є запобіганнявійні, збереження миру, запобігання конфлікту. І те, як ми це робимо, полягаєв тому, щоб абсолютно чітко дати зрозуміти, якщо хтось з Альянсу зазнаєнападу, увесь Альянс прийде та підтримає, тому що ми розцінюємо атаку наодного як атаку на Альянс. Це засновано на принципі один за всіх і всі заодного”, - сказав Столтенберг.</text:p>
      <text:p text:style-name="P4">
Генсек НАТО переконаний, якщо будь-який потенційний нападник знає, що весьАльянс відреагує на напад, військового нападу на НАТО не станеться.</text:p>
      <text:p text:style-name="P4">
“Коли Фінляндія є повноправним членом НАТО, це посилює можливості забезпеченняпринципів НАТО по протидії … Фінляндія має значні збройні сили, високуспроможність, включаючи зараз понад 60 винищувачів F-35, системипротиповітряної оборони та добре навчені, добре оснащені війська, такожповітряні та військово-морські сили.</text:p>
      <text:p text:style-name="P4">
За словами Столтенберга, вищевказані переваги Фінляндії поєднуються здосвідом, знаннями та стійкістю, сильними демократичними інституціями, а такожоборонною промисловістю, що все разом робить безперечний вклад у посиленняНАТО.</text:p>
      <text:p text:style-name="P4">
<text:span text:style-name="T4">
Читайте також:</text:span>
 <text:a xlink:type="simple" xlink:href="https://www.ukrinform.ua/rubric-world/3691381-stoltenberg-privitav-finlandiu-iz-vstupom-do-nato.html" text:style-name="Internet_20_link" text:visited-style-name="Visited_20_Internet_20_Link">
 </text:a>
</text:p>
      <text:p text:style-name="P4">
«Якщо подивитися на карту, то ми також усвідомимо той факт, що Фінляндія,окрім вищезазначеного, неймовірно важлива для крайньої півночі, для північнихкраїн та для країн Балтії”, - сказав Столтенберг.</text:p>
      <text:p text:style-name="P4">
Як повідомляв <text:a xlink:type="simple" xlink:href="https://www.ukrinform.ua/rubric-polytics/3691356-ministri-nato-obgovorat-negajnu-dopomogu-ukraini-ta-podalsu-pidtrimku-stoltenberg.html" text:style-name="Internet_20_link" text:visited-style-name="Visited_20_Internet_20_Link">
 </text:a>
, 4 квітня в Брюсселі розпочалася дводенна зустріч міністрів закордонних справкраїн НАТО.</text:p>
      <text:p text:style-name="P4">
Source: <text:a xlink:type="simple" xlink:href="https://www.ukrinform.ua/rubric-world/3691657-finlandia-posilit-zabezpecenna-principiv-nato-stoltenberg.html" text:style-name="Internet_20_link" text:visited-style-name="Visited_20_Internet_20_Link">
https://www.ukrinform.ua/rubric-world/3691657-finlandia-posilit-zabezpecenna-principiv-nato-stoltenberg.html</text:a>
</text:p>
      <!--NEWS-->
      <text:h text:style-name="P10" text:outline-level="1">
<text:span text:style-name="T4">
Лубінець привітав продовження мандату комісії ООН з розслідувань злочинів рф в Україні на рік</text:span>
</text:h>
      <text:p text:style-name="P4">
Authors: Ukrinform (Person)</text:p>
      <text:p text:style-name="P4">
Publisher: Укринформ (Organization)</text:p>
      <text:p text:style-name="P4">
Published Time: 2023-04-04T23:55:00+03:00</text:p>
      <text:p text:style-name="P4">
Modified Time: 2023-04-04T23:55:00+03:00</text:p>
      <text:p text:style-name="P4">
Description: Уповноважений ВР із прав людини Дмитро Лубінець привітав ухвалення Радою ООН з прав людини резолюції «Ситуація з правами людини в Україні внаслідок російської агресії» щодо продовження мандату Незалежної міжнародної комісії ООН з розслідування порушень в Україні ще на рік. — Укрінформ.</text:p>
      <text:p text:style-name="P4">
Images: ["<text:a xlink:type="simple" xlink:href="https://static.ukrinform.com/photos/2022_02/thumb_files/630_360_1643894096-658.jpg" text:style-name="Internet_20_link" text:visited-style-name="Visited_20_Internet_20_Link">
630_360_16438...</text:a>
"]</text:p>
      <text:p text:style-name="P4">
Tags: ['ООН', 'Україна', 'Агресія РФ', 'Війна з росією', 'Дмитро Лубінець']</text:p>
      <text:p text:style-name="P4">
Type: Article</text:p>
      <!--METADATA-->
      <text:p text:style-name="P4">
<draw:frame draw:style-name="fr1" draw:name="Image240" text:anchor-type="as-char" svg:width="6.9236in" svg:height="3.956343in" draw:z-index="0">
<draw:image xlink:href="../Images/yкринформ/2023-04-04T23-55-00-03-00/630_360_1643894096-658.jpg" xlink:type="simple" xlink:show="embed" xlink:actuate="onLoad" draw:mime-type="image/jpeg"/>
</draw:frame>
Уповноважений ВР із прав людини Дмитро Лубінець привітав ухвалення Радою ООН зправ людини резолюції «Ситуація з правами людини в Україні внаслідокросійської агресії» щодо продовження мандату Незалежної міжнародної комісіїООН з розслідування порушень в Україні ще на рік.</text:p>
      <text:p text:style-name="P4">
Про це він написав у <text:a xlink:type="simple" xlink:href="https://t.me/dmytro_lubinetzs/2058" text:style-name="Internet_20_link" text:visited-style-name="Visited_20_Internet_20_Link">
 </text:a>
 , передаєУкрінформ.</text:p>
      <text:p text:style-name="P4">
«У резолюції до росії йдеться про геноцид українського народу та закликприпинити депортацію цивільних та дітей на територію рф. Наголошується, щопорушення прав людини в Україні та норм міжнародного гуманітарного прававнаслідок збройної агресії росії можуть призвести до геноциду, а такожважливості Конвенції ООН про запобігання злочинові геноциду і покарання занього», - уточнив Лубінець.</text:p>
      <text:p text:style-name="P4">
<text:span text:style-name="T4">
Читайте також:</text:span>
 <text:span text:style-name="T4">
<text:a xlink:type="simple" xlink:href="https://www.ukrinform.ua/rubric-ato/3691646-lubinec-rf-zalucae-specsluzbi-sob-ukrainski-diti-ne-mogli-povernutisa-dodomu.html" text:style-name="Internet_20_link" text:visited-style-name="Visited_20_Internet_20_Link">
 </text:a>
 </text:span>
</text:p>
      <text:p text:style-name="P4">
Як повідомлялося, у Міністерстві закордонних справ України привіталипродовження на рік мандата Незалежної міжнародної комісії <text:span text:style-name="T4">
<text:a xlink:type="simple" xlink:href="https://www.ukrinform.ua/tag-oon" text:style-name="Internet_20_link" text:visited-style-name="Visited_20_Internet_20_Link">
</text:a>
 </text:span>
 з розслідування порушень у контекстіросійської збройної агресії проти України.</text:p>
      <text:p text:style-name="P4">
Source: <text:a xlink:type="simple" xlink:href="https://www.ukrinform.ua/rubric-ato/3691660-lubinec-privitav-prodovzenna-mandatu-komisii-oon-z-rozsliduvan-zlociniv-rf-v-ukraini-na-rik.html" text:style-name="Internet_20_link" text:visited-style-name="Visited_20_Internet_20_Link">
https://www.ukrinform.ua/rubric-ato/3691660-lubinec-privitav-prodovzenna-mandatu-komisii-oon-z-rozsliduvan-zlociniv-rf-v-ukraini-na-rik.html</text:a>
</text:p>
      <!--NEWS-->
      <text:h text:style-name="P10" text:outline-level="1">
<text:span text:style-name="T4">
АПЛ: «Челсі» Мудрика не зміг забити «Ліверпулю», «Борнмут» Забарного програв «Брайтону»</text:span>
</text:h>
      <text:p text:style-name="P4">
Authors: Ukrinform (Person)</text:p>
      <text:p text:style-name="P4">
Publisher: Укринформ (Organization)</text:p>
      <text:p text:style-name="P4">
Published Time: 2023-04-04T23:59:00+03:00</text:p>
      <text:p text:style-name="P4">
Modified Time: 2023-04-04T23:59:00+03:00</text:p>
      <text:p text:style-name="P4">
Description: В Англійській Прем'єр-лізі (АПЛ) відбулися пропущені ігри футбольної першості. — Укрінформ.</text:p>
      <text:p text:style-name="P4">
Images: ["<text:a xlink:type="simple" xlink:href="https://static.ukrinform.com/photos/2023_04/thumb_files/630_360_1680641600-999.jpg" text:style-name="Internet_20_link" text:visited-style-name="Visited_20_Internet_20_Link">
630_360_16806...</text:a>
"]</text:p>
      <text:p text:style-name="P4">
Tags: ['Челсі', 'Футбол', 'АПЛ']</text:p>
      <text:p text:style-name="P4">
Type: Article</text:p>
      <!--METADATA-->
      <text:p text:style-name="P4">
<draw:frame draw:style-name="fr1" draw:name="Image241" text:anchor-type="as-char" svg:width="6.9236in" svg:height="3.956343in" draw:z-index="0">
<draw:image xlink:href="../Images/yкринформ/2023-04-04T23-59-00-03-00/630_360_1680641600-999.jpg" xlink:type="simple" xlink:show="embed" xlink:actuate="onLoad" draw:mime-type="image/jpeg"/>
</draw:frame>
 ВАнглійській Прем'єр-лізі (АПЛ) відбулися пропущені ігри футбольної першості.</text:p>
      <text:p text:style-name="P4">
Лондонський «Челсі» українського форварда Михайла Мудрика на домашньому«Стемфорд Брідж» поділив очки з «Ліверпулем» - 0:0, передає Укрінформ.</text:p>
      <text:p text:style-name="P4">
Бен Чілвелл поступився місцем на полі Мудрику на 78-й хвилині зустрічі.</text:p>
      <text:p text:style-name="P4">
У свою чергу «Борнмут» Іллі Забарного на Vitality Stadium програв «Брайтону» -0:2. Український захисних на 85-й хвилині замінив аргентинського оборонцяМаркоса Сенесі.</text:p>
      <text:p text:style-name="P4">
<text:span text:style-name="T4">
Читайте також:</text:span>
 <text:a xlink:type="simple" xlink:href="https://www.ukrinform.ua/rubric-sports/3691171-apl-everton-z-mikolenkom-unik-u-porazki-vid-tottengema.html" text:style-name="Internet_20_link" text:visited-style-name="Visited_20_Internet_20_Link">
 </text:a>
</text:p>
      <text:p text:style-name="P4">
У турнірній таблиці АПЛ попереду із 72-ма очками лондонський «Арсенал»українця Олександра Зінченка. Далі йде «Манчестер Сіті» (64). «Челсі» (39)посідає 11-е місце, «Борнмут» (27) займає 18-у позицію.</text:p>
      <text:p text:style-name="P4">
Фото: AFP.</text:p>
      <text:p text:style-name="P4">
Source: <text:a xlink:type="simple" xlink:href="https://www.ukrinform.ua/rubric-sports/3691658-apl-celsi-mudrika-ne-zmig-zabiti-liverpulu-bornmut-zabarnogo-prograv-brajtonu.html" text:style-name="Internet_20_link" text:visited-style-name="Visited_20_Internet_20_Link">
https://www.ukrinform.ua/rubric-sports/3691658-apl-celsi-mudrika-ne-zmig-zabiti-liverpulu-bornmut-zabarnogo-prograv-brajtonu.html</text:a>
</text:p>
      <!--NEWS-->
      <text:h text:style-name="P10" text:outline-level="1">
<text:span text:style-name="T4">
Володимир Зеленський зустрівся з делегацією Палати представників Конгресу США</text:span>
</text:h>
      <text:p text:style-name="P4">
Author: ['АРМІЯINFORM']</text:p>
      <text:p text:style-name="P4">
Time: 2023-04-04T29:00:00-04:00</text:p>
      <text:p text:style-name="P4">
Description: Президент України Володимир Зеленський провів зустріч із делегацією Палати представ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165ae224f11f73c64d3a60e00b7921f_1680549961_extra_large.jpeg" text:style-name="Internet_20_link" text:visited-style-name="Visited_20_Internet_20_Link">
d165ae224f11f73c64d3a60e00b7921f_1680549961_extra_large.jpeg</text:a>
']</text:p>
      <text:p text:style-name="P4">
Tags: ['ВОЛОДИМИР ЗЕЛЕНСЬКИЙ', 'ДЕЛЕГАЦІЯ КОНГРЕСУ США', 'ЗУСТРІЧ']</text:p>
      <text:p text:style-name="P4">
Category: News</text:p>
      <!--METADATA-->
      <text:p text:style-name="P4">
<draw:frame draw:style-name="fr1" draw:name="Image242" text:anchor-type="as-char" svg:width="6.9236in" svg:height="4.617948in" draw:z-index="0">
<draw:image xlink:href="../Images/AРМІЯINFORM/2023-04-04T29-00-00-04-00/d165ae224f11f73c64d3a60e00b7921f_1680549961_extra_large.jpeg" xlink:type="simple" xlink:show="embed" xlink:actuate="onLoad" draw:mime-type="image/jpeg"/>
</draw:frame>
</text:p>
      <text:p text:style-name="P4">
Президент України Володимир Зеленський провів зустріч із делегацією Палатипредставників Конгресу США від Республіканської партії на чолі з головоюПостійного комітету з питань розвідки Майком Тернером. Про це<text:a xlink:type="simple" xlink:href="https://www.president.gov.ua/news/volodimir-zelenskij-zustrivsya-z-delegaciyeyu-palati-predsta-82077" text:style-name="Internet_20_link" text:visited-style-name="Visited_20_Internet_20_Link">
повідомляє</text:a>
 Офіс Президента України.</text:p>
      <text:p text:style-name="P4">
На початку зустрічі Глава держави подякував за потужну допомогу, яку надаютьСполучені Штати Україні.</text:p>
      <text:p text:style-name="P4">
«Двопалатна й двопартійна підтримка з боку США, Президента Байдена, всьогоамериканського народу відіграла вирішальну роль у здатності нашої державипротистояти росії у війні за свою свободу та демократичні цінності», —наголосив Володимир Зеленський.</text:p>
      <text:p text:style-name="P4">
Президент України висловив сподівання, що високий рівень підтримки тавзаємодії між двома державами зберігатиметься. Це — запорука спільної перемогинад російським агресором.</text:p>
      <text:p text:style-name="P4">
«Ми переможемо, бо боремося за свою свободу й свободу наших дітей. І ми високоцінуємо допомогу, яку ви надаєте нам — не лише нашій армії, а й політичну тафінансову підтримку українському народу: вчителям, медпрацівникам,пенсіонерам», — сказав Глава держав.</text:p>
      <text:p text:style-name="P4">
У цьому контексті під час зустрічі були детально обговорені подальші напрямисприяння з боку США та роль Конгресу в цьому процесі.</text:p>
      <text:p text:style-name="P4">
Володимир Зеленський поінформував делегацію Конгресу про ситуацію на передовійта окреслив прогноз її розвитку на наступні місяці. При цьому він наголосив,що український народ вірить у свою армію, та висловив переконання, що Українадосягне поставленої мети.</text:p>
      <text:p text:style-name="P4">
Глава держави акцентував на важливості якнайшвидшої передачі вже заявленоїбезпекової підтримки. Окремо він відзначив необхідність надання для потреб силоборони військової техніки та озброєння, яке може вплинути на подальшийперебіг бойових дій і припинити російський терор проти мирних українськихміст.</text:p>
      <text:p text:style-name="P4">
Президент подякував конгресменам за висловлену потужну підтримку України,зокрема з боку Республіканської партії, та готовність і далі допомагати нашійдержаві для забезпечення перемоги над агресором.</text:p>
      <text:p text:style-name="P4">
Source: <text:a xlink:type="simple" xlink:href="https://armyinform.com.ua/2023/04/04/volodymyr-zelenskyj-zustrivsya-z-delegacziyeyu-palaty-predstavnykiv-kongresu-ssha-2/" text:style-name="Internet_20_link" text:visited-style-name="Visited_20_Internet_20_Link">
https://armyinform.com.ua/2023/04/04/volodymyr-zelenskyj-zustrivsya-z-delegacziyeyu-palaty-predstavnykiv-kongresu-ssha-2/</text:a>
</text:p>
      <!--NEWS-->
      <text:h text:style-name="P10" text:outline-level="1">
<text:span text:style-name="T4">
На росії пораненим окупантам не виплачують обіцяну одноразову грошову виплату</text:span>
</text:h>
      <text:p text:style-name="P4">
Author: ['АРМІЯINFORM']</text:p>
      <text:p text:style-name="P4">
Time: 2023-04-04T30:00:00-04:00</text:p>
      <text:p text:style-name="P4">
Description: Служба зовнішньої розвідки України опублікувала чергову добірку прикладів впл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sankcziyi.png" text:style-name="Internet_20_link" text:visited-style-name="Visited_20_Internet_20_Link">
sankcziyi.pn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243" text:anchor-type="as-char" svg:width="6.9236in" svg:height="3.786344in" draw:z-index="0">
<draw:image xlink:href="../Images/AРМІЯINFORM/2023-04-04T30-00-00-04-00/sankcziyi.png" xlink:type="simple" xlink:show="embed" xlink:actuate="onLoad" draw:mime-type="image/png"/>
</draw:frame>
</text:p>
      <text:p text:style-name="P4">
Служба зовнішньої розвідки України <text:a xlink:type="simple" xlink:href="https://www.facebook.com/SZRUkraine/posts/pfbid02psgejmLMzoSUcyzgHTxCeReEDi8tY7hy513kb4pZjmySdk9hkriN1LbpXaX2qrJdl" text:style-name="Internet_20_link" text:visited-style-name="Visited_20_Internet_20_Link">
опублікувала</text:a>
черговудобірку прикладів впливу міжнародних санкцій на економіку росії.</text:p>
      <text:p text:style-name="P4">
Численні перевірки виявили те, що багато танкерів тіньового флоту, зібраногодля перевезення російської нафти, не мають міжнародної страховки та непроходять необхідного технічного обслуговування. Щонайменше 40 танкерів, якіперевозили російську нафту та нафтопродукти до Китаю та Індії із початкугрудня до початку лютого, не оформлювали страхування у Міжнародній групіклубів страхування відповідальності судновласників (P&amp;I) та навіть не мализвичайних судових свідоцтв про управління безпекою.</text:p>
      <text:p text:style-name="P4">
На росії обвалився попит на квартири в новобудовах: віце-прем’єр хуснуллінзаявив, що в країні продано всього 41 % житла, що будується.</text:p>
      <text:p text:style-name="P4">
автоваз повідомив, що «безперервний випуск автомобілів lada буде неможливий зкінця травня через перебої з постачанням комплектувальних», тому робітникибудуть відправлені в корпоративну відпустку.</text:p>
      <text:p text:style-name="P4">
На тлі дефіциту чіпів для закордонних паспортів на рф різко зросли ціни напослуги агенцій, що допомагають терміново оформити документ: з 50–80 тисячруб, до 100–400 тисяч руб.</text:p>
      <text:p text:style-name="P4">
2022 року рекламодавці на 41 % скоротили свої замовлення в друкованих виданняхрф; за прогнозом поточного року цей сегмент ринку втратить ще 25 %.</text:p>
      <text:p text:style-name="P4">
російський бізнесмен тіньков, який із 2022 року перебуває під міжнароднимисанкціями, мусив продати свій літак: у джета Dassault Falcon 8X змінилисябортові номери та реєстрація. До російського військового вторгнення в Українуйого статки становили $ 9,5 млрд, у листопаді 2022-го — $ 860 млн.</text:p>
      <text:p text:style-name="P4">
«Вільний університет», визнаний генпрокуратурою рф «небажаною організацією» запросування на росії принципів європейської демократії, мусив зупинитидіяльність на її території. Таке рішення вчена рада університету прийнялачерез те, що статус «небажаної організації», згідно зі ст. 284.1 кк рф,передбачає позбавлення волі до чотирьох років для членів закладу, на якепоставлено таке російське клеймо.</text:p>
      <text:p text:style-name="P4">
Керівництво управління пенсійного фонду рф у кємєровській області безпопередження стягнуло 8 % від премії співробітників, пояснивши це тим, щогроші підуть на підтримку мобілізованих для війни проти України. Співробітникиобурилися, і керівництво установи було змушене повернути їм суми.</text:p>
      <text:p text:style-name="P4">
Окупанти, які після поранення повернулися до забайкалля, публічно скаржатьсяна регіональну владу через те, що їм із осені минулого року не надають обіцянуодноразову грошову виплату.</text:p>
      <text:p text:style-name="P4">
За перший квартал вартість долара у білорусі зросла на 4,41 % (з 2,7364 до2,8571 рубля). Попереду росія — 9,59 % (з 70,3375 до 77,0863 рубля) таТаджикистан — 6,97 % (з 10,2024 до 10,9136 сомоні).</text:p>
      <text:p text:style-name="P4">
На думку фахівців, ситуація у білоруській медицині стала критичною. Нестачапонад 10 тисяч фахівців різних галузей призводить до поступового колапсу усієїсистеми охорони здоров’я. Випускники медвузів і коледжів не вирішуютьпроблему. До всіх органів влади ринув потік звернень громадян про неможливістьотримати медичну допомогу. Урядом розглядаються найрадикальніші заходи, аж дозаборони на виїзд із країни під приводом загрози національній безпеці дляособливо цінних лікарів-фахівців.</text:p>
      <text:p text:style-name="P4">
У білорусі з 1 червня збільшать тарифи на електроенергію для обігріву житла.Їх уже піднімали з 1 січня, але на початок літа заплановано черговепідвищення. У 2022-му році чиновники скасували літнє підвищення тарифів наелектрику для опалення житла, але у поточному році вони частково вирішилинадолужити — розцінки піднімуть більше, ніж планували минулого року.</text:p>
      <text:p text:style-name="P4">
<text:span text:style-name="T4">
Джерело:</text:span>
 <text:span text:style-name="T5">
<text:a xlink:type="simple" xlink:href="https://www.facebook.com/SZRUkraine/posts/pfbid02psgejmLMzoSUcyzgHTxCeReEDi8tY7hy513kb4pZjmySdk9hkriN1LbpXaX2qrJdl" text:style-name="Internet_20_link" text:visited-style-name="Visited_20_Internet_20_Link">
Служба зовнішньої розвідкиУкраїни</text:a>
</text:span>
</text:p>
      <text:p text:style-name="P4">
Source: <text:a xlink:type="simple" xlink:href="https://armyinform.com.ua/2023/04/04/na-rosiyi-poranenym-okupantam-ne-vyplachuyut-obiczyanu-odnorazovu-groshovu-vyplatu/" text:style-name="Internet_20_link" text:visited-style-name="Visited_20_Internet_20_Link">
https://armyinform.com.ua/2023/04/04/na-rosiyi-poranenym-okupantam-ne-vyplachuyut-obiczyanu-odnorazovu-groshovu-vyplatu/</text:a>
</text:p>
      <!--NEWS-->
      <text:h text:style-name="P10" text:outline-level="1">
<text:span text:style-name="T4">
У ЦНАПах надаватимуть 19 нових послуг ветеранам та їхнім родинам</text:span>
</text:h>
      <text:p text:style-name="P4">
Author: ['АРМІЯINFORM']</text:p>
      <text:p text:style-name="P4">
Time: 2023-04-04T31:00:00-04:00</text:p>
      <text:p text:style-name="P4">
Description: Надання якісних послуг ветеранам війни і членам їхніх сімей через мережу центрів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whatsapp-image-2022-02-22-at-16.12.00.jpeg" text:style-name="Internet_20_link" text:visited-style-name="Visited_20_Internet_20_Link">
whatsapp-image-2022-02-22-at-16.12.00.jpeg</text:a>
']</text:p>
      <text:p text:style-name="P4">
Tags: ['ДОПОМОГА ВЕТЕРАНАМ', 'ЦНАП', 'ЮЛІЯ ЛАПУТІНА']</text:p>
      <text:p text:style-name="P4">
Category: News</text:p>
      <!--METADATA-->
      <text:p text:style-name="P4">
<draw:frame draw:style-name="fr1" draw:name="Image244" text:anchor-type="as-char" svg:width="6.9236in" svg:height="4.61393in" draw:z-index="0">
<draw:image xlink:href="../Images/AРМІЯINFORM/2023-04-04T31-00-00-04-00/whatsapp-image-2022-02-22-at-16.12.00.jpeg" xlink:type="simple" xlink:show="embed" xlink:actuate="onLoad" draw:mime-type="image/jpeg"/>
</draw:frame>
</text:p>
      <text:p text:style-name="P4">
Надання якісних послуг ветеранам війни і членам їхніх сімей через мережуцентрів надання адміністративних послуг (ЦНАП) буде ефективним інструментомповернення українських захисників і захисниць та їхніх родин до мирного життя,сприятиме гідній самореалізації у суспільстві. Про це наголосила Міністр усправах ветеранів України Юлія Лапутіна під час онлайн-зустрічі з керівникамиЦНАПів, що відбулася 3 квітня за сприяння Всеукраїнської асоціації центрівнадання адміністративних послуг,<text:a xlink:type="simple" xlink:href="https://www.kmu.gov.ua/news/u-tsnapakh-nadavatymut-19-novykh-posluh-veteranam-ta-ikhnim-rodynam-iuliia-laputina" text:style-name="Internet_20_link" text:visited-style-name="Visited_20_Internet_20_Link">
повідомляє</text:a>
 Урядовий портал.</text:p>
      <text:p text:style-name="P4">
Очільниця Мінветеранів зазначила, що надання належного і якісного сервісуветеранам членам їхніх сімей та родинам полеглих є одним із основних завдань,визначених Урядом в межах формування комплексної ветеранської політики. Дляцього Мінветеранів вже розпочало серію навчань адміністраторів ЦНАПів усіхобластей України.</text:p>
      <text:p text:style-name="P4">
Слухачі ознайомляться з переліком ветеранських послуг, практичними кейсамищодо особливостей взаємодії з ветеранами та ветеранками у ЦНАПах, отримаютьвідповіді на найпоширеніші питання від фахівців профільних підрозділівМінветеранів та психологів.</text:p>
      <text:p text:style-name="P4">
«Один з важливих напрямів нашого партнерства — це розширення перелікуадмінпослуг, які надаються ветеранам війни через ЦНАПи. Мінветеранівпідготовлено проект розпорядження Уряду, яким буде додано 19 нових послуг дляветеранів, надання яких передбачено ЦНАПами. Це, зокрема, послуги щодопризначення грошової допомоги чи компенсації, безоплатного капітальногоремонту, заміни посвідчень УБД та членів сімей захисників і захисниць тощо», —повідомила Юлія Лапутіна.</text:p>
      <text:p text:style-name="P4">
Крім того, Мінветеранів вже реалізує окремі партнерські проекти спільно змісцевими органами влади. Зокрема, в територіальній громаді міста Житомир вжеуспішно працює «Адмінсервіс «Ветеран». Там на базі ЦНАПу відкрито «єдиневікно» для ветеранів, до його роботи залучені працівники, які пройшли навчаннята обізнані у гарантіях, правах та можливостях для ветеранів, розповілаМіністр.</text:p>
      <text:p text:style-name="P4">
А спільно з місцевою владою міста Дніпро планується реалізація проекту «Я —Ветеран», у перспективі якого — запровадження 112 найбільш затребуваних послугу місті.</text:p>
      <text:p text:style-name="P4">
У свою чергу заступник Міністра у справах ветеранів України з питань цифровогорозвитку, цифрових трансформацій і цифровізації Тетяна Калита наголосила, щоцифровізація ветеранських послуг та їх доступність — у пріоритетіМінветеранів.</text:p>
      <text:p text:style-name="P4">
Вона розповіла учасникам зустрічі про створений фахівцями Міністерства на базіЄдиного державного реєстру ветеранів війни портал «Е-Ветеран» — дляінформування та надання кваліфікованих послуг українським ветеранам, членамїхніх сімей і родин загиблих воїнів.</text:p>
      <text:p text:style-name="P4">
«Фахівці ЦНАПів надають великий перелік адміністративних послуг різнимкатегоріям осіб. І ті соціальні інструменти, які є у центрах, станутьзапорукою співпраці з Мінветеранів. Ми маємо бути готовими до масовогоповернення українських воїнів після перемоги, сприяти їхній якісній ібезпроблемній реінтеграції до родин, своїх громад. А людиноцентричний підхіддо надання послуг дозволить зміцнити соціальну єдність та додасть стійкостідержаві. Дякую всім за готовність до співпраці з Мінветеранів, разом мизробимо дуже корисну справу», — підкреслила Юлія Лапутіна.</text:p>
      <text:p text:style-name="P4">
Source: <text:a xlink:type="simple" xlink:href="https://armyinform.com.ua/2023/04/04/u-cznapah-nadavatymut-19-novyh-poslug-veteranam-ta-yihnim-rodynam-yuliya-laputina/" text:style-name="Internet_20_link" text:visited-style-name="Visited_20_Internet_20_Link">
https://armyinform.com.ua/2023/04/04/u-cznapah-nadavatymut-19-novyh-poslug-veteranam-ta-yihnim-rodynam-yuliya-laputina/</text:a>
</text:p>
      <!--NEWS-->
      <text:h text:style-name="P10" text:outline-level="1">
<text:span text:style-name="T4">
І як воювати з таким озброєнням — перехоплення розвідки</text:span>
</text:h>
      <text:p text:style-name="P4">
Author: ['АРМІЯINFORM']</text:p>
      <text:p text:style-name="P4">
Time: 2023-04-04T32:00:00-04:00</text:p>
      <text:p text:style-name="P4">
Description: Військовослужбовець критикує накази командування та його ставлення до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text:p>
      <text:p text:style-name="P4">
Category: News</text:p>
      <!--METADATA-->
      <text:p text:style-name="P4">
<draw:frame draw:style-name="fr1" draw:name="Image245" text:anchor-type="as-char" svg:width="6.9236in" svg:height="3.894525in" draw:z-index="0">
<draw:image xlink:href="../Images/AРМІЯINFORM/2023-04-04T32-00-00-04-00/337531944_232614265847457_8544501692430122370_n.jpg" xlink:type="simple" xlink:show="embed" xlink:actuate="onLoad" draw:mime-type="image/jpeg"/>
</draw:frame>
</text:p>
      <text:p text:style-name="P4">
Військовослужбовець критикує накази командування та його ставлення доособового складу, а також відсутність нового озброєння, через що вимушенірозконсервовувати старе.</text:p>
      <text:p text:style-name="P4">
<text:span text:style-name="T4">
Джерело:</text:span>
 <text:span text:style-name="T5">
<text:a xlink:type="simple" xlink:href="https://t.me/DIUkraine/2167" text:style-name="Internet_20_link" text:visited-style-name="Visited_20_Internet_20_Link">
ГУР МОУ</text:a>
</text:span>
</text:p>
      <text:p text:style-name="P4">
Source: <text:a xlink:type="simple" xlink:href="https://armyinform.com.ua/2023/04/04/i-yak-voyuvaty-z-takym-ozbroyennyam-gur-perehoplennya/" text:style-name="Internet_20_link" text:visited-style-name="Visited_20_Internet_20_Link">
https://armyinform.com.ua/2023/04/04/i-yak-voyuvaty-z-takym-ozbroyennyam-gur-perehoplennya/</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4-04T33: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sankcziyi.jpg" text:style-name="Internet_20_link" text:visited-style-name="Visited_20_Internet_20_Link">
sankcziyi.jpg</text:a>
']</text:p>
      <text:p text:style-name="P4">
Tags: ['STOPRUSSIA', 'АГРЕСІЯ РФ', 'ВТОРГНЕННЯ РФ', 'УКРАЇНА І СВІТ']</text:p>
      <text:p text:style-name="P4">
Category: News</text:p>
      <!--METADATA-->
      <text:p text:style-name="P4">
<draw:frame draw:style-name="fr1" draw:name="Image246" text:anchor-type="as-char" svg:width="6.9236in" svg:height="4.396486in" draw:z-index="0">
<draw:image xlink:href="../Images/AРМІЯINFORM/2023-04-04T33-00-00-04-00/sankcziyi.jpg" xlink:type="simple" xlink:show="embed" xlink:actuate="onLoad" draw:mime-type="image/jpeg"/>
</draw:frame>
Ілюстративне фото</text:p>
      <text:p text:style-name="P4">
Служба зовнішньої розвідки України <text:a xlink:type="simple" xlink:href="https://www.facebook.com/SZRUkraine/posts/pfbid02psgejmLMzoSUcyzgHTxCeReEDi8tY7hy513kb4pZjmySdk9hkriN1LbpXaX2qrJdl" text:style-name="Internet_20_link" text:visited-style-name="Visited_20_Internet_20_Link">
повідомляє</text:a>
просанкції проти російської федерації станом на 3 квітня.</text:p>
      <text:p text:style-name="P4">
Друга група українських артилеристів завершила навчання на САУ AS90 уСполученому Королівстві.</text:p>
      <text:p text:style-name="P4">
Міністр у справах Європейського Союзу уряду Польщі Шимон Шиньковський вельСенк заявив, що рішення Варшави й Братислави передати Україні винищувачіМіГ-29 має стати прикладом для інших країн.</text:p>
      <text:p text:style-name="P4">
ЄС боротиметься з будь-якими зловживаннями повноваженнями з боку росії уперіод її головування у Раді Безпеки ООН у квітні, — заявив керівникєвропейської дипломатії Жозеп Боррель.</text:p>
      <text:p text:style-name="P4">
Міністерство внутрішніх справ Латвії планує провести в Юрмалі курспсихологічної підтримки для офіцерів Державної прикордонної служби України.</text:p>
      <text:p text:style-name="P4">
Нова Зеландія наклала санкції на уповноважену президента рф з прав дитинимарію львову-бєлову «за її участь у відвертому викраденні та насильницькомупереселенні тисяч українських дітей». «Санкції накладено ще на 26 осіб —п’ятьох із білорусі та решту з росії — на знак нашого постійного засудженнядій росії та нашої підтримки України», — заявила міністр закордонних справНової Зеландії Наная Махута.</text:p>
      <text:p text:style-name="P4">
"З часу Другої світової війни минули десятиріччя, а люди і досі говорять прожахи Голокосту. Те, що зараз відбувається в Україні — це немов Голокост ХХІстоліття, — заявив колишній президент Монголії Цахіагійн Елбегдорж під часперебування на Київщині з гуманітарною місією.</text:p>
      <text:p text:style-name="P4">
Редактори 38 видань з усього світу підписали листа з вимогою звільнитижурналіста американського видання The Wall Street Journal Евана Гершковича,якого затримали в росії за підозрою у шпигунстві.</text:p>
      <text:p text:style-name="P4">
Президент Мая Санду заявила, що Молдова може стати повністю незалежною венергетичній сфері від росії за два роки.</text:p>
      <text:p text:style-name="P4">
<text:span text:style-name="T4">
Джерело:</text:span>
 <text:span text:style-name="T5">
<text:a xlink:type="simple" xlink:href="https://www.facebook.com/SZRUkraine/posts/pfbid02psgejmLMzoSUcyzgHTxCeReEDi8tY7hy513kb4pZjmySdk9hkriN1LbpXaX2qrJdl" text:style-name="Internet_20_link" text:visited-style-name="Visited_20_Internet_20_Link">
Служба зовнішньої розвідкиУкраїни</text:a>
</text:span>
</text:p>
      <text:p text:style-name="P4">
Source: <text:a xlink:type="simple" xlink:href="https://armyinform.com.ua/2023/04/04/ukrayina-i-svit-proty-rosijskoyi-agresiyi-sankcziyi-v-diyi-9/" text:style-name="Internet_20_link" text:visited-style-name="Visited_20_Internet_20_Link">
https://armyinform.com.ua/2023/04/04/ukrayina-i-svit-proty-rosijskoyi-agresiyi-sankcziyi-v-diyi-9/</text:a>
</text:p>
      <!--NEWS-->
      <text:h text:style-name="P10" text:outline-level="1">
<text:span text:style-name="T4">
кремль використовує вбивство «військкора» як чергову порцію пропаганди</text:span>
</text:h>
      <text:p text:style-name="P4">
Author: ['АРМІЯINFORM']</text:p>
      <text:p text:style-name="P4">
Time: 2023-04-04T34:00:00-04:00</text:p>
      <text:p text:style-name="P4">
Description: Подібними заявами вибухнули пропагадисти рф у зв’язку зі смертю «військк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069820_2090478197821672_898770503943600015_n.jpg" text:style-name="Internet_20_link" text:visited-style-name="Visited_20_Internet_20_Link">
339069820_2090478197821672_898770503943600015_n.jpg</text:a>
']</text:p>
      <text:p text:style-name="P4">
Tags: ['НАРАТИВИ РФ', 'ПРОПАГАНДА', 'ЦЕНТР ПРОТИДІЇ ДЕЗІНФОРМАЦІЇ']</text:p>
      <text:p text:style-name="P4">
Category: News</text:p>
      <!--METADATA-->
      <text:p text:style-name="P4">
<draw:frame draw:style-name="fr1" draw:name="Image247" text:anchor-type="as-char" svg:width="6.9236in" svg:height="6.9236in" draw:z-index="0">
<draw:image xlink:href="../Images/AРМІЯINFORM/2023-04-04T34-00-00-04-00/339069820_2090478197821672_898770503943600015_n.jpg" xlink:type="simple" xlink:show="embed" xlink:actuate="onLoad" draw:mime-type="image/jpeg"/>
</draw:frame>
</text:p>
      <text:p text:style-name="P4">
Подібними заявами вибухнули пропагадисти рф у зв’язку зі смертю «військкора»в.татарського, який вимагав «повного знищення» України.</text:p>
      <text:p text:style-name="P4">
Убивство українофоба набрало серйозного резонансу, тому у кремлі вирішили цимскористатися і через ручних пропагандистів намагаються зробити з татарськогомученика та жертву нацистів</text:p>
      <text:p text:style-name="P4">
Насправді ворог намагається об’єднати росіян навколо цього інфоприводу, щобпідняти їхній низький бойовий дух і збільшити мобілізаційні показники зарахунок жертв роспропаганди</text:p>
      <text:p text:style-name="P4">
«Всіх переможемо, всіх уб’ємо, всіх, кого треба, пограбуємо. Все буде, як милюбимо», — фраза татарського на знак підтримки путінського режиму, яка набралапопулярності в росмедіа і яка чудово описує методи кремля.</text:p>
      <text:p text:style-name="P4">
<text:span text:style-name="T4">
Джерело:</text:span>
 <text:a xlink:type="simple" xlink:href="https://www.facebook.com/protydiyadezinformatsiyi.cpd/posts/pfbid0ctZe6Ez8CLwDqiHN9et6A6GCNJ4SGHNpr4weWSCze6621BZaNTcsC2JhavfK8BVCl" text:style-name="Internet_20_link" text:visited-style-name="Visited_20_Internet_20_Link">
Центр протидіїдезінформації</text:a>
</text:p>
      <text:p text:style-name="P4">
Source: <text:a xlink:type="simple" xlink:href="https://armyinform.com.ua/2023/04/04/kreml-vykorystovuye-vbyvstvo-vijskkora-yak-chergovu-porcziyu-propagandy/" text:style-name="Internet_20_link" text:visited-style-name="Visited_20_Internet_20_Link">
https://armyinform.com.ua/2023/04/04/kreml-vykorystovuye-vbyvstvo-vijskkora-yak-chergovu-porcziyu-propagandy/</text:a>
</text:p>
      <!--NEWS-->
      <text:h text:style-name="P10" text:outline-level="1">
<text:span text:style-name="T4">
Затримано російського агента-антисеміта, який погрожував очільнику єврейської громади</text:span>
</text:h>
      <text:p text:style-name="P4">
Author: ['АРМІЯINFORM']</text:p>
      <text:p text:style-name="P4">
Time: 2023-04-04T35:00:00-04:00</text:p>
      <text:p text:style-name="P4">
Description: Служба безпеки запобігла спробам російських спецслужб дестабіліз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sbu4-1.jpg" text:style-name="Internet_20_link" text:visited-style-name="Visited_20_Internet_20_Link">
sbu4-1.jpg</text:a>
']</text:p>
      <text:p text:style-name="P4">
Tags: ['STOPRUSSIA', 'АГРЕСІЯ РФ', 'ВТОРГНЕННЯ РФ', 'РОСІЙСЬКИЙ АГЕНТ', 'СБУ']</text:p>
      <text:p text:style-name="P4">
Category: News</text:p>
      <!--METADATA-->
      <text:p text:style-name="P4">
<draw:frame draw:style-name="fr1" draw:name="Image248" text:anchor-type="as-char" svg:width="6.9236in" svg:height="4.615733in" draw:z-index="0">
<draw:image xlink:href="../Images/AРМІЯINFORM/2023-04-04T35-00-00-04-00/sbu4-1.jpg" xlink:type="simple" xlink:show="embed" xlink:actuate="onLoad" draw:mime-type="image/jpeg"/>
</draw:frame>
</text:p>
      <text:p text:style-name="P4">
Служба безпеки запобігла спробам російських спецслужб дестабілізувативнутрішньо-політичну обстановку на заході України. У ході спецопераціїзатримано мешканця Закарпаття, який за вказівкою агресора штучно розпалювавантисемітські настрої в регіоні.</text:p>
      <text:p text:style-name="P4">
Про це <text:a xlink:type="simple" xlink:href="https://www.facebook.com/watch/" text:style-name="Internet_20_link" text:visited-style-name="Visited_20_Internet_20_Link">
повідомляє</text:a>
 Службабезпеки України.</text:p>
      <text:p text:style-name="P4">
— У грудні минулого року він приховано наніс на фасадах будівель у центріУжгорода написи із закликами до вбивства євреїв. Крім того, зловмисникнадіслав лідеру єврейської громади «авторську» псевдонаукову працю, в якій«обґрунтовує» свою ненависть до цієї національності, йдеться у повідомленні.</text:p>
      <text:p text:style-name="P4">
Встановлено, що до 2014 року фігурант тимчасово проживав на територіїпівнічної осетії рф. Наразі співробітники Служби безпеки України детальновивчають зв’язки чоловіка зі спецслужбами російської федерації.</text:p>
      <text:p text:style-name="P4">
Повідомляється, що під час обшуку у помешканні зловмисника виявленокомп’ютерну техніку із доказами злочину та прокремлівську літературу, деросійські автори вихваляють спецслужби рф.</text:p>
      <text:p text:style-name="P4">
Також вилучено заплямований фарбою одяг, в якому фігурант перебував під часнанесення антисемітських написів на будівлях.</text:p>
      <text:p text:style-name="P4">
Як зазначається, на підставі зібраних Службою безпеки доказів зловмисникуповідомлено про підозру за ч. 1 ст. 161 Кримінального кодексу України(розпалювання національної, регіональної, расової чи релігійної ворожнечі таненависті).</text:p>
      <text:p text:style-name="P4">
Триває розслідування для встановлення всіх обставин злочину і притягненнявинних до відповідальності.</text:p>
      <text:p text:style-name="P4">
Заходи проводили співробітники СБУ у Закарпатській області спільно зНаціональною поліцією за процесуального керівництва Ужгородської окружноїпрокуратури.</text:p>
      <text:p text:style-name="P4">
Source: <text:a xlink:type="simple" xlink:href="https://armyinform.com.ua/2023/04/04/zatrymano-rosijskogo-agenta-antysemita-yakyj-pogrozhuvav-ochilnyku-yevrejskoyi-gromady/" text:style-name="Internet_20_link" text:visited-style-name="Visited_20_Internet_20_Link">
https://armyinform.com.ua/2023/04/04/zatrymano-rosijskogo-agenta-antysemita-yakyj-pogrozhuvav-ochilnyku-yevrejskoyi-gromady/</text:a>
</text:p>
      <!--NEWS-->
      <text:h text:style-name="P10" text:outline-level="1">
<text:span text:style-name="T4">
Держспецзв’язку взяла участь у п’ятиденному воркшопі з кіберзахисту для працівників підприємств критичної інфраструктури</text:span>
</text:h>
      <text:p text:style-name="P4">
Author: ['АРМІЯINFORM']</text:p>
      <text:p text:style-name="P4">
Time: 2023-04-04T36:00:00-04:00</text:p>
      <text:p text:style-name="P4">
Description: Бюро Міжнародної безпеки та непоширення Офісу Зменшення загроз Державного Департаме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755405_2175424449311997_1603151073373319492_n.jpg" text:style-name="Internet_20_link" text:visited-style-name="Visited_20_Internet_20_Link">
339755405_2175424449311997_1603151073373319492_n.jpg</text:a>
']</text:p>
      <text:p text:style-name="P4">
Tags: ['ВОРКШОП', 'ДЕРЖСПЕЦЗВ’ЯЗОК', 'СЕМІНАР']</text:p>
      <text:p text:style-name="P4">
Category: News</text:p>
      <!--METADATA-->
      <text:p text:style-name="P4">
<draw:frame draw:style-name="fr1" draw:name="Image249" text:anchor-type="as-char" svg:width="6.9236in" svg:height="4.615733in" draw:z-index="0">
<draw:image xlink:href="../Images/AРМІЯINFORM/2023-04-04T36-00-00-04-00/339755405_2175424449311997_1603151073373319492_n.jpg" xlink:type="simple" xlink:show="embed" xlink:actuate="onLoad" draw:mime-type="image/jpeg"/>
</draw:frame>
</text:p>
      <text:p text:style-name="P4">
Бюро Міжнародної безпеки та непоширення Офісу Зменшення загроз ДержавногоДепартаменту США в партнерстві з Державною службою спеціального зв’язку тазахисту інформації України та Радою національної безпеки та оборони провелип’ятиденний семінар «Безпека та стійкість критичної інфраструктури» дляфахівців об’єктів критичної інфраструктури державного та приватного секторівУкраїни. Про це<text:a xlink:type="simple" xlink:href="https://www.facebook.com/dsszzi/posts/pfbid02fC8GMeVEKWLUSzN2w9CLdGiaudXPsZk8dXWtKL2fGz5rcXxh5BHLUZY3Rh73E9Kjl" text:style-name="Internet_20_link" text:visited-style-name="Visited_20_Internet_20_Link">
повідомляє</text:a>
Державна служба спеціального зв’язку та захисту інформації України.</text:p>
      <text:p text:style-name="P4">
Захід також підтримало Міністерство національної безпеки США, Агентство зкібербезпеки та безпеки інфраструктури США (англ. — CISA) та Фонд цивільнихдосліджень і розвитку США ( <text:a xlink:type="simple" xlink:href="https://www.facebook.com/CRDFGlobal/" text:style-name="Internet_20_link" text:visited-style-name="Visited_20_Internet_20_Link">
CRDFGlobal</text:a>
 ).</text:p>
      <text:p text:style-name="P4">
Мета семінару — нарощування спроможності, стійкості українських підприємствкритичної інфраструктури та їх взаємодії як на рівні окремих об’єктів, так іна загальнодержавному рівні.</text:p>
      <text:p text:style-name="P4">
«Підвищення стійкості критичної інфраструктури до загроз, на основіцілеспрямованих зловмисних дій, в нинішніх умовах має стати пріоритетом дляключових секторів критичної інфраструктури. Перед нами стоїть завданняудосконалити законодавство, яке має охоплювати повний цикл стратегічногопланування та управління з урахуванням принципів та напрямів забезпеченнянаціональної стійкості на всіх рівнях — загальнодержавному, регіональному,місцевому, об’єктовому», — зазначив директор Департаменту захисту критичноїінфраструктури Адміністрації Держспецзв’язку Андрій Чотчиков.</text:p>
      <text:p text:style-name="P4">
Він подякував партнерам за допомогу та плідну співпрацю у вирішенні проблемнихпитань впровадження державної політики із захисту критичної інфраструктури тапідкреслив, що між Державною службою спеціального зв’язку та захистуінформації України та CISA було укладено меморандум, в результаті якого вжевстановлено високий рівень кооперації та взаємодії.</text:p>
      <text:p text:style-name="P4">
Під час семінару відбулися різноманітні інтерактивні сесії, лекції, дискусіїта групові заходи під керівництвом експертів CISA . Крім того, учасники малиможливість навчитися одне в одного та обговорили спільні зусилля у відповіднихгалузях.</text:p>
      <text:p text:style-name="P4">
«Ми цінуємо можливість для цього цінного обміну інформацією та передовогодосвіду для посилення безпеки та стійкості, які плануємо використовувати длямайбутніх заходів», — сказала Кейтлін Джуелл, заступниця директора CISAInternational.</text:p>
      <text:p text:style-name="P4">
Source: <text:a xlink:type="simple" xlink:href="https://armyinform.com.ua/2023/04/04/derzhspeczzvyazku-vzyala-uchast-u-pyatydennomu-vorkshopi-z-kiberzahystu-dlya-praczivnykiv-pidpryyemstv-krytychnoyi-infrastruktury/" text:style-name="Internet_20_link" text:visited-style-name="Visited_20_Internet_20_Link">
https://armyinform.com.ua/2023/04/04/derzhspeczzvyazku-vzyala-uchast-u-pyatydennomu-vorkshopi-z-kiberzahystu-dlya-praczivnykiv-pidpryyemstv-krytychnoyi-infrastruktury/</text:a>
</text:p>
      <!--NEWS-->
      <text:h text:style-name="P10" text:outline-level="1">
<text:span text:style-name="T4">
Цієї ночі наше ППО збило 14 БПЛА Shahed</text:span>
</text:h>
      <text:p text:style-name="P4">
Author: ['АРМІЯINFORM']</text:p>
      <text:p text:style-name="P4">
Time: 2023-04-04T37:00:00-04:00</text:p>
      <text:p text:style-name="P4">
Description: Уночі 4 квітня 2023 року російські окупанти атакували Україну з південного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shah.jpg" text:style-name="Internet_20_link" text:visited-style-name="Visited_20_Internet_20_Link">
shah.jpg</text:a>
']</text:p>
      <text:p text:style-name="P4">
Tags: ['SHAHED', 'STOPRUSSIA', 'ВТОРГНЕННЯ РФ', 'ЗНИЩЕННЯ ВОЄННОЇ ТЕХНІКИ ПРОТИВНИКА', 'ПОВІТРЯНІ СИЛИ ЗСУ']</text:p>
      <text:p text:style-name="P4">
Category: News</text:p>
      <!--METADATA-->
      <text:p text:style-name="P4">
<draw:frame draw:style-name="fr1" draw:name="Image250" text:anchor-type="as-char" svg:width="6.9236in" svg:height="3.89773in" draw:z-index="0">
<draw:image xlink:href="../Images/AРМІЯINFORM/2023-04-04T37-00-00-04-00/shah.jpg" xlink:type="simple" xlink:show="embed" xlink:actuate="onLoad" draw:mime-type="image/jpeg"/>
</draw:frame>
 <text:span text:style-name="T4">
🔥Ситуація щодо російського вторгнення</text:span>
</text:p>
      <text:p text:style-name="P4">
Уночі 4 квітня 2023 року російські окупанти атакували Україну з південногонапрямку ударними безпілотниками іранського виробництва «Shahed-136/131».</text:p>
      <text:p text:style-name="P4">
Про це<text:a xlink:type="simple" xlink:href="https://www.facebook.com/kpszsu/posts/pfbid0ay4TgZ3LAshx69AmjeaEAG1s8WzcfxzUiknp1oqogBq6iJMCECBtR1iPFXsPajvjl" text:style-name="Internet_20_link" text:visited-style-name="Visited_20_Internet_20_Link">
повідомляє</text:a>
Командування Повітряних Сил ЗСУ.</text:p>
      <text:p text:style-name="P4">
Загалом зафіксовано до 17 пусків ударних БпЛА, імовірно з району східногоузбережжя Азовського моря.</text:p>
      <text:p text:style-name="P4">
Силами та засобами протиповітряної оборони Повітряного командування «Південь»знищено 14 «шахедів».</text:p>
      <text:p text:style-name="P4">
Source: <text:a xlink:type="simple" xlink:href="https://armyinform.com.ua/2023/04/04/znyshheno-shhe-14-udarnyh-bpla-shahed-136-131/" text:style-name="Internet_20_link" text:visited-style-name="Visited_20_Internet_20_Link">
https://armyinform.com.ua/2023/04/04/znyshheno-shhe-14-udarnyh-bpla-shahed-136-131/</text:a>
</text:p>
      <!--NEWS-->
      <text:h text:style-name="P10" text:outline-level="1">
<text:span text:style-name="T4">
За минулу добу ворог завдав 3 ракетних та 21 авіаційний удар</text:span>
</text:h>
      <text:p text:style-name="P4">
Author: ['АРМІЯINFORM']</text:p>
      <text:p text:style-name="P4">
Time: 2023-04-04T38:00:00-04:00</text:p>
      <text:p text:style-name="P4">
Description: Про це повідомляє Генеральний штаб Збройних Сил України.    —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650977494-848.jpg" text:style-name="Internet_20_link" text:visited-style-name="Visited_20_Internet_20_Link">
630_360_1650977494-848.jpg</text:a>
']</text:p>
      <text:p text:style-name="P4">
Tags: ['STOPRUSSIA', 'ВТОРГНЕННЯ РФ', 'ГШ ЗСУ', 'ОПЕРАТИВНА ІНФОРМАЦІЯ']</text:p>
      <text:p text:style-name="P4">
Category: News</text:p>
      <!--METADATA-->
      <text:p text:style-name="P4">
<draw:frame draw:style-name="fr1" draw:name="Image251" text:anchor-type="as-char" svg:width="6.9236in" svg:height="3.956343in" draw:z-index="0">
<draw:image xlink:href="../Images/AРМІЯINFORM/2023-04-04T38-00-00-04-00/630_360_1650977494-848.jpg" xlink:type="simple" xlink:show="embed" xlink:actuate="onLoad" draw:mime-type="image/jpeg"/>
</draw:frame>
 <text:span text:style-name="T4">
🔥 Ситуація щодоросійського вторгнення</text:span>
</text:p>
      <text:p text:style-name="P4">
Про це<text:a xlink:type="simple" xlink:href="https://www.facebook.com/GeneralStaff.ua/posts/pfbid02DjH68Cr3pbHDDBizuuKYiV1D4m2q1oEK5duFcF89DydbB7oGDPyznWfCd131Ls5cl" text:style-name="Internet_20_link" text:visited-style-name="Visited_20_Internet_20_Link">
повідомляє</text:a>
Генеральний штаб Збройних Сил України.</text:p>
      <text:p text:style-name="P4">
— Протягом минулої доби противник завдав 3 ракетних та 21 авіаційного удару,здійснив 33 обстріли з реактивних систем залпового вогню, — зазначається узведенні.</text:p>
      <text:p text:style-name="P4">
Високою залишається ймовірність завдання ракетних та авіаційних ударів по всійтериторії України, адже ворог і надалі використовує тактику терору.</text:p>
      <text:p text:style-name="P4">
Source: <text:a xlink:type="simple" xlink:href="https://armyinform.com.ua/2023/04/04/za-mynulu-dobu-vorog-zavdav-3-raketnyh-ta-21-aviaczijnyj-udar/" text:style-name="Internet_20_link" text:visited-style-name="Visited_20_Internet_20_Link">
https://armyinform.com.ua/2023/04/04/za-mynulu-dobu-vorog-zavdav-3-raketnyh-ta-21-aviaczijnyj-udar/</text:a>
</text:p>
      <!--NEWS-->
      <text:h text:style-name="P10" text:outline-level="1">
<text:span text:style-name="T4">
Минулої доби Сили оборони відбили 69 атак загарбників</text:span>
</text:h>
      <text:p text:style-name="P4">
Author: ['АРМІЯINFORM']</text:p>
      <text:p text:style-name="P4">
Time: 2023-04-04T39:00:00-04:00</text:p>
      <text:p text:style-name="P4">
Description: Про це повідомляє Генеральний штаб Збройних Сил України.    —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60134.jpg" text:style-name="Internet_20_link" text:visited-style-name="Visited_20_Internet_20_Link">
260134.jpg</text:a>
']</text:p>
      <text:p text:style-name="P4">
Tags: ['STOPRUSSIA', 'ВТОРГНЕННЯ РФ', 'ГШ', 'ОПЕРАТИВНА ІНФОРМАЦІЯ']</text:p>
      <text:p text:style-name="P4">
Category: News</text:p>
      <!--METADATA-->
      <text:p text:style-name="P4">
<draw:frame draw:style-name="fr1" draw:name="Image252" text:anchor-type="as-char" svg:width="6.9236in" svg:height="5.048458in" draw:z-index="0">
<draw:image xlink:href="../Images/AРМІЯINFORM/2023-04-04T39-00-00-04-00/260134.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DjH68Cr3pbHDDBizuuKYiV1D4m2q1oEK5duFcF89DydbB7oGDPyznWfCd131Ls5cl" text:style-name="Internet_20_link" text:visited-style-name="Visited_20_Internet_20_Link">
повідомляє</text:a>
Генеральний штаб Збройних Сил України.</text:p>
      <text:p text:style-name="P4">
— Противник продовжує зосереджувати основні зусилля на веденні наступальнихдій на Лиманському, Бахмутському, Авдіївському та Мар’їнському напрямках.Завдяки злагодженим діям підрозділів Сил оборони України та героїзму кожноговоїна, протягом минулої доби було відбито 69 атак окупантів. Найзапекліші боїтривають за населені пункти Бахмут, Авдіївка та Мар’їнка, — йдеться уповідомленні.</text:p>
      <text:p text:style-name="P4">
Source: <text:a xlink:type="simple" xlink:href="https://armyinform.com.ua/2023/04/04/mynuloyi-doby-syly-oborony-vidbyly-69-atak-zagarbnykiv/" text:style-name="Internet_20_link" text:visited-style-name="Visited_20_Internet_20_Link">
https://armyinform.com.ua/2023/04/04/mynuloyi-doby-syly-oborony-vidbyly-69-atak-zagarbnykiv/</text:a>
</text:p>
      <!--NEWS-->
      <text:h text:style-name="P10" text:outline-level="1">
<text:span text:style-name="T4">
Наша авіація завдала 5 ударів по позиціях противника</text:span>
</text:h>
      <text:p text:style-name="P4">
Author: ['АРМІЯINFORM']</text:p>
      <text:p text:style-name="P4">
Time: 2023-04-04T40:00:00-04:00</text:p>
      <text:p text:style-name="P4">
Description: Про це повідомляє Генеральний штаб Збройних Сил України.    —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ВТОРГНЕННЯ РФ', 'ГШ ЗСУ', 'ОПЕРАТИВНА ІНФОРМАЦІЯ']</text:p>
      <text:p text:style-name="P4">
Category: News</text:p>
      <!--METADATA-->
      <text:p text:style-name="P4">
<draw:frame draw:style-name="fr1" draw:name="Image253" text:anchor-type="as-char" svg:width="6.9236in" svg:height="3.894525in" draw:z-index="0">
<draw:image xlink:href="../Images/AРМІЯINFORM/2023-04-04T40-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DjH68Cr3pbHDDBizuuKYiV1D4m2q1oEK5duFcF89DydbB7oGDPyznWfCd131Ls5cl" text:style-name="Internet_20_link" text:visited-style-name="Visited_20_Internet_20_Link">
повідомляє</text:a>
Генеральний штаб Збройних Сил України.</text:p>
      <text:p text:style-name="P4">
— Авіація сил оборони минулої доби завдала 5 ударів по районах зосередженняособового складу та військової техніки окупантів. Також було збито ворожийрозвідувальний БпЛА, а наші ракетники і артилеристи уразили район зосередженняживої сили противника, — йдеться у ранковому зведенні.</text:p>
      <text:p text:style-name="P4">
Source: <text:a xlink:type="simple" xlink:href="https://armyinform.com.ua/2023/04/04/nasha-aviacziya-zavdala-5-udariv-po-pozycziyah-protyvnyka/" text:style-name="Internet_20_link" text:visited-style-name="Visited_20_Internet_20_Link">
https://armyinform.com.ua/2023/04/04/nasha-aviacziya-zavdala-5-udariv-po-pozycziyah-protyvnyka/</text:a>
</text:p>
      <!--NEWS-->
      <text:h text:style-name="P10" text:outline-level="1">
<text:span text:style-name="T4">
На Херсонщині рашисти забороняли мирному населенню виходити на вулиці</text:span>
</text:h>
      <text:p text:style-name="P4">
Author: ['АРМІЯINFORM']</text:p>
      <text:p text:style-name="P4">
Time: 2023-04-04T41:00:00-04:00</text:p>
      <text:p text:style-name="P4">
Description: Про це повідомляє Генеральний штаб Збройних Сил України.    — У окремих насел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_main-v1671899843.jpg" text:style-name="Internet_20_link" text:visited-style-name="Visited_20_Internet_20_Link">
64_main-v1671899843.jpg</text:a>
']</text:p>
      <text:p text:style-name="P4">
Tags: ['STOPRUSSIA', 'ВТОРГНЕННЯ РФ', 'ГШ ЗСУ', 'ОПЕРАТИВНА ІНФОРМАЦІЯ', 'ХЕРСОНЩИНА']</text:p>
      <text:p text:style-name="P4">
Category: News</text:p>
      <!--METADATA-->
      <text:p text:style-name="P4">
<draw:frame draw:style-name="fr1" draw:name="Image254" text:anchor-type="as-char" svg:width="6.9236in" svg:height="4.61903in" draw:z-index="0">
<draw:image xlink:href="../Images/AРМІЯINFORM/2023-04-04T41-00-00-04-00/64_main-v1671899843.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2DjH68Cr3pbHDDBizuuKYiV1D4m2q1oEK5duFcF89DydbB7oGDPyznWfCd131Ls5cl" text:style-name="Internet_20_link" text:visited-style-name="Visited_20_Internet_20_Link">
повідомляє</text:a>
Генеральний штаб Збройних Сил України.</text:p>
      <text:p text:style-name="P4">
— У окремих населених пунктах Каховського району Херсонської області(без коми)російські окупанти продовжують чинити тиск на місцеве населення. Так, 2 квітняцього року, людям було заборонено залишати помешкання і виходити з дому.Протягом доби були зачинені усі громадські місця: торгові центри, магазини,лікарні(без коми) тощо, — повідомляється у зведенні.</text:p>
      <text:p text:style-name="P4">
Також у окремих селах зазначеного району(без коми) пенсіонери і даліпотерпають від знущань загарбників. Для отримання пенсій необхідно вистоятичергу, грошей вистачає не всім і не в повному розмірі. Разом з тим, за певнувинагороду, отримання соціальних виплат стає доступнішим.</text:p>
      <text:p text:style-name="P4">
Source: <text:a xlink:type="simple" xlink:href="https://armyinform.com.ua/2023/04/04/na-hersonshhyni-rashysty-zaboronyaly-myrnomu-naselennyu-vyhodyty-na-vulyczi/" text:style-name="Internet_20_link" text:visited-style-name="Visited_20_Internet_20_Link">
https://armyinform.com.ua/2023/04/04/na-hersonshhyni-rashysty-zaboronyaly-myrnomu-naselennyu-vyhodyty-na-vulyczi/</text:a>
</text:p>
      <!--NEWS-->
      <text:h text:style-name="P10" text:outline-level="1">
<text:span text:style-name="T4">
Сили оборони за добу ліквідували понад 500 окупантів, знищили 8 танків і 6 ББМ</text:span>
</text:h>
      <text:p text:style-name="P4">
Author: ['АРМІЯINFORM']</text:p>
      <text:p text:style-name="P4">
Time: 2023-04-04T42:00:00-04:00</text:p>
      <text:p text:style-name="P4">
Description: Загальні бойові втрати противника з 24.02.22 по 04.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067fe4c-9374-4765-8cba-3eb0d8dca431-scaled.jpg" text:style-name="Internet_20_link" text:visited-style-name="Visited_20_Internet_20_Link">
6067fe4c-9374-4765-8cba-3eb0d8dca431-scaled.jpg</text:a>
']</text:p>
      <text:p text:style-name="P4">
Tags: ['STOPRUSSIA', 'АГРЕСІЯ РФ', 'ВТОРГНЕННЯ РФ', 'ВТРАТИ ВОРОГА', 'ГШ ЗСУ']</text:p>
      <text:p text:style-name="P4">
Category: News</text:p>
      <!--METADATA-->
      <text:p text:style-name="P4">
<draw:frame draw:style-name="fr1" draw:name="Image255" text:anchor-type="as-char" svg:width="6.9236in" svg:height="6.975527in" draw:z-index="0">
<draw:image xlink:href="../Images/AРМІЯINFORM/2023-04-04T42-00-00-04-00/6067fe4c-9374-4765-8cba-3eb0d8dca431-scaled.jpg" xlink:type="simple" xlink:show="embed" xlink:actuate="onLoad" draw:mime-type="image/jpeg"/>
</draw:frame>
</text:p>
      <text:p text:style-name="P4">
Загальні бойові втрати противника з 24.02.22 по 04.04.23 орієнтовностановлять:</text:p>
      <ul>
        <li>
<text:span text:style-name="T4">
особового складу ‒</text:span>
 175690 (+530) осіб ліквідовано  * <text:span text:style-name="T4">
танків ‒</text:span>
 3627 (+8)  * <text:span text:style-name="T4">
бойових броньованих машин ‒</text:span>
 6999 (+6)  * <text:span text:style-name="T4">
артилерійських систем ‒</text:span>
 2697 (+3)  * <text:span text:style-name="T4">
РСЗВ ‒</text:span>
 528 (+1)  * <text:span text:style-name="T4">
засоби ППО ‒</text:span>
 280 (0)  * <text:span text:style-name="T4">
літаків ‒</text:span>
 306 (0)  * <text:span text:style-name="T4">
гелікоптерів ‒</text:span>
 291 (0)  * <text:span text:style-name="T4">
БПЛА оперативно-тактичного рівня ‒</text:span>
 2277 (+15)  * <text:span text:style-name="T4">
крилаті ракети ‒</text:span>
 911 (0)  * <text:span text:style-name="T4">
кораблі / катери ‒</text:span>
 18 (0)  * <text:span text:style-name="T4">
автомобільної техніки та автоцистерн ‒</text:span>
 5562 (+9)  * <text:span text:style-name="T4">
спеціальна техніка ‒</text:span>
 298 (0)</li>
      </ul>
      <text:p text:style-name="P4">
Дані уточнюються…</text:p>
      <text:p text:style-name="P4">
Бий окупанта! Разом переможемо! Наша сила - в правді!</text:p>
      <text:p text:style-name="P4">
Source: <text:a xlink:type="simple" xlink:href="https://armyinform.com.ua/2023/04/04/syly-oborony-za-dobu-likviduvaly-ponad-500-okupantiv-znyshhyly-8-tankiv-i-6-bbm/" text:style-name="Internet_20_link" text:visited-style-name="Visited_20_Internet_20_Link">
https://armyinform.com.ua/2023/04/04/syly-oborony-za-dobu-likviduvaly-ponad-500-okupantiv-znyshhyly-8-tankiv-i-6-bbm/</text:a>
</text:p>
      <!--NEWS-->
      <text:h text:style-name="P10" text:outline-level="1">
<text:span text:style-name="T4">
Держава має гарантувати соцзахист ветеранам у мирному житті — Ірина Верещук</text:span>
</text:h>
      <text:p text:style-name="P4">
Author: ['АРМІЯINFORM']</text:p>
      <text:p text:style-name="P4">
Time: 2023-04-04T43:00:00-04:00</text:p>
      <text:p text:style-name="P4">
Description: Держава має напрацювати механізм повернення захисників України до мирного житт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03_204431_421.jpg" text:style-name="Internet_20_link" text:visited-style-name="Visited_20_Internet_20_Link">
img_20230403_204431_421.jpg</text:a>
']</text:p>
      <text:p text:style-name="P4">
Tags: ['ВЕТЕРАНИ ВІЙНИ', 'ІРИНА ВЕРЕЩУК', 'СОЦЗАХИСТ']</text:p>
      <text:p text:style-name="P4">
Category: News</text:p>
      <!--METADATA-->
      <text:p text:style-name="P4">
<draw:frame draw:style-name="fr1" draw:name="Image256" text:anchor-type="as-char" svg:width="6.9236in" svg:height="4.350329in" draw:z-index="0">
<draw:image xlink:href="../Images/AРМІЯINFORM/2023-04-04T43-00-00-04-00/img_20230403_204431_421.jpg" xlink:type="simple" xlink:show="embed" xlink:actuate="onLoad" draw:mime-type="image/jpeg"/>
</draw:frame>
</text:p>
      <text:p text:style-name="P4">
Держава має напрацювати механізм повернення захисників України до мирногожиття.</text:p>
      <text:p text:style-name="P4">
На цьому <text:a xlink:type="simple" xlink:href="https://minre.gov.ua/2023/04/03/derzhava-maye-napraczyuvaty-mehanizm-povernennya-zahysnykiv-ukrayiny-do-myrnogo-zhyttya-iryna-vereshhuk/" text:style-name="Internet_20_link" text:visited-style-name="Visited_20_Internet_20_Link">
наголосила</text:a>
 віцепрем’єр-міністр — міністр з питань реінтеграціїтимчасово окупованих територій України Ірина Верещук на міжвідомчій нарадіщодо формування та реалізації державної політики у сфері соціального захистуветеранів.</text:p>
      <text:p text:style-name="P4">
«Громадяни, які захищають Батьківщину, мають бути впевнені у підтримцідержави. Особливо ті захисники та захисниці, які отримали поранення внаслідокбойових дій. Вони не мусять доводити свій статус, проходячи численнібюрократичні процедури. В цьому питанні потрібно запроваджувати цифровіінструменти, рішення мають прийматися автоматично, з мінімальним впливомлюдського фактору. Ці люди захищають нас на фронті, тож ми як держава маємогарантувати їм соціальний захист у мирному житті», — наголосила Ірина Верещук.</text:p>
      <text:p text:style-name="P4">
До обговорення, зокрема, долучилися міністр у справах ветеранів Юлія Лапутіна,міністр соціальної політики Оксана Жолнович, представники Міністерства оборонита Офісу Президента.</text:p>
      <text:p text:style-name="P4">
Як зазначається, під час наради її учасники дійшли згоди, що питанняповернення ветеранів до мирного життя має розглядатися комплексно.</text:p>
      <text:p text:style-name="P4">
Так, відомства представили власні програми підтримки захисників України, якістосуються, зокрема, соціальної адаптації, психологічної реабілітації,працевлаштування, стимулювання розвитку підприємництва серед ветеранів.</text:p>
      <text:p text:style-name="P4">
Source: <text:a xlink:type="simple" xlink:href="https://armyinform.com.ua/2023/04/04/derzhava-maye-garantuvaty-soczzahyst-veteranam-u-myrnomu-zhytti-iryna-vereshhuk/" text:style-name="Internet_20_link" text:visited-style-name="Visited_20_Internet_20_Link">
https://armyinform.com.ua/2023/04/04/derzhava-maye-garantuvaty-soczzahyst-veteranam-u-myrnomu-zhytti-iryna-vereshhuk/</text:a>
</text:p>
      <!--NEWS-->
      <text:h text:style-name="P10" text:outline-level="1">
<text:span text:style-name="T4">
Понад пів тисячі телефонних звернень опрацювали в Координаційному штабі за березень</text:span>
</text:h>
      <text:p text:style-name="P4">
Author: ['АРМІЯINFORM']</text:p>
      <text:p text:style-name="P4">
Time: 2023-04-04T44:00:00-04:00</text:p>
      <text:p text:style-name="P4">
Description: Упродовж березня 2023 року до Громадської приймальні Координаційного штабу надійшло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sh3.jpg" text:style-name="Internet_20_link" text:visited-style-name="Visited_20_Internet_20_Link">
ksh3.jpg</text:a>
', '<text:a xlink:type="simple" xlink:href="https://armyinform.com.ua/wp-content/uploads/2023/04/339908982_2354780271369560_621098010176758368_n.jpg" text:style-name="Internet_20_link" text:visited-style-name="Visited_20_Internet_20_Link">
339908982_2354780271369560_621098010176758368_n.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57" text:anchor-type="as-char" svg:width="6.9236in" svg:height="4.823441in" draw:z-index="0">
<draw:image xlink:href="../Images/AРМІЯINFORM/2023-04-04T44-00-00-04-00/ksh3.jpg" xlink:type="simple" xlink:show="embed" xlink:actuate="onLoad" draw:mime-type="image/jpeg"/>
</draw:frame>
</text:p>
      <text:p text:style-name="P4">
Упродовж березня 2023 року до Громадської приймальні Координаційного штабунадійшло понад пів тисячі телефонних звернень. Щодня фахівці Штабу надавалиродичам полонених і зниклих безвісти військовослужбовців десятки консультацій.</text:p>
      <text:p text:style-name="P4">
Про це <text:a xlink:type="simple" xlink:href="https://t.me/Koord_shtab/763" text:style-name="Internet_20_link" text:visited-style-name="Visited_20_Internet_20_Link">
повідомляє</text:a>
 Координаційний штаб з питаньповодження з військовополоненими.</text:p>
      <text:p text:style-name="P4">
Щотижня у березні відбувалися десятки колективних зустрічей, ініційованіоб’єднаннями родин і громадськими організаціями. Загалом участь в них взялопонад тисячу сто осіб. Також співробітники Координаційного штабу протягоммісяця опрацювали понад вісім сотень телефонних дзвінків.</text:p>
      <text:p text:style-name="P4">
За час роботи Координаційного штабу тисячі родин отримали допомогу,звернувшись до фахівців. Телефон: 0 800 300 529 (безоплатно) з 9:00 до 17:00.Адреса громадської приймальні: м. Київ, вул. Спаська, 37.</text:p>
      <text:p text:style-name="P4">
На сайті Координаційного штабу з питань поводження з військовополоненимиопублікована <text:a xlink:type="simple" xlink:href="https://koordshtab.gov.ua/roadmap" text:style-name="Internet_20_link" text:visited-style-name="Visited_20_Internet_20_Link">
Дорожня карта</text:a>
 зрекомендаціями та алгоритмами дій родини військовослужбовця у випадках, якщовін\вона зникли безвісти чи потрапили у полон.</text:p>
      <text:p text:style-name="P4">
<draw:frame draw:style-name="fr1" draw:name="Image258" text:anchor-type="as-char" svg:width="6.9236in" svg:height="3.894525in" draw:z-index="0">
<draw:image xlink:href="../Images/AРМІЯINFORM/2023-04-04T44-00-00-04-00/339908982_2354780271369560_621098010176758368_n.jpg" xlink:type="simple" xlink:show="embed" xlink:actuate="onLoad" draw:mime-type="image/jpeg"/>
</draw:frame>
</text:p>
      <text:p text:style-name="P4">
Source: <text:a xlink:type="simple" xlink:href="https://armyinform.com.ua/2023/04/04/ponad-piv-tysyachi-telefonnyh-zvernen-opraczyuvaly-v-koordynaczijnomu-shtabi-za-berezen/" text:style-name="Internet_20_link" text:visited-style-name="Visited_20_Internet_20_Link">
https://armyinform.com.ua/2023/04/04/ponad-piv-tysyachi-telefonnyh-zvernen-opraczyuvaly-v-koordynaczijnomu-shtabi-za-berezen/</text:a>
</text:p>
      <!--NEWS-->
      <text:h text:style-name="P10" text:outline-level="1">
<text:span text:style-name="T4">
В Україні хвилина мовчання</text:span>
</text:h>
      <text:p text:style-name="P4">
Author: ['АРМІЯINFORM']</text:p>
      <text:p text:style-name="P4">
Time: 2023-04-04T45: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259" text:anchor-type="as-char" svg:width="6.9236in" svg:height="3.895992in" draw:z-index="0">
<draw:image xlink:href="../Images/AРМІЯINFORM/2023-04-04T45-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04/v-ukrayini-hvylyna-movchannya/" text:style-name="Internet_20_link" text:visited-style-name="Visited_20_Internet_20_Link">
https://armyinform.com.ua/2023/04/04/v-ukrayini-hvylyna-movchannya/</text:a>
</text:p>
      <!--NEWS-->
      <text:h text:style-name="P10" text:outline-level="1">
<text:span text:style-name="T4">
Нідерланди виділили Україні пакет допомоги на 274 мільйони євро</text:span>
</text:h>
      <text:p text:style-name="P4">
Author: ['АРМІЯINFORM']</text:p>
      <text:p text:style-name="P4">
Time: 2023-04-04T46:00:00-04:00</text:p>
      <text:p text:style-name="P4">
Description: Нідерланди надали Україні новий пакет допомоги у розмірі 274 млн євро. Це перший транш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therland_ukraine.jpg" text:style-name="Internet_20_link" text:visited-style-name="Visited_20_Internet_20_Link">
netherland_ukraine.jpg</text:a>
']</text:p>
      <text:p text:style-name="P4">
Tags: ['ДОПОМОГА ПАРТНЕРІВ', 'НІДЕРЛАНДИ', 'СВІТ ПІДТРИМУЄ УКРАЇНУ']</text:p>
      <text:p text:style-name="P4">
Category: News</text:p>
      <!--METADATA-->
      <text:p text:style-name="P4">
<draw:frame draw:style-name="fr1" draw:name="Image260" text:anchor-type="as-char" svg:width="6.9236in" svg:height="3.894525in" draw:z-index="0">
<draw:image xlink:href="../Images/AРМІЯINFORM/2023-04-04T46-00-00-04-00/netherland_ukraine.jpg" xlink:type="simple" xlink:show="embed" xlink:actuate="onLoad" draw:mime-type="image/jpeg"/>
</draw:frame>
</text:p>
      <text:p text:style-name="P4">
Нідерланди надали Україні новий пакет допомоги у розмірі 274 млн євро. Цеперший транш із передбачених нідерландським урядом коштів у розмірі 2,5 млрдєвро на 2023 рік.</text:p>
      <text:p text:style-name="P4">
Про це повідомили міністерка зовнішньої торгівлі та розвитку співробітництваНідерландів Лієсьє Шрайнемахер та міністр закордонних справ Нідерландів ВопкеГукстра. Рішення про це<text:a xlink:type="simple" xlink:href="https://www.rijksoverheid.nl/actueel/nieuws/2023/04/03/eerste-steunpakket-voor-oekraine-in-2023-274-miljoen-euro-voor-strijd-en-herstel" text:style-name="Internet_20_link" text:visited-style-name="Visited_20_Internet_20_Link">
розміщене</text:a>
 насайті нідерландського уряду.</text:p>
      <text:p text:style-name="P4">
Згідно з повідомленням, 180 млн євро призначено на гуманітарну допомогу,сільське господарство та реабілітаційні роботи. З цієї суми 20 мільйонів європідуть на гуманітарну допомогу, 10 мільйонів євро — на програми психічногоздоров’я та психосоціальну підтримку, а 10 мільйонів — на розмінуваннясільськогосподарських земель. Також Нідерланди виділять 40 мільйонів євро назакупівлю насіння та обладнання для українського сільського господарства. Крімтого, 100 мільйонів євро підуть на відновлення лікарень та закладів охорониздоров’я, енергопостачання, житло та інфраструктуру.</text:p>
      <text:p text:style-name="P4">
Решта 94 мільйони євро підуть на нелетальну підтримку Збройних Сил України,боротьбу з безкарністю та збереження культурної спадщини.</text:p>
      <text:p text:style-name="P4">
Source: <text:a xlink:type="simple" xlink:href="https://armyinform.com.ua/2023/04/04/niderlandy-vydilyly-ukrayini-paket-dopomogy-na-274-miljony-yevro/" text:style-name="Internet_20_link" text:visited-style-name="Visited_20_Internet_20_Link">
https://armyinform.com.ua/2023/04/04/niderlandy-vydilyly-ukrayini-paket-dopomogy-na-274-miljony-yevro/</text:a>
</text:p>
      <!--NEWS-->
      <text:h text:style-name="P10" text:outline-level="1">
<text:span text:style-name="T4">
Внаслідок встановлення неліцензійної програми стався кіберінцидент — Держспецзв’язку</text:span>
</text:h>
      <text:p text:style-name="P4">
Author: ['АРМІЯINFORM']</text:p>
      <text:p text:style-name="P4">
Time: 2023-04-04T47:00:00-04:00</text:p>
      <text:p text:style-name="P4">
Description: Урядова команда реагування на комп'ютерні надзвичайні події України CERT-UA, що діє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osijski-hakery.jpg" text:style-name="Internet_20_link" text:visited-style-name="Visited_20_Internet_20_Link">
rosijski-hakery.jpg</text:a>
']</text:p>
      <text:p text:style-name="P4">
Tags: ['ДЕРЖСПЕЦЗВ’ЯЗКУ', 'КІБЕРБЕЗПЕКА', 'КІБЕРІНЦИДЕНТИ', 'ХАКЕРСЬКА АТАКА']</text:p>
      <text:p text:style-name="P4">
Category: News</text:p>
      <!--METADATA-->
      <text:p text:style-name="P4">
<draw:frame draw:style-name="fr1" draw:name="Image261" text:anchor-type="as-char" svg:width="6.9236in" svg:height="4.615733in" draw:z-index="0">
<draw:image xlink:href="../Images/AРМІЯINFORM/2023-04-04T47-00-00-04-00/rosijski-hakery.jpg" xlink:type="simple" xlink:show="embed" xlink:actuate="onLoad" draw:mime-type="image/jpeg"/>
</draw:frame>
Хакери. Ілюстративне фото</text:p>
      <text:p text:style-name="P4">
Урядова команда реагування на комп'ютерні надзвичайні події України CERT-UA,що діє при Держспецзв’язку, повідомляє про кіберінцидент, який ставсявнаслідок встановлення неліцензійної програми. Піратські програми відкриваютьдля хакерів двері до комп’ютерних систем підприємств та організацій.</text:p>
      <text:p text:style-name="P4">
Про це<text:a xlink:type="simple" xlink:href="https://www.facebook.com/dsszzi/posts/pfbid0nBxBmDd1R1ZRxzyxyqCMYrrVmcRfburNoHt8vysAF9fMLb6EBWCFTVks5tPo74uQl" text:style-name="Internet_20_link" text:visited-style-name="Visited_20_Internet_20_Link">
повідомляє</text:a>
Державна служба спеціального зв'язку та захисту інформації України.</text:p>
      <text:p text:style-name="P4">
У березні 2023 року фахівці команди отримали дані про виявлення ознакнесанкціонованого доступу до інформаційно-комунікаційної системи (ІКС) одногоз комунальних підприємств. Під час комп’ютерно-технічного дослідженняелектронно-обчислювальних машин фахівці з’ясували, що первинна компрометаціявідбулася ще у січні цього року. Тоді один із користувачів завантаживнеліцензійну версію Microsoft Office 2019. Разом з нею на пристрій буловстановлено шкідливу програму DarkCrystal RAT та засіб віддаленогоадміністрування DWAgent. Це створило передумови для несанкціонованого доступусторонніх до ІКС підприємства у період від 19 січня до 22 березня 2023 року.</text:p>
      <text:p text:style-name="P4">
У CERT-UA зауважують, що такий вектор первинної компрометації зустрічається невперше. Відомі випадки інфікування пристроїв не тільки після використаннянеліцензійних програм Microsoft Office, а й під час завантаження з неофіційнихджерел операційних систем, а також інших програм (сканерів, засобіввідновлення паролів тощо).</text:p>
      <text:p text:style-name="P4">
Водночас реалізації зловмисного задуму сприяє виконання згаданих дій накомп’ютері системного адміністратора або від імені привілейованогокористувача. Детальніше про інцидент та дослідження – на<text:a xlink:type="simple" xlink:href="https://cert.gov.ua/article/4279195" text:style-name="Internet_20_link" text:visited-style-name="Visited_20_Internet_20_Link">
сайті</text:a>
 CERT-UA.</text:p>
      <text:p text:style-name="P4">
Держспецзв’язку нагадує:</text:p>
      <ul>
        <li>
завжди використовуйте ліцензійне програмне забезпечення, не довіряйте піратським версіям,  * завантажуйте програми з офіційних сайтів компаній-розробників,  * вчасно встановлюйте оновлення програмного забезпечення,  * не відкривайте підозрілих посилань і вкладень, надісланих невідомими відправниками, та дотримуйтеся інших правил кібергігієни.</li>
      </ul>
      <text:p text:style-name="P4">
Source: <text:a xlink:type="simple" xlink:href="https://armyinform.com.ua/2023/04/04/vnaslidok-vstanovlennya-neliczenzijnoyi-programy-stavsya-kiberinczydent-derzhspeczzvyazku/" text:style-name="Internet_20_link" text:visited-style-name="Visited_20_Internet_20_Link">
https://armyinform.com.ua/2023/04/04/vnaslidok-vstanovlennya-neliczenzijnoyi-programy-stavsya-kiberinczydent-derzhspeczzvyazku/</text:a>
</text:p>
      <!--NEWS-->
      <text:h text:style-name="P10" text:outline-level="1">
<text:span text:style-name="T4">
Володимир Зеленський подякував Данії та Норвегії за надання артснарядів</text:span>
</text:h>
      <text:p text:style-name="P4">
Author: ['АРМІЯINFORM']</text:p>
      <text:p text:style-name="P4">
Time: 2023-04-04T48:00:00-04:00</text:p>
      <text:p text:style-name="P4">
Description: Президент України Володимир Зеленський подякував урядам Данії та Норвегії за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227ee3df7f0da52474a4fa0d8e93bb36a900c32.jpg" text:style-name="Internet_20_link" text:visited-style-name="Visited_20_Internet_20_Link">
c227ee3df7f0da52474a4fa0d8e93bb36a900c32.jpg</text:a>
']</text:p>
      <text:p text:style-name="P4">
Tags: ['STOPRUSSIA', 'ДАНІЯ', 'НОРВЕГІЯ', 'ПІДТРИМКА УКРАЇНИ', 'ПРЕЗИДЕНТ']</text:p>
      <text:p text:style-name="P4">
Category: News</text:p>
      <!--METADATA-->
      <text:p text:style-name="P4">
<draw:frame draw:style-name="fr1" draw:name="Image262" text:anchor-type="as-char" svg:width="6.9236in" svg:height="3.892313in" draw:z-index="0">
<draw:image xlink:href="../Images/AРМІЯINFORM/2023-04-04T48-00-00-04-00/c227ee3df7f0da52474a4fa0d8e93bb36a900c32.jpg" xlink:type="simple" xlink:show="embed" xlink:actuate="onLoad" draw:mime-type="image/jpeg"/>
</draw:frame>
</text:p>
      <text:p text:style-name="P4">
Президент України Володимир Зеленський подякував урядам Данії та Норвегії занадання Україні снарядів 155 мм калібру для САУ CAESAR.</text:p>
      <text:p text:style-name="P4">
Про це<text:a xlink:type="simple" xlink:href="https://twitter.com/ZelenskyyUa/status/1642899923669512193" text:style-name="Internet_20_link" text:visited-style-name="Visited_20_Internet_20_Link">
йдеться</text:a>
у його Твіттері.</text:p>
      <text:p text:style-name="P4">
«Вдячний данському та норвезькому урядам, на чолі з Метте Фредеріксен таЙонасом Гаром Стере, за спільну ініціативу з передачі Україні додатковоїпартії артилерійських снарядів. Своєчасна військова допомога партнерів —запорука наближення нашої спільної перемоги!» — написав глава держави.</text:p>
      <text:p text:style-name="P4">
Як <text:a xlink:type="simple" xlink:href="https://armyinform.com.ua/2023/04/03/daniya-i-norvegiya-peredayut-ukrayini-tysyachi-artylerijskyh-snaryadiv/" text:style-name="Internet_20_link" text:visited-style-name="Visited_20_Internet_20_Link">
повідомили</text:a>
 у Міністерстві оборониДанії, вони спільно з Норвегією передадуть Україні снаряди 155 мм калібру длясамохідних артилерійських установок CAESAR.</text:p>
      <text:p text:style-name="P4">
Source: <text:a xlink:type="simple" xlink:href="https://armyinform.com.ua/2023/04/04/volodymyr-zelenskyj-podyakuvav-daniyi-ta-norvegiyi-za-nadannya-artsnaryadiv/" text:style-name="Internet_20_link" text:visited-style-name="Visited_20_Internet_20_Link">
https://armyinform.com.ua/2023/04/04/volodymyr-zelenskyj-podyakuvav-daniyi-ta-norvegiyi-za-nadannya-artsnaryadiv/</text:a>
</text:p>
      <!--NEWS-->
      <text:h text:style-name="P10" text:outline-level="1">
<text:span text:style-name="T4">
У Варшаві обговорили гармонізацію української системи кібербезпеки зі стандартами ЄС</text:span>
</text:h>
      <text:p text:style-name="P4">
Author: ['АРМІЯINFORM']</text:p>
      <text:p text:style-name="P4">
Time: 2023-04-04T49:00:00-04:00</text:p>
      <text:p text:style-name="P4">
Description: У Польщі відбулося ХVІІI засідання Національного кластера кібербезпеки на 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484705_779940476895715_1958536264276706596_n.jpg" text:style-name="Internet_20_link" text:visited-style-name="Visited_20_Internet_20_Link">
339484705_779940476895715_1958536264276706596_n.jpg</text:a>
']</text:p>
      <text:p text:style-name="P4">
Tags: ['CRDF GLOBAL', 'НАЦІОНАЛЬНИЙ КЛАСТЕР КІБЕРБЕЗПЕКИ', 'НКЦК', 'РНБО УКРАЇНИ']</text:p>
      <text:p text:style-name="P4">
Category: News</text:p>
      <!--METADATA-->
      <text:p text:style-name="P4">
<draw:frame draw:style-name="fr1" draw:name="Image263" text:anchor-type="as-char" svg:width="6.9236in" svg:height="4.615733in" draw:z-index="0">
<draw:image xlink:href="../Images/AРМІЯINFORM/2023-04-04T49-00-00-04-00/339484705_779940476895715_1958536264276706596_n.jpg" xlink:type="simple" xlink:show="embed" xlink:actuate="onLoad" draw:mime-type="image/jpeg"/>
</draw:frame>
</text:p>
      <text:p text:style-name="P4">
У Польщі відбулося ХVІІI засідання Національного кластера кібербезпеки натему: «Гармонізація систем кібербезпеки критичної інфраструктури ізстандартами ЄС». Захід організовано Національним координаційним центромкібербезпеки спільно з Фондом цивільних досліджень та розвитку США запідтримки Державного департаменту США.</text:p>
      <text:p text:style-name="P4">
Про це <text:a xlink:type="simple" xlink:href="https://www.rnbo.gov.ua/ua/Diialnist/6229.html" text:style-name="Internet_20_link" text:visited-style-name="Visited_20_Internet_20_Link">
повідомляє</text:a>
 АпаратРади національної безпеки і оборони України.</text:p>
      <text:p text:style-name="P4">
У засіданні взяли участь у режимі онлайн та офлайн близько 300 представниківдержавного сектору, міжнародної та донорської спільноти, посольств таприватних установ.</text:p>
      <text:p text:style-name="P4">
«Це перший Кластер за межами України. На ньому розглядається надзвичайноактуальне питання — гармонізація української системи кібербезпеки зістандартами ЄС. Але варто зазначити, що в цьому процесі маємо враховуватидосвід нашої держави у війні з рф. Тож наше засідання не тільки сприяєглибшому розумінню специфіки сфери кібербезпеки ЄС, а й дозволяє поділитись ізнашими партнерами унікальним досвідом України у кібервійні», — сказавзаступник Секретаря Ради національної безпеки і оборони Украни Сергій Демедюк,відкриваючи засідання Кластера.</text:p>
      <text:p text:style-name="P4">
Керівник управління забезпечення діяльності НКЦК Апарату РНБО України СергійПрокопенко подякував Польщі за те, що в ці складні часи країна залишаєтьсянайближчим другом, союзником та партнером України, а також співорганізаторам —CRDF Global та Державному департаменту США за те, що вже майже три рокиКластер допомагає розбудовувати національну систему кібербезпеки та наближатинашу перемогу.</text:p>
      <text:p text:style-name="P4">
«Національний кластер кібербезпеки створювався як майданчик для комунікації такоординації українських основних суб’єктів забезпечення кібербезпеки з нашимиіноземними партнерами. Ми пройшли досить великий шлях, розглядаючи актуальніпитання від кіберзахисту та кібербезпеки до питань кібероборони,кібердипломатії та взаємодії з приватним сектором. І я радий, що сьогодні мивже обговорюємо розбудову стійкості нашої держави у кіберпросторі», — сказавСергій Прокопенко.</text:p>
      <text:p text:style-name="P4">
Керівник з операційної діяльності CRDF Global в Україні Михайло Веричзазначив, що діяльність Національного кластера кібербезпеки має головну мету –координації зусиль.</text:p>
      <text:p text:style-name="P4">
«Мова тут не лише про злагоджену роботу усіх суб’єктів на національному рівні,яка передусім є передумовою стабільності системи кібербезпеки. Важливу роль уцьому процесі відіграють наші міжнародні союзники, донорська спільнота. Обмінкращими практиками, досвідом та можливостями є запорукою продовженняінтеграції України в європейський кіберпростір», — додав Михайло Верич.</text:p>
      <text:p text:style-name="P4">
Учасники заходу обговорили питання щодо особливості законодавства у сферікібербезпеки України та ЄС, практичні кроки для зближення, важливістьдержавно-приватного партнерства в цьому процесі, а також розглянули найкращіпрактики та досвід Європейського Союзу.</text:p>
      <text:p text:style-name="P4">
Source: <text:a xlink:type="simple" xlink:href="https://armyinform.com.ua/2023/04/04/u-varshavi-obgovoryly-garmonizacziyu-ukrayinskoyi-systemy-kiberbezpeky-zi-standartamy-yes/" text:style-name="Internet_20_link" text:visited-style-name="Visited_20_Internet_20_Link">
https://armyinform.com.ua/2023/04/04/u-varshavi-obgovoryly-garmonizacziyu-ukrayinskoyi-systemy-kiberbezpeky-zi-standartamy-yes/</text:a>
</text:p>
      <!--NEWS-->
      <text:h text:style-name="P10" text:outline-level="1">
<text:span text:style-name="T4">
В Україні розпочнеться унікальний проєкт з гуманітарного розмінування</text:span>
</text:h>
      <text:p text:style-name="P4">
Author: ['Євген Проворний']</text:p>
      <text:p text:style-name="P4">
Time: 2023-04-04T50:00:00-04:00</text:p>
      <text:p text:style-name="P4">
Description: Відбулась зустріч першого заступника Міністра оборони України генерал-лейтена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878403300aae70e621e1f199bfdf0235a36de8b-e1680592673793.jpg" text:style-name="Internet_20_link" text:visited-style-name="Visited_20_Internet_20_Link">
8878403300aae70e621e1f199bfdf0235a36de8b-e1680592673793.jpg</text:a>
', '<text:a xlink:type="simple" xlink:href="https://armyinform.com.ua/wp-content/uploads/2023/04/93d012eb0f7eb9afce66afe8112a2c01bbc84be0.jpg" text:style-name="Internet_20_link" text:visited-style-name="Visited_20_Internet_20_Link">
93d012eb0f7eb9afce66afe8112a2c01bbc84be0.jpg</text:a>
', '<text:a xlink:type="simple" xlink:href="https://armyinform.com.ua/wp-content/uploads/2023/04/84008806e10e2e8cec521cb3519306313a89300c.jpg" text:style-name="Internet_20_link" text:visited-style-name="Visited_20_Internet_20_Link">
84008806e10e2e8cec521cb3519306313a89300c.jpg</text:a>
']</text:p>
      <text:p text:style-name="P4">
Tags: ['STOPRUSSIA', 'TETRA TECH', 'АГРЕСІЯ РФ', 'ГУМАНІТАРНЕ РОЗМІНУВАННЯ']</text:p>
      <text:p text:style-name="P4">
Category: News</text:p>
      <!--METADATA-->
      <text:p text:style-name="P4">
<draw:frame draw:style-name="fr1" draw:name="Image264" text:anchor-type="as-char" svg:width="6.9236in" svg:height="3.738744in" draw:z-index="0">
<draw:image xlink:href="../Images/AРМІЯINFORM/2023-04-04T50-00-00-04-00/8878403300aae70e621e1f199bfdf0235a36de8b-e1680592673793.jpg" xlink:type="simple" xlink:show="embed" xlink:actuate="onLoad" draw:mime-type="image/jpeg"/>
</draw:frame>
</text:p>
      <text:p text:style-name="P4">
Відбулась зустріч першого заступника Міністра оборони України генерал-лейтенанта Олександра Павлюка із представниками американської компанії TetraTech.</text:p>
      <text:p text:style-name="P4">
<text:span text:style-name="T4">
Компанія Tetra Tech</text:span>
 є основним партнером України з реалізації проєктноїдіяльності Державного Департаменту США. Вона допомагає розвивати спроможностінашої країни у сфері гуманітарного розмінування.</text:p>
      <text:p text:style-name="P4">
— Ми все робимо для того, щоб максимально збільшити спроможність наших групрозмінування для очищення територій України від «подарунків», які залишила намвійна. Для цього максимально залучаємо іноземних партнерів. Один з прикладівспівпраці — робота із компанією Tetra Tech. Вона готова розгорнути центрпідготовки спеціалістів з розмінування, який за попередньою інформацієюготуватиме близько 500 наших фахівців протягом року. Це — потужний крок і одназі складових нашого загального плану з розмінування України, — зазначив підчас зустрічі перший заступник Міністра оборони України генерал-лейтенантОлександр Павлюк.</text:p>
      <text:p text:style-name="P4">
<draw:frame draw:style-name="fr1" draw:name="Image265" text:anchor-type="as-char" svg:width="6.9236in" svg:height="4.777284in" draw:z-index="0">
<draw:image xlink:href="../Images/AРМІЯINFORM/2023-04-04T50-00-00-04-00/93d012eb0f7eb9afce66afe8112a2c01bbc84be0.jpg" xlink:type="simple" xlink:show="embed" xlink:actuate="onLoad" draw:mime-type="image/jpeg"/>
</draw:frame>
</text:p>
      <text:p text:style-name="P4">
Він додав, що це надасть можливість значно пришвидшити процес розмінування:</text:p>
      <text:p text:style-name="P4">
— Важко ще говорити про конкретні цифри, бо ми не знаємо, що нас чекає на тихтериторіях, де зараз ведуться бойові дії. Але якщо заплановане ми розгорнемопо всіх напрямках, то за досить короткий час нам вдасться розмінувати всіважливі об’єкти. Щоб після нашої Перемоги люди повернулися до нормальногожиття.</text:p>
      <text:p text:style-name="P4">
У зустрічі також взяв участь начальник Управління екологічної безпеки іпротимінної діяльності Міністерства оборони України полковник Руслан Берегуля.</text:p>
      <text:p text:style-name="P4">
— Tetra Tech має великий досвід, займалася і займається реалізацією проєктів зрозмінування у багатьох куточках світу, де були подібні проблеми (великізабруднені вибухонебезпечними предметами території – ред.). Сьогодні цякомпанія презентувала будівництво тимчасового навчального центру, де одні знайкращих у світі фахівців, які мають передовий досвід проведення операцій зрозмінування у різних країнах, готуватимуть наших спеціалістів. До цьогопроєкту долучатимуться як фахівці від Міністерства оборони України, так і відінших органів центральної виконавчої влади, — розповів Руслан Берегуля.</text:p>
      <text:p text:style-name="P4">
<draw:frame draw:style-name="fr1" draw:name="Image266" text:anchor-type="as-char" svg:width="6.9236in" svg:height="4.650914in" draw:z-index="0">
<draw:image xlink:href="../Images/AРМІЯINFORM/2023-04-04T50-00-00-04-00/84008806e10e2e8cec521cb3519306313a89300c.jpg" xlink:type="simple" xlink:show="embed" xlink:actuate="onLoad" draw:mime-type="image/jpeg"/>
</draw:frame>
</text:p>
      <text:p text:style-name="P4">
За його словами, до процесу долучатимуться і представники операторівпротимінної діяльності, які на сьогодні працюють в Україні.</text:p>
      <text:p text:style-name="P4">
— Унікальність цього проєкту у тому, що у нас до цього часу не було можливостізосереджувати увагу на підготовці наших фахівців з гуманітарного розмінування.У проєкті, який ми сьогодні обговорювали, буде вже безперервний замкнутийцикл, де люди готуватимуться від початкового і до максимально можливого рівняEOD-3+, — наголосив офіцер.</text:p>
      <text:p text:style-name="P4">
Віцепрезидент Tetra Tech Стів Прістлі зазначив під час зустрічі, що у їхньоїкомпанії дуже багато філій:</text:p>
      <text:p text:style-name="P4">
— Це і Америка, і Велика Британія, та країни, які мають проблеми іззабрудненням вибухонебезпечними предметами, як і Україна. Наш проєкт, якийнині триває тут і фінансується США, веде тісну співпрацю із Урядом вашоїкраїни щодо розмінування. Одне з відомств, з яким ми співпрацюватимемо, цеМіністерство оборони України, яке є основним гравцем у сфері протимінноїдіяльності. Нашу проєктну діяльність ми будемо здійснювати під координацієюсекретаріату Національного органу з питань протимінної діяльності, у рамкахцього проєкту надаватимемо спеціалізоване обладнання для реципієнтів, — сказавСтів Прістлі.</text:p>
      <text:p text:style-name="P4">
Він згадав, що вперше приїхав до України у 2019 році і був надзвичайновражений можливостями, які українці вже мали на той час.</text:p>
      <text:p text:style-name="P4">
— Наша ціль – підтримувати український Уряд, щоб він міг ефективно та безпечнопроводити гуманітарне розмінування, щоб українці повернулись до своїх домівок,і щоб ваша країна почала економічно відновлюватись, — зазначив віцепрезиденткомпанії.</text:p>
      <text:p text:style-name="P4">
Він додав, що 40 представників Tetra Tech нині вже знаходяться в Україні.</text:p>
      <text:p text:style-name="P4">
— Ми найняли 70 людей у вашій країні, які допомагають нам працювати. Ми такожпривезли в Україну міжнародний персонал, у кого вже був досвід роботи уподібній сфері. Їхня ціль – навчити, підтримати та передати досвід іншихкраїн, у яких були ті самі проблеми, що нині є в Україні. Основна мета –звільнення вашої країни від вибухонебезпечних предметів, бо це важливо нетільки для України, а й для всього світу. Дуже приємно, що Міністерствооборони з минулого року надає нам підтримку. І ми сподіваємося на довготривалуспівпрацю, — висловив надію віцепрезидент компанії Tetra Tech Стів Прістлі.</text:p>
      <text:p text:style-name="P4">
Source: <text:a xlink:type="simple" xlink:href="https://armyinform.com.ua/2023/04/04/v-ukrayini-rozpochnetsya-unikalnyj-proyekt-z-gumanitarnogo-rozminuvannya/" text:style-name="Internet_20_link" text:visited-style-name="Visited_20_Internet_20_Link">
https://armyinform.com.ua/2023/04/04/v-ukrayini-rozpochnetsya-unikalnyj-proyekt-z-gumanitarnogo-rozminuvannya/</text:a>
</text:p>
      <!--NEWS-->
      <text:h text:style-name="P10" text:outline-level="1">
<text:span text:style-name="T4">
Дмитро Кулеба обговорив з Жозепом Боррелем кроки для прискорення закупівлі боєприпасів для України</text:span>
</text:h>
      <text:p text:style-name="P4">
Author: ['АРМІЯINFORM']</text:p>
      <text:p text:style-name="P4">
Time: 2023-04-04T51:00:00-04:00</text:p>
      <text:p text:style-name="P4">
Description: Міністр закордонних справ України Дмитро Кулеба і високий представник ЄС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s2zickwwaesbo6.jpg" text:style-name="Internet_20_link" text:visited-style-name="Visited_20_Internet_20_Link">
fs2zickwwaesbo6.jpg</text:a>
']</text:p>
      <text:p text:style-name="P4">
Tags: ['ДМИТРО КУЛЕБА', 'ЄС - УКРАЇНА', 'ЖОЗЕП БОРРЕЛЬ']</text:p>
      <text:p text:style-name="P4">
Category: News</text:p>
      <!--METADATA-->
      <text:p text:style-name="P4">
<draw:frame draw:style-name="fr1" draw:name="Image267" text:anchor-type="as-char" svg:width="6.9236in" svg:height="4.615733in" draw:z-index="0">
<draw:image xlink:href="../Images/AРМІЯINFORM/2023-04-04T51-00-00-04-00/fs2zickwwaesbo6.jpg" xlink:type="simple" xlink:show="embed" xlink:actuate="onLoad" draw:mime-type="image/jpeg"/>
</draw:frame>
</text:p>
      <text:p text:style-name="P4">
Міністр закордонних справ України Дмитро Кулеба і високий представник ЄС зпитань зовнішньої та безпекової політики провели у Брюсселі двостороннюзустріч, під час якої обговорили кроки, які сприятимуть прискоренню ініціативиЄС щодо закупівлі боєприпасів для України.</text:p>
      <text:p text:style-name="P4">
Про це глава МЗС України<text:a xlink:type="simple" xlink:href="https://twitter.com/DmytroKuleba/status/1643138265464164353" text:style-name="Internet_20_link" text:visited-style-name="Visited_20_Internet_20_Link">
написав</text:a>
у своєму Твіттері.</text:p>
      <text:p text:style-name="P4">
«Свій візит до Брюсселя я розпочав із зустрічі з главою дипломатії ЄвросоюзуЖозепом Боррелем. Ми зосередилися на кроках щодо прискорення ініціативи ЄСщодо закупівлі боєприпасів для України, а також на шляхах розширення підтримкив рамках Європейського фонду миру. Крім того, ми обговорили майбутні контактиміж ЄС і Китаєм», — йдеться у його дописі.</text:p>
      <text:p text:style-name="P4">
Жозеп Боррель<text:a xlink:type="simple" xlink:href="https://twitter.com/JosepBorrellF/status/1643001117150674951" text:style-name="Internet_20_link" text:visited-style-name="Visited_20_Internet_20_Link">
зазначив</text:a>
,що радий вітати Дмитра Кулебу у Європейській службі зовнішніх справ.</text:p>
      <text:p text:style-name="P4">
«Ми продовжимо підтримувати Україну стільки, скільки буде необхідно, тазмушувати росію платити високу ціну за її агресію, доки вона не припиниться»,—написав Жозеп Боррель.</text:p>
      <text:p text:style-name="P4">
Source: <text:a xlink:type="simple" xlink:href="https://armyinform.com.ua/2023/04/04/dmytro-kuleba-obgovoryv-z-zhozepom-borrelem-kroky-dlya-pryskorennya-zakupivli-boyeprypasiv-dlya-ukrayiny/" text:style-name="Internet_20_link" text:visited-style-name="Visited_20_Internet_20_Link">
https://armyinform.com.ua/2023/04/04/dmytro-kuleba-obgovoryv-z-zhozepom-borrelem-kroky-dlya-pryskorennya-zakupivli-boyeprypasiv-dlya-ukrayiny/</text:a>
</text:p>
      <!--NEWS-->
      <text:h text:style-name="P10" text:outline-level="1">
<text:span text:style-name="T4">
В Україні за добу внаслідок російських обстрілів загинули п’ять цивільних</text:span>
</text:h>
      <text:p text:style-name="P4">
Author: ['АРМІЯINFORM']</text:p>
      <text:p text:style-name="P4">
Time: 2023-04-04T52: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7300132779444091_x.jpg" text:style-name="Internet_20_link" text:visited-style-name="Visited_20_Internet_20_Link">
photo_5287300132779444091_x.jpg</text:a>
']</text:p>
      <text:p text:style-name="P4">
Tags: ['MILITARY MEDIA CENTER', 'STOPRUSSIA', 'АГРЕСІЯ РФ', 'ХАРКІВСЬКИЙ ТРИБУНАЛ']</text:p>
      <text:p text:style-name="P4">
Category: News</text:p>
      <!--METADATA-->
      <text:p text:style-name="P4">
<draw:frame draw:style-name="fr1" draw:name="Image268" text:anchor-type="as-char" svg:width="6.9236in" svg:height="4.933065in" draw:z-index="0">
<draw:image xlink:href="../Images/AРМІЯINFORM/2023-04-04T52-00-00-04-00/photo_5287300132779444091_x.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7 областейУкраїни.</text:p>
      <text:p text:style-name="P4">
Про це у Telegram <text:a xlink:type="simple" xlink:href="https://t.me/militarymediacenter/1614" text:style-name="Internet_20_link" text:visited-style-name="Visited_20_Internet_20_Link">
інформує</text:a>
 MilitaryMedia Center.</text:p>
      <text:p text:style-name="P4">
«Загалом із різних видів озброєння (міномети, танки, артилерія, РСЗВ, ЗРК«С-300», БПЛА, тактична авіація) здійснено обстріли 111 населених пунктів,підтверджено ураження 55 об’єктів інфраструктури», — йдеться в повідомленні.</text:p>
      <text:p text:style-name="P4">
За попередньою інформацією загинуло 5 осіб та ще 5 поранено.</text:p>
      <text:p text:style-name="P4">
Source: <text:a xlink:type="simple" xlink:href="https://armyinform.com.ua/2023/04/04/v-ukrayini-za-dobu-vnaslidok-rosijskyh-obstriliv-zagynuly-pyat-czyvilnyh/" text:style-name="Internet_20_link" text:visited-style-name="Visited_20_Internet_20_Link">
https://armyinform.com.ua/2023/04/04/v-ukrayini-za-dobu-vnaslidok-rosijskyh-obstriliv-zagynuly-pyat-czyvilnyh/</text:a>
</text:p>
      <!--NEWS-->
      <text:h text:style-name="P10" text:outline-level="1">
<text:span text:style-name="T4">
Противник продовжує застосовувати від 10 до 20 авіабомб за добу по всій лінії розмежування — Юрій Ігнат</text:span>
</text:h>
      <text:p text:style-name="P4">
Author: ['Ольга Вікарчук']</text:p>
      <text:p text:style-name="P4">
Time: 2023-04-04T53:00:00-04:00</text:p>
      <text:p text:style-name="P4">
Description: Такі бомби можуть летіти до 70 кілометрів. Запуски здійснюються з літаків Су-35 та Су-3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34.jpg" text:style-name="Internet_20_link" text:visited-style-name="Visited_20_Internet_20_Link">
1034.jpg</text:a>
']</text:p>
      <text:p text:style-name="P4">
Tags: ['ЮРІЙ ІГНАТ']</text:p>
      <text:p text:style-name="P4">
Category: News</text:p>
      <!--METADATA-->
      <text:p text:style-name="P4">
<draw:frame draw:style-name="fr1" draw:name="Image269" text:anchor-type="as-char" svg:width="6.9236in" svg:height="3.892602in" draw:z-index="0">
<draw:image xlink:href="../Images/AРМІЯINFORM/2023-04-04T53-00-00-04-00/1034.jpg" xlink:type="simple" xlink:show="embed" xlink:actuate="onLoad" draw:mime-type="image/jpeg"/>
</draw:frame>
</text:p>
      <text:p text:style-name="P4">
Такі бомби можуть летіти до 70 кілометрів. Запуски здійснюються з літаківСу-35 та Су-34, які не входять в зону ураження нашої протиповітряної оборони.Про це <text:a xlink:type="simple" xlink:href="https://www.youtube.com/watch" text:style-name="Internet_20_link" text:visited-style-name="Visited_20_Internet_20_Link">
повідомив</text:a>
 під часпрямого етеру телемарафону «Єдині новини» речник Командування Повітряних СилЗСУ полковник Юрій Ігнат.</text:p>
      <text:p text:style-name="P4">
— Це становить для нас нову загрозу, на яку потрібно оперативно реагувати. Длятого, щоб відігнати ці літаки від наших кордонів, нам необхідно матидалекобійні системи й засоби протиповітряної оборони, до прикладу, Patriot.Варто зазначити, що також нам потрібні винищувачі, які можуть застосовуватиракети класу «повітря-повітря», — відмітив офіцер.</text:p>
      <text:p text:style-name="P4">
Крім цього, полковник Юрій Ігнат зазначив, що «ми будемо намагатися нарощуватинаші зусилля, аби отримати рішення щодо передачі Україні сучаснихбагатоцільових винищувачів, які будуть ефективно протистояти авіації ворога».</text:p>
      <text:p text:style-name="P4">
— Без авіації нам буде дуже важко боротися. Про це (передачу сучаснихвинищувачів. — Ред.) нещодавно спілкувалися з пресою полковник Логачов тамайор Ворошилов. Напередодні про створення авіаційної коаліції на кшталттанкової говорили і начальник авіації бригадний генерал Сергій Голубцов, і самкомандувач Повітряних Сил ЗСУ генерал-лейтенант Микола Олещук. Також цепитання вони обговорювали на симпозіумі разом з представниками країн НАТО, —додав речник Командування Повітряних Сил ЗСУ.</text:p>
      <text:p text:style-name="P4">
Source: <text:a xlink:type="simple" xlink:href="https://armyinform.com.ua/2023/04/04/protyvnyk-prodovzhuye-zastosovuvaty-vid-10-do-20-aviabomb-za-dobu-po-vsij-liniyi-rozmezhuvannya-yurij-ignat/" text:style-name="Internet_20_link" text:visited-style-name="Visited_20_Internet_20_Link">
https://armyinform.com.ua/2023/04/04/protyvnyk-prodovzhuye-zastosovuvaty-vid-10-do-20-aviabomb-za-dobu-po-vsij-liniyi-rozmezhuvannya-yurij-ignat/</text:a>
</text:p>
      <!--NEWS-->
      <text:h text:style-name="P10" text:outline-level="1">
<text:span text:style-name="T4">
Підтримка та військова допомога США є однією з ключових для наших успіхів на полі бою — Андрій Шевченко</text:span>
</text:h>
      <text:p text:style-name="P4">
Author: ['АРМІЯINFORM']</text:p>
      <text:p text:style-name="P4">
Time: 2023-04-04T54:00:00-04:00</text:p>
      <text:p text:style-name="P4">
Description: Заступник Міністра оборони України з питань європейської інтеграції Андрій Шевчен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c6f288381043796a742784bcdc25507604fddcb-e1680594952791.jpg" text:style-name="Internet_20_link" text:visited-style-name="Visited_20_Internet_20_Link">
3c6f288381043796a742784bcdc25507604fddcb-e1680594952791.jpg</text:a>
', '<text:a xlink:type="simple" xlink:href="https://armyinform.com.ua/wp-content/uploads/2023/04/071c90d9157f2f728d18b761c47a1e6c8414d509.jpg" text:style-name="Internet_20_link" text:visited-style-name="Visited_20_Internet_20_Link">
071c90d9157f2f728d18b761c47a1e6c8414d509.jpg</text:a>
']</text:p>
      <text:p text:style-name="P4">
Tags: ['АНДРІЙ ШЕВЧЕНКО', 'БЕЗПЕКОВА ДОПОМОГА', 'ЗАСТУПНИК МІНІСТРА ОБОРОНИ УКРАЇНИ', 'РІЧ МАККОРМІК', 'США']</text:p>
      <text:p text:style-name="P4">
Category: News</text:p>
      <!--METADATA-->
      <text:p text:style-name="P4">
<draw:frame draw:style-name="fr1" draw:name="Image270" text:anchor-type="as-char" svg:width="6.9236in" svg:height="3.877216in" draw:z-index="0">
<draw:image xlink:href="../Images/AРМІЯINFORM/2023-04-04T54-00-00-04-00/3c6f288381043796a742784bcdc25507604fddcb-e1680594952791.jpg" xlink:type="simple" xlink:show="embed" xlink:actuate="onLoad" draw:mime-type="image/jpeg"/>
</draw:frame>
</text:p>
      <text:p text:style-name="P4">
Заступник Міністра оборони України з питань європейської інтеграції АндрійШевченко зустрівся у Києві з представником Конгресу США доктором РічемМаккорміком.</text:p>
      <text:p text:style-name="P4">
Заступник глави Міноборони подякував Уряду та народу США за всебічну підтримкуУкраїни з перших днів широкомасштабного вторгнення рф. Він зазначив, щовійськова допомога США є однією з ключових для наших успіхів на полі бою.</text:p>
      <text:p text:style-name="P4">
Про це <text:a xlink:type="simple" xlink:href="https://www.mil.gov.ua/news/2023/04/04/pidtrimka-ta-vijskova-dopomoga-ssha-e-odnieyu-z-klyuchovih-dlya-nashih-uspihiv-na-poli-boyu-%E2%80%93-andrij-shevchenko/" text:style-name="Internet_20_link" text:visited-style-name="Visited_20_Internet_20_Link">
інформує</text:a>
 Міністерство оборони України.</text:p>
      <text:p text:style-name="P4">
— США повинні пишатися тим, що допомагають Україні. Нашим дружнім країнампотрібно продовжувати далі працювати і триматися разом. Час — дуже важливаріч, і це також добре розуміє ворог. Саме тому просимо надавати ЗСУ необхідніресурси настільки швидко, наскільки це зараз можливо. Ми потребуємо нарощенняспроможностей нашого війська. Щоб досягнути успіху у наземних військовихопераціях, Україні потрібна перевага в повітрі та відповідна зброя відіноземних партнерів. Роль США у цьому процесі — вирішальна, — зазначив АндрійШевченко.</text:p>
      <text:p text:style-name="P4">
Заступник Міністра оборони також наголосив, що сьогодні Україна є першоюдержавою, яка під час реальних бойових дій використовує найсучасніші західнізразки озброєння.</text:p>
      <text:p text:style-name="P4">
— Ми ділимося унікальним бойовим досвідом з партнерами. Всі зацікавлені утакому союзнику, як Україна. Ці набуті знання повинні передаватися країнам,які нас нині підтримують, — прокоментував Андрій Шевченко.</text:p>
      <text:p text:style-name="P4">
<draw:frame draw:style-name="fr1" draw:name="Image271" text:anchor-type="as-char" svg:width="6.9236in" svg:height="4.165699in" draw:z-index="0">
<draw:image xlink:href="../Images/AРМІЯINFORM/2023-04-04T54-00-00-04-00/071c90d9157f2f728d18b761c47a1e6c8414d509.jpg" xlink:type="simple" xlink:show="embed" xlink:actuate="onLoad" draw:mime-type="image/jpeg"/>
</draw:frame>
</text:p>
      <text:p text:style-name="P4">
Він висловив сподівання на майбутній саміт НАТО, який пройде у Вільнюсі влипні 2023 року.</text:p>
      <text:p text:style-name="P4">
— Маємо надію, що Україна отримає не тільки позитивний сигнал від партнерів,але й практичні рішення та пропозиції щодо повноправного членства в НАТО.Набутий нашими військовими досвід у війні з росією стане суттєвим внеском упосилення оборонних спроможностей Альянсу, — сказав Андрій Шевченко.</text:p>
      <text:p text:style-name="P4">
Американського конгресмена ознайомили із запровадженою в Міноборонилогістичною програмою LOGFAS, якою користуються всі члени НАТО, і яка дозволяємоніторити постачання Україні озброєння і контролювати рух МТД від країн-партнерів.</text:p>
      <text:p text:style-name="P4">
Річ Маккормік висловив захоплення боротьбою нашого народу, відвагою захисниківі захисниць та запевнив у подальшій підтримці України на шляху до перемоги.</text:p>
      <text:p text:style-name="P4">
Конгресмен високо оцінив використання ЗСУ західної зброї та зусилля Українищодо забезпечення максимальної прозорості в питаннях використання безпековоїдопомоги.</text:p>
      <text:p text:style-name="P4">
Source: <text:a xlink:type="simple" xlink:href="https://armyinform.com.ua/2023/04/04/pidtrymka-ta-vijskova-dopomoga-ssha-ye-odniyeyu-z-klyuchovyh-dlya-nashyh-uspihiv-na-poli-boyu-andrij-shevchenko/" text:style-name="Internet_20_link" text:visited-style-name="Visited_20_Internet_20_Link">
https://armyinform.com.ua/2023/04/04/pidtrymka-ta-vijskova-dopomoga-ssha-ye-odniyeyu-z-klyuchovyh-dlya-nashyh-uspihiv-na-poli-boyu-andrij-shevchenko/</text:a>
</text:p>
      <!--NEWS-->
      <text:h text:style-name="P10" text:outline-level="1">
<text:span text:style-name="T4">
Для України дуже важлива всебічна американська підтримка — глава держави</text:span>
</text:h>
      <text:p text:style-name="P4">
Author: ['АРМІЯINFORM']</text:p>
      <text:p text:style-name="P4">
Time: 2023-04-04T55:00:00-04:00</text:p>
      <text:p text:style-name="P4">
Description: Президент України Володимир Зеленський під час зустрічі із делегацією політ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0148c373bdbf9dbb6e64ea68e72024_1680549959_extra_large.jpeg" text:style-name="Internet_20_link" text:visited-style-name="Visited_20_Internet_20_Link">
fe0148c373bdbf9dbb6e64ea68e72024_1680549959_extra_large.jpeg</text:a>
', '<text:a xlink:type="simple" xlink:href="https://www.president.gov.ua/storage/j-image-storage/32/28/77/242fc07126853cfc0f2214ecb777eee0_1680549959_wysiwyg.jpeg" text:style-name="Internet_20_link" text:visited-style-name="Visited_20_Internet_20_Link">
242fc07126853cfc0f2214ecb777eee0_1680549959_wysiwyg.jpeg</text:a>
']</text:p>
      <text:p text:style-name="P4">
Tags: ['STOPRUSSIA', 'ВОЛОДИМИР ЗЕЛЕНСЬКИЙ', 'ОФІС ПРЕЗИДЕНТА УКРАЇНИ', 'СВІТ ПІДТРИМУЄ УКРАЇНУ']</text:p>
      <text:p text:style-name="P4">
Category: News</text:p>
      <!--METADATA-->
      <text:p text:style-name="P4">
<draw:frame draw:style-name="fr1" draw:name="Image272" text:anchor-type="as-char" svg:width="6.9236in" svg:height="4.617948in" draw:z-index="0">
<draw:image xlink:href="../Images/AРМІЯINFORM/2023-04-04T55-00-00-04-00/fe0148c373bdbf9dbb6e64ea68e72024_1680549959_extra_large.jpeg" xlink:type="simple" xlink:show="embed" xlink:actuate="onLoad" draw:mime-type="image/jpeg"/>
</draw:frame>
</text:p>
      <text:p text:style-name="P4">
Президент України Володимир Зеленський під час зустрічі із делегацієюполітиків, бізнесменів і представників благодійних організацій СполученихШтатів Америки, очолюваною колишнім державним секретарем США Майком Помпео,наголосив, що такі зустрічі є потужним сигналом підтримки українців у нашійборотьбі за свободу та демократію.</text:p>
      <text:p text:style-name="P4">
<text:a xlink:type="simple" xlink:href="https://www.president.gov.ua/storage/j-image-storage/32/28/77/242fc07126853cfc0f2214ecb777eee0_1680549959_extra_large.jpeg" text:style-name="Internet_20_link" text:visited-style-name="Visited_20_Internet_20_Link">
<draw:frame draw:style-name="fr1" draw:name="Image273" text:anchor-type="as-char" svg:width="6.9236in" svg:height="4.621503in" draw:z-index="0">
<draw:image xlink:href="../Images/AРМІЯINFORM/2023-04-04T55-00-00-04-00/242fc07126853cfc0f2214ecb777eee0_1680549959_wysiwyg.jpeg" xlink:type="simple" xlink:show="embed" xlink:actuate="onLoad" draw:mime-type="image/jpeg"/>
</draw:frame>
</text:a>
</text:p>
      <text:p text:style-name="P4">
«Радий бачити, що ви приїхали зі своїми друзями, — сказав Президент України,звертаючись до Майка Помпео. — Усебічна американська підтримка надзвичайноважлива для нас».</text:p>
      <text:p text:style-name="P4">
Також Володимир Зеленський подякував усьому американському народу.</text:p>
      <text:p text:style-name="P4">
«На жаль, війна триває вже понад рік, і ми раді, що Сполучені Штати поруч іразом із нами борються за спільні цілі. Ми відчуваємо і двопартійну підтримку,і підтримку з боку Білого дому», — наголосив він.</text:p>
      <text:p text:style-name="P4">
Президент також акцентував на важливості продовження й посилення оборонноїдопомоги та спільного розвитку оборонних технологій з урахуванням досвіду,набутого Україною під час війни.</text:p>
      <text:p text:style-name="P4">
«Інвестуйте в бізнес, бо бізнес – це те, що створює робочі місця. Мизацікавлені в тому, щоб люди могли знайти роботу, а бюджет отримувавнадходження для посилення наших спроможностей на полі бою», — резюмував главадержави.</text:p>
      <text:p text:style-name="P4">
Також було обговорено низку інших актуальних питань, зокрема рух України вНАТО, важливість подальшого посилення санкційного тиску на рф.</text:p>
      <text:p text:style-name="P4">
Володимир Зеленський відзначив діяльність американських благодійнихорганізацій, представники яких були присутні на зустрічі, що зосереджена надопомозі переміщеним особам, відбудові зруйнованого житлового фонду, наданнімедичної допомоги, забезпеченні питною водою та продуктами тих, хто потребуєцього найбільше.</text:p>
      <text:p text:style-name="P4">
<text:span text:style-name="T5">
<text:span text:style-name="T4">
Джерело:</text:span>
 <text:a xlink:type="simple" xlink:href="https://www.president.gov.ua/news/volodimir-zelenskij-zustrivsya-z-delegaciyeyu-politikiv-bizn-82081" text:style-name="Internet_20_link" text:visited-style-name="Visited_20_Internet_20_Link">
Офіс</text:a>
 <text:a xlink:type="simple" xlink:href="https://www.president.gov.ua/news/volodimir-zelenskij-zustrivsya-z-delegaciyeyu-politikiv-bizn-82081" text:style-name="Internet_20_link" text:visited-style-name="Visited_20_Internet_20_Link">
ПрезидентаУкраїни</text:a>
</text:span>
</text:p>
      <text:p text:style-name="P4">
Source: <text:a xlink:type="simple" xlink:href="https://armyinform.com.ua/2023/04/04/dlya-nas-duzhe-vazhlyva-vsebichna-amerykanska-pidtrymka-glava-derzhavy/" text:style-name="Internet_20_link" text:visited-style-name="Visited_20_Internet_20_Link">
https://armyinform.com.ua/2023/04/04/dlya-nas-duzhe-vazhlyva-vsebichna-amerykanska-pidtrymka-glava-derzhavy/</text:a>
</text:p>
      <!--NEWS-->
      <text:h text:style-name="P10" text:outline-level="1">
<text:span text:style-name="T4">
Підрозділи ДСНС знешкодили 266 вибухонебезпечних предметів протягом доби</text:span>
</text:h>
      <text:p text:style-name="P4">
Author: ['АРМІЯINFORM']</text:p>
      <text:p text:style-name="P4">
Time: 2023-04-04T56:00:00-04:00</text:p>
      <text:p text:style-name="P4">
Description: Протягом минулої доби, 3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photo_5287351582192683317_y.jpg" text:style-name="Internet_20_link" text:visited-style-name="Visited_20_Internet_20_Link">
photo_5287351582192683317_y.jpg</text:a>
']</text:p>
      <text:p text:style-name="P4">
Tags: ['STOPRUSSIA', 'ДСНС УКРАЇНИ']</text:p>
      <text:p text:style-name="P4">
Category: News</text:p>
      <!--METADATA-->
      <text:p text:style-name="P4">
<draw:frame draw:style-name="fr1" draw:name="Image274" text:anchor-type="as-char" svg:width="6.9236in" svg:height="3.89908in" draw:z-index="0">
<draw:image xlink:href="../Images/AРМІЯINFORM/2023-04-04T56-00-00-04-00/medium.jpg" xlink:type="simple" xlink:show="embed" xlink:actuate="onLoad" draw:mime-type="image/jpeg"/>
</draw:frame>
Ілюстративне фото</text:p>
      <text:p text:style-name="P4">
<text:span text:style-name="T4">
Протягом минулої доби, 3</text:span>
 <text:span text:style-name="T4">
квітня</text:span>
 <text:span text:style-name="T4">
,</text:span>
 піротехнічні підрозділиДержавної служби України з надзвичайних ситуацій <text:span text:style-name="T4">
130 разів</text:span>
 залучалися довиконання завдань з розмінування.</text:p>
      <text:p text:style-name="P4">
Про це <text:a xlink:type="simple" xlink:href="https://t.me/dsns_telegram/15514" text:style-name="Internet_20_link" text:visited-style-name="Visited_20_Internet_20_Link">
<text:span text:style-name="T5">
повідомляє</text:span>
</text:a>
 ДСНС України.</text:p>
      <text:p text:style-name="P4">
Піротехнічні підрозділи виявили, вилучили і знешкодили <text:span text:style-name="T4">
266</text:span>
вибухонебезпечних предметів. Обстежено (очищено) територію площею понад<text:span text:style-name="T4">
38,65</text:span>
 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425рази</text:span>
 до виконання завдань з розмінування. Знешкоджено <text:span text:style-name="T4">
340 011вибухонебезпечний предмет</text:span>
 , зокрема <text:span text:style-name="T4">
2 200 авіаційних бомб</text:span>
. Обстежено(очищено) територію площею <text:span text:style-name="T4">
81 601 гектари</text:span>
.</text:p>
      <text:p text:style-name="P4">
<draw:frame draw:style-name="fr1" draw:name="Image275" text:anchor-type="as-char" svg:width="6.9236in" svg:height="5.804039in" draw:z-index="0">
<draw:image xlink:href="../Images/AРМІЯINFORM/2023-04-04T56-00-00-04-00/photo_5287351582192683317_y.jpg" xlink:type="simple" xlink:show="embed" xlink:actuate="onLoad" draw:mime-type="image/jpeg"/>
</draw:frame>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4/04/pidrozdily-dsns-zneshkodyly-266-vybuhonebezpechnyh-predmetiv-protyagom-doby/" text:style-name="Internet_20_link" text:visited-style-name="Visited_20_Internet_20_Link">
https://armyinform.com.ua/2023/04/04/pidrozdily-dsns-zneshkodyly-266-vybuhonebezpechnyh-predmetiv-protyagom-doby/</text:a>
</text:p>
      <!--NEWS-->
      <text:h text:style-name="P10" text:outline-level="1">
<text:span text:style-name="T4">
Зливав ворогу розташування літаків ЗСУ — викрито російського агента</text:span>
</text:h>
      <text:p text:style-name="P4">
Author: ['АРМІЯINFORM']</text:p>
      <text:p text:style-name="P4">
Time: 2023-04-04T57:00:00-04:00</text:p>
      <text:p text:style-name="P4">
Description: Затримано агента головного управління генерального штабу зс рф (більш відомого як гру)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9b4ec7d9820c6cec7e5264fc26a6aca-e1680593248513.jpeg" text:style-name="Internet_20_link" text:visited-style-name="Visited_20_Internet_20_Link">
f9b4ec7d9820c6cec7e5264fc26a6aca-e1680593248513.jpeg</text:a>
']</text:p>
      <text:p text:style-name="P4">
Tags: ['STOPRUSSIA', 'АГРЕСІЯ РФ', 'ВТОРГНЕННЯ РФ', 'КОЛАБОРАНТ', 'СБУ']</text:p>
      <text:p text:style-name="P4">
Category: News</text:p>
      <!--METADATA-->
      <text:p text:style-name="P4">
<draw:frame draw:style-name="fr1" draw:name="Image276" text:anchor-type="as-char" svg:width="6.9236in" svg:height="4.104798in" draw:z-index="0">
<draw:image xlink:href="../Images/AРМІЯINFORM/2023-04-04T57-00-00-04-00/f9b4ec7d9820c6cec7e5264fc26a6aca-e1680593248513.jpeg" xlink:type="simple" xlink:show="embed" xlink:actuate="onLoad" draw:mime-type="image/jpeg"/>
</draw:frame>
</text:p>
      <text:p text:style-name="P4">
Затримано агента головного управління генерального штабу зс рф (більш відомогояк гру) у ході спецоперації на Дніпропетровщині, який збирав розвіддані промісця базування та переміщення Сил оборони на території області.</text:p>
      <text:p text:style-name="P4">
Про це <text:a xlink:type="simple" xlink:href="https://ssu.gov.ua/novyny/sbu-zatrymala-rosiiskoho-ahenta-yakyi-poliuvav-za-ukrainskoiu-aviatsiieiu-na-dnipropetrovshchyni" text:style-name="Internet_20_link" text:visited-style-name="Visited_20_Internet_20_Link">
інформує</text:a>
 СБУ.</text:p>
      <text:p text:style-name="P4">
Насамперед ворога цікавили місця розміщення та режими роботи українськихвійськових літаків на території регіону. Зокрема, агент фіксував регулярністьвильотів, кількість літаків тощо.</text:p>
      <text:p text:style-name="P4">
Крім того, він передавав агресору інформацію про наслідки повітряних ворожихатак на місто. Ці відомості окупанти планували використати для підготовки таздійснення масованих авіаударів по території регіону.</text:p>
      <text:p text:style-name="P4">
За даними слідства, зловмисником виявився місцевий житель, якого воєннарозвідка рф дистанційно залучила до негласної співпраці.</text:p>
      <text:p text:style-name="P4">
Для вербування ворог використав один із проросійських Телеграм-каналів, дефігурант активно поширював свої «дописи» на підтримку загарбників.</text:p>
      <text:p text:style-name="P4">
На підставі зібраних доказів слідчі Служби безпеки повідомили йому про підозруза статтями Кримінального кодексу України:</text:p>
      <ul>
        <li>
державна зрада, вчинена в умовах воєнного стану;  * несанкціоноване поширення інформації про направлення, переміщення зброї, озброєння та бойових припасів в Україну, рух, переміщення або розміщення ЗСУ чи інших утворених відповідно до законів України військових формувань, вчинене в умовах воєнного стану.</li>
      </ul>
      <text:p text:style-name="P4">
Суд обрав зраднику запобіжний захід — тримання під вартою. Триває досудоверозслідування для встановлення всіх обставин злочину.</text:p>
      <text:p text:style-name="P4">
Source: <text:a xlink:type="simple" xlink:href="https://armyinform.com.ua/2023/04/04/zlyvav-vorogu-roztashuvannya-litakiv-zsu-vykryto-rosijskogo-agenta/" text:style-name="Internet_20_link" text:visited-style-name="Visited_20_Internet_20_Link">
https://armyinform.com.ua/2023/04/04/zlyvav-vorogu-roztashuvannya-litakiv-zsu-vykryto-rosijskogo-agenta/</text:a>
</text:p>
      <!--NEWS-->
      <text:h text:style-name="P10" text:outline-level="1">
<text:span text:style-name="T4">
Володимир Зеленський: російське зло впаде саме тут, в Україні, і більше не зможе піднятися</text:span>
</text:h>
      <text:p text:style-name="P4">
Author: ['АРМІЯINFORM']</text:p>
      <text:p text:style-name="P4">
Time: 2023-04-04T58:00:00-04:00</text:p>
      <text:p text:style-name="P4">
Description: У 405-й день оборони Президент України Володимир Зеленський зазначив, що на наш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7452312060676439_y-e1680598749578.jpg" text:style-name="Internet_20_link" text:visited-style-name="Visited_20_Internet_20_Link">
photo_5287452312060676439_y-e1680598749578.jpg</text:a>
', '<text:a xlink:type="simple" xlink:href="https://armyinform.com.ua/wp-content/uploads/2023/04/photo_5287452312060676436_y-150x150.jpg" text:style-name="Internet_20_link" text:visited-style-name="Visited_20_Internet_20_Link">
photo_5287452312060676436_y-150x150.jpg</text:a>
', '<text:a xlink:type="simple" xlink:href="https://armyinform.com.ua/wp-content/uploads/2023/04/photo_5287452312060676435_x-150x150.jpg" text:style-name="Internet_20_link" text:visited-style-name="Visited_20_Internet_20_Link">
photo_5287452312060676435_x-150x150.jpg</text:a>
', '<text:a xlink:type="simple" xlink:href="https://armyinform.com.ua/wp-content/uploads/2023/04/photo_5287452312060676431_y-1-150x150.jpg" text:style-name="Internet_20_link" text:visited-style-name="Visited_20_Internet_20_Link">
photo_5287452312060676431_y-1-150x150.jpg</text:a>
', '<text:a xlink:type="simple" xlink:href="https://armyinform.com.ua/wp-content/uploads/2023/04/photo_5287452312060676432_y-e1680599197775-150x150.jpg" text:style-name="Internet_20_link" text:visited-style-name="Visited_20_Internet_20_Link">
photo_5287452312060676432_y-e1680599197775-150x150.jpg</text:a>
']</text:p>
      <text:p text:style-name="P4">
Tags: []</text:p>
      <text:p text:style-name="P4">
Category: News</text:p>
      <!--METADATA-->
      <text:p text:style-name="P4">
<draw:frame draw:style-name="fr1" draw:name="Image277" text:anchor-type="as-char" svg:width="6.9236in" svg:height="4.256732in" draw:z-index="0">
<draw:image xlink:href="../Images/AРМІЯINFORM/2023-04-04T58-00-00-04-00/photo_5287452312060676439_y-e1680598749578.jpg" xlink:type="simple" xlink:show="embed" xlink:actuate="onLoad" draw:mime-type="image/jpeg"/>
</draw:frame>
</text:p>
      <text:p text:style-name="P4">
У 405-й день оборони Президент України Володимир Зеленський зазначив, що нанашій, українській, землі відбувається битва за основу вільного світу.</text:p>
      <text:p text:style-name="P4">
Про це <text:a xlink:type="simple" xlink:href="https://t.me/V_Zelenskiy_official/5751" text:style-name="Internet_20_link" text:visited-style-name="Visited_20_Internet_20_Link">
наголосив</text:a>
 глава держави уТелеграм.</text:p>
      <text:p text:style-name="P4">
«Ми точно переможемо в цій битві. російське зло впаде саме тут, в Україні, ібільше не зможе піднятися. Людяність переможе», — наголосив ВолодимирЗеленський.</text:p>
      <text:p text:style-name="P4">
<text:a xlink:type="simple" xlink:href="https://armyinform.com.ua/wp-content/uploads/2023/04/photo_5287452312060676436_y.jpg" text:style-name="Internet_20_link" text:visited-style-name="Visited_20_Internet_20_Link">
<draw:frame draw:style-name="fr1" draw:name="Image278" text:anchor-type="as-char" svg:width="6.9236in" svg:height="6.9236in" draw:z-index="0">
<draw:image xlink:href="../Images/AРМІЯINFORM/2023-04-04T58-00-00-04-00/photo_5287452312060676436_y-150x150.jpg" xlink:type="simple" xlink:show="embed" xlink:actuate="onLoad" draw:mime-type="image/jpeg"/>
</draw:frame>
</text:a>
</text:p>
      <text:p text:style-name="P4">
<text:a xlink:type="simple" xlink:href="https://armyinform.com.ua/wp-content/uploads/2023/04/photo_5287452312060676435_x.jpg" text:style-name="Internet_20_link" text:visited-style-name="Visited_20_Internet_20_Link">
<draw:frame draw:style-name="fr1" draw:name="Image279" text:anchor-type="as-char" svg:width="6.9236in" svg:height="6.9236in" draw:z-index="0">
<draw:image xlink:href="../Images/AРМІЯINFORM/2023-04-04T58-00-00-04-00/photo_5287452312060676435_x-150x150.jpg" xlink:type="simple" xlink:show="embed" xlink:actuate="onLoad" draw:mime-type="image/jpeg"/>
</draw:frame>
</text:a>
</text:p>
      <text:p text:style-name="P4">
<text:a xlink:type="simple" xlink:href="https://armyinform.com.ua/wp-content/uploads/2023/04/photo_5287452312060676431_y-1.jpg" text:style-name="Internet_20_link" text:visited-style-name="Visited_20_Internet_20_Link">
<draw:frame draw:style-name="fr1" draw:name="Image280" text:anchor-type="as-char" svg:width="6.9236in" svg:height="6.9236in" draw:z-index="0">
<draw:image xlink:href="../Images/AРМІЯINFORM/2023-04-04T58-00-00-04-00/photo_5287452312060676431_y-1-150x150.jpg" xlink:type="simple" xlink:show="embed" xlink:actuate="onLoad" draw:mime-type="image/jpeg"/>
</draw:frame>
</text:a>
</text:p>
      <text:p text:style-name="P4">
<text:a xlink:type="simple" xlink:href="https://armyinform.com.ua/wp-content/uploads/2023/04/photo_5287452312060676432_y-e1680599197775.jpg" text:style-name="Internet_20_link" text:visited-style-name="Visited_20_Internet_20_Link">
<draw:frame draw:style-name="fr1" draw:name="Image281" text:anchor-type="as-char" svg:width="6.9236in" svg:height="6.9236in" draw:z-index="0">
<draw:image xlink:href="../Images/AРМІЯINFORM/2023-04-04T58-00-00-04-00/photo_5287452312060676432_y-e1680599197775-150x150.jpg" xlink:type="simple" xlink:show="embed" xlink:actuate="onLoad" draw:mime-type="image/jpeg"/>
</draw:frame>
</text:a>
</text:p>
      <text:p text:style-name="P4">
Source: <text:a xlink:type="simple" xlink:href="https://armyinform.com.ua/2023/04/04/volodymyr-zelenskyj-rosijske-zlo-vpade-same-tut-v-ukrayini-i-bilshe-ne-zmozhe-pidnyatysya/" text:style-name="Internet_20_link" text:visited-style-name="Visited_20_Internet_20_Link">
https://armyinform.com.ua/2023/04/04/volodymyr-zelenskyj-rosijske-zlo-vpade-same-tut-v-ukrayini-i-bilshe-ne-zmozhe-pidnyatysya/</text:a>
</text:p>
      <!--NEWS-->
      <text:h text:style-name="P10" text:outline-level="1">
<text:span text:style-name="T4">
Офіс Генпрокурора України: задокументовано майже 17 тисяч злочинів проти нацбезпеки</text:span>
</text:h>
      <text:p text:style-name="P4">
Author: ['АРМІЯINFORM']</text:p>
      <text:p text:style-name="P4">
Time: 2023-04-04T5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04042023ua.jpg" text:style-name="Internet_20_link" text:visited-style-name="Visited_20_Internet_20_Link">
warcrime-04042023ua.jpg</text:a>
', '<text:a xlink:type="simple" xlink:href="https://armyinform.com.ua/wp-content/uploads/2023/04/warcrime-04042023en.jpg" text:style-name="Internet_20_link" text:visited-style-name="Visited_20_Internet_20_Link">
warcrime-04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2" text:anchor-type="as-char" svg:width="6.9236in" svg:height="4.448413in" draw:z-index="0">
<draw:image xlink:href="../Images/AРМІЯINFORM/2023-04-04T59-00-00-04-00/warcrime-04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04 квітня</text:span>
 зареєстровано:</text:p>
      <ul>
        <li>
78 131 воєнний злочин,  * 16 957 злочинів проти національної безпеки України.</li>
      </ul>
      <text:p text:style-name="P4">
Крім того, за офіційними даними ювенальних прокурорів, <text:span text:style-name="T4">
1411 дітейпостраждали</text:span>
 внаслідок агресії рф, з них:</text:p>
      <ul>
        <li>
467 — дітей загинули,  * 94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83" text:anchor-type="as-char" svg:width="6.9236in" svg:height="4.448413in" draw:z-index="0">
<draw:image xlink:href="../Images/AРМІЯINFORM/2023-04-04T59-00-00-04-00/warcrime-04042023en.jpg" xlink:type="simple" xlink:show="embed" xlink:actuate="onLoad" draw:mime-type="image/jpeg"/>
</draw:frame>
</text:p>
      <text:p text:style-name="P4">
Source: <text:a xlink:type="simple" xlink:href="https://armyinform.com.ua/2023/04/04/ofis-genprokurora-ukrayiny-zadokumentovano-majzhe-17-tysyach-zlochyniv-proty-naczbezpeky-7/" text:style-name="Internet_20_link" text:visited-style-name="Visited_20_Internet_20_Link">
https://armyinform.com.ua/2023/04/04/ofis-genprokurora-ukrayiny-zadokumentovano-majzhe-17-tysyach-zlochyniv-proty-naczbezpeky-7/</text:a>
</text:p>
      <!--NEWS-->
      <text:h text:style-name="P10" text:outline-level="1">
<text:span text:style-name="T4">
Відсутність комунікації з рф ускладнює отримання достовірних даних щодо військовополонених — Координаційний штаб</text:span>
</text:h>
      <text:p text:style-name="P4">
Author: ['АРМІЯINFORM']</text:p>
      <text:p text:style-name="P4">
Time: 2023-04-04T60:00:00-04:00</text:p>
      <text:p text:style-name="P4">
Description: Офіційної комунікації з країною-агресоркою зараз немає, тому отримати достовір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862682036542746644_w.jpg" text:style-name="Internet_20_link" text:visited-style-name="Visited_20_Internet_20_Link">
photo_5862682036542746644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84" text:anchor-type="as-char" svg:width="6.9236in" svg:height="4.200317in" draw:z-index="0">
<draw:image xlink:href="../Images/AРМІЯINFORM/2023-04-04T60-00-00-04-00/photo_5862682036542746644_w.jpg" xlink:type="simple" xlink:show="embed" xlink:actuate="onLoad" draw:mime-type="image/jpeg"/>
</draw:frame>
</text:p>
      <text:p text:style-name="P4">
Офіційної комунікації з країною-агресоркою зараз немає, тому отриматидостовірну інформацію щодо полонених захисників і захисниць, зокрема про станздоров’я, майже неможливо.</text:p>
      <text:p text:style-name="P4">
Про це <text:a xlink:type="simple" xlink:href="https://t.me/Koord_shtab/779" text:style-name="Internet_20_link" text:visited-style-name="Visited_20_Internet_20_Link">
йшлося</text:a>
 під час зустрічі з родинамизахисників окремої артилерійської бригади «Запорізька Січ» у Координаційномуштабі.</text:p>
      <text:p text:style-name="P4">
За словами представника штабу, відомості про ймовірний стан здоров’явійськовополених надходять здебільшого від повернених з полонувійськовослужбовців.</text:p>
      <text:p text:style-name="P4">
Під час зустрічі розповіли, що військова частина проводить службоверозслідування у випадку зникнення військовослужбовця. За результатамирозслідування командир ухвалює рішення, як обліковувати військовослужбовця —полонений чи зниклий безвісти.</text:p>
      <text:p text:style-name="P4">
Сповіщення з відповідною інформацією військова частина надсилає дотериторіального центру комплектування та соціальної підтримки (ТЦК та СП).Співробітники ТЦК та СП доставляють це сповіщення родичам оборонця.</text:p>
      <text:p text:style-name="P4">
Представник штабу зауважив, що визволені з полону військовослужбовціспілкуються з представниками Координаційного штабу, Служби безпеки України,Офісу Уповноваженого Верховної Ради України з прав людини. Надані нимивідомості фіксуються і враховуються, зокрема, у подальшій роботі щодо обмінувійськовополоненими. Проте оприлюднювати таку інформацію не можна, бо вонаносить оперативний характер.</text:p>
      <text:p text:style-name="P4">
Source: <text:a xlink:type="simple" xlink:href="https://armyinform.com.ua/2023/04/04/vidsutnist-komunikacziyi-z-rf-uskladnyuye-otrymannya-dostovirnoyi-informacziyi-shhodo-vijskovopolonenyh-koordynaczijnyj-shtab/" text:style-name="Internet_20_link" text:visited-style-name="Visited_20_Internet_20_Link">
https://armyinform.com.ua/2023/04/04/vidsutnist-komunikacziyi-z-rf-uskladnyuye-otrymannya-dostovirnoyi-informacziyi-shhodo-vijskovopolonenyh-koordynaczijnyj-shtab/</text:a>
</text:p>
      <!--NEWS-->
      <text:h text:style-name="P10" text:outline-level="1">
<text:span text:style-name="T4">
На бойове чергування в Чорному та Середземному морях вийшло 6 носіїв крилатих ракет «Калібр»</text:span>
</text:h>
      <text:p text:style-name="P4">
Author: ['АРМІЯINFORM']</text:p>
      <text:p text:style-name="P4">
Time: 2023-04-04T61:00:00-04:00</text:p>
      <text:p text:style-name="P4">
Description: Станом на 4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336141894_1060599061566150_199496007597149452_n.jpg" text:style-name="Internet_20_link" text:visited-style-name="Visited_20_Internet_20_Link">
336141894_1060599061566150_199496007597149452_n.jpg</text:a>
']</text:p>
      <text:p text:style-name="P4">
Tags: ['АГРЕСІЯ РФ', 'ВМС ЗС УКРАЇНИ', 'ВТОРГНЕННЯ РФ']</text:p>
      <text:p text:style-name="P4">
Category: News</text:p>
      <!--METADATA-->
      <text:p text:style-name="P4">
<draw:frame draw:style-name="fr1" draw:name="Image285" text:anchor-type="as-char" svg:width="6.9236in" svg:height="3.894525in" draw:z-index="0">
<draw:image xlink:href="../Images/AРМІЯINFORM/2023-04-04T61-00-00-04-00/maxresdefault-1.jpg" xlink:type="simple" xlink:show="embed" xlink:actuate="onLoad" draw:mime-type="image/jpeg"/>
</draw:frame>
Ілюстративне фото</text:p>
      <text:p text:style-name="P4">
Станом на 4 квітня в акваторіях Чорного, Азовського та Середземного морів набойовому чергуванні перебувають 15 ворожих кораблів, з них 6 — носії крилатихракет «Калібр». Загальний залп становить — 40 ракет.</text:p>
      <text:p text:style-name="P4">
Про це йдеться в<text:a xlink:type="simple" xlink:href="https://www.facebook.com/navy.mil.gov.ua/posts/pfbid02f7sHJDLDo5ULZZgxiz6iaR3wxcLKgMKqAy1ApBNMZQy8RLp8nY7Wt9up13froWM4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7 ворожих кораблів, з них 3 — носії крилатих ракет «Калібр», загальний залп становить — 20 ракет;  * в Азовському морі ворог продовжує контролювати морські комунікації, утримуючи на бойовому чергуванні 1 корабель;  * у Середземному морі — 7 ворожих кораблів, з них — 3 носії крилатих ракет «Калібр», загальний залп становить — 20 ракет.</li>
      </ul>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draw:frame draw:style-name="fr1" draw:name="Image286" text:anchor-type="as-char" svg:width="6.9236in" svg:height="5.53888in" draw:z-index="0">
<draw:image xlink:href="../Images/AРМІЯINFORM/2023-04-04T61-00-00-04-00/336141894_1060599061566150_199496007597149452_n.jpg" xlink:type="simple" xlink:show="embed" xlink:actuate="onLoad" draw:mime-type="image/jpeg"/>
</draw:frame>
</text:p>
      <text:p text:style-name="P4">
Source: <text:a xlink:type="simple" xlink:href="https://armyinform.com.ua/2023/04/04/na-bojove-cherguvannya-v-chornomu-ta-seredzemnomu-moryah-vyjshlo-6-nosiyiv-krylatyh-raket-kalibr/" text:style-name="Internet_20_link" text:visited-style-name="Visited_20_Internet_20_Link">
https://armyinform.com.ua/2023/04/04/na-bojove-cherguvannya-v-chornomu-ta-seredzemnomu-moryah-vyjshlo-6-nosiyiv-krylatyh-raket-kalibr/</text:a>
</text:p>
      <!--NEWS-->
      <text:h text:style-name="P10" text:outline-level="1">
<text:span text:style-name="T4">
На Куп’янсько-Лиманському напрямку наші захисники знищили два танки Т-72, дві БМП і склад боєприпасів — Сергій Череватий</text:span>
</text:h>
      <text:p text:style-name="P4">
Author: ['Ольга Вікарчук']</text:p>
      <text:p text:style-name="P4">
Time: 2023-04-04T62:00:00-04:00</text:p>
      <text:p text:style-name="P4">
Description: — Ворог атакує наші позиції на цій ділянці фронту регулярними силами. Зокрема,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СЕРГІЙ ЧЕРЕВАТИЙ']</text:p>
      <text:p text:style-name="P4">
Category: News</text:p>
      <!--METADATA-->
      <text:p text:style-name="P4">
<draw:frame draw:style-name="fr1" draw:name="Image287" text:anchor-type="as-char" svg:width="6.9236in" svg:height="4.611226in" draw:z-index="0">
<draw:image xlink:href="../Images/AРМІЯINFORM/2023-04-04T62-00-00-04-00/cherevatyj.jpg" xlink:type="simple" xlink:show="embed" xlink:actuate="onLoad" draw:mime-type="image/jpeg"/>
</draw:frame>
</text:p>
      <text:p text:style-name="P4">
— Ворог атакує наші позиції на цій ділянці фронту регулярними силами. Зокрема,це повітряно-десантні підрозділи, мотострілецькі, другий армійський корпус такзваної лнр, а також танковий підрозділ, —<text:a xlink:type="simple" xlink:href="https://www.youtube.com/watch" text:style-name="Internet_20_link" text:visited-style-name="Visited_20_Internet_20_Link">
повідомив</text:a>
 під час прямого етерутелемарафону «Єдині новини» речник Східного угруповання військ Збройних СилУкраїни полковник Сергій Череватий.</text:p>
      <text:p text:style-name="P4">
На Куп’янсько-Лиманському напрямку ворог використовує більше систем реактивно-залпового вогню.Тільки за цю добу зафіксовано 403 обстріли, але в наземнихбоях окупаційна армія намагається діяти більш обачливо.</text:p>
      <text:p text:style-name="P4">
— Відтак, у них і втрат менше на цьому напрямку. 50 окупантів було знищено,115 зазнали поранень. Також армія рф більше використовує тут бронетехніку, алещодобово наші Сили оборони її знищують, — відмітив офіцер.</text:p>
      <ul>
        <li>
Зокрема, за останню добу українські захисники на Куп’янсько-Лиманському напрямку знищили два танки Т-72, дві БМП і склад боєприпасів, — додав Сергій Череватий.</li>
      </ul>
      <text:p text:style-name="P4">
Source: <text:a xlink:type="simple" xlink:href="https://armyinform.com.ua/2023/04/04/na-kupyansko-lymanskomu-napryamku-nashi-zahysnyky-znyshhyly-dva-tanky-t-72-dvi-bmp-i-sklad-boyeprypasiv-sergij-cherevatyj/" text:style-name="Internet_20_link" text:visited-style-name="Visited_20_Internet_20_Link">
https://armyinform.com.ua/2023/04/04/na-kupyansko-lymanskomu-napryamku-nashi-zahysnyky-znyshhyly-dva-tanky-t-72-dvi-bmp-i-sklad-boyeprypasiv-sergij-cherevatyj/</text:a>
</text:p>
      <!--NEWS-->
      <text:h text:style-name="P10" text:outline-level="1">
<text:span text:style-name="T4">
СБУ викрила в Україні російську фінансову піраміду на майже 40 млн доларів</text:span>
</text:h>
      <text:p text:style-name="P4">
Author: ['АРМІЯINFORM']</text:p>
      <text:p text:style-name="P4">
Time: 2023-04-04T63:00:00-04:00</text:p>
      <text:p text:style-name="P4">
Description: Служба безпеки викрила масштабну шахрайську схему, яку замаскувал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golovna.jpg" text:style-name="Internet_20_link" text:visited-style-name="Visited_20_Internet_20_Link">
sbu-golovna.jpg</text:a>
', '<text:a xlink:type="simple" xlink:href="https://armyinform.com.ua/wp-content/uploads/2023/04/sbu-2.jpg" text:style-name="Internet_20_link" text:visited-style-name="Visited_20_Internet_20_Link">
sbu-2.jpg</text:a>
', '<text:a xlink:type="simple" xlink:href="https://armyinform.com.ua/wp-content/uploads/2023/04/sbu-1-150x150.jpg" text:style-name="Internet_20_link" text:visited-style-name="Visited_20_Internet_20_Link">
sbu-1-150x150.jpg</text:a>
', '<text:a xlink:type="simple" xlink:href="https://armyinform.com.ua/wp-content/uploads/2023/04/sbu-3-150x150.jpg" text:style-name="Internet_20_link" text:visited-style-name="Visited_20_Internet_20_Link">
sbu-3-150x150.jpg</text:a>
']</text:p>
      <text:p text:style-name="P4">
Tags: ['СБУ', 'ШАХРАЇ']</text:p>
      <text:p text:style-name="P4">
Category: News</text:p>
      <!--METADATA-->
      <text:p text:style-name="P4">
<draw:frame draw:style-name="fr1" draw:name="Image288" text:anchor-type="as-char" svg:width="6.9236in" svg:height="5.938293in" draw:z-index="0">
<draw:image xlink:href="../Images/AРМІЯINFORM/2023-04-04T63-00-00-04-00/sbu-golovna.jpg" xlink:type="simple" xlink:show="embed" xlink:actuate="onLoad" draw:mime-type="image/jpeg"/>
</draw:frame>
</text:p>
      <text:p text:style-name="P4">
Служба безпеки викрила масштабну шахрайську схему, яку замаскували підпсевдоінвестиційний проект «Life is good».</text:p>
      <text:p text:style-name="P4">
Організатори «піраміди» пропонували своїм клієнтам стати інвесторами іпереказати гроші на рахунок компанії, яка нібито допомагає «примножувати»капіталовкладення.</text:p>
      <text:p text:style-name="P4">
Про це<text:a xlink:type="simple" xlink:href="https://www.facebook.com/SecurSerUkraine/posts/pfbid0SXMwkZAoXFNXtdzQCaDPSyudKe7EXM1aDfcHbSMpZBYKbiShD4m351neMRvYiUEjl" text:style-name="Internet_20_link" text:visited-style-name="Visited_20_Internet_20_Link">
повідомляє</text:a>
на своїй офіційній сторінці у Facebook СБУ.</text:p>
      <text:p text:style-name="P4">
За матеріалами слідства, зловмисники отримали майже 40 млн доларів, обдурившипри цьому понад 1 тис. осіб.</text:p>
      <text:p text:style-name="P4">
Для користування «послугою» шахраї розробили власний вебресурс з обліковимизаписами потенційних «інвесторів».</text:p>
      <text:p text:style-name="P4">
Ділки обіцяли «вкладникам» стабільні прибутки у вигляді «дивідендів» відінвестування в акції перспективних підприємств світового рівня.</text:p>
      <text:p text:style-name="P4">
<draw:frame draw:style-name="fr1" draw:name="Image289" text:anchor-type="as-char" svg:width="6.9236in" svg:height="6.609525in" draw:z-index="0">
<draw:image xlink:href="../Images/AРМІЯINFORM/2023-04-04T63-00-00-04-00/sbu-2.jpg" xlink:type="simple" xlink:show="embed" xlink:actuate="onLoad" draw:mime-type="image/jpeg"/>
</draw:frame>
</text:p>
      <text:p text:style-name="P4">
Крім того, шахраї «гарантували» своїм клієнтам «бонуси» у разі залучення допроєкту нових учасників.</text:p>
      <text:p text:style-name="P4">
Отримані від інвесторів гроші ділки акумульовували на власні криптогаманці табанківські рахунки.</text:p>
      <text:p text:style-name="P4">
За даними слідства, до організації оборудки причетні більше 10 осіб.Насамперед це громадяни країни-агресора.</text:p>
      <text:p text:style-name="P4">
Спочатку «проект» діяв лише на території рф, але після 2017 року йогопоступово намагались реалізувати в Україні через масовану рекламну кампанію вінтернеті та відкриття офісу у Києві.</text:p>
      <text:p text:style-name="P4">
Після початку повномасштабного вторгнення організатори «піраміди» хотілиприховати свою причетність до неї.</text:p>
      <text:p text:style-name="P4">
Для цього налагодили механізм залучення віртуальних активів через мережуобмінних пунктів криптовалюти по всій території України.</text:p>
      <text:p text:style-name="P4">
Під час обшуків у київському офісі та за адресами проживання фігурантіввиявлено:</text:p>
      <text:p text:style-name="P4">
▪️ комп’ютери, мобільні телефони, бухгалтерію та чорнові записи із доказамипротиправної діяльності;</text:p>
      <text:p text:style-name="P4">
▪️ сувенірну та рекламну продукцію, яку ділки використовували для залучення«інвесторів».</text:p>
      <text:p text:style-name="P4">
Триває розслідування для встановлення всіх обставин злочину і притягненнявинних до відповідальності.</text:p>
      <text:p text:style-name="P4">
<text:a xlink:type="simple" xlink:href="https://armyinform.com.ua/wp-content/uploads/2023/04/sbu-1.jpg" text:style-name="Internet_20_link" text:visited-style-name="Visited_20_Internet_20_Link">
<draw:frame draw:style-name="fr1" draw:name="Image290" text:anchor-type="as-char" svg:width="6.9236in" svg:height="6.9236in" draw:z-index="0">
<draw:image xlink:href="../Images/AРМІЯINFORM/2023-04-04T63-00-00-04-00/sbu-1-150x150.jpg" xlink:type="simple" xlink:show="embed" xlink:actuate="onLoad" draw:mime-type="image/jpeg"/>
</draw:frame>
</text:a>
</text:p>
      <text:p text:style-name="P4">
<text:a xlink:type="simple" xlink:href="https://armyinform.com.ua/wp-content/uploads/2023/04/sbu-3.jpg" text:style-name="Internet_20_link" text:visited-style-name="Visited_20_Internet_20_Link">
<draw:frame draw:style-name="fr1" draw:name="Image291" text:anchor-type="as-char" svg:width="6.9236in" svg:height="6.9236in" draw:z-index="0">
<draw:image xlink:href="../Images/AРМІЯINFORM/2023-04-04T63-00-00-04-00/sbu-3-150x150.jpg" xlink:type="simple" xlink:show="embed" xlink:actuate="onLoad" draw:mime-type="image/jpeg"/>
</draw:frame>
</text:a>
</text:p>
      <text:p text:style-name="P4">
Заходи проводили спільно зі слідчим управлінням Головного управлінняНаціональної поліції у м. Києві за процесуального керівництва Київськоїміської прокуратури.</text:p>
      <text:p text:style-name="P4">
Наразі одному із топменеджерів «інвестпроекту» повідомлено про підозру за ч. 3ст. 190 Кримінального кодексу України (шахрайство).</text:p>
      <text:p text:style-name="P4">
Служба безпеки звернулася до громадян, які стали жертвами шахрайської схеми,повідомляти про це за номером мобільного телефону (095) 899 21 16.</text:p>
      <text:p text:style-name="P4">
Source: <text:a xlink:type="simple" xlink:href="https://armyinform.com.ua/2023/04/04/sbu-vykryla-v-ukrayini-rosijsku-finansovu-piramidu-na-majzhe-40-mln-dolariv/" text:style-name="Internet_20_link" text:visited-style-name="Visited_20_Internet_20_Link">
https://armyinform.com.ua/2023/04/04/sbu-vykryla-v-ukrayini-rosijsku-finansovu-piramidu-na-majzhe-40-mln-dolariv/</text:a>
</text:p>
      <!--NEWS-->
      <text:h text:style-name="P10" text:outline-level="1">
<text:span text:style-name="T4">
Ворог скинув боєприпаси з хімічною речовиною в районі Водяного</text:span>
</text:h>
      <text:p text:style-name="P4">
Author: ['Ольга Вікарчук']</text:p>
      <text:p text:style-name="P4">
Time: 2023-04-04T64:00:00-04:00</text:p>
      <text:p text:style-name="P4">
Description: У районі Мар’їнки армія рф під час атак задіяла БТР та БМП, а поблизу Карлівки працюв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ІЙНА', 'ВТОРГНЕННЯ РФ', 'ОЛЕКСІЙ ДМИТРАШКІВСЬКИЙ', 'ТАВРІЙСЬКИЙ НАПРЯМОК']</text:p>
      <text:p text:style-name="P4">
Category: News</text:p>
      <!--METADATA-->
      <text:p text:style-name="P4">
<draw:frame draw:style-name="fr1" draw:name="Image292" text:anchor-type="as-char" svg:width="6.9236in" svg:height="4.096023in" draw:z-index="0">
<draw:image xlink:href="../Images/AРМІЯINFORM/2023-04-04T64-00-00-04-00/dmytrashkivskyj.png" xlink:type="simple" xlink:show="embed" xlink:actuate="onLoad" draw:mime-type="image/png"/>
</draw:frame>
</text:p>
      <text:p text:style-name="P4">
У районі Мар’їнки армія рф під час атак задіяла БТР та БМП, а поблизу Карлівкипрацювала ворожа група піхоти разом з танками. Всі атаки були відбиті. Про це<text:a xlink:type="simple" xlink:href="https://www.youtube.com/watch" text:style-name="Internet_20_link" text:visited-style-name="Visited_20_Internet_20_Link">
повідомив</text:a>
 під час прямого етерутелемарафону «Єдині новини» начальник об’єднаного пресцентру Сил оборониТаврійського напрямку полковник Олексій Дмитрашківський.</text:p>
      <text:p text:style-name="P4">
— Крім цього, авіація противника завдала чотири удари. Три з них були понаселених пунктах Оріхове та Преображенка. За добу було зафіксовано 307обстрілів. На Запорізькому напрямку 54 рази, на Донецькому — 253, — зазначивофіцер.</text:p>
      <text:p text:style-name="P4">
Також було зафіксовано скидання боєприпасів з хімічною речовиною в районіВодяного. Найімовірніше, це К-51, тобто хлорпікрин. Крім цього, окупаційнівійська за останню добу втратили близько двох рот особового складу, одинздався в полон. Сили оборони знищили пункт управління противника і складбоєприпасів.</text:p>
      <text:p text:style-name="P4">
— Щодо хімічної зброї, то на минулому тижні росіяни застосовували її понарощенню: два, чотири, шість разів. На цьому тижні це перший зафіксованийвипадок скидання боєприпасу з БПЛА, — доповнив Олексій Дмитрашківський.</text:p>
      <text:p text:style-name="P4">
Source: <text:a xlink:type="simple" xlink:href="https://armyinform.com.ua/2023/04/04/vorog-skynuv-boyeprypasy-z-himichnoyu-rechovynoyu-v-rajoni-vodyanogo/" text:style-name="Internet_20_link" text:visited-style-name="Visited_20_Internet_20_Link">
https://armyinform.com.ua/2023/04/04/vorog-skynuv-boyeprypasy-z-himichnoyu-rechovynoyu-v-rajoni-vodyanogo/</text:a>
</text:p>
      <!--NEWS-->
      <text:h text:style-name="P10" text:outline-level="1">
<text:span text:style-name="T4">
Прем’єр-міністр України, віцеканцлер ФРН та німецький бізнес обговорили розширення присутності на українському ринку</text:span>
</text:h>
      <text:p text:style-name="P4">
Author: ['АРМІЯINFORM']</text:p>
      <text:p text:style-name="P4">
Time: 2023-04-04T65:00:00-04:00</text:p>
      <text:p text:style-name="P4">
Description: Розвиток двосторонньої співпраці, посилення всебічної підтримки України й активіз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mygal.jpg" text:style-name="Internet_20_link" text:visited-style-name="Visited_20_Internet_20_Link">
shmygal.jpg</text:a>
', '<text:a xlink:type="simple" xlink:href="https://armyinform.com.ua/wp-content/uploads/2023/04/kmu.jpg" text:style-name="Internet_20_link" text:visited-style-name="Visited_20_Internet_20_Link">
kmu.jpg</text:a>
']</text:p>
      <text:p text:style-name="P4">
Tags: ['STOPRUSSIA', 'АГРЕСІЯ РФ', 'ВІЙНА', 'ВТОРГНЕННЯ РФ', 'ДЕНИС ШМИГАЛЬ', 'НІМЕЧЧИНА']</text:p>
      <text:p text:style-name="P4">
Category: News</text:p>
      <!--METADATA-->
      <text:p text:style-name="P4">
<draw:frame draw:style-name="fr1" draw:name="Image293" text:anchor-type="as-char" svg:width="6.9236in" svg:height="4.89718in" draw:z-index="0">
<draw:image xlink:href="../Images/AРМІЯINFORM/2023-04-04T65-00-00-04-00/shmygal.jpg" xlink:type="simple" xlink:show="embed" xlink:actuate="onLoad" draw:mime-type="image/jpeg"/>
</draw:frame>
</text:p>
      <text:p text:style-name="P4">
Розвиток двосторонньої співпраці, посилення всебічної підтримки України йактивізацію економічної діяльності обговорили під час зустрічі в КиєвіПрем’єр-міністр України Денис Шмигаль, віцеканцлер, міністр економіки тазахисту клімату Німеччини Роберт Габек та представники німецького бізнесу.</text:p>
      <text:p text:style-name="P4">
Про це на Урядовому порталі <text:a xlink:type="simple" xlink:href="https://www.kmu.gov.ua/news/premier-ministr-ukrainy-vitse-kantsler-frn-ta-nimetskyi-biznes-obhovoryly-rozshyrennia-prysutnosti-na-ukrainskomu-rynku" text:style-name="Internet_20_link" text:visited-style-name="Visited_20_Internet_20_Link">
повідомив</text:a>
 Департамент комунікацій СекретаріатуКабінету Міністрів України.</text:p>
      <text:p text:style-name="P4">
Денис Шмигаль подякував Роберту Габеку за візит в Україну, зокремаознайомлення з наслідками російської окупації на звільнених територіяхЧернігівської області.</text:p>
      <text:p text:style-name="P4">
Очільник українського Уряду відзначив роль Німеччини в посиленніобороноздатності нашої країни та в майбутньому післявоєнному відновленні.Денис Шмигаль наголосив на важливості гуманітарного розмінування тастрахування воєнних ризиків для бізнесу, що допоможе активізувати економічнудіяльність в Україні.</text:p>
      <text:p text:style-name="P4">
«Страхування воєнних ризиків для бізнесу є критично важливим питанням. Ми вжемаємо пілотний проект із MIGA та перші проекти з американською компанією DFC.Для нас дуже важливо знайти подібний інструмент і з Німеччиною», — відзначивглава українського Уряду.</text:p>
      <text:p text:style-name="P4">
Представники німецького бізнесу зі свого боку зауважили, що Україна зробилавеликий крок у сфері децентралізації та багатьох сферах, і вони хочутьрозширювати свої виробництва та присутність на українському ринку.</text:p>
      <text:p text:style-name="P4">
Як відзначив Денис Шмигаль, Україна має потенціал у сферах критичної сировини,переробки та military-tech, які можуть принести багато переваг і перспективдля бізнесу.</text:p>
      <text:p text:style-name="P4">
Прем’єр-міністр України також подякував Німеччині за фінансову підтримку тасанкційний тиск на рф. Він підкреслив, що прийшов час працювати над наступнимпакетом, який включатиме санкції проти атомної галузі й технологій росії.</text:p>
      <text:p text:style-name="P4">
<draw:frame draw:style-name="fr1" draw:name="Image294" text:anchor-type="as-char" svg:width="6.9236in" svg:height="4.610104in" draw:z-index="0">
<draw:image xlink:href="../Images/AРМІЯINFORM/2023-04-04T65-00-00-04-00/kmu.jpg" xlink:type="simple" xlink:show="embed" xlink:actuate="onLoad" draw:mime-type="image/jpeg"/>
</draw:frame>
</text:p>
      <text:p text:style-name="P4">
Source: <text:a xlink:type="simple" xlink:href="https://armyinform.com.ua/2023/04/04/premyer-ministr-ukrayiny-vicze-kanczler-frn-ta-nimeczkyj-biznes-obgovoryly-rozshyrennya-prysutnosti-na-ukrayinskomu-rynku/" text:style-name="Internet_20_link" text:visited-style-name="Visited_20_Internet_20_Link">
https://armyinform.com.ua/2023/04/04/premyer-ministr-ukrayiny-vicze-kanczler-frn-ta-nimeczkyj-biznes-obgovoryly-rozshyrennya-prysutnosti-na-ukrayinskomu-rynku/</text:a>
</text:p>
      <!--NEWS-->
      <text:h text:style-name="P10" text:outline-level="1">
<text:span text:style-name="T4">
Бахмут залишається напрямком головного удару ворога — Сергій Череватий</text:span>
</text:h>
      <text:p text:style-name="P4">
Author: ['Ольга Вікарчук']</text:p>
      <text:p text:style-name="P4">
Time: 2023-04-04T66:00:00-04:00</text:p>
      <text:p text:style-name="P4">
Description: Очільник ПВК «вагнер» пригожин встановлює прапори на будівлях (у Бахмуті. — 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1.jpg" text:style-name="Internet_20_link" text:visited-style-name="Visited_20_Internet_20_Link">
bahmut-1.jpg</text:a>
']</text:p>
      <text:p text:style-name="P4">
Tags: ['STOPRUSSIA', 'АГРЕСІЯ РФ', 'БАХМУТ', 'ВІЙНА', 'ВТОРГНЕННЯ РФ', 'СЕРГІЙ ЧЕРЕВАТИЙ', 'СХІДНОГО\xa0УГРУПОВАННЯ ВІЙСЬК']</text:p>
      <text:p text:style-name="P4">
Category: News</text:p>
      <!--METADATA-->
      <text:p text:style-name="P4">
<draw:frame draw:style-name="fr1" draw:name="Image295" text:anchor-type="as-char" svg:width="6.9236in" svg:height="5.592494in" draw:z-index="0">
<draw:image xlink:href="../Images/AРМІЯINFORM/2023-04-04T66-00-00-04-00/bahmut-1.jpg" xlink:type="simple" xlink:show="embed" xlink:actuate="onLoad" draw:mime-type="image/jpeg"/>
</draw:frame>
 Фото:Getty Images</text:p>
      <text:p text:style-name="P4">
Очільник ПВК «вагнер» пригожин встановлює прапори на будівлях (у Бахмуті. —Ред.), яких вже давно фізично не існує. Про це<text:a xlink:type="simple" xlink:href="https://www.youtube.com/watch" text:style-name="Internet_20_link" text:visited-style-name="Visited_20_Internet_20_Link">
сказав</text:a>
 у прямому етерітелемарафону «Єдині новини» речник Східного угруповання військ Збройних СилУкраїни полковник Сергій Череватий.</text:p>
      <text:p text:style-name="P4">
— Попри те, Бахмут залишається напрямком головного удару ворога, в першу чергусил «вагнерівців», за цю добу там відбулося 32 атаки противника. Тільки 26бойових зіткнень було в самому місті та на його околицях. 238 разів армія рфздійснювала обстріли наших позицій з реактивної артилерії, — зазначив офіцер.</text:p>
      <text:p text:style-name="P4">
Крім цього, Сергій Череватий повідомив, що 91 окупанта було знищено нашимиСилами оборони, а 119 зазнали поранень. Також українські захисники підбиливорожий танк, реактивну систему залпового вогню «Град» та три польові складибоєприпасів.</text:p>
      <text:p text:style-name="P4">
— Більшу кількість втрат зазнають «вагнерівці», тому що атакуючою силоюзалишаються вони. Але, з огляду на великі втрати, вони вже не можуть самівиконувати поставлені завдання, тому підсилюються підрозділами повітряно-десантних сил і піхотою регулярного війська нашого ворога, — додав полковникСергій Череватий.</text:p>
      <text:p text:style-name="P4">
Source: <text:a xlink:type="simple" xlink:href="https://armyinform.com.ua/2023/04/04/bahmut-zalyshayetsya-napryamkom-golovnogo-udaru-voroga-sergij-cherevatyj/" text:style-name="Internet_20_link" text:visited-style-name="Visited_20_Internet_20_Link">
https://armyinform.com.ua/2023/04/04/bahmut-zalyshayetsya-napryamkom-golovnogo-udaru-voroga-sergij-cherevatyj/</text:a>
</text:p>
      <!--NEWS-->
      <text:h text:style-name="P10" text:outline-level="1">
<text:span text:style-name="T4">
За добу рятувальники майже двісті разів виїздили на ліквідацію наслідків ворожих обстрілів</text:span>
</text:h>
      <text:p text:style-name="P4">
Author: ['АРМІЯINFORM']</text:p>
      <text:p text:style-name="P4">
Time: 2023-04-04T67:00:00-04:00</text:p>
      <text:p text:style-name="P4">
Description: Протягом минулої доби, 03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96" text:anchor-type="as-char" svg:width="6.9236in" svg:height="3.888597in" draw:z-index="0">
<draw:image xlink:href="../Images/AРМІЯINFORM/2023-04-04T67-00-00-04-00/xzvev8dxadlvsx-pozhezha.jpg" xlink:type="simple" xlink:show="embed" xlink:actuate="onLoad" draw:mime-type="image/jpeg"/>
</draw:frame>
 Ілюстративне фото</text:p>
      <text:p text:style-name="P4">
Протягом минулої доби, <text:span text:style-name="T4">
03 квітня,</text:span>
 підрозділи Державної служби України знадзвичайних ситуацій <text:span text:style-name="T4">
здійснили 166 виїздів</text:span>
 на ліквідацію наслідківобстрілів окупантами населених пунктів та об’єктів інфраструктури. Ліквідовано3 пожежі. Надано психологічну допомогу 142 особам.</text:p>
      <text:p text:style-name="P4">
Про це йдеться у <text:a xlink:type="simple" xlink:href="https://dsns.gov.ua/uk/news/nadzvicaini-podiyi/operativna-informaciia-dsns-shhodo-naslidkiv-vedennia-boiovix-dii-rosiiskoiu-federacijeiu-115" text:style-name="Internet_20_link" text:visited-style-name="Visited_20_Internet_20_Link">
повідомленні</text:a>
 ДСНС України.</text:p>
      <text:p text:style-name="P4">
Довідково: З початку війни здійснено <text:span text:style-name="T4">
87 467 виїздів</text:span>
 на ліквідаціюнаслідків обстрілів, ліквідовано <text:span text:style-name="T4">
14 246 пожеж</text:span>
 , врятовано 3 988 осіб,надано психологічну допомогу 208 279 особам.</text:p>
      <text:p text:style-name="P4">
Source: <text:a xlink:type="simple" xlink:href="https://armyinform.com.ua/2023/04/04/za-dobu-ryatuvalnyky-majzhe-dvisti-raziv-vyyizdyly-na-likvidacziyu-naslidkiv-vorozhyh-obstriliv-3/" text:style-name="Internet_20_link" text:visited-style-name="Visited_20_Internet_20_Link">
https://armyinform.com.ua/2023/04/04/za-dobu-ryatuvalnyky-majzhe-dvisti-raziv-vyyizdyly-na-likvidacziyu-naslidkiv-vorozhyh-obstriliv-3/</text:a>
</text:p>
      <!--NEWS-->
      <text:h text:style-name="P10" text:outline-level="1">
<text:span text:style-name="T4">
Як, хто і чому створив НАТО 74 роки тому</text:span>
</text:h>
      <text:p text:style-name="P4">
Author: ['Єгор Брайлян']</text:p>
      <text:p text:style-name="P4">
Time: 2023-04-04T68:00:00-04:00</text:p>
      <text:p text:style-name="P4">
Description: Сьогодні виповнюється 74 роки Північноатлантичному альянсу — голов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0.jpg" text:style-name="Internet_20_link" text:visited-style-name="Visited_20_Internet_20_Link">
1-10.jpg</text:a>
', '<text:a xlink:type="simple" xlink:href="https://armyinform.com.ua/wp-content/uploads/2023/04/2-12.jpg" text:style-name="Internet_20_link" text:visited-style-name="Visited_20_Internet_20_Link">
2-12.jpg</text:a>
', '<text:a xlink:type="simple" xlink:href="https://armyinform.com.ua/wp-content/uploads/2023/04/3-9.jpg" text:style-name="Internet_20_link" text:visited-style-name="Visited_20_Internet_20_Link">
3-9.jpg</text:a>
', '<text:a xlink:type="simple" xlink:href="https://armyinform.com.ua/wp-content/uploads/2023/04/4-8-scaled.jpg" text:style-name="Internet_20_link" text:visited-style-name="Visited_20_Internet_20_Link">
4-8-scaled.jpg</text:a>
', '<text:a xlink:type="simple" xlink:href="https://armyinform.com.ua/wp-content/uploads/2023/04/5-7.jpg" text:style-name="Internet_20_link" text:visited-style-name="Visited_20_Internet_20_Link">
5-7.jpg</text:a>
', '<text:a xlink:type="simple" xlink:href="https://armyinform.com.ua/wp-content/uploads/2023/04/6-5.jpg" text:style-name="Internet_20_link" text:visited-style-name="Visited_20_Internet_20_Link">
6-5.jpg</text:a>
']</text:p>
      <text:p text:style-name="P4">
Tags: ['БЕЛЬГІЯ', 'ВЕЛИКА БРИТАНІЯ', 'ВТОРГНЕННЯ РФ', 'ДАНІЯ', 'ІСЛАНДІЯ', 'ІТАЛІЯ', 'КАНАДА', 'ЛЮКСЕМБУРГ', 'НАТО', 'НІДЕРЛАНДИ', 'НОРВЕГІЯ', 'ПОРТУГАЛІЯ', 'США', 'ФРАНЦІЯ']</text:p>
      <text:p text:style-name="P4">
Category: News</text:p>
      <!--METADATA-->
      <text:p text:style-name="P4">
<draw:frame draw:style-name="fr1" draw:name="Image297" text:anchor-type="as-char" svg:width="6.9236in" svg:height="6.877443in" draw:z-index="0">
<draw:image xlink:href="../Images/AРМІЯINFORM/2023-04-04T68-00-00-04-00/1-10.jpg" xlink:type="simple" xlink:show="embed" xlink:actuate="onLoad" draw:mime-type="image/jpeg"/>
</draw:frame>
</text:p>
      <text:p text:style-name="P4">
Сьогодні виповнюється 74 роки Північноатлантичному альянсу — головномувійськово-політичному союзу у світі. НАТО стало основою єдиної системиєвроатлантичної безпеки від Канади до країн Балтії. Для України членство вПівнічноатлантичному альянсі є однією з ключових цілей зовнішньої політики.Більше про те, як створювалось НАТО та про його сучасність в оглядікореспондента АрміяInform.</text:p>
      <text:p text:style-name="P4">
Після завершення Другої світової війни Європа лежала в руїнах. США вийшли зкровопролиття наддержавою, яка створила військові бази на всіх континентах.Прагнення країн Заходу врахувати уроки двох світових воєн — що кращеспівпрацювати між собою, ніж ворогувати, призвело до усвідомлення більшоїінтеграції саме на військовому рівні.</text:p>
      <text:p text:style-name="P4">
Ініціатива створення нового союзу держав виходила від США та Великої Британії.Міністр закордонних справ Британії Ернест Бевін сприяв підписаннюБрюссельського договору у 1948 році. Документ створював оборонний альянс країнБенілюксу (Бельгія, Нідерланди, Люксембург), Франції та СполученогоКоролівства Великої Британії та Північної Ірландії.</text:p>
      <text:p text:style-name="P4">
Після цього почалися розмови вже представників США, Канади та Британії щодостворення системи атлантичної безпеки. Новизна НАТО полягала в тому, щозапорукою колективної оборони були зобов’язання США перед союзниками в Європі.У разі умовного нападу на Францію американські війська, які дислокувалися наєвропейському континенті, прийдуть на допомогу.</text:p>
      <text:p text:style-name="P4">
<draw:frame draw:style-name="fr1" draw:name="Image298" text:anchor-type="as-char" svg:width="6.9236in" svg:height="5.370735in" draw:z-index="0">
<draw:image xlink:href="../Images/AРМІЯINFORM/2023-04-04T68-00-00-04-00/2-12.jpg" xlink:type="simple" xlink:show="embed" xlink:actuate="onLoad" draw:mime-type="image/jpeg"/>
</draw:frame>
ПідписанняВашингтонської угоди</text:p>
      <text:p text:style-name="P4">
4 квітня 1949 року у столиці США було підписано Вашингтонську угоду, якавважається документом, що створив Північноатлантичний альянс. Щоправда, цьомупередували активні дискусії між трьома основними країнами — США, ВеликоюБританією та Францією.</text:p>
      <text:h text:style-name="P12" text:outline-level="3">
<text:span text:style-name="T4">
<text:span text:style-name="T4">
Підписання Вашингтонської угоди</text:span>
</text:span>
</text:h>
      <text:p text:style-name="P4">
Париж бачив майбутнє НАТО як глобальної організації, а Вашингтон та Лондонпланували Альянс як єдину систему безпеки в Євроатлантиці. Відмінні поглядиміж союзниками були і щодо включення колоній до колективного захисту. Тоді,наприкінці 1940-х років, європейські держави ще були колоніальними імперіями,то були пропозиції <text:a xlink:type="simple" xlink:href="https://www.nato.int/cps/en/natohq/topics_67656.htm" text:style-name="Internet_20_link" text:visited-style-name="Visited_20_Internet_20_Link">
додати завойовані території у Вашингтонськуугоду</text:a>
.</text:p>
      <text:p text:style-name="P4">
<draw:frame draw:style-name="fr1" draw:name="Image299" text:anchor-type="as-char" svg:width="6.9236in" svg:height="4.609778in" draw:z-index="0">
<draw:image xlink:href="../Images/AРМІЯINFORM/2023-04-04T68-00-00-04-00/3-9.jpg" xlink:type="simple" xlink:show="embed" xlink:actuate="onLoad" draw:mime-type="image/jpeg"/>
</draw:frame>
ПідписиВашингтонської угоди</text:p>
      <text:p text:style-name="P4">
Бельгія запропонувала згадати Конго, а Франція Алжир. Зрештою, залишивсятільки Алжир.</text:p>
      <text:p text:style-name="P4">
Всього Вашингтонська угода має 14 статей, але більшість знає про 5-ту статтю,де стверджується, що напад іншої країни на державу Альянсу означає атаку навсю Організацію. Водночас 6-та стаття позначала територіальні межі дії цьогопринципу колективної оборони:</text:p>
      <ul>
        <li>
«на території будь-якої зі Сторін у Європі чи Північній Америці, на алжирських департаментах Франції, на території Туреччини або на островах під юрисдикцією будь-якої зі Сторін у районі Північної Атлантики на північ від Тропіка Рака;  * на сили, судна або літаки будь-якої зі Сторін, коли вони перебувають на цих територіях, або над ними, або в будь-якій іншій зоні в Європі, де були розміщені окупаційні сили будь-якої зі Сторін на дату, коли Договір набув чинності, або в Середземному морі, або район Північної Атлантики на північ від Тропіка Рака».</li>
      </ul>
      <text:p text:style-name="P4">
Урочисте підписання угоди щодо створення НАТО у Вашингтоні стало початкомнового військово-політичного союзу. Тодішній президент США Гаррі Трумен бувсеред тих, хто бачив саме в Північноатлантичному альянсі майбутнє безпеки таоборони. Тим паче починалася «холодна війна» — період боротьби США зрадянським союзом. Європа була поділена на протиборчі табори. До речі, Труменбув автором доктрини стримування, яка передбачала активну співпрацю союзниківз метою непоширення комунізму у світі.</text:p>
      <text:p text:style-name="P4">
12 країн створили Північноатлантичний альянс у 1949 році: США, ВеликаБританія, Канада, Португалія, Данія, Ісландія, Франція, Бельгія, Нідерланди,Люксембург, Італія, Норвегія.</text:p>
      <text:p text:style-name="P4">
Для військової інтеграції в НАТО у 1951 році було створено Штаб Верховногоголовнокомандувача об’єднаних збройних сил НАТО в Європі. Першим Верховнимголовнокомандувачем був американський генерал, герой Першої світової такомандувач союзників у Другій світовій Девід Дауйт Ейзенхауер.</text:p>
      <text:p text:style-name="P4">
<draw:frame draw:style-name="fr1" draw:name="Image300" text:anchor-type="as-char" svg:width="6.9236in" svg:height="4.609964in" draw:z-index="0">
<draw:image xlink:href="../Images/AРМІЯINFORM/2023-04-04T68-00-00-04-00/4-8-scaled.jpg" xlink:type="simple" xlink:show="embed" xlink:actuate="onLoad" draw:mime-type="image/jpeg"/>
</draw:frame>
Ейзенхауер та лист про його призначення</text:p>
      <text:p text:style-name="P4">
Під час «холодної війни» НАТО став головним форпостом Заходу в боротьбі зсрср. Хоча як відзначає Тімоті Ендрюс Сейл, автор книги «Міцний Альянс:історія НАТО й глобального післявоєнного порядку», Альянс швидше турбувався непро пряму загрозу радянського вторгнення, а скоріше непрямих втручань срсрзасобами пропаганди, розвідки. Іншими словами впливати на громадську думку українах НАТО щодо розміщення балістичних ракет чи інших операцій військовогоспівробітництва союзників.</text:p>
      <text:p text:style-name="P4">
Головним принципом Альянсу був і залишається цивільний контроль військових.Генсеками НАТО зазвичай ставали колишні міністри оборони, закордонних справ чипрем’єри Британії, Нідерландів, Італії, Норвегії, Данії.</text:p>
      <text:p text:style-name="P4">
<draw:frame draw:style-name="fr1" draw:name="Image301" text:anchor-type="as-char" svg:width="6.9236in" svg:height="4.869503in" draw:z-index="0">
<draw:image xlink:href="../Images/AРМІЯINFORM/2023-04-04T68-00-00-04-00/5-7.jpg" xlink:type="simple" xlink:show="embed" xlink:actuate="onLoad" draw:mime-type="image/jpeg"/>
</draw:frame>
МаркаНідерландів на честь 40-річчя НАТО</text:p>
      <text:p text:style-name="P4">
Після завершення холодної війни НАТО змінило пріоритети своєї роботи. Оскількизакінчилося протистояння США та срср перемогою Вашингтона, то відпала потребау збільшенні витрат на оборону. радянська безпекова загроза зникла, а іншіпоки ще не було знайдено. Хоча підтримання трансатлантичної єдності США таєвропейських партнерів та колективний захист країн-членів НАТО залишалисяголовними завданнями для союзників по Організації.</text:p>
      <text:p text:style-name="P4">
Дійсно, період 1990-х років в історії Альянсу минув під прагненням залучитиколишні комуністичні держави до співпраці. За ініціативи президента США БіллаКлінтона у 1994 році було оголошено про створення програми НАТО «Партнерствозаради миру». Відтак була атмосфера можливості співіснування колишніхсуперників — це стосувалося зокрема, й росії. Але, як згодом ми побачили,кремль не відмовився від своїх імперських комплексів з військовим вторгненнямв інші суверенні держави.</text:p>
      <text:p text:style-name="P4">
Водночас саме у 1990-х Північноатлантичний альянс почав активно працювати зінструментами публічної дипломатії. Остання полягає у створенні позитивногообразу НАТО за кордоном через інформування про діяльність Організації длякраїн-партнерів.</text:p>
      <text:p text:style-name="P4">
<text:span text:style-name="T4">
У 1997 році відбулися ключові події відносин Україна</text:span>
 — <text:span text:style-name="T4">
НАТО:</text:span>
</text:p>
      <text:p text:style-name="P4">
· створено Центр інформації та документації НАТО в Україні;</text:p>
      <text:p text:style-name="P4">
· на Мадридському саміті президент України Леонід Кучма підписав ХартіюУкраїна — НАТО;</text:p>
      <text:p text:style-name="P4">
· при штаб-квартирі Альянсу було відкрито Місію України при НАТО.</text:p>
      <text:p text:style-name="P4">
Теракти 11 вересня 2001 року у США стали поворотним моментом в історії НАТО.Тоді єдиний раз було застосовано в дію 5-ту статтю Вашингтонської угоди. 7жовтня 2002 року США почали антитерористичну операцію проти Талібану вАфганістані, до якої долучилися союзники по НАТО та країн-партнери черезмиротворчі контингенти. Серед цих держав була і Україна. Зрештою, найбільшавійна в історії Альянсу, яка тривала 20 років, завершилася виведенням військНАТО влітку 2021 року.</text:p>
      <text:p text:style-name="P4">
Україна в червні 2020 року отримала статус партнера з розширеними можливостямиНАТО. Хоча загалом співпраця нашої держави з Альянсом триває з 1990-х років:спільні військові навчання, реабілітація українських військових за кордоном,впровадження стандартів НАТО в секторі безпеки та оборони України.</text:p>
      <text:p text:style-name="P4">
<draw:frame draw:style-name="fr1" draw:name="Image302" text:anchor-type="as-char" svg:width="6.9236in" svg:height="4.766736in" draw:z-index="0">
<draw:image xlink:href="../Images/AРМІЯINFORM/2023-04-04T68-00-00-04-00/6-5.jpg" xlink:type="simple" xlink:show="embed" xlink:actuate="onLoad" draw:mime-type="image/jpeg"/>
</draw:frame>
Міністрзакордонних справ України Дмитро Кулеба, Генсек НАТО Єнс Столтенберг таВерховний представник ЄС Жозеп Боррель</text:p>
      <text:p text:style-name="P4">
Після широкомасштабного вторгнення рф в Україну 24 лютого 2022 року НАТОкардинальним чином переглянуло свою стратегію безпеки. У новій Стратегічнійконцепції Альянсу, затвердженій на саміті в Мадриді в червні 2022 року, росіюбуло названо «головною безпековою загрозою для регіону Євроатлантики».</text:p>
      <text:p text:style-name="P4">
Сьогодні, 4 квітня, у 74-ту річницю від дня створення НАТО, Альянс поповнитьсяще одним членом Альянсу. 31-им членом НАТО стане Фінляндія. Радіємо зафінських друзів та сподіваємося, що скоро аналогічне відбудеться і з Україною.Адже своєю боротьбою проти російських окупантів, відважністю та професійністюЗбройні Сили України підтвердили, що Україна уже входить до НАТО де-факто.</text:p>
      <text:p text:style-name="P4">
Source: <text:a xlink:type="simple" xlink:href="https://armyinform.com.ua/2023/04/04/yak-hto-i-chomu-stvoryv-nato-74-roky-tomu/" text:style-name="Internet_20_link" text:visited-style-name="Visited_20_Internet_20_Link">
https://armyinform.com.ua/2023/04/04/yak-hto-i-chomu-stvoryv-nato-74-roky-tomu/</text:a>
</text:p>
      <!--NEWS-->
      <text:h text:style-name="P10" text:outline-level="1">
<text:span text:style-name="T4">
Ворог вишукує нову тактику і може вдаватись до будь-яких хитрощів, щоб обійти нашу ППО — Наталія Гуменюк</text:span>
</text:h>
      <text:p text:style-name="P4">
Author: ['Ольга Вікарчук']</text:p>
      <text:p text:style-name="P4">
Time: 2023-04-04T69:00:00-04:00</text:p>
      <text:p text:style-name="P4">
Description: —Так сталося і цієї ночі. Використовуючи особливості запуску «Шахедів», вони намага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umenyuk-rozpovila.jpg" text:style-name="Internet_20_link" text:visited-style-name="Visited_20_Internet_20_Link">
gumenyuk-rozpovila.jpg</text:a>
']</text:p>
      <text:p text:style-name="P4">
Tags: ['БПЛА', 'ВТОРГНЕННЯ РФ', 'ДРОН-КАМІКАДЗЕ', 'ЄДИНІ НОВИНИ', 'НАТАЛІЯ ГУМЕНЮК', 'ППО ЗСУ']</text:p>
      <text:p text:style-name="P4">
Category: News</text:p>
      <!--METADATA-->
      <text:p text:style-name="P4">
<draw:frame draw:style-name="fr1" draw:name="Image303" text:anchor-type="as-char" svg:width="6.9236in" svg:height="4.661737in" draw:z-index="0">
<draw:image xlink:href="../Images/AРМІЯINFORM/2023-04-04T69-00-00-04-00/gumenyuk-rozpovila.jpg" xlink:type="simple" xlink:show="embed" xlink:actuate="onLoad" draw:mime-type="image/jpeg"/>
</draw:frame>
</text:p>
      <text:p text:style-name="P4">
—Так сталося і цієї ночі. Використовуючи особливості запуску «Шахедів», вонинамагалися скористатися рельєфом узбережжя та прибережної зони, зокрема, БПЛАбули запущені на дуже низькій відстані над рівнем води. Це, як правило,ускладнює їх виявлення системами протиповітряної оборони, —<text:a xlink:type="simple" xlink:href="https://www.youtube.com/watch" text:style-name="Internet_20_link" text:visited-style-name="Visited_20_Internet_20_Link">
заявила</text:a>
 начальник об’єднаногопресцентру Сил оборони півдня України капітан І рангу Наталія Гуменюк під часпрямого етеру телемарафону «Єдині новини».</text:p>
      <text:p text:style-name="P4">
Крім того, офіцер зазначила, що робота захисників неба розпочалася одночасно зсигналом повітряної тривоги. Це пов’язано з тим, що пріоритет був відданийспочатку бойовій роботі, а потім сповіщенню. Такі випадки бувають не часто,але все ж трапляються. Так відбувається через дуже велике напруження системППО під час масованих атак.</text:p>
      <text:p text:style-name="P4">
— Звертаю увагу на те, що ворог запустив 17 «Шахедів» для того, щоб частина зних була відволікаючим маневром, і аби наша ППО працювала по них, покиздійснювалися обхідні маневри для влучань в об’єкти промисловості, — додалакапітан І рангу.</text:p>
      <text:p text:style-name="P4">
Варто зазначити, що армія противника ставила собі за мету декілька цілей. Саметому БПЛА були спрямовані в різних напрямках. Це свідчить про ймовірну тактикурозосередження Сил протиповітряної оборони. Ефективність збиття Південногонапрямку бентежить ворога, тому вони тривалий час не використовували тутракети чи БПЛА.</text:p>
      <text:p text:style-name="P4">
— Коли вони здійснюють на нашому напрямку атаки, то намагаються обійтиукраїнську ППО. Нині ми фіксуємо, що росіяни більше зосереджують свою увагу наоблаштуванні інженерних споруд та обороні. Також окупаційні війська укріплюютьдодаткові рубежі оборони, оскільки усвідомлюють, що незабаром вони їмзнадобляться, — сказала Наталія Гуменюк.</text:p>
      <text:p text:style-name="P4">
За минулу добу ворожа армія тричі уразила керованими авіаційними бомбамиБериславський та Херсонський райони. На щастя, обійшлося без жертв, але такібоєприпаси завдають багато руйнувань. Знову ж таки, окупанти спрямували їх пооб’єктах промисловості й сільськогосподарських угіддях. Це робиться для того,щоб регіон не мав шансів для розвитку та відродження.</text:p>
      <text:p text:style-name="P4">
Source: <text:a xlink:type="simple" xlink:href="https://armyinform.com.ua/2023/04/04/vorog-vyshukuye-novu-taktyku-i-mozhe-vdavatys-do-bud-yakyh-hytroshhiv-shhob-obijty-nashu-ppo-nataliya-gumenyuk/" text:style-name="Internet_20_link" text:visited-style-name="Visited_20_Internet_20_Link">
https://armyinform.com.ua/2023/04/04/vorog-vyshukuye-novu-taktyku-i-mozhe-vdavatys-do-bud-yakyh-hytroshhiv-shhob-obijty-nashu-ppo-nataliya-gumenyuk/</text:a>
</text:p>
      <!--NEWS-->
      <text:h text:style-name="P10" text:outline-level="1">
<text:span text:style-name="T4">
Володимир Зеленський обговорив з Президентом Єврокомісії черговий пакет санкцій</text:span>
</text:h>
      <text:p text:style-name="P4">
Author: ['АРМІЯINFORM']</text:p>
      <text:p text:style-name="P4">
Time: 2023-04-04T70:00:00-04:00</text:p>
      <text:p text:style-name="P4">
Description: Президент України Володимир Зеленський провів телефонну розмову із Президен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ef776e-c201-49cb-b619-c4a4cac23f06.jpg" text:style-name="Internet_20_link" text:visited-style-name="Visited_20_Internet_20_Link">
5fef776e-c201-49cb-b619-c4a4cac23f06.jpg</text:a>
']</text:p>
      <text:p text:style-name="P4">
Tags: ['АНТИРОСІЙСЬКІ САНКЦІЇ', 'ВОЛОДИМИР ЗЕЛЕНСЬКИЙ', 'ПРЕЗИДЕНТ УКРАЇНИ', 'УРСУЛА ФОН ДЕР ЛЯЄН']</text:p>
      <text:p text:style-name="P4">
Category: News</text:p>
      <!--METADATA-->
      <text:p text:style-name="P4">
<draw:frame draw:style-name="fr1" draw:name="Image304" text:anchor-type="as-char" svg:width="6.9236in" svg:height="4.615733in" draw:z-index="0">
<draw:image xlink:href="../Images/AРМІЯINFORM/2023-04-04T70-00-00-04-00/5fef776e-c201-49cb-b619-c4a4cac23f06.jpg" xlink:type="simple" xlink:show="embed" xlink:actuate="onLoad" draw:mime-type="image/jpeg"/>
</draw:frame>
</text:p>
      <text:p text:style-name="P4">
Президент України Володимир Зеленський провів телефонну розмову із ПрезидентомЄвропейської комісії Урсулою фон дер Ляєн, під час якої обговорили спільніміжнародні заходи на майбутнє.</text:p>
      <text:p text:style-name="P4">
Про це глава держави <text:a xlink:type="simple" xlink:href="https://t.me/V_Zelenskiy_official/5752" text:style-name="Internet_20_link" text:visited-style-name="Visited_20_Internet_20_Link">
написав</text:a>
 уТелеграм-каналі.</text:p>
      <text:p text:style-name="P4">
Володимир Зеленський подякував Урсулі фон дер Ляєн за участь у Бучанськомусаміті.</text:p>
      <text:p text:style-name="P4">
«Торкнулися інших питань підтримки України, зокрема необхідності підготовки11-го пакету санкцій та прогресу у виконанні рекомендацій Єврокомісії», —зазначив Президент України.</text:p>
      <text:p text:style-name="P4">
Source: <text:a xlink:type="simple" xlink:href="https://armyinform.com.ua/2023/04/04/volodymyr-zelenskyj-obgovoryv-z-prezydentom-yevrokomisiyi-chergovyj-paket-sankczij/" text:style-name="Internet_20_link" text:visited-style-name="Visited_20_Internet_20_Link">
https://armyinform.com.ua/2023/04/04/volodymyr-zelenskyj-obgovoryv-z-prezydentom-yevrokomisiyi-chergovyj-paket-sankczij/</text:a>
</text:p>
      <!--NEWS-->
      <text:h text:style-name="P10" text:outline-level="1">
<text:span text:style-name="T4">
Впевнений, що рішення про надання Україні західних літаків неодмінно буде ухвалене — Олексій Резніков</text:span>
</text:h>
      <text:p text:style-name="P4">
Author: ['АРМІЯINFORM']</text:p>
      <text:p text:style-name="P4">
Time: 2023-04-04T71:00:00-04:00</text:p>
      <text:p text:style-name="P4">
Description: Чергові повітряні атаки російських злочинців на мирні українські міста вкотр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text:p>
      <text:p text:style-name="P4">
Category: News</text:p>
      <!--METADATA-->
      <text:p text:style-name="P4">
<draw:frame draw:style-name="fr1" draw:name="Image305" text:anchor-type="as-char" svg:width="6.9236in" svg:height="4.615733in" draw:z-index="0">
<draw:image xlink:href="../Images/AРМІЯINFORM/2023-04-04T71-00-00-04-00/reznikov-10-1.jpg" xlink:type="simple" xlink:show="embed" xlink:actuate="onLoad" draw:mime-type="image/jpeg"/>
</draw:frame>
Фото Назара Волошина</text:p>
      <text:p text:style-name="P4">
Чергові повітряні атаки російських злочинців на мирні українські міста вкотрепідкреслили, що одним з головних пріоритетів для України є посилення системиППО та ПРО.</text:p>
      <text:p text:style-name="P4">
Як заявив Міністр оборони України Олексій Резніков у<text:a xlink:type="simple" xlink:href="https://www.facebook.com/reznikovoleksii/posts/pfbid0vfWPCfKhr5CmojC3Qs5hZt7EAzr2Eg2tjGFSYk6ujMh1ZzKwef48uzi4jpkmMEwql" text:style-name="Internet_20_link" text:visited-style-name="Visited_20_Internet_20_Link">
Фейсбук</text:a>
,це предмет постійного діалогу з партнерами по антикремлівській коаліції.</text:p>
      <text:p text:style-name="P4">
«Важлива компонента нашої оборони — повітряні платформи, які дозволятьефективно відповідати на виклики», — зазначив він.</text:p>
      <text:p text:style-name="P4">
Так, за словами Олексія Резнікова, як швидка відповідь, яка дасть результат укороткі строки, Україні підходять літаки радянського зразка.</text:p>
      <text:p text:style-name="P4">
«Ми вдячні словацьким партнерам за вже передані МіГи-29. Ми дуже розраховуємона бойові літаки з Польщі і вдячні польським друзям за ухвалення відповіднихрішень. Ми дякуємо Польщі за кожен елемент підтримки, особливо такий важливий,як бойова авіація», — наголосив глава оборонного відомства України.</text:p>
      <text:p text:style-name="P4">
Міністр оборони України додав, що польські МіГи суттєво посилять нашу оборону,дозволять зробити наше небо безпечнішим, зберегти життя наших громадян, атакож зменшити руйнування від російських нападів.</text:p>
      <text:p text:style-name="P4">
«Водночас стратегічною метою був і залишається перехід на сучасні авіаційніплатформи західного зразка, які забезпечать нашим пілотам переваги надворогом. Щоб наші повітряні аси бачили і могли вражати противника на більшійвідстані», — повідомив він.</text:p>
      <text:p text:style-name="P4">
Глава оборонного відомства України резюмував, що продовжує йти до цієї мети, адискусія з партнерами триває без пауз.</text:p>
      <text:p text:style-name="P4">
«Впевнений, що рішення про надання Україні західних літаків неодмінно будеухвалене. Це останній пункт з мого різдвяного звернення до Санти», — зазначивОлексій Резніков.</text:p>
      <text:p text:style-name="P4">
Source: <text:a xlink:type="simple" xlink:href="https://armyinform.com.ua/2023/04/04/vpevnenyj-shho-rishennya-pro-nadannya-ukrayini-zahidnyh-litakiv-neodminno-bude-uhvalene-oleksij-reznikov/" text:style-name="Internet_20_link" text:visited-style-name="Visited_20_Internet_20_Link">
https://armyinform.com.ua/2023/04/04/vpevnenyj-shho-rishennya-pro-nadannya-ukrayini-zahidnyh-litakiv-neodminno-bude-uhvalene-oleksij-reznikov/</text:a>
</text:p>
      <!--NEWS-->
      <text:h text:style-name="P10" text:outline-level="1">
<text:span text:style-name="T4">
Проблема протимінної безпеки буде актуальною для України протягом десятків років</text:span>
</text:h>
      <text:p text:style-name="P4">
Author: ['Олександр Козубенко']</text:p>
      <text:p text:style-name="P4">
Time: 2023-04-04T72:00:00-04:00</text:p>
      <text:p text:style-name="P4">
Description: Сьогодні в Україні проводяться заходи, присвячені Міжнародному дню просвіти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7337271361656131_w.jpg" text:style-name="Internet_20_link" text:visited-style-name="Visited_20_Internet_20_Link">
photo_5287337271361656131_w.jpg</text:a>
', '<text:a xlink:type="simple" xlink:href="https://armyinform.com.ua/wp-content/uploads/2023/04/photo_5287583321448105537_w-1-1.jpg" text:style-name="Internet_20_link" text:visited-style-name="Visited_20_Internet_20_Link">
photo_5287583321448105537_w-1-1.jpg</text:a>
', '<text:a xlink:type="simple" xlink:href="https://armyinform.com.ua/wp-content/uploads/2023/04/photo_2023-04-04-15.17.40.jpg" text:style-name="Internet_20_link" text:visited-style-name="Visited_20_Internet_20_Link">
photo_2023-04-04-15.17.40.jpg</text:a>
', '<text:a xlink:type="simple" xlink:href="https://armyinform.com.ua/wp-content/uploads/2022/11/kozubenko-bw.jpg" text:style-name="Internet_20_link" text:visited-style-name="Visited_20_Internet_20_Link">
kozubenko-bw.jpg</text:a>
']</text:p>
      <text:p text:style-name="P4">
Tags: ['MILITARY MEDIA CENTER', 'ВТОРГНЕННЯ РФ', 'РОСІЙСЬКІ МІНИ']</text:p>
      <text:p text:style-name="P4">
Category: News</text:p>
      <!--METADATA-->
      <text:p text:style-name="P4">
<draw:frame draw:style-name="fr1" draw:name="Image306" text:anchor-type="as-char" svg:width="6.9236in" svg:height="4.615733in" draw:z-index="0">
<draw:image xlink:href="../Images/AРМІЯINFORM/2023-04-04T72-00-00-04-00/photo_5287337271361656131_w.jpg" xlink:type="simple" xlink:show="embed" xlink:actuate="onLoad" draw:mime-type="image/jpeg"/>
</draw:frame>
</text:p>
      <text:p text:style-name="P4">
Сьогодні в Україні проводяться заходи, присвячені Міжнародному дню просвіти зпитань мінної безпеки та допомоги в діяльності, пов’язаній з розмінуванням.</text:p>
      <text:p text:style-name="P4">
На базі Military Media Center за підтримки секретаріату Національного органу зпитань протимінної діяльності відбувся тренінг із учнями київського ліцею —навчально-виховного комплексу Оболонського району столиці.</text:p>
      <text:p text:style-name="P4">
Зустріч-презентацію для дітей та їхніх учителів провели представникиМіністерства оборони України, Національного військово-історичного музею МОУкраїни та громадської організації «Асоціація саперів України».</text:p>
      <text:p text:style-name="P4">
Інструктори «Асоціації саперів України» нагадали, яку небезпеку несуть міни,вибухові пристрої, інші залишки війни. Вони розповіли, як виявлятивибухонебезпечні предмети та як діяти під час їхнього виявлення.</text:p>
      <text:p text:style-name="P4">
Окремо дітям нагадали «Три золотих правила» поводження з вибухонебезпечнимипредметами: не чіпай, не підходь, повідом у службу порятунку за номером 101.</text:p>
      <text:p text:style-name="P4">
<draw:frame draw:style-name="fr1" draw:name="Image307" text:anchor-type="as-char" svg:width="6.9236in" svg:height="4.621503in" draw:z-index="0">
<draw:image xlink:href="../Images/AРМІЯINFORM/2023-04-04T72-00-00-04-00/photo_5287583321448105537_w-1-1.jpg" xlink:type="simple" xlink:show="embed" xlink:actuate="onLoad" draw:mime-type="image/jpeg"/>
</draw:frame>
</text:p>
      <text:p text:style-name="P4">
Інструктор Євген Іваницький підкреслив, що небезпечних мін не буває: «усі міниабо інші вибухонебезпечні предмети зроблені для завдавання ураження життю таздоров’ю людини, або вивести з ладу техніку».</text:p>
      <text:p text:style-name="P4">
Під час свого блоку презентації Євген Іваницький також розповів про типизагроз, які несуть міни, саморобні вибухові пристрої, міни-пастки тощо. Середзагроз, які несуть найбільшу небезпеку — боєприпаси, які не вибухнули. Якповідомив Євген Іваницький, за статистикою кількість снарядів, які нерозірвалися, перевищує 20 відсотків.</text:p>
      <text:p text:style-name="P4">
Велику частину виступу інструктор присвятив мінам, які бувають двох типів:протипіхотні й протитранспортні (які часто називають «протитанковими»). Ворогнерідко використовує їх комбіновано, коли потужна міна встановлюється на меншу— наприклад, ПММ-2 віджимної дії, яка спрацьовує, коли хтось намагаєтьсяприбрати протитранспортну міну, що лежить на видноті.</text:p>
      <text:p text:style-name="P4">
Більше ніж 50% травмування від вибухонебезпечних предметів становитьнеобережне поводження зі звичайними набоями до стрілецької зброї.</text:p>
      <text:p text:style-name="P4">
Також інструктор розповів про міни-метелики та міни-пелюстки, касетнібоєприпаси, про небезпечні, схожі на «болтики», детонатори, які спрацьовуютьвід вібрації та інші «подарунки», які окупанти залишають на звільненихтериторіях.</text:p>
      <text:p text:style-name="P4">
— Нині Україна найбільш замінована країна у світі, — нагадав Євген Іваницький.— Для розмінування знадобиться ще не один десяток років. А термін їхньої діїнеобмежений, вони можуть вибухнути і через п’ять, і через 20, і через стороків.</text:p>
      <text:p text:style-name="P4">
<draw:frame draw:style-name="fr1" draw:name="Image308" text:anchor-type="as-char" svg:width="6.9236in" svg:height="4.615733in" draw:z-index="0">
<draw:image xlink:href="../Images/AРМІЯINFORM/2023-04-04T72-00-00-04-00/photo_2023-04-04-15.17.40.jpg" xlink:type="simple" xlink:show="embed" xlink:actuate="onLoad" draw:mime-type="image/jpeg"/>
</draw:frame>
</text:p>
      <text:p text:style-name="P4">
Інструктор Валентина Бикова уточнила, що наразі заміновані території Українистановлять понад 180 тисяч квадратних кілометрів.</text:p>
      <text:p text:style-name="P4">
— Це приблизно територія двох Австрій або чотирьох Швейцарій, — повідомилапані Валентина. — У саперів є така статистика, що на кожен рік ведення бойовихдій потім потрібно принаймні 10 років розмінування. Отже, рахуйте. Дев’ятьроків уже точиться війна і вона ще не закінчується, тобто нам знадобитьсяпринаймні 100 років для того, щоб вся територія України знову повністю буладля нас безпечною.</text:p>
      <text:p text:style-name="P4">
Норма сапера — розмінування 25-100 кв. м на день.</text:p>
      <text:p text:style-name="P4">
У другій частині тренінгу діти під керівництвом інструктора «Асоціації саперівУкраїни» Валентини Бикової дізналися про ознаки того, що територія може бутизамінованою, також про порядок дій під час натрапляння на підозрілі предмети.На конкретних прикладах учні та учениці ліцею взяли участь у практичній грі:виявлення вибухівки або людини, яка потрапила на мінне поле чи навіть ужезазнала поранення. Дівчата і хлопці з ентузіазмом взяли участь в обговореннізапропонованих ситуацій, активно обговорювали варіанти своїх дій у небезпеці.</text:p>
      <text:p text:style-name="P4">
Науковий співробітник Національного військово-історичного музею України ДмитроМахтаров, присутній на зустрічі, розповів про музей та запропонував школярамвідвідувати їхній заклад, аби в безпечній обстановці вивчати небезпечніпредмети: боєприпаси, міни, бомби тощо.</text:p>
      <text:p text:style-name="P4">
— Ми запрошуємо вас у гості до нашого музею, де ви дійсно зможете побачитирізні типи боєприпасів і запам’ятати, який вони мають вигляд, — запросив дітейта учителів Дмитро Махтаров.</text:p>
      <text:p text:style-name="P4">
Директорка ліцею Тетяна Єрмак у коментарі кореспонденту АрміяInform сказала,що вважає такі заходи надзвичайно важливими.</text:p>
      <text:p text:style-name="P4">
— Я вважаю, що таки уроки повинні бути. Принаймні де нас запрошують — миприходимо, — сказала пані Тетяна. — Діти мають соціалізуватися, вони тривалийчас були на карантині, нині — воєнний час. Крім того, безпека — це одна із тихнайважливіших речей, яким має навчити школа.</text:p>
      <text:p text:style-name="P4">
Наприкінці заходу діти отримали подарунки та пам’ятки з мінної безпеки.</text:p>
      <text:p text:style-name="P4">
<text:span text:style-name="T5">
Фото Сергія Місюри</text:span>
</text:p>
      <text:p text:style-name="P4">
<draw:frame draw:style-name="fr1" draw:name="Image309" text:anchor-type="as-char" svg:width="6.9236in" svg:height="6.9236in" draw:z-index="0">
<draw:image xlink:href="../Images/AРМІЯINFORM/2023-04-04T72-00-00-04-00/kozubenko-bw.jpg" xlink:type="simple" xlink:show="embed" xlink:actuate="onLoad" draw:mime-type="image/jpeg"/>
</draw:frame>
</text:p>
      <text:p text:style-name="P4">
<text:a xlink:type="simple" xlink:href="https://armyinform.com.ua/army-authors/oleksandr-kozubenko/" text:style-name="Internet_20_link" text:visited-style-name="Visited_20_Internet_20_Link">
Олександр Козубенко</text:a>
</text:p>
      <text:p text:style-name="P4">
Кореспондент АрміяInform</text:p>
      <text:p text:style-name="P4">
Source: <text:a xlink:type="simple" xlink:href="https://armyinform.com.ua/2023/04/04/problema-protyminnoyi-bezpeky-bude-aktualnoyu-dlya-ukrayiny-protyagom-desyatkiv-rokiv/" text:style-name="Internet_20_link" text:visited-style-name="Visited_20_Internet_20_Link">
https://armyinform.com.ua/2023/04/04/problema-protyminnoyi-bezpeky-bude-aktualnoyu-dlya-ukrayiny-protyagom-desyatkiv-rokiv/</text:a>
</text:p>
      <!--NEWS-->
      <text:h text:style-name="P10" text:outline-level="1">
<text:span text:style-name="T4">
Мультиконфесійність є основоположним принципом для Служби військового капеланства — Олексій Терещук</text:span>
</text:h>
      <text:p text:style-name="P4">
Author: ['Світлана Кирган']</text:p>
      <text:p text:style-name="P4">
Time: 2023-04-04T73:00:00-04:00</text:p>
      <text:p text:style-name="P4">
Description: Про це під час круглого столу у Military Media Center «Офіцери без зброї. Інститу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8496.jpg" text:style-name="Internet_20_link" text:visited-style-name="Visited_20_Internet_20_Link">
img_8496.jpg</text:a>
']</text:p>
      <text:p text:style-name="P4">
Tags: ['MILITARY MEDIA CENTER', 'ВІЙСЬКОВІ КАПЕЛАНИ', 'ОЛЕКСІЙ ТЕРЕЩУК']</text:p>
      <text:p text:style-name="P4">
Category: News</text:p>
      <!--METADATA-->
      <text:p text:style-name="P4">
<draw:frame draw:style-name="fr1" draw:name="Image310" text:anchor-type="as-char" svg:width="6.9236in" svg:height="4.615733in" draw:z-index="0">
<draw:image xlink:href="../Images/AРМІЯINFORM/2023-04-04T73-00-00-04-00/img_8496.jpg" xlink:type="simple" xlink:show="embed" xlink:actuate="onLoad" draw:mime-type="image/jpeg"/>
</draw:frame>
</text:p>
      <text:p text:style-name="P4">
Про це під час круглого столу у Military Media Center «Офіцери без зброї.Інститут військового капеланства в Україні: становлення, місія, екуменізм» заучастю представників Служби військового капеланства апарату ГоловнокомандувачаЗСУ, представників Військового інституту Київського національного університетуімені Тараса Шевченка, науковців, діючих капеланів заявив начальник Службивійськового капеланства ЗСУ Апарату Головнокомандувача ЗСУ полковник ОлексійТерещук.</text:p>
      <text:p text:style-name="P4">
Актуальність військового капеланства розпочалася зі збройної агресії рф у 2014році. Саме тоді священники почали їздити до зон бойових дій як волонтери, щобипідтримувати та допомагати військовим та цивільному населенню. Наступним етапстав 2015–2016-й, коли священники зайшли до війська на посади капеланів якцивільні особи. Проте держава не могла забезпечувати всі гарантії і права дляцієї людини в районі перебування бойових дій, а саме там має бути військовийкапелан. Бути поруч із військовослужбовцем. Тому у 2021 році набув чинностіЗакон України «Про службу військового капеланства». Саме після початкуширокомасштабного вторгнення у 2022 році почала реалізовуватися Службавійськового капеланства, яка була створена відповідно до Закону України про«Службу військового капеланства», яка напряму підпорядковуєтьсяГоловнокомандувачу ЗСУ.</text:p>
      <text:p text:style-name="P4">
— Наразі в нас фундаментальні зміни: військовий капелан — це офіцер. Він маєвійськове звання та посаду, він в однострої з військовослужбовцями свогопідрозділу — це є стандарт більшості країн НАТО. На кшталт їхньої структури, унашого військового капелана є помічник, який виконує функцію фізичного захистузі зброєю в руках тому, що наш військовий капелан не є комбатантом. Тому врайоні виконання військовий капелан завжди має помічника. Нині в кожнійбригаді чи окремому батальйоні присутні військові капелани, — сказав ОлексійТерещук.</text:p>
      <text:p text:style-name="P4">
Він також розповів про те, що головним завданням, яке ставить перед собоюорганізація, є задоволення духовно-релігійних потреб військовослужбовця.</text:p>
      <text:p text:style-name="P4">
— Я думаю яскравою демонстрацією того, що ми дотримуємося цих принципів, є те,що в цій залі присутні капелани від різних релігійних організацій, і саме це єосновоположним принципом для нашої служби. Тому що нині у ЗСУ боронять країнувсі: і іудеї, і мусульмани, і християни…Нещодавно рф намагалася вкинути фейк,буцімто в нашому війську не поважають ту чи іншу конфесію, але як ми бачимо врайоні Бахмута чи у іншому районі проведення бойових дій, хлопці та дівчатаборонять нашу країну незалежно від власних віросповідань та поважають однеодного, — розповів Олексій Терещук.</text:p>
      <text:p text:style-name="P4">
<text:span text:style-name="T5">
Фото Дмитра Юрченка</text:span>
</text:p>
      <text:p text:style-name="P4">
Source: <text:a xlink:type="simple" xlink:href="https://armyinform.com.ua/2023/04/04/multykonfesijnist-ye-osnovopolozhnym-prynczypom-dlya-sluzhby-vijskovogo-kapelanstva-oleksij-tereshhuk/" text:style-name="Internet_20_link" text:visited-style-name="Visited_20_Internet_20_Link">
https://armyinform.com.ua/2023/04/04/multykonfesijnist-ye-osnovopolozhnym-prynczypom-dlya-sluzhby-vijskovogo-kapelanstva-oleksij-tereshhuk/</text:a>
</text:p>
      <!--NEWS-->
      <text:h text:style-name="P10" text:outline-level="1">
<text:span text:style-name="T4">
Ворожі БПЛА літають невеликими партіями та атакують з різних напрямків — Юрій Ігнат</text:span>
</text:h>
      <text:p text:style-name="P4">
Author: ['Ольга Вікарчук']</text:p>
      <text:p text:style-name="P4">
Time: 2023-04-04T74:00:00-04:00</text:p>
      <text:p text:style-name="P4">
Description: Таким чином противник намагається «прощупати» нашу протиповітряну оборону і дізн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136', 'БПЛА', 'ВТОРГНЕННЯ РФ', 'ДРОН-КАМІКАДЗЕ', 'ЄДИНІ НОВИНИ', 'ЛАНЦЕТ', 'ШАХЕДИ', 'ЮРІЙ ІГНАТ']</text:p>
      <text:p text:style-name="P4">
Category: News</text:p>
      <!--METADATA-->
      <text:p text:style-name="P4">
<draw:frame draw:style-name="fr1" draw:name="Image311" text:anchor-type="as-char" svg:width="6.9236in" svg:height="4.612849in" draw:z-index="0">
<draw:image xlink:href="../Images/AРМІЯINFORM/2023-04-04T74-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Таким чином противник намагається «прощупати» нашу протиповітряну оборону ідізнатися, де в нас є сильніші місця, а де слабкіші, тому і атакують з різнихнапрямків, зокрема з узбережжя Азовського моря. Про це<text:a xlink:type="simple" xlink:href="https://www.youtube.com/watch" text:style-name="Internet_20_link" text:visited-style-name="Visited_20_Internet_20_Link">
заявив</text:a>
 під час телемарафону«Єдині новини» речник Повітряних Сил Збройних Сил України полковник ЮрійІгнат.</text:p>
      <text:p text:style-name="P4">
— Нині вони запускають набагато менше дронів. Варто пригадати новорічну ніч.Тоді противник випустив по території України рекордних 45 БПЛА, а на наступнуніч — 39. Тоді наші Сили ППО збили всі «Шахеди». Нині ми бачимо меншуактивність використання дронів-камікадзе. Попри це, росія має і власневиробництво ударних БПЛА — «Ланцет-1», «Ланцет-2», «Ланцет-3» з різною бойовоючастиною. Це дошкуляє насамперед захисникам на передових позиціях. Ці дрониуправляються за допомогою камери, в них є оператор, який намагається уразитинашу броньовану техніку. Проти таких БПЛА вже придумують різні засобипротидії, і українські захисники намагаються знищувати їх, — підкресливофіцер.</text:p>
      <text:p text:style-name="P4">
Щодо нічної атаки «Шахедів» на Одещину, то ці безпілотні літальні апаратиспроєктовані так, щоб летіти якомога нижче. Вони ховаються від радіолокаційнихстанцій, таким чином їх важко виявляти.</text:p>
      <text:p text:style-name="P4">
— Кожен дрон можна запрограмувати на певну висоту польоту та маршрут. Одещинаомивається Чорним морем, тому ворожі війська мають можливість якомога нижчепритискати «Шахеди» до водної поверхні. Зрештою, коли вони підлітають до суші,то все одно знищуються нашими зенітно-ракетними силами, — додав полковник ЮрійІгнат.</text:p>
      <text:p text:style-name="P4">
Source: <text:a xlink:type="simple" xlink:href="https://armyinform.com.ua/2023/04/04/vorozhi-bpla-litayut-nevelykymy-partiyamy-ta-atakuyut-z-riznyh-napryamkiv-yurij-ignat/" text:style-name="Internet_20_link" text:visited-style-name="Visited_20_Internet_20_Link">
https://armyinform.com.ua/2023/04/04/vorozhi-bpla-litayut-nevelykymy-partiyamy-ta-atakuyut-z-riznyh-napryamkiv-yurij-ignat/</text:a>
</text:p>
      <!--NEWS-->
      <text:h text:style-name="P10" text:outline-level="1">
<text:span text:style-name="T4">
Дмитро Кулеба: Членство України в НАТО є найкращим способом гарантувати євроатлантичну безпеку</text:span>
</text:h>
      <text:p text:style-name="P4">
Author: ['АРМІЯINFORM']</text:p>
      <text:p text:style-name="P4">
Time: 2023-04-04T75:00:00-04:00</text:p>
      <text:p text:style-name="P4">
Description: У Брюсселі перед початком засідання Комісії Україна-НАТО міністр закордонних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2c000302ee5225763294_730x360.jpg" text:style-name="Internet_20_link" text:visited-style-name="Visited_20_Internet_20_Link">
642c000302ee5225763294_730x360.jpg</text:a>
']</text:p>
      <text:p text:style-name="P4">
Tags: ['ДМИТРО КУЛЕБА', 'ЗАЯВА МЗС УКРАЇНИ', 'КОМІСІЯ УКРАЇНА-НАТО']</text:p>
      <text:p text:style-name="P4">
Category: News</text:p>
      <!--METADATA-->
      <text:p text:style-name="P4">
<draw:frame draw:style-name="fr1" draw:name="Image312" text:anchor-type="as-char" svg:width="6.9236in" svg:height="4.561988in" draw:z-index="0">
<draw:image xlink:href="../Images/AРМІЯINFORM/2023-04-04T75-00-00-04-00/642c000302ee5225763294_730x360.jpg" xlink:type="simple" xlink:show="embed" xlink:actuate="onLoad" draw:mime-type="image/jpeg"/>
</draw:frame>
</text:p>
      <text:p text:style-name="P4">
У Брюсселі перед початком засідання Комісії Україна-НАТО міністр закордоннихсправ України Дмитро Кулеба заявив, що повноправне членство України в НАТО єнайкращим способом гарантувати стратегічну безпеку всього євроатлантичногопростору, в цьому зацікавлена як Україна, так і весь Північноатлантичнийальянс.</text:p>
      <text:p text:style-name="P4">
Про це <text:a xlink:type="simple" xlink:href="https://mfa.gov.ua/news/dmitro-kuleba-u-shtab-kvartiri-nato-chlenstvo-ukrayini-v-alyansi-ye-najkrashchim-sposobom-garantuvati-yevroatlantichnu-bezpeku" text:style-name="Internet_20_link" text:visited-style-name="Visited_20_Internet_20_Link">
повідомляє</text:a>
 Міністерство закордонних справ України.</text:p>
      <text:p text:style-name="P4">
«Україна і НАТО потребують одне одного. Немає кращого рішення для гарантуваннястратегічної безпеки євроатлантичного простору, ніж повноправне членствоУкраїни в Альянсі», — заявив він журналістам, прибувши до штаб-квартири НАТО.</text:p>
      <text:p text:style-name="P4">
Дмитро Кулеба привітав Генерального секретаря НАТО Єнса Столтенберга з 74-юрічницею з заснування Північноатлантичного альянсу. Він висловив окремувдячність Генеральному секретареві за скликання Комісії Україна-НАТО.</text:p>
      <text:p text:style-name="P4">
«Проведення Комісії Україна НАТО є не лише символічною, але і важливою зполітичної та практичної точки зору подією. Основна мета переговорів сьогодні— пришвидшення постачання військової допомоги, яка вже була обіцяна Україні,насамперед артилерійських боєприпасів, броньованих машин, і всього, що Українапотребує для успішного контрнаступу. Ми також обговоримо стратегічні плани ззабезпечення стабільної підтримки України з боку держав-членів НАТО», —підкреслив міністр.</text:p>
      <text:p text:style-name="P4">
Дмитро Кулеба привітав Фінляндію зі вступом до НАТО і наголосив, що Українапереслідує аналогічну мету.</text:p>
      <text:p text:style-name="P4">
«Однією з основних тем переговорів сьогодні буде членство України в НАТО.Сьогодні ми всі вітаємо вступ Фінляндії, який надсилає чіткий сигнал: прийшовчас переглянути старі стратегії і переконання. Немає кращого рішення длязабезпечення євроатлантичної безпеки в цілому, аніж членство України вАльянсі», — підсумував міністр.</text:p>
      <text:p text:style-name="P4">
Source: <text:a xlink:type="simple" xlink:href="https://armyinform.com.ua/2023/04/04/dmytro-kuleba-chlenstvo-ukrayiny-v-nato-ye-najkrashhym-sposobom-garantuvaty-yevroatlantychnu-bezpeku/" text:style-name="Internet_20_link" text:visited-style-name="Visited_20_Internet_20_Link">
https://armyinform.com.ua/2023/04/04/dmytro-kuleba-chlenstvo-ukrayiny-v-nato-ye-najkrashhym-sposobom-garantuvaty-yevroatlantychnu-bezpeku/</text:a>
</text:p>
      <!--NEWS-->
      <text:h text:style-name="P10" text:outline-level="1">
<text:span text:style-name="T4">
Митрополит Епіфаній та Майкл Помпео відвідали поранених захисників України</text:span>
</text:h>
      <text:p text:style-name="P4">
Author: ['АРМІЯINFORM']</text:p>
      <text:p text:style-name="P4">
Time: 2023-04-04T76:00:00-04:00</text:p>
      <text:p text:style-name="P4">
Description: Блаженнійший Митрополит Київський і всієї України Епіфаній та колишній Державний секрета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c_4167-1536x997-1-e1680605651838.jpg" text:style-name="Internet_20_link" text:visited-style-name="Visited_20_Internet_20_Link">
dsc_4167-1536x997-1-e1680605651838.jpg</text:a>
']</text:p>
      <text:p text:style-name="P4">
Tags: ['МАЙКЛ ПОМПЕО', 'МИТРОПОЛИТ ЕПІФАНІЙ', 'ПЦУ']</text:p>
      <text:p text:style-name="P4">
Category: News</text:p>
      <!--METADATA-->
      <text:p text:style-name="P4">
<draw:frame draw:style-name="fr1" draw:name="Image313" text:anchor-type="as-char" svg:width="6.9236in" svg:height="4.258014in" draw:z-index="0">
<draw:image xlink:href="../Images/AРМІЯINFORM/2023-04-04T76-00-00-04-00/dsc_4167-1536x997-1-e1680605651838.jpg" xlink:type="simple" xlink:show="embed" xlink:actuate="onLoad" draw:mime-type="image/jpeg"/>
</draw:frame>
</text:p>
      <text:p text:style-name="P4">
Блаженнійший Митрополит Київський і всієї України Епіфаній та колишнійДержавний секретар США Майкл Помпео в одному із лікувальних медичних закладівКиєва відвідали захисників України, які отримали поранення, захищаючиБатьківщину.</text:p>
      <text:p text:style-name="P4">
Про це <text:a xlink:type="simple" xlink:href="https://www.pomisna.info/uk/vsi-novyny/mytropolyt-epifanij-ta-majkl-pompeo-vidvidaly-poranenyh-zahysnykiv-ukrayiny/" text:style-name="Internet_20_link" text:visited-style-name="Visited_20_Internet_20_Link">
інформує</text:a>
 пресслужба ПЦУ.</text:p>
      <text:p text:style-name="P4">
Предстоятель церкви насамперед подякував новітнім героям за захист України,духовно підтримав їх та висловив тверду віру в Перемогу.</text:p>
      <text:p text:style-name="P4">
«Завдяки вашому героїчному подвигу та завдяки підтримці наших міжнароднихдрузів ми маємо зараз свободу і єдину українську державу. На нашому боціправда, а де правда, там Бог і завжди буває перемога. Ми постійно молимося завас і я бажаю, щоби Господь і надалі давав сили й терпіння йти до нашої повноїперемоги. Нехай Господь і надалі благословляє нашу Україну та Сполучені ШтатиАмерики, всіх людей доброї волі. Слава Україні!» — сказав Митрополит Епіфаній.</text:p>
      <text:p text:style-name="P4">
Після спілкування із захисниками України Блаженнійший Митрополит Епіфанійпровів сердечну зустріч з Майклом Помпео та делегацією, яка завітала у Київ. Узустрічі також взяв участь офіцер Служби військового капеланства КМС ЗСУпротоієрей Олег Скнар.</text:p>
      <text:p text:style-name="P4">
За працю на благо України та захист релігійної свободи Митрополит Епіфанійнагородив Майкла Помпео найвищою відзнакою – Хрестом Православної ЦерквиУкраїни, а учасників американської делегації — медалями «Хрест свободи».</text:p>
      <text:p text:style-name="P4">
Source: <text:a xlink:type="simple" xlink:href="https://armyinform.com.ua/2023/04/04/mytropolyt-epifanij-ta-majkl-pompeo-vidvidaly-poranenyh-zahysnykiv-ukrayiny/" text:style-name="Internet_20_link" text:visited-style-name="Visited_20_Internet_20_Link">
https://armyinform.com.ua/2023/04/04/mytropolyt-epifanij-ta-majkl-pompeo-vidvidaly-poranenyh-zahysnykiv-ukrayiny/</text:a>
</text:p>
      <!--NEWS-->
      <text:h text:style-name="P10" text:outline-level="1">
<text:span text:style-name="T4">
Найкраща протидія авіаційним плануючим бомбам — знищити або відігнати літаки рф, які застосовують їх — Юрій Ігнат</text:span>
</text:h>
      <text:p text:style-name="P4">
Author: ['Ольга Вікарчук']</text:p>
      <text:p text:style-name="P4">
Time: 2023-04-04T77:00:00-04:00</text:p>
      <text:p text:style-name="P4">
Description: — Ці бомби становлять серйозну загрозу, адже можуть долати відстань до 70 к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КРИЛАТА» БОМБА', 'F-16', 'SAMP/T', 'ВТОРГНЕННЯ РФ', 'ЄДИНІ НОВИНИ', 'ЗРК PATRIOT', 'ППО ЗСУ', 'ЮРІЙ ІГНАТ']</text:p>
      <text:p text:style-name="P4">
Category: News</text:p>
      <!--METADATA-->
      <text:p text:style-name="P4">
<draw:frame draw:style-name="fr1" draw:name="Image314" text:anchor-type="as-char" svg:width="6.9236in" svg:height="4.361868in" draw:z-index="0">
<draw:image xlink:href="../Images/AРМІЯINFORM/2023-04-04T77-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 Ці бомби становлять серйозну загрозу, адже можуть долати відстань до 70 км.Це ще залежить від висоти, на яку підіймається літак. Чим вище літак — тимдалі бомба полетить, адже вона оснащена крилами, —<text:a xlink:type="simple" xlink:href="https://www.youtube.com/watch" text:style-name="Internet_20_link" text:visited-style-name="Visited_20_Internet_20_Link">
розповів</text:a>
 речник Повітряних СилЗбройних Сил України полковник Юрій Ігнат під час телемарафону «Єдині новини».</text:p>
      <text:p text:style-name="P4">
Вага таких авіаційних бомб становить 500 кг, що робить їх доволі потужними.Якщо ворог буде масовано застосовувати такі боєприпаси, то це може призвестидо руйнації цілих міст.</text:p>
      <text:p text:style-name="P4">
— Ми бачили, що противник зробив з Маріуполем цими бомбами. Вони, звичайно,були не плануючими, а вільного падіння, але, на жаль, на той час там не булоукраїнської ППО. Тому окупаційні війська робили все, що хотіли з нашим містом,— додав офіцер.</text:p>
      <text:p text:style-name="P4">
Наші захисники розуміють, що використання ворогом нині таких плануючих бомбстановить нові загрози. Вони летять не так точно, як того хотів би противник,але з часом окупанти можуть це доопрацювати. Тому ризик зберігається.</text:p>
      <text:p text:style-name="P4">
— Навіть якщо ці бомби будуть діставати на 20 чи 30 кілометрів від лініїзіткнення, то це все одно дуже серйозна загроза нашим військовослужбовцям іприфронтовим містам. Три речі, які могли б відігнати ворожі літаки від нашогокордону — це Patriot, SAMP\T та винищувачі F-16. На жаль, ми поки що не маємона озброєнні жодної із вищеперерахованої техніки. Звичайно, системи Patriot таSAMP\T скоро приїдуть в Україну, але нам варто продовжувати говорити світу, щоми потребуємо сучасні винищувачі, — сказав полковник Юрій Ігнат.</text:p>
      <text:p text:style-name="P4">
Source: <text:a xlink:type="simple" xlink:href="https://armyinform.com.ua/2023/04/04/najkrashha-protydiya-aviaczijnym-planuyuchym-bombam-znyshhyty-abo-vidignaty-litaky-rf-yaki-zastosovuyut-yih-yurij-ignat/" text:style-name="Internet_20_link" text:visited-style-name="Visited_20_Internet_20_Link">
https://armyinform.com.ua/2023/04/04/najkrashha-protydiya-aviaczijnym-planuyuchym-bombam-znyshhyty-abo-vidignaty-litaky-rf-yaki-zastosovuyut-yih-yurij-ignat/</text:a>
</text:p>
      <!--NEWS-->
      <text:h text:style-name="P10" text:outline-level="1">
<text:span text:style-name="T4">
Сьогодні Фінляндія стала 31-м членом НАТО — офіційна заява Генсека</text:span>
</text:h>
      <text:p text:style-name="P4">
Author: ['АРМІЯINFORM']</text:p>
      <text:p text:style-name="P4">
Time: 2023-04-04T78:00:00-04:00</text:p>
      <text:p text:style-name="P4">
Description: Фінляндія сьогодні, 4 квітня 2023 року, стала 31-м членом Північноатлантичного альянс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ltenberg.jpg" text:style-name="Internet_20_link" text:visited-style-name="Visited_20_Internet_20_Link">
stoltenberg.jpg</text:a>
']</text:p>
      <text:p text:style-name="P4">
Tags: ['ГЕНСЕК НАТО', 'СТОЛТЕНБЕРГ', 'ФІНЛЯНДІЯ']</text:p>
      <text:p text:style-name="P4">
Category: News</text:p>
      <!--METADATA-->
      <text:p text:style-name="P4">
<draw:frame draw:style-name="fr1" draw:name="Image315" text:anchor-type="as-char" svg:width="6.9236in" svg:height="3.894525in" draw:z-index="0">
<draw:image xlink:href="../Images/AРМІЯINFORM/2023-04-04T78-00-00-04-00/stoltenberg.jpg" xlink:type="simple" xlink:show="embed" xlink:actuate="onLoad" draw:mime-type="image/jpeg"/>
</draw:frame>
</text:p>
      <text:p text:style-name="P4">
Фінляндія сьогодні, 4 квітня 2023 року, стала 31-м членом Північноатлантичногоальянсу.</text:p>
      <text:p text:style-name="P4">
Про це під час зустрічі міністрів закордонних справ НАТО в Брюсселі<text:a xlink:type="simple" xlink:href="https://www.nato.int/cps/en/natohq/news_213446.htm" text:style-name="Internet_20_link" text:visited-style-name="Visited_20_Internet_20_Link">
заявив</text:a>
 Генеральнийсекретар НАТО Єнс Столтенберг.</text:p>
      <text:p text:style-name="P4">
«У цей самий день, у 1949 році, Вашингтонський договір, установчий договірНАТО, <text:a xlink:type="simple" xlink:href="https://armyinform.com.ua/2023/04/04/yak-hto-i-chomu-stvoryv-nato-74-roky-tomu/" text:style-name="Internet_20_link" text:visited-style-name="Visited_20_Internet_20_Link">
було підписано</text:a>
 у Вашингтоні, і важко уявити кращий спосібвідзначити нашу річницю, ніж те, щоб Фінляндія стала повноправним членомАльянсу», — сказав Єнс Столтенберг.</text:p>
      <text:p text:style-name="P4">
Він додав, що члени Альянсу на зустрічі міністрів закордонних справ обговорятьпідтримку України з боку НАТО, виклики безпеці, що походять з Близького Сходута Північної Африки, важливість збільшення інвестицій в оборону та індійсько-тихоокеанське партнерство НАТО.</text:p>
      <text:p text:style-name="P4">
Source: <text:a xlink:type="simple" xlink:href="https://armyinform.com.ua/2023/04/04/sogodni-finlyandiya-stala-31-m-chlenom-nato-oficzijna-zayava-genseka/" text:style-name="Internet_20_link" text:visited-style-name="Visited_20_Internet_20_Link">
https://armyinform.com.ua/2023/04/04/sogodni-finlyandiya-stala-31-m-chlenom-nato-oficzijna-zayava-genseka/</text:a>
</text:p>
      <!--NEWS-->
      <text:h text:style-name="P10" text:outline-level="1">
<text:span text:style-name="T4">
Жозеп Боррель після зустрічі з Ентоні Блінкеном: Робимо все можливе, аби Україна перемагала</text:span>
</text:h>
      <text:p text:style-name="P4">
Author: ['АРМІЯINFORM']</text:p>
      <text:p text:style-name="P4">
Time: 2023-04-04T79:00:00-04:00</text:p>
      <text:p text:style-name="P4">
Description: Верховний представник Європейського Союзу з питань закордонних справ і політики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rrell_blinken.jpg" text:style-name="Internet_20_link" text:visited-style-name="Visited_20_Internet_20_Link">
borrell_blinken.jpg</text:a>
']</text:p>
      <text:p text:style-name="P4">
Tags: ['STOPRUSSIA', 'ДЕРЖАВНИЙ СЕКРЕТАР США ЕНТОНІ\xa0БЛІНКЕН', 'ЖОЗЕП БОРРЕЛЬ', 'ПІДТРИМКА УКРАЇНИ']</text:p>
      <text:p text:style-name="P4">
Category: News</text:p>
      <!--METADATA-->
      <text:p text:style-name="P4">
<draw:frame draw:style-name="fr1" draw:name="Image316" text:anchor-type="as-char" svg:width="6.9236in" svg:height="3.894525in" draw:z-index="0">
<draw:image xlink:href="../Images/AРМІЯINFORM/2023-04-04T79-00-00-04-00/borrell_blinken.jpg" xlink:type="simple" xlink:show="embed" xlink:actuate="onLoad" draw:mime-type="image/jpeg"/>
</draw:frame>
</text:p>
      <text:p text:style-name="P4">
Верховний представник Європейського Союзу з питань закордонних справ іполітики безпеки Жозеп Боррель після зустрічі з Державним секретарем СШАЕнтоні Блінкеном заявив, що сторони продовжуватимуть підтримувати Україну уборотьбі проти росії.</text:p>
      <text:p text:style-name="P4">
Відповідну заяву <text:a xlink:type="simple" xlink:href="https://www.eeas.europa.eu/eeas/us-press-remarks-high-representative-josep-borrell-after-meeting-secretary-state-antony_en" text:style-name="Internet_20_link" text:visited-style-name="Visited_20_Internet_20_Link">
оприлюднила</text:a>
 пресслужба Дипломатичної служби ЄС.</text:p>
      <text:p text:style-name="P4">
«Понад рік тому путін почав знищувати Україну, і, здається, він має намірпродовжувати своє жорстоке кровопролиття. І він продовжує ескалацію —незважаючи на те, що нічого не досягає. Його остання ядерна авантюра зпереміщенням ядерної зброї в білорусь є новою ескалацією та створює прямузагрозу європейській безпеці», — наголосив Жозеп Боррель.</text:p>
      <text:p text:style-name="P4">
Він додав, що заява путіна про розміщення ядерної зброї в білорусі стала свогороду іронічною, оскільки це відбувалося одразу після зустрічі із головою КНРСі Цзіньпінем.</text:p>
      <text:p text:style-name="P4">
«Це сталося, за іронією долі, після того, як президент Китаю Сі Цзіньпіньвідвідав москву, згадав про необхідність миру, і вони домовилися пронеобхідність не розміщувати ядерну зброю за кордоном. А через кілька днівросія оголосила про розміщення тактичної ядерної зброї в білорусі», — зазначивголова європейської дипломатії.</text:p>
      <text:p text:style-name="P4">
За результатами зустрічі Жозеп Боррель наголосив: «Європейський Союззалишається єдиним, і трансатлантична спільнота також залишається єдиною».</text:p>
      <text:p text:style-name="P4">
«Ми прагнемо продовжувати підтримувати Україну в її самообороні, і мипродовжуватимемо колективний тиск на росію, аби вона припинила широкомасштабніпорушення міжнародного права. Ми робимо все можливе у військовому, політичномута фінансовому планах, щоб Україна перемагала», — сказав Жозеп Боррель.</text:p>
      <text:p text:style-name="P4">
Source: <text:a xlink:type="simple" xlink:href="https://armyinform.com.ua/2023/04/04/zhozep-borrel-pislya-zustrichi-z-entoni-blinkenom-robymo-vse-mozhlyve-aby-ukrayina-peremagala/" text:style-name="Internet_20_link" text:visited-style-name="Visited_20_Internet_20_Link">
https://armyinform.com.ua/2023/04/04/zhozep-borrel-pislya-zustrichi-z-entoni-blinkenom-robymo-vse-mozhlyve-aby-ukrayina-peremagala/</text:a>
</text:p>
      <!--NEWS-->
      <text:h text:style-name="P10" text:outline-level="1">
<text:span text:style-name="T4">
Норвегія запровадила новий пакет санкцій проти росії</text:span>
</text:h>
      <text:p text:style-name="P4">
Author: ['АРМІЯINFORM']</text:p>
      <text:p text:style-name="P4">
Time: 2023-04-04T80:00:00-04:00</text:p>
      <text:p text:style-name="P4">
Description: Норвегія ввела нові санкції проти росії та кремлівського режиму. До санкційного спис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f681ea7132d59b821c06353a44b801c.webp" text:style-name="Internet_20_link" text:visited-style-name="Visited_20_Internet_20_Link">
ef681ea7132d59b821c06353a44b801c.webp</text:a>
']</text:p>
      <text:p text:style-name="P4">
Tags: ['ЕКОНОМІКА РФ', 'КРАХ РОСІЙСЬКОЇ ЕКОНОМІКИ', 'НОРВЕГІЯ', 'САНКЦІЇ РФ']</text:p>
      <text:p text:style-name="P4">
Category: News</text:p>
      <!--METADATA-->
      <text:p text:style-name="P4">
<draw:frame draw:style-name="fr1" draw:name="Image317" text:anchor-type="as-char" svg:width="6.9236in" svg:height="3.454107in" draw:z-index="0">
<draw:image xlink:href="../ConvertedIMGs/AРМІЯINFORM/2023-04-04T80-00-00-04-00/ef681ea7132d59b821c06353a44b801c.png" xlink:type="simple" xlink:show="embed" xlink:actuate="onLoad" draw:mime-type="image/png"/>
</draw:frame>
</text:p>
      <text:p text:style-name="P4">
Норвегія ввела нові санкції проти росії та кремлівського режиму. Досанкційного списку потрапили 87 осіб.</text:p>
      <text:p text:style-name="P4">
Про це повідомляє <text:a xlink:type="simple" xlink:href="https://www.regjeringen.no/no/aktuelt/nye-sanksjoner-mot-russland-er-innfort-i-norsk-rett/id2970907/" text:style-name="Internet_20_link" text:visited-style-name="Visited_20_Internet_20_Link">
уряд</text:a>
 Норвегії.</text:p>
      <text:p text:style-name="P4">
«Ми маємо підтримувати тиск на російську владу та її прихильників. Санкціїзавдають фінансового удару по росії і перешкоджають надходженню важливихресурсів до російської військової промисловості», — заявила міністрзакордонних справ Аннікен Хюітфельдт.</text:p>
      <text:p text:style-name="P4">
Так, запроваджені санкції були ухвалені ЄС у десятому пакеті, який оголосили25 лютого цього року. До списку потрапили 87 фізичних та 34 юридичних особи.Загалом Норвегія вже ввела санкції проти 1678 фізичних та юридичних осіб з рф.</text:p>
      <text:p text:style-name="P4">
Source: <text:a xlink:type="simple" xlink:href="https://armyinform.com.ua/2023/04/04/norvegiya-zaprovadyla-novyj-paket-sankczij-proty-rosiyi/" text:style-name="Internet_20_link" text:visited-style-name="Visited_20_Internet_20_Link">
https://armyinform.com.ua/2023/04/04/norvegiya-zaprovadyla-novyj-paket-sankczij-proty-rosiyi/</text:a>
</text:p>
      <!--NEWS-->
      <text:h text:style-name="P10" text:outline-level="1">
<text:span text:style-name="T4">
Хто може бути військовим капеланом</text:span>
</text:h>
      <text:p text:style-name="P4">
Author: ['Світлана Кирган']</text:p>
      <text:p text:style-name="P4">
Time: 2023-04-04T81:00:00-04:00</text:p>
      <text:p text:style-name="P4">
Description: Про це під час круглого столу в Military Media Center «Офіцери без зброї. Інститу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8594.jpg" text:style-name="Internet_20_link" text:visited-style-name="Visited_20_Internet_20_Link">
img_8594.jpg</text:a>
']</text:p>
      <text:p text:style-name="P4">
Tags: ['MILITARY MEDIA CENTER', 'ВІЙСЬКОВІ КАПЕЛАНИ', 'ВТОРГНЕННЯ РФ', 'ОЛЕКСІЙ ТЕРЕЩУК']</text:p>
      <text:p text:style-name="P4">
Category: News</text:p>
      <!--METADATA-->
      <text:p text:style-name="P4">
<draw:frame draw:style-name="fr1" draw:name="Image318" text:anchor-type="as-char" svg:width="6.9236in" svg:height="4.615733in" draw:z-index="0">
<draw:image xlink:href="../Images/AРМІЯINFORM/2023-04-04T81-00-00-04-00/img_8594.jpg" xlink:type="simple" xlink:show="embed" xlink:actuate="onLoad" draw:mime-type="image/jpeg"/>
</draw:frame>
 ОлексійТерещук</text:p>
      <text:p text:style-name="P4">
Про це під час круглого столу в Military Media Center «Офіцери без зброї.Інститут військового капеланства в Україні: становлення, місія, екуменізм»розповів начальник Служби військового капеланства ЗСУ апаратуГоловнокомандувача ЗСУ полковник Олексій Терещук.</text:p>
      <text:p text:style-name="P4">
Начальник Служби військового капеланства повідомив, що згідно з чиннимзаконодавством військовим капеланом може бути громадянин України, представникрелігійної організації, яка зареєстрована в Україні відповідно до чинногозаконодавства та має мандат на право здійснення військово-капеланськоїдіяльності.</text:p>
      <text:p text:style-name="P4">
— Мандат — це як ліцензія, яка видається відповідно до потреби. У ЗСУ булопроведено опитування особового складу і визначено квоти конфесійногопредставництва військових капеланів. Відповідно до цих квот кожна релігійнаорганізація отримує запит від державної служби з етнополітики та свободисовісті щодо кількості священників, яких вони мають делегувати у Збройні Сили.Відповідно отримують мандат, і це дає їм змогу і право здійснювати військово-капеланську діяльність, — розповів Олексій Терещук.</text:p>
      <text:p text:style-name="P4">
<text:span text:style-name="T4">
Він зазначив, що нині у Збройних Силах України 738 посад військовихкапеланів. Станом на сьогодні мандати видані 244 священнослужителям, а напосади штатних військових капеланів призначено 78 офіцерів.</text:span>
</text:p>
      <text:p text:style-name="P4">
— Разом із тим мандат ще не говорить про те, що священник одразу стаєвійськовим капеланом. Є певна процедура, і на сьогодні вже призначено 78штатних військових капеланів, які отримали військове звання та підписаликонтракт. Після призначення на посаду військовий капелан проходить спеціальнупідготовку. Підготовка полягає не лише в душпастирській опіці чипросвітницькій роботі, але й консультуванні, насамперед командира, — сказавОлексій Терещук.</text:p>
      <text:p text:style-name="P4">
Начальник Служби військового капеланства зауважив, що консультування командирає дуже важливим напрямком роботи капелана.</text:p>
      <text:p text:style-name="P4">
— Коли підрозділ заходить до району виконання бойового завдання, як показалапрактика, командиру дуже важливо розуміти духовно-релігійну ситуацію в районівиконання та серед свого особового складу. У 2014 році навіть були випадки,коли наші бригади на вулиці зупиняли цивільні з ознаками релігійногоспрямування. У цьому полягає дуже важлива робота військового капелана, —повідомив Олексій Терещук.</text:p>
      <text:p text:style-name="P4">
Також під час заходу зазначили, що військовий капелан має забезпечити духовно-релігійні потреби особового складу та за необхідності залучити представникаіншої релігійної конфесії.</text:p>
      <text:p text:style-name="P4">
<text:span text:style-name="T5">
Фото Дмитра Юрченка</text:span>
</text:p>
      <text:p text:style-name="P4">
Source: <text:a xlink:type="simple" xlink:href="https://armyinform.com.ua/2023/04/04/hto-mozhe-buty-vijskovym-kapelanom/" text:style-name="Internet_20_link" text:visited-style-name="Visited_20_Internet_20_Link">
https://armyinform.com.ua/2023/04/04/hto-mozhe-buty-vijskovym-kapelanom/</text:a>
</text:p>
      <!--NEWS-->
      <text:h text:style-name="P10" text:outline-level="1">
<text:span text:style-name="T4">
Президент указом змінив склад Ради національної безпеки і оборони України</text:span>
</text:h>
      <text:p text:style-name="P4">
Author: ['АРМІЯINFORM']</text:p>
      <text:p text:style-name="P4">
Time: 2023-04-04T82:00:00-04:00</text:p>
      <text:p text:style-name="P4">
Description: Президент України Володимир Зеленський вніс зміни до персонального складу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STOPRUSSIA', 'ВОЛОДИМИР ЗЕЛЕНСЬКИЙ', 'ПРЕЗИДЕНТ УКРАЇНИ', 'УКАЗ ПРЕЗИДЕНТА УКРАЇНИ']</text:p>
      <text:p text:style-name="P4">
Category: News</text:p>
      <!--METADATA-->
      <text:p text:style-name="P4">
<draw:frame draw:style-name="fr1" draw:name="Image319" text:anchor-type="as-char" svg:width="6.9236in" svg:height="4.615733in" draw:z-index="0">
<draw:image xlink:href="../Images/AРМІЯINFORM/2023-04-04T82-00-00-04-00/ukaz.jpg" xlink:type="simple" xlink:show="embed" xlink:actuate="onLoad" draw:mime-type="image/jpeg"/>
</draw:frame>
</text:p>
      <text:p text:style-name="P4">
Президент України Володимир Зеленський вніс зміни до персонального складу Радинаціональної безпеки і оборони України.</text:p>
      <text:p text:style-name="P4">
Відповідний <text:a xlink:type="simple" xlink:href="https://www.president.gov.ua/documents/5422021-40429" text:style-name="Internet_20_link" text:visited-style-name="Visited_20_Internet_20_Link">
указ №194/2023</text:a>
 глава державипідписав 4 квітня 2023 року.</text:p>
      <text:p text:style-name="P4">
Згідно з документом, до персонального складу Ради національної безпеки іоборони України увійшов Міністр з питань стратегічних галузей промисловостіУкраїни Камишін Олександр.</text:p>
      <text:p text:style-name="P4">
Source: <text:a xlink:type="simple" xlink:href="https://armyinform.com.ua/2023/04/04/prezydent-ukazom-zminyv-sklad-rady-naczionalnoyi-bezpeky-i-oborony-ukrayiny/" text:style-name="Internet_20_link" text:visited-style-name="Visited_20_Internet_20_Link">
https://armyinform.com.ua/2023/04/04/prezydent-ukazom-zminyv-sklad-rady-naczionalnoyi-bezpeky-i-oborony-ukrayiny/</text:a>
</text:p>
      <!--NEWS-->
      <text:h text:style-name="P10" text:outline-level="1">
<text:span text:style-name="T4">
Тема Голодомору має стати одним із провідних напрямків діяльності української культурної дипломатії</text:span>
</text:h>
      <text:p text:style-name="P4">
Author: ['АРМІЯINFORM']</text:p>
      <text:p text:style-name="P4">
Time: 2023-04-04T83:00:00-04:00</text:p>
      <text:p text:style-name="P4">
Description: У межах підготовки та проведення заходів у зв’язку з 90-ми роковинами траге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mygal-1.jpg" text:style-name="Internet_20_link" text:visited-style-name="Visited_20_Internet_20_Link">
shmygal-1.jpg</text:a>
', '<text:a xlink:type="simple" xlink:href="https://armyinform.com.ua/wp-content/uploads/2023/04/1-12-150x150.jpg" text:style-name="Internet_20_link" text:visited-style-name="Visited_20_Internet_20_Link">
1-12-150x150.jpg</text:a>
', '<text:a xlink:type="simple" xlink:href="https://armyinform.com.ua/wp-content/uploads/2023/04/2-14-150x150.jpg" text:style-name="Internet_20_link" text:visited-style-name="Visited_20_Internet_20_Link">
2-14-150x150.jpg</text:a>
']</text:p>
      <text:p text:style-name="P4">
Tags: ['ГЕНОЦИД УКРАЇНЦІВ', 'ГОЛОДОМОР', 'КАБІНЕТ МІНІСТРІВ УКРАЇНИ']</text:p>
      <text:p text:style-name="P4">
Category: News</text:p>
      <!--METADATA-->
      <text:p text:style-name="P4">
<draw:frame draw:style-name="fr1" draw:name="Image320" text:anchor-type="as-char" svg:width="6.9236in" svg:height="4.610104in" draw:z-index="0">
<draw:image xlink:href="../Images/AРМІЯINFORM/2023-04-04T83-00-00-04-00/shmygal-1.jpg" xlink:type="simple" xlink:show="embed" xlink:actuate="onLoad" draw:mime-type="image/jpeg"/>
</draw:frame>
</text:p>
      <text:p text:style-name="P4">
У межах підготовки та проведення заходів у зв’язку з 90-ми роковинами трагедіїГолодомору 1932-1933 років відбулося засідання Організаційного комітету заспівголовування Прем’єр-міністра України Дениса Шмигаля.</text:p>
      <text:p text:style-name="P4">
Члени оргкомітету визначили пріоритети з реалізації відповідного плану заходівна 2023 рік.</text:p>
      <text:p text:style-name="P4">
Про це <text:a xlink:type="simple" xlink:href="https://www.kmu.gov.ua/news/denys-shmyhal-tema-holodomoru-maie-staty-odnym-iz-providnykh-napriamkiv-diialnosti-ukrainskoi-kulturnoi-dyplomatii" text:style-name="Internet_20_link" text:visited-style-name="Visited_20_Internet_20_Link">
пише</text:a>
на Урядовому порталі Департамент комунікацій Секретаріату Кабінету МіністрівУкраїни.</text:p>
      <text:p text:style-name="P4">
«Радянська влада розпочала геноцид проти українців, спровокувавши жорстокийголод у 1932-1933 роках. росія продовжила цю політику, розв’язавшинеспровоковану війну. Тому тема Голодомору має стати одним із провіднихнапрямків діяльності української культурної дипломатії», — відзначив очільникУряду.</text:p>
      <text:p text:style-name="P4">
Денис Шмигаль подякував понад 30-м країнам та міжнародним організаціям, яківизнали Голодомор геноцидом українського народу, та наголосив на необхідностіпродовження таких рішень. У зв’язку з цим МЗС дано завдання активізуватироботу з партнерами щодо підготовки відповідних резолюцій та заяв.</text:p>
      <text:p text:style-name="P4">
За підсумками засідання оргкомітету Міністерству культури та інформаційноїполітики, Українському інституту національної пам’яті та іншим було дано низкудоручень та завдань щодо реалізації плану заходів у 2023 році.</text:p>
      <text:p text:style-name="P4">
<text:a xlink:type="simple" xlink:href="https://armyinform.com.ua/wp-content/uploads/2023/04/1-12.jpg" text:style-name="Internet_20_link" text:visited-style-name="Visited_20_Internet_20_Link">
<draw:frame draw:style-name="fr1" draw:name="Image321" text:anchor-type="as-char" svg:width="6.9236in" svg:height="6.9236in" draw:z-index="0">
<draw:image xlink:href="../Images/AРМІЯINFORM/2023-04-04T83-00-00-04-00/1-12-150x150.jpg" xlink:type="simple" xlink:show="embed" xlink:actuate="onLoad" draw:mime-type="image/jpeg"/>
</draw:frame>
</text:a>
</text:p>
      <text:p text:style-name="P4">
<text:a xlink:type="simple" xlink:href="https://armyinform.com.ua/wp-content/uploads/2023/04/2-14.jpg" text:style-name="Internet_20_link" text:visited-style-name="Visited_20_Internet_20_Link">
<draw:frame draw:style-name="fr1" draw:name="Image322" text:anchor-type="as-char" svg:width="6.9236in" svg:height="6.9236in" draw:z-index="0">
<draw:image xlink:href="../Images/AРМІЯINFORM/2023-04-04T83-00-00-04-00/2-14-150x150.jpg" xlink:type="simple" xlink:show="embed" xlink:actuate="onLoad" draw:mime-type="image/jpeg"/>
</draw:frame>
</text:a>
</text:p>
      <text:p text:style-name="P4">
Source: <text:a xlink:type="simple" xlink:href="https://armyinform.com.ua/2023/04/04/tema-golodomoru-maye-staty-odnym-iz-providnyh-napryamkiv-diyalnosti-ukrayinskoyi-kulturnoyi-dyplomatiyi/" text:style-name="Internet_20_link" text:visited-style-name="Visited_20_Internet_20_Link">
https://armyinform.com.ua/2023/04/04/tema-golodomoru-maye-staty-odnym-iz-providnyh-napryamkiv-diyalnosti-ukrayinskoyi-kulturnoyi-dyplomatiyi/</text:a>
</text:p>
      <!--NEWS-->
      <text:h text:style-name="P10" text:outline-level="1">
<text:span text:style-name="T4">
Ми і до великого вторгнення, щовесни та щоосені фіксували інформаційні кампанії рф щодо теми «повістки» та призову — Ганна Маляр</text:span>
</text:h>
      <text:p text:style-name="P4">
Author: ['АРМІЯINFORM']</text:p>
      <text:p text:style-name="P4">
Time: 2023-04-04T84:00:00-04:00</text:p>
      <text:p text:style-name="P4">
Description: Заступник міністра повідомила у своєму Телеграм, що технологія інформаційних кампа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95.jpg" text:style-name="Internet_20_link" text:visited-style-name="Visited_20_Internet_20_Link">
5f6a5395.jpg</text:a>
']</text:p>
      <text:p text:style-name="P4">
Tags: []</text:p>
      <text:p text:style-name="P4">
Category: News</text:p>
      <!--METADATA-->
      <text:p text:style-name="P4">
<draw:frame draw:style-name="fr1" draw:name="Image323" text:anchor-type="as-char" svg:width="6.9236in" svg:height="4.615733in" draw:z-index="0">
<draw:image xlink:href="../Images/AРМІЯINFORM/2023-04-04T84-00-00-04-00/5f6a5395.jpg" xlink:type="simple" xlink:show="embed" xlink:actuate="onLoad" draw:mime-type="image/jpeg"/>
</draw:frame>
 ГаннаМаляр. Фото: Дмитро Юрченко / АрміяInfom</text:p>
      <text:p text:style-name="P4">
Заступник міністра <text:a xlink:type="simple" xlink:href="https://t.me/annamaliar/614" text:style-name="Internet_20_link" text:visited-style-name="Visited_20_Internet_20_Link">
повідомила</text:a>
 у своємуТелеграм, що технологія інформаційних кампаній стосовно «повісток» та призовузавжди була однаковою.</text:p>
      <text:p text:style-name="P4">
«Розкрутити якусь історію, де повістку виписали інваліду, померлому абоветерану Другої світової. Герой завжди різний, йдеться про суть.</text:p>
      <text:p text:style-name="P4">
Або вони поширювали якийсь дикий текст повістки чи анкети призовника.</text:p>
      <text:p text:style-name="P4">
Ми регулярно це спростовували.</text:p>
      <text:p text:style-name="P4">
Зараз ворог трохи ускладнив свою технологію і додає історії про дивовижнімісця вручення повісток та „хвилі“ мобілізації.</text:p>
      <text:p text:style-name="P4">
Мета очевидна. Дискредитувати і зірвати роботу ТЦК СП (колишні військомати).</text:p>
      <text:p text:style-name="P4">
Маніпулювати вони намагаються на двох речах:</text:p>
      <text:p text:style-name="P4">
🔹страх отримання повістки</text:p>
      <text:p text:style-name="P4">
🔹формування суспільного осуду до роботи ТЦК СП</text:p>
      <text:p text:style-name="P4">
Але після широкомасштабного вторгнення цими Іпсо важко на щось чи на когосьвплинути.</text:p>
      <text:p text:style-name="P4">
Бо перелякати повістками після всього, що ми пройшли за цей рік, — важко.</text:p>
      <text:p text:style-name="P4">
На кону — держава, і всі це розуміють.</text:p>
      <text:p text:style-name="P4">
Що ж стосується осуду роботи ТЦК СП. Ми мусимо розуміти кілька речей.</text:p>
      <text:p text:style-name="P4">
✔️ ТЦК СП(військомати) виконують на сьогодні стратегічно важливу для оборонидержави задачу.</text:p>
      <text:p text:style-name="P4">
✔️там працюють живі люди і вони можуть помилитись або навіть вчинитипорушення. У таких випадках треба діяти правовим шляхом.</text:p>
      <text:p text:style-name="P4">
☝️І головне, не варто робити з таких випадків сенсацію та гучні заголовки.</text:p>
      <text:p text:style-name="P4">
Просто зверніться до самих ТЦК СП. ☎️Контакти на сайті Міноборони</text:p>
      <text:p text:style-name="P4">
<text:a xlink:type="simple" xlink:href="https://www.mil.gov.ua/kontakti/oblasni-vijskomati.html" text:style-name="Internet_20_link" text:visited-style-name="Visited_20_Internet_20_Link">
https://www.mil.gov.ua/kontakti/oblasni-vijskomati.html»</text:a>
, —йдеться у повідомленні.</text:p>
      <text:p text:style-name="P4">
Source: <text:a xlink:type="simple" xlink:href="https://armyinform.com.ua/2023/04/04/my-i-do-velykogo-vtorgnennya-shhovesny-ta-shhooseni-fiksuvaly-informaczijni-kampaniyi-rf-shhodo-temy-povistky-ta-pryzovu-ganna-malyar/" text:style-name="Internet_20_link" text:visited-style-name="Visited_20_Internet_20_Link">
https://armyinform.com.ua/2023/04/04/my-i-do-velykogo-vtorgnennya-shhovesny-ta-shhooseni-fiksuvaly-informaczijni-kampaniyi-rf-shhodo-temy-povistky-ta-pryzovu-ganna-malyar/</text:a>
</text:p>
      <!--NEWS-->
      <text:h text:style-name="P10" text:outline-level="1">
<text:span text:style-name="T4">
Вітаємо наших фінських друзів зі вступом до НАТО — Олексій Резніков</text:span>
</text:h>
      <text:p text:style-name="P4">
Author: ['АРМІЯINFORM']</text:p>
      <text:p text:style-name="P4">
Time: 2023-04-04T85:00:00-04:00</text:p>
      <text:p text:style-name="P4">
Description: Міністр оборони України Олексій Резніков у своєму Twitter привітав Фінляндію зі вступ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jpg" text:style-name="Internet_20_link" text:visited-style-name="Visited_20_Internet_20_Link">
reznikov.jpg</text:a>
']</text:p>
      <text:p text:style-name="P4">
Tags: ['STOPRUSSIA', 'АГРЕСІЯ РФ', 'ВІЙНА', 'ВТОРГНЕННЯ РФ', 'МІНІСТР ОБОРОНИ УКРАЇНИ ОЛЕКСІЙ РЕЗНІКОВ', 'НАТО', 'ФІНЛЯНДІЯ']</text:p>
      <text:p text:style-name="P4">
Category: News</text:p>
      <!--METADATA-->
      <text:p text:style-name="P4">
<draw:frame draw:style-name="fr1" draw:name="Image324" text:anchor-type="as-char" svg:width="6.9236in" svg:height="4.395937in" draw:z-index="0">
<draw:image xlink:href="../Images/AРМІЯINFORM/2023-04-04T85-00-00-04-00/reznikov.jpg" xlink:type="simple" xlink:show="embed" xlink:actuate="onLoad" draw:mime-type="image/jpeg"/>
</draw:frame>
 Фото:Олексій Резніков / Twitter</text:p>
      <text:p text:style-name="P4">
Міністр оборони України Олексій Резніков у своєму<text:a xlink:type="simple" xlink:href="https://twitter.com/oleksiireznikov/status/1643253944943009794" text:style-name="Internet_20_link" text:visited-style-name="Visited_20_Internet_20_Link">
Twitter</text:a>
привітав Фінляндію зі вступом до Північноатлантичного альянсу.</text:p>
      <text:p text:style-name="P4">
«Вітаємо наших фінських друзів зі вступом до НАТО! Європа сьогодні стає більшбезпечною.</text:p>
      <text:p text:style-name="P4">
Кордони НАТО 1997 розширюються за планом. Оскільки ми поділяємо спільніцінності, Україна піде вашим шляхом європейської та євроатлантичноїінтеграції», — написав Олексій Резніков.</text:p>
      <text:p text:style-name="P4">
Source: <text:a xlink:type="simple" xlink:href="https://armyinform.com.ua/2023/04/04/vitayemo-nashyh-finskyh-druziv-zi-vstupom-do-nato-oleksij-reznikov/" text:style-name="Internet_20_link" text:visited-style-name="Visited_20_Internet_20_Link">
https://armyinform.com.ua/2023/04/04/vitayemo-nashyh-finskyh-druziv-zi-vstupom-do-nato-oleksij-reznikov/</text:a>
</text:p>
      <!--NEWS-->
      <text:h text:style-name="P10" text:outline-level="1">
<text:span text:style-name="T4">
Авіація Сил оборони завдала 7 ударів по районах зосередження окупантів</text:span>
</text:h>
      <text:p text:style-name="P4">
Author: ['АРМІЯINFORM']</text:p>
      <text:p text:style-name="P4">
Time: 2023-04-04T86:00:00-04:00</text:p>
      <text:p text:style-name="P4">
Description: Про це повідомляє Генеральний штаб ЗСУ.  «Авіація сил оборони за добу завдала 7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РАТИ ВОРОГА']</text:p>
      <text:p text:style-name="P4">
Category: News</text:p>
      <!--METADATA-->
      <text:p text:style-name="P4">
<draw:frame draw:style-name="fr1" draw:name="Image325" text:anchor-type="as-char" svg:width="6.9236in" svg:height="5.385022in" draw:z-index="0">
<draw:image xlink:href="../Images/AРМІЯINFORM/2023-04-04T86-00-00-04-00/foto-aviacziya.jpg" xlink:type="simple" xlink:show="embed" xlink:actuate="onLoad" draw:mime-type="image/jpeg"/>
</draw:frame>
Ілюстративне фото</text:p>
      <text:p text:style-name="P4">
Про це<text:a xlink:type="simple" xlink:href="https://www.facebook.com/GeneralStaff.ua/posts/pfbid0nie7mQLn8DrFACGiivUr6psS7oj4f53oV3pB8QZ7Y16hn6MNjqpphqZjWxBShGE5l" text:style-name="Internet_20_link" text:visited-style-name="Visited_20_Internet_20_Link">
повідомляє</text:a>
Генеральний штаб ЗСУ.</text:p>
      <text:p text:style-name="P4">
«Авіація сил оборони за добу завдала 7 ударів по районах зосередженняокупантів а підрозділи ракетних військ і артилерії уразили 2 пункти управліннята станцію радіоелектронної боротьби противника» — йдеться у повідомленні.</text:p>
      <text:p text:style-name="P4">
Зазначається, що протягом доби противник завдав 2 ракетних та 28 авіаційнихударів, зокрема, застосував 17 БПЛА типу «Шахед-136». 14 з них були знищенінашими захисниками. Також ворог здійснив 7 обстрілів з реактивних системзалпового вогню. Є загиблі та поранені серед цивільного населення.</text:p>
      <text:p text:style-name="P4">
Source: <text:a xlink:type="simple" xlink:href="https://armyinform.com.ua/2023/04/04/aviacziya-syl-oborony-zavdala-7-udariv-po-rajonah-zoseredzhennya-okupantiv-3/" text:style-name="Internet_20_link" text:visited-style-name="Visited_20_Internet_20_Link">
https://armyinform.com.ua/2023/04/04/aviacziya-syl-oborony-zavdala-7-udariv-po-rajonah-zoseredzhennya-okupantiv-3/</text:a>
</text:p>
      <!--NEWS-->
      <text:h text:style-name="P10" text:outline-level="1">
<text:span text:style-name="T4">
ЗСУ привітали спільноту країн НАТО із 74-річчям від дня створення цього військово-політичного союзу</text:span>
</text:h>
      <text:p text:style-name="P4">
Author: ['АРМІЯINFORM']</text:p>
      <text:p text:style-name="P4">
Time: 2023-04-04T87:00:00-04:00</text:p>
      <text:p text:style-name="P4">
Description: Генеральний штаб Збройних Сил України на своїй офіційні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326" text:anchor-type="as-char" svg:width="6.9236in" svg:height="4.609778in" draw:z-index="0">
<draw:image xlink:href="../Images/AРМІЯINFORM/2023-04-04T87-00-00-04-00/nato.jpg" xlink:type="simple" xlink:show="embed" xlink:actuate="onLoad" draw:mime-type="image/jpeg"/>
</draw:frame>
</text:p>
      <text:p text:style-name="P4">
Генеральний штаб Збройних Сил України на своїй офіційній сторінці у Facebook<text:a xlink:type="simple" xlink:href="https://www.facebook.com/GeneralStaff.ua/posts/pfbid035WnzuygHkVeKzjBL7mGQJAe2VjyC68VJfDCXMVy7SS2w53w9ZNa9YW4on2ECoySHl" text:style-name="Internet_20_link" text:visited-style-name="Visited_20_Internet_20_Link">
привітав</text:a>
народи країн НАТО із 74-ю річницею створення цієї міжнародної міжурядовоїорганізації.</text:p>
      <text:p text:style-name="P4">
У привітанні йдеться про те, що Збройні Сили України щиро та глибоко вдячнібратнім та сестринським Народам НАТО, особисто Генеральному секретарю НАТОЄнсу Столтенбергу, Президентці Парламентської Асамблеї НАТО Жоель Гарріо-Майлам, Голові Військового комітету НАТО адміралу Королівського військово-морського флоту Робу Бауеру та іншим посадовцям Альянсу за неоціненну,всеохоплюючу, дієву, тверду й непохитну підтримку незалежності, суверенітету йтериторіальної цілісності України в межах її міжнародно визнаних кордонів,включно з Кримом, у війні росії проти України під час розпочатогоповномасштабного російського вторгнення у 2022 році та неспровокованої,несправедливої, нечесної та жорстокої війни проти України з 2014 року.</text:p>
      <text:p text:style-name="P4">
Ми вдячні НАТО за те, що Організація Північноатлантичного договору завждистояла на боці України протягом понад 30 років Незалежності, за адвокаціюінтересів та прагнень українського народу та України у світі, за дієвевизнання державної незалежності України, а особливо за попередні більш ніж 9років підтримки суверенітету, територіальної цілісності, недоторканності танезалежності України в її міжнародно визнаних кордонах та територіальнихводах.</text:p>
      <text:p text:style-name="P4">
Збройні Сили України дякують НАТО за багаторічну, системну та багатоаспектнупідтримку й дієву допомогу в реформуванні та підвищенні спроможностей ЗСУкраїни, за надану матеріально-технічну допомогу, організовані та проведеністратегічні й тактичні заходи колективної та індивідуальної підготовкиукраїнських військовослужбовців, підготовку сержантського корпусу, курсантів,капеланів, психологів, підтримку ветеранів, поранених та дітей загиблихвійськовослужбовців ЗС України у рамках двостороннього та багатосторонньогоспівробітництва з Україною на шляху до її повної інтеграції в НАТО йефективній протидії агресії з боку російської федерації.</text:p>
      <text:p text:style-name="P4">
Ця підтримка НАТО в безпекових питаннях надає необхідні інструменти длянарощування потенціалу, збільшення можливостей та досягнення максимальноїсумісності із силами Альянсу не лише для Збройних Сил України, але й загаломдля демократичного євроатлантичного стратегічного розвитку України на її шляхудо повної інтеграції в НАТО та сприяє встановленню стабільності та безпеки вЄвропі й світі.</text:p>
      <text:p text:style-name="P4">
Збройні Сили України сердечно вдячні всім громадянкам та громадянам усіх країнПівнічноатлантичного альянсу за ваші відкриті щирі серця та домівки до тисячукраїнських жінок та дітей, які знайшли прихисток саме в країнах НАТО.</text:p>
      <text:p text:style-name="P4">
Завдяки цьому в час повномасштабного російського вторгнення цивільне населенняУкраїни в країнах НАТО захищене від численних воєнних злочинів, які скоюютьросійські військові: вбивств та каліцтв, вербувань і використань, зґвалтуваньта інших форм сексуального насильства, нападів на цивільну інфраструктуру,лікарні, школи та університети, викрадень, відмов у доступі гуманітарноїдопомоги, русифікації, примусової депортації на тимчасово окуповані територіїУкраїни або до російської федерації й отримання російського громадянства.</text:p>
      <text:p text:style-name="P4">
Дякуємо, що українські діти в країнах НАТО завдяки вашому всенародномупіклуванню та підтримці позбавлені тих нелюдських страждань, на які їхприрекли російські злочинці та окупанти-терористи після вторгнення в Україну!</text:p>
      <text:p text:style-name="P4">
Завдяки НАТО та вашій приязні українські діти живуть у країнах НАТО у світі,який не знає болю, насильства та війни! Збройні Сили України борються за те,аби якнайшвидше повернути мир і спокій у домівки українців та возз’єднатироз’єднані сім’ї.</text:p>
      <text:p text:style-name="P4">
Source: <text:a xlink:type="simple" xlink:href="https://armyinform.com.ua/2023/04/04/zsu-pryvitaly-narody-krayin-nato-z-74-yu-richnyczeyu-z-dnya-stvorennya-czogo-vijskovo-politychnogo-soyuzu/" text:style-name="Internet_20_link" text:visited-style-name="Visited_20_Internet_20_Link">
https://armyinform.com.ua/2023/04/04/zsu-pryvitaly-narody-krayin-nato-z-74-yu-richnyczeyu-z-dnya-stvorennya-czogo-vijskovo-politychnogo-soyuzu/</text:a>
</text:p>
      <!--NEWS-->
      <text:h text:style-name="P10" text:outline-level="1">
<text:span text:style-name="T4">
Наші захисники відбили близько 20 атак противника біля Бахмута</text:span>
</text:h>
      <text:p text:style-name="P4">
Author: ['АРМІЯINFORM']</text:p>
      <text:p text:style-name="P4">
Time: 2023-04-04T88:00:00-04:00</text:p>
      <text:p text:style-name="P4">
Description: Про це повідомляє Генеральний штаб ЗСУ.  «На Бахмутському напрямку ворог не припин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022-07-27-zsu-zupynyly-shturmovi-namir-rosiyan.jpg" text:style-name="Internet_20_link" text:visited-style-name="Visited_20_Internet_20_Link">
2022-07-27-zsu-zupynyly-shturmovi-namir-rosiyan.jpg</text:a>
']</text:p>
      <text:p text:style-name="P4">
Tags: ['STOPRUSSIA', 'АГРЕСІЯ РФ', 'ВТОРГНЕННЯ РФ', 'ВТРАТИ ВОРОГА']</text:p>
      <text:p text:style-name="P4">
Category: News</text:p>
      <!--METADATA-->
      <text:p text:style-name="P4">
<draw:frame draw:style-name="fr1" draw:name="Image327" text:anchor-type="as-char" svg:width="6.9236in" svg:height="4.608521in" draw:z-index="0">
<draw:image xlink:href="../Images/AРМІЯINFORM/2023-04-04T88-00-00-04-00/2022-07-27-zsu-zupynyly-shturmovi-namir-rosiyan.jpg" xlink:type="simple" xlink:show="embed" xlink:actuate="onLoad" draw:mime-type="image/jpeg"/>
</draw:frame>
</text:p>
      <text:p text:style-name="P4">
Про це<text:a xlink:type="simple" xlink:href="https://www.facebook.com/GeneralStaff.ua/posts/pfbid0nie7mQLn8DrFACGiivUr6psS7oj4f53oV3pB8QZ7Y16hn6MNjqpphqZjWxBShGE5l" text:style-name="Internet_20_link" text:visited-style-name="Visited_20_Internet_20_Link">
повідомляє</text:a>
Генеральний штаб ЗСУ.</text:p>
      <text:p text:style-name="P4">
«На Бахмутському напрямку ворог не припиняє штурмувати місто Бахмут — протягомдоби наші захисники відбили близько 20 атак противника.</text:p>
      <text:p text:style-name="P4">
У той же час противник вів безуспішні наступальні дії в районі БогданівкиДонецької області. Від ворожих обстрілів постраждали Васюківка, Міньківка,Бахмут, Григорівка, Іванівське, Біла Гора, Клебан-Бик та Новодмитрівка» —йдеться у повідомленні.</text:p>
      <text:p text:style-name="P4">
Зазначається, що на Авдіївському та Мар’їнському напрямках противник вівнаступальні дії в районах Новокалинове, Первомайське та Мар’їнка, успіху немав. Водночас ворог здійснив обстріли населених пунктів Новобахмутівка,Авдіївка, Водяне, Красногорівка, Георгіївка, Мар’їнка Донецької області.</text:p>
      <text:p text:style-name="P4">
Source: <text:a xlink:type="simple" xlink:href="https://armyinform.com.ua/2023/04/04/nashi-zahysnyky-vidbyly-blyzko-20-atak-protyvnyka-bilya-bahmuta/" text:style-name="Internet_20_link" text:visited-style-name="Visited_20_Internet_20_Link">
https://armyinform.com.ua/2023/04/04/nashi-zahysnyky-vidbyly-blyzko-20-atak-protyvnyka-bilya-bahmuta/</text:a>
</text:p>
      <!--NEWS-->
      <text:h text:style-name="P10" text:outline-level="1">
<text:span text:style-name="T4">
Пентагон оголосив про новий масштабний пакет військової допомоги Україні</text:span>
</text:h>
      <text:p text:style-name="P4">
Author: ['АРМІЯINFORM']</text:p>
      <text:p text:style-name="P4">
Time: 2023-04-04T89:00:00-04:00</text:p>
      <text:p text:style-name="P4">
Description: Сьогодні Міністерство оборони США оголосило про нову критично важливу допомогу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ssha-dopomoga.jpeg" text:style-name="Internet_20_link" text:visited-style-name="Visited_20_Internet_20_Link">
ssha-dopomoga.jpeg</text:a>
']</text:p>
      <text:p text:style-name="P4">
Tags: ['STOPRUSSIA', 'АГРЕСІЯ РФ', 'ВІЙНА', 'ВТОРГНЕННЯ РФ', 'ВТРАТИ ВОРОГА']</text:p>
      <text:p text:style-name="P4">
Category: News</text:p>
      <!--METADATA-->
      <text:p text:style-name="P4">
<draw:frame draw:style-name="fr1" draw:name="Image328" text:anchor-type="as-char" svg:width="6.9236in" svg:height="4.588039in" draw:z-index="0">
<draw:image xlink:href="../Images/AРМІЯINFORM/2023-04-04T89-00-00-04-00/ssha-dopomoga.jpeg" xlink:type="simple" xlink:show="embed" xlink:actuate="onLoad" draw:mime-type="image/jpeg"/>
</draw:frame>
</text:p>
      <text:p text:style-name="P4">
Сьогодні Міністерство оборони США<text:a xlink:type="simple" xlink:href="https://www.defense.gov/News/Releases/Release/Article/3350958/biden-administration-announces-additional-security-assistance-for-ukraine/" text:style-name="Internet_20_link" text:visited-style-name="Visited_20_Internet_20_Link">
оголосило</text:a>
 про новукритично важливу допомогу Україні у сфері безпеки, яка включає в себе наданнябільшої кількості боєприпасів для ПЗРК HIMARS, перехоплювачів ППО таартилерійських снарядів, а також протитанкових систем, стрілецької зброї,транспортних засобів для перевезення важкого обладнання та технічноїпідтримки, необхідної для зміцнення українських захисників на полі бою, насуму до 500 мільйонів доларів. Крім того, Пентагон оголосив про наданнязначного пакета засобів протиповітряної оборони, а також артилерійських ітанкових боєприпасів, мінометних систем, ракет і протитанкових систем зарахунок коштів Ініціативи з надання допомоги Україні в галузі безпеки (USAI)на суму 2,1 мільярда доларів США.</text:p>
      <text:p text:style-name="P4">
У списку:</text:p>
      <ul>
        <li>
додаткові ракети для ЗРК Patriot;  * додаткові боєприпаси для NASAMS;  * додаткові боєприпаси для артилерійських ракетних систем HIMARS;  * 155-мм та 105-мм артилерійські снаряди;  * близько 400 гранатометів та 200 тисяч снарядів;  * 11 тактичних машин для евакуації техніки;  * 10 мобільних ракетних комплексів c-UAS із лазерним наведенням;  * 9 протидронних систем, які встановлюються на легку бронетехніку;  * 61 паливозаправник;  * 3 радари для спостереження повітряних цілей;  * снаряди для «Градів»;  * високоточні авіаційні боєприпаси;  * приблизно 3 600 одиниць стрілецької зброї та понад 23 мільйони набоїв до неї;  * вісім важких бензовозів та 105 бензовозів;  * броньовані мостові системи для подолання переправ.</li>
      </ul>
      <text:p text:style-name="P4">
Source: <text:a xlink:type="simple" xlink:href="https://armyinform.com.ua/2023/04/04/pentagon-ogolosyv-pro-novyj-masshtabnyj-paket-vijskovoyi-dopomogy-ukrayini/" text:style-name="Internet_20_link" text:visited-style-name="Visited_20_Internet_20_Link">
https://armyinform.com.ua/2023/04/04/pentagon-ogolosyv-pro-novyj-masshtabnyj-paket-vijskovoyi-dopomogy-ukrayini/</text:a>
</text:p>
      <!--NEWS-->
      <text:h text:style-name="P10" text:outline-level="1">
<text:span text:style-name="T4">
окупанти продовжують грабувати мирне населення на ТОТ</text:span>
</text:h>
      <text:p text:style-name="P4">
Author: ['АРМІЯINFORM']</text:p>
      <text:p text:style-name="P4">
Time: 2023-04-04T90:00:00-04:00</text:p>
      <text:p text:style-name="P4">
Description: Про це повідомляє Генеральний штаб ЗСУ.    «Російські окупанти продовжують граб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ІЙНА', 'ВТОРГНЕННЯ РФ', 'ВТРАТИ ВОРОГА']</text:p>
      <text:p text:style-name="P4">
Category: News</text:p>
      <!--METADATA-->
      <text:p text:style-name="P4">
<draw:frame draw:style-name="fr1" draw:name="Image329" text:anchor-type="as-char" svg:width="6.9236in" svg:height="3.63489in" draw:z-index="0">
<draw:image xlink:href="../Images/AРМІЯINFORM/2023-04-04T90-00-00-04-00/okupanty.jpeg" xlink:type="simple" xlink:show="embed" xlink:actuate="onLoad" draw:mime-type="image/jpeg"/>
</draw:frame>
</text:p>
      <text:p text:style-name="P4">
Про це<text:a xlink:type="simple" xlink:href="https://www.facebook.com/GeneralStaff.ua/posts/pfbid0nie7mQLn8DrFACGiivUr6psS7oj4f53oV3pB8QZ7Y16hn6MNjqpphqZjWxBShGE5l" text:style-name="Internet_20_link" text:visited-style-name="Visited_20_Internet_20_Link">
повідомляє</text:a>
Генеральний штаб ЗСУ.</text:p>
      <text:p text:style-name="P4">
«Російські окупанти продовжують грабувати мирне населення, привласнюючиособисте житло мирних громадян України. Так, в місті Старобільськ Луганськоїобласті, так звана окупаційна „влада“ використовує представників комунальнихслужб для заселення військовослужбовців російських окупаційних військ вквартири та будинки, що тимчасово залишили громадяни України. Такі діївідбуваються під виглядом профілактичних перевірок показників лічильниківкомунальними службами», — йдеться у повідомленні.</text:p>
      <text:p text:style-name="P4">
Зазначається, що почастішали випадки вивезення мирних громадян у невідомомунапрямку без жодних пояснень після вибіркових перевірок мобільних телефонів.</text:p>
      <text:p text:style-name="P4">
Source: <text:a xlink:type="simple" xlink:href="https://armyinform.com.ua/2023/04/04/okupanty-prodovzhuyut-grabuvaty-myrne-naselennya-na-tot/" text:style-name="Internet_20_link" text:visited-style-name="Visited_20_Internet_20_Link">
https://armyinform.com.ua/2023/04/04/okupanty-prodovzhuyut-grabuvaty-myrne-naselennya-na-tot/</text:a>
</text:p>
      <!--NEWS-->
      <text:h text:style-name="P10" text:outline-level="1">
<text:span text:style-name="T4">
Валерій Залужний обговорив із Марком Міллі майбутні кроки ЗСУ з деокупації території України</text:span>
</text:h>
      <text:p text:style-name="P4">
Author: ['АРМІЯINFORM']</text:p>
      <text:p text:style-name="P4">
Time: 2023-04-04T91:00:00-04:00</text:p>
      <text:p text:style-name="P4">
Description: Генерал Валерій Залужний на своїй офіційній сторінці у Facebook повідомив про телефон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luzhnyj-milli.jpg" text:style-name="Internet_20_link" text:visited-style-name="Visited_20_Internet_20_Link">
zaluzhnyj-milli.jpg</text:a>
']</text:p>
      <text:p text:style-name="P4">
Tags: ['STOPRUSSIA', 'АГРЕСІЯ РФ', 'ВАЛЕРІЙ ЗАЛУЖНИЙ', 'ВІЙНА', 'ВТОРГНЕННЯ РФ', 'ГЕНЕРАЛ МАРК МІЛЛІ', 'ГШ ЗСУ']</text:p>
      <text:p text:style-name="P4">
Category: News</text:p>
      <!--METADATA-->
      <text:p text:style-name="P4">
<draw:frame draw:style-name="fr1" draw:name="Image330" text:anchor-type="as-char" svg:width="6.9236in" svg:height="6.9236in" draw:z-index="0">
<draw:image xlink:href="../Images/AРМІЯINFORM/2023-04-04T91-00-00-04-00/zaluzhnyj-milli.jpg" xlink:type="simple" xlink:show="embed" xlink:actuate="onLoad" draw:mime-type="image/jpeg"/>
</draw:frame>
</text:p>
      <text:p text:style-name="P4">
Генерал Валерій Залужний на своїй офіційній сторінці у Facebook<text:a xlink:type="simple" xlink:href="https://www.facebook.com/CinCAFU/posts/pfbid0eEecEPG5pdr7yEgfgm1Cid7LoceGvSbTZewrH6ged119zrABBYwoJqHmYxdQ7ujil" text:style-name="Internet_20_link" text:visited-style-name="Visited_20_Internet_20_Link">
повідомив</text:a>
про телефонну розмову із генералом Марком Міллі.</text:p>
      <text:p text:style-name="P4">
— Провів змістовні телефонні перемовини з головою Об’єднаного комітетуначальників штабів США генералом Марком Міллі. Розповів про обстановку налінії фронту. Ситуація складна, але контрольована. Особливу увагу приділилипитанню постачання озброєння і боєприпасів. Наголосили на важливості посиленнясистеми протиповітряної оборони України, — написав Головнокомандувач ЗбройнихСил України. — Обговорили майбутні кроки Збройних Сил задля деокупаціїтериторії нашої держави. Домовилися і надалі активно взаємодіяти. Я вдячнийгенералу Міллі за послідовну підтримку нашої держави. Разом до перемоги.</text:p>
      <text:p text:style-name="P4">
Source: <text:a xlink:type="simple" xlink:href="https://armyinform.com.ua/2023/04/04/valerij-zaluzhnyj-obgovoryv-iz-markom-milli-majbutni-kroky-zsu-z-deokupacziyi-terytoriyi-ukrayiny/" text:style-name="Internet_20_link" text:visited-style-name="Visited_20_Internet_20_Link">
https://armyinform.com.ua/2023/04/04/valerij-zaluzhnyj-obgovoryv-iz-markom-milli-majbutni-kroky-zsu-z-deokupacziyi-terytoriyi-ukrayiny/</text:a>
</text:p>
      <!--NEWS-->
      <text:h text:style-name="P10" text:outline-level="1">
<text:span text:style-name="T4">
Ворог свободи має програти, ось чому ми звертаємося по підтримку до США — Володимир Зеленський</text:span>
</text:h>
      <text:p text:style-name="P4">
Author: ['АРМІЯINFORM']</text:p>
      <text:p text:style-name="P4">
Time: 2023-04-04T92:00:00-04:00</text:p>
      <text:p text:style-name="P4">
Description: Про це Президент України сказав під час свого виступу на зустрічі з членами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47a82fbebe2da4d9ff945f7ae01ea9_1680618082_extra_large.jpeg" text:style-name="Internet_20_link" text:visited-style-name="Visited_20_Internet_20_Link">
1647a82fbebe2da4d9ff945f7ae01ea9_1680618082_extra_large.jpeg</text:a>
']</text:p>
      <text:p text:style-name="P4">
Tags: []</text:p>
      <text:p text:style-name="P4">
Category: News</text:p>
      <!--METADATA-->
      <text:p text:style-name="P4">
<draw:frame draw:style-name="fr1" draw:name="Image331" text:anchor-type="as-char" svg:width="6.9236in" svg:height="4.613521in" draw:z-index="0">
<draw:image xlink:href="../Images/AРМІЯINFORM/2023-04-04T92-00-00-04-00/1647a82fbebe2da4d9ff945f7ae01ea9_1680618082_extra_large.jpeg" xlink:type="simple" xlink:show="embed" xlink:actuate="onLoad" draw:mime-type="image/jpeg"/>
</draw:frame>
</text:p>
      <text:p text:style-name="P4">
Про це Президент України <text:a xlink:type="simple" xlink:href="https://www.president.gov.ua/news/vorog-svobodi-maye-prograti-os-chomu-mi-zvertayemosya-po-pid-82085" text:style-name="Internet_20_link" text:visited-style-name="Visited_20_Internet_20_Link">
сказав</text:a>
 під час своговиступу на зустрічі з членами Національної асоціації губернаторів США.</text:p>
      <text:p text:style-name="P4">
«Дуже дякую за цю можливість!</text:p>
      <text:p text:style-name="P4">
Пані та панове!</text:p>
      <text:p text:style-name="P4">
Посол!</text:p>
      <text:p text:style-name="P4">
Шановні представники всієї Америки — від східного узбережжя до західного.</text:p>
      <text:p text:style-name="P4">
Усі міста й громади Сполучених Штатів фактично представлені на цій зустрічі, іце честь для мене — звертатися до вас.</text:p>
      <text:p text:style-name="P4">
Щойно я завершив поїздки до тих регіонів нашої країни, які звільнені відросійської армії або межують із зоною боїв.</text:p>
      <text:p text:style-name="P4">
Усе це — колосальна територія. Лінія активних бойових дій в Україні зараз —понад 1200 кілометрів. Це як із Вашингтона, D.C., до Чикаго й назад! Фронтзагалом — іще більший.</text:p>
      <text:p text:style-name="P4">
Мільйони людей живуть у містах і селах, звідки ми або вже вигнали російськийпрапор, або готуємося вигнати.</text:p>
      <text:p text:style-name="P4">
Вдумайтесь у цю кількість: майже 1900 міст і сіл нашої країни потребуютьвідбудови.</text:p>
      <text:p text:style-name="P4">
Школи й церкви, житлові будинки й підприємства, транспорт та електростанції…Усі ви добре знаєте, що таке після руйнівного торнадо відновити умови дляжиття. Ви це робите! Ми це робимо! Але після ударів людської стихії, людськогозла, а не природного катаклізму.</text:p>
      <text:p text:style-name="P4">
Відновлення України буде найбільшим у Європі економічним проектом за життякількох поколінь.</text:p>
      <text:p text:style-name="P4">
І я вірю, що Америка буде з нами в цій відбудові! Ваші компанії, ваші робочімісця… Так само, як ви зараз із нами в обороні.</text:p>
      <text:p text:style-name="P4">
Пані та панове!</text:p>
      <text:p text:style-name="P4">
Кому, як не вам, губернаторам штатів, знати, що насправді стоїть за словами«відбудова» й «оборона».</text:p>
      <text:p text:style-name="P4">
Цю війну Росія розв’язала не так проти нашої країни, як проти свободи у Європіта світі загалом. І коли запитують, чому Америка має допомагати Україні таінвестувати в нашу оборону, я відповідаю: просто погляньте на реальність.</text:p>
      <text:p text:style-name="P4">
Мільйони українських сімей розірвані війною, мільйони змушені шукати в іншихкраїнах захисту від російського терору. Сотні українських міст і сіл спаленіросійською артилерією, ракетами, авіацією та іранськими дронами, яківикористовує Росія.</text:p>
      <text:p text:style-name="P4">
Було місто Вугледар. 15 тисяч жителів. Агресор його спалив. Маріуполь. Більшяк 400 тисяч жителів. Росія залишила від нього самі лише руїни.</text:p>
      <text:p text:style-name="P4">
Тисячі полів заміновані. Значна частина нашої економіки розбита. Сотні й сотнітисяч людей силою депортовані в Росію…</text:p>
      <text:p text:style-name="P4">
Це те, що принесла держава-зло Україні. А якщо все це буде ширитися даліЄвропою? Містами й землями ваших союзників… Тих, щодо кого ви маєте священнийобов’язок захисту.</text:p>
      <text:p text:style-name="P4">
Скільки тоді це буде коштувати Америці?</text:p>
      <text:p text:style-name="P4">
Кремль мріє принизити Америку, Європу, увесь вільний світ… Кремль мрієрозколоти НАТО, спровокувати конфлікт, який поставить вашу націю передвибором: воювати чи ні. Саме Україна зараз є вашою надійною останньою межею,вашим надійним кордоном… Завдяки українській міцності зокрема вашому народу недоведеться робити цей вибір — вибір щодо ваших чоловіків і жінок, хоробрихвоїнів, чиї життя були б покладені на вівтар захисту найціннішого — свободи.</text:p>
      <text:p text:style-name="P4">
1200 кілометрів боїв в Україні. А скільки плюс до цього може бути ще у Європі?Україна здатна не допустити розширення війни. Здатна перемогти Росію на нашійземлі.</text:p>
      <text:p text:style-name="P4">
Ворог свободи повинен програти швидко й надійно там, куди зайшов зі злочинноюта неспровокованою агресивною війною. Ось чому ми звертаємося по підтримку доСША, по зброю й по фінанси. Вистоїть Україна — вистоїть ваш мир, ваші союзникий партнери.</text:p>
      <text:p text:style-name="P4">
І я хочу подякувати всім американцям — кожному й кожній, лідерам і звичайнимлюдям, які бачать цю реальність, які знають, як важливо захистити свободузараз, які підтримують Україну.</text:p>
      <text:p text:style-name="P4">
Ми вдячні Президенту Байдену, обом партіям і палатам Конгресу та кожномуштату, який так чи інакше залучений зараз до захисту свободи. Вдячні тим, хтоготовий працювати разом із нами у відбудові.</text:p>
      <text:p text:style-name="P4">
Дякую всім вам. Дякую Арканзасу та всім працівникам оборонної індустрії штатуза чудові системи «Хаймарс», які реально змінюють перебіг бойових дій ізмушують російську армію до глухої оборони.</text:p>
      <text:p text:style-name="P4">
Дякую Алабамі та всім працівникам підприємств штату, які виробляють, зокрема,протитанкові системи «Джавелін», що врятували життя тисячам і тисячамукраїнських воїнів.</text:p>
      <text:p text:style-name="P4">
Дякую Аризоні та Оклахомі, де тренувалися наші військові, зокрема для роботина «Петріотах». Дякую кожному американському штату, який залучений довиробництва «Петріотів».</text:p>
      <text:p text:style-name="P4">
«Гарпуни» та «Стінгери», «Насамси» та «Бредлі», інші системи й продукти (нелише безпекові), послуги та рішення, які наближають українську перемогу, даютьукраїнцям стабільність життя попри війну, — це ваше виробництво, ваших штатіві людей. Техас і Невада, Меріленд і Каліфорнія, Індіана й Орегон, штатиВашингтон і Нью-Йорк і багато інших…</text:p>
      <text:p text:style-name="P4">
Кожен зі штатів уже має досвід допомоги нам. Не лише обороні, а й людям,зокрема у лікуванні та реабілітації солдатів і цивільних — дорослих іукраїнських дітей, які були поранені російськими терористичними ударами йвибухами мін.</text:p>
      <text:p text:style-name="P4">
Сотні й сотні американських компаній, банків і виробництв уже ведуть бізнес зУкраїною. Тисячі компаній прийдуть у проект нашої відбудови. З Пенсильванії таМічигану, Нью-Джерсі та Вірджинії, Міссурі та Джорджії, Коннектикуту йКолорадо…</text:p>
      <text:p text:style-name="P4">
Знаю, що окремі штати ведуть переговори про особливу співпрацю. Те, щостосується відновлення. Огайо й наша Харківська область, Іллінойс і нашаКиївська область, Міннесота й наша Чернігівська область. Маємо розширюватитакий напрямок двосторонньої співпраці — від штату до області, від міста доміста. Те, що потужно доповнить міждержавну роботу.</text:p>
      <text:p text:style-name="P4">
Саме з Україною Америка має змогу захистити свої цінності, що збігаються знашими. Також наша співпраця створює нове зростання для нашої й вашої безпеки,для нашої й вашої економіки, для робочих місць в обох наших країнах.</text:p>
      <text:p text:style-name="P4">
Головне — не програти час, не програти шанс, який маємо. Діяти зараз,допомагати зараз. Українці роблять так, щоб американцям не довелося воювати. Іми спільно здобуваємо нову міцність для наших держав.</text:p>
      <text:p text:style-name="P4">
І я впевнений: завжди будемо успішними.</text:p>
      <text:p text:style-name="P4">
Дякую за увагу! Дякую тобі, Америко, за саме таку допомогу, яка дає змогуперемагати!</text:p>
      <text:p text:style-name="P4">
Запрошую вас, хто ще не був в Україні, відвідати нашу країну й побачити, щозахист нашого дому, наших людей — це захист нашої спільної мрії про свободу йгідність для кожної людини.</text:p>
      <text:p text:style-name="P4">
До речі, пан губернатор Мерфі, який у лютому відвідував Львівську область,може підтвердити: ми — гостинний народ і завжди раді гостям, які відвідуютьнас із відкритим серцем.</text:p>
      <text:p text:style-name="P4">
Слава Сполученим Штатам!</text:p>
      <text:p text:style-name="P4">
Слава Україні!»</text:p>
      <text:p text:style-name="P4">
Source: <text:a xlink:type="simple" xlink:href="https://armyinform.com.ua/2023/04/04/vorog-svobody-maye-prograty-os-chomu-my-zvertayemosya-po-pidtrymku-do-ssha-volodymyr-zelenskyj/" text:style-name="Internet_20_link" text:visited-style-name="Visited_20_Internet_20_Link">
https://armyinform.com.ua/2023/04/04/vorog-svobody-maye-prograty-os-chomu-my-zvertayemosya-po-pidtrymku-do-ssha-volodymyr-zelenskyj/</text:a>
</text:p>
      <!--NEWS-->
      <text:h text:style-name="P10" text:outline-level="1">
<text:span text:style-name="T4">
Актуалізовано план заходів з реалізації Стратегії деокупації та реінтеграції АР Крим — рішення Уряду</text:span>
</text:h>
      <text:p text:style-name="P4">
Author: ['АРМІЯINFORM']</text:p>
      <text:p text:style-name="P4">
Time: 2023-04-04T93:00:00-04:00</text:p>
      <text:p text:style-name="P4">
Description: Кабінет Міністрів затвердив зміни до плану заходів з реалізації Стратегії деокуп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o-vsomu-krymu-mozhna-bulo-bachyty-takyh-lyudej..jpg" text:style-name="Internet_20_link" text:visited-style-name="Visited_20_Internet_20_Link">
po-vsomu-krymu-mozhna-bulo-bachyty-takyh-lyudej..jpg</text:a>
']</text:p>
      <text:p text:style-name="P4">
Tags: ['STOPRUSSIA', 'АГРЕСІЯ РФ', 'ВІЙНА', 'ВТОРГНЕННЯ РФ', 'ІРИНА ВЕРЕЩУК']</text:p>
      <text:p text:style-name="P4">
Category: News</text:p>
      <!--METADATA-->
      <text:p text:style-name="P4">
<draw:frame draw:style-name="fr1" draw:name="Image332" text:anchor-type="as-char" svg:width="6.9236in" svg:height="4.61393in" draw:z-index="0">
<draw:image xlink:href="../Images/AРМІЯINFORM/2023-04-04T93-00-00-04-00/po-vsomu-krymu-mozhna-bulo-bachyty-takyh-lyudej..jpg" xlink:type="simple" xlink:show="embed" xlink:actuate="onLoad" draw:mime-type="image/jpeg"/>
</draw:frame>
</text:p>
      <text:p text:style-name="P4">
Кабінет Міністрів <text:a xlink:type="simple" xlink:href="https://www.kmu.gov.ua/news/aktualizovano-plan-zakhodiv-z-realizatsii-stratehii-deokupatsii-ta-reintehratsii-ar-krym-rishennia-" text:style-name="Internet_20_link" text:visited-style-name="Visited_20_Internet_20_Link">
затвердив</text:a>
 зміни до плану заходів з реалізації Стратегії деокупації тареінтеграції тимчасово окупованої території Автономної Республіки Крим таміста Севастополя.</text:p>
      <text:p text:style-name="P4">
Заходи з реалізації Стратегії були оновлені Мінреінтеграції з урахування умоввоєнного стану. Зокрема, того факту, що звільнення півострова може відбутисявже найближчим часом.</text:p>
      <text:p text:style-name="P4">
Загалом план включає 127 актуалізованих заходів.</text:p>
      <text:p text:style-name="P4">
Вдосконалений план з реінтеграції та деокупації півострова стосується такихсфер:</text:p>
      <text:p text:style-name="P4">
— захисту прав громадян України та юридичних осіб, законні інтереси яких булипорушені внаслідок збройної агресії;</text:p>
      <text:p text:style-name="P4">
— соціальної та гуманітарної політики;</text:p>
      <text:p text:style-name="P4">
— міжнародного співробітництва;</text:p>
      <text:p text:style-name="P4">
— економічної політики;</text:p>
      <text:p text:style-name="P4">
— оборонної та безпекової складової тощо.</text:p>
      <text:p text:style-name="P4">
Також включено нові заходи, серед яких:</text:p>
      <text:p text:style-name="P4">
— розробка законопроекту «Про правовий режим на деокупованих територіях»;</text:p>
      <text:p text:style-name="P4">
— формування резерву працівників для комплектування судових, правоохоронних,державних органів;</text:p>
      <text:p text:style-name="P4">
— створення військової адміністрації для діяльності на території АР Крим;</text:p>
      <text:p text:style-name="P4">
— медична, реабілітаційна, психологічна адаптація ветеранів війни тазвільнених з російського полону осіб.</text:p>
      <text:p text:style-name="P4">
«Звільнення Криму — неминуче. Вже зараз держава має підготуватися доповноцінного відновлення української влади в Криму. Передусім — сформуватинадійний кадровий резерв відновлення. Ці громадяни мають забезпечити не тількивідродження державного управління, а й відновлення справедливості. Ми маємочіткий план дій, за кожним пунктом закріплені відповідальні виконавці», —наголосила Віце-прем’єр-міністр Ірина Верещук.</text:p>
      <text:p text:style-name="P4">
Source: <text:a xlink:type="simple" xlink:href="https://armyinform.com.ua/2023/04/04/aktualizovano-plan-zahodiv-z-realizacziyi-strategiyi-deokupacziyi-ta-reintegracziyi-ar-krym-rishennya-uryadu/" text:style-name="Internet_20_link" text:visited-style-name="Visited_20_Internet_20_Link">
https://armyinform.com.ua/2023/04/04/aktualizovano-plan-zahodiv-z-realizacziyi-strategiyi-deokupacziyi-ta-reintegracziyi-ar-krym-rishennya-uryadu/</text:a>
</text:p>
      <!--NEWS-->
      <text:h text:style-name="P10" text:outline-level="1">
<text:span text:style-name="T4">
У координаційному штабі провели зустріч з родинами полонених оборонців острова Зміїний</text:span>
</text:h>
      <text:p text:style-name="P4">
Author: ['АРМІЯINFORM']</text:p>
      <text:p text:style-name="P4">
Time: 2023-04-04T94:00:00-04:00</text:p>
      <text:p text:style-name="P4">
Description: Координаційний штаб з питань поводження з військовополоненими, керівництво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4_14-37-46.jpg" text:style-name="Internet_20_link" text:visited-style-name="Visited_20_Internet_20_Link">
photo_2023-04-04_14-37-46.jpg</text:a>
']</text:p>
      <text:p text:style-name="P4">
Tags: ['STOPRUSSIA', 'АГРЕСІЯ РФ', 'ВІЙНА', 'ВТОРГНЕННЯ РФ', 'ООС']</text:p>
      <text:p text:style-name="P4">
Category: News</text:p>
      <!--METADATA-->
      <text:p text:style-name="P4">
<draw:frame draw:style-name="fr1" draw:name="Image333" text:anchor-type="as-char" svg:width="6.9236in" svg:height="6.190852in" draw:z-index="0">
<draw:image xlink:href="../Images/AРМІЯINFORM/2023-04-04T94-00-00-04-00/photo_2023-04-04_14-37-46.jpg" xlink:type="simple" xlink:show="embed" xlink:actuate="onLoad" draw:mime-type="image/jpeg"/>
</draw:frame>
</text:p>
      <text:p text:style-name="P4">
Координаційний штаб з питань поводження з військовополоненими, керівництвоДержавної прикордонної служби України, представники Командування Військово-Морських Сил ЗСУ та керівник Національного інформаційного бюро<text:a xlink:type="simple" xlink:href="https://t.me/dmytro_lubinetzs/2053" text:style-name="Internet_20_link" text:visited-style-name="Visited_20_Internet_20_Link">
провели</text:a>
 зустріч з родинами оборонцівострова Зміїний.</text:p>
      <text:p text:style-name="P4">
Під час неї обговорили питання, що виникли у близьких. Зокрема щодо принципупроведення обмінів і формування списків різних категорій військовополонених.Також рідні цікавилися участю міжнародних організацій у процесі обмінів.</text:p>
      <text:p text:style-name="P4">
«Окремо ми порушили питання тиску російської сторони на родини полонених.Маємо розуміти, що країна-агресор підступна, тому варто не піддаватися на їхніпровокації. Наразі серед захисників острова Зміїний вдома вже 40 українців.Повернення кожного — це кропітка та колосальна праця, яка вимагає терпіння тамаксимум зусиль. Ми постійно підтримуємо зв’язок з рідними та робимо всеможливе, щоб українці знову були на своїй землі. Для нас цінне життя кожного»,— йдеться у повідомленні.</text:p>
      <text:p text:style-name="P4">
Source: <text:a xlink:type="simple" xlink:href="https://armyinform.com.ua/2023/04/04/u-koordynaczijnomu-shtabi-provely-zustrich-z-rodynamy-polonenyh-oboroncziv-ostrova-zmiyinyj/" text:style-name="Internet_20_link" text:visited-style-name="Visited_20_Internet_20_Link">
https://armyinform.com.ua/2023/04/04/u-koordynaczijnomu-shtabi-provely-zustrich-z-rodynamy-polonenyh-oboroncziv-ostrova-zmiyinyj/</text:a>
</text:p>
      <!--NEWS-->
      <text:h text:style-name="P10" text:outline-level="1">
<text:span text:style-name="T4">
російська армія здійснила авіаудар по населеному пункту в Чернігівській області</text:span>
</text:h>
      <text:p text:style-name="P4">
Author: ['АРМІЯINFORM']</text:p>
      <text:p text:style-name="P4">
Time: 2023-04-04T95:00:00-04:00</text:p>
      <text:p text:style-name="P4">
Description: Про це повідомляє Оперативне командування «Північ»  «Близько 17:31 від диспетчера ДС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1-11.jpg" text:style-name="Internet_20_link" text:visited-style-name="Visited_20_Internet_20_Link">
01-11.jpg</text:a>
']</text:p>
      <text:p text:style-name="P4">
Tags: ['STOPRUSSIA', 'АГРЕСІЯ РФ', 'ВІЙНА', 'ВТОРГНЕННЯ РФ', 'ВТРАТИ ВОРОГА']</text:p>
      <text:p text:style-name="P4">
Category: News</text:p>
      <!--METADATA-->
      <text:p text:style-name="P4">
<draw:frame draw:style-name="fr1" draw:name="Image334" text:anchor-type="as-char" svg:width="6.9236in" svg:height="5.411947in" draw:z-index="0">
<draw:image xlink:href="../Images/AРМІЯINFORM/2023-04-04T95-00-00-04-00/01-11.jpg" xlink:type="simple" xlink:show="embed" xlink:actuate="onLoad" draw:mime-type="image/jpeg"/>
</draw:frame>
Ілюстративне фото</text:p>
      <text:p text:style-name="P4">
Про це<text:a xlink:type="simple" xlink:href="https://www.facebook.com/kommander.nord/posts/pfbid02Z5JYVedfj5Ydhmd3KJhxrRCyXdxLeZDgnNLESna8nRZUUpzyf6CNZZuPyGVw6qnvl" text:style-name="Internet_20_link" text:visited-style-name="Visited_20_Internet_20_Link">
повідомляє</text:a>
Оперативне командування «Північ»</text:p>
      <text:p text:style-name="P4">
«Близько 17:31 від диспетчера ДСНС надійшло повідомлення, що в с. Печенюгигорить приватний будинок та господарські споруди.</text:p>
      <text:p text:style-name="P4">
Як стало відомо, загоряння сталося в результаті авіаційного удару, якийздійснили два російських Су-35», — йдеться у повідомленні.</text:p>
      <text:p text:style-name="P4">
Зазначається, що за попередніми даними, винищувачі рф скинули на населенийпункт дві бомби. Про потерпілих інформації поки не надходило.</text:p>
      <text:p text:style-name="P4">
Source: <text:a xlink:type="simple" xlink:href="https://armyinform.com.ua/2023/04/04/rosijska-armiya-zdijsnyla-aviaudar-po-naselenomu-punktu-v-chernigivskij-oblasti/" text:style-name="Internet_20_link" text:visited-style-name="Visited_20_Internet_20_Link">
https://armyinform.com.ua/2023/04/04/rosijska-armiya-zdijsnyla-aviaudar-po-naselenomu-punktu-v-chernigivskij-oblasti/</text:a>
</text:p>
      <!--NEWS-->
      <text:h text:style-name="P10" text:outline-level="1">
<text:span text:style-name="T4">
Державний центр гуманітарного розмінування братиме участь у плануванні заходів протимінної діяльності — Денис Шмигаль</text:span>
</text:h>
      <text:p text:style-name="P4">
Author: ['АРМІЯINFORM']</text:p>
      <text:p text:style-name="P4">
Time: 2023-04-04T96:00:00-04:00</text:p>
      <text:p text:style-name="P4">
Description: Щоб краще скоординувати планування заходів протимінної діяльності та забезпечити робо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mygal-1.jpg" text:style-name="Internet_20_link" text:visited-style-name="Visited_20_Internet_20_Link">
shmygal-1.jpg</text:a>
']</text:p>
      <text:p text:style-name="P4">
Tags: ['STOPRUSSIA', 'ВІЙНА', 'ВТОРГНЕННЯ РФ', 'ШМИГАЛЬ']</text:p>
      <text:p text:style-name="P4">
Category: News</text:p>
      <!--METADATA-->
      <text:p text:style-name="P4">
<draw:frame draw:style-name="fr1" draw:name="Image335" text:anchor-type="as-char" svg:width="6.9236in" svg:height="4.610104in" draw:z-index="0">
<draw:image xlink:href="../Images/AРМІЯINFORM/2023-04-04T96-00-00-04-00/shmygal-1.jpg" xlink:type="simple" xlink:show="embed" xlink:actuate="onLoad" draw:mime-type="image/jpeg"/>
</draw:frame>
</text:p>
      <text:p text:style-name="P4">
Щоб краще скоординувати планування заходів протимінної діяльності тазабезпечити роботу системи управління якістю розмінування доручено створитиокрему структуру — Державний центр гуманітарного розмінування.</text:p>
      <text:p text:style-name="P4">
Про це повідомив Прем’єр-міністр Денис Шмигаль.</text:p>
      <text:p text:style-name="P4">
«Центр братиме участь у плануванні заходів протимінної діяльності тазабезпечить роботу системи управління якістю розмінування», — підкресливочільник Уряду.</text:p>
      <text:p text:style-name="P4">
За словами Прем’єр-міністра, представники центру також будуть брати активнуучасть у співробітництві з міжнародними партнерами. Він підкреслив, що Українастворює широку коаліцію країн, які допоможуть зробити так, щоб процесрозмінування не тривав десятиліття.</text:p>
      <text:p text:style-name="P4">
Крім того, як зазначив Денис Шмигаль, Уряд починає реалізацію нової державноїполітики у сфері протимінної діяльності, аби пришвидшити розмінування.</text:p>
      <text:p text:style-name="P4">
Ключовими елементами цієї політики стане:</text:p>
      <text:p text:style-name="P4">
• оновлення національних стандартів протимінної діяльності;</text:p>
      <text:p text:style-name="P4">
• ефективна державна програма розмінування з пріоритетами територій;</text:p>
      <text:p text:style-name="P4">
• створення ринку послуг із розмінування, конкуренція між операторамирозмінування, залучення якнайбільшої кількості міжнародних операторів задопомоги фінансової підтримки наших партнерів;</text:p>
      <text:p text:style-name="P4">
• освітні та комунікаційні кампанії;</text:p>
      <text:p text:style-name="P4">
• активне залучення інноваційних технологій.</text:p>
      <text:p text:style-name="P4">
Source: <text:a xlink:type="simple" xlink:href="https://armyinform.com.ua/2023/04/04/derzhavnyj-czentr-gumanitarnogo-rozminuvannya-bratyme-uchast-u-planuvanni-zahodiv-protyminnoyi-diyalnosti-denys-shmygal/" text:style-name="Internet_20_link" text:visited-style-name="Visited_20_Internet_20_Link">
https://armyinform.com.ua/2023/04/04/derzhavnyj-czentr-gumanitarnogo-rozminuvannya-bratyme-uchast-u-planuvanni-zahodiv-protyminnoyi-diyalnosti-denys-shmygal/</text:a>
</text:p>
      <!--NEWS-->
      <text:h text:style-name="P10" text:outline-level="1">
<text:span text:style-name="T4">
Російська агресія доводить: лише колективні превентивні гарантії безпеки можуть бути надійними — звернення Президента України</text:span>
</text:h>
      <text:p text:style-name="P4">
Author: ['АРМІЯINFORM']</text:p>
      <text:p text:style-name="P4">
Time: 2023-04-04T97:00:00-04:00</text:p>
      <text:p text:style-name="P4">
Description: Бажаю здоровʼя, шановні українці!  Щойно звернувся до парламенту Чилі — ще однієї 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elenskyj.png" text:style-name="Internet_20_link" text:visited-style-name="Visited_20_Internet_20_Link">
zelenskyj.png</text:a>
']</text:p>
      <text:p text:style-name="P4">
Tags: ['STOPRUSSIA', 'АГРЕСІЯ РФ', 'ВІДЕОЗВЕРНЕННЯ ПРЕЗИДЕНТА УКРАЇНИ', 'ВІЙНА', 'ВТОРГНЕННЯ РФ']</text:p>
      <text:p text:style-name="P4">
Category: News</text:p>
      <!--METADATA-->
      <text:p text:style-name="P4">
<draw:frame draw:style-name="fr1" draw:name="Image336" text:anchor-type="as-char" svg:width="6.9236in" svg:height="4.209888in" draw:z-index="0">
<draw:image xlink:href="../Images/AРМІЯINFORM/2023-04-04T97-00-00-04-00/zelenskyj.png" xlink:type="simple" xlink:show="embed" xlink:actuate="onLoad" draw:mime-type="image/png"/>
</draw:frame>
</text:p>
      <text:p text:style-name="P4">
Бажаю здоровʼя, шановні українці!</text:p>
      <text:p text:style-name="P4">
Щойно звернувся до парламенту Чилі — ще однієї країни, яка почула Україну,почула те, чого ми прагнемо. Не важливо, яка відстань між нашими народами. Миоднаково цінуємо життя й захищаємо міжнародний порядок. Маємо позбавити рашизмнавіть надії на підтримку в Латинській Америці.</text:p>
      <text:p text:style-name="P4">
Звернувся й до губернаторів штатів США — це вперше таке особливе зверненнясаме до обраних громадянами представників кожного штату. Подякував їм запідтримку, підкреслив, як ми разом з Америкою можемо не лише перемогти убитві, що триває, а й довести, що свобода й співпраця завжди відновлюютьнормальне життя після ударів агресії.</text:p>
      <text:p text:style-name="P4">
Провів сьогодні й кілька міжнародних розмов, розмов із нашими партнерами.</text:p>
      <text:p text:style-name="P4">
Подякував Канаді та особисто пану Премʼєр-міністру Трюдо за незміннупідтримку. За черговий її прояв — фінансову допомогу обсягом 2 мільярди 400мільйонів канадських доларів, які наш бюджет уже отримав. Докладно обговорилиситуацію на полі бою й безпекові потреби нашої держави.</text:p>
      <text:p text:style-name="P4">
Щоб швидше відкинути ворога з нашої землі й тим самим швидше завершити цювійну, ми маємо ще більше мобілізувати світ, наших партнерів, усі народи, якіне погоджуються з тим хаосом, який російська агресія несе світові.</text:p>
      <text:p text:style-name="P4">
Говорив з Урсулою фон дер Ляєн, пані Президенткою Єврокомісії. Наші кроки уєвроінтеграції, наші спільні заходи, які готуємо… Новий санкційний пакетЄвросоюзу, який неодмінно має продовжити лінію тиску на Росію, тиску, щобзменшити її терористичний потенціал, її загрозу.</text:p>
      <text:p text:style-name="P4">
Сьогодні, до речі, відбулась історична подія для нашого регіону, для всієїЄвропи, всієї євроатлантичної спільноти. Фінляндія стає 31-м членом НАТО.Альянс міцнішає на східному фланзі.</text:p>
      <text:p text:style-name="P4">
Я вітаю весь народ Фінляндії та особисто пана Президента. З надійною гарантієюбезпеки — колективною гарантією.</text:p>
      <text:p text:style-name="P4">
Російська агресія однозначно доводить: лише колективні гарантії, лишепревентивні гарантії можуть бути надійними. Саме про це ми завжди й говорили.Говорили й про швидкість — швидкість безпекових рішень має значення. Заразбачимо, якою може бути швидкість процедур.</text:p>
      <text:p text:style-name="P4">
До речі, саміт НАТО цього року у Вільнюсі заслуговує бути достатньо амбітним.Що амбітніший той, хто береже свободу, то менше можливостей для агресії втого, хто хоче зла.</text:p>
      <text:p text:style-name="P4">
Буде день, коли й для нашої країни безпека буде гарантована.</text:p>
      <text:p text:style-name="P4">
Постійно на звʼязку із нашими командувачами, які протистоять державі-злу наполі бою. Сьогодні відбувся спеціальний формат нашої військової наради.Генерал Сирський — щодо Бахмута, Головком, керівник ГУР — щодо загальноївоєнної ситуації. Міністерство оборони — щодо постачання боєприпасів та всьогоіншого за потребами наших захисників. Рішення вже виконуються.</text:p>
      <text:p text:style-name="P4">
Увесь день готуємось і до міжнародних заходів, що заплановані на цей тиждень.Вони важливі, сміливі, амбітні. Як це є правилом для України.</text:p>
      <text:p text:style-name="P4">
Тримаємо під контролем і внутрішню ситуацію, зокрема щодо духовноїнезалежності. Її теж гарантуємо. Зламати Україну — ані ззовні, ані зсередини —ні в кого не вийде.</text:p>
      <text:p text:style-name="P4">
Я дякую всім, хто в бою заради України! Авдіївка й Бахмут, Марʼїнка таКрасногорівка, кожен гарячий напрямок… Я дякую вам, воїни!</text:p>
      <text:p text:style-name="P4">
Дякую всім, хто допомагає Україні!</text:p>
      <text:p text:style-name="P4">
Окремо відзначу сьогодні два рішення.</text:p>
      <text:p text:style-name="P4">
США надають пакет оборонної підтримки на 2 мільярди 600 мільйонів доларів.Боєприпаси для HIMARS, для ППО, для артилерії — те, що треба. Дякую, панеПрезиденте Байдене, дякую, Конгресе, дякую кожному американцю!</text:p>
      <text:p text:style-name="P4">
І друге рішення. Сьогодні подовжено роботу Незалежної міжнародної комісії ООН,що розслідує російські злочини проти українців. Кожен такий міжнародно-правовий крок наближає рашистів до неминучої, справедливої відповідальності.</text:p>
      <text:p text:style-name="P4">
Слава Україні!</text:p>
      <text:p text:style-name="P4">
<text:span text:style-name="T4">
Джерело:</text:span>
 <text:a xlink:type="simple" xlink:href="https://www.president.gov.ua/news/rosijska-agresiya-dovodit-lishe-kolektivni-preventivni-garan-82089" text:style-name="Internet_20_link" text:visited-style-name="Visited_20_Internet_20_Link">
Офіційне інтернет-представництво ПрезидентаУкраїни</text:a>
.</text:p>
      <text:p text:style-name="P4">
Source: <text:a xlink:type="simple" xlink:href="https://armyinform.com.ua/2023/04/04/rosijska-agresiya-dovodyt-lyshe-kolektyvni-preventyvni-garantiyi-bezpeky-mozhut-buty-nadijnymy-zvernennya-prezydenta-ukrayiny/" text:style-name="Internet_20_link" text:visited-style-name="Visited_20_Internet_20_Link">
https://armyinform.com.ua/2023/04/04/rosijska-agresiya-dovodyt-lyshe-kolektyvni-preventyvni-garantiyi-bezpeky-mozhut-buty-nadijnymy-zvernennya-prezydenta-ukrayiny/</text:a>
</text:p>
      <!--NEWS-->
      <text:h text:style-name="P10" text:outline-level="1">
<text:span text:style-name="T4">
МЗС України вітає схвалення Радою ООН з прав людини резолюції «Ситуація з правами людини в Україні внаслідок російської агресії»</text:span>
</text:h>
      <text:p text:style-name="P4">
Author: ['АРМІЯINFORM']</text:p>
      <text:p text:style-name="P4">
Time: 2023-04-04T98:00:00-04:00</text:p>
      <text:p text:style-name="P4">
Description: Міністерство закордонних справ України вітає схвалення Радою ООН з прав людини резолю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oon.jpg" text:style-name="Internet_20_link" text:visited-style-name="Visited_20_Internet_20_Link">
oon.jpg</text:a>
']</text:p>
      <text:p text:style-name="P4">
Tags: ['STOPRUSSIA', 'АГРЕСІЯ РФ', 'ВІЙНА', 'ВТОРГНЕННЯ РФ', 'ООН', 'РАДА ООН З ПРАВ ЛЮДИНИ']</text:p>
      <text:p text:style-name="P4">
Category: News</text:p>
      <!--METADATA-->
      <text:p text:style-name="P4">
<draw:frame draw:style-name="fr1" draw:name="Image337" text:anchor-type="as-char" svg:width="6.9236in" svg:height="4.611118in" draw:z-index="0">
<draw:image xlink:href="../Images/AРМІЯINFORM/2023-04-04T98-00-00-04-00/oon.jpg" xlink:type="simple" xlink:show="embed" xlink:actuate="onLoad" draw:mime-type="image/jpeg"/>
</draw:frame>
 Ілюстративнефото</text:p>
      <text:p text:style-name="P4">
Міністерство закордонних справ України вітає схвалення Радою ООН з прав людинирезолюції «Ситуація з правами людини в Україні внаслідок російської агресії»,відповідно до якої на один рік подовжено мандат Незалежної міжнародної комісіїООН з метою продовження розслідування нею всіх порушень міжнародного права усфері прав людини, міжнародного гуманітарного права та пов’язаних з нимизлочинів у контексті російської збройної агресії проти України.</text:p>
      <text:p text:style-name="P4">
Про це <text:a xlink:type="simple" xlink:href="https://mfa.gov.ua/news/komentar-mzs-ukrayini-shchodo-shvalennya-radoyu-oon-z-prav-lyudini-rezolyuciyi-situaciya-z-pravami-lyudini-v-ukrayini-vnaslidok-rosijskoyi-agresiyi" text:style-name="Internet_20_link" text:visited-style-name="Visited_20_Internet_20_Link">
йдеться</text:a>
 у коментарі міністерства на йогоофіційному сайті.</text:p>
      <text:p text:style-name="P4">
Важливим елементом резолюції є підтвердження необхідності забезпеченнявідповідальності за порушення прав людини, міжнародного гуманітарного права танайбільш серйозні міжнародні злочини, відтак, Україна разом з партнерамипродовжить роботу із створення спеціального трибуналу для притягненняросійського керівництва за злочин агресії.</text:p>
      <text:p text:style-name="P4">
У зв’язку з вивченням Комісією фактів незаконного насильницького переміщеннята депортації цивільних осіб, зокрема, дітей, з окупованих територій Українина територію рф, у резолюції міститься заклик до росії припинити такі дії тадопустити відповідні міжнародні правозахисні та гуманітарні механізми до цихосіб.</text:p>
      <text:p text:style-name="P4">
Рада ООН з прав людини також звертається до рф з вимогою надати представникамміжнародних механізмів негайний доступ до всіх військовополонених, насильноутримуваних та депортованих осіб.</text:p>
      <text:p text:style-name="P4">
Україна висловлює вдячність державам-членам Ради ООН з прав людини, якіпідтримали цей документ, адже продовження Комісією незалежного розслідування ідокументування фактів кричущих порушень прав людини і міжнародногогуманітарного права та міжнародних злочинів сприятиме притягненню довідповідальності російських воєнних злочинців і забезпеченню справедливостідля жертв російської агресії.</text:p>
      <text:p text:style-name="P4">
<text:span text:style-name="T4">
Довідково:</text:span>
 Незалежна міжнародна комісія з розслідування порушень в Україністворена відповідно до резолюції Ради ООН з прав людини 49/1 «Ситуація зправами людини в Україні внаслідок російської».</text:p>
      <text:p text:style-name="P4">
Упродовж року своєї роботи Комісія встановлювала жахливі і беззаперечні фактивчинення російською армією на території України воєнних злочинів і злочинівпроти людяності та підготувала дві доповіді.</text:p>
      <text:p text:style-name="P4">
За результатами роботи Комісія дійшла висновку, що зібрані її слідчими доказисвідчать про те, що окупаційною російською владою було скоєно численнукількість порушень міжнародного права у сфері прав людини та міжнародногогуманітарного права у всіх регіонах України, що перебували або перебувають підтимчасовою окупацією російської федерації.</text:p>
      <text:p text:style-name="P4">
Багато з цих порушень, зокрема навмисні вбивства, напади на цивільних осіб,незаконне позбавлення волі, тортури, зґвалтування, насильницьке переміщення тадепортація дітей, прирівнюються до воєнних злочинів.</text:p>
      <text:p text:style-name="P4">
Source: <text:a xlink:type="simple" xlink:href="https://armyinform.com.ua/2023/04/04/mzs-ukrayiny-vitaye-shvalennya-radoyu-oon-z-prav-lyudyny-rezolyucziyi-sytuacziya-z-pravamy-lyudyny-v-ukrayini-vnaslidok-rosijskoyi-agresiyi/" text:style-name="Internet_20_link" text:visited-style-name="Visited_20_Internet_20_Link">
https://armyinform.com.ua/2023/04/04/mzs-ukrayiny-vitaye-shvalennya-radoyu-oon-z-prav-lyudyny-rezolyucziyi-sytuacziya-z-pravamy-lyudyny-v-ukrayini-vnaslidok-rosijskoyi-agresiyi/</text:a>
</text:p>
      <!--NEWS-->
      <text:h text:style-name="P10" text:outline-level="1">
<text:span text:style-name="T4">
Коротко. Війна. День 405. Відеодайджест</text:span>
</text:h>
      <text:p text:style-name="P4">
Author: ['АРМІЯINFORM']</text:p>
      <text:p text:style-name="P4">
Time: 2023-04-04T99:00:00-04:00</text:p>
      <text:p text:style-name="P4">
Description: Джерело: Генеральний штаб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Джерело: <text:a xlink:type="simple" xlink:href="https://www.facebook.com/watch/" text:style-name="Internet_20_link" text:visited-style-name="Visited_20_Internet_20_Link">
Генеральний штабЗСУ</text:a>
</text:p>
      <text:p text:style-name="P4">
Source: <text:a xlink:type="simple" xlink:href="https://armyinform.com.ua/2023/04/04/korotko-vijna-den-405-videodajdzhest/" text:style-name="Internet_20_link" text:visited-style-name="Visited_20_Internet_20_Link">
https://armyinform.com.ua/2023/04/04/korotko-vijna-den-405-videodajdzhest/</text:a>
</text:p>
      <!--NEWS-->
      <text:h text:style-name="P10" text:outline-level="1">
<text:span text:style-name="T4">
На саміт НАТО у липні запрошені глави Японії, Південної Кореї, Нової Зеландії та Австралії – Столтенберг</text:span>
</text:h>
      <text:p text:style-name="P4">
Authors: Ukrinform (Person)</text:p>
      <text:p text:style-name="P4">
Publisher: Укринформ (Organization)</text:p>
      <text:p text:style-name="P4">
Published Time: 2023-04-05T-30:17:00+03:00</text:p>
      <text:p text:style-name="P4">
Modified Time: 2023-04-05T00:17:00+03:00</text:p>
      <text:p text:style-name="P4">
Description: На саміт НАТО у Вільнюсі у липні також запрошені глави держав та урядів партнерів в Індо-Тихоокеанському регіоні – Японії, Південної Кореї, Нової Зеландії та Австралії. — Укрінформ.</text:p>
      <text:p text:style-name="P4">
Images: ["<text:a xlink:type="simple" xlink:href="https://static.ukrinform.com/photos/2022_12/thumb_files/630_360_1669912772-442.jpg" text:style-name="Internet_20_link" text:visited-style-name="Visited_20_Internet_20_Link">
630_360_16699...</text:a>
"]</text:p>
      <text:p text:style-name="P4">
Tags: ['Японія', 'Австралія', 'Корея', 'НАТО', 'Столтенберг', 'Нова Зеландія', 'Війна з росією']</text:p>
      <text:p text:style-name="P4">
Type: Article</text:p>
      <!--METADATA-->
      <text:p text:style-name="P4">
<draw:frame draw:style-name="fr1" draw:name="Image338" text:anchor-type="as-char" svg:width="6.9236in" svg:height="3.956343in" draw:z-index="0">
<draw:image xlink:href="../Images/yкринформ/2023-04-05T-30-17-00-03-00/630_360_1669912772-442.jpg" xlink:type="simple" xlink:show="embed" xlink:actuate="onLoad" draw:mime-type="image/jpeg"/>
</draw:frame>
 На самітНАТО у Вільнюсі у липні також запрошені глави держав та урядів партнерів вІндо-Тихоокеанському регіоні – Японії, Південної Кореї, Нової Зеландії таАвстралії.</text:p>
      <text:p text:style-name="P4">
Як передає кореспондент Укрінформу, про це заявив генеральний секретар НАТОЄнс Столтенберг під час спільної з главою МЗС Японії пресконференції уБрюсселі.</text:p>
      <text:p text:style-name="P4">
"Ми зараз посилюємо нашу співпрацю з нашими партнерами в Індо-Тихоокеанськомурегіоні – Японією, Південною Кореєю, Новою Зеландією та Австралією. Ми вітаємотой факт, що ви сьогодні тут і ви візьмете участь у завтрашньому засіданні, атакож той факт, що ми запросили глав держав і урядів наших індо-тихоокеанськихпартнерів – у тому числі Японії – взяти участь у саміті НАТО у Вільнюсі влипні цього року", - сказав він.</text:p>
      <text:p text:style-name="P4">
<text:span text:style-name="T4">
Читайте також:</text:span>
 <text:span text:style-name="T4">
<text:a xlink:type="simple" xlink:href="https://www.ukrinform.ua/rubric-world/3691657-finlandia-posilit-zabezpecenna-principiv-nato-stoltenberg.html" text:style-name="Internet_20_link" text:visited-style-name="Visited_20_Internet_20_Link">
 </text:a>
</text:span>
</text:p>
      <text:p text:style-name="P4">
Окремо генсек НАТО відзначив співпрацю з Японією, зазначивши, що "жоден іншийпартнер не є ближчим і більш спроможним, ніж Японія". Також він привітаврішення Японії відкрити спеціальну дипломатичну місію при <text:span text:style-name="T4">
<text:a xlink:type="simple" xlink:href="https://www.ukrinform.ua/tag-nato" text:style-name="Internet_20_link" text:visited-style-name="Visited_20_Internet_20_Link">
</text:a>
 </text:span>
 .</text:p>
      <text:p text:style-name="P4">
"Тому ми дуже цінуємо наше партнерство: політичний діалог, практичнуспівпрацю... Ми чітко бачимо, що в більш небезпечному і непередбачуваномусвіті безпека не є регіональною, а безпека є глобальною. Те, що відбувається вЄвропі, має значення для Азії, для Індо-Тихоокеанського регіону, і те, щовідбувається в Азії та Індо-Тихоокеанському регіоні, має значення для Європи",- заявив Столтенберг.</text:p>
      <text:p text:style-name="P4">
<text:span text:style-name="T4">
Читайте також:</text:span>
 <text:span text:style-name="T4">
<text:a xlink:type="simple" xlink:href="https://www.ukrinform.ua/rubric-polytics/3691621-kraini-nato-obgovorat-nadanna-ukraini-f16-kuleba.html" text:style-name="Internet_20_link" text:visited-style-name="Visited_20_Internet_20_Link">
 </text:a>
 </text:span>
</text:p>
      <text:p text:style-name="P4">
На цьому тлі він привітав "тверду прихильність" та "чіткий сигнал" від урядуЯпонії, який засуджує незаконне вторгнення росії в Україну, а також фінансовупідтримку Японією пакету допомоги НАТО для України.</text:p>
      <text:p text:style-name="P4">
"Війна в Україні також має значення і для вас, і тому ми маємо забезпечити те,щоб авторитарні лідери не винесли уроку, що коли вони використовують військовусилу, коли вони порушують міжнародне право – як це робить президент путін вУкраїні – вони можуть отримати те, що хочуть", - додав генсек НАТО.</text:p>
      <text:p text:style-name="P4">
<text:span text:style-name="T4">
Читайте також:</text:span>
 <text:span text:style-name="T4">
<text:a xlink:type="simple" xlink:href="https://www.ukrinform.ua/rubric-polytics/3691624-pitanna-pdc-v-nato-dla-ukraini-znate-z-poradku-dennogo-kuleba.html" text:style-name="Internet_20_link" text:visited-style-name="Visited_20_Internet_20_Link">
 </text:a>
 </text:span>
</text:p>
      <text:p text:style-name="P4">
Як повідомлялося, 4 квітня в Брюсселі розпочалася дводенна зустріч міністрівзакордонних справ країн НАТО. 5 квітня міністри обговорять зміцненняспівробітництва з партнерами в Індо-Тихоокеанському регіоні.</text:p>
      <text:p text:style-name="P4">
Source: <text:a xlink:type="simple" xlink:href="https://www.ukrinform.ua/rubric-world/3691661-na-samit-nato-u-lipni-zaproseni-glavi-aponii-pivdennoi-korei-novoi-zelandii-ta-avstralii-stoltenberg.html" text:style-name="Internet_20_link" text:visited-style-name="Visited_20_Internet_20_Link">
https://www.ukrinform.ua/rubric-world/3691661-na-samit-nato-u-lipni-zaproseni-glavi-aponii-pivdennoi-korei-novoi-zelandii-ta-avstralii-stoltenberg.html</text:a>
</text:p>
      <!--NEWS-->
      <text:h text:style-name="P10" text:outline-level="1">
<text:span text:style-name="T4">
На саміт НАТО у липні запрошені глави Японії, Південної Кореї, Нової Зеландії та Австралії – Столтенберг</text:span>
</text:h>
      <text:p text:style-name="P4">
Authors: Ukrinform (Person)</text:p>
      <text:p text:style-name="P4">
Publisher: Укринформ (Organization)</text:p>
      <text:p text:style-name="P4">
Published Time: 2023-04-05T00:17:00+03:00</text:p>
      <text:p text:style-name="P4">
Modified Time: 2023-04-05T00:17:00+03:00</text:p>
      <text:p text:style-name="P4">
Description: На саміт НАТО у Вільнюсі у липні також запрошені глави держав та урядів партнерів в Індо-Тихоокеанському регіоні – Японії, Південної Кореї, Нової Зеландії та Австралії. — Укрінформ.</text:p>
      <text:p text:style-name="P4">
Images: ["<text:a xlink:type="simple" xlink:href="https://static.ukrinform.com/photos/2022_12/thumb_files/630_360_1669912772-442.jpg" text:style-name="Internet_20_link" text:visited-style-name="Visited_20_Internet_20_Link">
630_360_16699...</text:a>
"]</text:p>
      <text:p text:style-name="P4">
Tags: ['Японія', 'Австралія', 'Корея', 'НАТО', 'Столтенберг', 'Нова Зеландія', 'Війна з росією']</text:p>
      <text:p text:style-name="P4">
Type: Article</text:p>
      <!--METADATA-->
      <text:p text:style-name="P4">
<draw:frame draw:style-name="fr1" draw:name="Image339" text:anchor-type="as-char" svg:width="6.9236in" svg:height="3.956343in" draw:z-index="0">
<draw:image xlink:href="../Images/yкринформ/2023-04-05T00-17-00-03-00/630_360_1669912772-442.jpg" xlink:type="simple" xlink:show="embed" xlink:actuate="onLoad" draw:mime-type="image/jpeg"/>
</draw:frame>
 На самітНАТО у Вільнюсі у липні також запрошені глави держав та урядів партнерів вІндо-Тихоокеанському регіоні – Японії, Південної Кореї, Нової Зеландії таАвстралії.</text:p>
      <text:p text:style-name="P4">
Як передає кореспондент Укрінформу, про це заявив генеральний секретар НАТОЄнс Столтенберг під час спільної з главою МЗС Японії пресконференції уБрюсселі.</text:p>
      <text:p text:style-name="P4">
"Ми зараз посилюємо нашу співпрацю з нашими партнерами в Індо-Тихоокеанськомурегіоні – Японією, Південною Кореєю, Новою Зеландією та Австралією. Ми вітаємотой факт, що ви сьогодні тут і ви візьмете участь у завтрашньому засіданні, атакож той факт, що ми запросили глав держав і урядів наших індо-тихоокеанськихпартнерів – у тому числі Японії – взяти участь у саміті НАТО у Вільнюсі влипні цього року", - сказав він.</text:p>
      <text:p text:style-name="P4">
<text:span text:style-name="T4">
Читайте також:</text:span>
 <text:span text:style-name="T4">
<text:a xlink:type="simple" xlink:href="https://www.ukrinform.ua/rubric-world/3691657-finlandia-posilit-zabezpecenna-principiv-nato-stoltenberg.html" text:style-name="Internet_20_link" text:visited-style-name="Visited_20_Internet_20_Link">
 </text:a>
</text:span>
</text:p>
      <text:p text:style-name="P4">
Окремо генсек НАТО відзначив співпрацю з Японією, зазначивши, що "жоден іншийпартнер не є ближчим і більш спроможним, ніж Японія". Також він привітаврішення Японії відкрити спеціальну дипломатичну місію при <text:span text:style-name="T4">
<text:a xlink:type="simple" xlink:href="https://www.ukrinform.ua/tag-nato" text:style-name="Internet_20_link" text:visited-style-name="Visited_20_Internet_20_Link">
</text:a>
 </text:span>
 .</text:p>
      <text:p text:style-name="P4">
"Тому ми дуже цінуємо наше партнерство: політичний діалог, практичнуспівпрацю... Ми чітко бачимо, що в більш небезпечному і непередбачуваномусвіті безпека не є регіональною, а безпека є глобальною. Те, що відбувається вЄвропі, має значення для Азії, для Індо-Тихоокеанського регіону, і те, щовідбувається в Азії та Індо-Тихоокеанському регіоні, має значення для Європи",- заявив Столтенберг.</text:p>
      <text:p text:style-name="P4">
<text:span text:style-name="T4">
Читайте також:</text:span>
 <text:span text:style-name="T4">
<text:a xlink:type="simple" xlink:href="https://www.ukrinform.ua/rubric-polytics/3691621-kraini-nato-obgovorat-nadanna-ukraini-f16-kuleba.html" text:style-name="Internet_20_link" text:visited-style-name="Visited_20_Internet_20_Link">
 </text:a>
 </text:span>
</text:p>
      <text:p text:style-name="P4">
На цьому тлі він привітав "тверду прихильність" та "чіткий сигнал" від урядуЯпонії, який засуджує незаконне вторгнення росії в Україну, а також фінансовупідтримку Японією пакету допомоги НАТО для України.</text:p>
      <text:p text:style-name="P4">
"Війна в Україні також має значення і для вас, і тому ми маємо забезпечити те,щоб авторитарні лідери не винесли уроку, що коли вони використовують військовусилу, коли вони порушують міжнародне право – як це робить президент путін вУкраїні – вони можуть отримати те, що хочуть", - додав генсек НАТО.</text:p>
      <text:p text:style-name="P4">
<text:span text:style-name="T4">
Читайте також:</text:span>
 <text:span text:style-name="T4">
<text:a xlink:type="simple" xlink:href="https://www.ukrinform.ua/rubric-polytics/3691624-pitanna-pdc-v-nato-dla-ukraini-znate-z-poradku-dennogo-kuleba.html" text:style-name="Internet_20_link" text:visited-style-name="Visited_20_Internet_20_Link">
 </text:a>
 </text:span>
</text:p>
      <text:p text:style-name="P4">
Як повідомлялося, 4 квітня в Брюсселі розпочалася дводенна зустріч міністрівзакордонних справ країн НАТО. 5 квітня міністри обговорять зміцненняспівробітництва з партнерами в Індо-Тихоокеанському регіоні.</text:p>
      <text:p text:style-name="P4">
Source: <text:a xlink:type="simple" xlink:href="https://www.ukrinform.ua/rubric-world/3691661-na-samit-nato-u-lipni-zaproseni-glavi-aponii-pivdennoi-korei-novoi-zelandii-ta-avstralii-stoltenberg.html" text:style-name="Internet_20_link" text:visited-style-name="Visited_20_Internet_20_Link">
https://www.ukrinform.ua/rubric-world/3691661-na-samit-nato-u-lipni-zaproseni-glavi-aponii-pivdennoi-korei-novoi-zelandii-ta-avstralii-stoltenberg.html</text:a>
</text:p>
      <!--NEWS-->
      <text:h text:style-name="P10" text:outline-level="1">
<text:span text:style-name="T4">
Обстріли Донеччини: загинули 6 людей, ще 7 зазнали поранень</text:span>
</text:h>
      <text:p text:style-name="P4">
Authors: Ukrinform (Person)</text:p>
      <text:p text:style-name="P4">
Publisher: Укринформ (Organization)</text:p>
      <text:p text:style-name="P4">
Published Time: 2023-04-05T00:29:00+03:00</text:p>
      <text:p text:style-name="P4">
Modified Time: 2023-04-05T00:29:00+03:00</text:p>
      <text:p text:style-name="P4">
Description: росіяни 4 квітня обстріляли ракетами, артилерією та реактивними системами залпового вогню «Град» населені пункти півночі Донецької області, внаслідок чого загинули 6 людей, ще 7 зазнали поранень. — Укрінформ.</text:p>
      <text:p text:style-name="P4">
Images: ["<text:a xlink:type="simple" xlink:href="https://static.ukrinform.com/photos/2023_04/thumb_files/630_360_1680644821-684.jpg" text:style-name="Internet_20_link" text:visited-style-name="Visited_20_Internet_20_Link">
630_360_16806...</text:a>
"]</text:p>
      <text:p text:style-name="P4">
Tags: ['Донеччина', 'Обстріл', 'Смерть', 'Офіс генпрокурора', 'Війна з росією']</text:p>
      <text:p text:style-name="P4">
Type: Article</text:p>
      <!--METADATA-->
      <text:p text:style-name="P4">
<draw:frame draw:style-name="fr1" draw:name="Image340" text:anchor-type="as-char" svg:width="6.9236in" svg:height="3.956343in" draw:z-index="0">
<draw:image xlink:href="../Images/yкринформ/2023-04-05T00-29-00-03-00/630_360_1680644821-684.jpg" xlink:type="simple" xlink:show="embed" xlink:actuate="onLoad" draw:mime-type="image/jpeg"/>
</draw:frame>
 росіяни 4квітня обстріляли ракетами, артилерією та реактивними системами залповоговогню «Град» населені пункти півночі Донецької області, внаслідок чогозагинули 6 людей, ще 7 зазнали поранень.</text:p>
      <text:p text:style-name="P4">
Про це передає Укрінформ із посиланням на <text:a xlink:type="simple" xlink:href="https://t.me/pgo_gov_ua/11013" text:style-name="Internet_20_link" text:visited-style-name="Visited_20_Internet_20_Link">
 </text:a>
офісу Генпрокурора.</text:p>
      <text:p text:style-name="P4">
В епіцентрі російських ударів опинилися житлові квартали. Під час атакзагинули двоє працівників шахти у Торецьку: гірничий диспетчер та медичнасестра. У Красногорівці загинула продавчиня, а у селі Ласточкіне Покровськогорайону — троє чоловіків.</text:p>
      <text:p text:style-name="P4">
<text:span text:style-name="T4">
Читайте також:</text:span>
 <text:span text:style-name="T4">
<text:a xlink:type="simple" xlink:href="https://www.ukrinform.ua/rubric-ato/3691614-zagarbniki-trici-obstrilali-nikopolskij-rajon-na-dnipropetrovsini.html" text:style-name="Internet_20_link" text:visited-style-name="Visited_20_Internet_20_Link">
 </text:a>
 </text:span>
</text:p>
      <text:p text:style-name="P4">
Під час <text:span text:style-name="T4">
<text:a xlink:type="simple" xlink:href="https://www.ukrinform.ua/tag-obstril" text:style-name="Internet_20_link" text:visited-style-name="Visited_20_Internet_20_Link">
 </text:a>
 </text:span>
 Бахмута, Гірника тасела Очеретине поранення різного ступеню тяжкості отримали семеро цивільних.</text:p>
      <text:p text:style-name="P4">
Через вибухові хвилі та уламки снарядів пошкоджено адміністративну будівлю,багатоквартирні та приватні житлові будинки, господарські споруди.</text:p>
      <text:p text:style-name="P4">
<text:span text:style-name="T4">
Читайте також:</text:span>
 <text:span text:style-name="T4">
<text:a xlink:type="simple" xlink:href="https://www.ukrinform.ua/rubric-ato/3691635-rosiani-vdarili-po-troh-gromadah-sumsini-e-poranenij.html" text:style-name="Internet_20_link" text:visited-style-name="Visited_20_Internet_20_Link">
 </text:a>
 </text:span>
</text:p>
      <text:p text:style-name="P4">
За процесуального керівництва Донецької обласної прокуратури розпочатодосудові розслідування у кримінальних провадженнях за фактами порушеннязаконів та звичаїв війни.</text:p>
      <text:p text:style-name="P4">
Як раніше повідомляло агентство, на <text:a xlink:type="simple" xlink:href="https://www.ukrinform.ua/rubric-regions/3691600-na-doneccini-u-21-naselenomu-punkti-ogolosili-primusovu-evakuaciu-ditej.html" text:style-name="Internet_20_link" text:visited-style-name="Visited_20_Internet_20_Link">
 </text:a>
 Донеччині у 21 населеному пункті <text:span text:style-name="T5">
<text:span text:style-name="T4">
<text:a xlink:type="simple" xlink:href="https://www.ukrinform.ua/rubric-regions/3691600-na-doneccini-u-21-naselenomu-punkti-ogolosili-primusovu-evakuaciu-ditej.html" text:style-name="Internet_20_link" text:visited-style-name="Visited_20_Internet_20_Link">
</text:a>
 </text:span>
</text:span>
 .</text:p>
      <text:p text:style-name="P4">
Source: <text:a xlink:type="simple" xlink:href="https://www.ukrinform.ua/rubric-ato/3691662-obstrili-doneccini-zaginuli-6-ludej-se-7-zaznali-poranen.html" text:style-name="Internet_20_link" text:visited-style-name="Visited_20_Internet_20_Link">
https://www.ukrinform.ua/rubric-ato/3691662-obstrili-doneccini-zaginuli-6-ludej-se-7-zaznali-poranen.html</text:a>
</text:p>
      <!--NEWS-->
      <text:h text:style-name="P10" text:outline-level="1">
<text:span text:style-name="T4">
Обвинувачення Трампу містить три епізоди підкупу за мовчання</text:span>
</text:h>
      <text:p text:style-name="P4">
Authors: Ukrinform (Person)</text:p>
      <text:p text:style-name="P4">
Publisher: Укринформ (Organization)</text:p>
      <text:p text:style-name="P4">
Published Time: 2023-04-05T00:44:00+03:00</text:p>
      <text:p text:style-name="P4">
Modified Time: 2023-04-05T00:44:00+03:00</text:p>
      <text:p text:style-name="P4">
Description: Прокуратура Мангеттена у вівторок звинуватила Дональда Трампа в приховуванні сексуального скандалу під час президентської кампанії 2016 року, оголосивши обвинувальний висновок із 34 пунктів. — Укрінформ.</text:p>
      <text:p text:style-name="P4">
Images: ["<text:a xlink:type="simple" xlink:href="https://static.ukrinform.com/photos/2019_05/thumb_files/630_360_1557985128-376.jpg" text:style-name="Internet_20_link" text:visited-style-name="Visited_20_Internet_20_Link">
630_360_15579...</text:a>
"]</text:p>
      <text:p text:style-name="P4">
Tags: ['США', 'Суд', 'Трамп']</text:p>
      <text:p text:style-name="P4">
Type: Article</text:p>
      <!--METADATA-->
      <text:p text:style-name="P4">
<draw:frame draw:style-name="fr1" draw:name="Image341" text:anchor-type="as-char" svg:width="6.9236in" svg:height="3.956343in" draw:z-index="0">
<draw:image xlink:href="../Images/yкринформ/2023-04-05T00-44-00-03-00/630_360_1557985128-376.jpg" xlink:type="simple" xlink:show="embed" xlink:actuate="onLoad" draw:mime-type="image/jpeg"/>
</draw:frame>
Прокуратура Мангеттена у вівторок звинуватила Дональда Трампа в приховуваннісексуального скандалу під час президентської кампанії 2016 року, оголосившиобвинувальний висновок із 34 пунктів.</text:p>
      <text:p text:style-name="P4">
Про це передає Укрінформ з посиланням на <text:a xlink:type="simple" xlink:href="https://www.nytimes.com/live/2023/04/04/nyregion/trump-arrest-arraignment#trump-is-expected-to-turn-himself-in-and-be-arraigned-today-heres-what-to-know" text:style-name="Internet_20_link" text:visited-style-name="Visited_20_Internet_20_Link">
</text:a>
 .</text:p>
      <text:p text:style-name="P4">
Справа, порушена окружним прокурором Мангеттена Елвіном Бреггом, стосуєтьсяподання неправдивих документів – злочину невеликої тяжкості, за якийпередбачено покарання до чотирьох років ув'язнення, можливий також умовнийтермін.</text:p>
      <text:p text:style-name="P4">
В обвинувальному висновку йдеться про угоди щодо підкупу за мовчання. Заоднією з них, пов’язане з експрезидентом таблоїдне видання National Enquirerзаплатило 30 тис. доларів колишньому швейцару Trump Tower, який стверджував,що Трамп є батьком позашлюбної дитини.</text:p>
      <text:p text:style-name="P4">
<text:span text:style-name="T4">
Читайте також:</text:span>
 <text:span text:style-name="T4">
<text:a xlink:type="simple" xlink:href="https://www.ukrinform.ua/rubric-world/3691619-u-ssa-zaarestuvali-trampa.html" text:style-name="Internet_20_link" text:visited-style-name="Visited_20_Internet_20_Link">
 </text:a>
 </text:span>
</text:p>
      <text:p text:style-name="P4">
Таблоїд здійснив ще один платіж «партнерці року» за версією журналу Playboy в1998 році Карен Макдугал, яка хотіла продати свою історію про роман із Трампомпід час виборчої кампанії 2016 року. Вона уклала угоду на 150 тис. доларів зтаблоїдом, який викупив права на її історію, аби її приховати.</text:p>
      <text:p text:style-name="P4">
Останній платіж, на якому зосереджено увагу в обвинувальному висновку,стосується угоди на суму 130 тис. доларів між посередником Трампа МайкломКоеном і порнозіркою Стормі Деніелс, укладеною в останні дні передвиборчоїкампанії. Платіж, який, за словами Коена, він здійснив за вказівкою Трампа,гарантував, що Деніелс не оприлюднить свою історію про сексуальний зв'язок ізним.</text:p>
      <text:p text:style-name="P4">
Трамп відшкодував Коену збитки, і фальсифікація відповідних документів євласне шахрайством, стверджують прокурори. У внутрішніх документах компаніяТрампа вказала виплату Коену як юридичні витрати, посилаючись на попереднюугоду про гонорар. Однак, як виявило слідство, таких витрат не було, а угодапро гонорар також була фіктивною.</text:p>
      <text:p text:style-name="P4">
Трамп заперечує всі правопорушення, а також будь-які сексуальні контакти зпорнозіркою.</text:p>
      <text:p text:style-name="P4">
<text:span text:style-name="T4">
Читайте також:</text:span>
 <text:span text:style-name="T4">
<text:a xlink:type="simple" xlink:href="https://www.ukrinform.ua/rubric-world/3691647-trampu-oficijno-ogolosili-obvinuvacenna-vin-svou-vinu-zaperecue.html" text:style-name="Internet_20_link" text:visited-style-name="Visited_20_Internet_20_Link">
 </text:a>
 </text:span>
</text:p>
      <text:p text:style-name="P4">
Окружного прокурора він назвав «твариною» і закликав своїх прихильниківпротестувати проти його переслідування.</text:p>
      <text:p text:style-name="P4">
Коен, який розійшовся з Трампом у 2018 році після того, як стало відомо проугоду про підкуп, є головним свідком обвинувачення. Він визнав себе винним ускоєнні федеральних злочинів і відсидів понад рік у в'язниці.</text:p>
      <text:p text:style-name="P4">
Надалі <text:span text:style-name="T4">
<text:a xlink:type="simple" xlink:href="https://www.ukrinform.ua/tag-tramp" text:style-name="Internet_20_link" text:visited-style-name="Visited_20_Internet_20_Link">
 </text:a>
 </text:span>
 чекають ще три кримінальнірозслідування, пов'язані зі звинуваченнями в намаганні спотворити результативиборів у штаті Джорджія та неналежним поводженням з конфіденційнимидокументами часів його президенства.</text:p>
      <text:p text:style-name="P4">
Тест обвинувачення можна почитати <text:span text:style-name="T4">
<text:a xlink:type="simple" xlink:href="https://www.cnn.com/2023/04/04/politics/read-trump-indictment-file/index.html" text:style-name="Internet_20_link" text:visited-style-name="Visited_20_Internet_20_Link">
</text:a>
 </text:span>
 .</text:p>
      <text:p text:style-name="P4">
Як повідомлялося, у вівторок Трамп з’явився в офісі окружного прокурора, дейого було заарештовано й доправлено до суду для висунення йому обвинувачення.Він був звільнений і відбув у Флориду до свого маєтку.</text:p>
      <text:p text:style-name="P4">
Source: <text:a xlink:type="simple" xlink:href="https://www.ukrinform.ua/rubric-world/3691663-obvinuvacenna-trampu-mistit-tri-epizodi-pidkupu-za-movcanna.html" text:style-name="Internet_20_link" text:visited-style-name="Visited_20_Internet_20_Link">
https://www.ukrinform.ua/rubric-world/3691663-obvinuvacenna-trampu-mistit-tri-epizodi-pidkupu-za-movcanna.html</text:a>
</text:p>
      <!--NEWS-->
      <text:h text:style-name="P10" text:outline-level="1">
<text:span text:style-name="T4">
Корабельне угруповування ворога у Чорному морі збільшено — Наталія Гуменюк</text:span>
</text:h>
      <text:p text:style-name="P4">
Author: ['Ольга Вікарчук']</text:p>
      <text:p text:style-name="P4">
Time: 2023-04-05T97:00:00-04:00</text:p>
      <text:p text:style-name="P4">
Description: Зараз ми спостерігаємо 15 кораблів та шість ракетоносіїв противника. Це дуже велика с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nataliya-gumenyuk.jpg" text:style-name="Internet_20_link" text:visited-style-name="Visited_20_Internet_20_Link">
3-nataliya-gumenyuk.jpg</text:a>
']</text:p>
      <text:p text:style-name="P4">
Tags: ['STOPRUSSIA', 'АГРЕСІЯ РФ', 'ВІЙНА', 'ВТОРГНЕННЯ РФ', 'НАТАЛІЯ ГУМЕНЮК']</text:p>
      <text:p text:style-name="P4">
Category: News</text:p>
      <!--METADATA-->
      <text:p text:style-name="P4">
<draw:frame draw:style-name="fr1" draw:name="Image342" text:anchor-type="as-char" svg:width="6.9236in" svg:height="4.483031in" draw:z-index="0">
<draw:image xlink:href="../Images/AРМІЯINFORM/2023-04-05T97-00-00-04-00/3-nataliya-gumenyuk.jpg" xlink:type="simple" xlink:show="embed" xlink:actuate="onLoad" draw:mime-type="image/jpeg"/>
</draw:frame>
</text:p>
      <text:p text:style-name="P4">
Зараз ми спостерігаємо 15 кораблів та шість ракетоносіїв противника. Це дужевелика сила, адже загальний залп може сягати до 40 ракет . Це чотири надводнихі два підводних ракетоносії.</text:p>
      <text:p text:style-name="P4">
Про це <text:a xlink:type="simple" xlink:href="https://www.youtube.com/watch" text:style-name="Internet_20_link" text:visited-style-name="Visited_20_Internet_20_Link">
розповіла</text:a>
 начальникоб’єднаного пресцентру Сил оборони півдня України капітан І рангу НаталіяГуменюк під час прямого етеру телемарафону «Єдині новини».</text:p>
      <text:p text:style-name="P4">
— Скоріше за все, не всі ворожі кораблі відповідно споряджені, адже ми неспостерігали активності. Попри це, нам варто розуміти та усвідомлювати, що цедуже велика сила. На тлі активності тактичної авіації, яку ми спостерігаликількома годинами раніше на південному сході, можна говорити про певнупідготовку ракетного удару, — додала офіцер.</text:p>
      <text:p text:style-name="P4">
Також, Наталія Гуменюк не виключає факту, що противник може застосовуватихвилеподібні ракетні атаки, тобто з використання різного типу ракет, якморського, так і повітряного базування.</text:p>
      <text:p text:style-name="P4">
— Ворог не має вже так багато ракет, тому вони будуть їх економити. Миприпускаємо, що армія противника вирішить у цій атаці застосувати і БПЛА типу«Шахед». Погодні умови на даному етапі такі, що можуть сприяти таким загрозам.Саме тому, закликаю усіх реагувати на сигнали повітряної тривоги, — сказалакапітан І рангу.</text:p>
      <text:p text:style-name="P4">
Source: <text:a xlink:type="simple" xlink:href="https://armyinform.com.ua/2023/04/05/korabelne-ugrupovuvannya-voroga-u-chornomu-mori-zbilsheno-nataliya-gumenyuk/" text:style-name="Internet_20_link" text:visited-style-name="Visited_20_Internet_20_Link">
https://armyinform.com.ua/2023/04/05/korabelne-ugrupovuvannya-voroga-u-chornomu-mori-zbilsheno-nataliya-gumenyuk/</text:a>
</text:p>
      <!--NEWS-->
      <text:h text:style-name="P10" text:outline-level="1">
<text:span text:style-name="T4">
Російські фейки минулої доби — Центр протидії дезінформації</text:span>
</text:h>
      <text:p text:style-name="P4">
Author: ['АРМІЯINFORM']</text:p>
      <text:p text:style-name="P4">
Time: 2023-04-05T98:00:00-04:00</text:p>
      <text:p text:style-name="P4">
Description: Центр протидії дезінформації 4 квітня виявив в інформаційному просторі такі фей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ky.jpg" text:style-name="Internet_20_link" text:visited-style-name="Visited_20_Internet_20_Link">
fejky.jpg</text:a>
']</text:p>
      <text:p text:style-name="P4">
Tags: ['STOPRUSSIA', 'АГРЕСІЯ РФ', 'ВІЙНА', 'ВТОРГНЕННЯ РФ', 'РОСІЙСЬКА ДЕЗІНФОРМАЦІЯ', 'РОСІЙСЬКІ ФЕЙКИ', 'ЦПД РНБО']</text:p>
      <text:p text:style-name="P4">
Category: News</text:p>
      <!--METADATA-->
      <text:p text:style-name="P4">
<draw:frame draw:style-name="fr1" draw:name="Image343" text:anchor-type="as-char" svg:width="6.9236in" svg:height="6.9236in" draw:z-index="0">
<draw:image xlink:href="../Images/AРМІЯINFORM/2023-04-05T98-00-00-04-00/fejky.jpg" xlink:type="simple" xlink:show="embed" xlink:actuate="onLoad" draw:mime-type="image/jpeg"/>
</draw:frame>
</text:p>
      <text:p text:style-name="P4">
Центр протидії дезінформації 4 квітня<text:a xlink:type="simple" xlink:href="https://www.facebook.com/protydiyadezinformatsiyi.cpd/posts/pfbid02vHt9wJzAbSkEmzGjza2GWwDFquDUEB9SFumjUKBeWZtVHdjZ4Leh8VpQEVgVs7Chl" text:style-name="Internet_20_link" text:visited-style-name="Visited_20_Internet_20_Link">
виявив</text:a>
в інформаційному просторі такі фейки російської пропаганди:</text:p>
      <ul>
        <li>
<text:span text:style-name="T4">
Дезінформація:</text:span>
 директор сзр рф с.наришкін заявив, що «Захід у боротьбі за новий світовий порядок знищує канонічне православ’я в Україні. … [Водночас] ситуація в Україні набула рис релігійної війни, в якій Захід і Київ не мають червоних ліній».  * <text:span text:style-name="T4">
Маніпуляція:</text:span>
 «Я, напевно, опишу нинішній стан відносин (між росією та США — ред.) одним словом — словом „крах“. Відносини зруйновано, відповідальність за це лежить на США», — заявив заступник міністра закордонних справ росії с.рябков.  * <text:span text:style-name="T4">
Дезінформація:</text:span>
 У мзс рф повідомили, що тимчасовому повіреному у справах Франції в рф Дж.Дармадікарі висловлено протест у зв’язку з опублікованими Посольством заявами про «звірства, здійснені зс рф у Бучі та інших українських містах»: «Вказали французу на неприйнятність хибних звинувачень щодо військових рф. … Нагадали йому про численні факти нестиковок у цьому далеко не єдиному пропагандистському інсценуванні київського режиму».</li>
      </ul>
      <text:p text:style-name="P4">
Source: <text:a xlink:type="simple" xlink:href="https://armyinform.com.ua/2023/04/05/rosijski-fejky-mynuloyi-doby-czentr-protydiyi-dezinformacziyi/" text:style-name="Internet_20_link" text:visited-style-name="Visited_20_Internet_20_Link">
https://armyinform.com.ua/2023/04/05/rosijski-fejky-mynuloyi-doby-czentr-protydiyi-dezinformacziyi/</text:a>
</text:p>
      <!--NEWS-->
      <text:h text:style-name="P10" text:outline-level="1">
<text:span text:style-name="T4">
Ідентифіковано трьох російських військових, які під час окупації Харківщини зґвалтували молоду дівчину</text:span>
</text:h>
      <text:p text:style-name="P4">
Author: ['АРМІЯINFORM']</text:p>
      <text:p text:style-name="P4">
Time: 2023-04-05T99:00:00-04:00</text:p>
      <text:p text:style-name="P4">
Description: За процесуального керівництва Харківської обласної прокуратури трьом російс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valtivnyky.jpg" text:style-name="Internet_20_link" text:visited-style-name="Visited_20_Internet_20_Link">
gvaltivnyky.jpg</text:a>
', '<text:a xlink:type="simple" xlink:href="https://armyinform.com.ua/wp-content/uploads/2023/04/1-13-150x150.jpg" text:style-name="Internet_20_link" text:visited-style-name="Visited_20_Internet_20_Link">
1-13-150x150.jpg</text:a>
', '<text:a xlink:type="simple" xlink:href="https://armyinform.com.ua/wp-content/uploads/2023/04/2-15-150x150.jpg" text:style-name="Internet_20_link" text:visited-style-name="Visited_20_Internet_20_Link">
2-15-150x150.jpg</text:a>
', '<text:a xlink:type="simple" xlink:href="https://armyinform.com.ua/wp-content/uploads/2023/04/3-11-150x150.jpg" text:style-name="Internet_20_link" text:visited-style-name="Visited_20_Internet_20_Link">
3-11-150x150.jpg</text:a>
']</text:p>
      <text:p text:style-name="P4">
Tags: ['STOPRUSSIA', 'АГРЕСІЯ РФ', 'ВІЙНА', 'ВТОРГНЕННЯ РФ', 'ҐВАЛТІВНИКИ РОСАРМІЇ', 'ОФІС ГЕНЕРАЛЬНОГО ПРОКУРОРА']</text:p>
      <text:p text:style-name="P4">
Category: News</text:p>
      <!--METADATA-->
      <text:p text:style-name="P4">
<draw:frame draw:style-name="fr1" draw:name="Image344" text:anchor-type="as-char" svg:width="6.9236in" svg:height="3.956343in" draw:z-index="0">
<draw:image xlink:href="../Images/AРМІЯINFORM/2023-04-05T99-00-00-04-00/gvaltivnyky.jpg" xlink:type="simple" xlink:show="embed" xlink:actuate="onLoad" draw:mime-type="image/jpeg"/>
</draw:frame>
 Фотоз сайту ukrinform.ua</text:p>
      <text:p text:style-name="P4">
За процесуального керівництва Харківської обласної прокуратури трьомросійським військовослужбовцям заочно повідомлено про підозру у порушеннізаконів та звичаїв війни (ч. 2 ст. 28, ч. 1 ст. 438 КК України).</text:p>
      <text:p text:style-name="P4">
Про це<text:a xlink:type="simple" xlink:href="https://www.facebook.com/pgo.gov.ua/posts/pfbid02uJYhxukVCn1fsHfZgwyxeZPyC9FPnMttd4CJ3r4KQi8igzHPYXvn2sSB3NwxMheZl" text:style-name="Internet_20_link" text:visited-style-name="Visited_20_Internet_20_Link">
йдеться</text:a>
у повідомленні на офіційній сторінці Офісу Генерального прокурора у Facebook.</text:p>
      <text:p text:style-name="P4">
Правоохоронці ідентифікували військових рф, які навесні 2022 року зґвалтувалимолоду дівчину на Харківщині. Це 43-річний полковник, командир 99-огосамохідного артилерійського полку 3-ї мотострілецької дивізії 20-їзагальновійськової армії Західного військового округу зс рф та двоє йогопідлеглих: 20-річний рядовий, який був водієм, та 24-річний молодший сержант,командир відділення командно-бойової машини.</text:p>
      <text:p text:style-name="P4">
За даними слідства, окупанти прийшли до будинку, де з родиною проживаладівчина. Спочатку вони погрожували зброєю, а потім почали стрілянину завтоматів в бік господарських приміщень. Після цього підозрювані наказаливіддати їм всі засоби зв’язку для перевірки. Переконавшись, що це цивільненаселення, російські військові залишили домоволодіння.</text:p>
      <text:p text:style-name="P4">
Ввечері цього ж дня вони повернулися, наказали родичам дівчини залишатисявдома, а потерпілу силоміць посадили до БТР та повезли до одного з будинків,де їх очікував командир.</text:p>
      <text:p text:style-name="P4">
Вони закрили дівчині очі капюшоном, щоб вона не розуміла куди її везуть та незапам‘ятала маршрут. По дорозі російські військові розпочали оголюватидівчину.</text:p>
      <text:p text:style-name="P4">
Коли вони прибули до будинку, де знаходився командир, окупанти по черзіґвалтували дівчину. При цьому командир сказав своїм підлеглим, що він будеробити це першим.</text:p>
      <text:p text:style-name="P4">
Після деокупації дівчина звернулась до правоохоронних органів з метоюпритягнення до відповідальності ґвалтівників.</text:p>
      <text:p text:style-name="P4">
Досудове розслідування проводить СБУ.</text:p>
      <text:p text:style-name="P4">
<text:a xlink:type="simple" xlink:href="https://armyinform.com.ua/wp-content/uploads/2023/04/1-13.jpg" text:style-name="Internet_20_link" text:visited-style-name="Visited_20_Internet_20_Link">
<draw:frame draw:style-name="fr1" draw:name="Image345" text:anchor-type="as-char" svg:width="6.9236in" svg:height="6.9236in" draw:z-index="0">
<draw:image xlink:href="../Images/AРМІЯINFORM/2023-04-05T99-00-00-04-00/1-13-150x150.jpg" xlink:type="simple" xlink:show="embed" xlink:actuate="onLoad" draw:mime-type="image/jpeg"/>
</draw:frame>
</text:a>
</text:p>
      <text:p text:style-name="P4">
<text:a xlink:type="simple" xlink:href="https://armyinform.com.ua/wp-content/uploads/2023/04/2-15.jpg" text:style-name="Internet_20_link" text:visited-style-name="Visited_20_Internet_20_Link">
<draw:frame draw:style-name="fr1" draw:name="Image346" text:anchor-type="as-char" svg:width="6.9236in" svg:height="6.9236in" draw:z-index="0">
<draw:image xlink:href="../Images/AРМІЯINFORM/2023-04-05T99-00-00-04-00/2-15-150x150.jpg" xlink:type="simple" xlink:show="embed" xlink:actuate="onLoad" draw:mime-type="image/jpeg"/>
</draw:frame>
</text:a>
</text:p>
      <text:p text:style-name="P4">
<text:a xlink:type="simple" xlink:href="https://armyinform.com.ua/wp-content/uploads/2023/04/3-11.jpg" text:style-name="Internet_20_link" text:visited-style-name="Visited_20_Internet_20_Link">
<draw:frame draw:style-name="fr1" draw:name="Image347" text:anchor-type="as-char" svg:width="6.9236in" svg:height="6.9236in" draw:z-index="0">
<draw:image xlink:href="../Images/AРМІЯINFORM/2023-04-05T99-00-00-04-00/3-11-150x150.jpg" xlink:type="simple" xlink:show="embed" xlink:actuate="onLoad" draw:mime-type="image/jpeg"/>
</draw:frame>
</text:a>
</text:p>
      <text:p text:style-name="P4">
Source: <text:a xlink:type="simple" xlink:href="https://armyinform.com.ua/2023/04/05/identyfikovano-troh-rosijskyh-vijskovyh-yaki-pid-chas-okupacziyi-harkivshhyny-zgvaltuvaly-molodu-divchynu/" text:style-name="Internet_20_link" text:visited-style-name="Visited_20_Internet_20_Link">
https://armyinform.com.ua/2023/04/05/identyfikovano-troh-rosijskyh-vijskovyh-yaki-pid-chas-okupacziyi-harkivshhyny-zgvaltuvaly-molodu-divchyn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